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7.6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4.493cm"/>
    </style:style>
    <style:style style:name="co7" style:family="table-column">
      <style:table-column-properties fo:break-before="auto" style:column-width="6.01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ce2" style:family="table-cell" style:parent-style-name="Default" style:data-style-name="N121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RMS raw samples</text:p>
          </table:table-cell>
          <table:table-cell office:value-type="string">
            <text:p>Watts Up RMS volts</text:p>
          </table:table-cell>
          <table:table-cell table:style-name="ce1" office:value-type="string">
            <text:p>volts per ADC step</text:p>
          </table:table-cell>
        </table:table-row>
        <table:table-row table:style-name="ro1">
          <table:table-cell office:value-type="float" office:value="225356602">
            <text:p>225356602</text:p>
          </table:table-cell>
          <table:table-cell office:value-type="float" office:value="242.5">
            <text:p>242.5</text:p>
          </table:table-cell>
          <table:table-cell table:formula="of:=[.B2]/[.A2]" office:value-type="float" office:value="0.00000107607231315992">
            <text:p>1.07607231315992E-006</text:p>
          </table:table-cell>
        </table:table-row>
        <table:table-row table:style-name="ro1">
          <table:table-cell office:value-type="float" office:value="225116630">
            <text:p>225116630</text:p>
          </table:table-cell>
          <table:table-cell office:value-type="float" office:value="242.2">
            <text:p>242.2</text:p>
          </table:table-cell>
          <table:table-cell table:formula="of:=[.B3]/[.A3]" office:value-type="float" office:value="0.0000010758867525691">
            <text:p>1.0758867525691E-006</text:p>
          </table:table-cell>
        </table:table-row>
        <table:table-row table:style-name="ro1">
          <table:table-cell office:value-type="float" office:value="224572307">
            <text:p>224572307</text:p>
          </table:table-cell>
          <table:table-cell office:value-type="float" office:value="241.6">
            <text:p>241.6</text:p>
          </table:table-cell>
          <table:table-cell table:formula="of:=[.B4]/[.A4]" office:value-type="float" office:value="0.00000107582276384594">
            <text:p>1.07582276384594E-006</text:p>
          </table:table-cell>
        </table:table-row>
        <table:table-row table:style-name="ro1">
          <table:table-cell office:value-type="float" office:value="225043520">
            <text:p>225043520</text:p>
          </table:table-cell>
          <table:table-cell office:value-type="float" office:value="242.1">
            <text:p>242.1</text:p>
          </table:table-cell>
          <table:table-cell table:formula="of:=[.B5]/[.A5]" office:value-type="float" office:value="0.00000107579191793658">
            <text:p>1.07579191793658E-006</text:p>
          </table:table-cell>
        </table:table-row>
        <table:table-row table:style-name="ro1">
          <table:table-cell office:value-type="float" office:value="224869167">
            <text:p>224869167</text:p>
          </table:table-cell>
          <table:table-cell office:value-type="float" office:value="242">
            <text:p>242</text:p>
          </table:table-cell>
          <table:table-cell table:formula="of:=[.B6]/[.A6]" office:value-type="float" office:value="0.00000107618133347735">
            <text:p>1.07618133347735E-006</text:p>
          </table:table-cell>
        </table:table-row>
        <table:table-row table:style-name="ro1">
          <table:table-cell office:value-type="float" office:value="224497491">
            <text:p>224497491</text:p>
          </table:table-cell>
          <table:table-cell office:value-type="float" office:value="241.9">
            <text:p>241.9</text:p>
          </table:table-cell>
          <table:table-cell table:formula="of:=[.B7]/[.A7]" office:value-type="float" office:value="0.00000107751761020795">
            <text:p>1.07751761020795E-006</text:p>
          </table:table-cell>
        </table:table-row>
        <table:table-row table:style-name="ro1">
          <table:table-cell office:value-type="float" office:value="223803051">
            <text:p>223803051</text:p>
          </table:table-cell>
          <table:table-cell office:value-type="float" office:value="241.4">
            <text:p>241.4</text:p>
          </table:table-cell>
          <table:table-cell table:formula="of:=[.B8]/[.A8]" office:value-type="float" office:value="0.00000107862693971942">
            <text:p>1.07862693971942E-006</text:p>
          </table:table-cell>
        </table:table-row>
        <table:table-row table:style-name="ro1">
          <table:table-cell office:value-type="float" office:value="223870075">
            <text:p>223870075</text:p>
          </table:table-cell>
          <table:table-cell office:value-type="float" office:value="241.6">
            <text:p>241.6</text:p>
          </table:table-cell>
          <table:table-cell table:formula="of:=[.B9]/[.A9]" office:value-type="float" office:value="0.0000010791973871452">
            <text:p>1.0791973871452E-006</text:p>
          </table:table-cell>
        </table:table-row>
        <table:table-row table:style-name="ro2" table:number-rows-repeated="15">
          <table:table-cell table:number-columns-repeated="3"/>
        </table:table-row>
        <table:table-row table:style-name="ro3">
          <table:table-cell/>
          <table:table-cell office:value-type="string">
            <text:p>average V/ADCstep</text:p>
          </table:table-cell>
          <table:table-cell table:formula="of:=AVERAGE([.C2:.C9])" office:value-type="float" office:value="0.00000107688712725768">
            <text:p>1.07688712725768E-006</text:p>
          </table:table-cell>
        </table:table-row>
      </table:table>
      <table:table table:name="Sheet2" table:style-name="ta1">
        <table:shapes>
          <draw:frame draw:z-index="0" draw:style-name="gr1" svg:width="15.986cm" svg:height="8.991cm" svg:x="4.622cm" svg:y="671.586cm">
            <draw:object draw:notify-on-update-of-ranges="Sheet2.C2:Sheet2.C157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number-columns-repeated="2" table:default-cell-style-name="Default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>
            <text:p>RMS raw samples</text:p>
          </table:table-cell>
          <table:table-cell office:value-type="string">
            <text:p>Watts Up RMS volts</text:p>
          </table:table-cell>
          <table:table-cell office:value-type="string">
            <text:p>volts per ADC step</text:p>
          </table:table-cell>
          <table:table-cell/>
        </table:table-row>
        <table:table-row table:style-name="ro1">
          <table:table-cell office:value-type="float" office:value="224907668">
            <text:p>224907668</text:p>
          </table:table-cell>
          <table:table-cell office:value-type="float" office:value="242.3">
            <text:p>242.3</text:p>
          </table:table-cell>
          <table:table-cell table:formula="of:=[.B2]/[.A2]" office:value-type="float" office:value="0.00000107733098722094">
            <text:p>1.07733098722E-06</text:p>
          </table:table-cell>
          <table:table-cell/>
        </table:table-row>
        <table:table-row table:style-name="ro1">
          <table:table-cell office:value-type="float" office:value="224910177">
            <text:p>224910177</text:p>
          </table:table-cell>
          <table:table-cell office:value-type="float" office:value="242.4">
            <text:p>242.4</text:p>
          </table:table-cell>
          <table:table-cell table:formula="of:=[.B3]/[.A3]" office:value-type="float" office:value="0.00000107776359092901">
            <text:p>1.07776359093E-06</text:p>
          </table:table-cell>
          <table:table-cell/>
        </table:table-row>
        <table:table-row table:style-name="ro1">
          <table:table-cell office:value-type="float" office:value="224912535">
            <text:p>224912535</text:p>
          </table:table-cell>
          <table:table-cell office:value-type="float" office:value="242.3">
            <text:p>242.3</text:p>
          </table:table-cell>
          <table:table-cell table:formula="of:=[.B4]/[.A4]" office:value-type="float" office:value="0.00000107730767429214">
            <text:p>1.07730767429E-06</text:p>
          </table:table-cell>
          <table:table-cell/>
        </table:table-row>
        <table:table-row table:style-name="ro1">
          <table:table-cell office:value-type="float" office:value="224962663">
            <text:p>224962663</text:p>
          </table:table-cell>
          <table:table-cell office:value-type="float" office:value="242.4">
            <text:p>242.4</text:p>
          </table:table-cell>
          <table:table-cell table:formula="of:=[.B5]/[.A5]" office:value-type="float" office:value="0.000001077512138092">
            <text:p>1.07751213809E-06</text:p>
          </table:table-cell>
          <table:table-cell/>
        </table:table-row>
        <table:table-row table:style-name="ro1">
          <table:table-cell office:value-type="float" office:value="224981686">
            <text:p>224981686</text:p>
          </table:table-cell>
          <table:table-cell office:value-type="float" office:value="242.3">
            <text:p>242.3</text:p>
          </table:table-cell>
          <table:table-cell table:formula="of:=[.B6]/[.A6]" office:value-type="float" office:value="0.0000010769765499935">
            <text:p>1.07697654999E-06</text:p>
          </table:table-cell>
          <table:table-cell/>
        </table:table-row>
        <table:table-row table:style-name="ro1">
          <table:table-cell office:value-type="float" office:value="225010518">
            <text:p>225010518</text:p>
          </table:table-cell>
          <table:table-cell office:value-type="float" office:value="242.1">
            <text:p>242.1</text:p>
          </table:table-cell>
          <table:table-cell table:formula="of:=[.B7]/[.A7]" office:value-type="float" office:value="0.00000107594970293789">
            <text:p>1.07594970294E-06</text:p>
          </table:table-cell>
          <table:table-cell/>
        </table:table-row>
        <table:table-row table:style-name="ro1">
          <table:table-cell office:value-type="float" office:value="224891020">
            <text:p>224891020</text:p>
          </table:table-cell>
          <table:table-cell office:value-type="float" office:value="242">
            <text:p>242</text:p>
          </table:table-cell>
          <table:table-cell table:formula="of:=[.B8]/[.A8]" office:value-type="float" office:value="0.00000107607675931213">
            <text:p>1.07607675931E-06</text:p>
          </table:table-cell>
          <table:table-cell/>
        </table:table-row>
        <table:table-row table:style-name="ro1">
          <table:table-cell office:value-type="float" office:value="224724246">
            <text:p>224724246</text:p>
          </table:table-cell>
          <table:table-cell office:value-type="float" office:value="242">
            <text:p>242</text:p>
          </table:table-cell>
          <table:table-cell table:formula="of:=[.B9]/[.A9]" office:value-type="float" office:value="0.00000107687534526203">
            <text:p>1.07687534526E-06</text:p>
          </table:table-cell>
          <table:table-cell/>
        </table:table-row>
        <table:table-row table:style-name="ro1">
          <table:table-cell office:value-type="float" office:value="224610374">
            <text:p>224610374</text:p>
          </table:table-cell>
          <table:table-cell office:value-type="float" office:value="241.9">
            <text:p>241.9</text:p>
          </table:table-cell>
          <table:table-cell table:formula="of:=[.B10]/[.A10]" office:value-type="float" office:value="0.0000010769760794753">
            <text:p>1.07697607948E-06</text:p>
          </table:table-cell>
          <table:table-cell/>
        </table:table-row>
        <table:table-row table:style-name="ro1">
          <table:table-cell office:value-type="float" office:value="224566229">
            <text:p>224566229</text:p>
          </table:table-cell>
          <table:table-cell office:value-type="float" office:value="241.9">
            <text:p>241.9</text:p>
          </table:table-cell>
          <table:table-cell table:formula="of:=[.B11]/[.A11]" office:value-type="float" office:value="0.00000107718779033334">
            <text:p>1.07718779033E-06</text:p>
          </table:table-cell>
          <table:table-cell/>
        </table:table-row>
        <table:table-row table:style-name="ro1">
          <table:table-cell office:value-type="float" office:value="224488220">
            <text:p>224488220</text:p>
          </table:table-cell>
          <table:table-cell office:value-type="float" office:value="241.8">
            <text:p>241.8</text:p>
          </table:table-cell>
          <table:table-cell table:formula="of:=[.B12]/[.A12]" office:value-type="float" office:value="0.00000107711665226799">
            <text:p>1.07711665227E-06</text:p>
          </table:table-cell>
          <table:table-cell/>
        </table:table-row>
        <table:table-row table:style-name="ro1">
          <table:table-cell office:value-type="float" office:value="224456653">
            <text:p>224456653</text:p>
          </table:table-cell>
          <table:table-cell office:value-type="float" office:value="241.8">
            <text:p>241.8</text:p>
          </table:table-cell>
          <table:table-cell table:formula="of:=[.B13]/[.A13]" office:value-type="float" office:value="0.00000107726813515303">
            <text:p>1.07726813515E-06</text:p>
          </table:table-cell>
          <table:table-cell/>
        </table:table-row>
        <table:table-row table:style-name="ro1">
          <table:table-cell office:value-type="float" office:value="224504906">
            <text:p>224504906</text:p>
          </table:table-cell>
          <table:table-cell office:value-type="float" office:value="241.7">
            <text:p>241.7</text:p>
          </table:table-cell>
          <table:table-cell table:formula="of:=[.B14]/[.A14]" office:value-type="float" office:value="0.00000107659117257776">
            <text:p>1.07659117258E-06</text:p>
          </table:table-cell>
          <table:table-cell/>
        </table:table-row>
        <table:table-row table:style-name="ro1">
          <table:table-cell office:value-type="float" office:value="224534665">
            <text:p>224534665</text:p>
          </table:table-cell>
          <table:table-cell office:value-type="float" office:value="241.8">
            <text:p>241.8</text:p>
          </table:table-cell>
          <table:table-cell table:formula="of:=[.B15]/[.A15]" office:value-type="float" office:value="0.00000107689385066667">
            <text:p>1.07689385067E-06</text:p>
          </table:table-cell>
          <table:table-cell/>
        </table:table-row>
        <table:table-row table:style-name="ro1">
          <table:table-cell office:value-type="float" office:value="224550242">
            <text:p>224550242</text:p>
          </table:table-cell>
          <table:table-cell office:value-type="float" office:value="241.9">
            <text:p>241.9</text:p>
          </table:table-cell>
          <table:table-cell table:formula="of:=[.B16]/[.A16]" office:value-type="float" office:value="0.00000107726448141615">
            <text:p>1.07726448142E-06</text:p>
          </table:table-cell>
          <table:table-cell/>
        </table:table-row>
        <table:table-row table:style-name="ro1">
          <table:table-cell office:value-type="float" office:value="224553779">
            <text:p>224553779</text:p>
          </table:table-cell>
          <table:table-cell office:value-type="float" office:value="242.6">
            <text:p>242.6</text:p>
          </table:table-cell>
          <table:table-cell table:formula="of:=[.B17]/[.A17]" office:value-type="float" office:value="0.00000108036480650811">
            <text:p>1.08036480651E-06</text:p>
          </table:table-cell>
          <table:table-cell/>
        </table:table-row>
        <table:table-row table:style-name="ro1">
          <table:table-cell office:value-type="float" office:value="224596165">
            <text:p>224596165</text:p>
          </table:table-cell>
          <table:table-cell office:value-type="float" office:value="242.5">
            <text:p>242.5</text:p>
          </table:table-cell>
          <table:table-cell table:formula="of:=[.B18]/[.A18]" office:value-type="float" office:value="0.00000107971567546579">
            <text:p>1.07971567547E-06</text:p>
          </table:table-cell>
          <table:table-cell/>
        </table:table-row>
        <table:table-row table:style-name="ro1">
          <table:table-cell office:value-type="float" office:value="224996357">
            <text:p>224996357</text:p>
          </table:table-cell>
          <table:table-cell office:value-type="float" office:value="242.8">
            <text:p>242.8</text:p>
          </table:table-cell>
          <table:table-cell table:formula="of:=[.B19]/[.A19]" office:value-type="float" office:value="0.00000107912858340191">
            <text:p>1.07912858340E-06</text:p>
          </table:table-cell>
          <table:table-cell/>
        </table:table-row>
        <table:table-row table:style-name="ro1">
          <table:table-cell office:value-type="float" office:value="225222942">
            <text:p>225222942</text:p>
          </table:table-cell>
          <table:table-cell office:value-type="float" office:value="242.7">
            <text:p>242.7</text:p>
          </table:table-cell>
          <table:table-cell table:formula="of:=[.B20]/[.A20]" office:value-type="float" office:value="0.00000107759892418065">
            <text:p>1.07759892418E-06</text:p>
          </table:table-cell>
          <table:table-cell/>
        </table:table-row>
        <table:table-row table:style-name="ro1">
          <table:table-cell office:value-type="float" office:value="225287526">
            <text:p>225287526</text:p>
          </table:table-cell>
          <table:table-cell office:value-type="float" office:value="242.6">
            <text:p>242.6</text:p>
          </table:table-cell>
          <table:table-cell table:formula="of:=[.B21]/[.A21]" office:value-type="float" office:value="0.00000107684612773456">
            <text:p>1.07684612773E-06</text:p>
          </table:table-cell>
          <table:table-cell/>
        </table:table-row>
        <table:table-row table:style-name="ro1">
          <table:table-cell office:value-type="float" office:value="225302387">
            <text:p>225302387</text:p>
          </table:table-cell>
          <table:table-cell office:value-type="float" office:value="242.8">
            <text:p>242.8</text:p>
          </table:table-cell>
          <table:table-cell table:formula="of:=[.B22]/[.A22]" office:value-type="float" office:value="0.00000107766279458016">
            <text:p>1.07766279458E-06</text:p>
          </table:table-cell>
          <table:table-cell/>
        </table:table-row>
        <table:table-row table:style-name="ro1">
          <table:table-cell office:value-type="float" office:value="225187241">
            <text:p>225187241</text:p>
          </table:table-cell>
          <table:table-cell office:value-type="float" office:value="243">
            <text:p>243</text:p>
          </table:table-cell>
          <table:table-cell table:formula="of:=[.B23]/[.A23]" office:value-type="float" office:value="0.00000107910199050754">
            <text:p>1.07910199051E-06</text:p>
          </table:table-cell>
          <table:table-cell/>
        </table:table-row>
        <table:table-row table:style-name="ro1">
          <table:table-cell office:value-type="float" office:value="225247679">
            <text:p>225247679</text:p>
          </table:table-cell>
          <table:table-cell office:value-type="float" office:value="242.9">
            <text:p>242.9</text:p>
          </table:table-cell>
          <table:table-cell table:formula="of:=[.B24]/[.A24]" office:value-type="float" office:value="0.00000107836849231197">
            <text:p>1.07836849231E-06</text:p>
          </table:table-cell>
          <table:table-cell/>
        </table:table-row>
        <table:table-row table:style-name="ro1">
          <table:table-cell office:value-type="float" office:value="225367649">
            <text:p>225367649</text:p>
          </table:table-cell>
          <table:table-cell office:value-type="float" office:value="243">
            <text:p>243</text:p>
          </table:table-cell>
          <table:table-cell table:formula="of:=[.B25]/[.A25]" office:value-type="float" office:value="0.00000107823816363279">
            <text:p>1.07823816363E-06</text:p>
          </table:table-cell>
          <table:table-cell/>
        </table:table-row>
        <table:table-row table:style-name="ro1">
          <table:table-cell office:value-type="float" office:value="225356456">
            <text:p>225356456</text:p>
          </table:table-cell>
          <table:table-cell office:value-type="float" office:value="243.3">
            <text:p>243.3</text:p>
          </table:table-cell>
          <table:table-cell table:formula="of:=[.B26]/[.A26]" office:value-type="float" office:value="0.00000107962294188723">
            <text:p>1.07962294189E-06</text:p>
          </table:table-cell>
          <table:table-cell/>
        </table:table-row>
        <table:table-row table:style-name="ro1">
          <table:table-cell office:value-type="float" office:value="225379476">
            <text:p>225379476</text:p>
          </table:table-cell>
          <table:table-cell office:value-type="float" office:value="243">
            <text:p>243</text:p>
          </table:table-cell>
          <table:table-cell table:formula="of:=[.B27]/[.A27]" office:value-type="float" office:value="0.00000107818158207094">
            <text:p>1.07818158207E-06</text:p>
          </table:table-cell>
          <table:table-cell/>
        </table:table-row>
        <table:table-row table:style-name="ro1">
          <table:table-cell office:value-type="float" office:value="225620924">
            <text:p>225620924</text:p>
          </table:table-cell>
          <table:table-cell office:value-type="float" office:value="243">
            <text:p>243</text:p>
          </table:table-cell>
          <table:table-cell table:formula="of:=[.B28]/[.A28]" office:value-type="float" office:value="0.00000107702776715869">
            <text:p>1.07702776716E-06</text:p>
          </table:table-cell>
          <table:table-cell/>
        </table:table-row>
        <table:table-row table:style-name="ro1">
          <table:table-cell office:value-type="float" office:value="225546062">
            <text:p>225546062</text:p>
          </table:table-cell>
          <table:table-cell office:value-type="float" office:value="242.7">
            <text:p>242.7</text:p>
          </table:table-cell>
          <table:table-cell table:formula="of:=[.B29]/[.A29]" office:value-type="float" office:value="0.00000107605514300666">
            <text:p>1.07605514301E-06</text:p>
          </table:table-cell>
          <table:table-cell/>
        </table:table-row>
        <table:table-row table:style-name="ro1">
          <table:table-cell office:value-type="float" office:value="225565870">
            <text:p>225565870</text:p>
          </table:table-cell>
          <table:table-cell office:value-type="float" office:value="242.9">
            <text:p>242.9</text:p>
          </table:table-cell>
          <table:table-cell table:formula="of:=[.B30]/[.A30]" office:value-type="float" office:value="0.00000107684730850461">
            <text:p>1.07684730850E-06</text:p>
          </table:table-cell>
          <table:table-cell/>
        </table:table-row>
        <table:table-row table:style-name="ro1">
          <table:table-cell office:value-type="float" office:value="225456234">
            <text:p>225456234</text:p>
          </table:table-cell>
          <table:table-cell office:value-type="float" office:value="242.9">
            <text:p>242.9</text:p>
          </table:table-cell>
          <table:table-cell table:formula="of:=[.B31]/[.A31]" office:value-type="float" office:value="0.00000107737096327086">
            <text:p>1.07737096327E-06</text:p>
          </table:table-cell>
          <table:table-cell/>
        </table:table-row>
        <table:table-row table:style-name="ro1">
          <table:table-cell office:value-type="float" office:value="225513526">
            <text:p>225513526</text:p>
          </table:table-cell>
          <table:table-cell office:value-type="float" office:value="242.6">
            <text:p>242.6</text:p>
          </table:table-cell>
          <table:table-cell table:formula="of:=[.B32]/[.A32]" office:value-type="float" office:value="0.0000010757669586524">
            <text:p>1.07576695865E-06</text:p>
          </table:table-cell>
          <table:table-cell/>
        </table:table-row>
        <table:table-row table:style-name="ro1">
          <table:table-cell office:value-type="float" office:value="225536932">
            <text:p>225536932</text:p>
          </table:table-cell>
          <table:table-cell office:value-type="float" office:value="241.8">
            <text:p>241.8</text:p>
          </table:table-cell>
          <table:table-cell table:formula="of:=[.B33]/[.A33]" office:value-type="float" office:value="0.00000107210822571622">
            <text:p>1.07210822572E-06</text:p>
          </table:table-cell>
          <table:table-cell/>
        </table:table-row>
        <table:table-row table:style-name="ro1">
          <table:table-cell office:value-type="float" office:value="225360516">
            <text:p>225360516</text:p>
          </table:table-cell>
          <table:table-cell office:value-type="float" office:value="242.2">
            <text:p>242.2</text:p>
          </table:table-cell>
          <table:table-cell table:formula="of:=[.B34]/[.A34]" office:value-type="float" office:value="0.00000107472242386949">
            <text:p>1.07472242387E-06</text:p>
          </table:table-cell>
          <table:table-cell/>
        </table:table-row>
        <table:table-row table:style-name="ro1">
          <table:table-cell office:value-type="float" office:value="225185803">
            <text:p>225185803</text:p>
          </table:table-cell>
          <table:table-cell office:value-type="float" office:value="242.4">
            <text:p>242.4</text:p>
          </table:table-cell>
          <table:table-cell table:formula="of:=[.B35]/[.A35]" office:value-type="float" office:value="0.00000107644441510374">
            <text:p>1.07644441510E-06</text:p>
          </table:table-cell>
          <table:table-cell/>
        </table:table-row>
        <table:table-row table:style-name="ro1">
          <table:table-cell office:value-type="float" office:value="225236270">
            <text:p>225236270</text:p>
          </table:table-cell>
          <table:table-cell office:value-type="float" office:value="242.4">
            <text:p>242.4</text:p>
          </table:table-cell>
          <table:table-cell table:formula="of:=[.B36]/[.A36]" office:value-type="float" office:value="0.00000107620322428533">
            <text:p>1.07620322429E-06</text:p>
          </table:table-cell>
          <table:table-cell/>
        </table:table-row>
        <table:table-row table:style-name="ro1">
          <table:table-cell office:value-type="float" office:value="225059106">
            <text:p>225059106</text:p>
          </table:table-cell>
          <table:table-cell office:value-type="float" office:value="242.6">
            <text:p>242.6</text:p>
          </table:table-cell>
          <table:table-cell table:formula="of:=[.B37]/[.A37]" office:value-type="float" office:value="0.00000107793905481878">
            <text:p>1.07793905482E-06</text:p>
          </table:table-cell>
          <table:table-cell/>
        </table:table-row>
        <table:table-row table:style-name="ro1">
          <table:table-cell office:value-type="float" office:value="224952332">
            <text:p>224952332</text:p>
          </table:table-cell>
          <table:table-cell office:value-type="float" office:value="242.5">
            <text:p>242.5</text:p>
          </table:table-cell>
          <table:table-cell table:formula="of:=[.B38]/[.A38]" office:value-type="float" office:value="0.00000107800616176764">
            <text:p>1.07800616177E-06</text:p>
          </table:table-cell>
          <table:table-cell/>
        </table:table-row>
        <table:table-row table:style-name="ro1">
          <table:table-cell office:value-type="float" office:value="224680322">
            <text:p>224680322</text:p>
          </table:table-cell>
          <table:table-cell office:value-type="float" office:value="242.5">
            <text:p>242.5</text:p>
          </table:table-cell>
          <table:table-cell table:formula="of:=[.B39]/[.A39]" office:value-type="float" office:value="0.00000107931125361303">
            <text:p>1.07931125361E-06</text:p>
          </table:table-cell>
          <table:table-cell/>
        </table:table-row>
        <table:table-row table:style-name="ro1">
          <table:table-cell office:value-type="float" office:value="224440690">
            <text:p>224440690</text:p>
          </table:table-cell>
          <table:table-cell office:value-type="float" office:value="242.6">
            <text:p>242.6</text:p>
          </table:table-cell>
          <table:table-cell table:formula="of:=[.B40]/[.A40]" office:value-type="float" office:value="0.00000108090917025785">
            <text:p>1.08090917026E-06</text:p>
          </table:table-cell>
          <table:table-cell/>
        </table:table-row>
        <table:table-row table:style-name="ro1">
          <table:table-cell office:value-type="float" office:value="224410058">
            <text:p>224410058</text:p>
          </table:table-cell>
          <table:table-cell office:value-type="float" office:value="242.1">
            <text:p>242.1</text:p>
          </table:table-cell>
          <table:table-cell table:formula="of:=[.B41]/[.A41]" office:value-type="float" office:value="0.0000010788286503629">
            <text:p>1.07882865036E-06</text:p>
          </table:table-cell>
          <table:table-cell/>
        </table:table-row>
        <table:table-row table:style-name="ro1">
          <table:table-cell office:value-type="float" office:value="224637405">
            <text:p>224637405</text:p>
          </table:table-cell>
          <table:table-cell office:value-type="float" office:value="242">
            <text:p>242</text:p>
          </table:table-cell>
          <table:table-cell table:formula="of:=[.B42]/[.A42]" office:value-type="float" office:value="0.00000107729164695434">
            <text:p>1.07729164695E-06</text:p>
          </table:table-cell>
          <table:table-cell/>
        </table:table-row>
        <table:table-row table:style-name="ro1">
          <table:table-cell office:value-type="float" office:value="224885096">
            <text:p>224885096</text:p>
          </table:table-cell>
          <table:table-cell office:value-type="float" office:value="242">
            <text:p>242</text:p>
          </table:table-cell>
          <table:table-cell table:formula="of:=[.B43]/[.A43]" office:value-type="float" office:value="0.00000107610510569362">
            <text:p>1.07610510569E-06</text:p>
          </table:table-cell>
          <table:table-cell/>
        </table:table-row>
        <table:table-row table:style-name="ro1">
          <table:table-cell office:value-type="float" office:value="224992911">
            <text:p>224992911</text:p>
          </table:table-cell>
          <table:table-cell office:value-type="float" office:value="242.2">
            <text:p>242.2</text:p>
          </table:table-cell>
          <table:table-cell table:formula="of:=[.B44]/[.A44]" office:value-type="float" office:value="0.00000107647836068933">
            <text:p>1.07647836069E-06</text:p>
          </table:table-cell>
          <table:table-cell/>
        </table:table-row>
        <table:table-row table:style-name="ro1">
          <table:table-cell office:value-type="float" office:value="225136718">
            <text:p>225136718</text:p>
          </table:table-cell>
          <table:table-cell office:value-type="float" office:value="242.1">
            <text:p>242.1</text:p>
          </table:table-cell>
          <table:table-cell table:formula="of:=[.B45]/[.A45]" office:value-type="float" office:value="0.00000107534658118273">
            <text:p>1.07534658118E-06</text:p>
          </table:table-cell>
          <table:table-cell/>
        </table:table-row>
        <table:table-row table:style-name="ro1">
          <table:table-cell office:value-type="float" office:value="225177733">
            <text:p>225177733</text:p>
          </table:table-cell>
          <table:table-cell office:value-type="float" office:value="242.1">
            <text:p>242.1</text:p>
          </table:table-cell>
          <table:table-cell table:formula="of:=[.B46]/[.A46]" office:value-type="float" office:value="0.00000107515071217099">
            <text:p>1.07515071217E-06</text:p>
          </table:table-cell>
          <table:table-cell/>
        </table:table-row>
        <table:table-row table:style-name="ro1">
          <table:table-cell office:value-type="float" office:value="225218130">
            <text:p>225218130</text:p>
          </table:table-cell>
          <table:table-cell office:value-type="float" office:value="242.4">
            <text:p>242.4</text:p>
          </table:table-cell>
          <table:table-cell table:formula="of:=[.B47]/[.A47]" office:value-type="float" office:value="0.00000107628990614566">
            <text:p>1.07628990615E-06</text:p>
          </table:table-cell>
          <table:table-cell/>
        </table:table-row>
        <table:table-row table:style-name="ro1">
          <table:table-cell office:value-type="float" office:value="225189603">
            <text:p>225189603</text:p>
          </table:table-cell>
          <table:table-cell office:value-type="float" office:value="242.2">
            <text:p>242.2</text:p>
          </table:table-cell>
          <table:table-cell table:formula="of:=[.B48]/[.A48]" office:value-type="float" office:value="0.00000107553810998992">
            <text:p>1.07553810999E-06</text:p>
          </table:table-cell>
          <table:table-cell/>
        </table:table-row>
        <table:table-row table:style-name="ro1">
          <table:table-cell office:value-type="float" office:value="224937565">
            <text:p>224937565</text:p>
          </table:table-cell>
          <table:table-cell office:value-type="float" office:value="242.5">
            <text:p>242.5</text:p>
          </table:table-cell>
          <table:table-cell table:formula="of:=[.B49]/[.A49]" office:value-type="float" office:value="0.00000107807693214782">
            <text:p>1.07807693215E-06</text:p>
          </table:table-cell>
          <table:table-cell/>
        </table:table-row>
        <table:table-row table:style-name="ro1">
          <table:table-cell office:value-type="float" office:value="224781226">
            <text:p>224781226</text:p>
          </table:table-cell>
          <table:table-cell office:value-type="float" office:value="242.6">
            <text:p>242.6</text:p>
          </table:table-cell>
          <table:table-cell table:formula="of:=[.B50]/[.A50]" office:value-type="float" office:value="0.00000107927162920626">
            <text:p>1.07927162921E-06</text:p>
          </table:table-cell>
          <table:table-cell/>
        </table:table-row>
        <table:table-row table:style-name="ro1">
          <table:table-cell office:value-type="float" office:value="224704777">
            <text:p>224704777</text:p>
          </table:table-cell>
          <table:table-cell office:value-type="float" office:value="242.6">
            <text:p>242.6</text:p>
          </table:table-cell>
          <table:table-cell table:formula="of:=[.B51]/[.A51]" office:value-type="float" office:value="0.00000107963881871546">
            <text:p>1.07963881872E-06</text:p>
          </table:table-cell>
          <table:table-cell/>
        </table:table-row>
        <table:table-row table:style-name="ro1">
          <table:table-cell office:value-type="float" office:value="224782184">
            <text:p>224782184</text:p>
          </table:table-cell>
          <table:table-cell office:value-type="float" office:value="242.5">
            <text:p>242.5</text:p>
          </table:table-cell>
          <table:table-cell table:formula="of:=[.B52]/[.A52]" office:value-type="float" office:value="0.00000107882215433942">
            <text:p>1.07882215434E-06</text:p>
          </table:table-cell>
          <table:table-cell/>
        </table:table-row>
        <table:table-row table:style-name="ro1">
          <table:table-cell office:value-type="float" office:value="224712494">
            <text:p>224712494</text:p>
          </table:table-cell>
          <table:table-cell office:value-type="float" office:value="242.6">
            <text:p>242.6</text:p>
          </table:table-cell>
          <table:table-cell table:formula="of:=[.B53]/[.A53]" office:value-type="float" office:value="0.00000107960174212654">
            <text:p>1.07960174213E-06</text:p>
          </table:table-cell>
          <table:table-cell/>
        </table:table-row>
        <table:table-row table:style-name="ro1">
          <table:table-cell office:value-type="float" office:value="224591768">
            <text:p>224591768</text:p>
          </table:table-cell>
          <table:table-cell office:value-type="float" office:value="242.8">
            <text:p>242.8</text:p>
          </table:table-cell>
          <table:table-cell table:formula="of:=[.B54]/[.A54]" office:value-type="float" office:value="0.00000108107257074534">
            <text:p>1.08107257075E-06</text:p>
          </table:table-cell>
          <table:table-cell/>
        </table:table-row>
        <table:table-row table:style-name="ro1">
          <table:table-cell office:value-type="float" office:value="224746643">
            <text:p>224746643</text:p>
          </table:table-cell>
          <table:table-cell office:value-type="float" office:value="242.7">
            <text:p>242.7</text:p>
          </table:table-cell>
          <table:table-cell table:formula="of:=[.B55]/[.A55]" office:value-type="float" office:value="0.0000010798826481248">
            <text:p>1.07988264812E-06</text:p>
          </table:table-cell>
          <table:table-cell/>
        </table:table-row>
        <table:table-row table:style-name="ro1">
          <table:table-cell office:value-type="float" office:value="224822913">
            <text:p>224822913</text:p>
          </table:table-cell>
          <table:table-cell office:value-type="float" office:value="242.6">
            <text:p>242.6</text:p>
          </table:table-cell>
          <table:table-cell table:formula="of:=[.B56]/[.A56]" office:value-type="float" office:value="0.00000107907150905033">
            <text:p>1.07907150905E-06</text:p>
          </table:table-cell>
          <table:table-cell/>
        </table:table-row>
        <table:table-row table:style-name="ro1">
          <table:table-cell office:value-type="float" office:value="224836443">
            <text:p>224836443</text:p>
          </table:table-cell>
          <table:table-cell office:value-type="float" office:value="242.7">
            <text:p>242.7</text:p>
          </table:table-cell>
          <table:table-cell table:formula="of:=[.B57]/[.A57]" office:value-type="float" office:value="0.00000107945134143578">
            <text:p>1.07945134144E-06</text:p>
          </table:table-cell>
          <table:table-cell/>
        </table:table-row>
        <table:table-row table:style-name="ro1">
          <table:table-cell office:value-type="float" office:value="225212142">
            <text:p>225212142</text:p>
          </table:table-cell>
          <table:table-cell office:value-type="float" office:value="242.4">
            <text:p>242.4</text:p>
          </table:table-cell>
          <table:table-cell table:formula="of:=[.B58]/[.A58]" office:value-type="float" office:value="0.00000107631852282636">
            <text:p>1.07631852283E-06</text:p>
          </table:table-cell>
          <table:table-cell/>
        </table:table-row>
        <table:table-row table:style-name="ro1">
          <table:table-cell office:value-type="float" office:value="225115413">
            <text:p>225115413</text:p>
          </table:table-cell>
          <table:table-cell office:value-type="float" office:value="242.6">
            <text:p>242.6</text:p>
          </table:table-cell>
          <table:table-cell table:formula="of:=[.B59]/[.A59]" office:value-type="float" office:value="0.00000107766943527763">
            <text:p>1.07766943528E-06</text:p>
          </table:table-cell>
          <table:table-cell/>
        </table:table-row>
        <table:table-row table:style-name="ro1">
          <table:table-cell office:value-type="float" office:value="225148189">
            <text:p>225148189</text:p>
          </table:table-cell>
          <table:table-cell office:value-type="float" office:value="242.5">
            <text:p>242.5</text:p>
          </table:table-cell>
          <table:table-cell table:formula="of:=[.B60]/[.A60]" office:value-type="float" office:value="0.00000107706840138075">
            <text:p>1.07706840138E-06</text:p>
          </table:table-cell>
          <table:table-cell/>
        </table:table-row>
        <table:table-row table:style-name="ro1">
          <table:table-cell office:value-type="float" office:value="225216442">
            <text:p>225216442</text:p>
          </table:table-cell>
          <table:table-cell office:value-type="float" office:value="242.9">
            <text:p>242.9</text:p>
          </table:table-cell>
          <table:table-cell table:formula="of:=[.B61]/[.A61]" office:value-type="float" office:value="0.0000010785180595296">
            <text:p>1.07851805953E-06</text:p>
          </table:table-cell>
          <table:table-cell/>
        </table:table-row>
        <table:table-row table:style-name="ro1">
          <table:table-cell office:value-type="float" office:value="225348354">
            <text:p>225348354</text:p>
          </table:table-cell>
          <table:table-cell office:value-type="float" office:value="242.9">
            <text:p>242.9</text:p>
          </table:table-cell>
          <table:table-cell table:formula="of:=[.B62]/[.A62]" office:value-type="float" office:value="0.00000107788672820748">
            <text:p>1.07788672821E-06</text:p>
          </table:table-cell>
          <table:table-cell/>
        </table:table-row>
        <table:table-row table:style-name="ro1">
          <table:table-cell office:value-type="float" office:value="225362269">
            <text:p>225362269</text:p>
          </table:table-cell>
          <table:table-cell office:value-type="float" office:value="243">
            <text:p>243</text:p>
          </table:table-cell>
          <table:table-cell table:formula="of:=[.B63]/[.A63]" office:value-type="float" office:value="0.00000107826390406107">
            <text:p>1.07826390406E-06</text:p>
          </table:table-cell>
          <table:table-cell/>
        </table:table-row>
        <table:table-row table:style-name="ro1">
          <table:table-cell office:value-type="float" office:value="225216645">
            <text:p>225216645</text:p>
          </table:table-cell>
          <table:table-cell office:value-type="float" office:value="243.2">
            <text:p>243.2</text:p>
          </table:table-cell>
          <table:table-cell table:formula="of:=[.B64]/[.A64]" office:value-type="float" office:value="0.00000107984913814874">
            <text:p>1.07984913815E-06</text:p>
          </table:table-cell>
          <table:table-cell/>
        </table:table-row>
        <table:table-row table:style-name="ro1">
          <table:table-cell office:value-type="float" office:value="225093732">
            <text:p>225093732</text:p>
          </table:table-cell>
          <table:table-cell office:value-type="float" office:value="242.9">
            <text:p>242.9</text:p>
          </table:table-cell>
          <table:table-cell table:formula="of:=[.B65]/[.A65]" office:value-type="float" office:value="0.00000107910601437805">
            <text:p>1.07910601438E-06</text:p>
          </table:table-cell>
          <table:table-cell/>
        </table:table-row>
        <table:table-row table:style-name="ro1">
          <table:table-cell office:value-type="float" office:value="225043697">
            <text:p>225043697</text:p>
          </table:table-cell>
          <table:table-cell office:value-type="float" office:value="243.3">
            <text:p>243.3</text:p>
          </table:table-cell>
          <table:table-cell table:formula="of:=[.B66]/[.A66]" office:value-type="float" office:value="0.00000108112336956498">
            <text:p>1.08112336956E-06</text:p>
          </table:table-cell>
          <table:table-cell/>
        </table:table-row>
        <table:table-row table:style-name="ro1">
          <table:table-cell office:value-type="float" office:value="225109106">
            <text:p>225109106</text:p>
          </table:table-cell>
          <table:table-cell office:value-type="float" office:value="242.9">
            <text:p>242.9</text:p>
          </table:table-cell>
          <table:table-cell table:formula="of:=[.B67]/[.A67]" office:value-type="float" office:value="0.00000107903231600058">
            <text:p>1.07903231600E-06</text:p>
          </table:table-cell>
          <table:table-cell/>
        </table:table-row>
        <table:table-row table:style-name="ro1">
          <table:table-cell office:value-type="float" office:value="225185013">
            <text:p>225185013</text:p>
          </table:table-cell>
          <table:table-cell office:value-type="float" office:value="243">
            <text:p>243</text:p>
          </table:table-cell>
          <table:table-cell table:formula="of:=[.B68]/[.A68]" office:value-type="float" office:value="0.00000107911266723599">
            <text:p>1.07911266724E-06</text:p>
          </table:table-cell>
          <table:table-cell/>
        </table:table-row>
        <table:table-row table:style-name="ro1">
          <table:table-cell office:value-type="float" office:value="225436265">
            <text:p>225436265</text:p>
          </table:table-cell>
          <table:table-cell office:value-type="float" office:value="242.9">
            <text:p>242.9</text:p>
          </table:table-cell>
          <table:table-cell table:formula="of:=[.B69]/[.A69]" office:value-type="float" office:value="0.00000107746639610091">
            <text:p>1.07746639610E-06</text:p>
          </table:table-cell>
          <table:table-cell/>
        </table:table-row>
        <table:table-row table:style-name="ro1">
          <table:table-cell office:value-type="float" office:value="225691358">
            <text:p>225691358</text:p>
          </table:table-cell>
          <table:table-cell office:value-type="float" office:value="243">
            <text:p>243</text:p>
          </table:table-cell>
          <table:table-cell table:formula="of:=[.B70]/[.A70]" office:value-type="float" office:value="0.00000107669164718305">
            <text:p>1.07669164718E-06</text:p>
          </table:table-cell>
          <table:table-cell/>
        </table:table-row>
        <table:table-row table:style-name="ro1">
          <table:table-cell office:value-type="float" office:value="225668424">
            <text:p>225668424</text:p>
          </table:table-cell>
          <table:table-cell office:value-type="float" office:value="242.8">
            <text:p>242.8</text:p>
          </table:table-cell>
          <table:table-cell table:formula="of:=[.B71]/[.A71]" office:value-type="float" office:value="0.00000107591481207845">
            <text:p>1.07591481208E-06</text:p>
          </table:table-cell>
          <table:table-cell/>
        </table:table-row>
        <table:table-row table:style-name="ro1">
          <table:table-cell office:value-type="float" office:value="225608696">
            <text:p>225608696</text:p>
          </table:table-cell>
          <table:table-cell office:value-type="float" office:value="242.9">
            <text:p>242.9</text:p>
          </table:table-cell>
          <table:table-cell table:formula="of:=[.B72]/[.A72]" office:value-type="float" office:value="0.00000107664289677912">
            <text:p>1.07664289678E-06</text:p>
          </table:table-cell>
          <table:table-cell/>
        </table:table-row>
        <table:table-row table:style-name="ro1">
          <table:table-cell office:value-type="float" office:value="225482250">
            <text:p>225482250</text:p>
          </table:table-cell>
          <table:table-cell office:value-type="float" office:value="243.1">
            <text:p>243.1</text:p>
          </table:table-cell>
          <table:table-cell table:formula="of:=[.B73]/[.A73]" office:value-type="float" office:value="0.00000107813364466604">
            <text:p>1.07813364467E-06</text:p>
          </table:table-cell>
          <table:table-cell/>
        </table:table-row>
        <table:table-row table:style-name="ro1">
          <table:table-cell office:value-type="float" office:value="225526449">
            <text:p>225526449</text:p>
          </table:table-cell>
          <table:table-cell office:value-type="float" office:value="243.1">
            <text:p>243.1</text:p>
          </table:table-cell>
          <table:table-cell table:formula="of:=[.B74]/[.A74]" office:value-type="float" office:value="0.0000010779223504734">
            <text:p>1.07792235047E-06</text:p>
          </table:table-cell>
          <table:table-cell/>
        </table:table-row>
        <table:table-row table:style-name="ro1">
          <table:table-cell office:value-type="float" office:value="225616387">
            <text:p>225616387</text:p>
          </table:table-cell>
          <table:table-cell office:value-type="float" office:value="243">
            <text:p>243</text:p>
          </table:table-cell>
          <table:table-cell table:formula="of:=[.B75]/[.A75]" office:value-type="float" office:value="0.00000107704942549231">
            <text:p>1.07704942549E-06</text:p>
          </table:table-cell>
          <table:table-cell/>
        </table:table-row>
        <table:table-row table:style-name="ro1">
          <table:table-cell office:value-type="float" office:value="225638074">
            <text:p>225638074</text:p>
          </table:table-cell>
          <table:table-cell office:value-type="float" office:value="243.2">
            <text:p>243.2</text:p>
          </table:table-cell>
          <table:table-cell table:formula="of:=[.B76]/[.A76]" office:value-type="float" office:value="0.00000107783228108923">
            <text:p>1.07783228109E-06</text:p>
          </table:table-cell>
          <table:table-cell/>
        </table:table-row>
        <table:table-row table:style-name="ro1">
          <table:table-cell office:value-type="float" office:value="225637023">
            <text:p>225637023</text:p>
          </table:table-cell>
          <table:table-cell office:value-type="float" office:value="243.2">
            <text:p>243.2</text:p>
          </table:table-cell>
          <table:table-cell table:formula="of:=[.B77]/[.A77]" office:value-type="float" office:value="0.00000107783730154958">
            <text:p>1.07783730155E-06</text:p>
          </table:table-cell>
          <table:table-cell/>
        </table:table-row>
        <table:table-row table:style-name="ro1">
          <table:table-cell office:value-type="float" office:value="225638506">
            <text:p>225638506</text:p>
          </table:table-cell>
          <table:table-cell office:value-type="float" office:value="242.9">
            <text:p>242.9</text:p>
          </table:table-cell>
          <table:table-cell table:formula="of:=[.B78]/[.A78]" office:value-type="float" office:value="0.00000107650065720609">
            <text:p>1.07650065721E-06</text:p>
          </table:table-cell>
          <table:table-cell/>
        </table:table-row>
        <table:table-row table:style-name="ro1">
          <table:table-cell office:value-type="float" office:value="225399232">
            <text:p>225399232</text:p>
          </table:table-cell>
          <table:table-cell office:value-type="float" office:value="242.9">
            <text:p>242.9</text:p>
          </table:table-cell>
          <table:table-cell table:formula="of:=[.B79]/[.A79]" office:value-type="float" office:value="0.00000107764342338132">
            <text:p>1.07764342338E-06</text:p>
          </table:table-cell>
          <table:table-cell/>
        </table:table-row>
        <table:table-row table:style-name="ro1">
          <table:table-cell office:value-type="float" office:value="225265956">
            <text:p>225265956</text:p>
          </table:table-cell>
          <table:table-cell office:value-type="float" office:value="242.9">
            <text:p>242.9</text:p>
          </table:table-cell>
          <table:table-cell table:formula="of:=[.B80]/[.A80]" office:value-type="float" office:value="0.00000107828099866098">
            <text:p>1.07828099866E-06</text:p>
          </table:table-cell>
          <table:table-cell/>
        </table:table-row>
        <table:table-row table:style-name="ro1">
          <table:table-cell office:value-type="float" office:value="225335924">
            <text:p>225335924</text:p>
          </table:table-cell>
          <table:table-cell office:value-type="float" office:value="242.9">
            <text:p>242.9</text:p>
          </table:table-cell>
          <table:table-cell table:formula="of:=[.B81]/[.A81]" office:value-type="float" office:value="0.0000010779461866897">
            <text:p>1.07794618669E-06</text:p>
          </table:table-cell>
          <table:table-cell/>
        </table:table-row>
        <table:table-row table:style-name="ro1">
          <table:table-cell office:value-type="float" office:value="225522433">
            <text:p>225522433</text:p>
          </table:table-cell>
          <table:table-cell office:value-type="float" office:value="242.9">
            <text:p>242.9</text:p>
          </table:table-cell>
          <table:table-cell table:formula="of:=[.B82]/[.A82]" office:value-type="float" office:value="0.00000107705471588274">
            <text:p>1.07705471588E-06</text:p>
          </table:table-cell>
          <table:table-cell/>
        </table:table-row>
        <table:table-row table:style-name="ro1">
          <table:table-cell office:value-type="float" office:value="225631726">
            <text:p>225631726</text:p>
          </table:table-cell>
          <table:table-cell office:value-type="float" office:value="243.1">
            <text:p>243.1</text:p>
          </table:table-cell>
          <table:table-cell table:formula="of:=[.B83]/[.A83]" office:value-type="float" office:value="0.00000107741940510618">
            <text:p>1.07741940511E-06</text:p>
          </table:table-cell>
          <table:table-cell/>
        </table:table-row>
        <table:table-row table:style-name="ro1">
          <table:table-cell office:value-type="float" office:value="225735491">
            <text:p>225735491</text:p>
          </table:table-cell>
          <table:table-cell office:value-type="float" office:value="243">
            <text:p>243</text:p>
          </table:table-cell>
          <table:table-cell table:formula="of:=[.B84]/[.A84]" office:value-type="float" office:value="0.00000107648114580263">
            <text:p>1.07648114580E-06</text:p>
          </table:table-cell>
          <table:table-cell/>
        </table:table-row>
        <table:table-row table:style-name="ro1">
          <table:table-cell office:value-type="float" office:value="225749557">
            <text:p>225749557</text:p>
          </table:table-cell>
          <table:table-cell office:value-type="float" office:value="243">
            <text:p>243</text:p>
          </table:table-cell>
          <table:table-cell table:formula="of:=[.B85]/[.A85]" office:value-type="float" office:value="0.0000010764140724316">
            <text:p>1.07641407243E-06</text:p>
          </table:table-cell>
          <table:table-cell/>
        </table:table-row>
        <table:table-row table:style-name="ro1">
          <table:table-cell office:value-type="float" office:value="225616217">
            <text:p>225616217</text:p>
          </table:table-cell>
          <table:table-cell office:value-type="float" office:value="243">
            <text:p>243</text:p>
          </table:table-cell>
          <table:table-cell table:formula="of:=[.B86]/[.A86]" office:value-type="float" office:value="0.00000107705023704036">
            <text:p>1.07705023704E-06</text:p>
          </table:table-cell>
          <table:table-cell/>
        </table:table-row>
        <table:table-row table:style-name="ro1">
          <table:table-cell office:value-type="float" office:value="225381407">
            <text:p>225381407</text:p>
          </table:table-cell>
          <table:table-cell office:value-type="float" office:value="243.4">
            <text:p>243.4</text:p>
          </table:table-cell>
          <table:table-cell table:formula="of:=[.B87]/[.A87]" office:value-type="float" office:value="0.00000107994711382736">
            <text:p>1.07994711383E-06</text:p>
          </table:table-cell>
          <table:table-cell/>
        </table:table-row>
        <table:table-row table:style-name="ro1">
          <table:table-cell office:value-type="float" office:value="225343148">
            <text:p>225343148</text:p>
          </table:table-cell>
          <table:table-cell office:value-type="float" office:value="243.4">
            <text:p>243.4</text:p>
          </table:table-cell>
          <table:table-cell table:formula="of:=[.B88]/[.A88]" office:value-type="float" office:value="0.00000108013046840013">
            <text:p>1.08013046840E-06</text:p>
          </table:table-cell>
          <table:table-cell/>
        </table:table-row>
        <table:table-row table:style-name="ro1">
          <table:table-cell office:value-type="float" office:value="225308833">
            <text:p>225308833</text:p>
          </table:table-cell>
          <table:table-cell office:value-type="float" office:value="242.6">
            <text:p>242.6</text:p>
          </table:table-cell>
          <table:table-cell table:formula="of:=[.B89]/[.A89]" office:value-type="float" office:value="0.00000107674429257729">
            <text:p>1.07674429258E-06</text:p>
          </table:table-cell>
          <table:table-cell/>
        </table:table-row>
        <table:table-row table:style-name="ro1">
          <table:table-cell office:value-type="float" office:value="225390193">
            <text:p>225390193</text:p>
          </table:table-cell>
          <table:table-cell office:value-type="float" office:value="242.6">
            <text:p>242.6</text:p>
          </table:table-cell>
          <table:table-cell table:formula="of:=[.B90]/[.A90]" office:value-type="float" office:value="0.00000107635561588077">
            <text:p>1.07635561588E-06</text:p>
          </table:table-cell>
          <table:table-cell/>
        </table:table-row>
        <table:table-row table:style-name="ro1">
          <table:table-cell office:value-type="float" office:value="225486022">
            <text:p>225486022</text:p>
          </table:table-cell>
          <table:table-cell office:value-type="float" office:value="242.5">
            <text:p>242.5</text:p>
          </table:table-cell>
          <table:table-cell table:formula="of:=[.B91]/[.A91]" office:value-type="float" office:value="0.00000107545469049075">
            <text:p>1.07545469049E-06</text:p>
          </table:table-cell>
          <table:table-cell/>
        </table:table-row>
        <table:table-row table:style-name="ro1">
          <table:table-cell office:value-type="float" office:value="225690361">
            <text:p>225690361</text:p>
          </table:table-cell>
          <table:table-cell office:value-type="float" office:value="242.5">
            <text:p>242.5</text:p>
          </table:table-cell>
          <table:table-cell table:formula="of:=[.B92]/[.A92]" office:value-type="float" office:value="0.00000107448097883099">
            <text:p>1.07448097883E-06</text:p>
          </table:table-cell>
          <table:table-cell/>
        </table:table-row>
        <table:table-row table:style-name="ro1">
          <table:table-cell office:value-type="float" office:value="225630588">
            <text:p>225630588</text:p>
          </table:table-cell>
          <table:table-cell office:value-type="float" office:value="242.7">
            <text:p>242.7</text:p>
          </table:table-cell>
          <table:table-cell table:formula="of:=[.B93]/[.A93]" office:value-type="float" office:value="0.00000107565202994551">
            <text:p>1.07565202995E-06</text:p>
          </table:table-cell>
          <table:table-cell/>
        </table:table-row>
        <table:table-row table:style-name="ro1">
          <table:table-cell office:value-type="float" office:value="225615951">
            <text:p>225615951</text:p>
          </table:table-cell>
          <table:table-cell office:value-type="float" office:value="242.8">
            <text:p>242.8</text:p>
          </table:table-cell>
          <table:table-cell table:formula="of:=[.B94]/[.A94]" office:value-type="float" office:value="0.00000107616504473126">
            <text:p>1.07616504473E-06</text:p>
          </table:table-cell>
          <table:table-cell/>
        </table:table-row>
        <table:table-row table:style-name="ro1">
          <table:table-cell office:value-type="float" office:value="225651758">
            <text:p>225651758</text:p>
          </table:table-cell>
          <table:table-cell office:value-type="float" office:value="242.7">
            <text:p>242.7</text:p>
          </table:table-cell>
          <table:table-cell table:formula="of:=[.B95]/[.A95]" office:value-type="float" office:value="0.00000107555111536069">
            <text:p>1.07555111536E-06</text:p>
          </table:table-cell>
          <table:table-cell/>
        </table:table-row>
        <table:table-row table:style-name="ro1">
          <table:table-cell office:value-type="float" office:value="225626206">
            <text:p>225626206</text:p>
          </table:table-cell>
          <table:table-cell office:value-type="float" office:value="242.7">
            <text:p>242.7</text:p>
          </table:table-cell>
          <table:table-cell table:formula="of:=[.B96]/[.A96]" office:value-type="float" office:value="0.00000107567292072447">
            <text:p>1.07567292072E-06</text:p>
          </table:table-cell>
          <table:table-cell/>
        </table:table-row>
        <table:table-row table:style-name="ro1">
          <table:table-cell office:value-type="float" office:value="225452002">
            <text:p>225452002</text:p>
          </table:table-cell>
          <table:table-cell office:value-type="float" office:value="242.8">
            <text:p>242.8</text:p>
          </table:table-cell>
          <table:table-cell table:formula="of:=[.B97]/[.A97]" office:value-type="float" office:value="0.00000107694763340358">
            <text:p>1.07694763340E-06</text:p>
          </table:table-cell>
          <table:table-cell/>
        </table:table-row>
        <table:table-row table:style-name="ro1">
          <table:table-cell office:value-type="float" office:value="225081823">
            <text:p>225081823</text:p>
          </table:table-cell>
          <table:table-cell office:value-type="float" office:value="242.6">
            <text:p>242.6</text:p>
          </table:table-cell>
          <table:table-cell table:formula="of:=[.B98]/[.A98]" office:value-type="float" office:value="0.00000107783026086473">
            <text:p>1.07783026086E-06</text:p>
          </table:table-cell>
          <table:table-cell/>
        </table:table-row>
        <table:table-row table:style-name="ro1">
          <table:table-cell office:value-type="float" office:value="225222853">
            <text:p>225222853</text:p>
          </table:table-cell>
          <table:table-cell office:value-type="float" office:value="242.6">
            <text:p>242.6</text:p>
          </table:table-cell>
          <table:table-cell table:formula="of:=[.B99]/[.A99]" office:value-type="float" office:value="0.00000107715534533256">
            <text:p>1.07715534533E-06</text:p>
          </table:table-cell>
          <table:table-cell/>
        </table:table-row>
        <table:table-row table:style-name="ro1">
          <table:table-cell office:value-type="float" office:value="225307783">
            <text:p>225307783</text:p>
          </table:table-cell>
          <table:table-cell office:value-type="float" office:value="242.6">
            <text:p>242.6</text:p>
          </table:table-cell>
          <table:table-cell table:formula="of:=[.B100]/[.A100]" office:value-type="float" office:value="0.00000107674931051982">
            <text:p>1.07674931052E-06</text:p>
          </table:table-cell>
          <table:table-cell/>
        </table:table-row>
        <table:table-row table:style-name="ro1">
          <table:table-cell office:value-type="float" office:value="225300569">
            <text:p>225300569</text:p>
          </table:table-cell>
          <table:table-cell office:value-type="float" office:value="242">
            <text:p>242</text:p>
          </table:table-cell>
          <table:table-cell table:formula="of:=[.B101]/[.A101]" office:value-type="float" office:value="0.00000107412067831928">
            <text:p>1.07412067832E-06</text:p>
          </table:table-cell>
          <table:table-cell/>
        </table:table-row>
        <table:table-row table:style-name="ro1">
          <table:table-cell office:value-type="float" office:value="225330398">
            <text:p>225330398</text:p>
          </table:table-cell>
          <table:table-cell office:value-type="float" office:value="242">
            <text:p>242</text:p>
          </table:table-cell>
          <table:table-cell table:formula="of:=[.B102]/[.A102]" office:value-type="float" office:value="0.00000107397848735882">
            <text:p>1.07397848736E-06</text:p>
          </table:table-cell>
          <table:table-cell/>
        </table:table-row>
        <table:table-row table:style-name="ro1">
          <table:table-cell office:value-type="float" office:value="225219873">
            <text:p>225219873</text:p>
          </table:table-cell>
          <table:table-cell office:value-type="float" office:value="242.6">
            <text:p>242.6</text:p>
          </table:table-cell>
          <table:table-cell table:formula="of:=[.B103]/[.A103]" office:value-type="float" office:value="0.00000107716959772906">
            <text:p>1.07716959773E-06</text:p>
          </table:table-cell>
          <table:table-cell/>
        </table:table-row>
        <table:table-row table:style-name="ro1">
          <table:table-cell office:value-type="float" office:value="225145935">
            <text:p>225145935</text:p>
          </table:table-cell>
          <table:table-cell office:value-type="float" office:value="242.2">
            <text:p>242.2</text:p>
          </table:table-cell>
          <table:table-cell table:formula="of:=[.B104]/[.A104]" office:value-type="float" office:value="0.00000107574671512501">
            <text:p>1.07574671513E-06</text:p>
          </table:table-cell>
          <table:table-cell/>
        </table:table-row>
        <table:table-row table:style-name="ro1">
          <table:table-cell office:value-type="float" office:value="225224322">
            <text:p>225224322</text:p>
          </table:table-cell>
          <table:table-cell office:value-type="float" office:value="242.2">
            <text:p>242.2</text:p>
          </table:table-cell>
          <table:table-cell table:formula="of:=[.B105]/[.A105]" office:value-type="float" office:value="0.00000107537231258709">
            <text:p>1.07537231259E-06</text:p>
          </table:table-cell>
          <table:table-cell/>
        </table:table-row>
        <table:table-row table:style-name="ro1">
          <table:table-cell office:value-type="float" office:value="225295564">
            <text:p>225295564</text:p>
          </table:table-cell>
          <table:table-cell office:value-type="float" office:value="242">
            <text:p>242</text:p>
          </table:table-cell>
          <table:table-cell table:formula="of:=[.B106]/[.A106]" office:value-type="float" office:value="0.00000107414454019166">
            <text:p>1.07414454019E-06</text:p>
          </table:table-cell>
          <table:table-cell/>
        </table:table-row>
        <table:table-row table:style-name="ro1">
          <table:table-cell office:value-type="float" office:value="225318602">
            <text:p>225318602</text:p>
          </table:table-cell>
          <table:table-cell office:value-type="float" office:value="242">
            <text:p>242</text:p>
          </table:table-cell>
          <table:table-cell table:formula="of:=[.B107]/[.A107]" office:value-type="float" office:value="0.00000107403471285518">
            <text:p>1.07403471286E-06</text:p>
          </table:table-cell>
          <table:table-cell/>
        </table:table-row>
        <table:table-row table:style-name="ro1">
          <table:table-cell office:value-type="float" office:value="225353162">
            <text:p>225353162</text:p>
          </table:table-cell>
          <table:table-cell office:value-type="float" office:value="242">
            <text:p>242</text:p>
          </table:table-cell>
          <table:table-cell table:formula="of:=[.B108]/[.A108]" office:value-type="float" office:value="0.00000107386999965858">
            <text:p>1.07386999966E-06</text:p>
          </table:table-cell>
          <table:table-cell/>
        </table:table-row>
        <table:table-row table:style-name="ro1">
          <table:table-cell office:value-type="float" office:value="225309431">
            <text:p>225309431</text:p>
          </table:table-cell>
          <table:table-cell office:value-type="float" office:value="242">
            <text:p>242</text:p>
          </table:table-cell>
          <table:table-cell table:formula="of:=[.B109]/[.A109]" office:value-type="float" office:value="0.00000107407843038759">
            <text:p>1.07407843039E-06</text:p>
          </table:table-cell>
          <table:table-cell/>
        </table:table-row>
        <table:table-row table:style-name="ro1">
          <table:table-cell office:value-type="float" office:value="224684776">
            <text:p>224684776</text:p>
          </table:table-cell>
          <table:table-cell office:value-type="float" office:value="241.8">
            <text:p>241.8</text:p>
          </table:table-cell>
          <table:table-cell table:formula="of:=[.B110]/[.A110]" office:value-type="float" office:value="0.00000107617438219312">
            <text:p>1.07617438219E-06</text:p>
          </table:table-cell>
          <table:table-cell/>
        </table:table-row>
        <table:table-row table:style-name="ro1">
          <table:table-cell office:value-type="float" office:value="224520517">
            <text:p>224520517</text:p>
          </table:table-cell>
          <table:table-cell office:value-type="float" office:value="241.9">
            <text:p>241.9</text:p>
          </table:table-cell>
          <table:table-cell table:formula="of:=[.B111]/[.A111]" office:value-type="float" office:value="0.00000107740710395745">
            <text:p>1.07740710396E-06</text:p>
          </table:table-cell>
          <table:table-cell/>
        </table:table-row>
        <table:table-row table:style-name="ro1">
          <table:table-cell office:value-type="float" office:value="224863400">
            <text:p>224863400</text:p>
          </table:table-cell>
          <table:table-cell office:value-type="float" office:value="241.8">
            <text:p>241.8</text:p>
          </table:table-cell>
          <table:table-cell table:formula="of:=[.B112]/[.A112]" office:value-type="float" office:value="0.0000010753195050862">
            <text:p>1.07531950509E-06</text:p>
          </table:table-cell>
          <table:table-cell/>
        </table:table-row>
        <table:table-row table:style-name="ro1">
          <table:table-cell office:value-type="float" office:value="224881012">
            <text:p>224881012</text:p>
          </table:table-cell>
          <table:table-cell office:value-type="float" office:value="242.1">
            <text:p>242.1</text:p>
          </table:table-cell>
          <table:table-cell table:formula="of:=[.B113]/[.A113]" office:value-type="float" office:value="0.00000107656932813874">
            <text:p>1.07656932814E-06</text:p>
          </table:table-cell>
          <table:table-cell/>
        </table:table-row>
        <table:table-row table:style-name="ro1">
          <table:table-cell office:value-type="float" office:value="224891775">
            <text:p>224891775</text:p>
          </table:table-cell>
          <table:table-cell office:value-type="float" office:value="242">
            <text:p>242</text:p>
          </table:table-cell>
          <table:table-cell table:formula="of:=[.B114]/[.A114]" office:value-type="float" office:value="0.00000107607314673914">
            <text:p>1.07607314674E-06</text:p>
          </table:table-cell>
          <table:table-cell/>
        </table:table-row>
        <table:table-row table:style-name="ro1">
          <table:table-cell office:value-type="float" office:value="224814180">
            <text:p>224814180</text:p>
          </table:table-cell>
          <table:table-cell office:value-type="float" office:value="241.8">
            <text:p>241.8</text:p>
          </table:table-cell>
          <table:table-cell table:formula="of:=[.B115]/[.A115]" office:value-type="float" office:value="0.00000107555493163287">
            <text:p>1.07555493163E-06</text:p>
          </table:table-cell>
          <table:table-cell/>
        </table:table-row>
        <table:table-row table:style-name="ro1">
          <table:table-cell office:value-type="float" office:value="224732099">
            <text:p>224732099</text:p>
          </table:table-cell>
          <table:table-cell office:value-type="float" office:value="241.8">
            <text:p>241.8</text:p>
          </table:table-cell>
          <table:table-cell table:formula="of:=[.B116]/[.A116]" office:value-type="float" office:value="0.00000107594776658941">
            <text:p>1.07594776659E-06</text:p>
          </table:table-cell>
          <table:table-cell/>
        </table:table-row>
        <table:table-row table:style-name="ro1">
          <table:table-cell office:value-type="float" office:value="224576868">
            <text:p>224576868</text:p>
          </table:table-cell>
          <table:table-cell office:value-type="float" office:value="241.8">
            <text:p>241.8</text:p>
          </table:table-cell>
          <table:table-cell table:formula="of:=[.B117]/[.A117]" office:value-type="float" office:value="0.00000107669147830488">
            <text:p>1.07669147830E-06</text:p>
          </table:table-cell>
          <table:table-cell/>
        </table:table-row>
        <table:table-row table:style-name="ro1">
          <table:table-cell office:value-type="float" office:value="224493617">
            <text:p>224493617</text:p>
          </table:table-cell>
          <table:table-cell office:value-type="float" office:value="241.5">
            <text:p>241.5</text:p>
          </table:table-cell>
          <table:table-cell table:formula="of:=[.B118]/[.A118]" office:value-type="float" office:value="0.00000107575441666121">
            <text:p>1.07575441666E-06</text:p>
          </table:table-cell>
          <table:table-cell/>
        </table:table-row>
        <table:table-row table:style-name="ro1">
          <table:table-cell office:value-type="float" office:value="224427849">
            <text:p>224427849</text:p>
          </table:table-cell>
          <table:table-cell office:value-type="float" office:value="241.5">
            <text:p>241.5</text:p>
          </table:table-cell>
          <table:table-cell table:formula="of:=[.B119]/[.A119]" office:value-type="float" office:value="0.00000107606966370738">
            <text:p>1.07606966371E-06</text:p>
          </table:table-cell>
          <table:table-cell/>
        </table:table-row>
        <table:table-row table:style-name="ro1">
          <table:table-cell office:value-type="float" office:value="224506382">
            <text:p>224506382</text:p>
          </table:table-cell>
          <table:table-cell office:value-type="float" office:value="241.5">
            <text:p>241.5</text:p>
          </table:table-cell>
          <table:table-cell table:formula="of:=[.B120]/[.A120]" office:value-type="float" office:value="0.00000107569325133929">
            <text:p>1.07569325134E-06</text:p>
          </table:table-cell>
          <table:table-cell/>
        </table:table-row>
        <table:table-row table:style-name="ro1">
          <table:table-cell office:value-type="float" office:value="224568863">
            <text:p>224568863</text:p>
          </table:table-cell>
          <table:table-cell office:value-type="float" office:value="241.5">
            <text:p>241.5</text:p>
          </table:table-cell>
          <table:table-cell table:formula="of:=[.B121]/[.A121]" office:value-type="float" office:value="0.00000107539396501286">
            <text:p>1.07539396501E-06</text:p>
          </table:table-cell>
          <table:table-cell/>
        </table:table-row>
        <table:table-row table:style-name="ro1">
          <table:table-cell office:value-type="float" office:value="224730180">
            <text:p>224730180</text:p>
          </table:table-cell>
          <table:table-cell office:value-type="float" office:value="241.4">
            <text:p>241.4</text:p>
          </table:table-cell>
          <table:table-cell table:formula="of:=[.B122]/[.A122]" office:value-type="float" office:value="0.00000107417704199765">
            <text:p>1.07417704200E-06</text:p>
          </table:table-cell>
          <table:table-cell/>
        </table:table-row>
        <table:table-row table:style-name="ro1">
          <table:table-cell office:value-type="float" office:value="224729815">
            <text:p>224729815</text:p>
          </table:table-cell>
          <table:table-cell office:value-type="float" office:value="241.6">
            <text:p>241.6</text:p>
          </table:table-cell>
          <table:table-cell table:formula="of:=[.B123]/[.A123]" office:value-type="float" office:value="0.00000107506874421625">
            <text:p>1.07506874422E-06</text:p>
          </table:table-cell>
          <table:table-cell/>
        </table:table-row>
        <table:table-row table:style-name="ro1">
          <table:table-cell office:value-type="float" office:value="224435285">
            <text:p>224435285</text:p>
          </table:table-cell>
          <table:table-cell office:value-type="float" office:value="241.8">
            <text:p>241.8</text:p>
          </table:table-cell>
          <table:table-cell table:formula="of:=[.B124]/[.A124]" office:value-type="float" office:value="0.00000107737069953149">
            <text:p>1.07737069953E-06</text:p>
          </table:table-cell>
          <table:table-cell/>
        </table:table-row>
        <table:table-row table:style-name="ro1">
          <table:table-cell office:value-type="float" office:value="224338750">
            <text:p>224338750</text:p>
          </table:table-cell>
          <table:table-cell office:value-type="float" office:value="241.9">
            <text:p>241.9</text:p>
          </table:table-cell>
          <table:table-cell table:formula="of:=[.B125]/[.A125]" office:value-type="float" office:value="0.00000107828005638794">
            <text:p>1.07828005639E-06</text:p>
          </table:table-cell>
          <table:table-cell/>
        </table:table-row>
        <table:table-row table:style-name="ro1">
          <table:table-cell office:value-type="float" office:value="224295222">
            <text:p>224295222</text:p>
          </table:table-cell>
          <table:table-cell office:value-type="float" office:value="241.8">
            <text:p>241.8</text:p>
          </table:table-cell>
          <table:table-cell table:formula="of:=[.B126]/[.A126]" office:value-type="float" office:value="0.00000107804347254441">
            <text:p>1.07804347254E-06</text:p>
          </table:table-cell>
          <table:table-cell/>
        </table:table-row>
        <table:table-row table:style-name="ro1">
          <table:table-cell office:value-type="float" office:value="224156482">
            <text:p>224156482</text:p>
          </table:table-cell>
          <table:table-cell office:value-type="float" office:value="242">
            <text:p>242</text:p>
          </table:table-cell>
          <table:table-cell table:formula="of:=[.B127]/[.A127]" office:value-type="float" office:value="0.00000107960295344036">
            <text:p>1.07960295344E-06</text:p>
          </table:table-cell>
          <table:table-cell/>
        </table:table-row>
        <table:table-row table:style-name="ro1">
          <table:table-cell office:value-type="float" office:value="224224287">
            <text:p>224224287</text:p>
          </table:table-cell>
          <table:table-cell office:value-type="float" office:value="241.8">
            <text:p>241.8</text:p>
          </table:table-cell>
          <table:table-cell table:formula="of:=[.B128]/[.A128]" office:value-type="float" office:value="0.00000107838451951461">
            <text:p>1.07838451951E-06</text:p>
          </table:table-cell>
          <table:table-cell/>
        </table:table-row>
        <table:table-row table:style-name="ro1">
          <table:table-cell office:value-type="float" office:value="224363912">
            <text:p>224363912</text:p>
          </table:table-cell>
          <table:table-cell office:value-type="float" office:value="241.5">
            <text:p>241.5</text:p>
          </table:table-cell>
          <table:table-cell table:formula="of:=[.B129]/[.A129]" office:value-type="float" office:value="0.00000107637631135617">
            <text:p>1.07637631136E-06</text:p>
          </table:table-cell>
          <table:table-cell/>
        </table:table-row>
        <table:table-row table:style-name="ro1">
          <table:table-cell office:value-type="float" office:value="224399619">
            <text:p>224399619</text:p>
          </table:table-cell>
          <table:table-cell office:value-type="float" office:value="241.4">
            <text:p>241.4</text:p>
          </table:table-cell>
          <table:table-cell table:formula="of:=[.B130]/[.A130]" office:value-type="float" office:value="0.00000107575940224747">
            <text:p>1.07575940225E-06</text:p>
          </table:table-cell>
          <table:table-cell/>
        </table:table-row>
        <table:table-row table:style-name="ro1">
          <table:table-cell office:value-type="float" office:value="224252441">
            <text:p>224252441</text:p>
          </table:table-cell>
          <table:table-cell office:value-type="float" office:value="241.2">
            <text:p>241.2</text:p>
          </table:table-cell>
          <table:table-cell table:formula="of:=[.B131]/[.A131]" office:value-type="float" office:value="0.0000010755735764767">
            <text:p>1.07557357648E-06</text:p>
          </table:table-cell>
          <table:table-cell/>
        </table:table-row>
        <table:table-row table:style-name="ro1">
          <table:table-cell office:value-type="float" office:value="224152080">
            <text:p>224152080</text:p>
          </table:table-cell>
          <table:table-cell office:value-type="float" office:value="241.4">
            <text:p>241.4</text:p>
          </table:table-cell>
          <table:table-cell table:formula="of:=[.B132]/[.A132]" office:value-type="float" office:value="0.00000107694740106806">
            <text:p>1.07694740107E-06</text:p>
          </table:table-cell>
          <table:table-cell/>
        </table:table-row>
        <table:table-row table:style-name="ro1">
          <table:table-cell office:value-type="float" office:value="224349006">
            <text:p>224349006</text:p>
          </table:table-cell>
          <table:table-cell office:value-type="float" office:value="241.5">
            <text:p>241.5</text:p>
          </table:table-cell>
          <table:table-cell table:formula="of:=[.B133]/[.A133]" office:value-type="float" office:value="0.00000107644782700753">
            <text:p>1.07644782701E-06</text:p>
          </table:table-cell>
          <table:table-cell/>
        </table:table-row>
        <table:table-row table:style-name="ro1">
          <table:table-cell office:value-type="float" office:value="224460487">
            <text:p>224460487</text:p>
          </table:table-cell>
          <table:table-cell office:value-type="float" office:value="241.8">
            <text:p>241.8</text:p>
          </table:table-cell>
          <table:table-cell table:formula="of:=[.B134]/[.A134]" office:value-type="float" office:value="0.00000107724973438198">
            <text:p>1.07724973438E-06</text:p>
          </table:table-cell>
          <table:table-cell/>
        </table:table-row>
        <table:table-row table:style-name="ro1">
          <table:table-cell office:value-type="float" office:value="224528766">
            <text:p>224528766</text:p>
          </table:table-cell>
          <table:table-cell office:value-type="float" office:value="241.8">
            <text:p>241.8</text:p>
          </table:table-cell>
          <table:table-cell table:formula="of:=[.B135]/[.A135]" office:value-type="float" office:value="0.00000107692214368648">
            <text:p>1.07692214369E-06</text:p>
          </table:table-cell>
          <table:table-cell/>
        </table:table-row>
        <table:table-row table:style-name="ro1">
          <table:table-cell office:value-type="float" office:value="224720382">
            <text:p>224720382</text:p>
          </table:table-cell>
          <table:table-cell office:value-type="float" office:value="241.9">
            <text:p>241.9</text:p>
          </table:table-cell>
          <table:table-cell table:formula="of:=[.B136]/[.A136]" office:value-type="float" office:value="0.00000107644886434912">
            <text:p>1.07644886435E-06</text:p>
          </table:table-cell>
          <table:table-cell/>
        </table:table-row>
        <table:table-row table:style-name="ro1">
          <table:table-cell office:value-type="float" office:value="224609390">
            <text:p>224609390</text:p>
          </table:table-cell>
          <table:table-cell office:value-type="float" office:value="241.8">
            <text:p>241.8</text:p>
          </table:table-cell>
          <table:table-cell table:formula="of:=[.B137]/[.A137]" office:value-type="float" office:value="0.00000107653558028006">
            <text:p>1.07653558028E-06</text:p>
          </table:table-cell>
          <table:table-cell/>
        </table:table-row>
        <table:table-row table:style-name="ro1">
          <table:table-cell office:value-type="float" office:value="224324138">
            <text:p>224324138</text:p>
          </table:table-cell>
          <table:table-cell office:value-type="float" office:value="241.7">
            <text:p>241.7</text:p>
          </table:table-cell>
          <table:table-cell table:formula="of:=[.B138]/[.A138]" office:value-type="float" office:value="0.00000107745872626512">
            <text:p>1.07745872627E-06</text:p>
          </table:table-cell>
          <table:table-cell/>
        </table:table-row>
        <table:table-row table:style-name="ro1">
          <table:table-cell office:value-type="float" office:value="224098084">
            <text:p>224098084</text:p>
          </table:table-cell>
          <table:table-cell office:value-type="float" office:value="241.6">
            <text:p>241.6</text:p>
          </table:table-cell>
          <table:table-cell table:formula="of:=[.B139]/[.A139]" office:value-type="float" office:value="0.000001078099355816">
            <text:p>1.07809935582E-06</text:p>
          </table:table-cell>
          <table:table-cell/>
        </table:table-row>
        <table:table-row table:style-name="ro1">
          <table:table-cell office:value-type="float" office:value="223916735">
            <text:p>223916735</text:p>
          </table:table-cell>
          <table:table-cell office:value-type="float" office:value="241.6">
            <text:p>241.6</text:p>
          </table:table-cell>
          <table:table-cell table:formula="of:=[.B140]/[.A140]" office:value-type="float" office:value="0.00000107897250288148">
            <text:p>1.07897250288E-06</text:p>
          </table:table-cell>
          <table:table-cell/>
        </table:table-row>
        <table:table-row table:style-name="ro1">
          <table:table-cell office:value-type="float" office:value="223985563">
            <text:p>223985563</text:p>
          </table:table-cell>
          <table:table-cell office:value-type="float" office:value="241.3">
            <text:p>241.3</text:p>
          </table:table-cell>
          <table:table-cell table:formula="of:=[.B141]/[.A141]" office:value-type="float" office:value="0.00000107730157590559">
            <text:p>1.07730157591E-06</text:p>
          </table:table-cell>
          <table:table-cell/>
        </table:table-row>
        <table:table-row table:style-name="ro1">
          <table:table-cell office:value-type="float" office:value="224236742">
            <text:p>224236742</text:p>
          </table:table-cell>
          <table:table-cell office:value-type="float" office:value="241.2">
            <text:p>241.2</text:p>
          </table:table-cell>
          <table:table-cell table:formula="of:=[.B142]/[.A142]" office:value-type="float" office:value="0.00000107564887827348">
            <text:p>1.07564887827E-06</text:p>
          </table:table-cell>
          <table:table-cell/>
        </table:table-row>
        <table:table-row table:style-name="ro1">
          <table:table-cell office:value-type="float" office:value="224555936">
            <text:p>224555936</text:p>
          </table:table-cell>
          <table:table-cell office:value-type="float" office:value="241.5">
            <text:p>241.5</text:p>
          </table:table-cell>
          <table:table-cell table:formula="of:=[.B143]/[.A143]" office:value-type="float" office:value="0.00000107545587216185">
            <text:p>1.07545587216E-06</text:p>
          </table:table-cell>
          <table:table-cell/>
        </table:table-row>
        <table:table-row table:style-name="ro1">
          <table:table-cell office:value-type="float" office:value="224582226">
            <text:p>224582226</text:p>
          </table:table-cell>
          <table:table-cell office:value-type="float" office:value="241.8">
            <text:p>241.8</text:p>
          </table:table-cell>
          <table:table-cell table:formula="of:=[.B144]/[.A144]" office:value-type="float" office:value="0.0000010766657909963">
            <text:p>1.07666579100E-06</text:p>
          </table:table-cell>
          <table:table-cell/>
        </table:table-row>
        <table:table-row table:style-name="ro1">
          <table:table-cell office:value-type="float" office:value="224551980">
            <text:p>224551980</text:p>
          </table:table-cell>
          <table:table-cell office:value-type="float" office:value="241.8">
            <text:p>241.8</text:p>
          </table:table-cell>
          <table:table-cell table:formula="of:=[.B145]/[.A145]" office:value-type="float" office:value="0.00000107681081235623">
            <text:p>1.07681081236E-06</text:p>
          </table:table-cell>
          <table:table-cell/>
        </table:table-row>
        <table:table-row table:style-name="ro1">
          <table:table-cell office:value-type="float" office:value="224352412">
            <text:p>224352412</text:p>
          </table:table-cell>
          <table:table-cell office:value-type="float" office:value="241.8">
            <text:p>241.8</text:p>
          </table:table-cell>
          <table:table-cell table:formula="of:=[.B146]/[.A146]" office:value-type="float" office:value="0.0000010777686669132">
            <text:p>1.07776866691E-06</text:p>
          </table:table-cell>
          <table:table-cell/>
        </table:table-row>
        <table:table-row table:style-name="ro1">
          <table:table-cell office:value-type="float" office:value="224245983">
            <text:p>224245983</text:p>
          </table:table-cell>
          <table:table-cell office:value-type="float" office:value="241.7">
            <text:p>241.7</text:p>
          </table:table-cell>
          <table:table-cell table:formula="of:=[.B147]/[.A147]" office:value-type="float" office:value="0.00000107783424597621">
            <text:p>1.07783424598E-06</text:p>
          </table:table-cell>
          <table:table-cell/>
        </table:table-row>
        <table:table-row table:style-name="ro1">
          <table:table-cell office:value-type="float" office:value="224195711">
            <text:p>224195711</text:p>
          </table:table-cell>
          <table:table-cell office:value-type="float" office:value="241.6">
            <text:p>241.6</text:p>
          </table:table-cell>
          <table:table-cell table:formula="of:=[.B148]/[.A148]" office:value-type="float" office:value="0.00000107762989275027">
            <text:p>1.07762989275E-06</text:p>
          </table:table-cell>
          <table:table-cell/>
        </table:table-row>
        <table:table-row table:style-name="ro1">
          <table:table-cell office:value-type="float" office:value="224286886">
            <text:p>224286886</text:p>
          </table:table-cell>
          <table:table-cell office:value-type="float" office:value="241.7">
            <text:p>241.7</text:p>
          </table:table-cell>
          <table:table-cell table:formula="of:=[.B149]/[.A149]" office:value-type="float" office:value="0.00000107763768230301">
            <text:p>1.07763768230E-06</text:p>
          </table:table-cell>
          <table:table-cell/>
        </table:table-row>
        <table:table-row table:style-name="ro1">
          <table:table-cell office:value-type="float" office:value="224175238">
            <text:p>224175238</text:p>
          </table:table-cell>
          <table:table-cell office:value-type="float" office:value="241.8">
            <text:p>241.8</text:p>
          </table:table-cell>
          <table:table-cell table:formula="of:=[.B150]/[.A150]" office:value-type="float" office:value="0.00000107862046743985">
            <text:p>1.07862046744E-06</text:p>
          </table:table-cell>
          <table:table-cell/>
        </table:table-row>
        <table:table-row table:style-name="ro1">
          <table:table-cell office:value-type="float" office:value="224111741">
            <text:p>224111741</text:p>
          </table:table-cell>
          <table:table-cell office:value-type="float" office:value="241.6">
            <text:p>241.6</text:p>
          </table:table-cell>
          <table:table-cell table:formula="of:=[.B151]/[.A151]" office:value-type="float" office:value="0.00000107803365821874">
            <text:p>1.07803365822E-06</text:p>
          </table:table-cell>
          <table:table-cell/>
        </table:table-row>
        <table:table-row table:style-name="ro1">
          <table:table-cell office:value-type="float" office:value="224148483">
            <text:p>224148483</text:p>
          </table:table-cell>
          <table:table-cell office:value-type="float" office:value="241.7">
            <text:p>241.7</text:p>
          </table:table-cell>
          <table:table-cell table:formula="of:=[.B152]/[.A152]" office:value-type="float" office:value="0.00000107830308180136">
            <text:p>1.07830308180E-06</text:p>
          </table:table-cell>
          <table:table-cell/>
        </table:table-row>
        <table:table-row table:style-name="ro1">
          <table:table-cell office:value-type="float" office:value="224250813">
            <text:p>224250813</text:p>
          </table:table-cell>
          <table:table-cell office:value-type="float" office:value="242">
            <text:p>242</text:p>
          </table:table-cell>
          <table:table-cell table:formula="of:=[.B153]/[.A153]" office:value-type="float" office:value="0.00000107914881896103">
            <text:p>1.07914881896E-06</text:p>
          </table:table-cell>
          <table:table-cell/>
        </table:table-row>
        <table:table-row table:style-name="ro1">
          <table:table-cell office:value-type="float" office:value="224262935">
            <text:p>224262935</text:p>
          </table:table-cell>
          <table:table-cell office:value-type="float" office:value="242.1">
            <text:p>242.1</text:p>
          </table:table-cell>
          <table:table-cell table:formula="of:=[.B154]/[.A154]" office:value-type="float" office:value="0.00000107953639329656">
            <text:p>1.07953639330E-06</text:p>
          </table:table-cell>
          <table:table-cell/>
        </table:table-row>
        <table:table-row table:style-name="ro1">
          <table:table-cell office:value-type="float" office:value="224245127">
            <text:p>224245127</text:p>
          </table:table-cell>
          <table:table-cell office:value-type="float" office:value="242.1">
            <text:p>242.1</text:p>
          </table:table-cell>
          <table:table-cell table:formula="of:=[.B155]/[.A155]" office:value-type="float" office:value="0.00000107962212262477">
            <text:p>1.07962212262E-06</text:p>
          </table:table-cell>
          <table:table-cell/>
        </table:table-row>
        <table:table-row table:style-name="ro1">
          <table:table-cell office:value-type="float" office:value="224319193">
            <text:p>224319193</text:p>
          </table:table-cell>
          <table:table-cell office:value-type="float" office:value="242">
            <text:p>242</text:p>
          </table:table-cell>
          <table:table-cell table:formula="of:=[.B156]/[.A156]" office:value-type="float" office:value="0.00000107881985827223">
            <text:p>1.07881985827E-06</text:p>
          </table:table-cell>
          <table:table-cell/>
        </table:table-row>
        <table:table-row table:style-name="ro1">
          <table:table-cell office:value-type="float" office:value="224423054">
            <text:p>224423054</text:p>
          </table:table-cell>
          <table:table-cell office:value-type="float" office:value="242">
            <text:p>242</text:p>
          </table:table-cell>
          <table:table-cell table:formula="of:=[.B157]/[.A157]" office:value-type="float" office:value="0.00000107832059000498">
            <text:p>1.07832059000E-06</text:p>
          </table:table-cell>
          <table:table-cell/>
        </table:table-row>
        <table:table-row table:style-name="ro1">
          <table:table-cell office:value-type="float" office:value="224477723">
            <text:p>224477723</text:p>
          </table:table-cell>
          <table:table-cell office:value-type="float" office:value="241.8">
            <text:p>241.8</text:p>
          </table:table-cell>
          <table:table-cell table:formula="of:=[.B158]/[.A158]" office:value-type="float" office:value="0.00000107716702026597">
            <text:p>1.07716702027E-06</text:p>
          </table:table-cell>
          <table:table-cell/>
        </table:table-row>
        <table:table-row table:style-name="ro1">
          <table:table-cell office:value-type="float" office:value="224515073">
            <text:p>224515073</text:p>
          </table:table-cell>
          <table:table-cell office:value-type="float" office:value="242">
            <text:p>242</text:p>
          </table:table-cell>
          <table:table-cell table:formula="of:=[.B159]/[.A159]" office:value-type="float" office:value="0.00000107787863311966">
            <text:p>1.07787863312E-06</text:p>
          </table:table-cell>
          <table:table-cell/>
        </table:table-row>
        <table:table-row table:style-name="ro1">
          <table:table-cell office:value-type="float" office:value="224407802">
            <text:p>224407802</text:p>
          </table:table-cell>
          <table:table-cell office:value-type="float" office:value="242.1">
            <text:p>242.1</text:p>
          </table:table-cell>
          <table:table-cell table:formula="of:=[.B160]/[.A160]" office:value-type="float" office:value="0.00000107883949596369">
            <text:p>1.07883949596E-06</text:p>
          </table:table-cell>
          <table:table-cell/>
        </table:table-row>
        <table:table-row table:style-name="ro1">
          <table:table-cell office:value-type="float" office:value="224255040">
            <text:p>224255040</text:p>
          </table:table-cell>
          <table:table-cell office:value-type="float" office:value="242">
            <text:p>242</text:p>
          </table:table-cell>
          <table:table-cell table:formula="of:=[.B161]/[.A161]" office:value-type="float" office:value="0.00000107912847800433">
            <text:p>1.07912847800E-06</text:p>
          </table:table-cell>
          <table:table-cell/>
        </table:table-row>
        <table:table-row table:style-name="ro1">
          <table:table-cell office:value-type="float" office:value="224355330">
            <text:p>224355330</text:p>
          </table:table-cell>
          <table:table-cell office:value-type="float" office:value="242.1">
            <text:p>242.1</text:p>
          </table:table-cell>
          <table:table-cell table:formula="of:=[.B162]/[.A162]" office:value-type="float" office:value="0.00000107909181386509">
            <text:p>1.07909181387E-06</text:p>
          </table:table-cell>
          <table:table-cell/>
        </table:table-row>
        <table:table-row table:style-name="ro1">
          <table:table-cell office:value-type="float" office:value="224534601">
            <text:p>224534601</text:p>
          </table:table-cell>
          <table:table-cell office:value-type="float" office:value="242.3">
            <text:p>242.3</text:p>
          </table:table-cell>
          <table:table-cell table:formula="of:=[.B163]/[.A163]" office:value-type="float" office:value="0.00000107912098590097">
            <text:p>1.07912098590E-06</text:p>
          </table:table-cell>
          <table:table-cell/>
        </table:table-row>
        <table:table-row table:style-name="ro1">
          <table:table-cell office:value-type="float" office:value="224739861">
            <text:p>224739861</text:p>
          </table:table-cell>
          <table:table-cell office:value-type="float" office:value="242.1">
            <text:p>242.1</text:p>
          </table:table-cell>
          <table:table-cell table:formula="of:=[.B164]/[.A164]" office:value-type="float" office:value="0.00000107724548250032">
            <text:p>1.07724548250E-06</text:p>
          </table:table-cell>
          <table:table-cell/>
        </table:table-row>
        <table:table-row table:style-name="ro1">
          <table:table-cell office:value-type="float" office:value="224796260">
            <text:p>224796260</text:p>
          </table:table-cell>
          <table:table-cell office:value-type="float" office:value="242.1">
            <text:p>242.1</text:p>
          </table:table-cell>
          <table:table-cell table:formula="of:=[.B165]/[.A165]" office:value-type="float" office:value="0.00000107697521302178">
            <text:p>1.07697521302E-06</text:p>
          </table:table-cell>
          <table:table-cell/>
        </table:table-row>
        <table:table-row table:style-name="ro1">
          <table:table-cell office:value-type="float" office:value="224745421">
            <text:p>224745421</text:p>
          </table:table-cell>
          <table:table-cell office:value-type="float" office:value="242">
            <text:p>242</text:p>
          </table:table-cell>
          <table:table-cell table:formula="of:=[.B166]/[.A166]" office:value-type="float" office:value="0.00000107677388452777">
            <text:p>1.07677388453E-06</text:p>
          </table:table-cell>
          <table:table-cell/>
        </table:table-row>
        <table:table-row table:style-name="ro1">
          <table:table-cell office:value-type="float" office:value="224601537">
            <text:p>224601537</text:p>
          </table:table-cell>
          <table:table-cell office:value-type="float" office:value="241.7">
            <text:p>241.7</text:p>
          </table:table-cell>
          <table:table-cell table:formula="of:=[.B167]/[.A167]" office:value-type="float" office:value="0.00000107612798749458">
            <text:p>1.07612798749E-06</text:p>
          </table:table-cell>
          <table:table-cell/>
        </table:table-row>
        <table:table-row table:style-name="ro1">
          <table:table-cell office:value-type="float" office:value="224485888">
            <text:p>224485888</text:p>
          </table:table-cell>
          <table:table-cell office:value-type="float" office:value="241.5">
            <text:p>241.5</text:p>
          </table:table-cell>
          <table:table-cell table:formula="of:=[.B168]/[.A168]" office:value-type="float" office:value="0.00000107579145465037">
            <text:p>1.07579145465E-06</text:p>
          </table:table-cell>
          <table:table-cell/>
        </table:table-row>
        <table:table-row table:style-name="ro1">
          <table:table-cell office:value-type="float" office:value="224541395">
            <text:p>224541395</text:p>
          </table:table-cell>
          <table:table-cell office:value-type="float" office:value="241.3">
            <text:p>241.3</text:p>
          </table:table-cell>
          <table:table-cell table:formula="of:=[.B169]/[.A169]" office:value-type="float" office:value="0.00000107463481288161">
            <text:p>1.07463481288E-06</text:p>
          </table:table-cell>
          <table:table-cell/>
        </table:table-row>
        <table:table-row table:style-name="ro1">
          <table:table-cell office:value-type="float" office:value="224486442">
            <text:p>224486442</text:p>
          </table:table-cell>
          <table:table-cell office:value-type="float" office:value="241.4">
            <text:p>241.4</text:p>
          </table:table-cell>
          <table:table-cell table:formula="of:=[.B170]/[.A170]" office:value-type="float" office:value="0.00000107534333855227">
            <text:p>1.07534333855E-06</text:p>
          </table:table-cell>
          <table:table-cell/>
        </table:table-row>
        <table:table-row table:style-name="ro1">
          <table:table-cell office:value-type="float" office:value="224556992">
            <text:p>224556992</text:p>
          </table:table-cell>
          <table:table-cell office:value-type="float" office:value="241.3">
            <text:p>241.3</text:p>
          </table:table-cell>
          <table:table-cell table:formula="of:=[.B171]/[.A171]" office:value-type="float" office:value="0.00000107456017223458">
            <text:p>1.07456017223E-06</text:p>
          </table:table-cell>
          <table:table-cell/>
        </table:table-row>
        <table:table-row table:style-name="ro1">
          <table:table-cell office:value-type="float" office:value="224688833">
            <text:p>224688833</text:p>
          </table:table-cell>
          <table:table-cell office:value-type="float" office:value="240.9">
            <text:p>240.9</text:p>
          </table:table-cell>
          <table:table-cell table:formula="of:=[.B172]/[.A172]" office:value-type="float" office:value="0.00000107214941118146">
            <text:p>1.07214941118E-06</text:p>
          </table:table-cell>
          <table:table-cell/>
        </table:table-row>
        <table:table-row table:style-name="ro1">
          <table:table-cell office:value-type="float" office:value="224780756">
            <text:p>224780756</text:p>
          </table:table-cell>
          <table:table-cell office:value-type="float" office:value="241.1">
            <text:p>241.1</text:p>
          </table:table-cell>
          <table:table-cell table:formula="of:=[.B173]/[.A173]" office:value-type="float" office:value="0.00000107260071676243">
            <text:p>1.07260071676E-06</text:p>
          </table:table-cell>
          <table:table-cell/>
        </table:table-row>
        <table:table-row table:style-name="ro1">
          <table:table-cell office:value-type="float" office:value="224714743">
            <text:p>224714743</text:p>
          </table:table-cell>
          <table:table-cell office:value-type="float" office:value="241.4">
            <text:p>241.4</text:p>
          </table:table-cell>
          <table:table-cell table:formula="of:=[.B174]/[.A174]" office:value-type="float" office:value="0.00000107425083364468">
            <text:p>1.07425083364E-06</text:p>
          </table:table-cell>
          <table:table-cell/>
        </table:table-row>
        <table:table-row table:style-name="ro1">
          <table:table-cell office:value-type="float" office:value="224682658">
            <text:p>224682658</text:p>
          </table:table-cell>
          <table:table-cell office:value-type="float" office:value="241.2">
            <text:p>241.2</text:p>
          </table:table-cell>
          <table:table-cell table:formula="of:=[.B175]/[.A175]" office:value-type="float" office:value="0.00000107351409382027">
            <text:p>1.07351409382E-06</text:p>
          </table:table-cell>
          <table:table-cell/>
        </table:table-row>
        <table:table-row table:style-name="ro1">
          <table:table-cell office:value-type="float" office:value="224449297">
            <text:p>224449297</text:p>
          </table:table-cell>
          <table:table-cell office:value-type="float" office:value="241.4">
            <text:p>241.4</text:p>
          </table:table-cell>
          <table:table-cell table:formula="of:=[.B176]/[.A176]" office:value-type="float" office:value="0.00000107552130136545">
            <text:p>1.07552130137E-06</text:p>
          </table:table-cell>
          <table:table-cell/>
        </table:table-row>
        <table:table-row table:style-name="ro1">
          <table:table-cell office:value-type="float" office:value="224337709">
            <text:p>224337709</text:p>
          </table:table-cell>
          <table:table-cell office:value-type="float" office:value="241.3">
            <text:p>241.3</text:p>
          </table:table-cell>
          <table:table-cell table:formula="of:=[.B177]/[.A177]" office:value-type="float" office:value="0.00000107561052074397">
            <text:p>1.07561052074E-06</text:p>
          </table:table-cell>
          <table:table-cell/>
        </table:table-row>
        <table:table-row table:style-name="ro1">
          <table:table-cell office:value-type="float" office:value="224040352">
            <text:p>224040352</text:p>
          </table:table-cell>
          <table:table-cell office:value-type="float" office:value="241.3">
            <text:p>241.3</text:p>
          </table:table-cell>
          <table:table-cell table:formula="of:=[.B178]/[.A178]" office:value-type="float" office:value="0.00000107703812213257">
            <text:p>1.07703812213E-06</text:p>
          </table:table-cell>
          <table:table-cell/>
        </table:table-row>
        <table:table-row table:style-name="ro1">
          <table:table-cell office:value-type="float" office:value="223935158">
            <text:p>223935158</text:p>
          </table:table-cell>
          <table:table-cell office:value-type="float" office:value="241.2">
            <text:p>241.2</text:p>
          </table:table-cell>
          <table:table-cell table:formula="of:=[.B179]/[.A179]" office:value-type="float" office:value="0.00000107709750516263">
            <text:p>1.07709750516E-06</text:p>
          </table:table-cell>
          <table:table-cell/>
        </table:table-row>
        <table:table-row table:style-name="ro1">
          <table:table-cell office:value-type="float" office:value="223921381">
            <text:p>223921381</text:p>
          </table:table-cell>
          <table:table-cell office:value-type="float" office:value="241.3">
            <text:p>241.3</text:p>
          </table:table-cell>
          <table:table-cell table:formula="of:=[.B180]/[.A180]" office:value-type="float" office:value="0.00000107761036003971">
            <text:p>1.07761036004E-06</text:p>
          </table:table-cell>
          <table:table-cell/>
        </table:table-row>
        <table:table-row table:style-name="ro1">
          <table:table-cell office:value-type="float" office:value="223677826">
            <text:p>223677826</text:p>
          </table:table-cell>
          <table:table-cell office:value-type="float" office:value="241.2">
            <text:p>241.2</text:p>
          </table:table-cell>
          <table:table-cell table:formula="of:=[.B181]/[.A181]" office:value-type="float" office:value="0.00000107833666087223">
            <text:p>1.07833666087E-06</text:p>
          </table:table-cell>
          <table:table-cell/>
        </table:table-row>
        <table:table-row table:style-name="ro1">
          <table:table-cell office:value-type="float" office:value="223752193">
            <text:p>223752193</text:p>
          </table:table-cell>
          <table:table-cell office:value-type="float" office:value="241.3">
            <text:p>241.3</text:p>
          </table:table-cell>
          <table:table-cell table:formula="of:=[.B182]/[.A182]" office:value-type="float" office:value="0.00000107842518441819">
            <text:p>1.07842518442E-06</text:p>
          </table:table-cell>
          <table:table-cell/>
        </table:table-row>
        <table:table-row table:style-name="ro1">
          <table:table-cell office:value-type="float" office:value="223935285">
            <text:p>223935285</text:p>
          </table:table-cell>
          <table:table-cell office:value-type="float" office:value="241.4">
            <text:p>241.4</text:p>
          </table:table-cell>
          <table:table-cell table:formula="of:=[.B183]/[.A183]" office:value-type="float" office:value="0.00000107799000947975">
            <text:p>1.07799000948E-06</text:p>
          </table:table-cell>
          <table:table-cell/>
        </table:table-row>
        <table:table-row table:style-name="ro1">
          <table:table-cell office:value-type="float" office:value="224041894">
            <text:p>224041894</text:p>
          </table:table-cell>
          <table:table-cell office:value-type="float" office:value="241.6">
            <text:p>241.6</text:p>
          </table:table-cell>
          <table:table-cell table:formula="of:=[.B184]/[.A184]" office:value-type="float" office:value="0.0000010783697445443">
            <text:p>1.07836974454E-06</text:p>
          </table:table-cell>
          <table:table-cell/>
        </table:table-row>
        <table:table-row table:style-name="ro1">
          <table:table-cell office:value-type="float" office:value="224100370">
            <text:p>224100370</text:p>
          </table:table-cell>
          <table:table-cell office:value-type="float" office:value="241.6">
            <text:p>241.6</text:p>
          </table:table-cell>
          <table:table-cell table:formula="of:=[.B185]/[.A185]" office:value-type="float" office:value="0.00000107808835835479">
            <text:p>1.07808835835E-06</text:p>
          </table:table-cell>
          <table:table-cell/>
        </table:table-row>
        <table:table-row table:style-name="ro1">
          <table:table-cell office:value-type="float" office:value="224082659">
            <text:p>224082659</text:p>
          </table:table-cell>
          <table:table-cell office:value-type="float" office:value="241.3">
            <text:p>241.3</text:p>
          </table:table-cell>
          <table:table-cell table:formula="of:=[.B186]/[.A186]" office:value-type="float" office:value="0.00000107683477640276">
            <text:p>1.07683477640E-06</text:p>
          </table:table-cell>
          <table:table-cell/>
        </table:table-row>
        <table:table-row table:style-name="ro1">
          <table:table-cell office:value-type="float" office:value="224089834">
            <text:p>224089834</text:p>
          </table:table-cell>
          <table:table-cell office:value-type="float" office:value="241.4">
            <text:p>241.4</text:p>
          </table:table-cell>
          <table:table-cell table:formula="of:=[.B187]/[.A187]" office:value-type="float" office:value="0.00000107724654747167">
            <text:p>1.07724654747E-06</text:p>
          </table:table-cell>
          <table:table-cell/>
        </table:table-row>
        <table:table-row table:style-name="ro1">
          <table:table-cell office:value-type="float" office:value="223935720">
            <text:p>223935720</text:p>
          </table:table-cell>
          <table:table-cell office:value-type="float" office:value="241.2">
            <text:p>241.2</text:p>
          </table:table-cell>
          <table:table-cell table:formula="of:=[.B188]/[.A188]" office:value-type="float" office:value="0.00000107709480202622">
            <text:p>1.07709480203E-06</text:p>
          </table:table-cell>
          <table:table-cell/>
        </table:table-row>
        <table:table-row table:style-name="ro1">
          <table:table-cell office:value-type="float" office:value="223848191">
            <text:p>223848191</text:p>
          </table:table-cell>
          <table:table-cell office:value-type="float" office:value="241">
            <text:p>241</text:p>
          </table:table-cell>
          <table:table-cell table:formula="of:=[.B189]/[.A189]" office:value-type="float" office:value="0.00000107662250440076">
            <text:p>1.07662250440E-06</text:p>
          </table:table-cell>
          <table:table-cell/>
        </table:table-row>
        <table:table-row table:style-name="ro1">
          <table:table-cell office:value-type="float" office:value="223762578">
            <text:p>223762578</text:p>
          </table:table-cell>
          <table:table-cell office:value-type="float" office:value="241.1">
            <text:p>241.1</text:p>
          </table:table-cell>
          <table:table-cell table:formula="of:=[.B190]/[.A190]" office:value-type="float" office:value="0.00000107748132934007">
            <text:p>1.07748132934E-06</text:p>
          </table:table-cell>
          <table:table-cell/>
        </table:table-row>
        <table:table-row table:style-name="ro1">
          <table:table-cell office:value-type="float" office:value="223843845">
            <text:p>223843845</text:p>
          </table:table-cell>
          <table:table-cell office:value-type="float" office:value="241.1">
            <text:p>241.1</text:p>
          </table:table-cell>
          <table:table-cell table:formula="of:=[.B191]/[.A191]" office:value-type="float" office:value="0.00000107709014737484">
            <text:p>1.07709014737E-06</text:p>
          </table:table-cell>
          <table:table-cell/>
        </table:table-row>
        <table:table-row table:style-name="ro1">
          <table:table-cell office:value-type="float" office:value="224013010">
            <text:p>224013010</text:p>
          </table:table-cell>
          <table:table-cell office:value-type="float" office:value="241.1">
            <text:p>241.1</text:p>
          </table:table-cell>
          <table:table-cell table:formula="of:=[.B192]/[.A192]" office:value-type="float" office:value="0.0000010762767751748">
            <text:p>1.07627677517E-06</text:p>
          </table:table-cell>
          <table:table-cell/>
        </table:table-row>
        <table:table-row table:style-name="ro1">
          <table:table-cell office:value-type="float" office:value="224134537">
            <text:p>224134537</text:p>
          </table:table-cell>
          <table:table-cell office:value-type="float" office:value="241.2">
            <text:p>241.2</text:p>
          </table:table-cell>
          <table:table-cell table:formula="of:=[.B193]/[.A193]" office:value-type="float" office:value="0.00000107613937248769">
            <text:p>1.07613937249E-06</text:p>
          </table:table-cell>
          <table:table-cell/>
        </table:table-row>
        <table:table-row table:style-name="ro1">
          <table:table-cell office:value-type="float" office:value="224206084">
            <text:p>224206084</text:p>
          </table:table-cell>
          <table:table-cell office:value-type="float" office:value="241">
            <text:p>241</text:p>
          </table:table-cell>
          <table:table-cell table:formula="of:=[.B194]/[.A194]" office:value-type="float" office:value="0.00000107490392633592">
            <text:p>1.07490392634E-06</text:p>
          </table:table-cell>
          <table:table-cell/>
        </table:table-row>
        <table:table-row table:style-name="ro1">
          <table:table-cell office:value-type="float" office:value="224165964">
            <text:p>224165964</text:p>
          </table:table-cell>
          <table:table-cell office:value-type="float" office:value="241.2">
            <text:p>241.2</text:p>
          </table:table-cell>
          <table:table-cell table:formula="of:=[.B195]/[.A195]" office:value-type="float" office:value="0.00000107598850287549">
            <text:p>1.07598850288E-06</text:p>
          </table:table-cell>
          <table:table-cell/>
        </table:table-row>
        <table:table-row table:style-name="ro1">
          <table:table-cell office:value-type="float" office:value="224106564">
            <text:p>224106564</text:p>
          </table:table-cell>
          <table:table-cell office:value-type="float" office:value="241.3">
            <text:p>241.3</text:p>
          </table:table-cell>
          <table:table-cell table:formula="of:=[.B196]/[.A196]" office:value-type="float" office:value="0.00000107671991258587">
            <text:p>1.07671991259E-06</text:p>
          </table:table-cell>
          <table:table-cell/>
        </table:table-row>
        <table:table-row table:style-name="ro1">
          <table:table-cell office:value-type="float" office:value="224077738">
            <text:p>224077738</text:p>
          </table:table-cell>
          <table:table-cell office:value-type="float" office:value="241">
            <text:p>241</text:p>
          </table:table-cell>
          <table:table-cell table:formula="of:=[.B197]/[.A197]" office:value-type="float" office:value="0.00000107551960382606">
            <text:p>1.07551960383E-06</text:p>
          </table:table-cell>
          <table:table-cell/>
        </table:table-row>
        <table:table-row table:style-name="ro1">
          <table:table-cell office:value-type="float" office:value="223816081">
            <text:p>223816081</text:p>
          </table:table-cell>
          <table:table-cell office:value-type="float" office:value="241.2">
            <text:p>241.2</text:p>
          </table:table-cell>
          <table:table-cell table:formula="of:=[.B198]/[.A198]" office:value-type="float" office:value="0.00000107767055397597">
            <text:p>1.07767055398E-06</text:p>
          </table:table-cell>
          <table:table-cell/>
        </table:table-row>
        <table:table-row table:style-name="ro1">
          <table:table-cell office:value-type="float" office:value="223715793">
            <text:p>223715793</text:p>
          </table:table-cell>
          <table:table-cell office:value-type="float" office:value="241.2">
            <text:p>241.2</text:p>
          </table:table-cell>
          <table:table-cell table:formula="of:=[.B199]/[.A199]" office:value-type="float" office:value="0.00000107815365542834">
            <text:p>1.07815365543E-06</text:p>
          </table:table-cell>
          <table:table-cell/>
        </table:table-row>
        <table:table-row table:style-name="ro1">
          <table:table-cell office:value-type="float" office:value="223733068">
            <text:p>223733068</text:p>
          </table:table-cell>
          <table:table-cell office:value-type="float" office:value="241.2">
            <text:p>241.2</text:p>
          </table:table-cell>
          <table:table-cell table:formula="of:=[.B200]/[.A200]" office:value-type="float" office:value="0.00000107807040843868">
            <text:p>1.07807040844E-06</text:p>
          </table:table-cell>
          <table:table-cell/>
        </table:table-row>
        <table:table-row table:style-name="ro1">
          <table:table-cell office:value-type="float" office:value="223725836">
            <text:p>223725836</text:p>
          </table:table-cell>
          <table:table-cell office:value-type="float" office:value="241.3">
            <text:p>241.3</text:p>
          </table:table-cell>
          <table:table-cell table:formula="of:=[.B201]/[.A201]" office:value-type="float" office:value="0.00000107855223301076">
            <text:p>1.07855223301E-06</text:p>
          </table:table-cell>
          <table:table-cell/>
        </table:table-row>
        <table:table-row table:style-name="ro1">
          <table:table-cell office:value-type="float" office:value="223748165">
            <text:p>223748165</text:p>
          </table:table-cell>
          <table:table-cell office:value-type="float" office:value="241.2">
            <text:p>241.2</text:p>
          </table:table-cell>
          <table:table-cell table:formula="of:=[.B202]/[.A202]" office:value-type="float" office:value="0.00000107799766760098">
            <text:p>1.07799766760E-06</text:p>
          </table:table-cell>
          <table:table-cell/>
        </table:table-row>
        <table:table-row table:style-name="ro1">
          <table:table-cell office:value-type="float" office:value="223826626">
            <text:p>223826626</text:p>
          </table:table-cell>
          <table:table-cell office:value-type="float" office:value="241.4">
            <text:p>241.4</text:p>
          </table:table-cell>
          <table:table-cell table:formula="of:=[.B203]/[.A203]" office:value-type="float" office:value="0.00000107851333111727">
            <text:p>1.07851333112E-06</text:p>
          </table:table-cell>
          <table:table-cell/>
        </table:table-row>
        <table:table-row table:style-name="ro1">
          <table:table-cell office:value-type="float" office:value="223832394">
            <text:p>223832394</text:p>
          </table:table-cell>
          <table:table-cell office:value-type="float" office:value="241.2">
            <text:p>241.2</text:p>
          </table:table-cell>
          <table:table-cell table:formula="of:=[.B204]/[.A204]" office:value-type="float" office:value="0.000001077592012888">
            <text:p>1.07759201289E-06</text:p>
          </table:table-cell>
          <table:table-cell/>
        </table:table-row>
        <table:table-row table:style-name="ro1">
          <table:table-cell office:value-type="float" office:value="224014125">
            <text:p>224014125</text:p>
          </table:table-cell>
          <table:table-cell office:value-type="float" office:value="241.3">
            <text:p>241.3</text:p>
          </table:table-cell>
          <table:table-cell table:formula="of:=[.B205]/[.A205]" office:value-type="float" office:value="0.00000107716421899735">
            <text:p>1.07716421900E-06</text:p>
          </table:table-cell>
          <table:table-cell/>
        </table:table-row>
        <table:table-row table:style-name="ro1">
          <table:table-cell office:value-type="float" office:value="224055028">
            <text:p>224055028</text:p>
          </table:table-cell>
          <table:table-cell office:value-type="float" office:value="240.9">
            <text:p>240.9</text:p>
          </table:table-cell>
          <table:table-cell table:formula="of:=[.B206]/[.A206]" office:value-type="float" office:value="0.00000107518229851999">
            <text:p>1.07518229852E-06</text:p>
          </table:table-cell>
          <table:table-cell/>
        </table:table-row>
        <table:table-row table:style-name="ro1">
          <table:table-cell office:value-type="float" office:value="223832914">
            <text:p>223832914</text:p>
          </table:table-cell>
          <table:table-cell office:value-type="float" office:value="240.9">
            <text:p>240.9</text:p>
          </table:table-cell>
          <table:table-cell table:formula="of:=[.B207]/[.A207]" office:value-type="float" office:value="0.00000107624922400823">
            <text:p>1.07624922401E-06</text:p>
          </table:table-cell>
          <table:table-cell/>
        </table:table-row>
        <table:table-row table:style-name="ro1">
          <table:table-cell office:value-type="float" office:value="223936399">
            <text:p>223936399</text:p>
          </table:table-cell>
          <table:table-cell office:value-type="float" office:value="240.8">
            <text:p>240.8</text:p>
          </table:table-cell>
          <table:table-cell table:formula="of:=[.B208]/[.A208]" office:value-type="float" office:value="0.00000107530531470232">
            <text:p>1.07530531470E-06</text:p>
          </table:table-cell>
          <table:table-cell/>
        </table:table-row>
        <table:table-row table:style-name="ro1">
          <table:table-cell office:value-type="float" office:value="223865552">
            <text:p>223865552</text:p>
          </table:table-cell>
          <table:table-cell office:value-type="float" office:value="240.7">
            <text:p>240.7</text:p>
          </table:table-cell>
          <table:table-cell table:formula="of:=[.B209]/[.A209]" office:value-type="float" office:value="0.00000107519892118105">
            <text:p>1.07519892118E-06</text:p>
          </table:table-cell>
          <table:table-cell/>
        </table:table-row>
        <table:table-row table:style-name="ro1">
          <table:table-cell office:value-type="float" office:value="223800507">
            <text:p>223800507</text:p>
          </table:table-cell>
          <table:table-cell office:value-type="float" office:value="240.2">
            <text:p>240.2</text:p>
          </table:table-cell>
          <table:table-cell table:formula="of:=[.B210]/[.A210]" office:value-type="float" office:value="0.00000107327728261134">
            <text:p>1.07327728261E-06</text:p>
          </table:table-cell>
          <table:table-cell/>
        </table:table-row>
        <table:table-row table:style-name="ro1">
          <table:table-cell office:value-type="float" office:value="223808623">
            <text:p>223808623</text:p>
          </table:table-cell>
          <table:table-cell office:value-type="float" office:value="240.3">
            <text:p>240.3</text:p>
          </table:table-cell>
          <table:table-cell table:formula="of:=[.B211]/[.A211]" office:value-type="float" office:value="0.00000107368517253243">
            <text:p>1.07368517253E-06</text:p>
          </table:table-cell>
          <table:table-cell/>
        </table:table-row>
        <table:table-row table:style-name="ro1">
          <table:table-cell office:value-type="float" office:value="223842108">
            <text:p>223842108</text:p>
          </table:table-cell>
          <table:table-cell office:value-type="float" office:value="240.3">
            <text:p>240.3</text:p>
          </table:table-cell>
          <table:table-cell table:formula="of:=[.B212]/[.A212]" office:value-type="float" office:value="0.00000107352455776551">
            <text:p>1.07352455777E-06</text:p>
          </table:table-cell>
          <table:table-cell/>
        </table:table-row>
        <table:table-row table:style-name="ro1">
          <table:table-cell office:value-type="float" office:value="223912756">
            <text:p>223912756</text:p>
          </table:table-cell>
          <table:table-cell office:value-type="float" office:value="240.5">
            <text:p>240.5</text:p>
          </table:table-cell>
          <table:table-cell table:formula="of:=[.B213]/[.A213]" office:value-type="float" office:value="0.00000107407904889528">
            <text:p>1.07407904890E-06</text:p>
          </table:table-cell>
          <table:table-cell/>
        </table:table-row>
        <table:table-row table:style-name="ro1">
          <table:table-cell office:value-type="float" office:value="223906000">
            <text:p>223906000</text:p>
          </table:table-cell>
          <table:table-cell office:value-type="float" office:value="240.5">
            <text:p>240.5</text:p>
          </table:table-cell>
          <table:table-cell table:formula="of:=[.B214]/[.A214]" office:value-type="float" office:value="0.00000107411145748662">
            <text:p>1.07411145749E-06</text:p>
          </table:table-cell>
          <table:table-cell/>
        </table:table-row>
        <table:table-row table:style-name="ro1">
          <table:table-cell office:value-type="float" office:value="223988842">
            <text:p>223988842</text:p>
          </table:table-cell>
          <table:table-cell office:value-type="float" office:value="240.5">
            <text:p>240.5</text:p>
          </table:table-cell>
          <table:table-cell table:formula="of:=[.B215]/[.A215]" office:value-type="float" office:value="0.00000107371419867424">
            <text:p>1.07371419867E-06</text:p>
          </table:table-cell>
          <table:table-cell/>
        </table:table-row>
        <table:table-row table:style-name="ro1">
          <table:table-cell office:value-type="float" office:value="223750230">
            <text:p>223750230</text:p>
          </table:table-cell>
          <table:table-cell office:value-type="float" office:value="240.8">
            <text:p>240.8</text:p>
          </table:table-cell>
          <table:table-cell table:formula="of:=[.B216]/[.A216]" office:value-type="float" office:value="0.00000107620001105697">
            <text:p>1.07620001106E-06</text:p>
          </table:table-cell>
          <table:table-cell/>
        </table:table-row>
        <table:table-row table:style-name="ro1">
          <table:table-cell office:value-type="float" office:value="223701350">
            <text:p>223701350</text:p>
          </table:table-cell>
          <table:table-cell office:value-type="float" office:value="240.6">
            <text:p>240.6</text:p>
          </table:table-cell>
          <table:table-cell table:formula="of:=[.B217]/[.A217]" office:value-type="float" office:value="0.0000010755411176553">
            <text:p>1.07554111766E-06</text:p>
          </table:table-cell>
          <table:table-cell/>
        </table:table-row>
        <table:table-row table:style-name="ro1">
          <table:table-cell office:value-type="float" office:value="223613527">
            <text:p>223613527</text:p>
          </table:table-cell>
          <table:table-cell office:value-type="float" office:value="240.5">
            <text:p>240.5</text:p>
          </table:table-cell>
          <table:table-cell table:formula="of:=[.B218]/[.A218]" office:value-type="float" office:value="0.00000107551633045885">
            <text:p>1.07551633046E-06</text:p>
          </table:table-cell>
          <table:table-cell/>
        </table:table-row>
        <table:table-row table:style-name="ro1">
          <table:table-cell office:value-type="float" office:value="223506682">
            <text:p>223506682</text:p>
          </table:table-cell>
          <table:table-cell office:value-type="float" office:value="240.5">
            <text:p>240.5</text:p>
          </table:table-cell>
          <table:table-cell table:formula="of:=[.B219]/[.A219]" office:value-type="float" office:value="0.00000107603046963938">
            <text:p>1.07603046964E-06</text:p>
          </table:table-cell>
          <table:table-cell/>
        </table:table-row>
        <table:table-row table:style-name="ro1">
          <table:table-cell office:value-type="float" office:value="223150421">
            <text:p>223150421</text:p>
          </table:table-cell>
          <table:table-cell office:value-type="float" office:value="240.4">
            <text:p>240.4</text:p>
          </table:table-cell>
          <table:table-cell table:formula="of:=[.B220]/[.A220]" office:value-type="float" office:value="0.00000107730023059199">
            <text:p>1.07730023059E-06</text:p>
          </table:table-cell>
          <table:table-cell/>
        </table:table-row>
        <table:table-row table:style-name="ro1">
          <table:table-cell office:value-type="float" office:value="223017484">
            <text:p>223017484</text:p>
          </table:table-cell>
          <table:table-cell office:value-type="float" office:value="240.5">
            <text:p>240.5</text:p>
          </table:table-cell>
          <table:table-cell table:formula="of:=[.B221]/[.A221]" office:value-type="float" office:value="0.00000107839078661653">
            <text:p>1.07839078662E-06</text:p>
          </table:table-cell>
          <table:table-cell/>
        </table:table-row>
        <table:table-row table:style-name="ro1">
          <table:table-cell office:value-type="float" office:value="223092146">
            <text:p>223092146</text:p>
          </table:table-cell>
          <table:table-cell office:value-type="float" office:value="240.3">
            <text:p>240.3</text:p>
          </table:table-cell>
          <table:table-cell table:formula="of:=[.B222]/[.A222]" office:value-type="float" office:value="0.00000107713339222619">
            <text:p>1.07713339223E-06</text:p>
          </table:table-cell>
          <table:table-cell/>
        </table:table-row>
        <table:table-row table:style-name="ro1">
          <table:table-cell office:value-type="float" office:value="223157978">
            <text:p>223157978</text:p>
          </table:table-cell>
          <table:table-cell office:value-type="float" office:value="240.4">
            <text:p>240.4</text:p>
          </table:table-cell>
          <table:table-cell table:formula="of:=[.B223]/[.A223]" office:value-type="float" office:value="0.00000107726374900206">
            <text:p>1.07726374900E-06</text:p>
          </table:table-cell>
          <table:table-cell/>
        </table:table-row>
        <table:table-row table:style-name="ro1">
          <table:table-cell office:value-type="float" office:value="223191767">
            <text:p>223191767</text:p>
          </table:table-cell>
          <table:table-cell office:value-type="float" office:value="240.6">
            <text:p>240.6</text:p>
          </table:table-cell>
          <table:table-cell table:formula="of:=[.B224]/[.A224]" office:value-type="float" office:value="0.00000107799675245189">
            <text:p>1.07799675245E-06</text:p>
          </table:table-cell>
          <table:table-cell/>
        </table:table-row>
        <table:table-row table:style-name="ro1">
          <table:table-cell office:value-type="float" office:value="223304738">
            <text:p>223304738</text:p>
          </table:table-cell>
          <table:table-cell office:value-type="float" office:value="239.9">
            <text:p>239.9</text:p>
          </table:table-cell>
          <table:table-cell table:formula="of:=[.B225]/[.A225]" office:value-type="float" office:value="0.00000107431665869983">
            <text:p>1.07431665870E-06</text:p>
          </table:table-cell>
          <table:table-cell/>
        </table:table-row>
        <table:table-row table:style-name="ro1">
          <table:table-cell office:value-type="float" office:value="223504161">
            <text:p>223504161</text:p>
          </table:table-cell>
          <table:table-cell office:value-type="float" office:value="240.8">
            <text:p>240.8</text:p>
          </table:table-cell>
          <table:table-cell table:formula="of:=[.B226]/[.A226]" office:value-type="float" office:value="0.00000107738486354176">
            <text:p>1.07738486354E-06</text:p>
          </table:table-cell>
          <table:table-cell/>
        </table:table-row>
        <table:table-row table:style-name="ro1">
          <table:table-cell office:value-type="float" office:value="223449179">
            <text:p>223449179</text:p>
          </table:table-cell>
          <table:table-cell office:value-type="float" office:value="240.6">
            <text:p>240.6</text:p>
          </table:table-cell>
          <table:table-cell table:formula="of:=[.B227]/[.A227]" office:value-type="float" office:value="0.00000107675490720868">
            <text:p>1.07675490721E-06</text:p>
          </table:table-cell>
          <table:table-cell/>
        </table:table-row>
        <table:table-row table:style-name="ro1">
          <table:table-cell office:value-type="float" office:value="223377412">
            <text:p>223377412</text:p>
          </table:table-cell>
          <table:table-cell office:value-type="float" office:value="240.6">
            <text:p>240.6</text:p>
          </table:table-cell>
          <table:table-cell table:formula="of:=[.B228]/[.A228]" office:value-type="float" office:value="0.00000107710084849582">
            <text:p>1.07710084850E-06</text:p>
          </table:table-cell>
          <table:table-cell/>
        </table:table-row>
        <table:table-row table:style-name="ro1">
          <table:table-cell office:value-type="float" office:value="223355579">
            <text:p>223355579</text:p>
          </table:table-cell>
          <table:table-cell office:value-type="float" office:value="240.8">
            <text:p>240.8</text:p>
          </table:table-cell>
          <table:table-cell table:formula="of:=[.B229]/[.A229]" office:value-type="float" office:value="0.00000107810156826215">
            <text:p>1.07810156826E-06</text:p>
          </table:table-cell>
          <table:table-cell/>
        </table:table-row>
        <table:table-row table:style-name="ro1">
          <table:table-cell office:value-type="float" office:value="223230942">
            <text:p>223230942</text:p>
          </table:table-cell>
          <table:table-cell office:value-type="float" office:value="241.2">
            <text:p>241.2</text:p>
          </table:table-cell>
          <table:table-cell table:formula="of:=[.B230]/[.A230]" office:value-type="float" office:value="0.00000108049537326237">
            <text:p>1.08049537326E-06</text:p>
          </table:table-cell>
          <table:table-cell/>
        </table:table-row>
        <table:table-row table:style-name="ro1">
          <table:table-cell office:value-type="float" office:value="223137268">
            <text:p>223137268</text:p>
          </table:table-cell>
          <table:table-cell office:value-type="float" office:value="240.9">
            <text:p>240.9</text:p>
          </table:table-cell>
          <table:table-cell table:formula="of:=[.B231]/[.A231]" office:value-type="float" office:value="0.00000107960450604782">
            <text:p>1.07960450605E-06</text:p>
          </table:table-cell>
          <table:table-cell/>
        </table:table-row>
        <table:table-row table:style-name="ro1">
          <table:table-cell office:value-type="float" office:value="223067024">
            <text:p>223067024</text:p>
          </table:table-cell>
          <table:table-cell office:value-type="float" office:value="241">
            <text:p>241</text:p>
          </table:table-cell>
          <table:table-cell table:formula="of:=[.B232]/[.A232]" office:value-type="float" office:value="0.00000108039277020166">
            <text:p>1.08039277020E-06</text:p>
          </table:table-cell>
          <table:table-cell/>
        </table:table-row>
        <table:table-row table:style-name="ro1">
          <table:table-cell office:value-type="float" office:value="223222497">
            <text:p>223222497</text:p>
          </table:table-cell>
          <table:table-cell office:value-type="float" office:value="241.1">
            <text:p>241.1</text:p>
          </table:table-cell>
          <table:table-cell table:formula="of:=[.B233]/[.A233]" office:value-type="float" office:value="0.00000108008826726815">
            <text:p>1.08008826727E-06</text:p>
          </table:table-cell>
          <table:table-cell/>
        </table:table-row>
        <table:table-row table:style-name="ro1">
          <table:table-cell office:value-type="float" office:value="223341798">
            <text:p>223341798</text:p>
          </table:table-cell>
          <table:table-cell office:value-type="float" office:value="241.2">
            <text:p>241.2</text:p>
          </table:table-cell>
          <table:table-cell table:formula="of:=[.B234]/[.A234]" office:value-type="float" office:value="0.00000107995906793945">
            <text:p>1.07995906794E-06</text:p>
          </table:table-cell>
          <table:table-cell/>
        </table:table-row>
        <table:table-row table:style-name="ro1">
          <table:table-cell office:value-type="float" office:value="223355144">
            <text:p>223355144</text:p>
          </table:table-cell>
          <table:table-cell office:value-type="float" office:value="241.1">
            <text:p>241.1</text:p>
          </table:table-cell>
          <table:table-cell table:formula="of:=[.B235]/[.A235]" office:value-type="float" office:value="0.00000107944682035172">
            <text:p>1.07944682035E-06</text:p>
          </table:table-cell>
          <table:table-cell/>
        </table:table-row>
        <table:table-row table:style-name="ro1">
          <table:table-cell office:value-type="float" office:value="223584100">
            <text:p>223584100</text:p>
          </table:table-cell>
          <table:table-cell office:value-type="float" office:value="241.1">
            <text:p>241.1</text:p>
          </table:table-cell>
          <table:table-cell table:formula="of:=[.B236]/[.A236]" office:value-type="float" office:value="0.00000107834143841177">
            <text:p>1.07834143841E-06</text:p>
          </table:table-cell>
          <table:table-cell/>
        </table:table-row>
        <table:table-row table:style-name="ro1">
          <table:table-cell office:value-type="float" office:value="223488936">
            <text:p>223488936</text:p>
          </table:table-cell>
          <table:table-cell office:value-type="float" office:value="241">
            <text:p>241</text:p>
          </table:table-cell>
          <table:table-cell table:formula="of:=[.B237]/[.A237]" office:value-type="float" office:value="0.00000107835315838633">
            <text:p>1.07835315839E-06</text:p>
          </table:table-cell>
          <table:table-cell/>
        </table:table-row>
        <table:table-row table:style-name="ro1">
          <table:table-cell office:value-type="float" office:value="223296443">
            <text:p>223296443</text:p>
          </table:table-cell>
          <table:table-cell office:value-type="float" office:value="240.9">
            <text:p>240.9</text:p>
          </table:table-cell>
          <table:table-cell table:formula="of:=[.B238]/[.A238]" office:value-type="float" office:value="0.00000107883491901391">
            <text:p>1.07883491901E-06</text:p>
          </table:table-cell>
          <table:table-cell/>
        </table:table-row>
        <table:table-row table:style-name="ro1">
          <table:table-cell office:value-type="float" office:value="223504915">
            <text:p>223504915</text:p>
          </table:table-cell>
          <table:table-cell office:value-type="float" office:value="240.8">
            <text:p>240.8</text:p>
          </table:table-cell>
          <table:table-cell table:formula="of:=[.B239]/[.A239]" office:value-type="float" office:value="0.00000107738122895418">
            <text:p>1.07738122895E-06</text:p>
          </table:table-cell>
          <table:table-cell/>
        </table:table-row>
        <table:table-row table:style-name="ro1">
          <table:table-cell office:value-type="float" office:value="223726837">
            <text:p>223726837</text:p>
          </table:table-cell>
          <table:table-cell office:value-type="float" office:value="241">
            <text:p>241</text:p>
          </table:table-cell>
          <table:table-cell table:formula="of:=[.B240]/[.A240]" office:value-type="float" office:value="0.00000107720648640824">
            <text:p>1.07720648641E-06</text:p>
          </table:table-cell>
          <table:table-cell/>
        </table:table-row>
        <table:table-row table:style-name="ro1">
          <table:table-cell office:value-type="float" office:value="223694625">
            <text:p>223694625</text:p>
          </table:table-cell>
          <table:table-cell office:value-type="float" office:value="241">
            <text:p>241</text:p>
          </table:table-cell>
          <table:table-cell table:formula="of:=[.B241]/[.A241]" office:value-type="float" office:value="0.00000107736160401708">
            <text:p>1.07736160402E-06</text:p>
          </table:table-cell>
          <table:table-cell/>
        </table:table-row>
        <table:table-row table:style-name="ro1">
          <table:table-cell office:value-type="float" office:value="223881676">
            <text:p>223881676</text:p>
          </table:table-cell>
          <table:table-cell office:value-type="float" office:value="241">
            <text:p>241</text:p>
          </table:table-cell>
          <table:table-cell table:formula="of:=[.B242]/[.A242]" office:value-type="float" office:value="0.00000107646147869645">
            <text:p>1.07646147870E-06</text:p>
          </table:table-cell>
          <table:table-cell/>
        </table:table-row>
        <table:table-row table:style-name="ro1">
          <table:table-cell office:value-type="float" office:value="223983936">
            <text:p>223983936</text:p>
          </table:table-cell>
          <table:table-cell office:value-type="float" office:value="241.1">
            <text:p>241.1</text:p>
          </table:table-cell>
          <table:table-cell table:formula="of:=[.B243]/[.A243]" office:value-type="float" office:value="0.00000107641648015329">
            <text:p>1.07641648015E-06</text:p>
          </table:table-cell>
          <table:table-cell/>
        </table:table-row>
        <table:table-row table:style-name="ro1">
          <table:table-cell office:value-type="float" office:value="223923641">
            <text:p>223923641</text:p>
          </table:table-cell>
          <table:table-cell office:value-type="float" office:value="241.2">
            <text:p>241.2</text:p>
          </table:table-cell>
          <table:table-cell table:formula="of:=[.B244]/[.A244]" office:value-type="float" office:value="0.00000107715290320775">
            <text:p>1.07715290321E-06</text:p>
          </table:table-cell>
          <table:table-cell/>
        </table:table-row>
        <table:table-row table:style-name="ro1">
          <table:table-cell office:value-type="float" office:value="223848876">
            <text:p>223848876</text:p>
          </table:table-cell>
          <table:table-cell office:value-type="float" office:value="241.2">
            <text:p>241.2</text:p>
          </table:table-cell>
          <table:table-cell table:formula="of:=[.B245]/[.A245]" office:value-type="float" office:value="0.00000107751266975314">
            <text:p>1.07751266975E-06</text:p>
          </table:table-cell>
          <table:table-cell/>
        </table:table-row>
        <table:table-row table:style-name="ro1">
          <table:table-cell office:value-type="float" office:value="223705787">
            <text:p>223705787</text:p>
          </table:table-cell>
          <table:table-cell office:value-type="float" office:value="241.1">
            <text:p>241.1</text:p>
          </table:table-cell>
          <table:table-cell table:formula="of:=[.B246]/[.A246]" office:value-type="float" office:value="0.00000107775486380243">
            <text:p>1.07775486380E-06</text:p>
          </table:table-cell>
          <table:table-cell/>
        </table:table-row>
        <table:table-row table:style-name="ro1">
          <table:table-cell office:value-type="float" office:value="223582727">
            <text:p>223582727</text:p>
          </table:table-cell>
          <table:table-cell office:value-type="float" office:value="241.1">
            <text:p>241.1</text:p>
          </table:table-cell>
          <table:table-cell table:formula="of:=[.B247]/[.A247]" office:value-type="float" office:value="0.00000107834806040272">
            <text:p>1.07834806040E-06</text:p>
          </table:table-cell>
          <table:table-cell/>
        </table:table-row>
        <table:table-row table:style-name="ro1">
          <table:table-cell office:value-type="float" office:value="223512904">
            <text:p>223512904</text:p>
          </table:table-cell>
          <table:table-cell office:value-type="float" office:value="241.2">
            <text:p>241.2</text:p>
          </table:table-cell>
          <table:table-cell table:formula="of:=[.B248]/[.A248]" office:value-type="float" office:value="0.00000107913232606919">
            <text:p>1.07913232607E-06</text:p>
          </table:table-cell>
          <table:table-cell/>
        </table:table-row>
        <table:table-row table:style-name="ro1">
          <table:table-cell office:value-type="float" office:value="223520048">
            <text:p>223520048</text:p>
          </table:table-cell>
          <table:table-cell office:value-type="float" office:value="241.2">
            <text:p>241.2</text:p>
          </table:table-cell>
          <table:table-cell table:formula="of:=[.B249]/[.A249]" office:value-type="float" office:value="0.00000107909783555523">
            <text:p>1.07909783556E-06</text:p>
          </table:table-cell>
          <table:table-cell/>
        </table:table-row>
        <table:table-row table:style-name="ro1">
          <table:table-cell office:value-type="float" office:value="223682802">
            <text:p>223682802</text:p>
          </table:table-cell>
          <table:table-cell office:value-type="float" office:value="241.5">
            <text:p>241.5</text:p>
          </table:table-cell>
          <table:table-cell table:formula="of:=[.B250]/[.A250]" office:value-type="float" office:value="0.00000107965385734036">
            <text:p>1.07965385734E-06</text:p>
          </table:table-cell>
          <table:table-cell/>
        </table:table-row>
        <table:table-row table:style-name="ro1">
          <table:table-cell office:value-type="float" office:value="223711468">
            <text:p>223711468</text:p>
          </table:table-cell>
          <table:table-cell office:value-type="float" office:value="241.5">
            <text:p>241.5</text:p>
          </table:table-cell>
          <table:table-cell table:formula="of:=[.B251]/[.A251]" office:value-type="float" office:value="0.00000107951551236524">
            <text:p>1.07951551237E-06</text:p>
          </table:table-cell>
          <table:table-cell/>
        </table:table-row>
        <table:table-row table:style-name="ro1">
          <table:table-cell office:value-type="float" office:value="223762164">
            <text:p>223762164</text:p>
          </table:table-cell>
          <table:table-cell office:value-type="float" office:value="241.7">
            <text:p>241.7</text:p>
          </table:table-cell>
          <table:table-cell table:formula="of:=[.B252]/[.A252]" office:value-type="float" office:value="0.00000108016474134564">
            <text:p>1.08016474135E-06</text:p>
          </table:table-cell>
          <table:table-cell/>
        </table:table-row>
        <table:table-row table:style-name="ro1">
          <table:table-cell office:value-type="float" office:value="223890643">
            <text:p>223890643</text:p>
          </table:table-cell>
          <table:table-cell office:value-type="float" office:value="241.9">
            <text:p>241.9</text:p>
          </table:table-cell>
          <table:table-cell table:formula="of:=[.B253]/[.A253]" office:value-type="float" office:value="0.00000108043818517239">
            <text:p>1.08043818517E-06</text:p>
          </table:table-cell>
          <table:table-cell/>
        </table:table-row>
        <table:table-row table:style-name="ro1">
          <table:table-cell office:value-type="float" office:value="223911132">
            <text:p>223911132</text:p>
          </table:table-cell>
          <table:table-cell office:value-type="float" office:value="241.8">
            <text:p>241.8</text:p>
          </table:table-cell>
          <table:table-cell table:formula="of:=[.B254]/[.A254]" office:value-type="float" office:value="0.00000107989271386471">
            <text:p>1.07989271386E-06</text:p>
          </table:table-cell>
          <table:table-cell/>
        </table:table-row>
        <table:table-row table:style-name="ro1">
          <table:table-cell office:value-type="float" office:value="223976523">
            <text:p>223976523</text:p>
          </table:table-cell>
          <table:table-cell office:value-type="float" office:value="241.6">
            <text:p>241.6</text:p>
          </table:table-cell>
          <table:table-cell table:formula="of:=[.B255]/[.A255]" office:value-type="float" office:value="0.00000107868448337329">
            <text:p>1.07868448337E-06</text:p>
          </table:table-cell>
          <table:table-cell/>
        </table:table-row>
        <table:table-row table:style-name="ro1">
          <table:table-cell office:value-type="float" office:value="223918066">
            <text:p>223918066</text:p>
          </table:table-cell>
          <table:table-cell office:value-type="float" office:value="241.9">
            <text:p>241.9</text:p>
          </table:table-cell>
          <table:table-cell table:formula="of:=[.B256]/[.A256]" office:value-type="float" office:value="0.00000108030586509264">
            <text:p>1.08030586509E-06</text:p>
          </table:table-cell>
          <table:table-cell/>
        </table:table-row>
        <table:table-row table:style-name="ro1">
          <table:table-cell office:value-type="float" office:value="223768532">
            <text:p>223768532</text:p>
          </table:table-cell>
          <table:table-cell office:value-type="float" office:value="241.7">
            <text:p>241.7</text:p>
          </table:table-cell>
          <table:table-cell table:formula="of:=[.B257]/[.A257]" office:value-type="float" office:value="0.000001080134002041">
            <text:p>1.08013400204E-06</text:p>
          </table:table-cell>
          <table:table-cell/>
        </table:table-row>
        <table:table-row table:style-name="ro1">
          <table:table-cell office:value-type="float" office:value="223761207">
            <text:p>223761207</text:p>
          </table:table-cell>
          <table:table-cell office:value-type="float" office:value="241.7">
            <text:p>241.7</text:p>
          </table:table-cell>
          <table:table-cell table:formula="of:=[.B258]/[.A258]" office:value-type="float" office:value="0.00000108016936108143">
            <text:p>1.08016936108E-06</text:p>
          </table:table-cell>
          <table:table-cell/>
        </table:table-row>
        <table:table-row table:style-name="ro1">
          <table:table-cell office:value-type="float" office:value="223790865">
            <text:p>223790865</text:p>
          </table:table-cell>
          <table:table-cell office:value-type="float" office:value="241.5">
            <text:p>241.5</text:p>
          </table:table-cell>
          <table:table-cell table:formula="of:=[.B259]/[.A259]" office:value-type="float" office:value="0.00000107913251955123">
            <text:p>1.07913251955E-06</text:p>
          </table:table-cell>
          <table:table-cell/>
        </table:table-row>
        <table:table-row table:style-name="ro1">
          <table:table-cell office:value-type="float" office:value="224040427">
            <text:p>224040427</text:p>
          </table:table-cell>
          <table:table-cell office:value-type="float" office:value="241.7">
            <text:p>241.7</text:p>
          </table:table-cell>
          <table:table-cell table:formula="of:=[.B260]/[.A260]" office:value-type="float" office:value="0.0000010788231536445">
            <text:p>1.07882315364E-06</text:p>
          </table:table-cell>
          <table:table-cell/>
        </table:table-row>
        <table:table-row table:style-name="ro1">
          <table:table-cell office:value-type="float" office:value="224166812">
            <text:p>224166812</text:p>
          </table:table-cell>
          <table:table-cell office:value-type="float" office:value="241.7">
            <text:p>241.7</text:p>
          </table:table-cell>
          <table:table-cell table:formula="of:=[.B261]/[.A261]" office:value-type="float" office:value="0.00000107821491434691">
            <text:p>1.07821491435E-06</text:p>
          </table:table-cell>
          <table:table-cell/>
        </table:table-row>
        <table:table-row table:style-name="ro1">
          <table:table-cell office:value-type="float" office:value="224578495">
            <text:p>224578495</text:p>
          </table:table-cell>
          <table:table-cell office:value-type="float" office:value="241.6">
            <text:p>241.6</text:p>
          </table:table-cell>
          <table:table-cell table:formula="of:=[.B262]/[.A262]" office:value-type="float" office:value="0.00000107579312079725">
            <text:p>1.07579312080E-06</text:p>
          </table:table-cell>
          <table:table-cell/>
        </table:table-row>
        <table:table-row table:style-name="ro1">
          <table:table-cell office:value-type="float" office:value="224444056">
            <text:p>224444056</text:p>
          </table:table-cell>
          <table:table-cell office:value-type="float" office:value="241.9">
            <text:p>241.9</text:p>
          </table:table-cell>
          <table:table-cell table:formula="of:=[.B263]/[.A263]" office:value-type="float" office:value="0.00000107777414252396">
            <text:p>1.07777414252E-06</text:p>
          </table:table-cell>
          <table:table-cell/>
        </table:table-row>
        <table:table-row table:style-name="ro1">
          <table:table-cell office:value-type="float" office:value="224252264">
            <text:p>224252264</text:p>
          </table:table-cell>
          <table:table-cell office:value-type="float" office:value="241.6">
            <text:p>241.6</text:p>
          </table:table-cell>
          <table:table-cell table:formula="of:=[.B264]/[.A264]" office:value-type="float" office:value="0.00000107735813093062">
            <text:p>1.07735813093E-06</text:p>
          </table:table-cell>
          <table:table-cell/>
        </table:table-row>
        <table:table-row table:style-name="ro1">
          <table:table-cell office:value-type="float" office:value="224435211">
            <text:p>224435211</text:p>
          </table:table-cell>
          <table:table-cell office:value-type="float" office:value="241.7">
            <text:p>241.7</text:p>
          </table:table-cell>
          <table:table-cell table:formula="of:=[.B265]/[.A265]" office:value-type="float" office:value="0.00000107692549187391">
            <text:p>1.07692549187E-06</text:p>
          </table:table-cell>
          <table:table-cell/>
        </table:table-row>
        <table:table-row table:style-name="ro1">
          <table:table-cell office:value-type="float" office:value="224740683">
            <text:p>224740683</text:p>
          </table:table-cell>
          <table:table-cell office:value-type="float" office:value="241.7">
            <text:p>241.7</text:p>
          </table:table-cell>
          <table:table-cell table:formula="of:=[.B266]/[.A266]" office:value-type="float" office:value="0.0000010754617133561">
            <text:p>1.07546171336E-06</text:p>
          </table:table-cell>
          <table:table-cell/>
        </table:table-row>
        <table:table-row table:style-name="ro1">
          <table:table-cell office:value-type="float" office:value="224501164">
            <text:p>224501164</text:p>
          </table:table-cell>
          <table:table-cell office:value-type="float" office:value="242">
            <text:p>242</text:p>
          </table:table-cell>
          <table:table-cell table:formula="of:=[.B267]/[.A267]" office:value-type="float" office:value="0.00000107794541323625">
            <text:p>1.07794541324E-06</text:p>
          </table:table-cell>
          <table:table-cell/>
        </table:table-row>
        <table:table-row table:style-name="ro1">
          <table:table-cell office:value-type="float" office:value="224136108">
            <text:p>224136108</text:p>
          </table:table-cell>
          <table:table-cell office:value-type="float" office:value="241.7">
            <text:p>241.7</text:p>
          </table:table-cell>
          <table:table-cell table:formula="of:=[.B268]/[.A268]" office:value-type="float" office:value="0.00000107836261705767">
            <text:p>1.07836261706E-06</text:p>
          </table:table-cell>
          <table:table-cell/>
        </table:table-row>
        <table:table-row table:style-name="ro1">
          <table:table-cell office:value-type="float" office:value="224150069">
            <text:p>224150069</text:p>
          </table:table-cell>
          <table:table-cell office:value-type="float" office:value="241.6">
            <text:p>241.6</text:p>
          </table:table-cell>
          <table:table-cell table:formula="of:=[.B269]/[.A269]" office:value-type="float" office:value="0.00000107784932245548">
            <text:p>1.07784932246E-06</text:p>
          </table:table-cell>
          <table:table-cell/>
        </table:table-row>
        <table:table-row table:style-name="ro1">
          <table:table-cell office:value-type="float" office:value="224489309">
            <text:p>224489309</text:p>
          </table:table-cell>
          <table:table-cell office:value-type="float" office:value="241.7">
            <text:p>241.7</text:p>
          </table:table-cell>
          <table:table-cell table:formula="of:=[.B270]/[.A270]" office:value-type="float" office:value="0.00000107666597165213">
            <text:p>1.07666597165E-06</text:p>
          </table:table-cell>
          <table:table-cell/>
        </table:table-row>
        <table:table-row table:style-name="ro1">
          <table:table-cell office:value-type="float" office:value="224403941">
            <text:p>224403941</text:p>
          </table:table-cell>
          <table:table-cell office:value-type="float" office:value="241.6">
            <text:p>241.6</text:p>
          </table:table-cell>
          <table:table-cell table:formula="of:=[.B271]/[.A271]" office:value-type="float" office:value="0.00000107662993316147">
            <text:p>1.07662993316E-06</text:p>
          </table:table-cell>
          <table:table-cell/>
        </table:table-row>
        <table:table-row table:style-name="ro1">
          <table:table-cell office:value-type="float" office:value="224004086">
            <text:p>224004086</text:p>
          </table:table-cell>
          <table:table-cell office:value-type="float" office:value="241.6">
            <text:p>241.6</text:p>
          </table:table-cell>
          <table:table-cell table:formula="of:=[.B272]/[.A272]" office:value-type="float" office:value="0.00000107855175463183">
            <text:p>1.07855175463E-06</text:p>
          </table:table-cell>
          <table:table-cell/>
        </table:table-row>
        <table:table-row table:style-name="ro1">
          <table:table-cell office:value-type="float" office:value="224476678">
            <text:p>224476678</text:p>
          </table:table-cell>
          <table:table-cell office:value-type="float" office:value="241.8">
            <text:p>241.8</text:p>
          </table:table-cell>
          <table:table-cell table:formula="of:=[.B273]/[.A273]" office:value-type="float" office:value="0.00000107717203477147">
            <text:p>1.07717203477E-06</text:p>
          </table:table-cell>
          <table:table-cell/>
        </table:table-row>
        <table:table-row table:style-name="ro1">
          <table:table-cell office:value-type="float" office:value="224667728">
            <text:p>224667728</text:p>
          </table:table-cell>
          <table:table-cell office:value-type="float" office:value="241.9">
            <text:p>241.9</text:p>
          </table:table-cell>
          <table:table-cell table:formula="of:=[.B274]/[.A274]" office:value-type="float" office:value="0.00000107670114507946">
            <text:p>1.07670114508E-06</text:p>
          </table:table-cell>
          <table:table-cell/>
        </table:table-row>
        <table:table-row table:style-name="ro1">
          <table:table-cell office:value-type="float" office:value="224277594">
            <text:p>224277594</text:p>
          </table:table-cell>
          <table:table-cell office:value-type="float" office:value="242.2">
            <text:p>242.2</text:p>
          </table:table-cell>
          <table:table-cell table:formula="of:=[.B275]/[.A275]" office:value-type="float" office:value="0.0000010799117097716">
            <text:p>1.07991170977E-06</text:p>
          </table:table-cell>
          <table:table-cell/>
        </table:table-row>
        <table:table-row table:style-name="ro1">
          <table:table-cell office:value-type="float" office:value="224104900">
            <text:p>224104900</text:p>
          </table:table-cell>
          <table:table-cell office:value-type="float" office:value="242.1">
            <text:p>242.1</text:p>
          </table:table-cell>
          <table:table-cell table:formula="of:=[.B276]/[.A276]" office:value-type="float" office:value="0.00000108029766417423">
            <text:p>1.08029766417E-06</text:p>
          </table:table-cell>
          <table:table-cell/>
        </table:table-row>
        <table:table-row table:style-name="ro1">
          <table:table-cell office:value-type="float" office:value="224608245">
            <text:p>224608245</text:p>
          </table:table-cell>
          <table:table-cell office:value-type="float" office:value="241.9">
            <text:p>241.9</text:p>
          </table:table-cell>
          <table:table-cell table:formula="of:=[.B277]/[.A277]" office:value-type="float" office:value="0.00000107698628783641">
            <text:p>1.07698628784E-06</text:p>
          </table:table-cell>
          <table:table-cell/>
        </table:table-row>
        <table:table-row table:style-name="ro1">
          <table:table-cell office:value-type="float" office:value="224664953">
            <text:p>224664953</text:p>
          </table:table-cell>
          <table:table-cell office:value-type="float" office:value="242">
            <text:p>242</text:p>
          </table:table-cell>
          <table:table-cell table:formula="of:=[.B278]/[.A278]" office:value-type="float" office:value="0.00000107715955144993">
            <text:p>1.07715955145E-06</text:p>
          </table:table-cell>
          <table:table-cell/>
        </table:table-row>
        <table:table-row table:style-name="ro1">
          <table:table-cell office:value-type="float" office:value="224165577">
            <text:p>224165577</text:p>
          </table:table-cell>
          <table:table-cell office:value-type="float" office:value="242">
            <text:p>242</text:p>
          </table:table-cell>
          <table:table-cell table:formula="of:=[.B279]/[.A279]" office:value-type="float" office:value="0.00000107955915104664">
            <text:p>1.07955915105E-06</text:p>
          </table:table-cell>
          <table:table-cell/>
        </table:table-row>
        <table:table-row table:style-name="ro1">
          <table:table-cell office:value-type="float" office:value="224239038">
            <text:p>224239038</text:p>
          </table:table-cell>
          <table:table-cell office:value-type="float" office:value="241.9">
            <text:p>241.9</text:p>
          </table:table-cell>
          <table:table-cell table:formula="of:=[.B280]/[.A280]" office:value-type="float" office:value="0.00000107875953338687">
            <text:p>1.07875953339E-06</text:p>
          </table:table-cell>
          <table:table-cell/>
        </table:table-row>
        <table:table-row table:style-name="ro1">
          <table:table-cell office:value-type="float" office:value="224665947">
            <text:p>224665947</text:p>
          </table:table-cell>
          <table:table-cell office:value-type="float" office:value="241.8">
            <text:p>241.8</text:p>
          </table:table-cell>
          <table:table-cell table:formula="of:=[.B281]/[.A281]" office:value-type="float" office:value="0.00000107626457515611">
            <text:p>1.07626457516E-06</text:p>
          </table:table-cell>
          <table:table-cell/>
        </table:table-row>
        <table:table-row table:style-name="ro1">
          <table:table-cell office:value-type="float" office:value="224332614">
            <text:p>224332614</text:p>
          </table:table-cell>
          <table:table-cell office:value-type="float" office:value="241.3">
            <text:p>241.3</text:p>
          </table:table-cell>
          <table:table-cell table:formula="of:=[.B282]/[.A282]" office:value-type="float" office:value="0.00000107563494980716">
            <text:p>1.07563494981E-06</text:p>
          </table:table-cell>
          <table:table-cell/>
        </table:table-row>
        <table:table-row table:style-name="ro1">
          <table:table-cell office:value-type="float" office:value="224257804">
            <text:p>224257804</text:p>
          </table:table-cell>
          <table:table-cell office:value-type="float" office:value="241.2">
            <text:p>241.2</text:p>
          </table:table-cell>
          <table:table-cell table:formula="of:=[.B283]/[.A283]" office:value-type="float" office:value="0.00000107554785473597">
            <text:p>1.07554785474E-06</text:p>
          </table:table-cell>
          <table:table-cell/>
        </table:table-row>
        <table:table-row table:style-name="ro1">
          <table:table-cell office:value-type="float" office:value="224711611">
            <text:p>224711611</text:p>
          </table:table-cell>
          <table:table-cell office:value-type="float" office:value="241.2">
            <text:p>241.2</text:p>
          </table:table-cell>
          <table:table-cell table:formula="of:=[.B284]/[.A284]" office:value-type="float" office:value="0.00000107337577674168">
            <text:p>1.07337577674E-06</text:p>
          </table:table-cell>
          <table:table-cell/>
        </table:table-row>
        <table:table-row table:style-name="ro1">
          <table:table-cell office:value-type="float" office:value="224775027">
            <text:p>224775027</text:p>
          </table:table-cell>
          <table:table-cell office:value-type="float" office:value="241.3">
            <text:p>241.3</text:p>
          </table:table-cell>
          <table:table-cell table:formula="of:=[.B285]/[.A285]" office:value-type="float" office:value="0.00000107351783345576">
            <text:p>1.07351783346E-06</text:p>
          </table:table-cell>
          <table:table-cell/>
        </table:table-row>
        <table:table-row table:style-name="ro1">
          <table:table-cell office:value-type="float" office:value="224461682">
            <text:p>224461682</text:p>
          </table:table-cell>
          <table:table-cell office:value-type="float" office:value="241">
            <text:p>241</text:p>
          </table:table-cell>
          <table:table-cell table:formula="of:=[.B286]/[.A286]" office:value-type="float" office:value="0.00000107367991655698">
            <text:p>1.07367991656E-06</text:p>
          </table:table-cell>
          <table:table-cell/>
        </table:table-row>
        <table:table-row table:style-name="ro1">
          <table:table-cell office:value-type="float" office:value="224892438">
            <text:p>224892438</text:p>
          </table:table-cell>
          <table:table-cell office:value-type="float" office:value="241.1">
            <text:p>241.1</text:p>
          </table:table-cell>
          <table:table-cell table:formula="of:=[.B287]/[.A287]" office:value-type="float" office:value="0.0000010720680612658">
            <text:p>1.07206806127E-06</text:p>
          </table:table-cell>
          <table:table-cell/>
        </table:table-row>
        <table:table-row table:style-name="ro1">
          <table:table-cell office:value-type="float" office:value="224765952">
            <text:p>224765952</text:p>
          </table:table-cell>
          <table:table-cell office:value-type="float" office:value="240.4">
            <text:p>240.4</text:p>
          </table:table-cell>
          <table:table-cell table:formula="of:=[.B288]/[.A288]" office:value-type="float" office:value="0.00000106955701190899">
            <text:p>1.06955701191E-06</text:p>
          </table:table-cell>
          <table:table-cell/>
        </table:table-row>
        <table:table-row table:style-name="ro1">
          <table:table-cell office:value-type="float" office:value="224341510">
            <text:p>224341510</text:p>
          </table:table-cell>
          <table:table-cell office:value-type="float" office:value="240.7">
            <text:p>240.7</text:p>
          </table:table-cell>
          <table:table-cell table:formula="of:=[.B289]/[.A289]" office:value-type="float" office:value="0.00000107291780286225">
            <text:p>1.07291780286E-06</text:p>
          </table:table-cell>
          <table:table-cell/>
        </table:table-row>
        <table:table-row table:style-name="ro1">
          <table:table-cell office:value-type="float" office:value="224818873">
            <text:p>224818873</text:p>
          </table:table-cell>
          <table:table-cell office:value-type="float" office:value="240.9">
            <text:p>240.9</text:p>
          </table:table-cell>
          <table:table-cell table:formula="of:=[.B290]/[.A290]" office:value-type="float" office:value="0.00000107152925724345">
            <text:p>1.07152925724E-06</text:p>
          </table:table-cell>
          <table:table-cell/>
        </table:table-row>
        <table:table-row table:style-name="ro1">
          <table:table-cell office:value-type="float" office:value="224595319">
            <text:p>224595319</text:p>
          </table:table-cell>
          <table:table-cell office:value-type="float" office:value="240.6">
            <text:p>240.6</text:p>
          </table:table-cell>
          <table:table-cell table:formula="of:=[.B291]/[.A291]" office:value-type="float" office:value="0.00000107126008267341">
            <text:p>1.07126008267E-06</text:p>
          </table:table-cell>
          <table:table-cell/>
        </table:table-row>
        <table:table-row table:style-name="ro1">
          <table:table-cell office:value-type="float" office:value="223668042">
            <text:p>223668042</text:p>
          </table:table-cell>
          <table:table-cell office:value-type="float" office:value="240.7">
            <text:p>240.7</text:p>
          </table:table-cell>
          <table:table-cell table:formula="of:=[.B292]/[.A292]" office:value-type="float" office:value="0.0000010761483752784">
            <text:p>1.07614837528E-06</text:p>
          </table:table-cell>
          <table:table-cell/>
        </table:table-row>
        <table:table-row table:style-name="ro1">
          <table:table-cell office:value-type="float" office:value="224189718">
            <text:p>224189718</text:p>
          </table:table-cell>
          <table:table-cell office:value-type="float" office:value="240.8">
            <text:p>240.8</text:p>
          </table:table-cell>
          <table:table-cell table:formula="of:=[.B293]/[.A293]" office:value-type="float" office:value="0.00000107409029347189">
            <text:p>1.07409029347E-06</text:p>
          </table:table-cell>
          <table:table-cell/>
        </table:table-row>
        <table:table-row table:style-name="ro1">
          <table:table-cell office:value-type="float" office:value="224074699">
            <text:p>224074699</text:p>
          </table:table-cell>
          <table:table-cell office:value-type="float" office:value="240.9">
            <text:p>240.9</text:p>
          </table:table-cell>
          <table:table-cell table:formula="of:=[.B294]/[.A294]" office:value-type="float" office:value="0.00000107508791075069">
            <text:p>1.07508791075E-06</text:p>
          </table:table-cell>
          <table:table-cell/>
        </table:table-row>
        <table:table-row table:style-name="ro1">
          <table:table-cell office:value-type="float" office:value="223650218">
            <text:p>223650218</text:p>
          </table:table-cell>
          <table:table-cell office:value-type="float" office:value="240.7">
            <text:p>240.7</text:p>
          </table:table-cell>
          <table:table-cell table:formula="of:=[.B295]/[.A295]" office:value-type="float" office:value="0.00000107623413986567">
            <text:p>1.07623413987E-06</text:p>
          </table:table-cell>
          <table:table-cell/>
        </table:table-row>
        <table:table-row table:style-name="ro1">
          <table:table-cell office:value-type="float" office:value="224059894">
            <text:p>224059894</text:p>
          </table:table-cell>
          <table:table-cell office:value-type="float" office:value="240.3">
            <text:p>240.3</text:p>
          </table:table-cell>
          <table:table-cell table:formula="of:=[.B296]/[.A296]" office:value-type="float" office:value="0.00000107248109293491">
            <text:p>1.07248109293E-06</text:p>
          </table:table-cell>
          <table:table-cell/>
        </table:table-row>
        <table:table-row table:style-name="ro1">
          <table:table-cell office:value-type="float" office:value="224140965">
            <text:p>224140965</text:p>
          </table:table-cell>
          <table:table-cell office:value-type="float" office:value="240.1">
            <text:p>240.1</text:p>
          </table:table-cell>
          <table:table-cell table:formula="of:=[.B297]/[.A297]" office:value-type="float" office:value="0.00000107120088467541">
            <text:p>1.07120088468E-06</text:p>
          </table:table-cell>
          <table:table-cell/>
        </table:table-row>
        <table:table-row table:style-name="ro1">
          <table:table-cell office:value-type="float" office:value="222963250">
            <text:p>222963250</text:p>
          </table:table-cell>
          <table:table-cell office:value-type="float" office:value="240.1">
            <text:p>240.1</text:p>
          </table:table-cell>
          <table:table-cell table:formula="of:=[.B298]/[.A298]" office:value-type="float" office:value="0.00000107685907879438">
            <text:p>1.07685907879E-06</text:p>
          </table:table-cell>
          <table:table-cell/>
        </table:table-row>
        <table:table-row table:style-name="ro1">
          <table:table-cell office:value-type="float" office:value="223521114">
            <text:p>223521114</text:p>
          </table:table-cell>
          <table:table-cell office:value-type="float" office:value="240.2">
            <text:p>240.2</text:p>
          </table:table-cell>
          <table:table-cell table:formula="of:=[.B299]/[.A299]" office:value-type="float" office:value="0.00000107461883891649">
            <text:p>1.07461883892E-06</text:p>
          </table:table-cell>
          <table:table-cell/>
        </table:table-row>
        <table:table-row table:style-name="ro1">
          <table:table-cell office:value-type="float" office:value="223934303">
            <text:p>223934303</text:p>
          </table:table-cell>
          <table:table-cell office:value-type="float" office:value="240.2">
            <text:p>240.2</text:p>
          </table:table-cell>
          <table:table-cell table:formula="of:=[.B300]/[.A300]" office:value-type="float" office:value="0.00000107263602218192">
            <text:p>1.07263602218E-06</text:p>
          </table:table-cell>
          <table:table-cell/>
        </table:table-row>
        <table:table-row table:style-name="ro1">
          <table:table-cell office:value-type="float" office:value="223364548">
            <text:p>223364548</text:p>
          </table:table-cell>
          <table:table-cell office:value-type="float" office:value="240.4">
            <text:p>240.4</text:p>
          </table:table-cell>
          <table:table-cell table:formula="of:=[.B301]/[.A301]" office:value-type="float" office:value="0.00000107626748359368">
            <text:p>1.07626748359E-06</text:p>
          </table:table-cell>
          <table:table-cell/>
        </table:table-row>
        <table:table-row table:style-name="ro1">
          <table:table-cell office:value-type="float" office:value="223250740">
            <text:p>223250740</text:p>
          </table:table-cell>
          <table:table-cell office:value-type="float" office:value="240.6">
            <text:p>240.6</text:p>
          </table:table-cell>
          <table:table-cell table:formula="of:=[.B302]/[.A302]" office:value-type="float" office:value="0.00000107771199325028">
            <text:p>1.07771199325E-06</text:p>
          </table:table-cell>
          <table:table-cell/>
        </table:table-row>
        <table:table-row table:style-name="ro1">
          <table:table-cell office:value-type="float" office:value="223758610">
            <text:p>223758610</text:p>
          </table:table-cell>
          <table:table-cell office:value-type="float" office:value="240.7">
            <text:p>240.7</text:p>
          </table:table-cell>
          <table:table-cell table:formula="of:=[.B303]/[.A303]" office:value-type="float" office:value="0.00000107571279603498">
            <text:p>1.07571279603E-06</text:p>
          </table:table-cell>
          <table:table-cell/>
        </table:table-row>
        <table:table-row table:style-name="ro1">
          <table:table-cell office:value-type="float" office:value="223544588">
            <text:p>223544588</text:p>
          </table:table-cell>
          <table:table-cell office:value-type="float" office:value="240.6">
            <text:p>240.6</text:p>
          </table:table-cell>
          <table:table-cell table:formula="of:=[.B304]/[.A304]" office:value-type="float" office:value="0.0000010762953473962">
            <text:p>1.07629534740E-06</text:p>
          </table:table-cell>
          <table:table-cell/>
        </table:table-row>
        <table:table-row table:style-name="ro1">
          <table:table-cell office:value-type="float" office:value="223267055">
            <text:p>223267055</text:p>
          </table:table-cell>
          <table:table-cell office:value-type="float" office:value="240.6">
            <text:p>240.6</text:p>
          </table:table-cell>
          <table:table-cell table:formula="of:=[.B305]/[.A305]" office:value-type="float" office:value="0.00000107763324060507">
            <text:p>1.07763324061E-06</text:p>
          </table:table-cell>
          <table:table-cell/>
        </table:table-row>
        <table:table-row table:style-name="ro1">
          <table:table-cell office:value-type="float" office:value="223419148">
            <text:p>223419148</text:p>
          </table:table-cell>
          <table:table-cell office:value-type="float" office:value="240.4">
            <text:p>240.4</text:p>
          </table:table-cell>
          <table:table-cell table:formula="of:=[.B306]/[.A306]" office:value-type="float" office:value="0.0000010760044613544">
            <text:p>1.07600446135E-06</text:p>
          </table:table-cell>
          <table:table-cell/>
        </table:table-row>
        <table:table-row table:style-name="ro1">
          <table:table-cell office:value-type="float" office:value="223256445">
            <text:p>223256445</text:p>
          </table:table-cell>
          <table:table-cell office:value-type="float" office:value="240.4">
            <text:p>240.4</text:p>
          </table:table-cell>
          <table:table-cell table:formula="of:=[.B307]/[.A307]" office:value-type="float" office:value="0.00000107678862305632">
            <text:p>1.07678862306E-06</text:p>
          </table:table-cell>
          <table:table-cell/>
        </table:table-row>
        <table:table-row table:style-name="ro1">
          <table:table-cell office:value-type="float" office:value="222766969">
            <text:p>222766969</text:p>
          </table:table-cell>
          <table:table-cell office:value-type="float" office:value="240.1">
            <text:p>240.1</text:p>
          </table:table-cell>
          <table:table-cell table:formula="of:=[.B308]/[.A308]" office:value-type="float" office:value="0.00000107780790427687">
            <text:p>1.07780790428E-06</text:p>
          </table:table-cell>
          <table:table-cell/>
        </table:table-row>
        <table:table-row table:style-name="ro1">
          <table:table-cell office:value-type="float" office:value="222957702">
            <text:p>222957702</text:p>
          </table:table-cell>
          <table:table-cell office:value-type="float" office:value="240.3">
            <text:p>240.3</text:p>
          </table:table-cell>
          <table:table-cell table:formula="of:=[.B309]/[.A309]" office:value-type="float" office:value="0.00000107778290610476">
            <text:p>1.07778290610E-06</text:p>
          </table:table-cell>
          <table:table-cell/>
        </table:table-row>
        <table:table-row table:style-name="ro1">
          <table:table-cell office:value-type="float" office:value="223317283">
            <text:p>223317283</text:p>
          </table:table-cell>
          <table:table-cell office:value-type="float" office:value="240.5">
            <text:p>240.5</text:p>
          </table:table-cell>
          <table:table-cell table:formula="of:=[.B310]/[.A310]" office:value-type="float" office:value="0.00000107694306848611">
            <text:p>1.07694306849E-06</text:p>
          </table:table-cell>
          <table:table-cell/>
        </table:table-row>
        <table:table-row table:style-name="ro1">
          <table:table-cell office:value-type="float" office:value="222922600">
            <text:p>222922600</text:p>
          </table:table-cell>
          <table:table-cell office:value-type="float" office:value="240.4">
            <text:p>240.4</text:p>
          </table:table-cell>
          <table:table-cell table:formula="of:=[.B311]/[.A311]" office:value-type="float" office:value="0.00000107840120292873">
            <text:p>1.07840120293E-06</text:p>
          </table:table-cell>
          <table:table-cell/>
        </table:table-row>
        <table:table-row table:style-name="ro1">
          <table:table-cell office:value-type="float" office:value="223003496">
            <text:p>223003496</text:p>
          </table:table-cell>
          <table:table-cell office:value-type="float" office:value="240.6">
            <text:p>240.6</text:p>
          </table:table-cell>
          <table:table-cell table:formula="of:=[.B312]/[.A312]" office:value-type="float" office:value="0.00000107890685265311">
            <text:p>1.07890685265E-06</text:p>
          </table:table-cell>
          <table:table-cell/>
        </table:table-row>
        <table:table-row table:style-name="ro1">
          <table:table-cell office:value-type="float" office:value="223623991">
            <text:p>223623991</text:p>
          </table:table-cell>
          <table:table-cell office:value-type="float" office:value="240.7">
            <text:p>240.7</text:p>
          </table:table-cell>
          <table:table-cell table:formula="of:=[.B313]/[.A313]" office:value-type="float" office:value="0.00000107636036242641">
            <text:p>1.07636036243E-06</text:p>
          </table:table-cell>
          <table:table-cell/>
        </table:table-row>
        <table:table-row table:style-name="ro1">
          <table:table-cell office:value-type="float" office:value="223480944">
            <text:p>223480944</text:p>
          </table:table-cell>
          <table:table-cell office:value-type="float" office:value="240.6">
            <text:p>240.6</text:p>
          </table:table-cell>
          <table:table-cell table:formula="of:=[.B314]/[.A314]" office:value-type="float" office:value="0.00000107660186006732">
            <text:p>1.07660186007E-06</text:p>
          </table:table-cell>
          <table:table-cell/>
        </table:table-row>
        <table:table-row table:style-name="ro1">
          <table:table-cell office:value-type="float" office:value="223109121">
            <text:p>223109121</text:p>
          </table:table-cell>
          <table:table-cell office:value-type="float" office:value="240.7">
            <text:p>240.7</text:p>
          </table:table-cell>
          <table:table-cell table:formula="of:=[.B315]/[.A315]" office:value-type="float" office:value="0.00000107884428445218">
            <text:p>1.07884428445E-06</text:p>
          </table:table-cell>
          <table:table-cell/>
        </table:table-row>
        <table:table-row table:style-name="ro1">
          <table:table-cell office:value-type="float" office:value="223461821">
            <text:p>223461821</text:p>
          </table:table-cell>
          <table:table-cell office:value-type="float" office:value="240.7">
            <text:p>240.7</text:p>
          </table:table-cell>
          <table:table-cell table:formula="of:=[.B316]/[.A316]" office:value-type="float" office:value="0.00000107714149523556">
            <text:p>1.07714149524E-06</text:p>
          </table:table-cell>
          <table:table-cell/>
        </table:table-row>
        <table:table-row table:style-name="ro1">
          <table:table-cell office:value-type="float" office:value="223406814">
            <text:p>223406814</text:p>
          </table:table-cell>
          <table:table-cell office:value-type="float" office:value="240.7">
            <text:p>240.7</text:p>
          </table:table-cell>
          <table:table-cell table:formula="of:=[.B317]/[.A317]" office:value-type="float" office:value="0.00000107740670792611">
            <text:p>1.07740670793E-06</text:p>
          </table:table-cell>
          <table:table-cell/>
        </table:table-row>
        <table:table-row table:style-name="ro1">
          <table:table-cell office:value-type="float" office:value="222825799">
            <text:p>222825799</text:p>
          </table:table-cell>
          <table:table-cell office:value-type="float" office:value="240.7">
            <text:p>240.7</text:p>
          </table:table-cell>
          <table:table-cell table:formula="of:=[.B318]/[.A318]" office:value-type="float" office:value="0.00000108021603010161">
            <text:p>1.08021603010E-06</text:p>
          </table:table-cell>
          <table:table-cell/>
        </table:table-row>
        <table:table-row table:style-name="ro1">
          <table:table-cell office:value-type="float" office:value="223157099">
            <text:p>223157099</text:p>
          </table:table-cell>
          <table:table-cell office:value-type="float" office:value="240.7">
            <text:p>240.7</text:p>
          </table:table-cell>
          <table:table-cell table:formula="of:=[.B319]/[.A319]" office:value-type="float" office:value="0.00000107861233668394">
            <text:p>1.07861233668E-06</text:p>
          </table:table-cell>
          <table:table-cell/>
        </table:table-row>
        <table:table-row table:style-name="ro1">
          <table:table-cell office:value-type="float" office:value="223410302">
            <text:p>223410302</text:p>
          </table:table-cell>
          <table:table-cell office:value-type="float" office:value="240.5">
            <text:p>240.5</text:p>
          </table:table-cell>
          <table:table-cell table:formula="of:=[.B320]/[.A320]" office:value-type="float" office:value="0.00000107649467301647">
            <text:p>1.07649467302E-06</text:p>
          </table:table-cell>
          <table:table-cell/>
        </table:table-row>
        <table:table-row table:style-name="ro1">
          <table:table-cell office:value-type="float" office:value="222967426">
            <text:p>222967426</text:p>
          </table:table-cell>
          <table:table-cell office:value-type="float" office:value="241">
            <text:p>241</text:p>
          </table:table-cell>
          <table:table-cell table:formula="of:=[.B321]/[.A321]" office:value-type="float" office:value="0.00000108087537414546">
            <text:p>1.08087537415E-06</text:p>
          </table:table-cell>
          <table:table-cell/>
        </table:table-row>
        <table:table-row table:style-name="ro1">
          <table:table-cell office:value-type="float" office:value="223317493">
            <text:p>223317493</text:p>
          </table:table-cell>
          <table:table-cell office:value-type="float" office:value="241.2">
            <text:p>241.2</text:p>
          </table:table-cell>
          <table:table-cell table:formula="of:=[.B322]/[.A322]" office:value-type="float" office:value="0.00000108007660644838">
            <text:p>1.08007660645E-06</text:p>
          </table:table-cell>
          <table:table-cell/>
        </table:table-row>
        <table:table-row table:style-name="ro1">
          <table:table-cell office:value-type="float" office:value="223656275">
            <text:p>223656275</text:p>
          </table:table-cell>
          <table:table-cell office:value-type="float" office:value="241.2">
            <text:p>241.2</text:p>
          </table:table-cell>
          <table:table-cell table:formula="of:=[.B323]/[.A323]" office:value-type="float" office:value="0.00000107844056689221">
            <text:p>1.07844056689E-06</text:p>
          </table:table-cell>
          <table:table-cell/>
        </table:table-row>
        <table:table-row table:style-name="ro1">
          <table:table-cell office:value-type="float" office:value="223073139">
            <text:p>223073139</text:p>
          </table:table-cell>
          <table:table-cell office:value-type="float" office:value="241.2">
            <text:p>241.2</text:p>
          </table:table-cell>
          <table:table-cell table:formula="of:=[.B324]/[.A324]" office:value-type="float" office:value="0.00000108125972083084">
            <text:p>1.08125972083E-06</text:p>
          </table:table-cell>
          <table:table-cell/>
        </table:table-row>
        <table:table-row table:style-name="ro1">
          <table:table-cell office:value-type="float" office:value="223429226">
            <text:p>223429226</text:p>
          </table:table-cell>
          <table:table-cell office:value-type="float" office:value="241.4">
            <text:p>241.4</text:p>
          </table:table-cell>
          <table:table-cell table:formula="of:=[.B325]/[.A325]" office:value-type="float" office:value="0.00000108043161730328">
            <text:p>1.08043161730E-06</text:p>
          </table:table-cell>
          <table:table-cell/>
        </table:table-row>
        <table:table-row table:style-name="ro1">
          <table:table-cell office:value-type="float" office:value="223743534">
            <text:p>223743534</text:p>
          </table:table-cell>
          <table:table-cell office:value-type="float" office:value="241.4">
            <text:p>241.4</text:p>
          </table:table-cell>
          <table:table-cell table:formula="of:=[.B326]/[.A326]" office:value-type="float" office:value="0.00000107891386036657">
            <text:p>1.07891386037E-06</text:p>
          </table:table-cell>
          <table:table-cell/>
        </table:table-row>
        <table:table-row table:style-name="ro1">
          <table:table-cell office:value-type="float" office:value="223143067">
            <text:p>223143067</text:p>
          </table:table-cell>
          <table:table-cell office:value-type="float" office:value="241.5">
            <text:p>241.5</text:p>
          </table:table-cell>
          <table:table-cell table:formula="of:=[.B327]/[.A327]" office:value-type="float" office:value="0.00000108226530739582">
            <text:p>1.08226530740E-06</text:p>
          </table:table-cell>
          <table:table-cell/>
        </table:table-row>
        <table:table-row table:style-name="ro1">
          <table:table-cell office:value-type="float" office:value="223403147">
            <text:p>223403147</text:p>
          </table:table-cell>
          <table:table-cell office:value-type="float" office:value="241.3">
            <text:p>241.3</text:p>
          </table:table-cell>
          <table:table-cell table:formula="of:=[.B328]/[.A328]" office:value-type="float" office:value="0.0000010801101203825">
            <text:p>1.08011012038E-06</text:p>
          </table:table-cell>
          <table:table-cell/>
        </table:table-row>
        <table:table-row table:style-name="ro1">
          <table:table-cell office:value-type="float" office:value="223765961">
            <text:p>223765961</text:p>
          </table:table-cell>
          <table:table-cell office:value-type="float" office:value="241.3">
            <text:p>241.3</text:p>
          </table:table-cell>
          <table:table-cell table:formula="of:=[.B329]/[.A329]" office:value-type="float" office:value="0.00000107835883045679">
            <text:p>1.07835883046E-06</text:p>
          </table:table-cell>
          <table:table-cell/>
        </table:table-row>
        <table:table-row table:style-name="ro1">
          <table:table-cell office:value-type="float" office:value="223263088">
            <text:p>223263088</text:p>
          </table:table-cell>
          <table:table-cell office:value-type="float" office:value="241.2">
            <text:p>241.2</text:p>
          </table:table-cell>
          <table:table-cell table:formula="of:=[.B330]/[.A330]" office:value-type="float" office:value="0.00000108033980072873">
            <text:p>1.08033980073E-06</text:p>
          </table:table-cell>
          <table:table-cell/>
        </table:table-row>
        <table:table-row table:style-name="ro1">
          <table:table-cell office:value-type="float" office:value="223349243">
            <text:p>223349243</text:p>
          </table:table-cell>
          <table:table-cell office:value-type="float" office:value="240.8">
            <text:p>240.8</text:p>
          </table:table-cell>
          <table:table-cell table:formula="of:=[.B331]/[.A331]" office:value-type="float" office:value="0.00000107813215198585">
            <text:p>1.07813215199E-06</text:p>
          </table:table-cell>
          <table:table-cell/>
        </table:table-row>
        <table:table-row table:style-name="ro1">
          <table:table-cell office:value-type="float" office:value="224023779">
            <text:p>224023779</text:p>
          </table:table-cell>
          <table:table-cell office:value-type="float" office:value="240.9">
            <text:p>240.9</text:p>
          </table:table-cell>
          <table:table-cell table:formula="of:=[.B332]/[.A332]" office:value-type="float" office:value="0.00000107533227532958">
            <text:p>1.07533227533E-06</text:p>
          </table:table-cell>
          <table:table-cell/>
        </table:table-row>
        <table:table-row table:style-name="ro1">
          <table:table-cell office:value-type="float" office:value="224050887">
            <text:p>224050887</text:p>
          </table:table-cell>
          <table:table-cell office:value-type="float" office:value="241">
            <text:p>241</text:p>
          </table:table-cell>
          <table:table-cell table:formula="of:=[.B333]/[.A333]" office:value-type="float" office:value="0.0000010756484976558">
            <text:p>1.07564849766E-06</text:p>
          </table:table-cell>
          <table:table-cell/>
        </table:table-row>
        <table:table-row table:style-name="ro1">
          <table:table-cell office:value-type="float" office:value="223617880">
            <text:p>223617880</text:p>
          </table:table-cell>
          <table:table-cell office:value-type="float" office:value="240.7">
            <text:p>240.7</text:p>
          </table:table-cell>
          <table:table-cell table:formula="of:=[.B334]/[.A334]" office:value-type="float" office:value="0.00000107638977706076">
            <text:p>1.07638977706E-06</text:p>
          </table:table-cell>
          <table:table-cell/>
        </table:table-row>
        <table:table-row table:style-name="ro1">
          <table:table-cell office:value-type="float" office:value="224019519">
            <text:p>224019519</text:p>
          </table:table-cell>
          <table:table-cell office:value-type="float" office:value="240.6">
            <text:p>240.6</text:p>
          </table:table-cell>
          <table:table-cell table:formula="of:=[.B335]/[.A335]" office:value-type="float" office:value="0.00000107401355504205">
            <text:p>1.07401355504E-06</text:p>
          </table:table-cell>
          <table:table-cell/>
        </table:table-row>
        <table:table-row table:style-name="ro1">
          <table:table-cell office:value-type="float" office:value="224283745">
            <text:p>224283745</text:p>
          </table:table-cell>
          <table:table-cell office:value-type="float" office:value="240.7">
            <text:p>240.7</text:p>
          </table:table-cell>
          <table:table-cell table:formula="of:=[.B336]/[.A336]" office:value-type="float" office:value="0.00000107319413629374">
            <text:p>1.07319413629E-06</text:p>
          </table:table-cell>
          <table:table-cell/>
        </table:table-row>
        <table:table-row table:style-name="ro1">
          <table:table-cell office:value-type="float" office:value="223788266">
            <text:p>223788266</text:p>
          </table:table-cell>
          <table:table-cell office:value-type="float" office:value="240.7">
            <text:p>240.7</text:p>
          </table:table-cell>
          <table:table-cell table:formula="of:=[.B337]/[.A337]" office:value-type="float" office:value="0.00000107557024459897">
            <text:p>1.07557024460E-06</text:p>
          </table:table-cell>
          <table:table-cell/>
        </table:table-row>
        <table:table-row table:style-name="ro1">
          <table:table-cell office:value-type="float" office:value="223869736">
            <text:p>223869736</text:p>
          </table:table-cell>
          <table:table-cell office:value-type="float" office:value="240.8">
            <text:p>240.8</text:p>
          </table:table-cell>
          <table:table-cell table:formula="of:=[.B338]/[.A338]" office:value-type="float" office:value="0.00000107562551465197">
            <text:p>1.07562551465E-06</text:p>
          </table:table-cell>
          <table:table-cell/>
        </table:table-row>
        <table:table-row table:style-name="ro1">
          <table:table-cell office:value-type="float" office:value="224259131">
            <text:p>224259131</text:p>
          </table:table-cell>
          <table:table-cell office:value-type="float" office:value="240.6">
            <text:p>240.6</text:p>
          </table:table-cell>
          <table:table-cell table:formula="of:=[.B339]/[.A339]" office:value-type="float" office:value="0.00000107286601409331">
            <text:p>1.07286601409E-06</text:p>
          </table:table-cell>
          <table:table-cell/>
        </table:table-row>
        <table:table-row table:style-name="ro1">
          <table:table-cell office:value-type="float" office:value="224151986">
            <text:p>224151986</text:p>
          </table:table-cell>
          <table:table-cell office:value-type="float" office:value="240.7">
            <text:p>240.7</text:p>
          </table:table-cell>
          <table:table-cell table:formula="of:=[.B340]/[.A340]" office:value-type="float" office:value="0.00000107382497159762">
            <text:p>1.07382497160E-06</text:p>
          </table:table-cell>
          <table:table-cell/>
        </table:table-row>
        <table:table-row table:style-name="ro1">
          <table:table-cell office:value-type="float" office:value="223622712">
            <text:p>223622712</text:p>
          </table:table-cell>
          <table:table-cell office:value-type="float" office:value="240.4">
            <text:p>240.4</text:p>
          </table:table-cell>
          <table:table-cell table:formula="of:=[.B341]/[.A341]" office:value-type="float" office:value="0.00000107502497331309">
            <text:p>1.07502497331E-06</text:p>
          </table:table-cell>
          <table:table-cell/>
        </table:table-row>
        <table:table-row table:style-name="ro1">
          <table:table-cell office:value-type="float" office:value="223511921">
            <text:p>223511921</text:p>
          </table:table-cell>
          <table:table-cell office:value-type="float" office:value="240.3">
            <text:p>240.3</text:p>
          </table:table-cell>
          <table:table-cell table:formula="of:=[.B342]/[.A342]" office:value-type="float" office:value="0.00000107511044120103">
            <text:p>1.07511044120E-06</text:p>
          </table:table-cell>
          <table:table-cell/>
        </table:table-row>
        <table:table-row table:style-name="ro1">
          <table:table-cell office:value-type="float" office:value="223893668">
            <text:p>223893668</text:p>
          </table:table-cell>
          <table:table-cell office:value-type="float" office:value="240.4">
            <text:p>240.4</text:p>
          </table:table-cell>
          <table:table-cell table:formula="of:=[.B343]/[.A343]" office:value-type="float" office:value="0.00000107372397865222">
            <text:p>1.07372397865E-06</text:p>
          </table:table-cell>
          <table:table-cell/>
        </table:table-row>
        <table:table-row table:style-name="ro1">
          <table:table-cell office:value-type="float" office:value="223626788">
            <text:p>223626788</text:p>
          </table:table-cell>
          <table:table-cell office:value-type="float" office:value="240.3">
            <text:p>240.3</text:p>
          </table:table-cell>
          <table:table-cell table:formula="of:=[.B344]/[.A344]" office:value-type="float" office:value="0.00000107455820543288">
            <text:p>1.07455820543E-06</text:p>
          </table:table-cell>
          <table:table-cell/>
        </table:table-row>
        <table:table-row table:style-name="ro1">
          <table:table-cell office:value-type="float" office:value="223128892">
            <text:p>223128892</text:p>
          </table:table-cell>
          <table:table-cell office:value-type="float" office:value="240.1">
            <text:p>240.1</text:p>
          </table:table-cell>
          <table:table-cell table:formula="of:=[.B345]/[.A345]" office:value-type="float" office:value="0.00000107605966151618">
            <text:p>1.07605966152E-06</text:p>
          </table:table-cell>
          <table:table-cell/>
        </table:table-row>
        <table:table-row table:style-name="ro1">
          <table:table-cell office:value-type="float" office:value="223343999">
            <text:p>223343999</text:p>
          </table:table-cell>
          <table:table-cell office:value-type="float" office:value="240.4">
            <text:p>240.4</text:p>
          </table:table-cell>
          <table:table-cell table:formula="of:=[.B346]/[.A346]" office:value-type="float" office:value="0.00000107636650671774">
            <text:p>1.07636650672E-06</text:p>
          </table:table-cell>
          <table:table-cell/>
        </table:table-row>
        <table:table-row table:style-name="ro1">
          <table:table-cell office:value-type="float" office:value="223676620">
            <text:p>223676620</text:p>
          </table:table-cell>
          <table:table-cell office:value-type="float" office:value="240.3">
            <text:p>240.3</text:p>
          </table:table-cell>
          <table:table-cell table:formula="of:=[.B347]/[.A347]" office:value-type="float" office:value="0.00000107431880900203">
            <text:p>1.07431880900E-06</text:p>
          </table:table-cell>
          <table:table-cell/>
        </table:table-row>
        <table:table-row table:style-name="ro1">
          <table:table-cell office:value-type="float" office:value="223508612">
            <text:p>223508612</text:p>
          </table:table-cell>
          <table:table-cell office:value-type="float" office:value="240.4">
            <text:p>240.4</text:p>
          </table:table-cell>
          <table:table-cell table:formula="of:=[.B348]/[.A348]" office:value-type="float" office:value="0.00000107557376804792">
            <text:p>1.07557376805E-06</text:p>
          </table:table-cell>
          <table:table-cell/>
        </table:table-row>
        <table:table-row table:style-name="ro1">
          <table:table-cell office:value-type="float" office:value="223193369">
            <text:p>223193369</text:p>
          </table:table-cell>
          <table:table-cell office:value-type="float" office:value="240.4">
            <text:p>240.4</text:p>
          </table:table-cell>
          <table:table-cell table:formula="of:=[.B349]/[.A349]" office:value-type="float" office:value="0.00000107709293101804">
            <text:p>1.07709293102E-06</text:p>
          </table:table-cell>
          <table:table-cell/>
        </table:table-row>
        <table:table-row table:style-name="ro1">
          <table:table-cell office:value-type="float" office:value="223327903">
            <text:p>223327903</text:p>
          </table:table-cell>
          <table:table-cell office:value-type="float" office:value="240.4">
            <text:p>240.4</text:p>
          </table:table-cell>
          <table:table-cell table:formula="of:=[.B350]/[.A350]" office:value-type="float" office:value="0.00000107644408410533">
            <text:p>1.07644408411E-06</text:p>
          </table:table-cell>
          <table:table-cell/>
        </table:table-row>
        <table:table-row table:style-name="ro1">
          <table:table-cell office:value-type="float" office:value="223646457">
            <text:p>223646457</text:p>
          </table:table-cell>
          <table:table-cell office:value-type="float" office:value="240.3">
            <text:p>240.3</text:p>
          </table:table-cell>
          <table:table-cell table:formula="of:=[.B351]/[.A351]" office:value-type="float" office:value="0.00000107446370143033">
            <text:p>1.07446370143E-06</text:p>
          </table:table-cell>
          <table:table-cell/>
        </table:table-row>
        <table:table-row table:style-name="ro1">
          <table:table-cell office:value-type="float" office:value="223304285">
            <text:p>223304285</text:p>
          </table:table-cell>
          <table:table-cell office:value-type="float" office:value="240.2">
            <text:p>240.2</text:p>
          </table:table-cell>
          <table:table-cell table:formula="of:=[.B352]/[.A352]" office:value-type="float" office:value="0.00000107566229640421">
            <text:p>1.07566229640E-06</text:p>
          </table:table-cell>
          <table:table-cell/>
        </table:table-row>
        <table:table-row table:style-name="ro1">
          <table:table-cell office:value-type="float" office:value="222946869">
            <text:p>222946869</text:p>
          </table:table-cell>
          <table:table-cell office:value-type="float" office:value="240.2">
            <text:p>240.2</text:p>
          </table:table-cell>
          <table:table-cell table:formula="of:=[.B353]/[.A353]" office:value-type="float" office:value="0.00000107738673827261">
            <text:p>1.07738673827E-06</text:p>
          </table:table-cell>
          <table:table-cell/>
        </table:table-row>
        <table:table-row table:style-name="ro1">
          <table:table-cell office:value-type="float" office:value="223076535">
            <text:p>223076535</text:p>
          </table:table-cell>
          <table:table-cell office:value-type="float" office:value="240.3">
            <text:p>240.3</text:p>
          </table:table-cell>
          <table:table-cell table:formula="of:=[.B354]/[.A354]" office:value-type="float" office:value="0.00000107720877052353">
            <text:p>1.07720877052E-06</text:p>
          </table:table-cell>
          <table:table-cell/>
        </table:table-row>
        <table:table-row table:style-name="ro1">
          <table:table-cell office:value-type="float" office:value="223390198">
            <text:p>223390198</text:p>
          </table:table-cell>
          <table:table-cell office:value-type="float" office:value="240.1">
            <text:p>240.1</text:p>
          </table:table-cell>
          <table:table-cell table:formula="of:=[.B355]/[.A355]" office:value-type="float" office:value="0.00000107480096329025">
            <text:p>1.07480096329E-06</text:p>
          </table:table-cell>
          <table:table-cell/>
        </table:table-row>
        <table:table-row table:style-name="ro1">
          <table:table-cell office:value-type="float" office:value="223179298">
            <text:p>223179298</text:p>
          </table:table-cell>
          <table:table-cell office:value-type="float" office:value="240.2">
            <text:p>240.2</text:p>
          </table:table-cell>
          <table:table-cell table:formula="of:=[.B356]/[.A356]" office:value-type="float" office:value="0.0000010762646990672">
            <text:p>1.07626469907E-06</text:p>
          </table:table-cell>
          <table:table-cell/>
        </table:table-row>
        <table:table-row table:style-name="ro1">
          <table:table-cell office:value-type="float" office:value="223017583">
            <text:p>223017583</text:p>
          </table:table-cell>
          <table:table-cell office:value-type="float" office:value="240">
            <text:p>240</text:p>
          </table:table-cell>
          <table:table-cell table:formula="of:=[.B357]/[.A357]" office:value-type="float" office:value="0.00000107614833221468">
            <text:p>1.07614833221E-06</text:p>
          </table:table-cell>
          <table:table-cell/>
        </table:table-row>
        <table:table-row table:style-name="ro1">
          <table:table-cell office:value-type="float" office:value="223083003">
            <text:p>223083003</text:p>
          </table:table-cell>
          <table:table-cell office:value-type="float" office:value="240.2">
            <text:p>240.2</text:p>
          </table:table-cell>
          <table:table-cell table:formula="of:=[.B358]/[.A358]" office:value-type="float" office:value="0.00000107672927461892">
            <text:p>1.07672927462E-06</text:p>
          </table:table-cell>
          <table:table-cell/>
        </table:table-row>
        <table:table-row table:style-name="ro1">
          <table:table-cell office:value-type="float" office:value="223402363">
            <text:p>223402363</text:p>
          </table:table-cell>
          <table:table-cell office:value-type="float" office:value="240.1">
            <text:p>240.1</text:p>
          </table:table-cell>
          <table:table-cell table:formula="of:=[.B359]/[.A359]" office:value-type="float" office:value="0.0000010747424368112">
            <text:p>1.07474243681E-06</text:p>
          </table:table-cell>
          <table:table-cell/>
        </table:table-row>
        <table:table-row table:style-name="ro1">
          <table:table-cell office:value-type="float" office:value="223399169">
            <text:p>223399169</text:p>
          </table:table-cell>
          <table:table-cell office:value-type="float" office:value="240.1">
            <text:p>240.1</text:p>
          </table:table-cell>
          <table:table-cell table:formula="of:=[.B360]/[.A360]" office:value-type="float" office:value="0.00000107475780270248">
            <text:p>1.07475780270E-06</text:p>
          </table:table-cell>
          <table:table-cell/>
        </table:table-row>
        <table:table-row table:style-name="ro1">
          <table:table-cell office:value-type="float" office:value="223058810">
            <text:p>223058810</text:p>
          </table:table-cell>
          <table:table-cell office:value-type="float" office:value="240.1">
            <text:p>240.1</text:p>
          </table:table-cell>
          <table:table-cell table:formula="of:=[.B361]/[.A361]" office:value-type="float" office:value="0.00000107639774461273">
            <text:p>1.07639774461E-06</text:p>
          </table:table-cell>
          <table:table-cell/>
        </table:table-row>
        <table:table-row table:style-name="ro1">
          <table:table-cell office:value-type="float" office:value="222957242">
            <text:p>222957242</text:p>
          </table:table-cell>
          <table:table-cell office:value-type="float" office:value="240.2">
            <text:p>240.2</text:p>
          </table:table-cell>
          <table:table-cell table:formula="of:=[.B362]/[.A362]" office:value-type="float" office:value="0.00000107733661326866">
            <text:p>1.07733661327E-06</text:p>
          </table:table-cell>
          <table:table-cell/>
        </table:table-row>
        <table:table-row table:style-name="ro1">
          <table:table-cell office:value-type="float" office:value="223214998">
            <text:p>223214998</text:p>
          </table:table-cell>
          <table:table-cell office:value-type="float" office:value="240.2">
            <text:p>240.2</text:p>
          </table:table-cell>
          <table:table-cell table:formula="of:=[.B363]/[.A363]" office:value-type="float" office:value="0.00000107609256614558">
            <text:p>1.07609256615E-06</text:p>
          </table:table-cell>
          <table:table-cell/>
        </table:table-row>
        <table:table-row table:style-name="ro1">
          <table:table-cell office:value-type="float" office:value="223278279">
            <text:p>223278279</text:p>
          </table:table-cell>
          <table:table-cell office:value-type="float" office:value="240.2">
            <text:p>240.2</text:p>
          </table:table-cell>
          <table:table-cell table:formula="of:=[.B364]/[.A364]" office:value-type="float" office:value="0.00000107578758254402">
            <text:p>1.07578758254E-06</text:p>
          </table:table-cell>
          <table:table-cell/>
        </table:table-row>
        <table:table-row table:style-name="ro1">
          <table:table-cell office:value-type="float" office:value="223057114">
            <text:p>223057114</text:p>
          </table:table-cell>
          <table:table-cell office:value-type="float" office:value="240.4">
            <text:p>240.4</text:p>
          </table:table-cell>
          <table:table-cell table:formula="of:=[.B365]/[.A365]" office:value-type="float" office:value="0.0000010777508759483">
            <text:p>1.07775087595E-06</text:p>
          </table:table-cell>
          <table:table-cell/>
        </table:table-row>
        <table:table-row table:style-name="ro1">
          <table:table-cell office:value-type="float" office:value="222760904">
            <text:p>222760904</text:p>
          </table:table-cell>
          <table:table-cell office:value-type="float" office:value="240.6">
            <text:p>240.6</text:p>
          </table:table-cell>
          <table:table-cell table:formula="of:=[.B366]/[.A366]" office:value-type="float" office:value="0.00000108008180825124">
            <text:p>1.08008180825E-06</text:p>
          </table:table-cell>
          <table:table-cell/>
        </table:table-row>
        <table:table-row table:style-name="ro1">
          <table:table-cell office:value-type="float" office:value="222843643">
            <text:p>222843643</text:p>
          </table:table-cell>
          <table:table-cell office:value-type="float" office:value="240.5">
            <text:p>240.5</text:p>
          </table:table-cell>
          <table:table-cell table:formula="of:=[.B367]/[.A367]" office:value-type="float" office:value="0.00000107923204253127">
            <text:p>1.07923204253E-06</text:p>
          </table:table-cell>
          <table:table-cell/>
        </table:table-row>
        <table:table-row table:style-name="ro1">
          <table:table-cell office:value-type="float" office:value="223038545">
            <text:p>223038545</text:p>
          </table:table-cell>
          <table:table-cell office:value-type="float" office:value="240.4">
            <text:p>240.4</text:p>
          </table:table-cell>
          <table:table-cell table:formula="of:=[.B368]/[.A368]" office:value-type="float" office:value="0.00000107784060373959">
            <text:p>1.07784060374E-06</text:p>
          </table:table-cell>
          <table:table-cell/>
        </table:table-row>
        <table:table-row table:style-name="ro1">
          <table:table-cell office:value-type="float" office:value="223172538">
            <text:p>223172538</text:p>
          </table:table-cell>
          <table:table-cell office:value-type="float" office:value="240.6">
            <text:p>240.6</text:p>
          </table:table-cell>
          <table:table-cell table:formula="of:=[.B369]/[.A369]" office:value-type="float" office:value="0.00000107808963484566">
            <text:p>1.07808963485E-06</text:p>
          </table:table-cell>
          <table:table-cell/>
        </table:table-row>
        <table:table-row table:style-name="ro1">
          <table:table-cell office:value-type="float" office:value="222874895">
            <text:p>222874895</text:p>
          </table:table-cell>
          <table:table-cell office:value-type="float" office:value="240.5">
            <text:p>240.5</text:p>
          </table:table-cell>
          <table:table-cell table:formula="of:=[.B370]/[.A370]" office:value-type="float" office:value="0.00000107908071027919">
            <text:p>1.07908071028E-06</text:p>
          </table:table-cell>
          <table:table-cell/>
        </table:table-row>
        <table:table-row table:style-name="ro1">
          <table:table-cell office:value-type="float" office:value="222751302">
            <text:p>222751302</text:p>
          </table:table-cell>
          <table:table-cell office:value-type="float" office:value="240.5">
            <text:p>240.5</text:p>
          </table:table-cell>
          <table:table-cell table:formula="of:=[.B371]/[.A371]" office:value-type="float" office:value="0.00000107967943549888">
            <text:p>1.07967943550E-06</text:p>
          </table:table-cell>
          <table:table-cell/>
        </table:table-row>
        <table:table-row table:style-name="ro1">
          <table:table-cell office:value-type="float" office:value="222886493">
            <text:p>222886493</text:p>
          </table:table-cell>
          <table:table-cell office:value-type="float" office:value="240.4">
            <text:p>240.4</text:p>
          </table:table-cell>
          <table:table-cell table:formula="of:=[.B372]/[.A372]" office:value-type="float" office:value="0.00000107857590096319">
            <text:p>1.07857590096E-06</text:p>
          </table:table-cell>
          <table:table-cell/>
        </table:table-row>
        <table:table-row table:style-name="ro1">
          <table:table-cell office:value-type="float" office:value="223125254">
            <text:p>223125254</text:p>
          </table:table-cell>
          <table:table-cell office:value-type="float" office:value="240.4">
            <text:p>240.4</text:p>
          </table:table-cell>
          <table:table-cell table:formula="of:=[.B373]/[.A373]" office:value-type="float" office:value="0.00000107742174267732">
            <text:p>1.07742174268E-06</text:p>
          </table:table-cell>
          <table:table-cell/>
        </table:table-row>
        <table:table-row table:style-name="ro1">
          <table:table-cell office:value-type="float" office:value="223194197">
            <text:p>223194197</text:p>
          </table:table-cell>
          <table:table-cell office:value-type="float" office:value="240">
            <text:p>240</text:p>
          </table:table-cell>
          <table:table-cell table:formula="of:=[.B374]/[.A374]" office:value-type="float" office:value="0.0000010752967739569">
            <text:p>1.07529677396E-06</text:p>
          </table:table-cell>
          <table:table-cell/>
        </table:table-row>
        <table:table-row table:style-name="ro1">
          <table:table-cell office:value-type="float" office:value="223058597">
            <text:p>223058597</text:p>
          </table:table-cell>
          <table:table-cell office:value-type="float" office:value="240.3">
            <text:p>240.3</text:p>
          </table:table-cell>
          <table:table-cell table:formula="of:=[.B375]/[.A375]" office:value-type="float" office:value="0.00000107729539785458">
            <text:p>1.07729539785E-06</text:p>
          </table:table-cell>
          <table:table-cell/>
        </table:table-row>
        <table:table-row table:style-name="ro1">
          <table:table-cell office:value-type="float" office:value="223062162">
            <text:p>223062162</text:p>
          </table:table-cell>
          <table:table-cell office:value-type="float" office:value="240.3">
            <text:p>240.3</text:p>
          </table:table-cell>
          <table:table-cell table:formula="of:=[.B376]/[.A376]" office:value-type="float" office:value="0.0000010772781804204">
            <text:p>1.07727818042E-06</text:p>
          </table:table-cell>
          <table:table-cell/>
        </table:table-row>
        <table:table-row table:style-name="ro1">
          <table:table-cell office:value-type="float" office:value="223139327">
            <text:p>223139327</text:p>
          </table:table-cell>
          <table:table-cell office:value-type="float" office:value="240.5">
            <text:p>240.5</text:p>
          </table:table-cell>
          <table:table-cell table:formula="of:=[.B377]/[.A377]" office:value-type="float" office:value="0.0000010778019421023">
            <text:p>1.07780194210E-06</text:p>
          </table:table-cell>
          <table:table-cell/>
        </table:table-row>
        <table:table-row table:style-name="ro1">
          <table:table-cell office:value-type="float" office:value="223300113">
            <text:p>223300113</text:p>
          </table:table-cell>
          <table:table-cell office:value-type="float" office:value="240.3">
            <text:p>240.3</text:p>
          </table:table-cell>
          <table:table-cell table:formula="of:=[.B378]/[.A378]" office:value-type="float" office:value="0.00000107613022121489">
            <text:p>1.07613022121E-06</text:p>
          </table:table-cell>
          <table:table-cell/>
        </table:table-row>
        <table:table-row table:style-name="ro1">
          <table:table-cell office:value-type="float" office:value="223342763">
            <text:p>223342763</text:p>
          </table:table-cell>
          <table:table-cell office:value-type="float" office:value="240.5">
            <text:p>240.5</text:p>
          </table:table-cell>
          <table:table-cell table:formula="of:=[.B379]/[.A379]" office:value-type="float" office:value="0.00000107682020572119">
            <text:p>1.07682020572E-06</text:p>
          </table:table-cell>
          <table:table-cell/>
        </table:table-row>
        <table:table-row table:style-name="ro1">
          <table:table-cell office:value-type="float" office:value="223380034">
            <text:p>223380034</text:p>
          </table:table-cell>
          <table:table-cell office:value-type="float" office:value="240.4">
            <text:p>240.4</text:p>
          </table:table-cell>
          <table:table-cell table:formula="of:=[.B380]/[.A380]" office:value-type="float" office:value="0.00000107619287048725">
            <text:p>1.07619287049E-06</text:p>
          </table:table-cell>
          <table:table-cell/>
        </table:table-row>
        <table:table-row table:style-name="ro1">
          <table:table-cell office:value-type="float" office:value="223144377">
            <text:p>223144377</text:p>
          </table:table-cell>
          <table:table-cell office:value-type="float" office:value="240.4">
            <text:p>240.4</text:p>
          </table:table-cell>
          <table:table-cell table:formula="of:=[.B381]/[.A381]" office:value-type="float" office:value="0.00000107732940991832">
            <text:p>1.07732940992E-06</text:p>
          </table:table-cell>
          <table:table-cell/>
        </table:table-row>
        <table:table-row table:style-name="ro1">
          <table:table-cell office:value-type="float" office:value="223129807">
            <text:p>223129807</text:p>
          </table:table-cell>
          <table:table-cell office:value-type="float" office:value="240.5">
            <text:p>240.5</text:p>
          </table:table-cell>
          <table:table-cell table:formula="of:=[.B382]/[.A382]" office:value-type="float" office:value="0.00000107784792732779">
            <text:p>1.07784792733E-06</text:p>
          </table:table-cell>
          <table:table-cell/>
        </table:table-row>
        <table:table-row table:style-name="ro1">
          <table:table-cell office:value-type="float" office:value="223104904">
            <text:p>223104904</text:p>
          </table:table-cell>
          <table:table-cell office:value-type="float" office:value="240.5">
            <text:p>240.5</text:p>
          </table:table-cell>
          <table:table-cell table:formula="of:=[.B383]/[.A383]" office:value-type="float" office:value="0.00000107796823686135">
            <text:p>1.07796823686E-06</text:p>
          </table:table-cell>
          <table:table-cell/>
        </table:table-row>
        <table:table-row table:style-name="ro1">
          <table:table-cell office:value-type="float" office:value="223234147">
            <text:p>223234147</text:p>
          </table:table-cell>
          <table:table-cell office:value-type="float" office:value="240.5">
            <text:p>240.5</text:p>
          </table:table-cell>
          <table:table-cell table:formula="of:=[.B384]/[.A384]" office:value-type="float" office:value="0.00000107734413946985">
            <text:p>1.07734413947E-06</text:p>
          </table:table-cell>
          <table:table-cell/>
        </table:table-row>
        <table:table-row table:style-name="ro1">
          <table:table-cell office:value-type="float" office:value="223183889">
            <text:p>223183889</text:p>
          </table:table-cell>
          <table:table-cell office:value-type="float" office:value="240.5">
            <text:p>240.5</text:p>
          </table:table-cell>
          <table:table-cell table:formula="of:=[.B385]/[.A385]" office:value-type="float" office:value="0.0000010775867428316">
            <text:p>1.07758674283E-06</text:p>
          </table:table-cell>
          <table:table-cell/>
        </table:table-row>
        <table:table-row table:style-name="ro1">
          <table:table-cell office:value-type="float" office:value="223211515">
            <text:p>223211515</text:p>
          </table:table-cell>
          <table:table-cell office:value-type="float" office:value="240.5">
            <text:p>240.5</text:p>
          </table:table-cell>
          <table:table-cell table:formula="of:=[.B386]/[.A386]" office:value-type="float" office:value="0.00000107745337421324">
            <text:p>1.07745337421E-06</text:p>
          </table:table-cell>
          <table:table-cell/>
        </table:table-row>
        <table:table-row table:style-name="ro1">
          <table:table-cell office:value-type="float" office:value="223017992">
            <text:p>223017992</text:p>
          </table:table-cell>
          <table:table-cell office:value-type="float" office:value="240.2">
            <text:p>240.2</text:p>
          </table:table-cell>
          <table:table-cell table:formula="of:=[.B387]/[.A387]" office:value-type="float" office:value="0.0000010770431472632">
            <text:p>1.07704314726E-06</text:p>
          </table:table-cell>
          <table:table-cell/>
        </table:table-row>
        <table:table-row table:style-name="ro1">
          <table:table-cell office:value-type="float" office:value="223038030">
            <text:p>223038030</text:p>
          </table:table-cell>
          <table:table-cell office:value-type="float" office:value="240.4">
            <text:p>240.4</text:p>
          </table:table-cell>
          <table:table-cell table:formula="of:=[.B388]/[.A388]" office:value-type="float" office:value="0.00000107784309249862">
            <text:p>1.07784309250E-06</text:p>
          </table:table-cell>
          <table:table-cell/>
        </table:table-row>
        <table:table-row table:style-name="ro1">
          <table:table-cell office:value-type="float" office:value="223046538">
            <text:p>223046538</text:p>
          </table:table-cell>
          <table:table-cell office:value-type="float" office:value="240.6">
            <text:p>240.6</text:p>
          </table:table-cell>
          <table:table-cell table:formula="of:=[.B389]/[.A389]" office:value-type="float" office:value="0.0000010786986525655">
            <text:p>1.07869865257E-06</text:p>
          </table:table-cell>
          <table:table-cell/>
        </table:table-row>
        <table:table-row table:style-name="ro1">
          <table:table-cell office:value-type="float" office:value="223246779">
            <text:p>223246779</text:p>
          </table:table-cell>
          <table:table-cell office:value-type="float" office:value="240.6">
            <text:p>240.6</text:p>
          </table:table-cell>
          <table:table-cell table:formula="of:=[.B390]/[.A390]" office:value-type="float" office:value="0.00000107773111476784">
            <text:p>1.07773111477E-06</text:p>
          </table:table-cell>
          <table:table-cell/>
        </table:table-row>
        <table:table-row table:style-name="ro1">
          <table:table-cell office:value-type="float" office:value="223328026">
            <text:p>223328026</text:p>
          </table:table-cell>
          <table:table-cell office:value-type="float" office:value="240.6">
            <text:p>240.6</text:p>
          </table:table-cell>
          <table:table-cell table:formula="of:=[.B391]/[.A391]" office:value-type="float" office:value="0.0000010773390349136">
            <text:p>1.07733903491E-06</text:p>
          </table:table-cell>
          <table:table-cell/>
        </table:table-row>
        <table:table-row table:style-name="ro1">
          <table:table-cell office:value-type="float" office:value="223379710">
            <text:p>223379710</text:p>
          </table:table-cell>
          <table:table-cell office:value-type="float" office:value="240.5">
            <text:p>240.5</text:p>
          </table:table-cell>
          <table:table-cell table:formula="of:=[.B392]/[.A392]" office:value-type="float" office:value="0.00000107664209967861">
            <text:p>1.07664209968E-06</text:p>
          </table:table-cell>
          <table:table-cell/>
        </table:table-row>
        <table:table-row table:style-name="ro1">
          <table:table-cell office:value-type="float" office:value="223387771">
            <text:p>223387771</text:p>
          </table:table-cell>
          <table:table-cell office:value-type="float" office:value="239.9">
            <text:p>239.9</text:p>
          </table:table-cell>
          <table:table-cell table:formula="of:=[.B393]/[.A393]" office:value-type="float" office:value="0.00000107391733632545">
            <text:p>1.07391733633E-06</text:p>
          </table:table-cell>
          <table:table-cell/>
        </table:table-row>
        <table:table-row table:style-name="ro1">
          <table:table-cell office:value-type="float" office:value="223210866">
            <text:p>223210866</text:p>
          </table:table-cell>
          <table:table-cell office:value-type="float" office:value="239.7">
            <text:p>239.7</text:p>
          </table:table-cell>
          <table:table-cell table:formula="of:=[.B394]/[.A394]" office:value-type="float" office:value="0.0000010738724520696">
            <text:p>1.07387245207E-06</text:p>
          </table:table-cell>
          <table:table-cell/>
        </table:table-row>
        <table:table-row table:style-name="ro1">
          <table:table-cell office:value-type="float" office:value="223116065">
            <text:p>223116065</text:p>
          </table:table-cell>
          <table:table-cell office:value-type="float" office:value="239.7">
            <text:p>239.7</text:p>
          </table:table-cell>
          <table:table-cell table:formula="of:=[.B395]/[.A395]" office:value-type="float" office:value="0.00000107432873558432">
            <text:p>1.07432873558E-06</text:p>
          </table:table-cell>
          <table:table-cell/>
        </table:table-row>
        <table:table-row table:style-name="ro1">
          <table:table-cell office:value-type="float" office:value="223173481">
            <text:p>223173481</text:p>
          </table:table-cell>
          <table:table-cell office:value-type="float" office:value="239.7">
            <text:p>239.7</text:p>
          </table:table-cell>
          <table:table-cell table:formula="of:=[.B396]/[.A396]" office:value-type="float" office:value="0.00000107405234226731">
            <text:p>1.07405234227E-06</text:p>
          </table:table-cell>
          <table:table-cell/>
        </table:table-row>
        <table:table-row table:style-name="ro1">
          <table:table-cell office:value-type="float" office:value="223250848">
            <text:p>223250848</text:p>
          </table:table-cell>
          <table:table-cell office:value-type="float" office:value="239.7">
            <text:p>239.7</text:p>
          </table:table-cell>
          <table:table-cell table:formula="of:=[.B397]/[.A397]" office:value-type="float" office:value="0.00000107368013222507">
            <text:p>1.07368013223E-06</text:p>
          </table:table-cell>
          <table:table-cell/>
        </table:table-row>
        <table:table-row table:style-name="ro1">
          <table:table-cell office:value-type="float" office:value="223198325">
            <text:p>223198325</text:p>
          </table:table-cell>
          <table:table-cell office:value-type="float" office:value="239.6">
            <text:p>239.6</text:p>
          </table:table-cell>
          <table:table-cell table:formula="of:=[.B398]/[.A398]" office:value-type="float" office:value="0.00000107348475845417">
            <text:p>1.07348475845E-06</text:p>
          </table:table-cell>
          <table:table-cell/>
        </table:table-row>
        <table:table-row table:style-name="ro1">
          <table:table-cell office:value-type="float" office:value="223289827">
            <text:p>223289827</text:p>
          </table:table-cell>
          <table:table-cell office:value-type="float" office:value="239.6">
            <text:p>239.6</text:p>
          </table:table-cell>
          <table:table-cell table:formula="of:=[.B399]/[.A399]" office:value-type="float" office:value="0.00000107304485483792">
            <text:p>1.07304485484E-06</text:p>
          </table:table-cell>
          <table:table-cell/>
        </table:table-row>
        <table:table-row table:style-name="ro1">
          <table:table-cell office:value-type="float" office:value="223395443">
            <text:p>223395443</text:p>
          </table:table-cell>
          <table:table-cell office:value-type="float" office:value="239.9">
            <text:p>239.9</text:p>
          </table:table-cell>
          <table:table-cell table:formula="of:=[.B400]/[.A400]" office:value-type="float" office:value="0.00000107388045511743">
            <text:p>1.07388045512E-06</text:p>
          </table:table-cell>
          <table:table-cell/>
        </table:table-row>
        <table:table-row table:style-name="ro1">
          <table:table-cell office:value-type="float" office:value="223221827">
            <text:p>223221827</text:p>
          </table:table-cell>
          <table:table-cell office:value-type="float" office:value="239.7">
            <text:p>239.7</text:p>
          </table:table-cell>
          <table:table-cell table:formula="of:=[.B401]/[.A401]" office:value-type="float" office:value="0.00000107381972104368">
            <text:p>1.07381972104E-06</text:p>
          </table:table-cell>
          <table:table-cell/>
        </table:table-row>
        <table:table-row table:style-name="ro1">
          <table:table-cell office:value-type="float" office:value="223142690">
            <text:p>223142690</text:p>
          </table:table-cell>
          <table:table-cell office:value-type="float" office:value="239.7">
            <text:p>239.7</text:p>
          </table:table-cell>
          <table:table-cell table:formula="of:=[.B402]/[.A402]" office:value-type="float" office:value="0.0000010742005485369">
            <text:p>1.07420054854E-06</text:p>
          </table:table-cell>
          <table:table-cell/>
        </table:table-row>
        <table:table-row table:style-name="ro1">
          <table:table-cell office:value-type="float" office:value="223114986">
            <text:p>223114986</text:p>
          </table:table-cell>
          <table:table-cell office:value-type="float" office:value="239.7">
            <text:p>239.7</text:p>
          </table:table-cell>
          <table:table-cell table:formula="of:=[.B403]/[.A403]" office:value-type="float" office:value="0.00000107433393111478">
            <text:p>1.07433393111E-06</text:p>
          </table:table-cell>
          <table:table-cell/>
        </table:table-row>
        <table:table-row table:style-name="ro1">
          <table:table-cell office:value-type="float" office:value="222828992">
            <text:p>222828992</text:p>
          </table:table-cell>
          <table:table-cell office:value-type="float" office:value="239.7">
            <text:p>239.7</text:p>
          </table:table-cell>
          <table:table-cell table:formula="of:=[.B404]/[.A404]" office:value-type="float" office:value="0.00000107571280491185">
            <text:p>1.07571280491E-06</text:p>
          </table:table-cell>
          <table:table-cell/>
        </table:table-row>
        <table:table-row table:style-name="ro1">
          <table:table-cell office:value-type="float" office:value="222779662">
            <text:p>222779662</text:p>
          </table:table-cell>
          <table:table-cell office:value-type="float" office:value="239.5">
            <text:p>239.5</text:p>
          </table:table-cell>
          <table:table-cell table:formula="of:=[.B405]/[.A405]" office:value-type="float" office:value="0.00000107505325149474">
            <text:p>1.07505325149E-06</text:p>
          </table:table-cell>
          <table:table-cell/>
        </table:table-row>
        <table:table-row table:style-name="ro1">
          <table:table-cell office:value-type="float" office:value="222718401">
            <text:p>222718401</text:p>
          </table:table-cell>
          <table:table-cell office:value-type="float" office:value="239.6">
            <text:p>239.6</text:p>
          </table:table-cell>
          <table:table-cell table:formula="of:=[.B406]/[.A406]" office:value-type="float" office:value="0.00000107579795348836">
            <text:p>1.07579795349E-06</text:p>
          </table:table-cell>
          <table:table-cell/>
        </table:table-row>
        <table:table-row table:style-name="ro1">
          <table:table-cell office:value-type="float" office:value="222592171">
            <text:p>222592171</text:p>
          </table:table-cell>
          <table:table-cell office:value-type="float" office:value="239.6">
            <text:p>239.6</text:p>
          </table:table-cell>
          <table:table-cell table:formula="of:=[.B407]/[.A407]" office:value-type="float" office:value="0.00000107640802874419">
            <text:p>1.07640802874E-06</text:p>
          </table:table-cell>
          <table:table-cell/>
        </table:table-row>
        <table:table-row table:style-name="ro1">
          <table:table-cell office:value-type="float" office:value="222434078">
            <text:p>222434078</text:p>
          </table:table-cell>
          <table:table-cell office:value-type="float" office:value="239.9">
            <text:p>239.9</text:p>
          </table:table-cell>
          <table:table-cell table:formula="of:=[.B408]/[.A408]" office:value-type="float" office:value="0.00000107852179017282">
            <text:p>1.07852179017E-06</text:p>
          </table:table-cell>
          <table:table-cell/>
        </table:table-row>
        <table:table-row table:style-name="ro1">
          <table:table-cell office:value-type="float" office:value="222351782">
            <text:p>222351782</text:p>
          </table:table-cell>
          <table:table-cell office:value-type="float" office:value="239.8">
            <text:p>239.8</text:p>
          </table:table-cell>
          <table:table-cell table:formula="of:=[.B409]/[.A409]" office:value-type="float" office:value="0.0000010784712307815">
            <text:p>1.07847123078E-06</text:p>
          </table:table-cell>
          <table:table-cell/>
        </table:table-row>
        <table:table-row table:style-name="ro1">
          <table:table-cell office:value-type="float" office:value="222463748">
            <text:p>222463748</text:p>
          </table:table-cell>
          <table:table-cell office:value-type="float" office:value="239.7">
            <text:p>239.7</text:p>
          </table:table-cell>
          <table:table-cell table:formula="of:=[.B410]/[.A410]" office:value-type="float" office:value="0.00000107747892479093">
            <text:p>1.07747892479E-06</text:p>
          </table:table-cell>
          <table:table-cell/>
        </table:table-row>
        <table:table-row table:style-name="ro1">
          <table:table-cell office:value-type="float" office:value="222765145">
            <text:p>222765145</text:p>
          </table:table-cell>
          <table:table-cell office:value-type="float" office:value="239.5">
            <text:p>239.5</text:p>
          </table:table-cell>
          <table:table-cell table:formula="of:=[.B411]/[.A411]" office:value-type="float" office:value="0.00000107512330979786">
            <text:p>1.07512330980E-06</text:p>
          </table:table-cell>
          <table:table-cell/>
        </table:table-row>
        <table:table-row table:style-name="ro1">
          <table:table-cell office:value-type="float" office:value="222763752">
            <text:p>222763752</text:p>
          </table:table-cell>
          <table:table-cell office:value-type="float" office:value="239.6">
            <text:p>239.6</text:p>
          </table:table-cell>
          <table:table-cell table:formula="of:=[.B412]/[.A412]" office:value-type="float" office:value="0.00000107557893889307">
            <text:p>1.07557893889E-06</text:p>
          </table:table-cell>
          <table:table-cell/>
        </table:table-row>
        <table:table-row table:style-name="ro1">
          <table:table-cell office:value-type="float" office:value="222618268">
            <text:p>222618268</text:p>
          </table:table-cell>
          <table:table-cell office:value-type="float" office:value="239.7">
            <text:p>239.7</text:p>
          </table:table-cell>
          <table:table-cell table:formula="of:=[.B413]/[.A413]" office:value-type="float" office:value="0.00000107673104347393">
            <text:p>1.07673104347E-06</text:p>
          </table:table-cell>
          <table:table-cell/>
        </table:table-row>
        <table:table-row table:style-name="ro1">
          <table:table-cell office:value-type="float" office:value="222398713">
            <text:p>222398713</text:p>
          </table:table-cell>
          <table:table-cell office:value-type="float" office:value="239.7">
            <text:p>239.7</text:p>
          </table:table-cell>
          <table:table-cell table:formula="of:=[.B414]/[.A414]" office:value-type="float" office:value="0.00000107779400683852">
            <text:p>1.07779400684E-06</text:p>
          </table:table-cell>
          <table:table-cell/>
        </table:table-row>
        <table:table-row table:style-name="ro1">
          <table:table-cell office:value-type="float" office:value="222244462">
            <text:p>222244462</text:p>
          </table:table-cell>
          <table:table-cell office:value-type="float" office:value="239.8">
            <text:p>239.8</text:p>
          </table:table-cell>
          <table:table-cell table:formula="of:=[.B415]/[.A415]" office:value-type="float" office:value="0.00000107899201555808">
            <text:p>1.07899201556E-06</text:p>
          </table:table-cell>
          <table:table-cell/>
        </table:table-row>
        <table:table-row table:style-name="ro1">
          <table:table-cell office:value-type="float" office:value="222254124">
            <text:p>222254124</text:p>
          </table:table-cell>
          <table:table-cell office:value-type="float" office:value="239.9">
            <text:p>239.9</text:p>
          </table:table-cell>
          <table:table-cell table:formula="of:=[.B416]/[.A416]" office:value-type="float" office:value="0.00000107939504420624">
            <text:p>1.07939504421E-06</text:p>
          </table:table-cell>
          <table:table-cell/>
        </table:table-row>
        <table:table-row table:style-name="ro1">
          <table:table-cell office:value-type="float" office:value="222395236">
            <text:p>222395236</text:p>
          </table:table-cell>
          <table:table-cell office:value-type="float" office:value="239.9">
            <text:p>239.9</text:p>
          </table:table-cell>
          <table:table-cell table:formula="of:=[.B417]/[.A417]" office:value-type="float" office:value="0.00000107871015726254">
            <text:p>1.07871015726E-06</text:p>
          </table:table-cell>
          <table:table-cell/>
        </table:table-row>
        <table:table-row table:style-name="ro1">
          <table:table-cell office:value-type="float" office:value="222566054">
            <text:p>222566054</text:p>
          </table:table-cell>
          <table:table-cell office:value-type="float" office:value="239.9">
            <text:p>239.9</text:p>
          </table:table-cell>
          <table:table-cell table:formula="of:=[.B418]/[.A418]" office:value-type="float" office:value="0.00000107788225422732">
            <text:p>1.07788225423E-06</text:p>
          </table:table-cell>
          <table:table-cell/>
        </table:table-row>
        <table:table-row table:style-name="ro1">
          <table:table-cell office:value-type="float" office:value="222747456">
            <text:p>222747456</text:p>
          </table:table-cell>
          <table:table-cell office:value-type="float" office:value="239.8">
            <text:p>239.8</text:p>
          </table:table-cell>
          <table:table-cell table:formula="of:=[.B419]/[.A419]" office:value-type="float" office:value="0.00000107655550508285">
            <text:p>1.07655550508E-06</text:p>
          </table:table-cell>
          <table:table-cell/>
        </table:table-row>
        <table:table-row table:style-name="ro1">
          <table:table-cell office:value-type="float" office:value="222633320">
            <text:p>222633320</text:p>
          </table:table-cell>
          <table:table-cell office:value-type="float" office:value="239.7">
            <text:p>239.7</text:p>
          </table:table-cell>
          <table:table-cell table:formula="of:=[.B420]/[.A420]" office:value-type="float" office:value="0.00000107665824684284">
            <text:p>1.07665824684E-06</text:p>
          </table:table-cell>
          <table:table-cell/>
        </table:table-row>
        <table:table-row table:style-name="ro1">
          <table:table-cell office:value-type="float" office:value="222425245">
            <text:p>222425245</text:p>
          </table:table-cell>
          <table:table-cell office:value-type="float" office:value="239.7">
            <text:p>239.7</text:p>
          </table:table-cell>
          <table:table-cell table:formula="of:=[.B421]/[.A421]" office:value-type="float" office:value="0.00000107766544215788">
            <text:p>1.07766544216E-06</text:p>
          </table:table-cell>
          <table:table-cell/>
        </table:table-row>
        <table:table-row table:style-name="ro1">
          <table:table-cell office:value-type="float" office:value="222320881">
            <text:p>222320881</text:p>
          </table:table-cell>
          <table:table-cell office:value-type="float" office:value="239.9">
            <text:p>239.9</text:p>
          </table:table-cell>
          <table:table-cell table:formula="of:=[.B422]/[.A422]" office:value-type="float" office:value="0.00000107907093081374">
            <text:p>1.07907093081E-06</text:p>
          </table:table-cell>
          <table:table-cell/>
        </table:table-row>
        <table:table-row table:style-name="ro1">
          <table:table-cell office:value-type="float" office:value="222353389">
            <text:p>222353389</text:p>
          </table:table-cell>
          <table:table-cell office:value-type="float" office:value="240">
            <text:p>240</text:p>
          </table:table-cell>
          <table:table-cell table:formula="of:=[.B423]/[.A423]" office:value-type="float" office:value="0.00000107936290550534">
            <text:p>1.07936290551E-06</text:p>
          </table:table-cell>
          <table:table-cell/>
        </table:table-row>
        <table:table-row table:style-name="ro1">
          <table:table-cell office:value-type="float" office:value="222490732">
            <text:p>222490732</text:p>
          </table:table-cell>
          <table:table-cell office:value-type="float" office:value="240">
            <text:p>240</text:p>
          </table:table-cell>
          <table:table-cell table:formula="of:=[.B424]/[.A424]" office:value-type="float" office:value="0.00000107869661734944">
            <text:p>1.07869661735E-06</text:p>
          </table:table-cell>
          <table:table-cell/>
        </table:table-row>
        <table:table-row table:style-name="ro1">
          <table:table-cell office:value-type="float" office:value="222664853">
            <text:p>222664853</text:p>
          </table:table-cell>
          <table:table-cell office:value-type="float" office:value="239.7">
            <text:p>239.7</text:p>
          </table:table-cell>
          <table:table-cell table:formula="of:=[.B425]/[.A425]" office:value-type="float" office:value="0.00000107650577435317">
            <text:p>1.07650577435E-06</text:p>
          </table:table-cell>
          <table:table-cell/>
        </table:table-row>
        <table:table-row table:style-name="ro1">
          <table:table-cell office:value-type="float" office:value="222661201">
            <text:p>222661201</text:p>
          </table:table-cell>
          <table:table-cell office:value-type="float" office:value="239.6">
            <text:p>239.6</text:p>
          </table:table-cell>
          <table:table-cell table:formula="of:=[.B426]/[.A426]" office:value-type="float" office:value="0.00000107607431794999">
            <text:p>1.07607431795E-06</text:p>
          </table:table-cell>
          <table:table-cell/>
        </table:table-row>
        <table:table-row table:style-name="ro1">
          <table:table-cell office:value-type="float" office:value="222640970">
            <text:p>222640970</text:p>
          </table:table-cell>
          <table:table-cell office:value-type="float" office:value="239.7">
            <text:p>239.7</text:p>
          </table:table-cell>
          <table:table-cell table:formula="of:=[.B427]/[.A427]" office:value-type="float" office:value="0.00000107662125259336">
            <text:p>1.07662125259E-06</text:p>
          </table:table-cell>
          <table:table-cell/>
        </table:table-row>
        <table:table-row table:style-name="ro1">
          <table:table-cell office:value-type="float" office:value="222633511">
            <text:p>222633511</text:p>
          </table:table-cell>
          <table:table-cell office:value-type="float" office:value="239.7">
            <text:p>239.7</text:p>
          </table:table-cell>
          <table:table-cell table:formula="of:=[.B428]/[.A428]" office:value-type="float" office:value="0.00000107665732316462">
            <text:p>1.07665732316E-06</text:p>
          </table:table-cell>
          <table:table-cell/>
        </table:table-row>
        <table:table-row table:style-name="ro1">
          <table:table-cell office:value-type="float" office:value="222538973">
            <text:p>222538973</text:p>
          </table:table-cell>
          <table:table-cell office:value-type="float" office:value="239.6">
            <text:p>239.6</text:p>
          </table:table-cell>
          <table:table-cell table:formula="of:=[.B429]/[.A429]" office:value-type="float" office:value="0.00000107666534436645">
            <text:p>1.07666534437E-06</text:p>
          </table:table-cell>
          <table:table-cell/>
        </table:table-row>
        <table:table-row table:style-name="ro1">
          <table:table-cell office:value-type="float" office:value="222474567">
            <text:p>222474567</text:p>
          </table:table-cell>
          <table:table-cell office:value-type="float" office:value="239.6">
            <text:p>239.6</text:p>
          </table:table-cell>
          <table:table-cell table:formula="of:=[.B430]/[.A430]" office:value-type="float" office:value="0.00000107697703711004">
            <text:p>1.07697703711E-06</text:p>
          </table:table-cell>
          <table:table-cell/>
        </table:table-row>
        <table:table-row table:style-name="ro1">
          <table:table-cell office:value-type="float" office:value="222476583">
            <text:p>222476583</text:p>
          </table:table-cell>
          <table:table-cell office:value-type="float" office:value="239.5">
            <text:p>239.5</text:p>
          </table:table-cell>
          <table:table-cell table:formula="of:=[.B431]/[.A431]" office:value-type="float" office:value="0.00000107651779243661">
            <text:p>1.07651779244E-06</text:p>
          </table:table-cell>
          <table:table-cell/>
        </table:table-row>
        <table:table-row table:style-name="ro1">
          <table:table-cell office:value-type="float" office:value="222545107">
            <text:p>222545107</text:p>
          </table:table-cell>
          <table:table-cell office:value-type="float" office:value="239.5">
            <text:p>239.5</text:p>
          </table:table-cell>
          <table:table-cell table:formula="of:=[.B432]/[.A432]" office:value-type="float" office:value="0.00000107618632118477">
            <text:p>1.07618632118E-06</text:p>
          </table:table-cell>
          <table:table-cell/>
        </table:table-row>
        <table:table-row table:style-name="ro1">
          <table:table-cell office:value-type="float" office:value="222651694">
            <text:p>222651694</text:p>
          </table:table-cell>
          <table:table-cell office:value-type="float" office:value="239.5">
            <text:p>239.5</text:p>
          </table:table-cell>
          <table:table-cell table:formula="of:=[.B433]/[.A433]" office:value-type="float" office:value="0.00000107567113322749">
            <text:p>1.07567113323E-06</text:p>
          </table:table-cell>
          <table:table-cell/>
        </table:table-row>
        <table:table-row table:style-name="ro1">
          <table:table-cell office:value-type="float" office:value="222769260">
            <text:p>222769260</text:p>
          </table:table-cell>
          <table:table-cell office:value-type="float" office:value="239.4">
            <text:p>239.4</text:p>
          </table:table-cell>
          <table:table-cell table:formula="of:=[.B434]/[.A434]" office:value-type="float" office:value="0.00000107465455512129">
            <text:p>1.07465455512E-06</text:p>
          </table:table-cell>
          <table:table-cell/>
        </table:table-row>
        <table:table-row table:style-name="ro1">
          <table:table-cell office:value-type="float" office:value="222829714">
            <text:p>222829714</text:p>
          </table:table-cell>
          <table:table-cell office:value-type="float" office:value="239.3">
            <text:p>239.3</text:p>
          </table:table-cell>
          <table:table-cell table:formula="of:=[.B435]/[.A435]" office:value-type="float" office:value="0.00000107391422671754">
            <text:p>1.07391422672E-06</text:p>
          </table:table-cell>
          <table:table-cell/>
        </table:table-row>
        <table:table-row table:style-name="ro1">
          <table:table-cell office:value-type="float" office:value="222504451">
            <text:p>222504451</text:p>
          </table:table-cell>
          <table:table-cell office:value-type="float" office:value="239.4">
            <text:p>239.4</text:p>
          </table:table-cell>
          <table:table-cell table:formula="of:=[.B436]/[.A436]" office:value-type="float" office:value="0.00000107593353267347">
            <text:p>1.07593353267E-06</text:p>
          </table:table-cell>
          <table:table-cell/>
        </table:table-row>
        <table:table-row table:style-name="ro1">
          <table:table-cell office:value-type="float" office:value="222420514">
            <text:p>222420514</text:p>
          </table:table-cell>
          <table:table-cell office:value-type="float" office:value="239.5">
            <text:p>239.5</text:p>
          </table:table-cell>
          <table:table-cell table:formula="of:=[.B437]/[.A437]" office:value-type="float" office:value="0.000001076789167028">
            <text:p>1.07678916703E-06</text:p>
          </table:table-cell>
          <table:table-cell/>
        </table:table-row>
        <table:table-row table:style-name="ro1">
          <table:table-cell office:value-type="float" office:value="222356225">
            <text:p>222356225</text:p>
          </table:table-cell>
          <table:table-cell office:value-type="float" office:value="239.3">
            <text:p>239.3</text:p>
          </table:table-cell>
          <table:table-cell table:formula="of:=[.B438]/[.A438]" office:value-type="float" office:value="0.00000107620103732198">
            <text:p>1.07620103732E-06</text:p>
          </table:table-cell>
          <table:table-cell/>
        </table:table-row>
        <table:table-row table:style-name="ro1">
          <table:table-cell office:value-type="float" office:value="222419311">
            <text:p>222419311</text:p>
          </table:table-cell>
          <table:table-cell office:value-type="float" office:value="239.4">
            <text:p>239.4</text:p>
          </table:table-cell>
          <table:table-cell table:formula="of:=[.B439]/[.A439]" office:value-type="float" office:value="0.00000107634538981195">
            <text:p>1.07634538981E-06</text:p>
          </table:table-cell>
          <table:table-cell/>
        </table:table-row>
        <table:table-row table:style-name="ro1">
          <table:table-cell office:value-type="float" office:value="222489514">
            <text:p>222489514</text:p>
          </table:table-cell>
          <table:table-cell office:value-type="float" office:value="239.6">
            <text:p>239.6</text:p>
          </table:table-cell>
          <table:table-cell table:formula="of:=[.B440]/[.A440]" office:value-type="float" office:value="0.00000107690468504507">
            <text:p>1.07690468505E-06</text:p>
          </table:table-cell>
          <table:table-cell/>
        </table:table-row>
        <table:table-row table:style-name="ro1">
          <table:table-cell office:value-type="float" office:value="222555228">
            <text:p>222555228</text:p>
          </table:table-cell>
          <table:table-cell office:value-type="float" office:value="239.6">
            <text:p>239.6</text:p>
          </table:table-cell>
          <table:table-cell table:formula="of:=[.B441]/[.A441]" office:value-type="float" office:value="0.00000107658670682856">
            <text:p>1.07658670683E-06</text:p>
          </table:table-cell>
          <table:table-cell/>
        </table:table-row>
        <table:table-row table:style-name="ro1">
          <table:table-cell office:value-type="float" office:value="222539866">
            <text:p>222539866</text:p>
          </table:table-cell>
          <table:table-cell office:value-type="float" office:value="239.6">
            <text:p>239.6</text:p>
          </table:table-cell>
          <table:table-cell table:formula="of:=[.B442]/[.A442]" office:value-type="float" office:value="0.00000107666102396233">
            <text:p>1.07666102396E-06</text:p>
          </table:table-cell>
          <table:table-cell/>
        </table:table-row>
        <table:table-row table:style-name="ro1">
          <table:table-cell office:value-type="float" office:value="222517358">
            <text:p>222517358</text:p>
          </table:table-cell>
          <table:table-cell office:value-type="float" office:value="239.5">
            <text:p>239.5</text:p>
          </table:table-cell>
          <table:table-cell table:formula="of:=[.B443]/[.A443]" office:value-type="float" office:value="0.00000107632052686874">
            <text:p>1.07632052687E-06</text:p>
          </table:table-cell>
          <table:table-cell/>
        </table:table-row>
        <table:table-row table:style-name="ro1">
          <table:table-cell office:value-type="float" office:value="222323438">
            <text:p>222323438</text:p>
          </table:table-cell>
          <table:table-cell office:value-type="float" office:value="239.5">
            <text:p>239.5</text:p>
          </table:table-cell>
          <table:table-cell table:formula="of:=[.B444]/[.A444]" office:value-type="float" office:value="0.00000107725933961133">
            <text:p>1.07725933961E-06</text:p>
          </table:table-cell>
          <table:table-cell/>
        </table:table-row>
        <table:table-row table:style-name="ro1">
          <table:table-cell office:value-type="float" office:value="222164253">
            <text:p>222164253</text:p>
          </table:table-cell>
          <table:table-cell office:value-type="float" office:value="239.3">
            <text:p>239.3</text:p>
          </table:table-cell>
          <table:table-cell table:formula="of:=[.B445]/[.A445]" office:value-type="float" office:value="0.00000107713098200366">
            <text:p>1.07713098200E-06</text:p>
          </table:table-cell>
          <table:table-cell/>
        </table:table-row>
        <table:table-row table:style-name="ro1">
          <table:table-cell office:value-type="float" office:value="222087610">
            <text:p>222087610</text:p>
          </table:table-cell>
          <table:table-cell office:value-type="float" office:value="239.3">
            <text:p>239.3</text:p>
          </table:table-cell>
          <table:table-cell table:formula="of:=[.B446]/[.A446]" office:value-type="float" office:value="0.00000107750270264964">
            <text:p>1.07750270265E-06</text:p>
          </table:table-cell>
          <table:table-cell/>
        </table:table-row>
        <table:table-row table:style-name="ro1">
          <table:table-cell office:value-type="float" office:value="222156037">
            <text:p>222156037</text:p>
          </table:table-cell>
          <table:table-cell office:value-type="float" office:value="239.3">
            <text:p>239.3</text:p>
          </table:table-cell>
          <table:table-cell table:formula="of:=[.B447]/[.A447]" office:value-type="float" office:value="0.00000107717081755469">
            <text:p>1.07717081755E-06</text:p>
          </table:table-cell>
          <table:table-cell/>
        </table:table-row>
        <table:table-row table:style-name="ro1">
          <table:table-cell office:value-type="float" office:value="222380600">
            <text:p>222380600</text:p>
          </table:table-cell>
          <table:table-cell office:value-type="float" office:value="239.4">
            <text:p>239.4</text:p>
          </table:table-cell>
          <table:table-cell table:formula="of:=[.B448]/[.A448]" office:value-type="float" office:value="0.00000107653275510544">
            <text:p>1.07653275511E-06</text:p>
          </table:table-cell>
          <table:table-cell/>
        </table:table-row>
        <table:table-row table:style-name="ro1">
          <table:table-cell office:value-type="float" office:value="222406886">
            <text:p>222406886</text:p>
          </table:table-cell>
          <table:table-cell office:value-type="float" office:value="239.4">
            <text:p>239.4</text:p>
          </table:table-cell>
          <table:table-cell table:formula="of:=[.B449]/[.A449]" office:value-type="float" office:value="0.00000107640552100532">
            <text:p>1.07640552101E-06</text:p>
          </table:table-cell>
          <table:table-cell/>
        </table:table-row>
        <table:table-row table:style-name="ro1">
          <table:table-cell office:value-type="float" office:value="222370903">
            <text:p>222370903</text:p>
          </table:table-cell>
          <table:table-cell office:value-type="float" office:value="239.5">
            <text:p>239.5</text:p>
          </table:table-cell>
          <table:table-cell table:formula="of:=[.B450]/[.A450]" office:value-type="float" office:value="0.00000107702939894074">
            <text:p>1.07702939894E-06</text:p>
          </table:table-cell>
          <table:table-cell/>
        </table:table-row>
        <table:table-row table:style-name="ro1">
          <table:table-cell office:value-type="float" office:value="222388143">
            <text:p>222388143</text:p>
          </table:table-cell>
          <table:table-cell office:value-type="float" office:value="239.3">
            <text:p>239.3</text:p>
          </table:table-cell>
          <table:table-cell table:formula="of:=[.B451]/[.A451]" office:value-type="float" office:value="0.00000107604657681772">
            <text:p>1.07604657682E-06</text:p>
          </table:table-cell>
          <table:table-cell/>
        </table:table-row>
        <table:table-row table:style-name="ro1">
          <table:table-cell office:value-type="float" office:value="222363076">
            <text:p>222363076</text:p>
          </table:table-cell>
          <table:table-cell office:value-type="float" office:value="239.4">
            <text:p>239.4</text:p>
          </table:table-cell>
          <table:table-cell table:formula="of:=[.B452]/[.A452]" office:value-type="float" office:value="0.00000107661759455063">
            <text:p>1.07661759455E-06</text:p>
          </table:table-cell>
          <table:table-cell/>
        </table:table-row>
        <table:table-row table:style-name="ro1">
          <table:table-cell office:value-type="float" office:value="222280306">
            <text:p>222280306</text:p>
          </table:table-cell>
          <table:table-cell office:value-type="float" office:value="239.3">
            <text:p>239.3</text:p>
          </table:table-cell>
          <table:table-cell table:formula="of:=[.B453]/[.A453]" office:value-type="float" office:value="0.0000010765686097265">
            <text:p>1.07656860973E-06</text:p>
          </table:table-cell>
          <table:table-cell/>
        </table:table-row>
        <table:table-row table:style-name="ro1">
          <table:table-cell office:value-type="float" office:value="222222173">
            <text:p>222222173</text:p>
          </table:table-cell>
          <table:table-cell office:value-type="float" office:value="239.4">
            <text:p>239.4</text:p>
          </table:table-cell>
          <table:table-cell table:formula="of:=[.B454]/[.A454]" office:value-type="float" office:value="0.000001077300238622">
            <text:p>1.07730023862E-06</text:p>
          </table:table-cell>
          <table:table-cell/>
        </table:table-row>
        <table:table-row table:style-name="ro1">
          <table:table-cell office:value-type="float" office:value="222293013">
            <text:p>222293013</text:p>
          </table:table-cell>
          <table:table-cell office:value-type="float" office:value="239">
            <text:p>239</text:p>
          </table:table-cell>
          <table:table-cell table:formula="of:=[.B455]/[.A455]" office:value-type="float" office:value="0.00000107515749943971">
            <text:p>1.07515749944E-06</text:p>
          </table:table-cell>
          <table:table-cell/>
        </table:table-row>
        <table:table-row table:style-name="ro1">
          <table:table-cell office:value-type="float" office:value="222308025">
            <text:p>222308025</text:p>
          </table:table-cell>
          <table:table-cell office:value-type="float" office:value="239.1">
            <text:p>239.1</text:p>
          </table:table-cell>
          <table:table-cell table:formula="of:=[.B456]/[.A456]" office:value-type="float" office:value="0.00000107553472259942">
            <text:p>1.07553472260E-06</text:p>
          </table:table-cell>
          <table:table-cell/>
        </table:table-row>
        <table:table-row table:style-name="ro1">
          <table:table-cell office:value-type="float" office:value="222259115">
            <text:p>222259115</text:p>
          </table:table-cell>
          <table:table-cell office:value-type="float" office:value="238.9">
            <text:p>238.9</text:p>
          </table:table-cell>
          <table:table-cell table:formula="of:=[.B457]/[.A457]" office:value-type="float" office:value="0.00000107487155251203">
            <text:p>1.07487155251E-06</text:p>
          </table:table-cell>
          <table:table-cell/>
        </table:table-row>
        <table:table-row table:style-name="ro1">
          <table:table-cell office:value-type="float" office:value="222282410">
            <text:p>222282410</text:p>
          </table:table-cell>
          <table:table-cell office:value-type="float" office:value="238.8">
            <text:p>238.8</text:p>
          </table:table-cell>
          <table:table-cell table:formula="of:=[.B458]/[.A458]" office:value-type="float" office:value="0.0000010743090287711">
            <text:p>1.07430902877E-06</text:p>
          </table:table-cell>
          <table:table-cell/>
        </table:table-row>
        <table:table-row table:style-name="ro1">
          <table:table-cell office:value-type="float" office:value="222308732">
            <text:p>222308732</text:p>
          </table:table-cell>
          <table:table-cell office:value-type="float" office:value="238.9">
            <text:p>238.9</text:p>
          </table:table-cell>
          <table:table-cell table:formula="of:=[.B459]/[.A459]" office:value-type="float" office:value="0.00000107463165234553">
            <text:p>1.07463165235E-06</text:p>
          </table:table-cell>
          <table:table-cell/>
        </table:table-row>
        <table:table-row table:style-name="ro1">
          <table:table-cell office:value-type="float" office:value="222335248">
            <text:p>222335248</text:p>
          </table:table-cell>
          <table:table-cell office:value-type="float" office:value="239">
            <text:p>239</text:p>
          </table:table-cell>
          <table:table-cell table:formula="of:=[.B460]/[.A460]" office:value-type="float" office:value="0.00000107495326157191">
            <text:p>1.07495326157E-06</text:p>
          </table:table-cell>
          <table:table-cell/>
        </table:table-row>
        <table:table-row table:style-name="ro1">
          <table:table-cell office:value-type="float" office:value="222264158">
            <text:p>222264158</text:p>
          </table:table-cell>
          <table:table-cell office:value-type="float" office:value="239">
            <text:p>239</text:p>
          </table:table-cell>
          <table:table-cell table:formula="of:=[.B461]/[.A461]" office:value-type="float" office:value="0.00000107529707961281">
            <text:p>1.07529707961E-06</text:p>
          </table:table-cell>
          <table:table-cell/>
        </table:table-row>
        <table:table-row table:style-name="ro1">
          <table:table-cell office:value-type="float" office:value="222109514">
            <text:p>222109514</text:p>
          </table:table-cell>
          <table:table-cell office:value-type="float" office:value="239">
            <text:p>239</text:p>
          </table:table-cell>
          <table:table-cell table:formula="of:=[.B462]/[.A462]" office:value-type="float" office:value="0.00000107604575641906">
            <text:p>1.07604575642E-06</text:p>
          </table:table-cell>
          <table:table-cell/>
        </table:table-row>
        <table:table-row table:style-name="ro1">
          <table:table-cell office:value-type="float" office:value="222051313">
            <text:p>222051313</text:p>
          </table:table-cell>
          <table:table-cell office:value-type="float" office:value="238.8">
            <text:p>238.8</text:p>
          </table:table-cell>
          <table:table-cell table:formula="of:=[.B463]/[.A463]" office:value-type="float" office:value="0.0000010754271018429">
            <text:p>1.07542710184E-06</text:p>
          </table:table-cell>
          <table:table-cell/>
        </table:table-row>
        <table:table-row table:style-name="ro1">
          <table:table-cell office:value-type="float" office:value="222111485">
            <text:p>222111485</text:p>
          </table:table-cell>
          <table:table-cell office:value-type="float" office:value="239">
            <text:p>239</text:p>
          </table:table-cell>
          <table:table-cell table:formula="of:=[.B464]/[.A464]" office:value-type="float" office:value="0.00000107603620767292">
            <text:p>1.07603620767E-06</text:p>
          </table:table-cell>
          <table:table-cell/>
        </table:table-row>
        <table:table-row table:style-name="ro1">
          <table:table-cell office:value-type="float" office:value="222194699">
            <text:p>222194699</text:p>
          </table:table-cell>
          <table:table-cell office:value-type="float" office:value="239">
            <text:p>239</text:p>
          </table:table-cell>
          <table:table-cell table:formula="of:=[.B465]/[.A465]" office:value-type="float" office:value="0.0000010756332220149">
            <text:p>1.07563322201E-06</text:p>
          </table:table-cell>
          <table:table-cell/>
        </table:table-row>
        <table:table-row table:style-name="ro1">
          <table:table-cell office:value-type="float" office:value="222272860">
            <text:p>222272860</text:p>
          </table:table-cell>
          <table:table-cell office:value-type="float" office:value="239">
            <text:p>239</text:p>
          </table:table-cell>
          <table:table-cell table:formula="of:=[.B466]/[.A466]" office:value-type="float" office:value="0.00000107525498164733">
            <text:p>1.07525498165E-06</text:p>
          </table:table-cell>
          <table:table-cell/>
        </table:table-row>
        <table:table-row table:style-name="ro1">
          <table:table-cell office:value-type="float" office:value="222086579">
            <text:p>222086579</text:p>
          </table:table-cell>
          <table:table-cell office:value-type="float" office:value="239">
            <text:p>239</text:p>
          </table:table-cell>
          <table:table-cell table:formula="of:=[.B467]/[.A467]" office:value-type="float" office:value="0.00000107615688024084">
            <text:p>1.07615688024E-06</text:p>
          </table:table-cell>
          <table:table-cell/>
        </table:table-row>
        <table:table-row table:style-name="ro1">
          <table:table-cell office:value-type="float" office:value="221894932">
            <text:p>221894932</text:p>
          </table:table-cell>
          <table:table-cell office:value-type="float" office:value="238.9">
            <text:p>238.9</text:p>
          </table:table-cell>
          <table:table-cell table:formula="of:=[.B468]/[.A468]" office:value-type="float" office:value="0.00000107663567548267">
            <text:p>1.07663567548E-06</text:p>
          </table:table-cell>
          <table:table-cell/>
        </table:table-row>
        <table:table-row table:style-name="ro1">
          <table:table-cell office:value-type="float" office:value="221674818">
            <text:p>221674818</text:p>
          </table:table-cell>
          <table:table-cell office:value-type="float" office:value="238.9">
            <text:p>238.9</text:p>
          </table:table-cell>
          <table:table-cell table:formula="of:=[.B469]/[.A469]" office:value-type="float" office:value="0.00000107770473053913">
            <text:p>1.07770473054E-06</text:p>
          </table:table-cell>
          <table:table-cell/>
        </table:table-row>
        <table:table-row table:style-name="ro1">
          <table:table-cell office:value-type="float" office:value="221678761">
            <text:p>221678761</text:p>
          </table:table-cell>
          <table:table-cell office:value-type="float" office:value="239">
            <text:p>239</text:p>
          </table:table-cell>
          <table:table-cell table:formula="of:=[.B470]/[.A470]" office:value-type="float" office:value="0.00000107813666461263">
            <text:p>1.07813666461E-06</text:p>
          </table:table-cell>
          <table:table-cell/>
        </table:table-row>
        <table:table-row table:style-name="ro1">
          <table:table-cell office:value-type="float" office:value="221884282">
            <text:p>221884282</text:p>
          </table:table-cell>
          <table:table-cell office:value-type="float" office:value="238.9">
            <text:p>238.9</text:p>
          </table:table-cell>
          <table:table-cell table:formula="of:=[.B471]/[.A471]" office:value-type="float" office:value="0.00000107668735183324">
            <text:p>1.07668735183E-06</text:p>
          </table:table-cell>
          <table:table-cell/>
        </table:table-row>
        <table:table-row table:style-name="ro1">
          <table:table-cell office:value-type="float" office:value="222095013">
            <text:p>222095013</text:p>
          </table:table-cell>
          <table:table-cell office:value-type="float" office:value="238.8">
            <text:p>238.8</text:p>
          </table:table-cell>
          <table:table-cell table:formula="of:=[.B472]/[.A472]" office:value-type="float" office:value="0.00000107521549797248">
            <text:p>1.07521549797E-06</text:p>
          </table:table-cell>
          <table:table-cell/>
        </table:table-row>
        <table:table-row table:style-name="ro1">
          <table:table-cell office:value-type="float" office:value="222037152">
            <text:p>222037152</text:p>
          </table:table-cell>
          <table:table-cell office:value-type="float" office:value="238.2">
            <text:p>238.2</text:p>
          </table:table-cell>
          <table:table-cell table:formula="of:=[.B473]/[.A473]" office:value-type="float" office:value="0.00000107279343954115">
            <text:p>1.07279343954E-06</text:p>
          </table:table-cell>
          <table:table-cell/>
        </table:table-row>
        <table:table-row table:style-name="ro1">
          <table:table-cell office:value-type="float" office:value="221786783">
            <text:p>221786783</text:p>
          </table:table-cell>
          <table:table-cell office:value-type="float" office:value="238.2">
            <text:p>238.2</text:p>
          </table:table-cell>
          <table:table-cell table:formula="of:=[.B474]/[.A474]" office:value-type="float" office:value="0.00000107400448655229">
            <text:p>1.07400448655E-06</text:p>
          </table:table-cell>
          <table:table-cell/>
        </table:table-row>
        <table:table-row table:style-name="ro1">
          <table:table-cell office:value-type="float" office:value="221657164">
            <text:p>221657164</text:p>
          </table:table-cell>
          <table:table-cell office:value-type="float" office:value="240.1">
            <text:p>240.1</text:p>
          </table:table-cell>
          <table:table-cell table:formula="of:=[.B475]/[.A475]" office:value-type="float" office:value="0.00000108320433081062">
            <text:p>1.08320433081E-06</text:p>
          </table:table-cell>
          <table:table-cell/>
        </table:table-row>
        <table:table-row table:style-name="ro1">
          <table:table-cell office:value-type="float" office:value="221798004">
            <text:p>221798004</text:p>
          </table:table-cell>
          <table:table-cell office:value-type="float" office:value="240.3">
            <text:p>240.3</text:p>
          </table:table-cell>
          <table:table-cell table:formula="of:=[.B476]/[.A476]" office:value-type="float" office:value="0.0000010834182258917">
            <text:p>1.08341822589E-06</text:p>
          </table:table-cell>
          <table:table-cell/>
        </table:table-row>
        <table:table-row table:style-name="ro1">
          <table:table-cell office:value-type="float" office:value="221983590">
            <text:p>221983590</text:p>
          </table:table-cell>
          <table:table-cell office:value-type="float" office:value="240.3">
            <text:p>240.3</text:p>
          </table:table-cell>
          <table:table-cell table:formula="of:=[.B477]/[.A477]" office:value-type="float" office:value="0.0000010825124505825">
            <text:p>1.08251245058E-06</text:p>
          </table:table-cell>
          <table:table-cell/>
        </table:table-row>
        <table:table-row table:style-name="ro1">
          <table:table-cell office:value-type="float" office:value="222086102">
            <text:p>222086102</text:p>
          </table:table-cell>
          <table:table-cell office:value-type="float" office:value="240.3">
            <text:p>240.3</text:p>
          </table:table-cell>
          <table:table-cell table:formula="of:=[.B478]/[.A478]" office:value-type="float" office:value="0.00000108201277718855">
            <text:p>1.08201277719E-06</text:p>
          </table:table-cell>
          <table:table-cell/>
        </table:table-row>
        <table:table-row table:style-name="ro1">
          <table:table-cell office:value-type="float" office:value="222058672">
            <text:p>222058672</text:p>
          </table:table-cell>
          <table:table-cell office:value-type="float" office:value="240.1">
            <text:p>240.1</text:p>
          </table:table-cell>
          <table:table-cell table:formula="of:=[.B479]/[.A479]" office:value-type="float" office:value="0.00000108124577093751">
            <text:p>1.08124577094E-06</text:p>
          </table:table-cell>
          <table:table-cell/>
        </table:table-row>
        <table:table-row table:style-name="ro1">
          <table:table-cell office:value-type="float" office:value="221764383">
            <text:p>221764383</text:p>
          </table:table-cell>
          <table:table-cell office:value-type="float" office:value="240.2">
            <text:p>240.2</text:p>
          </table:table-cell>
          <table:table-cell table:formula="of:=[.B480]/[.A480]" office:value-type="float" office:value="0.00000108313155047986">
            <text:p>1.08313155048E-06</text:p>
          </table:table-cell>
          <table:table-cell/>
        </table:table-row>
        <table:table-row table:style-name="ro1">
          <table:table-cell office:value-type="float" office:value="221743337">
            <text:p>221743337</text:p>
          </table:table-cell>
          <table:table-cell office:value-type="float" office:value="240.2">
            <text:p>240.2</text:p>
          </table:table-cell>
          <table:table-cell table:formula="of:=[.B481]/[.A481]" office:value-type="float" office:value="0.00000108323435215553">
            <text:p>1.08323435216E-06</text:p>
          </table:table-cell>
          <table:table-cell/>
        </table:table-row>
        <table:table-row table:style-name="ro1">
          <table:table-cell office:value-type="float" office:value="221847608">
            <text:p>221847608</text:p>
          </table:table-cell>
          <table:table-cell office:value-type="float" office:value="240.2">
            <text:p>240.2</text:p>
          </table:table-cell>
          <table:table-cell table:formula="of:=[.B482]/[.A482]" office:value-type="float" office:value="0.00000108272521919641">
            <text:p>1.08272521920E-06</text:p>
          </table:table-cell>
          <table:table-cell/>
        </table:table-row>
        <table:table-row table:style-name="ro1">
          <table:table-cell office:value-type="float" office:value="221940084">
            <text:p>221940084</text:p>
          </table:table-cell>
          <table:table-cell office:value-type="float" office:value="240.2">
            <text:p>240.2</text:p>
          </table:table-cell>
          <table:table-cell table:formula="of:=[.B483]/[.A483]" office:value-type="float" office:value="0.0000010822740789807">
            <text:p>1.08227407898E-06</text:p>
          </table:table-cell>
          <table:table-cell/>
        </table:table-row>
        <table:table-row table:style-name="ro1">
          <table:table-cell office:value-type="float" office:value="221900264">
            <text:p>221900264</text:p>
          </table:table-cell>
          <table:table-cell office:value-type="float" office:value="240.3">
            <text:p>240.3</text:p>
          </table:table-cell>
          <table:table-cell table:formula="of:=[.B484]/[.A484]" office:value-type="float" office:value="0.00000108291894596394">
            <text:p>1.08291894596E-06</text:p>
          </table:table-cell>
          <table:table-cell/>
        </table:table-row>
        <table:table-row table:style-name="ro1">
          <table:table-cell office:value-type="float" office:value="221335807">
            <text:p>221335807</text:p>
          </table:table-cell>
          <table:table-cell office:value-type="float" office:value="240.1">
            <text:p>240.1</text:p>
          </table:table-cell>
          <table:table-cell table:formula="of:=[.B485]/[.A485]" office:value-type="float" office:value="0.0000010847770329362">
            <text:p>1.08477703294E-06</text:p>
          </table:table-cell>
          <table:table-cell/>
        </table:table-row>
        <table:table-row table:style-name="ro1">
          <table:table-cell office:value-type="float" office:value="221134916">
            <text:p>221134916</text:p>
          </table:table-cell>
          <table:table-cell office:value-type="float" office:value="240.5">
            <text:p>240.5</text:p>
          </table:table-cell>
          <table:table-cell table:formula="of:=[.B486]/[.A486]" office:value-type="float" office:value="0.00000108757135395118">
            <text:p>1.08757135395E-06</text:p>
          </table:table-cell>
          <table:table-cell/>
        </table:table-row>
        <table:table-row table:style-name="ro1">
          <table:table-cell office:value-type="float" office:value="222257225">
            <text:p>222257225</text:p>
          </table:table-cell>
          <table:table-cell office:value-type="float" office:value="240.9">
            <text:p>240.9</text:p>
          </table:table-cell>
          <table:table-cell table:formula="of:=[.B487]/[.A487]" office:value-type="float" office:value="0.00000108387927546562">
            <text:p>1.08387927547E-06</text:p>
          </table:table-cell>
          <table:table-cell/>
        </table:table-row>
        <table:table-row table:style-name="ro1">
          <table:table-cell office:value-type="float" office:value="223038325">
            <text:p>223038325</text:p>
          </table:table-cell>
          <table:table-cell office:value-type="float" office:value="240.8">
            <text:p>240.8</text:p>
          </table:table-cell>
          <table:table-cell table:formula="of:=[.B488]/[.A488]" office:value-type="float" office:value="0.00000107963508065262">
            <text:p>1.07963508065E-06</text:p>
          </table:table-cell>
          <table:table-cell/>
        </table:table-row>
        <table:table-row table:style-name="ro1">
          <table:table-cell office:value-type="float" office:value="223201396">
            <text:p>223201396</text:p>
          </table:table-cell>
          <table:table-cell office:value-type="float" office:value="240.9">
            <text:p>240.9</text:p>
          </table:table-cell>
          <table:table-cell table:formula="of:=[.B489]/[.A489]" office:value-type="float" office:value="0.00000107929432484374">
            <text:p>1.07929432484E-06</text:p>
          </table:table-cell>
          <table:table-cell/>
        </table:table-row>
        <table:table-row table:style-name="ro1">
          <table:table-cell office:value-type="float" office:value="223167920">
            <text:p>223167920</text:p>
          </table:table-cell>
          <table:table-cell office:value-type="float" office:value="241.1">
            <text:p>241.1</text:p>
          </table:table-cell>
          <table:table-cell table:formula="of:=[.B490]/[.A490]" office:value-type="float" office:value="0.00000108035240907385">
            <text:p>1.08035240907E-06</text:p>
          </table:table-cell>
          <table:table-cell/>
        </table:table-row>
        <table:table-row table:style-name="ro1">
          <table:table-cell office:value-type="float" office:value="222880913">
            <text:p>222880913</text:p>
          </table:table-cell>
          <table:table-cell office:value-type="float" office:value="241.1">
            <text:p>241.1</text:p>
          </table:table-cell>
          <table:table-cell table:formula="of:=[.B491]/[.A491]" office:value-type="float" office:value="0.00000108174359461638">
            <text:p>1.08174359462E-06</text:p>
          </table:table-cell>
          <table:table-cell/>
        </table:table-row>
        <table:table-row table:style-name="ro1">
          <table:table-cell office:value-type="float" office:value="222773891">
            <text:p>222773891</text:p>
          </table:table-cell>
          <table:table-cell office:value-type="float" office:value="241.1">
            <text:p>241.1</text:p>
          </table:table-cell>
          <table:table-cell table:formula="of:=[.B492]/[.A492]" office:value-type="float" office:value="0.00000108226327114787">
            <text:p>1.08226327115E-06</text:p>
          </table:table-cell>
          <table:table-cell/>
        </table:table-row>
        <table:table-row table:style-name="ro1">
          <table:table-cell office:value-type="float" office:value="222963901">
            <text:p>222963901</text:p>
          </table:table-cell>
          <table:table-cell office:value-type="float" office:value="241">
            <text:p>241</text:p>
          </table:table-cell>
          <table:table-cell table:formula="of:=[.B493]/[.A493]" office:value-type="float" office:value="0.00000108089246249777">
            <text:p>1.08089246250E-06</text:p>
          </table:table-cell>
          <table:table-cell/>
        </table:table-row>
        <table:table-row table:style-name="ro1">
          <table:table-cell office:value-type="float" office:value="223199070">
            <text:p>223199070</text:p>
          </table:table-cell>
          <table:table-cell office:value-type="float" office:value="241.1">
            <text:p>241.1</text:p>
          </table:table-cell>
          <table:table-cell table:formula="of:=[.B494]/[.A494]" office:value-type="float" office:value="0.00000108020163345663">
            <text:p>1.08020163346E-06</text:p>
          </table:table-cell>
          <table:table-cell/>
        </table:table-row>
        <table:table-row table:style-name="ro1">
          <table:table-cell office:value-type="float" office:value="223161112">
            <text:p>223161112</text:p>
          </table:table-cell>
          <table:table-cell office:value-type="float" office:value="240.9">
            <text:p>240.9</text:p>
          </table:table-cell>
          <table:table-cell table:formula="of:=[.B495]/[.A495]" office:value-type="float" office:value="0.00000107948915400637">
            <text:p>1.07948915401E-06</text:p>
          </table:table-cell>
          <table:table-cell/>
        </table:table-row>
        <table:table-row table:style-name="ro1">
          <table:table-cell office:value-type="float" office:value="223078825">
            <text:p>223078825</text:p>
          </table:table-cell>
          <table:table-cell office:value-type="float" office:value="241">
            <text:p>241</text:p>
          </table:table-cell>
          <table:table-cell table:formula="of:=[.B496]/[.A496]" office:value-type="float" office:value="0.00000108033561679375">
            <text:p>1.08033561679E-06</text:p>
          </table:table-cell>
          <table:table-cell/>
        </table:table-row>
        <table:table-row table:style-name="ro1">
          <table:table-cell office:value-type="float" office:value="222814459">
            <text:p>222814459</text:p>
          </table:table-cell>
          <table:table-cell office:value-type="float" office:value="241">
            <text:p>241</text:p>
          </table:table-cell>
          <table:table-cell table:formula="of:=[.B497]/[.A497]" office:value-type="float" office:value="0.00000108161741873314">
            <text:p>1.08161741873E-06</text:p>
          </table:table-cell>
          <table:table-cell/>
        </table:table-row>
        <table:table-row table:style-name="ro1">
          <table:table-cell office:value-type="float" office:value="223073396">
            <text:p>223073396</text:p>
          </table:table-cell>
          <table:table-cell office:value-type="float" office:value="240.8">
            <text:p>240.8</text:p>
          </table:table-cell>
          <table:table-cell table:formula="of:=[.B498]/[.A498]" office:value-type="float" office:value="0.00000107946534332584">
            <text:p>1.07946534333E-06</text:p>
          </table:table-cell>
          <table:table-cell/>
        </table:table-row>
        <table:table-row table:style-name="ro1">
          <table:table-cell office:value-type="float" office:value="223560457">
            <text:p>223560457</text:p>
          </table:table-cell>
          <table:table-cell office:value-type="float" office:value="240.6">
            <text:p>240.6</text:p>
          </table:table-cell>
          <table:table-cell table:formula="of:=[.B499]/[.A499]" office:value-type="float" office:value="0.00000107621894868465">
            <text:p>1.07621894868E-06</text:p>
          </table:table-cell>
          <table:table-cell/>
        </table:table-row>
        <table:table-row table:style-name="ro1">
          <table:table-cell office:value-type="float" office:value="223751727">
            <text:p>223751727</text:p>
          </table:table-cell>
          <table:table-cell office:value-type="float" office:value="240.9">
            <text:p>240.9</text:p>
          </table:table-cell>
          <table:table-cell table:formula="of:=[.B500]/[.A500]" office:value-type="float" office:value="0.00000107663973471811">
            <text:p>1.07663973472E-06</text:p>
          </table:table-cell>
          <table:table-cell/>
        </table:table-row>
        <table:table-row table:style-name="ro1">
          <table:table-cell office:value-type="float" office:value="223725145">
            <text:p>223725145</text:p>
          </table:table-cell>
          <table:table-cell office:value-type="float" office:value="241">
            <text:p>241</text:p>
          </table:table-cell>
          <table:table-cell table:formula="of:=[.B501]/[.A501]" office:value-type="float" office:value="0.0000010772146331607">
            <text:p>1.07721463316E-06</text:p>
          </table:table-cell>
          <table:table-cell/>
        </table:table-row>
        <table:table-row table:style-name="ro1">
          <table:table-cell office:value-type="float" office:value="223744008">
            <text:p>223744008</text:p>
          </table:table-cell>
          <table:table-cell office:value-type="float" office:value="241">
            <text:p>241</text:p>
          </table:table-cell>
          <table:table-cell table:formula="of:=[.B502]/[.A502]" office:value-type="float" office:value="0.00000107712381732252">
            <text:p>1.07712381732E-06</text:p>
          </table:table-cell>
          <table:table-cell/>
        </table:table-row>
        <table:table-row table:style-name="ro1">
          <table:table-cell office:value-type="float" office:value="223623965">
            <text:p>223623965</text:p>
          </table:table-cell>
          <table:table-cell office:value-type="float" office:value="241.1">
            <text:p>241.1</text:p>
          </table:table-cell>
          <table:table-cell table:formula="of:=[.B503]/[.A503]" office:value-type="float" office:value="0.00000107814920462572">
            <text:p>1.07814920463E-06</text:p>
          </table:table-cell>
          <table:table-cell/>
        </table:table-row>
        <table:table-row table:style-name="ro1">
          <table:table-cell office:value-type="float" office:value="223598340">
            <text:p>223598340</text:p>
          </table:table-cell>
          <table:table-cell office:value-type="float" office:value="241">
            <text:p>241</text:p>
          </table:table-cell>
          <table:table-cell table:formula="of:=[.B504]/[.A504]" office:value-type="float" office:value="0.00000107782553305181">
            <text:p>1.07782553305E-06</text:p>
          </table:table-cell>
          <table:table-cell/>
        </table:table-row>
        <table:table-row table:style-name="ro1">
          <table:table-cell office:value-type="float" office:value="223751850">
            <text:p>223751850</text:p>
          </table:table-cell>
          <table:table-cell office:value-type="float" office:value="241">
            <text:p>241</text:p>
          </table:table-cell>
          <table:table-cell table:formula="of:=[.B505]/[.A505]" office:value-type="float" office:value="0.00000107708606655096">
            <text:p>1.07708606655E-06</text:p>
          </table:table-cell>
          <table:table-cell/>
        </table:table-row>
        <table:table-row table:style-name="ro1">
          <table:table-cell office:value-type="float" office:value="223909793">
            <text:p>223909793</text:p>
          </table:table-cell>
          <table:table-cell office:value-type="float" office:value="240.9">
            <text:p>240.9</text:p>
          </table:table-cell>
          <table:table-cell table:formula="of:=[.B506]/[.A506]" office:value-type="float" office:value="0.00000107587969589164">
            <text:p>1.07587969589E-06</text:p>
          </table:table-cell>
          <table:table-cell/>
        </table:table-row>
        <table:table-row table:style-name="ro1">
          <table:table-cell office:value-type="float" office:value="223837841">
            <text:p>223837841</text:p>
          </table:table-cell>
          <table:table-cell office:value-type="float" office:value="240.9">
            <text:p>240.9</text:p>
          </table:table-cell>
          <table:table-cell table:formula="of:=[.B507]/[.A507]" office:value-type="float" office:value="0.00000107622553418034">
            <text:p>1.07622553418E-06</text:p>
          </table:table-cell>
          <table:table-cell/>
        </table:table-row>
        <table:table-row table:style-name="ro1">
          <table:table-cell office:value-type="float" office:value="223699084">
            <text:p>223699084</text:p>
          </table:table-cell>
          <table:table-cell office:value-type="float" office:value="240.8">
            <text:p>240.8</text:p>
          </table:table-cell>
          <table:table-cell table:formula="of:=[.B508]/[.A508]" office:value-type="float" office:value="0.00000107644607074028">
            <text:p>1.07644607074E-06</text:p>
          </table:table-cell>
          <table:table-cell/>
        </table:table-row>
        <table:table-row table:style-name="ro1">
          <table:table-cell office:value-type="float" office:value="223556872">
            <text:p>223556872</text:p>
          </table:table-cell>
          <table:table-cell office:value-type="float" office:value="240.7">
            <text:p>240.7</text:p>
          </table:table-cell>
          <table:table-cell table:formula="of:=[.B509]/[.A509]" office:value-type="float" office:value="0.0000010766835206032">
            <text:p>1.07668352060E-06</text:p>
          </table:table-cell>
          <table:table-cell/>
        </table:table-row>
        <table:table-row table:style-name="ro1">
          <table:table-cell office:value-type="float" office:value="223505046">
            <text:p>223505046</text:p>
          </table:table-cell>
          <table:table-cell office:value-type="float" office:value="240.6">
            <text:p>240.6</text:p>
          </table:table-cell>
          <table:table-cell table:formula="of:=[.B510]/[.A510]" office:value-type="float" office:value="0.00000107648576309995">
            <text:p>1.07648576310E-06</text:p>
          </table:table-cell>
          <table:table-cell/>
        </table:table-row>
        <table:table-row table:style-name="ro1">
          <table:table-cell office:value-type="float" office:value="223626277">
            <text:p>223626277</text:p>
          </table:table-cell>
          <table:table-cell office:value-type="float" office:value="240.8">
            <text:p>240.8</text:p>
          </table:table-cell>
          <table:table-cell table:formula="of:=[.B511]/[.A511]" office:value-type="float" office:value="0.00000107679653406742">
            <text:p>1.07679653407E-06</text:p>
          </table:table-cell>
          <table:table-cell/>
        </table:table-row>
        <table:table-row table:style-name="ro1">
          <table:table-cell office:value-type="float" office:value="223789750">
            <text:p>223789750</text:p>
          </table:table-cell>
          <table:table-cell office:value-type="float" office:value="241">
            <text:p>241</text:p>
          </table:table-cell>
          <table:table-cell table:formula="of:=[.B512]/[.A512]" office:value-type="float" office:value="0.00000107690365622197">
            <text:p>1.07690365622E-06</text:p>
          </table:table-cell>
          <table:table-cell/>
        </table:table-row>
        <table:table-row table:style-name="ro1">
          <table:table-cell office:value-type="float" office:value="223775517">
            <text:p>223775517</text:p>
          </table:table-cell>
          <table:table-cell office:value-type="float" office:value="241.3">
            <text:p>241.3</text:p>
          </table:table-cell>
          <table:table-cell table:formula="of:=[.B513]/[.A513]" office:value-type="float" office:value="0.00000107831278074983">
            <text:p>1.07831278075E-06</text:p>
          </table:table-cell>
          <table:table-cell/>
        </table:table-row>
        <table:table-row table:style-name="ro1">
          <table:table-cell office:value-type="float" office:value="223530915">
            <text:p>223530915</text:p>
          </table:table-cell>
          <table:table-cell office:value-type="float" office:value="241.2">
            <text:p>241.2</text:p>
          </table:table-cell>
          <table:table-cell table:formula="of:=[.B514]/[.A514]" office:value-type="float" office:value="0.0000010790453749988">
            <text:p>1.07904537500E-06</text:p>
          </table:table-cell>
          <table:table-cell/>
        </table:table-row>
        <table:table-row table:style-name="ro1">
          <table:table-cell office:value-type="float" office:value="223574351">
            <text:p>223574351</text:p>
          </table:table-cell>
          <table:table-cell office:value-type="float" office:value="241.2">
            <text:p>241.2</text:p>
          </table:table-cell>
          <table:table-cell table:formula="of:=[.B515]/[.A515]" office:value-type="float" office:value="0.00000107883573818358">
            <text:p>1.07883573818E-06</text:p>
          </table:table-cell>
          <table:table-cell/>
        </table:table-row>
        <table:table-row table:style-name="ro1">
          <table:table-cell office:value-type="float" office:value="223808355">
            <text:p>223808355</text:p>
          </table:table-cell>
          <table:table-cell office:value-type="float" office:value="241.2">
            <text:p>241.2</text:p>
          </table:table-cell>
          <table:table-cell table:formula="of:=[.B516]/[.A516]" office:value-type="float" office:value="0.00000107770775581635">
            <text:p>1.07770775582E-06</text:p>
          </table:table-cell>
          <table:table-cell/>
        </table:table-row>
        <table:table-row table:style-name="ro1">
          <table:table-cell office:value-type="float" office:value="223923476">
            <text:p>223923476</text:p>
          </table:table-cell>
          <table:table-cell office:value-type="float" office:value="241.2">
            <text:p>241.2</text:p>
          </table:table-cell>
          <table:table-cell table:formula="of:=[.B517]/[.A517]" office:value-type="float" office:value="0.00000107715369691742">
            <text:p>1.07715369692E-06</text:p>
          </table:table-cell>
          <table:table-cell/>
        </table:table-row>
        <table:table-row table:style-name="ro1">
          <table:table-cell office:value-type="float" office:value="223750006">
            <text:p>223750006</text:p>
          </table:table-cell>
          <table:table-cell office:value-type="float" office:value="241">
            <text:p>241</text:p>
          </table:table-cell>
          <table:table-cell table:formula="of:=[.B518]/[.A518]" office:value-type="float" office:value="0.00000107709494318405">
            <text:p>1.07709494318E-06</text:p>
          </table:table-cell>
          <table:table-cell/>
        </table:table-row>
        <table:table-row table:style-name="ro1">
          <table:table-cell office:value-type="float" office:value="223443731">
            <text:p>223443731</text:p>
          </table:table-cell>
          <table:table-cell office:value-type="float" office:value="241">
            <text:p>241</text:p>
          </table:table-cell>
          <table:table-cell table:formula="of:=[.B519]/[.A519]" office:value-type="float" office:value="0.00000107857132049053">
            <text:p>1.07857132049E-06</text:p>
          </table:table-cell>
          <table:table-cell/>
        </table:table-row>
        <table:table-row table:style-name="ro1">
          <table:table-cell office:value-type="float" office:value="223447514">
            <text:p>223447514</text:p>
          </table:table-cell>
          <table:table-cell office:value-type="float" office:value="240.8">
            <text:p>240.8</text:p>
          </table:table-cell>
          <table:table-cell table:formula="of:=[.B520]/[.A520]" office:value-type="float" office:value="0.00000107765799533576">
            <text:p>1.07765799534E-06</text:p>
          </table:table-cell>
          <table:table-cell/>
        </table:table-row>
        <table:table-row table:style-name="ro1">
          <table:table-cell office:value-type="float" office:value="223612723">
            <text:p>223612723</text:p>
          </table:table-cell>
          <table:table-cell office:value-type="float" office:value="240.9">
            <text:p>240.9</text:p>
          </table:table-cell>
          <table:table-cell table:formula="of:=[.B521]/[.A521]" office:value-type="float" office:value="0.00000107730900446125">
            <text:p>1.07730900446E-06</text:p>
          </table:table-cell>
          <table:table-cell/>
        </table:table-row>
        <table:table-row table:style-name="ro1">
          <table:table-cell office:value-type="float" office:value="223602155">
            <text:p>223602155</text:p>
          </table:table-cell>
          <table:table-cell office:value-type="float" office:value="240.7">
            <text:p>240.7</text:p>
          </table:table-cell>
          <table:table-cell table:formula="of:=[.B522]/[.A522]" office:value-type="float" office:value="0.00000107646547503086">
            <text:p>1.07646547503E-06</text:p>
          </table:table-cell>
          <table:table-cell/>
        </table:table-row>
        <table:table-row table:style-name="ro1">
          <table:table-cell office:value-type="float" office:value="223511541">
            <text:p>223511541</text:p>
          </table:table-cell>
          <table:table-cell office:value-type="float" office:value="240.6">
            <text:p>240.6</text:p>
          </table:table-cell>
          <table:table-cell table:formula="of:=[.B523]/[.A523]" office:value-type="float" office:value="0.00000107645448160549">
            <text:p>1.07645448161E-06</text:p>
          </table:table-cell>
          <table:table-cell/>
        </table:table-row>
        <table:table-row table:style-name="ro1">
          <table:table-cell office:value-type="float" office:value="223475847">
            <text:p>223475847</text:p>
          </table:table-cell>
          <table:table-cell office:value-type="float" office:value="240.5">
            <text:p>240.5</text:p>
          </table:table-cell>
          <table:table-cell table:formula="of:=[.B524]/[.A524]" office:value-type="float" office:value="0.00000107617893937326">
            <text:p>1.07617893937E-06</text:p>
          </table:table-cell>
          <table:table-cell/>
        </table:table-row>
        <table:table-row table:style-name="ro1">
          <table:table-cell office:value-type="float" office:value="223834011">
            <text:p>223834011</text:p>
          </table:table-cell>
          <table:table-cell office:value-type="float" office:value="240.8">
            <text:p>240.8</text:p>
          </table:table-cell>
          <table:table-cell table:formula="of:=[.B525]/[.A525]" office:value-type="float" office:value="0.00000107579718973092">
            <text:p>1.07579718973E-06</text:p>
          </table:table-cell>
          <table:table-cell/>
        </table:table-row>
        <table:table-row table:style-name="ro1">
          <table:table-cell office:value-type="float" office:value="224053182">
            <text:p>224053182</text:p>
          </table:table-cell>
          <table:table-cell office:value-type="float" office:value="240.9">
            <text:p>240.9</text:p>
          </table:table-cell>
          <table:table-cell table:formula="of:=[.B526]/[.A526]" office:value-type="float" office:value="0.00000107519115707091">
            <text:p>1.07519115707E-06</text:p>
          </table:table-cell>
          <table:table-cell/>
        </table:table-row>
        <table:table-row table:style-name="ro1">
          <table:table-cell office:value-type="float" office:value="224117502">
            <text:p>224117502</text:p>
          </table:table-cell>
          <table:table-cell office:value-type="float" office:value="240.9">
            <text:p>240.9</text:p>
          </table:table-cell>
          <table:table-cell table:formula="of:=[.B527]/[.A527]" office:value-type="float" office:value="0.00000107488258547519">
            <text:p>1.07488258548E-06</text:p>
          </table:table-cell>
          <table:table-cell/>
        </table:table-row>
        <table:table-row table:style-name="ro1">
          <table:table-cell office:value-type="float" office:value="223881062">
            <text:p>223881062</text:p>
          </table:table-cell>
          <table:table-cell office:value-type="float" office:value="240.7">
            <text:p>240.7</text:p>
          </table:table-cell>
          <table:table-cell table:formula="of:=[.B528]/[.A528]" office:value-type="float" office:value="0.00000107512443370489">
            <text:p>1.07512443370E-06</text:p>
          </table:table-cell>
          <table:table-cell/>
        </table:table-row>
        <table:table-row table:style-name="ro1">
          <table:table-cell office:value-type="float" office:value="223680515">
            <text:p>223680515</text:p>
          </table:table-cell>
          <table:table-cell office:value-type="float" office:value="240.7">
            <text:p>240.7</text:p>
          </table:table-cell>
          <table:table-cell table:formula="of:=[.B529]/[.A529]" office:value-type="float" office:value="0.00000107608836648109">
            <text:p>1.07608836648E-06</text:p>
          </table:table-cell>
          <table:table-cell/>
        </table:table-row>
        <table:table-row table:style-name="ro1">
          <table:table-cell office:value-type="float" office:value="223785966">
            <text:p>223785966</text:p>
          </table:table-cell>
          <table:table-cell office:value-type="float" office:value="240.5">
            <text:p>240.5</text:p>
          </table:table-cell>
          <table:table-cell table:formula="of:=[.B530]/[.A530]" office:value-type="float" office:value="0.00000107468758787135">
            <text:p>1.07468758787E-06</text:p>
          </table:table-cell>
          <table:table-cell/>
        </table:table-row>
        <table:table-row table:style-name="ro1">
          <table:table-cell office:value-type="float" office:value="223853147">
            <text:p>223853147</text:p>
          </table:table-cell>
          <table:table-cell office:value-type="float" office:value="240.6">
            <text:p>240.6</text:p>
          </table:table-cell>
          <table:table-cell table:formula="of:=[.B531]/[.A531]" office:value-type="float" office:value="0.00000107481178274434">
            <text:p>1.07481178274E-06</text:p>
          </table:table-cell>
          <table:table-cell/>
        </table:table-row>
        <table:table-row table:style-name="ro1">
          <table:table-cell office:value-type="float" office:value="223809187">
            <text:p>223809187</text:p>
          </table:table-cell>
          <table:table-cell office:value-type="float" office:value="240.6">
            <text:p>240.6</text:p>
          </table:table-cell>
          <table:table-cell table:formula="of:=[.B532]/[.A532]" office:value-type="float" office:value="0.00000107502289439084">
            <text:p>1.07502289439E-06</text:p>
          </table:table-cell>
          <table:table-cell/>
        </table:table-row>
        <table:table-row table:style-name="ro1">
          <table:table-cell office:value-type="float" office:value="223546677">
            <text:p>223546677</text:p>
          </table:table-cell>
          <table:table-cell office:value-type="float" office:value="240.6">
            <text:p>240.6</text:p>
          </table:table-cell>
          <table:table-cell table:formula="of:=[.B533]/[.A533]" office:value-type="float" office:value="0.00000107628528962656">
            <text:p>1.07628528963E-06</text:p>
          </table:table-cell>
          <table:table-cell/>
        </table:table-row>
        <table:table-row table:style-name="ro1">
          <table:table-cell office:value-type="float" office:value="223378260">
            <text:p>223378260</text:p>
          </table:table-cell>
          <table:table-cell office:value-type="float" office:value="240.3">
            <text:p>240.3</text:p>
          </table:table-cell>
          <table:table-cell table:formula="of:=[.B534]/[.A534]" office:value-type="float" office:value="0.00000107575374613447">
            <text:p>1.07575374613E-06</text:p>
          </table:table-cell>
          <table:table-cell/>
        </table:table-row>
        <table:table-row table:style-name="ro1">
          <table:table-cell office:value-type="float" office:value="223317732">
            <text:p>223317732</text:p>
          </table:table-cell>
          <table:table-cell office:value-type="float" office:value="240.4">
            <text:p>240.4</text:p>
          </table:table-cell>
          <table:table-cell table:formula="of:=[.B535]/[.A535]" office:value-type="float" office:value="0.00000107649311072172">
            <text:p>1.07649311072E-06</text:p>
          </table:table-cell>
          <table:table-cell/>
        </table:table-row>
        <table:table-row table:style-name="ro1">
          <table:table-cell office:value-type="float" office:value="223424194">
            <text:p>223424194</text:p>
          </table:table-cell>
          <table:table-cell office:value-type="float" office:value="240.3">
            <text:p>240.3</text:p>
          </table:table-cell>
          <table:table-cell table:formula="of:=[.B536]/[.A536]" office:value-type="float" office:value="0.00000107553258086275">
            <text:p>1.07553258086E-06</text:p>
          </table:table-cell>
          <table:table-cell/>
        </table:table-row>
        <table:table-row table:style-name="ro1">
          <table:table-cell office:value-type="float" office:value="223590085">
            <text:p>223590085</text:p>
          </table:table-cell>
          <table:table-cell office:value-type="float" office:value="240.5">
            <text:p>240.5</text:p>
          </table:table-cell>
          <table:table-cell table:formula="of:=[.B537]/[.A537]" office:value-type="float" office:value="0.00000107562909151361">
            <text:p>1.07562909151E-06</text:p>
          </table:table-cell>
          <table:table-cell/>
        </table:table-row>
        <table:table-row table:style-name="ro1">
          <table:table-cell office:value-type="float" office:value="223656524">
            <text:p>223656524</text:p>
          </table:table-cell>
          <table:table-cell office:value-type="float" office:value="240.5">
            <text:p>240.5</text:p>
          </table:table-cell>
          <table:table-cell table:formula="of:=[.B538]/[.A538]" office:value-type="float" office:value="0.00000107530956709316">
            <text:p>1.07530956709E-06</text:p>
          </table:table-cell>
          <table:table-cell/>
        </table:table-row>
        <table:table-row table:style-name="ro1">
          <table:table-cell office:value-type="float" office:value="223388478">
            <text:p>223388478</text:p>
          </table:table-cell>
          <table:table-cell office:value-type="float" office:value="240.3">
            <text:p>240.3</text:p>
          </table:table-cell>
          <table:table-cell table:formula="of:=[.B539]/[.A539]" office:value-type="float" office:value="0.00000107570454014195">
            <text:p>1.07570454014E-06</text:p>
          </table:table-cell>
          <table:table-cell/>
        </table:table-row>
        <table:table-row table:style-name="ro1">
          <table:table-cell office:value-type="float" office:value="223373446">
            <text:p>223373446</text:p>
          </table:table-cell>
          <table:table-cell office:value-type="float" office:value="240.4">
            <text:p>240.4</text:p>
          </table:table-cell>
          <table:table-cell table:formula="of:=[.B540]/[.A540]" office:value-type="float" office:value="0.00000107622461086982">
            <text:p>1.07622461087E-06</text:p>
          </table:table-cell>
          <table:table-cell/>
        </table:table-row>
        <table:table-row table:style-name="ro1">
          <table:table-cell office:value-type="float" office:value="223354840">
            <text:p>223354840</text:p>
          </table:table-cell>
          <table:table-cell office:value-type="float" office:value="240.5">
            <text:p>240.5</text:p>
          </table:table-cell>
          <table:table-cell table:formula="of:=[.B541]/[.A541]" office:value-type="float" office:value="0.00000107676198107012">
            <text:p>1.07676198107E-06</text:p>
          </table:table-cell>
          <table:table-cell/>
        </table:table-row>
        <table:table-row table:style-name="ro1">
          <table:table-cell office:value-type="float" office:value="223490223">
            <text:p>223490223</text:p>
          </table:table-cell>
          <table:table-cell office:value-type="float" office:value="240.5">
            <text:p>240.5</text:p>
          </table:table-cell>
          <table:table-cell table:formula="of:=[.B542]/[.A542]" office:value-type="float" office:value="0.00000107610971420437">
            <text:p>1.07610971420E-06</text:p>
          </table:table-cell>
          <table:table-cell/>
        </table:table-row>
        <table:table-row table:style-name="ro1">
          <table:table-cell office:value-type="float" office:value="223419085">
            <text:p>223419085</text:p>
          </table:table-cell>
          <table:table-cell office:value-type="float" office:value="240.3">
            <text:p>240.3</text:p>
          </table:table-cell>
          <table:table-cell table:formula="of:=[.B543]/[.A543]" office:value-type="float" office:value="0.0000010755571754311">
            <text:p>1.07555717543E-06</text:p>
          </table:table-cell>
          <table:table-cell/>
        </table:table-row>
        <table:table-row table:style-name="ro1">
          <table:table-cell office:value-type="float" office:value="223252300">
            <text:p>223252300</text:p>
          </table:table-cell>
          <table:table-cell office:value-type="float" office:value="240.4">
            <text:p>240.4</text:p>
          </table:table-cell>
          <table:table-cell table:formula="of:=[.B544]/[.A544]" office:value-type="float" office:value="0.0000010768086151856">
            <text:p>1.07680861519E-06</text:p>
          </table:table-cell>
          <table:table-cell/>
        </table:table-row>
        <table:table-row table:style-name="ro1">
          <table:table-cell office:value-type="float" office:value="223083280">
            <text:p>223083280</text:p>
          </table:table-cell>
          <table:table-cell office:value-type="float" office:value="240.2">
            <text:p>240.2</text:p>
          </table:table-cell>
          <table:table-cell table:formula="of:=[.B545]/[.A545]" office:value-type="float" office:value="0.00000107672793765629">
            <text:p>1.07672793766E-06</text:p>
          </table:table-cell>
          <table:table-cell/>
        </table:table-row>
        <table:table-row table:style-name="ro1">
          <table:table-cell office:value-type="float" office:value="223105645">
            <text:p>223105645</text:p>
          </table:table-cell>
          <table:table-cell office:value-type="float" office:value="240.1">
            <text:p>240.1</text:p>
          </table:table-cell>
          <table:table-cell table:formula="of:=[.B546]/[.A546]" office:value-type="float" office:value="0.00000107617178399946">
            <text:p>1.07617178400E-06</text:p>
          </table:table-cell>
          <table:table-cell/>
        </table:table-row>
        <table:table-row table:style-name="ro1">
          <table:table-cell office:value-type="float" office:value="223248723">
            <text:p>223248723</text:p>
          </table:table-cell>
          <table:table-cell office:value-type="float" office:value="240.1">
            <text:p>240.1</text:p>
          </table:table-cell>
          <table:table-cell table:formula="of:=[.B547]/[.A547]" office:value-type="float" office:value="0.00000107548207565783">
            <text:p>1.07548207566E-06</text:p>
          </table:table-cell>
          <table:table-cell/>
        </table:table-row>
        <table:table-row table:style-name="ro1">
          <table:table-cell office:value-type="float" office:value="223345968">
            <text:p>223345968</text:p>
          </table:table-cell>
          <table:table-cell office:value-type="float" office:value="240.1">
            <text:p>240.1</text:p>
          </table:table-cell>
          <table:table-cell table:formula="of:=[.B548]/[.A548]" office:value-type="float" office:value="0.000001075013809965">
            <text:p>1.07501380997E-06</text:p>
          </table:table-cell>
          <table:table-cell/>
        </table:table-row>
        <table:table-row table:style-name="ro1">
          <table:table-cell office:value-type="float" office:value="223170063">
            <text:p>223170063</text:p>
          </table:table-cell>
          <table:table-cell office:value-type="float" office:value="240.1">
            <text:p>240.1</text:p>
          </table:table-cell>
          <table:table-cell table:formula="of:=[.B549]/[.A549]" office:value-type="float" office:value="0.00000107586114720055">
            <text:p>1.07586114720E-06</text:p>
          </table:table-cell>
          <table:table-cell/>
        </table:table-row>
        <table:table-row table:style-name="ro1">
          <table:table-cell office:value-type="float" office:value="223079251">
            <text:p>223079251</text:p>
          </table:table-cell>
          <table:table-cell office:value-type="float" office:value="240.2">
            <text:p>240.2</text:p>
          </table:table-cell>
          <table:table-cell table:formula="of:=[.B550]/[.A550]" office:value-type="float" office:value="0.00000107674738427376">
            <text:p>1.07674738427E-06</text:p>
          </table:table-cell>
          <table:table-cell/>
        </table:table-row>
        <table:table-row table:style-name="ro1">
          <table:table-cell office:value-type="float" office:value="222951226">
            <text:p>222951226</text:p>
          </table:table-cell>
          <table:table-cell office:value-type="float" office:value="240.1">
            <text:p>240.1</text:p>
          </table:table-cell>
          <table:table-cell table:formula="of:=[.B551]/[.A551]" office:value-type="float" office:value="0.00000107691715496554">
            <text:p>1.07691715497E-06</text:p>
          </table:table-cell>
          <table:table-cell/>
        </table:table-row>
        <table:table-row table:style-name="ro1">
          <table:table-cell office:value-type="float" office:value="223204236">
            <text:p>223204236</text:p>
          </table:table-cell>
          <table:table-cell office:value-type="float" office:value="240.2">
            <text:p>240.2</text:p>
          </table:table-cell>
          <table:table-cell table:formula="of:=[.B552]/[.A552]" office:value-type="float" office:value="0.00000107614445095029">
            <text:p>1.07614445095E-06</text:p>
          </table:table-cell>
          <table:table-cell/>
        </table:table-row>
        <table:table-row table:style-name="ro1">
          <table:table-cell office:value-type="float" office:value="223369026">
            <text:p>223369026</text:p>
          </table:table-cell>
          <table:table-cell office:value-type="float" office:value="240.2">
            <text:p>240.2</text:p>
          </table:table-cell>
          <table:table-cell table:formula="of:=[.B553]/[.A553]" office:value-type="float" office:value="0.00000107535052778535">
            <text:p>1.07535052779E-06</text:p>
          </table:table-cell>
          <table:table-cell/>
        </table:table-row>
        <table:table-row table:style-name="ro1">
          <table:table-cell office:value-type="float" office:value="223369172">
            <text:p>223369172</text:p>
          </table:table-cell>
          <table:table-cell office:value-type="float" office:value="240.1">
            <text:p>240.1</text:p>
          </table:table-cell>
          <table:table-cell table:formula="of:=[.B554]/[.A554]" office:value-type="float" office:value="0.00000107490213555521">
            <text:p>1.07490213556E-06</text:p>
          </table:table-cell>
          <table:table-cell/>
        </table:table-row>
        <table:table-row table:style-name="ro1">
          <table:table-cell office:value-type="float" office:value="223089987">
            <text:p>223089987</text:p>
          </table:table-cell>
          <table:table-cell office:value-type="float" office:value="240">
            <text:p>240</text:p>
          </table:table-cell>
          <table:table-cell table:formula="of:=[.B555]/[.A555]" office:value-type="float" office:value="0.00000107579906757536">
            <text:p>1.07579906758E-06</text:p>
          </table:table-cell>
          <table:table-cell/>
        </table:table-row>
        <table:table-row table:style-name="ro1">
          <table:table-cell office:value-type="float" office:value="223005907">
            <text:p>223005907</text:p>
          </table:table-cell>
          <table:table-cell office:value-type="float" office:value="240.1">
            <text:p>240.1</text:p>
          </table:table-cell>
          <table:table-cell table:formula="of:=[.B556]/[.A556]" office:value-type="float" office:value="0.00000107665309511286">
            <text:p>1.07665309511E-06</text:p>
          </table:table-cell>
          <table:table-cell/>
        </table:table-row>
        <table:table-row table:style-name="ro1">
          <table:table-cell office:value-type="float" office:value="223003973">
            <text:p>223003973</text:p>
          </table:table-cell>
          <table:table-cell office:value-type="float" office:value="240.1">
            <text:p>240.1</text:p>
          </table:table-cell>
          <table:table-cell table:formula="of:=[.B557]/[.A557]" office:value-type="float" office:value="0.00000107666243237738">
            <text:p>1.07666243238E-06</text:p>
          </table:table-cell>
          <table:table-cell/>
        </table:table-row>
        <table:table-row table:style-name="ro1">
          <table:table-cell office:value-type="float" office:value="223061549">
            <text:p>223061549</text:p>
          </table:table-cell>
          <table:table-cell office:value-type="float" office:value="240.3">
            <text:p>240.3</text:p>
          </table:table-cell>
          <table:table-cell table:formula="of:=[.B558]/[.A558]" office:value-type="float" office:value="0.00000107728114091057">
            <text:p>1.07728114091E-06</text:p>
          </table:table-cell>
          <table:table-cell/>
        </table:table-row>
        <table:table-row table:style-name="ro1">
          <table:table-cell office:value-type="float" office:value="223077442">
            <text:p>223077442</text:p>
          </table:table-cell>
          <table:table-cell office:value-type="float" office:value="240.3">
            <text:p>240.3</text:p>
          </table:table-cell>
          <table:table-cell table:formula="of:=[.B559]/[.A559]" office:value-type="float" office:value="0.00000107720439075144">
            <text:p>1.07720439075E-06</text:p>
          </table:table-cell>
          <table:table-cell/>
        </table:table-row>
        <table:table-row table:style-name="ro1">
          <table:table-cell office:value-type="float" office:value="223100016">
            <text:p>223100016</text:p>
          </table:table-cell>
          <table:table-cell office:value-type="float" office:value="240.7">
            <text:p>240.7</text:p>
          </table:table-cell>
          <table:table-cell table:formula="of:=[.B560]/[.A560]" office:value-type="float" office:value="0.00000107888831348179">
            <text:p>1.07888831348E-06</text:p>
          </table:table-cell>
          <table:table-cell/>
        </table:table-row>
        <table:table-row table:style-name="ro1">
          <table:table-cell office:value-type="float" office:value="222880128">
            <text:p>222880128</text:p>
          </table:table-cell>
          <table:table-cell office:value-type="float" office:value="240.6">
            <text:p>240.6</text:p>
          </table:table-cell>
          <table:table-cell table:formula="of:=[.B561]/[.A561]" office:value-type="float" office:value="0.00000107950404622883">
            <text:p>1.07950404623E-06</text:p>
          </table:table-cell>
          <table:table-cell/>
        </table:table-row>
        <table:table-row table:style-name="ro1">
          <table:table-cell office:value-type="float" office:value="222767985">
            <text:p>222767985</text:p>
          </table:table-cell>
          <table:table-cell office:value-type="float" office:value="240.8">
            <text:p>240.8</text:p>
          </table:table-cell>
          <table:table-cell table:formula="of:=[.B562]/[.A562]" office:value-type="float" office:value="0.0000010809452713773">
            <text:p>1.08094527138E-06</text:p>
          </table:table-cell>
          <table:table-cell/>
        </table:table-row>
        <table:table-row table:style-name="ro1">
          <table:table-cell office:value-type="float" office:value="222771680">
            <text:p>222771680</text:p>
          </table:table-cell>
          <table:table-cell office:value-type="float" office:value="240.8">
            <text:p>240.8</text:p>
          </table:table-cell>
          <table:table-cell table:formula="of:=[.B563]/[.A563]" office:value-type="float" office:value="0.00000108092734229055">
            <text:p>1.08092734229E-06</text:p>
          </table:table-cell>
          <table:table-cell/>
        </table:table-row>
        <table:table-row table:style-name="ro1">
          <table:table-cell office:value-type="float" office:value="222968283">
            <text:p>222968283</text:p>
          </table:table-cell>
          <table:table-cell office:value-type="float" office:value="240.8">
            <text:p>240.8</text:p>
          </table:table-cell>
          <table:table-cell table:formula="of:=[.B564]/[.A564]" office:value-type="float" office:value="0.00000107997423113313">
            <text:p>1.07997423113E-06</text:p>
          </table:table-cell>
          <table:table-cell/>
        </table:table-row>
        <table:table-row table:style-name="ro1">
          <table:table-cell office:value-type="float" office:value="223109935">
            <text:p>223109935</text:p>
          </table:table-cell>
          <table:table-cell office:value-type="float" office:value="240.9">
            <text:p>240.9</text:p>
          </table:table-cell>
          <table:table-cell table:formula="of:=[.B565]/[.A565]" office:value-type="float" office:value="0.00000107973676743709">
            <text:p>1.07973676744E-06</text:p>
          </table:table-cell>
          <table:table-cell/>
        </table:table-row>
        <table:table-row table:style-name="ro1">
          <table:table-cell office:value-type="float" office:value="223025250">
            <text:p>223025250</text:p>
          </table:table-cell>
          <table:table-cell office:value-type="float" office:value="240.6">
            <text:p>240.6</text:p>
          </table:table-cell>
          <table:table-cell table:formula="of:=[.B566]/[.A566]" office:value-type="float" office:value="0.00000107880161551215">
            <text:p>1.07880161551E-06</text:p>
          </table:table-cell>
          <table:table-cell/>
        </table:table-row>
        <table:table-row table:style-name="ro1">
          <table:table-cell office:value-type="float" office:value="222866476">
            <text:p>222866476</text:p>
          </table:table-cell>
          <table:table-cell office:value-type="float" office:value="240.6">
            <text:p>240.6</text:p>
          </table:table-cell>
          <table:table-cell table:formula="of:=[.B567]/[.A567]" office:value-type="float" office:value="0.00000107957017277017">
            <text:p>1.07957017277E-06</text:p>
          </table:table-cell>
          <table:table-cell/>
        </table:table-row>
        <table:table-row table:style-name="ro1">
          <table:table-cell office:value-type="float" office:value="222750859">
            <text:p>222750859</text:p>
          </table:table-cell>
          <table:table-cell office:value-type="float" office:value="240.5">
            <text:p>240.5</text:p>
          </table:table-cell>
          <table:table-cell table:formula="of:=[.B568]/[.A568]" office:value-type="float" office:value="0.00000107968158273185">
            <text:p>1.07968158273E-06</text:p>
          </table:table-cell>
          <table:table-cell/>
        </table:table-row>
        <table:table-row table:style-name="ro1">
          <table:table-cell office:value-type="float" office:value="222834302">
            <text:p>222834302</text:p>
          </table:table-cell>
          <table:table-cell office:value-type="float" office:value="240.7">
            <text:p>240.7</text:p>
          </table:table-cell>
          <table:table-cell table:formula="of:=[.B569]/[.A569]" office:value-type="float" office:value="0.00000108017481078833">
            <text:p>1.08017481079E-06</text:p>
          </table:table-cell>
          <table:table-cell/>
        </table:table-row>
        <table:table-row table:style-name="ro1">
          <table:table-cell office:value-type="float" office:value="223033760">
            <text:p>223033760</text:p>
          </table:table-cell>
          <table:table-cell office:value-type="float" office:value="240.7">
            <text:p>240.7</text:p>
          </table:table-cell>
          <table:table-cell table:formula="of:=[.B570]/[.A570]" office:value-type="float" office:value="0.00000107920881574162">
            <text:p>1.07920881574E-06</text:p>
          </table:table-cell>
          <table:table-cell/>
        </table:table-row>
        <table:table-row table:style-name="ro1">
          <table:table-cell office:value-type="float" office:value="223203515">
            <text:p>223203515</text:p>
          </table:table-cell>
          <table:table-cell office:value-type="float" office:value="240.9">
            <text:p>240.9</text:p>
          </table:table-cell>
          <table:table-cell table:formula="of:=[.B571]/[.A571]" office:value-type="float" office:value="0.00000107928407847878">
            <text:p>1.07928407848E-06</text:p>
          </table:table-cell>
          <table:table-cell/>
        </table:table-row>
        <table:table-row table:style-name="ro1">
          <table:table-cell office:value-type="float" office:value="223410745">
            <text:p>223410745</text:p>
          </table:table-cell>
          <table:table-cell office:value-type="float" office:value="241">
            <text:p>241</text:p>
          </table:table-cell>
          <table:table-cell table:formula="of:=[.B572]/[.A572]" office:value-type="float" office:value="0.00000107873056866625">
            <text:p>1.07873056867E-06</text:p>
          </table:table-cell>
          <table:table-cell/>
        </table:table-row>
        <table:table-row table:style-name="ro1">
          <table:table-cell office:value-type="float" office:value="223476306">
            <text:p>223476306</text:p>
          </table:table-cell>
          <table:table-cell office:value-type="float" office:value="241.1">
            <text:p>241.1</text:p>
          </table:table-cell>
          <table:table-cell table:formula="of:=[.B573]/[.A573]" office:value-type="float" office:value="0.00000107886157738799">
            <text:p>1.07886157739E-06</text:p>
          </table:table-cell>
          <table:table-cell/>
        </table:table-row>
        <table:table-row table:style-name="ro1">
          <table:table-cell office:value-type="float" office:value="223299743">
            <text:p>223299743</text:p>
          </table:table-cell>
          <table:table-cell office:value-type="float" office:value="240.7">
            <text:p>240.7</text:p>
          </table:table-cell>
          <table:table-cell table:formula="of:=[.B574]/[.A574]" office:value-type="float" office:value="0.00000107792331852348">
            <text:p>1.07792331852E-06</text:p>
          </table:table-cell>
          <table:table-cell/>
        </table:table-row>
        <table:table-row table:style-name="ro1">
          <table:table-cell office:value-type="float" office:value="223319338">
            <text:p>223319338</text:p>
          </table:table-cell>
          <table:table-cell office:value-type="float" office:value="240.9">
            <text:p>240.9</text:p>
          </table:table-cell>
          <table:table-cell table:formula="of:=[.B575]/[.A575]" office:value-type="float" office:value="0.00000107872431540165">
            <text:p>1.07872431540E-06</text:p>
          </table:table-cell>
          <table:table-cell/>
        </table:table-row>
        <table:table-row table:style-name="ro1">
          <table:table-cell office:value-type="float" office:value="223357623">
            <text:p>223357623</text:p>
          </table:table-cell>
          <table:table-cell office:value-type="float" office:value="240.9">
            <text:p>240.9</text:p>
          </table:table-cell>
          <table:table-cell table:formula="of:=[.B576]/[.A576]" office:value-type="float" office:value="0.00000107853941479311">
            <text:p>1.07853941479E-06</text:p>
          </table:table-cell>
          <table:table-cell/>
        </table:table-row>
        <table:table-row table:style-name="ro1">
          <table:table-cell office:value-type="float" office:value="223442337">
            <text:p>223442337</text:p>
          </table:table-cell>
          <table:table-cell office:value-type="float" office:value="241.1">
            <text:p>241.1</text:p>
          </table:table-cell>
          <table:table-cell table:formula="of:=[.B577]/[.A577]" office:value-type="float" office:value="0.0000010790255921822">
            <text:p>1.07902559218E-06</text:p>
          </table:table-cell>
          <table:table-cell/>
        </table:table-row>
        <table:table-row table:style-name="ro1">
          <table:table-cell office:value-type="float" office:value="223631592">
            <text:p>223631592</text:p>
          </table:table-cell>
          <table:table-cell office:value-type="float" office:value="240.7">
            <text:p>240.7</text:p>
          </table:table-cell>
          <table:table-cell table:formula="of:=[.B578]/[.A578]" office:value-type="float" office:value="0.0000010763237780823">
            <text:p>1.07632377808E-06</text:p>
          </table:table-cell>
          <table:table-cell/>
        </table:table-row>
        <table:table-row table:style-name="ro1">
          <table:table-cell office:value-type="float" office:value="223491879">
            <text:p>223491879</text:p>
          </table:table-cell>
          <table:table-cell office:value-type="float" office:value="240.6">
            <text:p>240.6</text:p>
          </table:table-cell>
          <table:table-cell table:formula="of:=[.B579]/[.A579]" office:value-type="float" office:value="0.00000107654918414284">
            <text:p>1.07654918414E-06</text:p>
          </table:table-cell>
          <table:table-cell/>
        </table:table-row>
        <table:table-row table:style-name="ro1">
          <table:table-cell office:value-type="float" office:value="223401359">
            <text:p>223401359</text:p>
          </table:table-cell>
          <table:table-cell office:value-type="float" office:value="240.6">
            <text:p>240.6</text:p>
          </table:table-cell>
          <table:table-cell table:formula="of:=[.B580]/[.A580]" office:value-type="float" office:value="0.00000107698539112289">
            <text:p>1.07698539112E-06</text:p>
          </table:table-cell>
          <table:table-cell/>
        </table:table-row>
        <table:table-row table:style-name="ro1">
          <table:table-cell office:value-type="float" office:value="223267493">
            <text:p>223267493</text:p>
          </table:table-cell>
          <table:table-cell office:value-type="float" office:value="240.5">
            <text:p>240.5</text:p>
          </table:table-cell>
          <table:table-cell table:formula="of:=[.B581]/[.A581]" office:value-type="float" office:value="0.00000107718323329765">
            <text:p>1.07718323330E-06</text:p>
          </table:table-cell>
          <table:table-cell/>
        </table:table-row>
        <table:table-row table:style-name="ro1">
          <table:table-cell office:value-type="float" office:value="223253623">
            <text:p>223253623</text:p>
          </table:table-cell>
          <table:table-cell office:value-type="float" office:value="240.5">
            <text:p>240.5</text:p>
          </table:table-cell>
          <table:table-cell table:formula="of:=[.B582]/[.A582]" office:value-type="float" office:value="0.00000107725015508483">
            <text:p>1.07725015508E-06</text:p>
          </table:table-cell>
          <table:table-cell/>
        </table:table-row>
        <table:table-row table:style-name="ro1">
          <table:table-cell office:value-type="float" office:value="223403806">
            <text:p>223403806</text:p>
          </table:table-cell>
          <table:table-cell office:value-type="float" office:value="240.4">
            <text:p>240.4</text:p>
          </table:table-cell>
          <table:table-cell table:formula="of:=[.B583]/[.A583]" office:value-type="float" office:value="0.00000107607835472597">
            <text:p>1.07607835473E-06</text:p>
          </table:table-cell>
          <table:table-cell/>
        </table:table-row>
        <table:table-row table:style-name="ro1">
          <table:table-cell office:value-type="float" office:value="223523897">
            <text:p>223523897</text:p>
          </table:table-cell>
          <table:table-cell office:value-type="float" office:value="240.2">
            <text:p>240.2</text:p>
          </table:table-cell>
          <table:table-cell table:formula="of:=[.B584]/[.A584]" office:value-type="float" office:value="0.00000107460545929906">
            <text:p>1.07460545930E-06</text:p>
          </table:table-cell>
          <table:table-cell/>
        </table:table-row>
        <table:table-row table:style-name="ro1">
          <table:table-cell office:value-type="float" office:value="223871260">
            <text:p>223871260</text:p>
          </table:table-cell>
          <table:table-cell office:value-type="float" office:value="240.2">
            <text:p>240.2</text:p>
          </table:table-cell>
          <table:table-cell table:formula="of:=[.B585]/[.A585]" office:value-type="float" office:value="0.00000107293808057363">
            <text:p>1.07293808057E-06</text:p>
          </table:table-cell>
          <table:table-cell/>
        </table:table-row>
        <table:table-row table:style-name="ro1">
          <table:table-cell office:value-type="float" office:value="223909960">
            <text:p>223909960</text:p>
          </table:table-cell>
          <table:table-cell office:value-type="float" office:value="240.1">
            <text:p>240.1</text:p>
          </table:table-cell>
          <table:table-cell table:formula="of:=[.B586]/[.A586]" office:value-type="float" office:value="0.0000010723060287269">
            <text:p>1.07230602873E-06</text:p>
          </table:table-cell>
          <table:table-cell/>
        </table:table-row>
        <table:table-row table:style-name="ro1">
          <table:table-cell office:value-type="float" office:value="223617932">
            <text:p>223617932</text:p>
          </table:table-cell>
          <table:table-cell office:value-type="float" office:value="240.2">
            <text:p>240.2</text:p>
          </table:table-cell>
          <table:table-cell table:formula="of:=[.B587]/[.A587]" office:value-type="float" office:value="0.00000107415357011709">
            <text:p>1.07415357012E-06</text:p>
          </table:table-cell>
          <table:table-cell/>
        </table:table-row>
        <table:table-row table:style-name="ro1">
          <table:table-cell office:value-type="float" office:value="223599638">
            <text:p>223599638</text:p>
          </table:table-cell>
          <table:table-cell office:value-type="float" office:value="240.3">
            <text:p>240.3</text:p>
          </table:table-cell>
          <table:table-cell table:formula="of:=[.B588]/[.A588]" office:value-type="float" office:value="0.00000107468868084661">
            <text:p>1.07468868085E-06</text:p>
          </table:table-cell>
          <table:table-cell/>
        </table:table-row>
        <table:table-row table:style-name="ro1">
          <table:table-cell office:value-type="float" office:value="223440095">
            <text:p>223440095</text:p>
          </table:table-cell>
          <table:table-cell office:value-type="float" office:value="240.2">
            <text:p>240.2</text:p>
          </table:table-cell>
          <table:table-cell table:formula="of:=[.B589]/[.A589]" office:value-type="float" office:value="0.00000107500849388737">
            <text:p>1.07500849389E-06</text:p>
          </table:table-cell>
          <table:table-cell/>
        </table:table-row>
        <table:table-row table:style-name="ro1">
          <table:table-cell office:value-type="float" office:value="223645225">
            <text:p>223645225</text:p>
          </table:table-cell>
          <table:table-cell office:value-type="float" office:value="240.4">
            <text:p>240.4</text:p>
          </table:table-cell>
          <table:table-cell table:formula="of:=[.B590]/[.A590]" office:value-type="float" office:value="0.00000107491675710939">
            <text:p>1.07491675711E-06</text:p>
          </table:table-cell>
          <table:table-cell/>
        </table:table-row>
        <table:table-row table:style-name="ro1">
          <table:table-cell office:value-type="float" office:value="223470652">
            <text:p>223470652</text:p>
          </table:table-cell>
          <table:table-cell office:value-type="float" office:value="240.2">
            <text:p>240.2</text:p>
          </table:table-cell>
          <table:table-cell table:formula="of:=[.B591]/[.A591]" office:value-type="float" office:value="0.00000107486149903926">
            <text:p>1.07486149904E-06</text:p>
          </table:table-cell>
          <table:table-cell/>
        </table:table-row>
        <table:table-row table:style-name="ro1">
          <table:table-cell office:value-type="float" office:value="223581803">
            <text:p>223581803</text:p>
          </table:table-cell>
          <table:table-cell office:value-type="float" office:value="240.1">
            <text:p>240.1</text:p>
          </table:table-cell>
          <table:table-cell table:formula="of:=[.B592]/[.A592]" office:value-type="float" office:value="0.00000107387988100266">
            <text:p>1.07387988100E-06</text:p>
          </table:table-cell>
          <table:table-cell/>
        </table:table-row>
        <table:table-row table:style-name="ro1">
          <table:table-cell office:value-type="float" office:value="223522636">
            <text:p>223522636</text:p>
          </table:table-cell>
          <table:table-cell office:value-type="float" office:value="240">
            <text:p>240</text:p>
          </table:table-cell>
          <table:table-cell table:formula="of:=[.B593]/[.A593]" office:value-type="float" office:value="0.00000107371675770681">
            <text:p>1.07371675771E-06</text:p>
          </table:table-cell>
          <table:table-cell/>
        </table:table-row>
        <table:table-row table:style-name="ro1">
          <table:table-cell office:value-type="float" office:value="223299535">
            <text:p>223299535</text:p>
          </table:table-cell>
          <table:table-cell office:value-type="float" office:value="240.1">
            <text:p>240.1</text:p>
          </table:table-cell>
          <table:table-cell table:formula="of:=[.B594]/[.A594]" office:value-type="float" office:value="0.00000107523734879251">
            <text:p>1.07523734879E-06</text:p>
          </table:table-cell>
          <table:table-cell/>
        </table:table-row>
        <table:table-row table:style-name="ro1">
          <table:table-cell office:value-type="float" office:value="223106723">
            <text:p>223106723</text:p>
          </table:table-cell>
          <table:table-cell office:value-type="float" office:value="240">
            <text:p>240</text:p>
          </table:table-cell>
          <table:table-cell table:formula="of:=[.B595]/[.A595]" office:value-type="float" office:value="0.00000107571836819996">
            <text:p>1.07571836820E-06</text:p>
          </table:table-cell>
          <table:table-cell/>
        </table:table-row>
        <table:table-row table:style-name="ro1">
          <table:table-cell office:value-type="float" office:value="223022350">
            <text:p>223022350</text:p>
          </table:table-cell>
          <table:table-cell office:value-type="float" office:value="239.6">
            <text:p>239.6</text:p>
          </table:table-cell>
          <table:table-cell table:formula="of:=[.B596]/[.A596]" office:value-type="float" office:value="0.00000107433178782306">
            <text:p>1.07433178782E-06</text:p>
          </table:table-cell>
          <table:table-cell/>
        </table:table-row>
        <table:table-row table:style-name="ro1">
          <table:table-cell office:value-type="float" office:value="223077485">
            <text:p>223077485</text:p>
          </table:table-cell>
          <table:table-cell office:value-type="float" office:value="239.6">
            <text:p>239.6</text:p>
          </table:table-cell>
          <table:table-cell table:formula="of:=[.B597]/[.A597]" office:value-type="float" office:value="0.00000107406625998137">
            <text:p>1.07406625998E-06</text:p>
          </table:table-cell>
          <table:table-cell/>
        </table:table-row>
        <table:table-row table:style-name="ro1">
          <table:table-cell office:value-type="float" office:value="223173730">
            <text:p>223173730</text:p>
          </table:table-cell>
          <table:table-cell office:value-type="float" office:value="239.5">
            <text:p>239.5</text:p>
          </table:table-cell>
          <table:table-cell table:formula="of:=[.B598]/[.A598]" office:value-type="float" office:value="0.00000107315498109925">
            <text:p>1.07315498110E-06</text:p>
          </table:table-cell>
          <table:table-cell/>
        </table:table-row>
        <table:table-row table:style-name="ro1">
          <table:table-cell office:value-type="float" office:value="223119195">
            <text:p>223119195</text:p>
          </table:table-cell>
          <table:table-cell office:value-type="float" office:value="239.7">
            <text:p>239.7</text:p>
          </table:table-cell>
          <table:table-cell table:formula="of:=[.B599]/[.A599]" office:value-type="float" office:value="0.00000107431366449668">
            <text:p>1.07431366450E-06</text:p>
          </table:table-cell>
          <table:table-cell/>
        </table:table-row>
        <table:table-row table:style-name="ro1">
          <table:table-cell office:value-type="float" office:value="222951664">
            <text:p>222951664</text:p>
          </table:table-cell>
          <table:table-cell office:value-type="float" office:value="239.7">
            <text:p>239.7</text:p>
          </table:table-cell>
          <table:table-cell table:formula="of:=[.B600]/[.A600]" office:value-type="float" office:value="0.0000010751209284538">
            <text:p>1.07512092845E-06</text:p>
          </table:table-cell>
          <table:table-cell/>
        </table:table-row>
        <table:table-row table:style-name="ro1">
          <table:table-cell office:value-type="float" office:value="222895739">
            <text:p>222895739</text:p>
          </table:table-cell>
          <table:table-cell office:value-type="float" office:value="239.8">
            <text:p>239.8</text:p>
          </table:table-cell>
          <table:table-cell table:formula="of:=[.B601]/[.A601]" office:value-type="float" office:value="0.0000010758393187588">
            <text:p>1.07583931876E-06</text:p>
          </table:table-cell>
          <table:table-cell/>
        </table:table-row>
        <table:table-row table:style-name="ro1">
          <table:table-cell office:value-type="float" office:value="222887011">
            <text:p>222887011</text:p>
          </table:table-cell>
          <table:table-cell office:value-type="float" office:value="239.8">
            <text:p>239.8</text:p>
          </table:table-cell>
          <table:table-cell table:formula="of:=[.B602]/[.A602]" office:value-type="float" office:value="0.00000107588144739399">
            <text:p>1.07588144739E-06</text:p>
          </table:table-cell>
          <table:table-cell/>
        </table:table-row>
        <table:table-row table:style-name="ro1">
          <table:table-cell office:value-type="float" office:value="222996416">
            <text:p>222996416</text:p>
          </table:table-cell>
          <table:table-cell office:value-type="float" office:value="239.8">
            <text:p>239.8</text:p>
          </table:table-cell>
          <table:table-cell table:formula="of:=[.B603]/[.A603]" office:value-type="float" office:value="0.00000107535360568306">
            <text:p>1.07535360568E-06</text:p>
          </table:table-cell>
          <table:table-cell/>
        </table:table-row>
        <table:table-row table:style-name="ro1">
          <table:table-cell office:value-type="float" office:value="222999863">
            <text:p>222999863</text:p>
          </table:table-cell>
          <table:table-cell office:value-type="float" office:value="239.8">
            <text:p>239.8</text:p>
          </table:table-cell>
          <table:table-cell table:formula="of:=[.B604]/[.A604]" office:value-type="float" office:value="0.00000107533698350299">
            <text:p>1.07533698350E-06</text:p>
          </table:table-cell>
          <table:table-cell/>
        </table:table-row>
        <table:table-row table:style-name="ro1">
          <table:table-cell office:value-type="float" office:value="223054610">
            <text:p>223054610</text:p>
          </table:table-cell>
          <table:table-cell office:value-type="float" office:value="239.8">
            <text:p>239.8</text:p>
          </table:table-cell>
          <table:table-cell table:formula="of:=[.B605]/[.A605]" office:value-type="float" office:value="0.00000107507305049647">
            <text:p>1.07507305050E-06</text:p>
          </table:table-cell>
          <table:table-cell/>
        </table:table-row>
        <table:table-row table:style-name="ro1">
          <table:table-cell office:value-type="float" office:value="222974055">
            <text:p>222974055</text:p>
          </table:table-cell>
          <table:table-cell office:value-type="float" office:value="239.9">
            <text:p>239.9</text:p>
          </table:table-cell>
          <table:table-cell table:formula="of:=[.B606]/[.A606]" office:value-type="float" office:value="0.00000107590993041769">
            <text:p>1.07590993042E-06</text:p>
          </table:table-cell>
          <table:table-cell/>
        </table:table-row>
        <table:table-row table:style-name="ro1">
          <table:table-cell office:value-type="float" office:value="222908381">
            <text:p>222908381</text:p>
          </table:table-cell>
          <table:table-cell office:value-type="float" office:value="239.8">
            <text:p>239.8</text:p>
          </table:table-cell>
          <table:table-cell table:formula="of:=[.B607]/[.A607]" office:value-type="float" office:value="0.00000107577830373278">
            <text:p>1.07577830373E-06</text:p>
          </table:table-cell>
          <table:table-cell/>
        </table:table-row>
        <table:table-row table:style-name="ro1">
          <table:table-cell office:value-type="float" office:value="222674689">
            <text:p>222674689</text:p>
          </table:table-cell>
          <table:table-cell office:value-type="float" office:value="239.8">
            <text:p>239.8</text:p>
          </table:table-cell>
          <table:table-cell table:formula="of:=[.B608]/[.A608]" office:value-type="float" office:value="0.00000107690730849073">
            <text:p>1.07690730849E-06</text:p>
          </table:table-cell>
          <table:table-cell/>
        </table:table-row>
        <table:table-row table:style-name="ro1">
          <table:table-cell office:value-type="float" office:value="222402539">
            <text:p>222402539</text:p>
          </table:table-cell>
          <table:table-cell office:value-type="float" office:value="239.7">
            <text:p>239.7</text:p>
          </table:table-cell>
          <table:table-cell table:formula="of:=[.B609]/[.A609]" office:value-type="float" office:value="0.00000107777546550402">
            <text:p>1.07777546550E-06</text:p>
          </table:table-cell>
          <table:table-cell/>
        </table:table-row>
        <table:table-row table:style-name="ro1">
          <table:table-cell office:value-type="float" office:value="222429923">
            <text:p>222429923</text:p>
          </table:table-cell>
          <table:table-cell office:value-type="float" office:value="239.8">
            <text:p>239.8</text:p>
          </table:table-cell>
          <table:table-cell table:formula="of:=[.B610]/[.A610]" office:value-type="float" office:value="0.00000107809235720502">
            <text:p>1.07809235721E-06</text:p>
          </table:table-cell>
          <table:table-cell/>
        </table:table-row>
        <table:table-row table:style-name="ro1">
          <table:table-cell office:value-type="float" office:value="222561826">
            <text:p>222561826</text:p>
          </table:table-cell>
          <table:table-cell office:value-type="float" office:value="239.8">
            <text:p>239.8</text:p>
          </table:table-cell>
          <table:table-cell table:formula="of:=[.B611]/[.A611]" office:value-type="float" office:value="0.00000107745341737087">
            <text:p>1.07745341737E-06</text:p>
          </table:table-cell>
          <table:table-cell/>
        </table:table-row>
        <table:table-row table:style-name="ro1">
          <table:table-cell office:value-type="float" office:value="222747803">
            <text:p>222747803</text:p>
          </table:table-cell>
          <table:table-cell office:value-type="float" office:value="239.8">
            <text:p>239.8</text:p>
          </table:table-cell>
          <table:table-cell table:formula="of:=[.B612]/[.A612]" office:value-type="float" office:value="0.0000010765538280079">
            <text:p>1.07655382801E-06</text:p>
          </table:table-cell>
          <table:table-cell/>
        </table:table-row>
        <table:table-row table:style-name="ro1">
          <table:table-cell office:value-type="float" office:value="222801270">
            <text:p>222801270</text:p>
          </table:table-cell>
          <table:table-cell office:value-type="float" office:value="239.7">
            <text:p>239.7</text:p>
          </table:table-cell>
          <table:table-cell table:formula="of:=[.B613]/[.A613]" office:value-type="float" office:value="0.00000107584665024575">
            <text:p>1.07584665025E-06</text:p>
          </table:table-cell>
          <table:table-cell/>
        </table:table-row>
        <table:table-row table:style-name="ro1">
          <table:table-cell office:value-type="float" office:value="222633973">
            <text:p>222633973</text:p>
          </table:table-cell>
          <table:table-cell office:value-type="float" office:value="239.7">
            <text:p>239.7</text:p>
          </table:table-cell>
          <table:table-cell table:formula="of:=[.B614]/[.A614]" office:value-type="float" office:value="0.0000010766550889338">
            <text:p>1.07665508893E-06</text:p>
          </table:table-cell>
          <table:table-cell/>
        </table:table-row>
        <table:table-row table:style-name="ro1">
          <table:table-cell office:value-type="float" office:value="222483725">
            <text:p>222483725</text:p>
          </table:table-cell>
          <table:table-cell office:value-type="float" office:value="240.4">
            <text:p>240.4</text:p>
          </table:table-cell>
          <table:table-cell table:formula="of:=[.B615]/[.A615]" office:value-type="float" office:value="0.0000010805284746109">
            <text:p>1.08052847461E-06</text:p>
          </table:table-cell>
          <table:table-cell/>
        </table:table-row>
        <table:table-row table:style-name="ro1">
          <table:table-cell office:value-type="float" office:value="222583252">
            <text:p>222583252</text:p>
          </table:table-cell>
          <table:table-cell office:value-type="float" office:value="240.4">
            <text:p>240.4</text:p>
          </table:table-cell>
          <table:table-cell table:formula="of:=[.B616]/[.A616]" office:value-type="float" office:value="0.00000108004532164891">
            <text:p>1.08004532165E-06</text:p>
          </table:table-cell>
          <table:table-cell/>
        </table:table-row>
        <table:table-row table:style-name="ro1">
          <table:table-cell office:value-type="float" office:value="222674708">
            <text:p>222674708</text:p>
          </table:table-cell>
          <table:table-cell office:value-type="float" office:value="240.4">
            <text:p>240.4</text:p>
          </table:table-cell>
          <table:table-cell table:formula="of:=[.B617]/[.A617]" office:value-type="float" office:value="0.00000107960173007165">
            <text:p>1.07960173007E-06</text:p>
          </table:table-cell>
          <table:table-cell/>
        </table:table-row>
        <table:table-row table:style-name="ro1">
          <table:table-cell office:value-type="float" office:value="222757697">
            <text:p>222757697</text:p>
          </table:table-cell>
          <table:table-cell office:value-type="float" office:value="240.3">
            <text:p>240.3</text:p>
          </table:table-cell>
          <table:table-cell table:formula="of:=[.B618]/[.A618]" office:value-type="float" office:value="0.0000010787506031722">
            <text:p>1.07875060317E-06</text:p>
          </table:table-cell>
          <table:table-cell/>
        </table:table-row>
        <table:table-row table:style-name="ro1">
          <table:table-cell office:value-type="float" office:value="222851639">
            <text:p>222851639</text:p>
          </table:table-cell>
          <table:table-cell office:value-type="float" office:value="240.3">
            <text:p>240.3</text:p>
          </table:table-cell>
          <table:table-cell table:formula="of:=[.B619]/[.A619]" office:value-type="float" office:value="0.00000107829586122093">
            <text:p>1.07829586122E-06</text:p>
          </table:table-cell>
          <table:table-cell/>
        </table:table-row>
        <table:table-row table:style-name="ro1">
          <table:table-cell office:value-type="float" office:value="222777471">
            <text:p>222777471</text:p>
          </table:table-cell>
          <table:table-cell office:value-type="float" office:value="240.2">
            <text:p>240.2</text:p>
          </table:table-cell>
          <table:table-cell table:formula="of:=[.B620]/[.A620]" office:value-type="float" office:value="0.00000107820597352952">
            <text:p>1.07820597353E-06</text:p>
          </table:table-cell>
          <table:table-cell/>
        </table:table-row>
        <table:table-row table:style-name="ro1">
          <table:table-cell office:value-type="float" office:value="222601782">
            <text:p>222601782</text:p>
          </table:table-cell>
          <table:table-cell office:value-type="float" office:value="240">
            <text:p>240</text:p>
          </table:table-cell>
          <table:table-cell table:formula="of:=[.B621]/[.A621]" office:value-type="float" office:value="0.00000107815848482291">
            <text:p>1.07815848482E-06</text:p>
          </table:table-cell>
          <table:table-cell/>
        </table:table-row>
        <table:table-row table:style-name="ro1">
          <table:table-cell office:value-type="float" office:value="222404806">
            <text:p>222404806</text:p>
          </table:table-cell>
          <table:table-cell office:value-type="float" office:value="240">
            <text:p>240</text:p>
          </table:table-cell>
          <table:table-cell table:formula="of:=[.B622]/[.A622]" office:value-type="float" office:value="0.00000107911337131806">
            <text:p>1.07911337132E-06</text:p>
          </table:table-cell>
          <table:table-cell/>
        </table:table-row>
        <table:table-row table:style-name="ro1">
          <table:table-cell office:value-type="float" office:value="222441380">
            <text:p>222441380</text:p>
          </table:table-cell>
          <table:table-cell office:value-type="float" office:value="240">
            <text:p>240</text:p>
          </table:table-cell>
          <table:table-cell table:formula="of:=[.B623]/[.A623]" office:value-type="float" office:value="0.00000107893594258406">
            <text:p>1.07893594258E-06</text:p>
          </table:table-cell>
          <table:table-cell/>
        </table:table-row>
        <table:table-row table:style-name="ro1">
          <table:table-cell office:value-type="float" office:value="222497242">
            <text:p>222497242</text:p>
          </table:table-cell>
          <table:table-cell office:value-type="float" office:value="240.1">
            <text:p>240.1</text:p>
          </table:table-cell>
          <table:table-cell table:formula="of:=[.B624]/[.A624]" office:value-type="float" office:value="0.00000107911449976535">
            <text:p>1.07911449977E-06</text:p>
          </table:table-cell>
          <table:table-cell/>
        </table:table-row>
        <table:table-row table:style-name="ro1">
          <table:table-cell office:value-type="float" office:value="222743758">
            <text:p>222743758</text:p>
          </table:table-cell>
          <table:table-cell office:value-type="float" office:value="240.1">
            <text:p>240.1</text:p>
          </table:table-cell>
          <table:table-cell table:formula="of:=[.B625]/[.A625]" office:value-type="float" office:value="0.00000107792021718517">
            <text:p>1.07792021719E-06</text:p>
          </table:table-cell>
          <table:table-cell/>
        </table:table-row>
        <table:table-row table:style-name="ro1">
          <table:table-cell office:value-type="float" office:value="222727284">
            <text:p>222727284</text:p>
          </table:table-cell>
          <table:table-cell office:value-type="float" office:value="240.1">
            <text:p>240.1</text:p>
          </table:table-cell>
          <table:table-cell table:formula="of:=[.B626]/[.A626]" office:value-type="float" office:value="0.00000107799994544">
            <text:p>1.07799994544E-06</text:p>
          </table:table-cell>
          <table:table-cell/>
        </table:table-row>
        <table:table-row table:style-name="ro1">
          <table:table-cell office:value-type="float" office:value="222736852">
            <text:p>222736852</text:p>
          </table:table-cell>
          <table:table-cell office:value-type="float" office:value="240.2">
            <text:p>240.2</text:p>
          </table:table-cell>
          <table:table-cell table:formula="of:=[.B627]/[.A627]" office:value-type="float" office:value="0.00000107840259859648">
            <text:p>1.07840259860E-06</text:p>
          </table:table-cell>
          <table:table-cell/>
        </table:table-row>
        <table:table-row table:style-name="ro1">
          <table:table-cell office:value-type="float" office:value="223172870">
            <text:p>223172870</text:p>
          </table:table-cell>
          <table:table-cell office:value-type="float" office:value="240.1">
            <text:p>240.1</text:p>
          </table:table-cell>
          <table:table-cell table:formula="of:=[.B628]/[.A628]" office:value-type="float" office:value="0.00000107584761534859">
            <text:p>1.07584761535E-06</text:p>
          </table:table-cell>
          <table:table-cell/>
        </table:table-row>
        <table:table-row table:style-name="ro1">
          <table:table-cell office:value-type="float" office:value="223115463">
            <text:p>223115463</text:p>
          </table:table-cell>
          <table:table-cell office:value-type="float" office:value="240.1">
            <text:p>240.1</text:p>
          </table:table-cell>
          <table:table-cell table:formula="of:=[.B629]/[.A629]" office:value-type="float" office:value="0.00000107612442800524">
            <text:p>1.07612442801E-06</text:p>
          </table:table-cell>
          <table:table-cell/>
        </table:table-row>
        <table:table-row table:style-name="ro1">
          <table:table-cell office:value-type="float" office:value="223019868">
            <text:p>223019868</text:p>
          </table:table-cell>
          <table:table-cell office:value-type="float" office:value="240">
            <text:p>240</text:p>
          </table:table-cell>
          <table:table-cell table:formula="of:=[.B630]/[.A630]" office:value-type="float" office:value="0.00000107613730629596">
            <text:p>1.07613730630E-06</text:p>
          </table:table-cell>
          <table:table-cell/>
        </table:table-row>
        <table:table-row table:style-name="ro1">
          <table:table-cell office:value-type="float" office:value="222927905">
            <text:p>222927905</text:p>
          </table:table-cell>
          <table:table-cell office:value-type="float" office:value="240.1">
            <text:p>240.1</text:p>
          </table:table-cell>
          <table:table-cell table:formula="of:=[.B631]/[.A631]" office:value-type="float" office:value="0.0000010770298137418">
            <text:p>1.07702981374E-06</text:p>
          </table:table-cell>
          <table:table-cell/>
        </table:table-row>
        <table:table-row table:style-name="ro1">
          <table:table-cell office:value-type="float" office:value="222966491">
            <text:p>222966491</text:p>
          </table:table-cell>
          <table:table-cell office:value-type="float" office:value="239.3">
            <text:p>239.3</text:p>
          </table:table-cell>
          <table:table-cell table:formula="of:=[.B632]/[.A632]" office:value-type="float" office:value="0.00000107325544267546">
            <text:p>1.07325544268E-06</text:p>
          </table:table-cell>
          <table:table-cell/>
        </table:table-row>
        <table:table-row table:style-name="ro1">
          <table:table-cell office:value-type="float" office:value="222969223">
            <text:p>222969223</text:p>
          </table:table-cell>
          <table:table-cell office:value-type="float" office:value="239.4">
            <text:p>239.4</text:p>
          </table:table-cell>
          <table:table-cell table:formula="of:=[.B633]/[.A633]" office:value-type="float" office:value="0.00000107369078466942">
            <text:p>1.07369078467E-06</text:p>
          </table:table-cell>
          <table:table-cell/>
        </table:table-row>
        <table:table-row table:style-name="ro1">
          <table:table-cell office:value-type="float" office:value="223006203">
            <text:p>223006203</text:p>
          </table:table-cell>
          <table:table-cell office:value-type="float" office:value="239.5">
            <text:p>239.5</text:p>
          </table:table-cell>
          <table:table-cell table:formula="of:=[.B634]/[.A634]" office:value-type="float" office:value="0.00000107396115793245">
            <text:p>1.07396115793E-06</text:p>
          </table:table-cell>
          <table:table-cell/>
        </table:table-row>
        <table:table-row table:style-name="ro1">
          <table:table-cell office:value-type="float" office:value="222984333">
            <text:p>222984333</text:p>
          </table:table-cell>
          <table:table-cell office:value-type="float" office:value="239.5">
            <text:p>239.5</text:p>
          </table:table-cell>
          <table:table-cell table:formula="of:=[.B635]/[.A635]" office:value-type="float" office:value="0.00000107406649058165">
            <text:p>1.07406649058E-06</text:p>
          </table:table-cell>
          <table:table-cell/>
        </table:table-row>
        <table:table-row table:style-name="ro1">
          <table:table-cell office:value-type="float" office:value="222928388">
            <text:p>222928388</text:p>
          </table:table-cell>
          <table:table-cell office:value-type="float" office:value="239.3">
            <text:p>239.3</text:p>
          </table:table-cell>
          <table:table-cell table:formula="of:=[.B636]/[.A636]" office:value-type="float" office:value="0.0000010734388838805">
            <text:p>1.07343888388E-06</text:p>
          </table:table-cell>
          <table:table-cell/>
        </table:table-row>
        <table:table-row table:style-name="ro1">
          <table:table-cell office:value-type="float" office:value="222865758">
            <text:p>222865758</text:p>
          </table:table-cell>
          <table:table-cell office:value-type="float" office:value="239.2">
            <text:p>239.2</text:p>
          </table:table-cell>
          <table:table-cell table:formula="of:=[.B637]/[.A637]" office:value-type="float" office:value="0.00000107329184234754">
            <text:p>1.07329184235E-06</text:p>
          </table:table-cell>
          <table:table-cell/>
        </table:table-row>
        <table:table-row table:style-name="ro1">
          <table:table-cell office:value-type="float" office:value="222779514">
            <text:p>222779514</text:p>
          </table:table-cell>
          <table:table-cell office:value-type="float" office:value="239.3">
            <text:p>239.3</text:p>
          </table:table-cell>
          <table:table-cell table:formula="of:=[.B638]/[.A638]" office:value-type="float" office:value="0.00000107415621707479">
            <text:p>1.07415621707E-06</text:p>
          </table:table-cell>
          <table:table-cell/>
        </table:table-row>
        <table:table-row table:style-name="ro1">
          <table:table-cell office:value-type="float" office:value="222840011">
            <text:p>222840011</text:p>
          </table:table-cell>
          <table:table-cell office:value-type="float" office:value="238.8">
            <text:p>238.8</text:p>
          </table:table-cell>
          <table:table-cell table:formula="of:=[.B639]/[.A639]" office:value-type="float" office:value="0.00000107162084101674">
            <text:p>1.07162084102E-06</text:p>
          </table:table-cell>
          <table:table-cell/>
        </table:table-row>
        <table:table-row table:style-name="ro1">
          <table:table-cell office:value-type="float" office:value="222885063">
            <text:p>222885063</text:p>
          </table:table-cell>
          <table:table-cell office:value-type="float" office:value="239.2">
            <text:p>239.2</text:p>
          </table:table-cell>
          <table:table-cell table:formula="of:=[.B640]/[.A640]" office:value-type="float" office:value="0.00000107319888008825">
            <text:p>1.07319888009E-06</text:p>
          </table:table-cell>
          <table:table-cell/>
        </table:table-row>
        <table:table-row table:style-name="ro1">
          <table:table-cell office:value-type="float" office:value="222989744">
            <text:p>222989744</text:p>
          </table:table-cell>
          <table:table-cell office:value-type="float" office:value="239.2">
            <text:p>239.2</text:p>
          </table:table-cell>
          <table:table-cell table:formula="of:=[.B641]/[.A641]" office:value-type="float" office:value="0.00000107269507426315">
            <text:p>1.07269507426E-06</text:p>
          </table:table-cell>
          <table:table-cell/>
        </table:table-row>
        <table:table-row table:style-name="ro1">
          <table:table-cell office:value-type="float" office:value="223066521">
            <text:p>223066521</text:p>
          </table:table-cell>
          <table:table-cell office:value-type="float" office:value="239.3">
            <text:p>239.3</text:p>
          </table:table-cell>
          <table:table-cell table:formula="of:=[.B642]/[.A642]" office:value-type="float" office:value="0.00000107277416139018">
            <text:p>1.07277416139E-06</text:p>
          </table:table-cell>
          <table:table-cell/>
        </table:table-row>
        <table:table-row table:style-name="ro1">
          <table:table-cell office:value-type="float" office:value="222979484">
            <text:p>222979484</text:p>
          </table:table-cell>
          <table:table-cell office:value-type="float" office:value="238.9">
            <text:p>238.9</text:p>
          </table:table-cell>
          <table:table-cell table:formula="of:=[.B643]/[.A643]" office:value-type="float" office:value="0.00000107139901714007">
            <text:p>1.07139901714E-06</text:p>
          </table:table-cell>
          <table:table-cell/>
        </table:table-row>
        <table:table-row table:style-name="ro1">
          <table:table-cell office:value-type="float" office:value="222959372">
            <text:p>222959372</text:p>
          </table:table-cell>
          <table:table-cell office:value-type="float" office:value="238.9">
            <text:p>238.9</text:p>
          </table:table-cell>
          <table:table-cell table:formula="of:=[.B644]/[.A644]" office:value-type="float" office:value="0.00000107149566244742">
            <text:p>1.07149566245E-06</text:p>
          </table:table-cell>
          <table:table-cell/>
        </table:table-row>
        <table:table-row table:style-name="ro1">
          <table:table-cell office:value-type="float" office:value="222497131">
            <text:p>222497131</text:p>
          </table:table-cell>
          <table:table-cell office:value-type="float" office:value="238.9">
            <text:p>238.9</text:p>
          </table:table-cell>
          <table:table-cell table:formula="of:=[.B645]/[.A645]" office:value-type="float" office:value="0.00000107372171014646">
            <text:p>1.07372171015E-06</text:p>
          </table:table-cell>
          <table:table-cell/>
        </table:table-row>
        <table:table-row table:style-name="ro1">
          <table:table-cell office:value-type="float" office:value="222169046">
            <text:p>222169046</text:p>
          </table:table-cell>
          <table:table-cell office:value-type="float" office:value="239">
            <text:p>239</text:p>
          </table:table-cell>
          <table:table-cell table:formula="of:=[.B646]/[.A646]" office:value-type="float" office:value="0.0000010757574212206">
            <text:p>1.07575742122E-06</text:p>
          </table:table-cell>
          <table:table-cell/>
        </table:table-row>
        <table:table-row table:style-name="ro1">
          <table:table-cell office:value-type="float" office:value="222288775">
            <text:p>222288775</text:p>
          </table:table-cell>
          <table:table-cell office:value-type="float" office:value="239">
            <text:p>239</text:p>
          </table:table-cell>
          <table:table-cell table:formula="of:=[.B647]/[.A647]" office:value-type="float" office:value="0.00000107517799762943">
            <text:p>1.07517799763E-06</text:p>
          </table:table-cell>
          <table:table-cell/>
        </table:table-row>
        <table:table-row table:style-name="ro1">
          <table:table-cell office:value-type="float" office:value="222295285">
            <text:p>222295285</text:p>
          </table:table-cell>
          <table:table-cell office:value-type="float" office:value="239.1">
            <text:p>239.1</text:p>
          </table:table-cell>
          <table:table-cell table:formula="of:=[.B648]/[.A648]" office:value-type="float" office:value="0.00000107559636273887">
            <text:p>1.07559636274E-06</text:p>
          </table:table-cell>
          <table:table-cell/>
        </table:table-row>
        <table:table-row table:style-name="ro1">
          <table:table-cell office:value-type="float" office:value="222218602">
            <text:p>222218602</text:p>
          </table:table-cell>
          <table:table-cell office:value-type="float" office:value="239">
            <text:p>239</text:p>
          </table:table-cell>
          <table:table-cell table:formula="of:=[.B649]/[.A649]" office:value-type="float" office:value="0.00000107551752125594">
            <text:p>1.07551752126E-06</text:p>
          </table:table-cell>
          <table:table-cell/>
        </table:table-row>
        <table:table-row table:style-name="ro1">
          <table:table-cell office:value-type="float" office:value="222267527">
            <text:p>222267527</text:p>
          </table:table-cell>
          <table:table-cell office:value-type="float" office:value="239.2">
            <text:p>239.2</text:p>
          </table:table-cell>
          <table:table-cell table:formula="of:=[.B650]/[.A650]" office:value-type="float" office:value="0.00000107618059744733">
            <text:p>1.07618059745E-06</text:p>
          </table:table-cell>
          <table:table-cell/>
        </table:table-row>
        <table:table-row table:style-name="ro1">
          <table:table-cell office:value-type="float" office:value="222229622">
            <text:p>222229622</text:p>
          </table:table-cell>
          <table:table-cell office:value-type="float" office:value="239.3">
            <text:p>239.3</text:p>
          </table:table-cell>
          <table:table-cell table:formula="of:=[.B651]/[.A651]" office:value-type="float" office:value="0.00000107681414316585">
            <text:p>1.07681414317E-06</text:p>
          </table:table-cell>
          <table:table-cell/>
        </table:table-row>
        <table:table-row table:style-name="ro1">
          <table:table-cell office:value-type="float" office:value="222118272">
            <text:p>222118272</text:p>
          </table:table-cell>
          <table:table-cell office:value-type="float" office:value="239.5">
            <text:p>239.5</text:p>
          </table:table-cell>
          <table:table-cell table:formula="of:=[.B652]/[.A652]" office:value-type="float" office:value="0.00000107825438152157">
            <text:p>1.07825438152E-06</text:p>
          </table:table-cell>
          <table:table-cell/>
        </table:table-row>
        <table:table-row table:style-name="ro1">
          <table:table-cell office:value-type="float" office:value="222159890">
            <text:p>222159890</text:p>
          </table:table-cell>
          <table:table-cell office:value-type="float" office:value="239.4">
            <text:p>239.4</text:p>
          </table:table-cell>
          <table:table-cell table:formula="of:=[.B653]/[.A653]" office:value-type="float" office:value="0.00000107760226204649">
            <text:p>1.07760226205E-06</text:p>
          </table:table-cell>
          <table:table-cell/>
        </table:table-row>
        <table:table-row table:style-name="ro1">
          <table:table-cell office:value-type="float" office:value="222132793">
            <text:p>222132793</text:p>
          </table:table-cell>
          <table:table-cell office:value-type="float" office:value="239.3">
            <text:p>239.3</text:p>
          </table:table-cell>
          <table:table-cell table:formula="of:=[.B654]/[.A654]" office:value-type="float" office:value="0.00000107728353282804">
            <text:p>1.07728353283E-06</text:p>
          </table:table-cell>
          <table:table-cell/>
        </table:table-row>
        <table:table-row table:style-name="ro1">
          <table:table-cell office:value-type="float" office:value="222086620">
            <text:p>222086620</text:p>
          </table:table-cell>
          <table:table-cell office:value-type="float" office:value="239.2">
            <text:p>239.2</text:p>
          </table:table-cell>
          <table:table-cell table:formula="of:=[.B655]/[.A655]" office:value-type="float" office:value="0.00000107705723109299">
            <text:p>1.07705723109E-06</text:p>
          </table:table-cell>
          <table:table-cell/>
        </table:table-row>
        <table:table-row table:style-name="ro1">
          <table:table-cell office:value-type="float" office:value="221817817">
            <text:p>221817817</text:p>
          </table:table-cell>
          <table:table-cell office:value-type="float" office:value="239.1">
            <text:p>239.1</text:p>
          </table:table-cell>
          <table:table-cell table:formula="of:=[.B656]/[.A656]" office:value-type="float" office:value="0.00000107791160887676">
            <text:p>1.07791160888E-06</text:p>
          </table:table-cell>
          <table:table-cell/>
        </table:table-row>
        <table:table-row table:style-name="ro1">
          <table:table-cell office:value-type="float" office:value="221735438">
            <text:p>221735438</text:p>
          </table:table-cell>
          <table:table-cell office:value-type="float" office:value="239.2">
            <text:p>239.2</text:p>
          </table:table-cell>
          <table:table-cell table:formula="of:=[.B657]/[.A657]" office:value-type="float" office:value="0.00000107876306177094">
            <text:p>1.07876306177E-06</text:p>
          </table:table-cell>
          <table:table-cell/>
        </table:table-row>
        <table:table-row table:style-name="ro1">
          <table:table-cell office:value-type="float" office:value="221746457">
            <text:p>221746457</text:p>
          </table:table-cell>
          <table:table-cell office:value-type="float" office:value="239.6">
            <text:p>239.6</text:p>
          </table:table-cell>
          <table:table-cell table:formula="of:=[.B658]/[.A658]" office:value-type="float" office:value="0.00000108051331796476">
            <text:p>1.08051331796E-06</text:p>
          </table:table-cell>
          <table:table-cell/>
        </table:table-row>
        <table:table-row table:style-name="ro1">
          <table:table-cell office:value-type="float" office:value="221893906">
            <text:p>221893906</text:p>
          </table:table-cell>
          <table:table-cell office:value-type="float" office:value="239.5">
            <text:p>239.5</text:p>
          </table:table-cell>
          <table:table-cell table:formula="of:=[.B659]/[.A659]" office:value-type="float" office:value="0.00000107934464860878">
            <text:p>1.07934464861E-06</text:p>
          </table:table-cell>
          <table:table-cell/>
        </table:table-row>
        <table:table-row table:style-name="ro1">
          <table:table-cell office:value-type="float" office:value="222123193">
            <text:p>222123193</text:p>
          </table:table-cell>
          <table:table-cell office:value-type="float" office:value="239.5">
            <text:p>239.5</text:p>
          </table:table-cell>
          <table:table-cell table:formula="of:=[.B660]/[.A660]" office:value-type="float" office:value="0.00000107823049347215">
            <text:p>1.07823049347E-06</text:p>
          </table:table-cell>
          <table:table-cell/>
        </table:table-row>
        <table:table-row table:style-name="ro1">
          <table:table-cell office:value-type="float" office:value="222101876">
            <text:p>222101876</text:p>
          </table:table-cell>
          <table:table-cell office:value-type="float" office:value="239.4">
            <text:p>239.4</text:p>
          </table:table-cell>
          <table:table-cell table:formula="of:=[.B661]/[.A661]" office:value-type="float" office:value="0.0000010778837365606">
            <text:p>1.07788373656E-06</text:p>
          </table:table-cell>
          <table:table-cell/>
        </table:table-row>
        <table:table-row table:style-name="ro1">
          <table:table-cell office:value-type="float" office:value="222040953">
            <text:p>222040953</text:p>
          </table:table-cell>
          <table:table-cell office:value-type="float" office:value="239.5">
            <text:p>239.5</text:p>
          </table:table-cell>
          <table:table-cell table:formula="of:=[.B662]/[.A662]" office:value-type="float" office:value="0.00000107862985077352">
            <text:p>1.07862985077E-06</text:p>
          </table:table-cell>
          <table:table-cell/>
        </table:table-row>
        <table:table-row table:style-name="ro1">
          <table:table-cell office:value-type="float" office:value="221951998">
            <text:p>221951998</text:p>
          </table:table-cell>
          <table:table-cell office:value-type="float" office:value="239.3">
            <text:p>239.3</text:p>
          </table:table-cell>
          <table:table-cell table:formula="of:=[.B663]/[.A663]" office:value-type="float" office:value="0.00000107816105354456">
            <text:p>1.07816105354E-06</text:p>
          </table:table-cell>
          <table:table-cell/>
        </table:table-row>
        <table:table-row table:style-name="ro1">
          <table:table-cell office:value-type="float" office:value="221885687">
            <text:p>221885687</text:p>
          </table:table-cell>
          <table:table-cell office:value-type="float" office:value="239.3">
            <text:p>239.3</text:p>
          </table:table-cell>
          <table:table-cell table:formula="of:=[.B664]/[.A664]" office:value-type="float" office:value="0.00000107848326422245">
            <text:p>1.07848326422E-06</text:p>
          </table:table-cell>
          <table:table-cell/>
        </table:table-row>
        <table:table-row table:style-name="ro1">
          <table:table-cell office:value-type="float" office:value="222147101">
            <text:p>222147101</text:p>
          </table:table-cell>
          <table:table-cell office:value-type="float" office:value="239.4">
            <text:p>239.4</text:p>
          </table:table-cell>
          <table:table-cell table:formula="of:=[.B665]/[.A665]" office:value-type="float" office:value="0.00000107766429956698">
            <text:p>1.07766429957E-06</text:p>
          </table:table-cell>
          <table:table-cell/>
        </table:table-row>
        <table:table-row table:style-name="ro1">
          <table:table-cell office:value-type="float" office:value="222174534">
            <text:p>222174534</text:p>
          </table:table-cell>
          <table:table-cell office:value-type="float" office:value="238.9">
            <text:p>238.9</text:p>
          </table:table-cell>
          <table:table-cell table:formula="of:=[.B666]/[.A666]" office:value-type="float" office:value="0.00000107528075202354">
            <text:p>1.07528075202E-06</text:p>
          </table:table-cell>
          <table:table-cell/>
        </table:table-row>
        <table:table-row table:style-name="ro1">
          <table:table-cell office:value-type="float" office:value="222136777">
            <text:p>222136777</text:p>
          </table:table-cell>
          <table:table-cell office:value-type="float" office:value="238.8">
            <text:p>238.8</text:p>
          </table:table-cell>
          <table:table-cell table:formula="of:=[.B667]/[.A667]" office:value-type="float" office:value="0.00000107501334639424">
            <text:p>1.07501334639E-06</text:p>
          </table:table-cell>
          <table:table-cell/>
        </table:table-row>
        <table:table-row table:style-name="ro1">
          <table:table-cell office:value-type="float" office:value="222236241">
            <text:p>222236241</text:p>
          </table:table-cell>
          <table:table-cell office:value-type="float" office:value="238.6">
            <text:p>238.6</text:p>
          </table:table-cell>
          <table:table-cell table:formula="of:=[.B668]/[.A668]" office:value-type="float" office:value="0.00000107363227044504">
            <text:p>1.07363227045E-06</text:p>
          </table:table-cell>
          <table:table-cell/>
        </table:table-row>
        <table:table-row table:style-name="ro1">
          <table:table-cell office:value-type="float" office:value="222173029">
            <text:p>222173029</text:p>
          </table:table-cell>
          <table:table-cell office:value-type="float" office:value="238.6">
            <text:p>238.6</text:p>
          </table:table-cell>
          <table:table-cell table:formula="of:=[.B669]/[.A669]" office:value-type="float" office:value="0.00000107393773705988">
            <text:p>1.07393773706E-06</text:p>
          </table:table-cell>
          <table:table-cell/>
        </table:table-row>
        <table:table-row table:style-name="ro1">
          <table:table-cell office:value-type="float" office:value="222225946">
            <text:p>222225946</text:p>
          </table:table-cell>
          <table:table-cell office:value-type="float" office:value="238.4">
            <text:p>238.4</text:p>
          </table:table-cell>
          <table:table-cell table:formula="of:=[.B670]/[.A670]" office:value-type="float" office:value="0.00000107278202339163">
            <text:p>1.07278202339E-06</text:p>
          </table:table-cell>
          <table:table-cell/>
        </table:table-row>
        <table:table-row table:style-name="ro1">
          <table:table-cell office:value-type="float" office:value="222369861">
            <text:p>222369861</text:p>
          </table:table-cell>
          <table:table-cell office:value-type="float" office:value="238.5">
            <text:p>238.5</text:p>
          </table:table-cell>
          <table:table-cell table:formula="of:=[.B671]/[.A671]" office:value-type="float" office:value="0.0000010725374334789">
            <text:p>1.07253743348E-06</text:p>
          </table:table-cell>
          <table:table-cell/>
        </table:table-row>
        <table:table-row table:style-name="ro1">
          <table:table-cell office:value-type="float" office:value="222245710">
            <text:p>222245710</text:p>
          </table:table-cell>
          <table:table-cell office:value-type="float" office:value="238.4">
            <text:p>238.4</text:p>
          </table:table-cell>
          <table:table-cell table:formula="of:=[.B672]/[.A672]" office:value-type="float" office:value="0.00000107268662238745">
            <text:p>1.07268662239E-06</text:p>
          </table:table-cell>
          <table:table-cell/>
        </table:table-row>
        <table:table-row table:style-name="ro1">
          <table:table-cell office:value-type="float" office:value="222226655">
            <text:p>222226655</text:p>
          </table:table-cell>
          <table:table-cell office:value-type="float" office:value="238.3">
            <text:p>238.3</text:p>
          </table:table-cell>
          <table:table-cell table:formula="of:=[.B673]/[.A673]" office:value-type="float" office:value="0.00000107232860972506">
            <text:p>1.07232860973E-06</text:p>
          </table:table-cell>
          <table:table-cell/>
        </table:table-row>
        <table:table-row table:style-name="ro1">
          <table:table-cell office:value-type="float" office:value="222315607">
            <text:p>222315607</text:p>
          </table:table-cell>
          <table:table-cell office:value-type="float" office:value="238.1">
            <text:p>238.1</text:p>
          </table:table-cell>
          <table:table-cell table:formula="of:=[.B674]/[.A674]" office:value-type="float" office:value="0.00000107099993209204">
            <text:p>1.07099993209E-06</text:p>
          </table:table-cell>
          <table:table-cell/>
        </table:table-row>
        <table:table-row table:style-name="ro1">
          <table:table-cell office:value-type="float" office:value="222481635">
            <text:p>222481635</text:p>
          </table:table-cell>
          <table:table-cell office:value-type="float" office:value="238.1">
            <text:p>238.1</text:p>
          </table:table-cell>
          <table:table-cell table:formula="of:=[.B675]/[.A675]" office:value-type="float" office:value="0.00000107020069319429">
            <text:p>1.07020069319E-06</text:p>
          </table:table-cell>
          <table:table-cell/>
        </table:table-row>
        <table:table-row table:style-name="ro1">
          <table:table-cell office:value-type="float" office:value="222447403">
            <text:p>222447403</text:p>
          </table:table-cell>
          <table:table-cell office:value-type="float" office:value="238.2">
            <text:p>238.2</text:p>
          </table:table-cell>
          <table:table-cell table:formula="of:=[.B676]/[.A676]" office:value-type="float" office:value="0.00000107081492877667">
            <text:p>1.07081492878E-06</text:p>
          </table:table-cell>
          <table:table-cell/>
        </table:table-row>
        <table:table-row table:style-name="ro1">
          <table:table-cell office:value-type="float" office:value="222291055">
            <text:p>222291055</text:p>
          </table:table-cell>
          <table:table-cell office:value-type="float" office:value="238.2">
            <text:p>238.2</text:p>
          </table:table-cell>
          <table:table-cell table:formula="of:=[.B677]/[.A677]" office:value-type="float" office:value="0.00000107156808446476">
            <text:p>1.07156808446E-06</text:p>
          </table:table-cell>
          <table:table-cell/>
        </table:table-row>
        <table:table-row table:style-name="ro1">
          <table:table-cell office:value-type="float" office:value="222078587">
            <text:p>222078587</text:p>
          </table:table-cell>
          <table:table-cell office:value-type="float" office:value="238.3">
            <text:p>238.3</text:p>
          </table:table-cell>
          <table:table-cell table:formula="of:=[.B678]/[.A678]" office:value-type="float" office:value="0.00000107304357083288">
            <text:p>1.07304357083E-06</text:p>
          </table:table-cell>
          <table:table-cell/>
        </table:table-row>
        <table:table-row table:style-name="ro1">
          <table:table-cell office:value-type="float" office:value="221904804">
            <text:p>221904804</text:p>
          </table:table-cell>
          <table:table-cell office:value-type="float" office:value="238.2">
            <text:p>238.2</text:p>
          </table:table-cell>
          <table:table-cell table:formula="of:=[.B679]/[.A679]" office:value-type="float" office:value="0.00000107343327276502">
            <text:p>1.07343327277E-06</text:p>
          </table:table-cell>
          <table:table-cell/>
        </table:table-row>
        <table:table-row table:style-name="ro1">
          <table:table-cell office:value-type="float" office:value="221747439">
            <text:p>221747439</text:p>
          </table:table-cell>
          <table:table-cell office:value-type="float" office:value="238.3">
            <text:p>238.3</text:p>
          </table:table-cell>
          <table:table-cell table:formula="of:=[.B680]/[.A680]" office:value-type="float" office:value="0.0000010746460075239">
            <text:p>1.07464600752E-06</text:p>
          </table:table-cell>
          <table:table-cell/>
        </table:table-row>
        <table:table-row table:style-name="ro1">
          <table:table-cell office:value-type="float" office:value="221743065">
            <text:p>221743065</text:p>
          </table:table-cell>
          <table:table-cell office:value-type="float" office:value="238.3">
            <text:p>238.3</text:p>
          </table:table-cell>
          <table:table-cell table:formula="of:=[.B681]/[.A681]" office:value-type="float" office:value="0.00000107466720548848">
            <text:p>1.07466720549E-06</text:p>
          </table:table-cell>
          <table:table-cell/>
        </table:table-row>
        <table:table-row table:style-name="ro1">
          <table:table-cell office:value-type="float" office:value="221700337">
            <text:p>221700337</text:p>
          </table:table-cell>
          <table:table-cell office:value-type="float" office:value="238.3">
            <text:p>238.3</text:p>
          </table:table-cell>
          <table:table-cell table:formula="of:=[.B682]/[.A682]" office:value-type="float" office:value="0.00000107487432461593">
            <text:p>1.07487432462E-06</text:p>
          </table:table-cell>
          <table:table-cell/>
        </table:table-row>
        <table:table-row table:style-name="ro1">
          <table:table-cell office:value-type="float" office:value="221575027">
            <text:p>221575027</text:p>
          </table:table-cell>
          <table:table-cell office:value-type="float" office:value="238.3">
            <text:p>238.3</text:p>
          </table:table-cell>
          <table:table-cell table:formula="of:=[.B683]/[.A683]" office:value-type="float" office:value="0.00000107548221126923">
            <text:p>1.07548221127E-06</text:p>
          </table:table-cell>
          <table:table-cell/>
        </table:table-row>
        <table:table-row table:style-name="ro1">
          <table:table-cell office:value-type="float" office:value="221442084">
            <text:p>221442084</text:p>
          </table:table-cell>
          <table:table-cell office:value-type="float" office:value="238.5">
            <text:p>238.5</text:p>
          </table:table-cell>
          <table:table-cell table:formula="of:=[.B684]/[.A684]" office:value-type="float" office:value="0.00000107703104889493">
            <text:p>1.07703104889E-06</text:p>
          </table:table-cell>
          <table:table-cell/>
        </table:table-row>
        <table:table-row table:style-name="ro1">
          <table:table-cell office:value-type="float" office:value="221394001">
            <text:p>221394001</text:p>
          </table:table-cell>
          <table:table-cell office:value-type="float" office:value="238.3">
            <text:p>238.3</text:p>
          </table:table-cell>
          <table:table-cell table:formula="of:=[.B685]/[.A685]" office:value-type="float" office:value="0.00000107636159482027">
            <text:p>1.07636159482E-06</text:p>
          </table:table-cell>
          <table:table-cell/>
        </table:table-row>
        <table:table-row table:style-name="ro1">
          <table:table-cell office:value-type="float" office:value="221258782">
            <text:p>221258782</text:p>
          </table:table-cell>
          <table:table-cell office:value-type="float" office:value="238.6">
            <text:p>238.6</text:p>
          </table:table-cell>
          <table:table-cell table:formula="of:=[.B686]/[.A686]" office:value-type="float" office:value="0.00000107837527551788">
            <text:p>1.07837527552E-06</text:p>
          </table:table-cell>
          <table:table-cell/>
        </table:table-row>
        <table:table-row table:style-name="ro1">
          <table:table-cell office:value-type="float" office:value="221130025">
            <text:p>221130025</text:p>
          </table:table-cell>
          <table:table-cell office:value-type="float" office:value="238.7">
            <text:p>238.7</text:p>
          </table:table-cell>
          <table:table-cell table:formula="of:=[.B687]/[.A687]" office:value-type="float" office:value="0.00000107945540186142">
            <text:p>1.07945540186E-06</text:p>
          </table:table-cell>
          <table:table-cell/>
        </table:table-row>
        <table:table-row table:style-name="ro1">
          <table:table-cell office:value-type="float" office:value="221043009">
            <text:p>221043009</text:p>
          </table:table-cell>
          <table:table-cell office:value-type="float" office:value="238.7">
            <text:p>238.7</text:p>
          </table:table-cell>
          <table:table-cell table:formula="of:=[.B688]/[.A688]" office:value-type="float" office:value="0.00000107988034129593">
            <text:p>1.07988034130E-06</text:p>
          </table:table-cell>
          <table:table-cell/>
        </table:table-row>
        <table:table-row table:style-name="ro1">
          <table:table-cell office:value-type="float" office:value="221197357">
            <text:p>221197357</text:p>
          </table:table-cell>
          <table:table-cell office:value-type="float" office:value="238.7">
            <text:p>238.7</text:p>
          </table:table-cell>
          <table:table-cell table:formula="of:=[.B689]/[.A689]" office:value-type="float" office:value="0.00000107912681795741">
            <text:p>1.07912681796E-06</text:p>
          </table:table-cell>
          <table:table-cell/>
        </table:table-row>
        <table:table-row table:style-name="ro1">
          <table:table-cell office:value-type="float" office:value="221317225">
            <text:p>221317225</text:p>
          </table:table-cell>
          <table:table-cell office:value-type="float" office:value="238.8">
            <text:p>238.8</text:p>
          </table:table-cell>
          <table:table-cell table:formula="of:=[.B690]/[.A690]" office:value-type="float" office:value="0.00000107899419035278">
            <text:p>1.07899419035E-06</text:p>
          </table:table-cell>
          <table:table-cell/>
        </table:table-row>
        <table:table-row table:style-name="ro1">
          <table:table-cell office:value-type="float" office:value="221367072">
            <text:p>221367072</text:p>
          </table:table-cell>
          <table:table-cell office:value-type="float" office:value="238.9">
            <text:p>238.9</text:p>
          </table:table-cell>
          <table:table-cell table:formula="of:=[.B691]/[.A691]" office:value-type="float" office:value="0.00000107920296294112">
            <text:p>1.07920296294E-06</text:p>
          </table:table-cell>
          <table:table-cell/>
        </table:table-row>
        <table:table-row table:style-name="ro1">
          <table:table-cell office:value-type="float" office:value="221294090">
            <text:p>221294090</text:p>
          </table:table-cell>
          <table:table-cell office:value-type="float" office:value="238.8">
            <text:p>238.8</text:p>
          </table:table-cell>
          <table:table-cell table:formula="of:=[.B692]/[.A692]" office:value-type="float" office:value="0.00000107910699287089">
            <text:p>1.07910699287E-06</text:p>
          </table:table-cell>
          <table:table-cell/>
        </table:table-row>
        <table:table-row table:style-name="ro1">
          <table:table-cell office:value-type="float" office:value="221153912">
            <text:p>221153912</text:p>
          </table:table-cell>
          <table:table-cell office:value-type="float" office:value="238.9">
            <text:p>238.9</text:p>
          </table:table-cell>
          <table:table-cell table:formula="of:=[.B693]/[.A693]" office:value-type="float" office:value="0.00000108024315663021">
            <text:p>1.08024315663E-06</text:p>
          </table:table-cell>
          <table:table-cell/>
        </table:table-row>
        <table:table-row table:style-name="ro1">
          <table:table-cell office:value-type="float" office:value="221106677">
            <text:p>221106677</text:p>
          </table:table-cell>
          <table:table-cell office:value-type="float" office:value="239.1">
            <text:p>239.1</text:p>
          </table:table-cell>
          <table:table-cell table:formula="of:=[.B694]/[.A694]" office:value-type="float" office:value="0.00000108137846963346">
            <text:p>1.08137846963E-06</text:p>
          </table:table-cell>
          <table:table-cell/>
        </table:table-row>
        <table:table-row table:style-name="ro1">
          <table:table-cell office:value-type="float" office:value="221126339">
            <text:p>221126339</text:p>
          </table:table-cell>
          <table:table-cell office:value-type="float" office:value="239.2">
            <text:p>239.2</text:p>
          </table:table-cell>
          <table:table-cell table:formula="of:=[.B695]/[.A695]" office:value-type="float" office:value="0.000001081734546331">
            <text:p>1.08173454633E-06</text:p>
          </table:table-cell>
          <table:table-cell/>
        </table:table-row>
        <table:table-row table:style-name="ro1">
          <table:table-cell office:value-type="float" office:value="221148012">
            <text:p>221148012</text:p>
          </table:table-cell>
          <table:table-cell office:value-type="float" office:value="239.3">
            <text:p>239.3</text:p>
          </table:table-cell>
          <table:table-cell table:formula="of:=[.B696]/[.A696]" office:value-type="float" office:value="0.000001082080719767">
            <text:p>1.08208071977E-06</text:p>
          </table:table-cell>
          <table:table-cell/>
        </table:table-row>
        <table:table-row table:style-name="ro1">
          <table:table-cell office:value-type="float" office:value="221296623">
            <text:p>221296623</text:p>
          </table:table-cell>
          <table:table-cell office:value-type="float" office:value="239.2">
            <text:p>239.2</text:p>
          </table:table-cell>
          <table:table-cell table:formula="of:=[.B697]/[.A697]" office:value-type="float" office:value="0.00000108090216993506">
            <text:p>1.08090216994E-06</text:p>
          </table:table-cell>
          <table:table-cell/>
        </table:table-row>
        <table:table-row table:style-name="ro1">
          <table:table-cell office:value-type="float" office:value="221431058">
            <text:p>221431058</text:p>
          </table:table-cell>
          <table:table-cell office:value-type="float" office:value="239.2">
            <text:p>239.2</text:p>
          </table:table-cell>
          <table:table-cell table:formula="of:=[.B698]/[.A698]" office:value-type="float" office:value="0.00000108024593370276">
            <text:p>1.08024593370E-06</text:p>
          </table:table-cell>
          <table:table-cell/>
        </table:table-row>
        <table:table-row table:style-name="ro1">
          <table:table-cell office:value-type="float" office:value="221290928">
            <text:p>221290928</text:p>
          </table:table-cell>
          <table:table-cell office:value-type="float" office:value="239.3">
            <text:p>239.3</text:p>
          </table:table-cell>
          <table:table-cell table:formula="of:=[.B699]/[.A699]" office:value-type="float" office:value="0.00000108138188114065">
            <text:p>1.08138188114E-06</text:p>
          </table:table-cell>
          <table:table-cell/>
        </table:table-row>
        <table:table-row table:style-name="ro1">
          <table:table-cell office:value-type="float" office:value="221566335">
            <text:p>221566335</text:p>
          </table:table-cell>
          <table:table-cell office:value-type="float" office:value="239.3">
            <text:p>239.3</text:p>
          </table:table-cell>
          <table:table-cell table:formula="of:=[.B700]/[.A700]" office:value-type="float" office:value="0.00000108003772323986">
            <text:p>1.08003772324E-06</text:p>
          </table:table-cell>
          <table:table-cell/>
        </table:table-row>
        <table:table-row table:style-name="ro1">
          <table:table-cell office:value-type="float" office:value="221704462">
            <text:p>221704462</text:p>
          </table:table-cell>
          <table:table-cell office:value-type="float" office:value="239.3">
            <text:p>239.3</text:p>
          </table:table-cell>
          <table:table-cell table:formula="of:=[.B701]/[.A701]" office:value-type="float" office:value="0.00000107936483479525">
            <text:p>1.07936483480E-06</text:p>
          </table:table-cell>
          <table:table-cell/>
        </table:table-row>
        <table:table-row table:style-name="ro1">
          <table:table-cell office:value-type="float" office:value="221682707">
            <text:p>221682707</text:p>
          </table:table-cell>
          <table:table-cell office:value-type="float" office:value="239.2">
            <text:p>239.2</text:p>
          </table:table-cell>
          <table:table-cell table:formula="of:=[.B702]/[.A702]" office:value-type="float" office:value="0.00000107901966390188">
            <text:p>1.07901966390E-06</text:p>
          </table:table-cell>
          <table:table-cell/>
        </table:table-row>
        <table:table-row table:style-name="ro1">
          <table:table-cell office:value-type="float" office:value="221666416">
            <text:p>221666416</text:p>
          </table:table-cell>
          <table:table-cell office:value-type="float" office:value="239">
            <text:p>239</text:p>
          </table:table-cell>
          <table:table-cell table:formula="of:=[.B703]/[.A703]" office:value-type="float" office:value="0.00000107819670797583">
            <text:p>1.07819670798E-06</text:p>
          </table:table-cell>
          <table:table-cell/>
        </table:table-row>
        <table:table-row table:style-name="ro1">
          <table:table-cell office:value-type="float" office:value="221655602">
            <text:p>221655602</text:p>
          </table:table-cell>
          <table:table-cell office:value-type="float" office:value="239">
            <text:p>239</text:p>
          </table:table-cell>
          <table:table-cell table:formula="of:=[.B704]/[.A704]" office:value-type="float" office:value="0.00000107824931038738">
            <text:p>1.07824931039E-06</text:p>
          </table:table-cell>
          <table:table-cell/>
        </table:table-row>
        <table:table-row table:style-name="ro1">
          <table:table-cell office:value-type="float" office:value="221692797">
            <text:p>221692797</text:p>
          </table:table-cell>
          <table:table-cell office:value-type="float" office:value="239">
            <text:p>239</text:p>
          </table:table-cell>
          <table:table-cell table:formula="of:=[.B705]/[.A705]" office:value-type="float" office:value="0.00000107806840472133">
            <text:p>1.07806840472E-06</text:p>
          </table:table-cell>
          <table:table-cell/>
        </table:table-row>
        <table:table-row table:style-name="ro1">
          <table:table-cell office:value-type="float" office:value="221706302">
            <text:p>221706302</text:p>
          </table:table-cell>
          <table:table-cell office:value-type="float" office:value="239.1">
            <text:p>239.1</text:p>
          </table:table-cell>
          <table:table-cell table:formula="of:=[.B706]/[.A706]" office:value-type="float" office:value="0.0000010784537825181">
            <text:p>1.07845378252E-06</text:p>
          </table:table-cell>
          <table:table-cell/>
        </table:table-row>
        <table:table-row table:style-name="ro1">
          <table:table-cell office:value-type="float" office:value="221869832">
            <text:p>221869832</text:p>
          </table:table-cell>
          <table:table-cell office:value-type="float" office:value="239">
            <text:p>239</text:p>
          </table:table-cell>
          <table:table-cell table:formula="of:=[.B707]/[.A707]" office:value-type="float" office:value="0.00000107720818934951">
            <text:p>1.07720818935E-06</text:p>
          </table:table-cell>
          <table:table-cell/>
        </table:table-row>
        <table:table-row table:style-name="ro1">
          <table:table-cell office:value-type="float" office:value="222109083">
            <text:p>222109083</text:p>
          </table:table-cell>
          <table:table-cell office:value-type="float" office:value="239">
            <text:p>239</text:p>
          </table:table-cell>
          <table:table-cell table:formula="of:=[.B708]/[.A708]" office:value-type="float" office:value="0.00000107604784447289">
            <text:p>1.07604784447E-06</text:p>
          </table:table-cell>
          <table:table-cell/>
        </table:table-row>
        <table:table-row table:style-name="ro1">
          <table:table-cell office:value-type="float" office:value="222317248">
            <text:p>222317248</text:p>
          </table:table-cell>
          <table:table-cell office:value-type="float" office:value="239.4">
            <text:p>239.4</text:p>
          </table:table-cell>
          <table:table-cell table:formula="of:=[.B709]/[.A709]" office:value-type="float" office:value="0.00000107683952618917">
            <text:p>1.07683952619E-06</text:p>
          </table:table-cell>
          <table:table-cell/>
        </table:table-row>
        <table:table-row table:style-name="ro1">
          <table:table-cell office:value-type="float" office:value="222335141">
            <text:p>222335141</text:p>
          </table:table-cell>
          <table:table-cell office:value-type="float" office:value="239.2">
            <text:p>239.2</text:p>
          </table:table-cell>
          <table:table-cell table:formula="of:=[.B710]/[.A710]" office:value-type="float" office:value="0.00000107585332181025">
            <text:p>1.07585332181E-06</text:p>
          </table:table-cell>
          <table:table-cell/>
        </table:table-row>
        <table:table-row table:style-name="ro1">
          <table:table-cell office:value-type="float" office:value="222237661">
            <text:p>222237661</text:p>
          </table:table-cell>
          <table:table-cell office:value-type="float" office:value="239.2">
            <text:p>239.2</text:p>
          </table:table-cell>
          <table:table-cell table:formula="of:=[.B711]/[.A711]" office:value-type="float" office:value="0.00000107632522284331">
            <text:p>1.07632522284E-06</text:p>
          </table:table-cell>
          <table:table-cell/>
        </table:table-row>
        <table:table-row table:style-name="ro1">
          <table:table-cell office:value-type="float" office:value="222140146">
            <text:p>222140146</text:p>
          </table:table-cell>
          <table:table-cell office:value-type="float" office:value="239.1">
            <text:p>239.1</text:p>
          </table:table-cell>
          <table:table-cell table:formula="of:=[.B712]/[.A712]" office:value-type="float" office:value="0.00000107634754142999">
            <text:p>1.07634754143E-06</text:p>
          </table:table-cell>
          <table:table-cell/>
        </table:table-row>
        <table:table-row table:style-name="ro1">
          <table:table-cell office:value-type="float" office:value="222081075">
            <text:p>222081075</text:p>
          </table:table-cell>
          <table:table-cell office:value-type="float" office:value="239.1">
            <text:p>239.1</text:p>
          </table:table-cell>
          <table:table-cell table:formula="of:=[.B713]/[.A713]" office:value-type="float" office:value="0.00000107663383743977">
            <text:p>1.07663383744E-06</text:p>
          </table:table-cell>
          <table:table-cell/>
        </table:table-row>
        <table:table-row table:style-name="ro1">
          <table:table-cell office:value-type="float" office:value="222110891">
            <text:p>222110891</text:p>
          </table:table-cell>
          <table:table-cell office:value-type="float" office:value="239.1">
            <text:p>239.1</text:p>
          </table:table-cell>
          <table:table-cell table:formula="of:=[.B714]/[.A714]" office:value-type="float" office:value="0.00000107648931091812">
            <text:p>1.07648931092E-06</text:p>
          </table:table-cell>
          <table:table-cell/>
        </table:table-row>
        <table:table-row table:style-name="ro1">
          <table:table-cell office:value-type="float" office:value="222280921">
            <text:p>222280921</text:p>
          </table:table-cell>
          <table:table-cell office:value-type="float" office:value="239.2">
            <text:p>239.2</text:p>
          </table:table-cell>
          <table:table-cell table:formula="of:=[.B715]/[.A715]" office:value-type="float" office:value="0.00000107611574994329">
            <text:p>1.07611574994E-06</text:p>
          </table:table-cell>
          <table:table-cell/>
        </table:table-row>
        <table:table-row table:style-name="ro1">
          <table:table-cell office:value-type="float" office:value="222276463">
            <text:p>222276463</text:p>
          </table:table-cell>
          <table:table-cell office:value-type="float" office:value="239.3">
            <text:p>239.3</text:p>
          </table:table-cell>
          <table:table-cell table:formula="of:=[.B716]/[.A716]" office:value-type="float" office:value="0.0000010765872228226">
            <text:p>1.07658722282E-06</text:p>
          </table:table-cell>
          <table:table-cell/>
        </table:table-row>
        <table:table-row table:style-name="ro1">
          <table:table-cell office:value-type="float" office:value="222071514">
            <text:p>222071514</text:p>
          </table:table-cell>
          <table:table-cell office:value-type="float" office:value="239.4">
            <text:p>239.4</text:p>
          </table:table-cell>
          <table:table-cell table:formula="of:=[.B717]/[.A717]" office:value-type="float" office:value="0.00000107803110668215">
            <text:p>1.07803110668E-06</text:p>
          </table:table-cell>
          <table:table-cell/>
        </table:table-row>
        <table:table-row table:style-name="ro1">
          <table:table-cell office:value-type="float" office:value="222006000">
            <text:p>222006000</text:p>
          </table:table-cell>
          <table:table-cell office:value-type="float" office:value="239.2">
            <text:p>239.2</text:p>
          </table:table-cell>
          <table:table-cell table:formula="of:=[.B718]/[.A718]" office:value-type="float" office:value="0.00000107744835725161">
            <text:p>1.07744835725E-06</text:p>
          </table:table-cell>
          <table:table-cell/>
        </table:table-row>
        <table:table-row table:style-name="ro1">
          <table:table-cell office:value-type="float" office:value="221908547">
            <text:p>221908547</text:p>
          </table:table-cell>
          <table:table-cell office:value-type="float" office:value="239.5">
            <text:p>239.5</text:p>
          </table:table-cell>
          <table:table-cell table:formula="of:=[.B719]/[.A719]" office:value-type="float" office:value="0.00000107927343600695">
            <text:p>1.07927343601E-06</text:p>
          </table:table-cell>
          <table:table-cell/>
        </table:table-row>
        <table:table-row table:style-name="ro1">
          <table:table-cell office:value-type="float" office:value="221859286">
            <text:p>221859286</text:p>
          </table:table-cell>
          <table:table-cell office:value-type="float" office:value="239.4">
            <text:p>239.4</text:p>
          </table:table-cell>
          <table:table-cell table:formula="of:=[.B720]/[.A720]" office:value-type="float" office:value="0.00000107906233863928">
            <text:p>1.07906233864E-06</text:p>
          </table:table-cell>
          <table:table-cell/>
        </table:table-row>
        <table:table-row table:style-name="ro1">
          <table:table-cell office:value-type="float" office:value="221801145">
            <text:p>221801145</text:p>
          </table:table-cell>
          <table:table-cell office:value-type="float" office:value="239.4">
            <text:p>239.4</text:p>
          </table:table-cell>
          <table:table-cell table:formula="of:=[.B721]/[.A721]" office:value-type="float" office:value="0.00000107934519454352">
            <text:p>1.07934519454E-06</text:p>
          </table:table-cell>
          <table:table-cell/>
        </table:table-row>
        <table:table-row table:style-name="ro1">
          <table:table-cell office:value-type="float" office:value="221986207">
            <text:p>221986207</text:p>
          </table:table-cell>
          <table:table-cell office:value-type="float" office:value="239.3">
            <text:p>239.3</text:p>
          </table:table-cell>
          <table:table-cell table:formula="of:=[.B722]/[.A722]" office:value-type="float" office:value="0.00000107799490443116">
            <text:p>1.07799490443E-06</text:p>
          </table:table-cell>
          <table:table-cell/>
        </table:table-row>
        <table:table-row table:style-name="ro1">
          <table:table-cell office:value-type="float" office:value="222293451">
            <text:p>222293451</text:p>
          </table:table-cell>
          <table:table-cell office:value-type="float" office:value="239.6">
            <text:p>239.6</text:p>
          </table:table-cell>
          <table:table-cell table:formula="of:=[.B723]/[.A723]" office:value-type="float" office:value="0.00000107785451583097">
            <text:p>1.07785451583E-06</text:p>
          </table:table-cell>
          <table:table-cell/>
        </table:table-row>
        <table:table-row table:style-name="ro1">
          <table:table-cell office:value-type="float" office:value="222227926">
            <text:p>222227926</text:p>
          </table:table-cell>
          <table:table-cell office:value-type="float" office:value="239.5">
            <text:p>239.5</text:p>
          </table:table-cell>
          <table:table-cell table:formula="of:=[.B724]/[.A724]" office:value-type="float" office:value="0.00000107772233810075">
            <text:p>1.07772233810E-06</text:p>
          </table:table-cell>
          <table:table-cell/>
        </table:table-row>
        <table:table-row table:style-name="ro1">
          <table:table-cell office:value-type="float" office:value="222200156">
            <text:p>222200156</text:p>
          </table:table-cell>
          <table:table-cell office:value-type="float" office:value="238.9">
            <text:p>238.9</text:p>
          </table:table-cell>
          <table:table-cell table:formula="of:=[.B725]/[.A725]" office:value-type="float" office:value="0.00000107515676091605">
            <text:p>1.07515676092E-06</text:p>
          </table:table-cell>
          <table:table-cell/>
        </table:table-row>
        <table:table-row table:style-name="ro1">
          <table:table-cell office:value-type="float" office:value="222094829">
            <text:p>222094829</text:p>
          </table:table-cell>
          <table:table-cell office:value-type="float" office:value="239">
            <text:p>239</text:p>
          </table:table-cell>
          <table:table-cell table:formula="of:=[.B726]/[.A726]" office:value-type="float" office:value="0.00000107611690500007">
            <text:p>1.07611690500E-06</text:p>
          </table:table-cell>
          <table:table-cell/>
        </table:table-row>
        <table:table-row table:style-name="ro1">
          <table:table-cell office:value-type="float" office:value="222077420">
            <text:p>222077420</text:p>
          </table:table-cell>
          <table:table-cell office:value-type="float" office:value="239.1">
            <text:p>239.1</text:p>
          </table:table-cell>
          <table:table-cell table:formula="of:=[.B727]/[.A727]" office:value-type="float" office:value="0.00000107665155692101">
            <text:p>1.07665155692E-06</text:p>
          </table:table-cell>
          <table:table-cell/>
        </table:table-row>
        <table:table-row table:style-name="ro1">
          <table:table-cell office:value-type="float" office:value="222050867">
            <text:p>222050867</text:p>
          </table:table-cell>
          <table:table-cell office:value-type="float" office:value="239.1">
            <text:p>239.1</text:p>
          </table:table-cell>
          <table:table-cell table:formula="of:=[.B728]/[.A728]" office:value-type="float" office:value="0.000001076780303677">
            <text:p>1.07678030368E-06</text:p>
          </table:table-cell>
          <table:table-cell/>
        </table:table-row>
        <table:table-row table:style-name="ro1">
          <table:table-cell office:value-type="float" office:value="222120365">
            <text:p>222120365</text:p>
          </table:table-cell>
          <table:table-cell office:value-type="float" office:value="239.1">
            <text:p>239.1</text:p>
          </table:table-cell>
          <table:table-cell table:formula="of:=[.B729]/[.A729]" office:value-type="float" office:value="0.00000107644339590384">
            <text:p>1.07644339590E-06</text:p>
          </table:table-cell>
          <table:table-cell/>
        </table:table-row>
        <table:table-row table:style-name="ro1">
          <table:table-cell office:value-type="float" office:value="222131020">
            <text:p>222131020</text:p>
          </table:table-cell>
          <table:table-cell office:value-type="float" office:value="239">
            <text:p>239</text:p>
          </table:table-cell>
          <table:table-cell table:formula="of:=[.B730]/[.A730]" office:value-type="float" office:value="0.00000107594157718269">
            <text:p>1.07594157718E-06</text:p>
          </table:table-cell>
          <table:table-cell/>
        </table:table-row>
        <table:table-row table:style-name="ro1">
          <table:table-cell office:value-type="float" office:value="222124061">
            <text:p>222124061</text:p>
          </table:table-cell>
          <table:table-cell office:value-type="float" office:value="238.9">
            <text:p>238.9</text:p>
          </table:table-cell>
          <table:table-cell table:formula="of:=[.B731]/[.A731]" office:value-type="float" office:value="0.00000107552508685675">
            <text:p>1.07552508686E-06</text:p>
          </table:table-cell>
          <table:table-cell/>
        </table:table-row>
        <table:table-row table:style-name="ro1">
          <table:table-cell office:value-type="float" office:value="222050334">
            <text:p>222050334</text:p>
          </table:table-cell>
          <table:table-cell office:value-type="float" office:value="238.7">
            <text:p>238.7</text:p>
          </table:table-cell>
          <table:table-cell table:formula="of:=[.B732]/[.A732]" office:value-type="float" office:value="0.00000107498149496141">
            <text:p>1.07498149496E-06</text:p>
          </table:table-cell>
          <table:table-cell/>
        </table:table-row>
        <table:table-row table:style-name="ro1">
          <table:table-cell office:value-type="float" office:value="222248291">
            <text:p>222248291</text:p>
          </table:table-cell>
          <table:table-cell office:value-type="float" office:value="238.5">
            <text:p>238.5</text:p>
          </table:table-cell>
          <table:table-cell table:formula="of:=[.B733]/[.A733]" office:value-type="float" office:value="0.00000107312411234694">
            <text:p>1.07312411235E-06</text:p>
          </table:table-cell>
          <table:table-cell/>
        </table:table-row>
        <table:table-row table:style-name="ro1">
          <table:table-cell office:value-type="float" office:value="222312481">
            <text:p>222312481</text:p>
          </table:table-cell>
          <table:table-cell office:value-type="float" office:value="238.6">
            <text:p>238.6</text:p>
          </table:table-cell>
          <table:table-cell table:formula="of:=[.B734]/[.A734]" office:value-type="float" office:value="0.0000010732640782323">
            <text:p>1.07326407823E-06</text:p>
          </table:table-cell>
          <table:table-cell/>
        </table:table-row>
        <table:table-row table:style-name="ro1">
          <table:table-cell office:value-type="float" office:value="222357639">
            <text:p>222357639</text:p>
          </table:table-cell>
          <table:table-cell office:value-type="float" office:value="238.6">
            <text:p>238.6</text:p>
          </table:table-cell>
          <table:table-cell table:formula="of:=[.B735]/[.A735]" office:value-type="float" office:value="0.00000107304611198898">
            <text:p>1.07304611199E-06</text:p>
          </table:table-cell>
          <table:table-cell/>
        </table:table-row>
        <table:table-row table:style-name="ro1">
          <table:table-cell office:value-type="float" office:value="222356182">
            <text:p>222356182</text:p>
          </table:table-cell>
          <table:table-cell office:value-type="float" office:value="238.5">
            <text:p>238.5</text:p>
          </table:table-cell>
          <table:table-cell table:formula="of:=[.B736]/[.A736]" office:value-type="float" office:value="0.00000107260341428241">
            <text:p>1.07260341428E-06</text:p>
          </table:table-cell>
          <table:table-cell/>
        </table:table-row>
        <table:table-row table:style-name="ro1">
          <table:table-cell office:value-type="float" office:value="222512833">
            <text:p>222512833</text:p>
          </table:table-cell>
          <table:table-cell office:value-type="float" office:value="238.4">
            <text:p>238.4</text:p>
          </table:table-cell>
          <table:table-cell table:formula="of:=[.B737]/[.A737]" office:value-type="float" office:value="0.00000107139887972214">
            <text:p>1.07139887972E-06</text:p>
          </table:table-cell>
          <table:table-cell/>
        </table:table-row>
        <table:table-row table:style-name="ro1">
          <table:table-cell office:value-type="float" office:value="222315378">
            <text:p>222315378</text:p>
          </table:table-cell>
          <table:table-cell office:value-type="float" office:value="238.5">
            <text:p>238.5</text:p>
          </table:table-cell>
          <table:table-cell table:formula="of:=[.B738]/[.A738]" office:value-type="float" office:value="0.00000107280028104938">
            <text:p>1.07280028105E-06</text:p>
          </table:table-cell>
          <table:table-cell/>
        </table:table-row>
        <table:table-row table:style-name="ro1">
          <table:table-cell office:value-type="float" office:value="221932071">
            <text:p>221932071</text:p>
          </table:table-cell>
          <table:table-cell office:value-type="float" office:value="238.5">
            <text:p>238.5</text:p>
          </table:table-cell>
          <table:table-cell table:formula="of:=[.B739]/[.A739]" office:value-type="float" office:value="0.00000107465315366701">
            <text:p>1.07465315367E-06</text:p>
          </table:table-cell>
          <table:table-cell/>
        </table:table-row>
        <table:table-row table:style-name="ro1">
          <table:table-cell office:value-type="float" office:value="221816052">
            <text:p>221816052</text:p>
          </table:table-cell>
          <table:table-cell office:value-type="float" office:value="238.4">
            <text:p>238.4</text:p>
          </table:table-cell>
          <table:table-cell table:formula="of:=[.B740]/[.A740]" office:value-type="float" office:value="0.00000107476441786098">
            <text:p>1.07476441786E-06</text:p>
          </table:table-cell>
          <table:table-cell/>
        </table:table-row>
        <table:table-row table:style-name="ro1">
          <table:table-cell office:value-type="float" office:value="221842789">
            <text:p>221842789</text:p>
          </table:table-cell>
          <table:table-cell office:value-type="float" office:value="238.3">
            <text:p>238.3</text:p>
          </table:table-cell>
          <table:table-cell table:formula="of:=[.B741]/[.A741]" office:value-type="float" office:value="0.00000107418411513029">
            <text:p>1.07418411513E-06</text:p>
          </table:table-cell>
          <table:table-cell/>
        </table:table-row>
        <table:table-row table:style-name="ro1">
          <table:table-cell office:value-type="float" office:value="221933418">
            <text:p>221933418</text:p>
          </table:table-cell>
          <table:table-cell office:value-type="float" office:value="238.4">
            <text:p>238.4</text:p>
          </table:table-cell>
          <table:table-cell table:formula="of:=[.B742]/[.A742]" office:value-type="float" office:value="0.00000107419604559057">
            <text:p>1.07419604559E-06</text:p>
          </table:table-cell>
          <table:table-cell/>
        </table:table-row>
        <table:table-row table:style-name="ro1">
          <table:table-cell office:value-type="float" office:value="222055038">
            <text:p>222055038</text:p>
          </table:table-cell>
          <table:table-cell office:value-type="float" office:value="238.4">
            <text:p>238.4</text:p>
          </table:table-cell>
          <table:table-cell table:formula="of:=[.B743]/[.A743]" office:value-type="float" office:value="0.00000107360770621201">
            <text:p>1.07360770621E-06</text:p>
          </table:table-cell>
          <table:table-cell/>
        </table:table-row>
        <table:table-row table:style-name="ro1">
          <table:table-cell office:value-type="float" office:value="222057302">
            <text:p>222057302</text:p>
          </table:table-cell>
          <table:table-cell office:value-type="float" office:value="238.5">
            <text:p>238.5</text:p>
          </table:table-cell>
          <table:table-cell table:formula="of:=[.B744]/[.A744]" office:value-type="float" office:value="0.00000107404709438467">
            <text:p>1.07404709438E-06</text:p>
          </table:table-cell>
          <table:table-cell/>
        </table:table-row>
        <table:table-row table:style-name="ro1">
          <table:table-cell office:value-type="float" office:value="221899309">
            <text:p>221899309</text:p>
          </table:table-cell>
          <table:table-cell office:value-type="float" office:value="238.4">
            <text:p>238.4</text:p>
          </table:table-cell>
          <table:table-cell table:formula="of:=[.B745]/[.A745]" office:value-type="float" office:value="0.00000107436116441444">
            <text:p>1.07436116441E-06</text:p>
          </table:table-cell>
          <table:table-cell/>
        </table:table-row>
        <table:table-row table:style-name="ro1">
          <table:table-cell office:value-type="float" office:value="221709620">
            <text:p>221709620</text:p>
          </table:table-cell>
          <table:table-cell office:value-type="float" office:value="238.2">
            <text:p>238.2</text:p>
          </table:table-cell>
          <table:table-cell table:formula="of:=[.B746]/[.A746]" office:value-type="float" office:value="0.00000107437827912023">
            <text:p>1.07437827912E-06</text:p>
          </table:table-cell>
          <table:table-cell/>
        </table:table-row>
        <table:table-row table:style-name="ro1">
          <table:table-cell office:value-type="float" office:value="221467207">
            <text:p>221467207</text:p>
          </table:table-cell>
          <table:table-cell office:value-type="float" office:value="238.4">
            <text:p>238.4</text:p>
          </table:table-cell>
          <table:table-cell table:formula="of:=[.B747]/[.A747]" office:value-type="float" office:value="0.00000107645733754163">
            <text:p>1.07645733754E-06</text:p>
          </table:table-cell>
          <table:table-cell/>
        </table:table-row>
        <table:table-row table:style-name="ro1">
          <table:table-cell office:value-type="float" office:value="221426546">
            <text:p>221426546</text:p>
          </table:table-cell>
          <table:table-cell office:value-type="float" office:value="238.3">
            <text:p>238.3</text:p>
          </table:table-cell>
          <table:table-cell table:formula="of:=[.B748]/[.A748]" office:value-type="float" office:value="0.00000107620339252368">
            <text:p>1.07620339252E-06</text:p>
          </table:table-cell>
          <table:table-cell/>
        </table:table-row>
        <table:table-row table:style-name="ro1">
          <table:table-cell office:value-type="float" office:value="221484695">
            <text:p>221484695</text:p>
          </table:table-cell>
          <table:table-cell office:value-type="float" office:value="238.4">
            <text:p>238.4</text:p>
          </table:table-cell>
          <table:table-cell table:formula="of:=[.B749]/[.A749]" office:value-type="float" office:value="0.00000107637234256751">
            <text:p>1.07637234257E-06</text:p>
          </table:table-cell>
          <table:table-cell/>
        </table:table-row>
        <table:table-row table:style-name="ro1">
          <table:table-cell office:value-type="float" office:value="221473211">
            <text:p>221473211</text:p>
          </table:table-cell>
          <table:table-cell office:value-type="float" office:value="238.4">
            <text:p>238.4</text:p>
          </table:table-cell>
          <table:table-cell table:formula="of:=[.B750]/[.A750]" office:value-type="float" office:value="0.00000107642815545759">
            <text:p>1.07642815546E-06</text:p>
          </table:table-cell>
          <table:table-cell/>
        </table:table-row>
        <table:table-row table:style-name="ro1">
          <table:table-cell office:value-type="float" office:value="221494942">
            <text:p>221494942</text:p>
          </table:table-cell>
          <table:table-cell office:value-type="float" office:value="238.5">
            <text:p>238.5</text:p>
          </table:table-cell>
          <table:table-cell table:formula="of:=[.B751]/[.A751]" office:value-type="float" office:value="0.00000107677402403166">
            <text:p>1.07677402403E-06</text:p>
          </table:table-cell>
          <table:table-cell/>
        </table:table-row>
        <table:table-row table:style-name="ro1">
          <table:table-cell office:value-type="float" office:value="221582255">
            <text:p>221582255</text:p>
          </table:table-cell>
          <table:table-cell office:value-type="float" office:value="238.6">
            <text:p>238.6</text:p>
          </table:table-cell>
          <table:table-cell table:formula="of:=[.B752]/[.A752]" office:value-type="float" office:value="0.00000107680102813287">
            <text:p>1.07680102813E-06</text:p>
          </table:table-cell>
          <table:table-cell/>
        </table:table-row>
        <table:table-row table:style-name="ro1">
          <table:table-cell office:value-type="float" office:value="221591955">
            <text:p>221591955</text:p>
          </table:table-cell>
          <table:table-cell office:value-type="float" office:value="238.6">
            <text:p>238.6</text:p>
          </table:table-cell>
          <table:table-cell table:formula="of:=[.B753]/[.A753]" office:value-type="float" office:value="0.0000010767538920806">
            <text:p>1.07675389208E-06</text:p>
          </table:table-cell>
          <table:table-cell/>
        </table:table-row>
        <table:table-row table:style-name="ro1">
          <table:table-cell office:value-type="float" office:value="221467743">
            <text:p>221467743</text:p>
          </table:table-cell>
          <table:table-cell office:value-type="float" office:value="238.5">
            <text:p>238.5</text:p>
          </table:table-cell>
          <table:table-cell table:formula="of:=[.B754]/[.A754]" office:value-type="float" office:value="0.00000107690626530655">
            <text:p>1.07690626531E-06</text:p>
          </table:table-cell>
          <table:table-cell/>
        </table:table-row>
        <table:table-row table:style-name="ro1">
          <table:table-cell office:value-type="float" office:value="221328384">
            <text:p>221328384</text:p>
          </table:table-cell>
          <table:table-cell office:value-type="float" office:value="238.6">
            <text:p>238.6</text:p>
          </table:table-cell>
          <table:table-cell table:formula="of:=[.B755]/[.A755]" office:value-type="float" office:value="0.0000010780361546398">
            <text:p>1.07803615464E-06</text:p>
          </table:table-cell>
          <table:table-cell/>
        </table:table-row>
        <table:table-row table:style-name="ro1">
          <table:table-cell office:value-type="float" office:value="221265812">
            <text:p>221265812</text:p>
          </table:table-cell>
          <table:table-cell office:value-type="float" office:value="238.6">
            <text:p>238.6</text:p>
          </table:table-cell>
          <table:table-cell table:formula="of:=[.B756]/[.A756]" office:value-type="float" office:value="0.00000107834101365827">
            <text:p>1.07834101366E-06</text:p>
          </table:table-cell>
          <table:table-cell/>
        </table:table-row>
        <table:table-row table:style-name="ro1">
          <table:table-cell office:value-type="float" office:value="221218319">
            <text:p>221218319</text:p>
          </table:table-cell>
          <table:table-cell office:value-type="float" office:value="238.6">
            <text:p>238.6</text:p>
          </table:table-cell>
          <table:table-cell table:formula="of:=[.B757]/[.A757]" office:value-type="float" office:value="0.00000107857252093123">
            <text:p>1.07857252093E-06</text:p>
          </table:table-cell>
          <table:table-cell/>
        </table:table-row>
        <table:table-row table:style-name="ro1">
          <table:table-cell office:value-type="float" office:value="221371995">
            <text:p>221371995</text:p>
          </table:table-cell>
          <table:table-cell office:value-type="float" office:value="238.4">
            <text:p>238.4</text:p>
          </table:table-cell>
          <table:table-cell table:formula="of:=[.B758]/[.A758]" office:value-type="float" office:value="0.00000107692032138031">
            <text:p>1.07692032138E-06</text:p>
          </table:table-cell>
          <table:table-cell/>
        </table:table-row>
        <table:table-row table:style-name="ro1">
          <table:table-cell office:value-type="float" office:value="221454863">
            <text:p>221454863</text:p>
          </table:table-cell>
          <table:table-cell office:value-type="float" office:value="238.5">
            <text:p>238.5</text:p>
          </table:table-cell>
          <table:table-cell table:formula="of:=[.B759]/[.A759]" office:value-type="float" office:value="0.00000107696889907538">
            <text:p>1.07696889908E-06</text:p>
          </table:table-cell>
          <table:table-cell/>
        </table:table-row>
        <table:table-row table:style-name="ro1">
          <table:table-cell office:value-type="float" office:value="221388040">
            <text:p>221388040</text:p>
          </table:table-cell>
          <table:table-cell office:value-type="float" office:value="238.3">
            <text:p>238.3</text:p>
          </table:table-cell>
          <table:table-cell table:formula="of:=[.B760]/[.A760]" office:value-type="float" office:value="0.00000107639057647378">
            <text:p>1.07639057647E-06</text:p>
          </table:table-cell>
          <table:table-cell/>
        </table:table-row>
        <table:table-row table:style-name="ro1">
          <table:table-cell office:value-type="float" office:value="221452878">
            <text:p>221452878</text:p>
          </table:table-cell>
          <table:table-cell office:value-type="float" office:value="238.3">
            <text:p>238.3</text:p>
          </table:table-cell>
          <table:table-cell table:formula="of:=[.B761]/[.A761]" office:value-type="float" office:value="0.000001076075425852">
            <text:p>1.07607542585E-06</text:p>
          </table:table-cell>
          <table:table-cell/>
        </table:table-row>
        <table:table-row table:style-name="ro1">
          <table:table-cell office:value-type="float" office:value="221469896">
            <text:p>221469896</text:p>
          </table:table-cell>
          <table:table-cell office:value-type="float" office:value="238.5">
            <text:p>238.5</text:p>
          </table:table-cell>
          <table:table-cell table:formula="of:=[.B762]/[.A762]" office:value-type="float" office:value="0.00000107689579625756">
            <text:p>1.07689579626E-06</text:p>
          </table:table-cell>
          <table:table-cell/>
        </table:table-row>
        <table:table-row table:style-name="ro1">
          <table:table-cell office:value-type="float" office:value="221509615">
            <text:p>221509615</text:p>
          </table:table-cell>
          <table:table-cell office:value-type="float" office:value="238.5">
            <text:p>238.5</text:p>
          </table:table-cell>
          <table:table-cell table:formula="of:=[.B763]/[.A763]" office:value-type="float" office:value="0.00000107670269753302">
            <text:p>1.07670269753E-06</text:p>
          </table:table-cell>
          <table:table-cell/>
        </table:table-row>
        <table:table-row table:style-name="ro1">
          <table:table-cell office:value-type="float" office:value="221491632">
            <text:p>221491632</text:p>
          </table:table-cell>
          <table:table-cell office:value-type="float" office:value="238.6">
            <text:p>238.6</text:p>
          </table:table-cell>
          <table:table-cell table:formula="of:=[.B764]/[.A764]" office:value-type="float" office:value="0.00000107724159980906">
            <text:p>1.07724159981E-06</text:p>
          </table:table-cell>
          <table:table-cell/>
        </table:table-row>
        <table:table-row table:style-name="ro1">
          <table:table-cell office:value-type="float" office:value="221421226">
            <text:p>221421226</text:p>
          </table:table-cell>
          <table:table-cell office:value-type="float" office:value="238.7">
            <text:p>238.7</text:p>
          </table:table-cell>
          <table:table-cell table:formula="of:=[.B765]/[.A765]" office:value-type="float" office:value="0.00000107803576157599">
            <text:p>1.07803576158E-06</text:p>
          </table:table-cell>
          <table:table-cell/>
        </table:table-row>
        <table:table-row table:style-name="ro1">
          <table:table-cell office:value-type="float" office:value="221465848">
            <text:p>221465848</text:p>
          </table:table-cell>
          <table:table-cell office:value-type="float" office:value="238.6">
            <text:p>238.6</text:p>
          </table:table-cell>
          <table:table-cell table:formula="of:=[.B766]/[.A766]" office:value-type="float" office:value="0.00000107736701687747">
            <text:p>1.07736701688E-06</text:p>
          </table:table-cell>
          <table:table-cell/>
        </table:table-row>
        <table:table-row table:style-name="ro1">
          <table:table-cell office:value-type="float" office:value="221490982">
            <text:p>221490982</text:p>
          </table:table-cell>
          <table:table-cell office:value-type="float" office:value="238.5">
            <text:p>238.5</text:p>
          </table:table-cell>
          <table:table-cell table:formula="of:=[.B767]/[.A767]" office:value-type="float" office:value="0.00000107679327549327">
            <text:p>1.07679327549E-06</text:p>
          </table:table-cell>
          <table:table-cell/>
        </table:table-row>
        <table:table-row table:style-name="ro1">
          <table:table-cell office:value-type="float" office:value="221472833">
            <text:p>221472833</text:p>
          </table:table-cell>
          <table:table-cell office:value-type="float" office:value="238.6">
            <text:p>238.6</text:p>
          </table:table-cell>
          <table:table-cell table:formula="of:=[.B768]/[.A768]" office:value-type="float" office:value="0.00000107733303795324">
            <text:p>1.07733303795E-06</text:p>
          </table:table-cell>
          <table:table-cell/>
        </table:table-row>
        <table:table-row table:style-name="ro1">
          <table:table-cell office:value-type="float" office:value="221504384">
            <text:p>221504384</text:p>
          </table:table-cell>
          <table:table-cell office:value-type="float" office:value="238.6">
            <text:p>238.6</text:p>
          </table:table-cell>
          <table:table-cell table:formula="of:=[.B769]/[.A769]" office:value-type="float" office:value="0.00000107717958304609">
            <text:p>1.07717958305E-06</text:p>
          </table:table-cell>
          <table:table-cell/>
        </table:table-row>
        <table:table-row table:style-name="ro1">
          <table:table-cell office:value-type="float" office:value="221648606">
            <text:p>221648606</text:p>
          </table:table-cell>
          <table:table-cell office:value-type="float" office:value="238.5">
            <text:p>238.5</text:p>
          </table:table-cell>
          <table:table-cell table:formula="of:=[.B770]/[.A770]" office:value-type="float" office:value="0.00000107602752078666">
            <text:p>1.07602752079E-06</text:p>
          </table:table-cell>
          <table:table-cell/>
        </table:table-row>
        <table:table-row table:style-name="ro1">
          <table:table-cell office:value-type="float" office:value="221714075">
            <text:p>221714075</text:p>
          </table:table-cell>
          <table:table-cell office:value-type="float" office:value="238.5">
            <text:p>238.5</text:p>
          </table:table-cell>
          <table:table-cell table:formula="of:=[.B771]/[.A771]" office:value-type="float" office:value="0.00000107570978522676">
            <text:p>1.07570978523E-06</text:p>
          </table:table-cell>
          <table:table-cell/>
        </table:table-row>
        <table:table-row table:style-name="ro1">
          <table:table-cell office:value-type="float" office:value="221622649">
            <text:p>221622649</text:p>
          </table:table-cell>
          <table:table-cell office:value-type="float" office:value="238.4">
            <text:p>238.4</text:p>
          </table:table-cell>
          <table:table-cell table:formula="of:=[.B772]/[.A772]" office:value-type="float" office:value="0.00000107570233040577">
            <text:p>1.07570233041E-06</text:p>
          </table:table-cell>
          <table:table-cell/>
        </table:table-row>
        <table:table-row table:style-name="ro1">
          <table:table-cell office:value-type="float" office:value="221572895">
            <text:p>221572895</text:p>
          </table:table-cell>
          <table:table-cell office:value-type="float" office:value="238.4">
            <text:p>238.4</text:p>
          </table:table-cell>
          <table:table-cell table:formula="of:=[.B773]/[.A773]" office:value-type="float" office:value="0.0000010759438784243">
            <text:p>1.07594387842E-06</text:p>
          </table:table-cell>
          <table:table-cell/>
        </table:table-row>
        <table:table-row table:style-name="ro1">
          <table:table-cell office:value-type="float" office:value="221345902">
            <text:p>221345902</text:p>
          </table:table-cell>
          <table:table-cell office:value-type="float" office:value="238.6">
            <text:p>238.6</text:p>
          </table:table-cell>
          <table:table-cell table:formula="of:=[.B774]/[.A774]" office:value-type="float" office:value="0.00000107795083552078">
            <text:p>1.07795083552E-06</text:p>
          </table:table-cell>
          <table:table-cell/>
        </table:table-row>
        <table:table-row table:style-name="ro1">
          <table:table-cell office:value-type="float" office:value="221234739">
            <text:p>221234739</text:p>
          </table:table-cell>
          <table:table-cell office:value-type="float" office:value="238.5">
            <text:p>238.5</text:p>
          </table:table-cell>
          <table:table-cell table:formula="of:=[.B775]/[.A775]" office:value-type="float" office:value="0.0000010780404609061">
            <text:p>1.07804046091E-06</text:p>
          </table:table-cell>
          <table:table-cell/>
        </table:table-row>
        <table:table-row table:style-name="ro1">
          <table:table-cell office:value-type="float" office:value="221277829">
            <text:p>221277829</text:p>
          </table:table-cell>
          <table:table-cell office:value-type="float" office:value="238.4">
            <text:p>238.4</text:p>
          </table:table-cell>
          <table:table-cell table:formula="of:=[.B776]/[.A776]" office:value-type="float" office:value="0.00000107737861075996">
            <text:p>1.07737861076E-06</text:p>
          </table:table-cell>
          <table:table-cell/>
        </table:table-row>
        <table:table-row table:style-name="ro1">
          <table:table-cell office:value-type="float" office:value="221409578">
            <text:p>221409578</text:p>
          </table:table-cell>
          <table:table-cell office:value-type="float" office:value="238.3">
            <text:p>238.3</text:p>
          </table:table-cell>
          <table:table-cell table:formula="of:=[.B777]/[.A777]" office:value-type="float" office:value="0.00000107628586871703">
            <text:p>1.07628586872E-06</text:p>
          </table:table-cell>
          <table:table-cell/>
        </table:table-row>
        <table:table-row table:style-name="ro1">
          <table:table-cell office:value-type="float" office:value="221587484">
            <text:p>221587484</text:p>
          </table:table-cell>
          <table:table-cell office:value-type="float" office:value="238.5">
            <text:p>238.5</text:p>
          </table:table-cell>
          <table:table-cell table:formula="of:=[.B778]/[.A778]" office:value-type="float" office:value="0.00000107632432885966">
            <text:p>1.07632432886E-06</text:p>
          </table:table-cell>
          <table:table-cell/>
        </table:table-row>
        <table:table-row table:style-name="ro1">
          <table:table-cell office:value-type="float" office:value="221742306">
            <text:p>221742306</text:p>
          </table:table-cell>
          <table:table-cell office:value-type="float" office:value="238.6">
            <text:p>238.6</text:p>
          </table:table-cell>
          <table:table-cell table:formula="of:=[.B779]/[.A779]" office:value-type="float" office:value="0.00000107602380575947">
            <text:p>1.07602380576E-06</text:p>
          </table:table-cell>
          <table:table-cell/>
        </table:table-row>
        <table:table-row table:style-name="ro1">
          <table:table-cell office:value-type="float" office:value="221836368">
            <text:p>221836368</text:p>
          </table:table-cell>
          <table:table-cell office:value-type="float" office:value="238.5">
            <text:p>238.5</text:p>
          </table:table-cell>
          <table:table-cell table:formula="of:=[.B780]/[.A780]" office:value-type="float" office:value="0.00000107511677255733">
            <text:p>1.07511677256E-06</text:p>
          </table:table-cell>
          <table:table-cell/>
        </table:table-row>
        <table:table-row table:style-name="ro1">
          <table:table-cell office:value-type="float" office:value="221712345">
            <text:p>221712345</text:p>
          </table:table-cell>
          <table:table-cell office:value-type="float" office:value="238.6">
            <text:p>238.6</text:p>
          </table:table-cell>
          <table:table-cell table:formula="of:=[.B781]/[.A781]" office:value-type="float" office:value="0.00000107616921376209">
            <text:p>1.07616921376E-06</text:p>
          </table:table-cell>
          <table:table-cell/>
        </table:table-row>
        <table:table-row table:style-name="ro1">
          <table:table-cell office:value-type="float" office:value="221618979">
            <text:p>221618979</text:p>
          </table:table-cell>
          <table:table-cell office:value-type="float" office:value="238.6">
            <text:p>238.6</text:p>
          </table:table-cell>
          <table:table-cell table:formula="of:=[.B782]/[.A782]" office:value-type="float" office:value="0.00000107662259377163">
            <text:p>1.07662259377E-06</text:p>
          </table:table-cell>
          <table:table-cell/>
        </table:table-row>
        <table:table-row table:style-name="ro1">
          <table:table-cell office:value-type="float" office:value="221551330">
            <text:p>221551330</text:p>
          </table:table-cell>
          <table:table-cell office:value-type="float" office:value="238.5">
            <text:p>238.5</text:p>
          </table:table-cell>
          <table:table-cell table:formula="of:=[.B783]/[.A783]" office:value-type="float" office:value="0.00000107649996955559">
            <text:p>1.07649996956E-06</text:p>
          </table:table-cell>
          <table:table-cell/>
        </table:table-row>
        <table:table-row table:style-name="ro1">
          <table:table-cell office:value-type="float" office:value="221483834">
            <text:p>221483834</text:p>
          </table:table-cell>
          <table:table-cell office:value-type="float" office:value="238.2">
            <text:p>238.2</text:p>
          </table:table-cell>
          <table:table-cell table:formula="of:=[.B784]/[.A784]" office:value-type="float" office:value="0.00000107547352643354">
            <text:p>1.07547352643E-06</text:p>
          </table:table-cell>
          <table:table-cell/>
        </table:table-row>
        <table:table-row table:style-name="ro1">
          <table:table-cell office:value-type="float" office:value="221550056">
            <text:p>221550056</text:p>
          </table:table-cell>
          <table:table-cell office:value-type="float" office:value="238.3">
            <text:p>238.3</text:p>
          </table:table-cell>
          <table:table-cell table:formula="of:=[.B785]/[.A785]" office:value-type="float" office:value="0.00000107560342932163">
            <text:p>1.07560342932E-06</text:p>
          </table:table-cell>
          <table:table-cell/>
        </table:table-row>
        <table:table-row table:style-name="ro1">
          <table:table-cell office:value-type="float" office:value="221589767">
            <text:p>221589767</text:p>
          </table:table-cell>
          <table:table-cell office:value-type="float" office:value="237.8">
            <text:p>237.8</text:p>
          </table:table-cell>
          <table:table-cell table:formula="of:=[.B786]/[.A786]" office:value-type="float" office:value="0.00000107315424904075">
            <text:p>1.07315424904E-06</text:p>
          </table:table-cell>
          <table:table-cell/>
        </table:table-row>
        <table:table-row table:style-name="ro1">
          <table:table-cell office:value-type="float" office:value="221593182">
            <text:p>221593182</text:p>
          </table:table-cell>
          <table:table-cell office:value-type="float" office:value="237.6">
            <text:p>237.6</text:p>
          </table:table-cell>
          <table:table-cell table:formula="of:=[.B787]/[.A787]" office:value-type="float" office:value="0.00000107223515568272">
            <text:p>1.07223515568E-06</text:p>
          </table:table-cell>
          <table:table-cell/>
        </table:table-row>
        <table:table-row table:style-name="ro1">
          <table:table-cell office:value-type="float" office:value="221627252">
            <text:p>221627252</text:p>
          </table:table-cell>
          <table:table-cell office:value-type="float" office:value="237.5">
            <text:p>237.5</text:p>
          </table:table-cell>
          <table:table-cell table:formula="of:=[.B788]/[.A788]" office:value-type="float" office:value="0.0000010716191165877">
            <text:p>1.07161911659E-06</text:p>
          </table:table-cell>
          <table:table-cell/>
        </table:table-row>
        <table:table-row table:style-name="ro1">
          <table:table-cell office:value-type="float" office:value="221536638">
            <text:p>221536638</text:p>
          </table:table-cell>
          <table:table-cell office:value-type="float" office:value="237.5">
            <text:p>237.5</text:p>
          </table:table-cell>
          <table:table-cell table:formula="of:=[.B789]/[.A789]" office:value-type="float" office:value="0.00000107205743548388">
            <text:p>1.07205743548E-06</text:p>
          </table:table-cell>
          <table:table-cell/>
        </table:table-row>
        <table:table-row table:style-name="ro1">
          <table:table-cell office:value-type="float" office:value="221328781">
            <text:p>221328781</text:p>
          </table:table-cell>
          <table:table-cell office:value-type="float" office:value="237.5">
            <text:p>237.5</text:p>
          </table:table-cell>
          <table:table-cell table:formula="of:=[.B790]/[.A790]" office:value-type="float" office:value="0.00000107306423921433">
            <text:p>1.07306423921E-06</text:p>
          </table:table-cell>
          <table:table-cell/>
        </table:table-row>
        <table:table-row table:style-name="ro1">
          <table:table-cell office:value-type="float" office:value="221291610">
            <text:p>221291610</text:p>
          </table:table-cell>
          <table:table-cell office:value-type="float" office:value="237.5">
            <text:p>237.5</text:p>
          </table:table-cell>
          <table:table-cell table:formula="of:=[.B791]/[.A791]" office:value-type="float" office:value="0.00000107324448495811">
            <text:p>1.07324448496E-06</text:p>
          </table:table-cell>
          <table:table-cell/>
        </table:table-row>
        <table:table-row table:style-name="ro1">
          <table:table-cell office:value-type="float" office:value="221385547">
            <text:p>221385547</text:p>
          </table:table-cell>
          <table:table-cell office:value-type="float" office:value="237.3">
            <text:p>237.3</text:p>
          </table:table-cell>
          <table:table-cell table:formula="of:=[.B792]/[.A792]" office:value-type="float" office:value="0.00000107188569089381">
            <text:p>1.07188569089E-06</text:p>
          </table:table-cell>
          <table:table-cell/>
        </table:table-row>
        <table:table-row table:style-name="ro1">
          <table:table-cell office:value-type="float" office:value="221612963">
            <text:p>221612963</text:p>
          </table:table-cell>
          <table:table-cell office:value-type="float" office:value="237.6">
            <text:p>237.6</text:p>
          </table:table-cell>
          <table:table-cell table:formula="of:=[.B793]/[.A793]" office:value-type="float" office:value="0.00000107213944881013">
            <text:p>1.07213944881E-06</text:p>
          </table:table-cell>
          <table:table-cell/>
        </table:table-row>
        <table:table-row table:style-name="ro1">
          <table:table-cell office:value-type="float" office:value="221726749">
            <text:p>221726749</text:p>
          </table:table-cell>
          <table:table-cell office:value-type="float" office:value="237.6">
            <text:p>237.6</text:p>
          </table:table-cell>
          <table:table-cell table:formula="of:=[.B794]/[.A794]" office:value-type="float" office:value="0.00000107158924699699">
            <text:p>1.07158924700E-06</text:p>
          </table:table-cell>
          <table:table-cell/>
        </table:table-row>
        <table:table-row table:style-name="ro1">
          <table:table-cell office:value-type="float" office:value="221749967">
            <text:p>221749967</text:p>
          </table:table-cell>
          <table:table-cell office:value-type="float" office:value="237.5">
            <text:p>237.5</text:p>
          </table:table-cell>
          <table:table-cell table:formula="of:=[.B795]/[.A795]" office:value-type="float" office:value="0.00000107102608948754">
            <text:p>1.07102608949E-06</text:p>
          </table:table-cell>
          <table:table-cell/>
        </table:table-row>
        <table:table-row table:style-name="ro1">
          <table:table-cell office:value-type="float" office:value="221765860">
            <text:p>221765860</text:p>
          </table:table-cell>
          <table:table-cell office:value-type="float" office:value="237.6">
            <text:p>237.6</text:p>
          </table:table-cell>
          <table:table-cell table:formula="of:=[.B796]/[.A796]" office:value-type="float" office:value="0.00000107140025971536">
            <text:p>1.07140025972E-06</text:p>
          </table:table-cell>
          <table:table-cell/>
        </table:table-row>
        <table:table-row table:style-name="ro1">
          <table:table-cell office:value-type="float" office:value="221666052">
            <text:p>221666052</text:p>
          </table:table-cell>
          <table:table-cell office:value-type="float" office:value="237.5">
            <text:p>237.5</text:p>
          </table:table-cell>
          <table:table-cell table:formula="of:=[.B797]/[.A797]" office:value-type="float" office:value="0.00000107143154243574">
            <text:p>1.07143154244E-06</text:p>
          </table:table-cell>
          <table:table-cell/>
        </table:table-row>
        <table:table-row table:style-name="ro1">
          <table:table-cell office:value-type="float" office:value="221423586">
            <text:p>221423586</text:p>
          </table:table-cell>
          <table:table-cell office:value-type="float" office:value="237.6">
            <text:p>237.6</text:p>
          </table:table-cell>
          <table:table-cell table:formula="of:=[.B798]/[.A798]" office:value-type="float" office:value="0.00000107305641775669">
            <text:p>1.07305641776E-06</text:p>
          </table:table-cell>
          <table:table-cell/>
        </table:table-row>
        <table:table-row table:style-name="ro1">
          <table:table-cell office:value-type="float" office:value="221246259">
            <text:p>221246259</text:p>
          </table:table-cell>
          <table:table-cell office:value-type="float" office:value="237.7">
            <text:p>237.7</text:p>
          </table:table-cell>
          <table:table-cell table:formula="of:=[.B799]/[.A799]" office:value-type="float" office:value="0.00000107436844841747">
            <text:p>1.07436844842E-06</text:p>
          </table:table-cell>
          <table:table-cell/>
        </table:table-row>
        <table:table-row table:style-name="ro1">
          <table:table-cell office:value-type="float" office:value="221279484">
            <text:p>221279484</text:p>
          </table:table-cell>
          <table:table-cell office:value-type="float" office:value="237.7">
            <text:p>237.7</text:p>
          </table:table-cell>
          <table:table-cell table:formula="of:=[.B800]/[.A800]" office:value-type="float" office:value="0.00000107420713255098">
            <text:p>1.07420713255E-06</text:p>
          </table:table-cell>
          <table:table-cell/>
        </table:table-row>
        <table:table-row table:style-name="ro1">
          <table:table-cell office:value-type="float" office:value="220723025">
            <text:p>220723025</text:p>
          </table:table-cell>
          <table:table-cell office:value-type="float" office:value="237.9">
            <text:p>237.9</text:p>
          </table:table-cell>
          <table:table-cell table:formula="of:=[.B801]/[.A801]" office:value-type="float" office:value="0.00000107782140082576">
            <text:p>1.07782140083E-06</text:p>
          </table:table-cell>
          <table:table-cell/>
        </table:table-row>
        <table:table-row table:style-name="ro1">
          <table:table-cell office:value-type="float" office:value="220680938">
            <text:p>220680938</text:p>
          </table:table-cell>
          <table:table-cell office:value-type="float" office:value="237.7">
            <text:p>237.7</text:p>
          </table:table-cell>
          <table:table-cell table:formula="of:=[.B802]/[.A802]" office:value-type="float" office:value="0.0000010771206709299">
            <text:p>1.07712067093E-06</text:p>
          </table:table-cell>
          <table:table-cell/>
        </table:table-row>
        <table:table-row table:style-name="ro1">
          <table:table-cell office:value-type="float" office:value="220694785">
            <text:p>220694785</text:p>
          </table:table-cell>
          <table:table-cell office:value-type="float" office:value="238.4">
            <text:p>238.4</text:p>
          </table:table-cell>
          <table:table-cell table:formula="of:=[.B803]/[.A803]" office:value-type="float" office:value="0.00000108022489067877">
            <text:p>1.08022489068E-06</text:p>
          </table:table-cell>
          <table:table-cell/>
        </table:table-row>
        <table:table-row table:style-name="ro1">
          <table:table-cell office:value-type="float" office:value="220681881">
            <text:p>220681881</text:p>
          </table:table-cell>
          <table:table-cell office:value-type="float" office:value="238.6">
            <text:p>238.6</text:p>
          </table:table-cell>
          <table:table-cell table:formula="of:=[.B804]/[.A804]" office:value-type="float" office:value="0.00000108119433692882">
            <text:p>1.08119433693E-06</text:p>
          </table:table-cell>
          <table:table-cell/>
        </table:table-row>
        <table:table-row table:style-name="ro1">
          <table:table-cell office:value-type="float" office:value="220696414">
            <text:p>220696414</text:p>
          </table:table-cell>
          <table:table-cell office:value-type="float" office:value="238.6">
            <text:p>238.6</text:p>
          </table:table-cell>
          <table:table-cell table:formula="of:=[.B805]/[.A805]" office:value-type="float" office:value="0.0000010811231395903">
            <text:p>1.08112313959E-06</text:p>
          </table:table-cell>
          <table:table-cell/>
        </table:table-row>
        <table:table-row table:style-name="ro1">
          <table:table-cell office:value-type="float" office:value="220678431">
            <text:p>220678431</text:p>
          </table:table-cell>
          <table:table-cell office:value-type="float" office:value="238.7">
            <text:p>238.7</text:p>
          </table:table-cell>
          <table:table-cell table:formula="of:=[.B806]/[.A806]" office:value-type="float" office:value="0.00000108166438794374">
            <text:p>1.08166438794E-06</text:p>
          </table:table-cell>
          <table:table-cell/>
        </table:table-row>
        <table:table-row table:style-name="ro1">
          <table:table-cell office:value-type="float" office:value="220678240">
            <text:p>220678240</text:p>
          </table:table-cell>
          <table:table-cell office:value-type="float" office:value="239">
            <text:p>239</text:p>
          </table:table-cell>
          <table:table-cell table:formula="of:=[.B807]/[.A807]" office:value-type="float" office:value="0.0000010830247694562">
            <text:p>1.08302476946E-06</text:p>
          </table:table-cell>
          <table:table-cell/>
        </table:table-row>
        <table:table-row table:style-name="ro1">
          <table:table-cell office:value-type="float" office:value="220810184">
            <text:p>220810184</text:p>
          </table:table-cell>
          <table:table-cell office:value-type="float" office:value="238.8">
            <text:p>238.8</text:p>
          </table:table-cell>
          <table:table-cell table:formula="of:=[.B808]/[.A808]" office:value-type="float" office:value="0.00000108147185820016">
            <text:p>1.08147185820E-06</text:p>
          </table:table-cell>
          <table:table-cell/>
        </table:table-row>
        <table:table-row table:style-name="ro1">
          <table:table-cell office:value-type="float" office:value="220710404">
            <text:p>220710404</text:p>
          </table:table-cell>
          <table:table-cell office:value-type="float" office:value="238.8">
            <text:p>238.8</text:p>
          </table:table-cell>
          <table:table-cell table:formula="of:=[.B809]/[.A809]" office:value-type="float" office:value="0.00000108196077607651">
            <text:p>1.08196077608E-06</text:p>
          </table:table-cell>
          <table:table-cell/>
        </table:table-row>
        <table:table-row table:style-name="ro1">
          <table:table-cell office:value-type="float" office:value="220589358">
            <text:p>220589358</text:p>
          </table:table-cell>
          <table:table-cell office:value-type="float" office:value="239">
            <text:p>239</text:p>
          </table:table-cell>
          <table:table-cell table:formula="of:=[.B810]/[.A810]" office:value-type="float" office:value="0.00000108346115228279">
            <text:p>1.08346115228E-06</text:p>
          </table:table-cell>
          <table:table-cell/>
        </table:table-row>
        <table:table-row table:style-name="ro1">
          <table:table-cell office:value-type="float" office:value="220584107">
            <text:p>220584107</text:p>
          </table:table-cell>
          <table:table-cell office:value-type="float" office:value="239">
            <text:p>239</text:p>
          </table:table-cell>
          <table:table-cell table:formula="of:=[.B811]/[.A811]" office:value-type="float" office:value="0.00000108348694405259">
            <text:p>1.08348694405E-06</text:p>
          </table:table-cell>
          <table:table-cell/>
        </table:table-row>
        <table:table-row table:style-name="ro1">
          <table:table-cell office:value-type="float" office:value="220603014">
            <text:p>220603014</text:p>
          </table:table-cell>
          <table:table-cell office:value-type="float" office:value="238.9">
            <text:p>238.9</text:p>
          </table:table-cell>
          <table:table-cell table:formula="of:=[.B812]/[.A812]" office:value-type="float" office:value="0.0000010829407797665">
            <text:p>1.08294077977E-06</text:p>
          </table:table-cell>
          <table:table-cell/>
        </table:table-row>
        <table:table-row table:style-name="ro1">
          <table:table-cell office:value-type="float" office:value="220788792">
            <text:p>220788792</text:p>
          </table:table-cell>
          <table:table-cell office:value-type="float" office:value="237.8">
            <text:p>237.8</text:p>
          </table:table-cell>
          <table:table-cell table:formula="of:=[.B813]/[.A813]" office:value-type="float" office:value="0.00000107704742548707">
            <text:p>1.07704742549E-06</text:p>
          </table:table-cell>
          <table:table-cell/>
        </table:table-row>
        <table:table-row table:style-name="ro1">
          <table:table-cell office:value-type="float" office:value="220941796">
            <text:p>220941796</text:p>
          </table:table-cell>
          <table:table-cell office:value-type="float" office:value="238.8">
            <text:p>238.8</text:p>
          </table:table-cell>
          <table:table-cell table:formula="of:=[.B814]/[.A814]" office:value-type="float" office:value="0.00000108082764023517">
            <text:p>1.08082764024E-06</text:p>
          </table:table-cell>
          <table:table-cell/>
        </table:table-row>
        <table:table-row table:style-name="ro1">
          <table:table-cell office:value-type="float" office:value="221026910">
            <text:p>221026910</text:p>
          </table:table-cell>
          <table:table-cell office:value-type="float" office:value="239.4">
            <text:p>239.4</text:p>
          </table:table-cell>
          <table:table-cell table:formula="of:=[.B815]/[.A815]" office:value-type="float" office:value="0.00000108312603202931">
            <text:p>1.08312603203E-06</text:p>
          </table:table-cell>
          <table:table-cell/>
        </table:table-row>
        <table:table-row table:style-name="ro1">
          <table:table-cell office:value-type="float" office:value="221080941">
            <text:p>221080941</text:p>
          </table:table-cell>
          <table:table-cell office:value-type="float" office:value="239.6">
            <text:p>239.6</text:p>
          </table:table-cell>
          <table:table-cell table:formula="of:=[.B816]/[.A816]" office:value-type="float" office:value="0.00000108376596786785">
            <text:p>1.08376596787E-06</text:p>
          </table:table-cell>
          <table:table-cell/>
        </table:table-row>
        <table:table-row table:style-name="ro1">
          <table:table-cell office:value-type="float" office:value="220859718">
            <text:p>220859718</text:p>
          </table:table-cell>
          <table:table-cell office:value-type="float" office:value="240">
            <text:p>240</text:p>
          </table:table-cell>
          <table:table-cell table:formula="of:=[.B817]/[.A817]" office:value-type="float" office:value="0.00000108666262084062">
            <text:p>1.08666262084E-06</text:p>
          </table:table-cell>
          <table:table-cell/>
        </table:table-row>
        <table:table-row table:style-name="ro1">
          <table:table-cell office:value-type="float" office:value="221486835">
            <text:p>221486835</text:p>
          </table:table-cell>
          <table:table-cell office:value-type="float" office:value="239.7">
            <text:p>239.7</text:p>
          </table:table-cell>
          <table:table-cell table:formula="of:=[.B818]/[.A818]" office:value-type="float" office:value="0.0000010822313660313">
            <text:p>1.08223136603E-06</text:p>
          </table:table-cell>
          <table:table-cell/>
        </table:table-row>
        <table:table-row table:style-name="ro1">
          <table:table-cell office:value-type="float" office:value="221522860">
            <text:p>221522860</text:p>
          </table:table-cell>
          <table:table-cell office:value-type="float" office:value="239.9">
            <text:p>239.9</text:p>
          </table:table-cell>
          <table:table-cell table:formula="of:=[.B819]/[.A819]" office:value-type="float" office:value="0.00000108295821027229">
            <text:p>1.08295821027E-06</text:p>
          </table:table-cell>
          <table:table-cell/>
        </table:table-row>
        <table:table-row table:style-name="ro1">
          <table:table-cell office:value-type="float" office:value="221638294">
            <text:p>221638294</text:p>
          </table:table-cell>
          <table:table-cell office:value-type="float" office:value="239.8">
            <text:p>239.8</text:p>
          </table:table-cell>
          <table:table-cell table:formula="of:=[.B820]/[.A820]" office:value-type="float" office:value="0.00000108194299672781">
            <text:p>1.08194299673E-06</text:p>
          </table:table-cell>
          <table:table-cell/>
        </table:table-row>
        <table:table-row table:style-name="ro1">
          <table:table-cell office:value-type="float" office:value="221738742">
            <text:p>221738742</text:p>
          </table:table-cell>
          <table:table-cell office:value-type="float" office:value="239.7">
            <text:p>239.7</text:p>
          </table:table-cell>
          <table:table-cell table:formula="of:=[.B821]/[.A821]" office:value-type="float" office:value="0.00000108100189366096">
            <text:p>1.08100189366E-06</text:p>
          </table:table-cell>
          <table:table-cell/>
        </table:table-row>
        <table:table-row table:style-name="ro1">
          <table:table-cell office:value-type="float" office:value="222045163">
            <text:p>222045163</text:p>
          </table:table-cell>
          <table:table-cell office:value-type="float" office:value="239.7">
            <text:p>239.7</text:p>
          </table:table-cell>
          <table:table-cell table:formula="of:=[.B822]/[.A822]" office:value-type="float" office:value="0.00000107951011749803">
            <text:p>1.07951011750E-06</text:p>
          </table:table-cell>
          <table:table-cell/>
        </table:table-row>
        <table:table-row table:style-name="ro1">
          <table:table-cell office:value-type="float" office:value="221997786">
            <text:p>221997786</text:p>
          </table:table-cell>
          <table:table-cell office:value-type="float" office:value="239.9">
            <text:p>239.9</text:p>
          </table:table-cell>
          <table:table-cell table:formula="of:=[.B823]/[.A823]" office:value-type="float" office:value="0.00000108064140783818">
            <text:p>1.08064140784E-06</text:p>
          </table:table-cell>
          <table:table-cell/>
        </table:table-row>
        <table:table-row table:style-name="ro1">
          <table:table-cell office:value-type="float" office:value="222061545">
            <text:p>222061545</text:p>
          </table:table-cell>
          <table:table-cell office:value-type="float" office:value="239.9">
            <text:p>239.9</text:p>
          </table:table-cell>
          <table:table-cell table:formula="of:=[.B824]/[.A824]" office:value-type="float" office:value="0.00000108033113072324">
            <text:p>1.08033113072E-06</text:p>
          </table:table-cell>
          <table:table-cell/>
        </table:table-row>
        <table:table-row table:style-name="ro1">
          <table:table-cell office:value-type="float" office:value="222091233">
            <text:p>222091233</text:p>
          </table:table-cell>
          <table:table-cell office:value-type="float" office:value="239.9">
            <text:p>239.9</text:p>
          </table:table-cell>
          <table:table-cell table:formula="of:=[.B825]/[.A825]" office:value-type="float" office:value="0.00000108018671768102">
            <text:p>1.08018671768E-06</text:p>
          </table:table-cell>
          <table:table-cell/>
        </table:table-row>
        <table:table-row table:style-name="ro1">
          <table:table-cell office:value-type="float" office:value="221933276">
            <text:p>221933276</text:p>
          </table:table-cell>
          <table:table-cell office:value-type="float" office:value="239.9">
            <text:p>239.9</text:p>
          </table:table-cell>
          <table:table-cell table:formula="of:=[.B826]/[.A826]" office:value-type="float" office:value="0.00000108095552106391">
            <text:p>1.08095552106E-06</text:p>
          </table:table-cell>
          <table:table-cell/>
        </table:table-row>
        <table:table-row table:style-name="ro1">
          <table:table-cell office:value-type="float" office:value="221822599">
            <text:p>221822599</text:p>
          </table:table-cell>
          <table:table-cell office:value-type="float" office:value="239.7">
            <text:p>239.7</text:p>
          </table:table-cell>
          <table:table-cell table:formula="of:=[.B827]/[.A827]" office:value-type="float" office:value="0.00000108059323567839">
            <text:p>1.08059323568E-06</text:p>
          </table:table-cell>
          <table:table-cell/>
        </table:table-row>
        <table:table-row table:style-name="ro1">
          <table:table-cell office:value-type="float" office:value="221479470">
            <text:p>221479470</text:p>
          </table:table-cell>
          <table:table-cell office:value-type="float" office:value="239.5">
            <text:p>239.5</text:p>
          </table:table-cell>
          <table:table-cell table:formula="of:=[.B828]/[.A828]" office:value-type="float" office:value="0.00000108136433593597">
            <text:p>1.08136433594E-06</text:p>
          </table:table-cell>
          <table:table-cell/>
        </table:table-row>
        <table:table-row table:style-name="ro1">
          <table:table-cell office:value-type="float" office:value="221777480">
            <text:p>221777480</text:p>
          </table:table-cell>
          <table:table-cell office:value-type="float" office:value="239.6">
            <text:p>239.6</text:p>
          </table:table-cell>
          <table:table-cell table:formula="of:=[.B829]/[.A829]" office:value-type="float" office:value="0.00000108036217202937">
            <text:p>1.08036217203E-06</text:p>
          </table:table-cell>
          <table:table-cell/>
        </table:table-row>
        <table:table-row table:style-name="ro1">
          <table:table-cell office:value-type="float" office:value="222318543">
            <text:p>222318543</text:p>
          </table:table-cell>
          <table:table-cell office:value-type="float" office:value="239.5">
            <text:p>239.5</text:p>
          </table:table-cell>
          <table:table-cell table:formula="of:=[.B830]/[.A830]" office:value-type="float" office:value="0.00000107728305866056">
            <text:p>1.07728305866E-06</text:p>
          </table:table-cell>
          <table:table-cell/>
        </table:table-row>
        <table:table-row table:style-name="ro1">
          <table:table-cell office:value-type="float" office:value="222672916">
            <text:p>222672916</text:p>
          </table:table-cell>
          <table:table-cell office:value-type="float" office:value="239.5">
            <text:p>239.5</text:p>
          </table:table-cell>
          <table:table-cell table:formula="of:=[.B831]/[.A831]" office:value-type="float" office:value="0.00000107556861562814">
            <text:p>1.07556861563E-06</text:p>
          </table:table-cell>
          <table:table-cell/>
        </table:table-row>
        <table:table-row table:style-name="ro1">
          <table:table-cell office:value-type="float" office:value="222965728">
            <text:p>222965728</text:p>
          </table:table-cell>
          <table:table-cell office:value-type="float" office:value="239.5">
            <text:p>239.5</text:p>
          </table:table-cell>
          <table:table-cell table:formula="of:=[.B832]/[.A832]" office:value-type="float" office:value="0.00000107415611425268">
            <text:p>1.07415611425E-06</text:p>
          </table:table-cell>
          <table:table-cell/>
        </table:table-row>
        <table:table-row table:style-name="ro1">
          <table:table-cell office:value-type="float" office:value="222813574">
            <text:p>222813574</text:p>
          </table:table-cell>
          <table:table-cell office:value-type="float" office:value="239.6">
            <text:p>239.6</text:p>
          </table:table-cell>
          <table:table-cell table:formula="of:=[.B833]/[.A833]" office:value-type="float" office:value="0.00000107533843517092">
            <text:p>1.07533843517E-06</text:p>
          </table:table-cell>
          <table:table-cell/>
        </table:table-row>
        <table:table-row table:style-name="ro1">
          <table:table-cell office:value-type="float" office:value="222746017">
            <text:p>222746017</text:p>
          </table:table-cell>
          <table:table-cell office:value-type="float" office:value="239.6">
            <text:p>239.6</text:p>
          </table:table-cell>
          <table:table-cell table:formula="of:=[.B834]/[.A834]" office:value-type="float" office:value="0.00000107566457630531">
            <text:p>1.07566457631E-06</text:p>
          </table:table-cell>
          <table:table-cell/>
        </table:table-row>
        <table:table-row table:style-name="ro1">
          <table:table-cell office:value-type="float" office:value="222641144">
            <text:p>222641144</text:p>
          </table:table-cell>
          <table:table-cell office:value-type="float" office:value="239.4">
            <text:p>239.4</text:p>
          </table:table-cell>
          <table:table-cell table:formula="of:=[.B835]/[.A835]" office:value-type="float" office:value="0.00000107527295134632">
            <text:p>1.07527295135E-06</text:p>
          </table:table-cell>
          <table:table-cell/>
        </table:table-row>
        <table:table-row table:style-name="ro1">
          <table:table-cell office:value-type="float" office:value="222626878">
            <text:p>222626878</text:p>
          </table:table-cell>
          <table:table-cell office:value-type="float" office:value="239.7">
            <text:p>239.7</text:p>
          </table:table-cell>
          <table:table-cell table:formula="of:=[.B836]/[.A836]" office:value-type="float" office:value="0.00000107668940135791">
            <text:p>1.07668940136E-06</text:p>
          </table:table-cell>
          <table:table-cell/>
        </table:table-row>
        <table:table-row table:style-name="ro1">
          <table:table-cell office:value-type="float" office:value="222646778">
            <text:p>222646778</text:p>
          </table:table-cell>
          <table:table-cell office:value-type="float" office:value="239.7">
            <text:p>239.7</text:p>
          </table:table-cell>
          <table:table-cell table:formula="of:=[.B837]/[.A837]" office:value-type="float" office:value="0.00000107659316767656">
            <text:p>1.07659316768E-06</text:p>
          </table:table-cell>
          <table:table-cell/>
        </table:table-row>
        <table:table-row table:style-name="ro1">
          <table:table-cell office:value-type="float" office:value="222872386">
            <text:p>222872386</text:p>
          </table:table-cell>
          <table:table-cell office:value-type="float" office:value="239.5">
            <text:p>239.5</text:p>
          </table:table-cell>
          <table:table-cell table:formula="of:=[.B838]/[.A838]" office:value-type="float" office:value="0.00000107460598550778">
            <text:p>1.07460598551E-06</text:p>
          </table:table-cell>
          <table:table-cell/>
        </table:table-row>
        <table:table-row table:style-name="ro1">
          <table:table-cell office:value-type="float" office:value="222936288">
            <text:p>222936288</text:p>
          </table:table-cell>
          <table:table-cell office:value-type="float" office:value="239.5">
            <text:p>239.5</text:p>
          </table:table-cell>
          <table:table-cell table:formula="of:=[.B839]/[.A839]" office:value-type="float" office:value="0.0000010742979626538">
            <text:p>1.07429796265E-06</text:p>
          </table:table-cell>
          <table:table-cell/>
        </table:table-row>
        <table:table-row table:style-name="ro1">
          <table:table-cell office:value-type="float" office:value="222894561">
            <text:p>222894561</text:p>
          </table:table-cell>
          <table:table-cell office:value-type="float" office:value="240.2">
            <text:p>240.2</text:p>
          </table:table-cell>
          <table:table-cell table:formula="of:=[.B840]/[.A840]" office:value-type="float" office:value="0.00000107763957506348">
            <text:p>1.07763957506E-06</text:p>
          </table:table-cell>
          <table:table-cell/>
        </table:table-row>
        <table:table-row table:style-name="ro1">
          <table:table-cell office:value-type="float" office:value="222796595">
            <text:p>222796595</text:p>
          </table:table-cell>
          <table:table-cell office:value-type="float" office:value="240.5">
            <text:p>240.5</text:p>
          </table:table-cell>
          <table:table-cell table:formula="of:=[.B841]/[.A841]" office:value-type="float" office:value="0.00000107945994417015">
            <text:p>1.07945994417E-06</text:p>
          </table:table-cell>
          <table:table-cell/>
        </table:table-row>
        <table:table-row table:style-name="ro1">
          <table:table-cell office:value-type="float" office:value="222524330">
            <text:p>222524330</text:p>
          </table:table-cell>
          <table:table-cell office:value-type="float" office:value="240.3">
            <text:p>240.3</text:p>
          </table:table-cell>
          <table:table-cell table:formula="of:=[.B842]/[.A842]" office:value-type="float" office:value="0.00000107988191673243">
            <text:p>1.07988191673E-06</text:p>
          </table:table-cell>
          <table:table-cell/>
        </table:table-row>
        <table:table-row table:style-name="ro1">
          <table:table-cell office:value-type="float" office:value="222464246">
            <text:p>222464246</text:p>
          </table:table-cell>
          <table:table-cell office:value-type="float" office:value="240.6">
            <text:p>240.6</text:p>
          </table:table-cell>
          <table:table-cell table:formula="of:=[.B843]/[.A843]" office:value-type="float" office:value="0.00000108152210670294">
            <text:p>1.08152210670E-06</text:p>
          </table:table-cell>
          <table:table-cell/>
        </table:table-row>
        <table:table-row table:style-name="ro1">
          <table:table-cell office:value-type="float" office:value="222452092">
            <text:p>222452092</text:p>
          </table:table-cell>
          <table:table-cell office:value-type="float" office:value="240.7">
            <text:p>240.7</text:p>
          </table:table-cell>
          <table:table-cell table:formula="of:=[.B844]/[.A844]" office:value-type="float" office:value="0.00000108203073226212">
            <text:p>1.08203073226E-06</text:p>
          </table:table-cell>
          <table:table-cell/>
        </table:table-row>
        <table:table-row table:style-name="ro1">
          <table:table-cell office:value-type="float" office:value="222362560">
            <text:p>222362560</text:p>
          </table:table-cell>
          <table:table-cell office:value-type="float" office:value="240.8">
            <text:p>240.8</text:p>
          </table:table-cell>
          <table:table-cell table:formula="of:=[.B845]/[.A845]" office:value-type="float" office:value="0.00000108291611681391">
            <text:p>1.08291611681E-06</text:p>
          </table:table-cell>
          <table:table-cell/>
        </table:table-row>
        <table:table-row table:style-name="ro1">
          <table:table-cell office:value-type="float" office:value="222466484">
            <text:p>222466484</text:p>
          </table:table-cell>
          <table:table-cell office:value-type="float" office:value="240.9">
            <text:p>240.9</text:p>
          </table:table-cell>
          <table:table-cell table:formula="of:=[.B846]/[.A846]" office:value-type="float" office:value="0.00000108285974439188">
            <text:p>1.08285974439E-06</text:p>
          </table:table-cell>
          <table:table-cell/>
        </table:table-row>
        <table:table-row table:style-name="ro1">
          <table:table-cell office:value-type="float" office:value="222528753">
            <text:p>222528753</text:p>
          </table:table-cell>
          <table:table-cell office:value-type="float" office:value="240.7">
            <text:p>240.7</text:p>
          </table:table-cell>
          <table:table-cell table:formula="of:=[.B847]/[.A847]" office:value-type="float" office:value="0.00000108165797343052">
            <text:p>1.08165797343E-06</text:p>
          </table:table-cell>
          <table:table-cell/>
        </table:table-row>
        <table:table-row table:style-name="ro1">
          <table:table-cell office:value-type="float" office:value="222636471">
            <text:p>222636471</text:p>
          </table:table-cell>
          <table:table-cell office:value-type="float" office:value="240.7">
            <text:p>240.7</text:p>
          </table:table-cell>
          <table:table-cell table:formula="of:=[.B848]/[.A848]" office:value-type="float" office:value="0.0000010811346358432">
            <text:p>1.08113463584E-06</text:p>
          </table:table-cell>
          <table:table-cell/>
        </table:table-row>
        <table:table-row table:style-name="ro1">
          <table:table-cell office:value-type="float" office:value="222640197">
            <text:p>222640197</text:p>
          </table:table-cell>
          <table:table-cell office:value-type="float" office:value="240.6">
            <text:p>240.6</text:p>
          </table:table-cell>
          <table:table-cell table:formula="of:=[.B849]/[.A849]" office:value-type="float" office:value="0.00000108066738730024">
            <text:p>1.08066738730E-06</text:p>
          </table:table-cell>
          <table:table-cell/>
        </table:table-row>
        <table:table-row table:style-name="ro1">
          <table:table-cell office:value-type="float" office:value="222566683">
            <text:p>222566683</text:p>
          </table:table-cell>
          <table:table-cell office:value-type="float" office:value="240.6">
            <text:p>240.6</text:p>
          </table:table-cell>
          <table:table-cell table:formula="of:=[.B850]/[.A850]" office:value-type="float" office:value="0.00000108102433282883">
            <text:p>1.08102433283E-06</text:p>
          </table:table-cell>
          <table:table-cell/>
        </table:table-row>
        <table:table-row table:style-name="ro1">
          <table:table-cell office:value-type="float" office:value="222609057">
            <text:p>222609057</text:p>
          </table:table-cell>
          <table:table-cell office:value-type="float" office:value="240.9">
            <text:p>240.9</text:p>
          </table:table-cell>
          <table:table-cell table:formula="of:=[.B851]/[.A851]" office:value-type="float" office:value="0.00000108216621213215">
            <text:p>1.08216621213E-06</text:p>
          </table:table-cell>
          <table:table-cell/>
        </table:table-row>
        <table:table-row table:style-name="ro1">
          <table:table-cell office:value-type="float" office:value="222577793">
            <text:p>222577793</text:p>
          </table:table-cell>
          <table:table-cell office:value-type="float" office:value="240.9">
            <text:p>240.9</text:p>
          </table:table-cell>
          <table:table-cell table:formula="of:=[.B852]/[.A852]" office:value-type="float" office:value="0.00000108231821671446">
            <text:p>1.08231821671E-06</text:p>
          </table:table-cell>
          <table:table-cell/>
        </table:table-row>
        <table:table-row table:style-name="ro1">
          <table:table-cell office:value-type="float" office:value="222383773">
            <text:p>222383773</text:p>
          </table:table-cell>
          <table:table-cell office:value-type="float" office:value="240.8">
            <text:p>240.8</text:p>
          </table:table-cell>
          <table:table-cell table:formula="of:=[.B853]/[.A853]" office:value-type="float" office:value="0.00000108281281836153">
            <text:p>1.08281281836E-06</text:p>
          </table:table-cell>
          <table:table-cell/>
        </table:table-row>
        <table:table-row table:style-name="ro1">
          <table:table-cell office:value-type="float" office:value="222368848">
            <text:p>222368848</text:p>
          </table:table-cell>
          <table:table-cell office:value-type="float" office:value="240.8">
            <text:p>240.8</text:p>
          </table:table-cell>
          <table:table-cell table:formula="of:=[.B854]/[.A854]" office:value-type="float" office:value="0.00000108288549482435">
            <text:p>1.08288549482E-06</text:p>
          </table:table-cell>
          <table:table-cell/>
        </table:table-row>
        <table:table-row table:style-name="ro1">
          <table:table-cell office:value-type="float" office:value="222822243">
            <text:p>222822243</text:p>
          </table:table-cell>
          <table:table-cell office:value-type="float" office:value="240.8">
            <text:p>240.8</text:p>
          </table:table-cell>
          <table:table-cell table:formula="of:=[.B855]/[.A855]" office:value-type="float" office:value="0.00000108068205740124">
            <text:p>1.08068205740E-06</text:p>
          </table:table-cell>
          <table:table-cell/>
        </table:table-row>
        <table:table-row table:style-name="ro1">
          <table:table-cell office:value-type="float" office:value="223264690">
            <text:p>223264690</text:p>
          </table:table-cell>
          <table:table-cell office:value-type="float" office:value="240.6">
            <text:p>240.6</text:p>
          </table:table-cell>
          <table:table-cell table:formula="of:=[.B856]/[.A856]" office:value-type="float" office:value="0.00000107764465576711">
            <text:p>1.07764465577E-06</text:p>
          </table:table-cell>
          <table:table-cell/>
        </table:table-row>
        <table:table-row table:style-name="ro1">
          <table:table-cell office:value-type="float" office:value="223151689">
            <text:p>223151689</text:p>
          </table:table-cell>
          <table:table-cell office:value-type="float" office:value="240.5">
            <text:p>240.5</text:p>
          </table:table-cell>
          <table:table-cell table:formula="of:=[.B857]/[.A857]" office:value-type="float" office:value="0.0000010777422347899">
            <text:p>1.07774223479E-06</text:p>
          </table:table-cell>
          <table:table-cell/>
        </table:table-row>
        <table:table-row table:style-name="ro1">
          <table:table-cell office:value-type="float" office:value="223329913">
            <text:p>223329913</text:p>
          </table:table-cell>
          <table:table-cell office:value-type="float" office:value="240.9">
            <text:p>240.9</text:p>
          </table:table-cell>
          <table:table-cell table:formula="of:=[.B858]/[.A858]" office:value-type="float" office:value="0.00000107867323621803">
            <text:p>1.07867323622E-06</text:p>
          </table:table-cell>
          <table:table-cell/>
        </table:table-row>
        <table:table-row table:style-name="ro1">
          <table:table-cell office:value-type="float" office:value="223506413">
            <text:p>223506413</text:p>
          </table:table-cell>
          <table:table-cell office:value-type="float" office:value="241">
            <text:p>241</text:p>
          </table:table-cell>
          <table:table-cell table:formula="of:=[.B859]/[.A859]" office:value-type="float" office:value="0.00000107826883696621">
            <text:p>1.07826883697E-06</text:p>
          </table:table-cell>
          <table:table-cell/>
        </table:table-row>
        <table:table-row table:style-name="ro1">
          <table:table-cell office:value-type="float" office:value="223721311">
            <text:p>223721311</text:p>
          </table:table-cell>
          <table:table-cell office:value-type="float" office:value="240.7">
            <text:p>240.7</text:p>
          </table:table-cell>
          <table:table-cell table:formula="of:=[.B860]/[.A860]" office:value-type="float" office:value="0.00000107589213975239">
            <text:p>1.07589213975E-06</text:p>
          </table:table-cell>
          <table:table-cell/>
        </table:table-row>
        <table:table-row table:style-name="ro1">
          <table:table-cell office:value-type="float" office:value="223747334">
            <text:p>223747334</text:p>
          </table:table-cell>
          <table:table-cell office:value-type="float" office:value="240.7">
            <text:p>240.7</text:p>
          </table:table-cell>
          <table:table-cell table:formula="of:=[.B861]/[.A861]" office:value-type="float" office:value="0.00000107576700779818">
            <text:p>1.07576700780E-06</text:p>
          </table:table-cell>
          <table:table-cell/>
        </table:table-row>
        <table:table-row table:style-name="ro1">
          <table:table-cell office:value-type="float" office:value="223792188">
            <text:p>223792188</text:p>
          </table:table-cell>
          <table:table-cell office:value-type="float" office:value="240.9">
            <text:p>240.9</text:p>
          </table:table-cell>
          <table:table-cell table:formula="of:=[.B862]/[.A862]" office:value-type="float" office:value="0.00000107644508127335">
            <text:p>1.07644508127E-06</text:p>
          </table:table-cell>
          <table:table-cell/>
        </table:table-row>
        <table:table-row table:style-name="ro1">
          <table:table-cell office:value-type="float" office:value="223645687">
            <text:p>223645687</text:p>
          </table:table-cell>
          <table:table-cell office:value-type="float" office:value="240.9">
            <text:p>240.9</text:p>
          </table:table-cell>
          <table:table-cell table:formula="of:=[.B863]/[.A863]" office:value-type="float" office:value="0.00000107715021573387">
            <text:p>1.07715021573E-06</text:p>
          </table:table-cell>
          <table:table-cell/>
        </table:table-row>
        <table:table-row table:style-name="ro1">
          <table:table-cell office:value-type="float" office:value="223358566">
            <text:p>223358566</text:p>
          </table:table-cell>
          <table:table-cell office:value-type="float" office:value="241.1">
            <text:p>241.1</text:p>
          </table:table-cell>
          <table:table-cell table:formula="of:=[.B864]/[.A864]" office:value-type="float" office:value="0.00000107943028251713">
            <text:p>1.07943028252E-06</text:p>
          </table:table-cell>
          <table:table-cell/>
        </table:table-row>
        <table:table-row table:style-name="ro1">
          <table:table-cell office:value-type="float" office:value="223281247">
            <text:p>223281247</text:p>
          </table:table-cell>
          <table:table-cell office:value-type="float" office:value="241.1">
            <text:p>241.1</text:p>
          </table:table-cell>
          <table:table-cell table:formula="of:=[.B865]/[.A865]" office:value-type="float" office:value="0.00000107980407329058">
            <text:p>1.07980407329E-06</text:p>
          </table:table-cell>
          <table:table-cell/>
        </table:table-row>
        <table:table-row table:style-name="ro1">
          <table:table-cell office:value-type="float" office:value="223497167">
            <text:p>223497167</text:p>
          </table:table-cell>
          <table:table-cell office:value-type="float" office:value="240.6">
            <text:p>240.6</text:p>
          </table:table-cell>
          <table:table-cell table:formula="of:=[.B866]/[.A866]" office:value-type="float" office:value="0.00000107652371271444">
            <text:p>1.07652371271E-06</text:p>
          </table:table-cell>
          <table:table-cell/>
        </table:table-row>
        <table:table-row table:style-name="ro1">
          <table:table-cell office:value-type="float" office:value="223834452">
            <text:p>223834452</text:p>
          </table:table-cell>
          <table:table-cell office:value-type="float" office:value="240.5">
            <text:p>240.5</text:p>
          </table:table-cell>
          <table:table-cell table:formula="of:=[.B867]/[.A867]" office:value-type="float" office:value="0.00000107445479393851">
            <text:p>1.07445479394E-06</text:p>
          </table:table-cell>
          <table:table-cell/>
        </table:table-row>
        <table:table-row table:style-name="ro1">
          <table:table-cell office:value-type="float" office:value="223825081">
            <text:p>223825081</text:p>
          </table:table-cell>
          <table:table-cell office:value-type="float" office:value="240.4">
            <text:p>240.4</text:p>
          </table:table-cell>
          <table:table-cell table:formula="of:=[.B868]/[.A868]" office:value-type="float" office:value="0.00000107405300123626">
            <text:p>1.07405300124E-06</text:p>
          </table:table-cell>
          <table:table-cell/>
        </table:table-row>
        <table:table-row table:style-name="ro1">
          <table:table-cell office:value-type="float" office:value="223601108">
            <text:p>223601108</text:p>
          </table:table-cell>
          <table:table-cell office:value-type="float" office:value="240.5">
            <text:p>240.5</text:p>
          </table:table-cell>
          <table:table-cell table:formula="of:=[.B869]/[.A869]" office:value-type="float" office:value="0.0000010755760655712">
            <text:p>1.07557606557E-06</text:p>
          </table:table-cell>
          <table:table-cell/>
        </table:table-row>
        <table:table-row table:style-name="ro1">
          <table:table-cell office:value-type="float" office:value="223396933">
            <text:p>223396933</text:p>
          </table:table-cell>
          <table:table-cell office:value-type="float" office:value="240.7">
            <text:p>240.7</text:p>
          </table:table-cell>
          <table:table-cell table:formula="of:=[.B870]/[.A870]" office:value-type="float" office:value="0.00000107745436236584">
            <text:p>1.07745436237E-06</text:p>
          </table:table-cell>
          <table:table-cell/>
        </table:table-row>
        <table:table-row table:style-name="ro1">
          <table:table-cell office:value-type="float" office:value="223365111">
            <text:p>223365111</text:p>
          </table:table-cell>
          <table:table-cell office:value-type="float" office:value="240.8">
            <text:p>240.8</text:p>
          </table:table-cell>
          <table:table-cell table:formula="of:=[.B871]/[.A871]" office:value-type="float" office:value="0.00000107805556078989">
            <text:p>1.07805556079E-06</text:p>
          </table:table-cell>
          <table:table-cell/>
        </table:table-row>
        <table:table-row table:style-name="ro1">
          <table:table-cell office:value-type="float" office:value="223701484">
            <text:p>223701484</text:p>
          </table:table-cell>
          <table:table-cell office:value-type="float" office:value="240.8">
            <text:p>240.8</text:p>
          </table:table-cell>
          <table:table-cell table:formula="of:=[.B872]/[.A872]" office:value-type="float" office:value="0.00000107643452199897">
            <text:p>1.07643452200E-06</text:p>
          </table:table-cell>
          <table:table-cell/>
        </table:table-row>
        <table:table-row table:style-name="ro1">
          <table:table-cell office:value-type="float" office:value="223888053">
            <text:p>223888053</text:p>
          </table:table-cell>
          <table:table-cell office:value-type="float" office:value="240.7">
            <text:p>240.7</text:p>
          </table:table-cell>
          <table:table-cell table:formula="of:=[.B873]/[.A873]" office:value-type="float" office:value="0.00000107509086248564">
            <text:p>1.07509086249E-06</text:p>
          </table:table-cell>
          <table:table-cell/>
        </table:table-row>
        <table:table-row table:style-name="ro1">
          <table:table-cell office:value-type="float" office:value="223810453">
            <text:p>223810453</text:p>
          </table:table-cell>
          <table:table-cell office:value-type="float" office:value="240.9">
            <text:p>240.9</text:p>
          </table:table-cell>
          <table:table-cell table:formula="of:=[.B874]/[.A874]" office:value-type="float" office:value="0.00000107635723341304">
            <text:p>1.07635723341E-06</text:p>
          </table:table-cell>
          <table:table-cell/>
        </table:table-row>
        <table:table-row table:style-name="ro1">
          <table:table-cell office:value-type="float" office:value="223420605">
            <text:p>223420605</text:p>
          </table:table-cell>
          <table:table-cell office:value-type="float" office:value="240.9">
            <text:p>240.9</text:p>
          </table:table-cell>
          <table:table-cell table:formula="of:=[.B875]/[.A875]" office:value-type="float" office:value="0.00000107823537582847">
            <text:p>1.07823537583E-06</text:p>
          </table:table-cell>
          <table:table-cell/>
        </table:table-row>
        <table:table-row table:style-name="ro1">
          <table:table-cell office:value-type="float" office:value="223387842">
            <text:p>223387842</text:p>
          </table:table-cell>
          <table:table-cell office:value-type="float" office:value="240.9">
            <text:p>240.9</text:p>
          </table:table-cell>
          <table:table-cell table:formula="of:=[.B876]/[.A876]" office:value-type="float" office:value="0.00000107839351436145">
            <text:p>1.07839351436E-06</text:p>
          </table:table-cell>
          <table:table-cell/>
        </table:table-row>
        <table:table-row table:style-name="ro1">
          <table:table-cell office:value-type="float" office:value="223703478">
            <text:p>223703478</text:p>
          </table:table-cell>
          <table:table-cell office:value-type="float" office:value="241">
            <text:p>241</text:p>
          </table:table-cell>
          <table:table-cell table:formula="of:=[.B877]/[.A877]" office:value-type="float" office:value="0.00000107731896774533">
            <text:p>1.07731896775E-06</text:p>
          </table:table-cell>
          <table:table-cell/>
        </table:table-row>
        <table:table-row table:style-name="ro1">
          <table:table-cell office:value-type="float" office:value="223925578">
            <text:p>223925578</text:p>
          </table:table-cell>
          <table:table-cell office:value-type="float" office:value="241.3">
            <text:p>241.3</text:p>
          </table:table-cell>
          <table:table-cell table:formula="of:=[.B878]/[.A878]" office:value-type="float" office:value="0.00000107759016256732">
            <text:p>1.07759016257E-06</text:p>
          </table:table-cell>
          <table:table-cell/>
        </table:table-row>
        <table:table-row table:style-name="ro1">
          <table:table-cell office:value-type="float" office:value="223794261">
            <text:p>223794261</text:p>
          </table:table-cell>
          <table:table-cell office:value-type="float" office:value="241.3">
            <text:p>241.3</text:p>
          </table:table-cell>
          <table:table-cell table:formula="of:=[.B879]/[.A879]" office:value-type="float" office:value="0.00000107822246612481">
            <text:p>1.07822246612E-06</text:p>
          </table:table-cell>
          <table:table-cell/>
        </table:table-row>
        <table:table-row table:style-name="ro1">
          <table:table-cell office:value-type="float" office:value="223624590">
            <text:p>223624590</text:p>
          </table:table-cell>
          <table:table-cell office:value-type="float" office:value="241.2">
            <text:p>241.2</text:p>
          </table:table-cell>
          <table:table-cell table:formula="of:=[.B880]/[.A880]" office:value-type="float" office:value="0.00000107859336936068">
            <text:p>1.07859336936E-06</text:p>
          </table:table-cell>
          <table:table-cell/>
        </table:table-row>
        <table:table-row table:style-name="ro1">
          <table:table-cell office:value-type="float" office:value="223316160">
            <text:p>223316160</text:p>
          </table:table-cell>
          <table:table-cell office:value-type="float" office:value="241.2">
            <text:p>241.2</text:p>
          </table:table-cell>
          <table:table-cell table:formula="of:=[.B881]/[.A881]" office:value-type="float" office:value="0.00000108008305355063">
            <text:p>1.08008305355E-06</text:p>
          </table:table-cell>
          <table:table-cell/>
        </table:table-row>
        <table:table-row table:style-name="ro1">
          <table:table-cell office:value-type="float" office:value="223404113">
            <text:p>223404113</text:p>
          </table:table-cell>
          <table:table-cell office:value-type="float" office:value="241.3">
            <text:p>241.3</text:p>
          </table:table-cell>
          <table:table-cell table:formula="of:=[.B882]/[.A882]" office:value-type="float" office:value="0.00000108010544998337">
            <text:p>1.08010544998E-06</text:p>
          </table:table-cell>
          <table:table-cell/>
        </table:table-row>
        <table:table-row table:style-name="ro1">
          <table:table-cell office:value-type="float" office:value="223451472">
            <text:p>223451472</text:p>
          </table:table-cell>
          <table:table-cell office:value-type="float" office:value="241.3">
            <text:p>241.3</text:p>
          </table:table-cell>
          <table:table-cell table:formula="of:=[.B883]/[.A883]" office:value-type="float" office:value="0.00000107987652907473">
            <text:p>1.07987652907E-06</text:p>
          </table:table-cell>
          <table:table-cell/>
        </table:table-row>
        <table:table-row table:style-name="ro1">
          <table:table-cell office:value-type="float" office:value="223396446">
            <text:p>223396446</text:p>
          </table:table-cell>
          <table:table-cell office:value-type="float" office:value="243">
            <text:p>243</text:p>
          </table:table-cell>
          <table:table-cell table:formula="of:=[.B884]/[.A884]" office:value-type="float" office:value="0.00000108775230918401">
            <text:p>1.08775230918E-06</text:p>
          </table:table-cell>
          <table:table-cell/>
        </table:table-row>
        <table:table-row table:style-name="ro1">
          <table:table-cell office:value-type="float" office:value="223310690">
            <text:p>223310690</text:p>
          </table:table-cell>
          <table:table-cell office:value-type="float" office:value="243">
            <text:p>243</text:p>
          </table:table-cell>
          <table:table-cell table:formula="of:=[.B885]/[.A885]" office:value-type="float" office:value="0.0000010881700289404">
            <text:p>1.08817002894E-06</text:p>
          </table:table-cell>
          <table:table-cell/>
        </table:table-row>
        <table:table-row table:style-name="ro1">
          <table:table-cell office:value-type="float" office:value="223344277">
            <text:p>223344277</text:p>
          </table:table-cell>
          <table:table-cell office:value-type="float" office:value="243">
            <text:p>243</text:p>
          </table:table-cell>
          <table:table-cell table:formula="of:=[.B886]/[.A886]" office:value-type="float" office:value="0.00000108800638755566">
            <text:p>1.08800638756E-06</text:p>
          </table:table-cell>
          <table:table-cell/>
        </table:table-row>
        <table:table-row table:style-name="ro1">
          <table:table-cell office:value-type="float" office:value="223436609">
            <text:p>223436609</text:p>
          </table:table-cell>
          <table:table-cell office:value-type="float" office:value="242.9">
            <text:p>242.9</text:p>
          </table:table-cell>
          <table:table-cell table:formula="of:=[.B887]/[.A887]" office:value-type="float" office:value="0.00000108710923016201">
            <text:p>1.08710923016E-06</text:p>
          </table:table-cell>
          <table:table-cell/>
        </table:table-row>
        <table:table-row table:style-name="ro1">
          <table:table-cell office:value-type="float" office:value="223596465">
            <text:p>223596465</text:p>
          </table:table-cell>
          <table:table-cell office:value-type="float" office:value="243.2">
            <text:p>243.2</text:p>
          </table:table-cell>
          <table:table-cell table:formula="of:=[.B888]/[.A888]" office:value-type="float" office:value="0.00000108767372507432">
            <text:p>1.08767372507E-06</text:p>
          </table:table-cell>
          <table:table-cell/>
        </table:table-row>
        <table:table-row table:style-name="ro1">
          <table:table-cell office:value-type="float" office:value="223793881">
            <text:p>223793881</text:p>
          </table:table-cell>
          <table:table-cell office:value-type="float" office:value="243">
            <text:p>243</text:p>
          </table:table-cell>
          <table:table-cell table:formula="of:=[.B889]/[.A889]" office:value-type="float" office:value="0.00000108582057254729">
            <text:p>1.08582057255E-06</text:p>
          </table:table-cell>
          <table:table-cell/>
        </table:table-row>
        <table:table-row table:style-name="ro1">
          <table:table-cell office:value-type="float" office:value="223777940">
            <text:p>223777940</text:p>
          </table:table-cell>
          <table:table-cell office:value-type="float" office:value="242.8">
            <text:p>242.8</text:p>
          </table:table-cell>
          <table:table-cell table:formula="of:=[.B890]/[.A890]" office:value-type="float" office:value="0.00000108500417869608">
            <text:p>1.08500417870E-06</text:p>
          </table:table-cell>
          <table:table-cell/>
        </table:table-row>
        <table:table-row table:style-name="ro1">
          <table:table-cell office:value-type="float" office:value="223617145">
            <text:p>223617145</text:p>
          </table:table-cell>
          <table:table-cell office:value-type="float" office:value="242.6">
            <text:p>242.6</text:p>
          </table:table-cell>
          <table:table-cell table:formula="of:=[.B891]/[.A891]" office:value-type="float" office:value="0.00000108488998014888">
            <text:p>1.08488998015E-06</text:p>
          </table:table-cell>
          <table:table-cell/>
        </table:table-row>
        <table:table-row table:style-name="ro1">
          <table:table-cell office:value-type="float" office:value="223540387">
            <text:p>223540387</text:p>
          </table:table-cell>
          <table:table-cell office:value-type="float" office:value="242.3">
            <text:p>242.3</text:p>
          </table:table-cell>
          <table:table-cell table:formula="of:=[.B892]/[.A892]" office:value-type="float" office:value="0.00000108392046400099">
            <text:p>1.08392046400E-06</text:p>
          </table:table-cell>
          <table:table-cell/>
        </table:table-row>
        <table:table-row table:style-name="ro1">
          <table:table-cell office:value-type="float" office:value="223788159">
            <text:p>223788159</text:p>
          </table:table-cell>
          <table:table-cell office:value-type="float" office:value="242.4">
            <text:p>242.4</text:p>
          </table:table-cell>
          <table:table-cell table:formula="of:=[.B893]/[.A893]" office:value-type="float" office:value="0.00000108316722870042">
            <text:p>1.08316722870E-06</text:p>
          </table:table-cell>
          <table:table-cell/>
        </table:table-row>
        <table:table-row table:style-name="ro1">
          <table:table-cell office:value-type="float" office:value="224069202">
            <text:p>224069202</text:p>
          </table:table-cell>
          <table:table-cell office:value-type="float" office:value="242.3">
            <text:p>242.3</text:p>
          </table:table-cell>
          <table:table-cell table:formula="of:=[.B894]/[.A894]" office:value-type="float" office:value="0.00000108136235518882">
            <text:p>1.08136235519E-06</text:p>
          </table:table-cell>
          <table:table-cell/>
        </table:table-row>
        <table:table-row table:style-name="ro1">
          <table:table-cell office:value-type="float" office:value="224157442">
            <text:p>224157442</text:p>
          </table:table-cell>
          <table:table-cell office:value-type="float" office:value="242.4">
            <text:p>242.4</text:p>
          </table:table-cell>
          <table:table-cell table:formula="of:=[.B895]/[.A895]" office:value-type="float" office:value="0.00000108138278986963">
            <text:p>1.08138278987E-06</text:p>
          </table:table-cell>
          <table:table-cell/>
        </table:table-row>
        <table:table-row table:style-name="ro1">
          <table:table-cell office:value-type="float" office:value="224112595">
            <text:p>224112595</text:p>
          </table:table-cell>
          <table:table-cell office:value-type="float" office:value="242.2">
            <text:p>242.2</text:p>
          </table:table-cell>
          <table:table-cell table:formula="of:=[.B896]/[.A896]" office:value-type="float" office:value="0.00000108070677598463">
            <text:p>1.08070677598E-06</text:p>
          </table:table-cell>
          <table:table-cell/>
        </table:table-row>
        <table:table-row table:style-name="ro1">
          <table:table-cell office:value-type="float" office:value="223978445">
            <text:p>223978445</text:p>
          </table:table-cell>
          <table:table-cell office:value-type="float" office:value="242.3">
            <text:p>242.3</text:p>
          </table:table-cell>
          <table:table-cell table:formula="of:=[.B897]/[.A897]" office:value-type="float" office:value="0.00000108180052772489">
            <text:p>1.08180052772E-06</text:p>
          </table:table-cell>
          <table:table-cell/>
        </table:table-row>
        <table:table-row table:style-name="ro1">
          <table:table-cell office:value-type="float" office:value="223915825">
            <text:p>223915825</text:p>
          </table:table-cell>
          <table:table-cell office:value-type="float" office:value="242.2">
            <text:p>242.2</text:p>
          </table:table-cell>
          <table:table-cell table:formula="of:=[.B898]/[.A898]" office:value-type="float" office:value="0.00000108165646621895">
            <text:p>1.08165646622E-06</text:p>
          </table:table-cell>
          <table:table-cell/>
        </table:table-row>
        <table:table-row table:style-name="ro1">
          <table:table-cell office:value-type="float" office:value="224923944">
            <text:p>224923944</text:p>
          </table:table-cell>
          <table:table-cell office:value-type="float" office:value="242.1">
            <text:p>242.1</text:p>
          </table:table-cell>
          <table:table-cell table:formula="of:=[.B899]/[.A899]" office:value-type="float" office:value="0.00000107636383968085">
            <text:p>1.07636383968E-06</text:p>
          </table:table-cell>
          <table:table-cell/>
        </table:table-row>
        <table:table-row table:style-name="ro1">
          <table:table-cell office:value-type="float" office:value="225412309">
            <text:p>225412309</text:p>
          </table:table-cell>
          <table:table-cell office:value-type="float" office:value="242.1">
            <text:p>242.1</text:p>
          </table:table-cell>
          <table:table-cell table:formula="of:=[.B900]/[.A900]" office:value-type="float" office:value="0.00000107403185333592">
            <text:p>1.07403185334E-06</text:p>
          </table:table-cell>
          <table:table-cell/>
        </table:table-row>
        <table:table-row table:style-name="ro1">
          <table:table-cell office:value-type="float" office:value="225733681">
            <text:p>225733681</text:p>
          </table:table-cell>
          <table:table-cell office:value-type="float" office:value="242.2">
            <text:p>242.2</text:p>
          </table:table-cell>
          <table:table-cell table:formula="of:=[.B901]/[.A901]" office:value-type="float" office:value="0.00000107294577808262">
            <text:p>1.07294577808E-06</text:p>
          </table:table-cell>
          <table:table-cell/>
        </table:table-row>
        <table:table-row table:style-name="ro1">
          <table:table-cell office:value-type="float" office:value="225632857">
            <text:p>225632857</text:p>
          </table:table-cell>
          <table:table-cell office:value-type="float" office:value="241.9">
            <text:p>241.9</text:p>
          </table:table-cell>
          <table:table-cell table:formula="of:=[.B902]/[.A902]" office:value-type="float" office:value="0.00000107209563011472">
            <text:p>1.07209563011E-06</text:p>
          </table:table-cell>
          <table:table-cell/>
        </table:table-row>
        <table:table-row table:style-name="ro1">
          <table:table-cell office:value-type="float" office:value="225666826">
            <text:p>225666826</text:p>
          </table:table-cell>
          <table:table-cell office:value-type="float" office:value="241.9">
            <text:p>241.9</text:p>
          </table:table-cell>
          <table:table-cell table:formula="of:=[.B903]/[.A903]" office:value-type="float" office:value="0.00000107193425053978">
            <text:p>1.07193425054E-06</text:p>
          </table:table-cell>
          <table:table-cell/>
        </table:table-row>
        <table:table-row table:style-name="ro1">
          <table:table-cell office:value-type="float" office:value="225576290">
            <text:p>225576290</text:p>
          </table:table-cell>
          <table:table-cell office:value-type="float" office:value="242.2">
            <text:p>242.2</text:p>
          </table:table-cell>
          <table:table-cell table:formula="of:=[.B904]/[.A904]" office:value-type="float" office:value="0.00000107369440290023">
            <text:p>1.07369440290E-06</text:p>
          </table:table-cell>
          <table:table-cell/>
        </table:table-row>
        <table:table-row table:style-name="ro1">
          <table:table-cell office:value-type="float" office:value="225377588">
            <text:p>225377588</text:p>
          </table:table-cell>
          <table:table-cell office:value-type="float" office:value="242.3">
            <text:p>242.3</text:p>
          </table:table-cell>
          <table:table-cell table:formula="of:=[.B905]/[.A905]" office:value-type="float" office:value="0.00000107508471516698">
            <text:p>1.07508471517E-06</text:p>
          </table:table-cell>
          <table:table-cell/>
        </table:table-row>
        <table:table-row table:style-name="ro1">
          <table:table-cell office:value-type="float" office:value="225273211">
            <text:p>225273211</text:p>
          </table:table-cell>
          <table:table-cell office:value-type="float" office:value="242.5">
            <text:p>242.5</text:p>
          </table:table-cell>
          <table:table-cell table:formula="of:=[.B906]/[.A906]" office:value-type="float" office:value="0.00000107647065056484">
            <text:p>1.07647065056E-06</text:p>
          </table:table-cell>
          <table:table-cell/>
        </table:table-row>
        <table:table-row table:style-name="ro1">
          <table:table-cell office:value-type="float" office:value="225085853">
            <text:p>225085853</text:p>
          </table:table-cell>
          <table:table-cell office:value-type="float" office:value="242.6">
            <text:p>242.6</text:p>
          </table:table-cell>
          <table:table-cell table:formula="of:=[.B907]/[.A907]" office:value-type="float" office:value="0.0000010778109630906">
            <text:p>1.07781096309E-06</text:p>
          </table:table-cell>
          <table:table-cell/>
        </table:table-row>
        <table:table-row table:style-name="ro1">
          <table:table-cell office:value-type="float" office:value="225152691">
            <text:p>225152691</text:p>
          </table:table-cell>
          <table:table-cell office:value-type="float" office:value="242.5">
            <text:p>242.5</text:p>
          </table:table-cell>
          <table:table-cell table:formula="of:=[.B908]/[.A908]" office:value-type="float" office:value="0.0000010770468650539">
            <text:p>1.07704686505E-06</text:p>
          </table:table-cell>
          <table:table-cell/>
        </table:table-row>
        <table:table-row table:style-name="ro1">
          <table:table-cell office:value-type="float" office:value="225179221">
            <text:p>225179221</text:p>
          </table:table-cell>
          <table:table-cell office:value-type="float" office:value="242.3">
            <text:p>242.3</text:p>
          </table:table-cell>
          <table:table-cell table:formula="of:=[.B909]/[.A909]" office:value-type="float" office:value="0.00000107603178891893">
            <text:p>1.07603178892E-06</text:p>
          </table:table-cell>
          <table:table-cell/>
        </table:table-row>
        <table:table-row table:style-name="ro1">
          <table:table-cell office:value-type="float" office:value="225151809">
            <text:p>225151809</text:p>
          </table:table-cell>
          <table:table-cell office:value-type="float" office:value="242">
            <text:p>242</text:p>
          </table:table-cell>
          <table:table-cell table:formula="of:=[.B910]/[.A910]" office:value-type="float" office:value="0.00000107483036034589">
            <text:p>1.07483036035E-06</text:p>
          </table:table-cell>
          <table:table-cell/>
        </table:table-row>
        <table:table-row table:style-name="ro1">
          <table:table-cell office:value-type="float" office:value="224918266">
            <text:p>224918266</text:p>
          </table:table-cell>
          <table:table-cell office:value-type="float" office:value="242">
            <text:p>242</text:p>
          </table:table-cell>
          <table:table-cell table:formula="of:=[.B911]/[.A911]" office:value-type="float" office:value="0.00000107594640623808">
            <text:p>1.07594640624E-06</text:p>
          </table:table-cell>
          <table:table-cell/>
        </table:table-row>
        <table:table-row table:style-name="ro1">
          <table:table-cell office:value-type="float" office:value="224742186">
            <text:p>224742186</text:p>
          </table:table-cell>
          <table:table-cell office:value-type="float" office:value="242">
            <text:p>242</text:p>
          </table:table-cell>
          <table:table-cell table:formula="of:=[.B912]/[.A912]" office:value-type="float" office:value="0.00000107678938390321">
            <text:p>1.07678938390E-06</text:p>
          </table:table-cell>
          <table:table-cell/>
        </table:table-row>
        <table:table-row table:style-name="ro1">
          <table:table-cell office:value-type="float" office:value="224748544">
            <text:p>224748544</text:p>
          </table:table-cell>
          <table:table-cell office:value-type="float" office:value="242">
            <text:p>242</text:p>
          </table:table-cell>
          <table:table-cell table:formula="of:=[.B913]/[.A913]" office:value-type="float" office:value="0.00000107675892218461">
            <text:p>1.07675892218E-06</text:p>
          </table:table-cell>
          <table:table-cell/>
        </table:table-row>
        <table:table-row table:style-name="ro1">
          <table:table-cell office:value-type="float" office:value="224821067">
            <text:p>224821067</text:p>
          </table:table-cell>
          <table:table-cell office:value-type="float" office:value="242.3">
            <text:p>242.3</text:p>
          </table:table-cell>
          <table:table-cell table:formula="of:=[.B914]/[.A914]" office:value-type="float" office:value="0.00000107774597475778">
            <text:p>1.07774597476E-06</text:p>
          </table:table-cell>
          <table:table-cell/>
        </table:table-row>
        <table:table-row table:style-name="ro1">
          <table:table-cell office:value-type="float" office:value="225008489">
            <text:p>225008489</text:p>
          </table:table-cell>
          <table:table-cell office:value-type="float" office:value="242.3">
            <text:p>242.3</text:p>
          </table:table-cell>
          <table:table-cell table:formula="of:=[.B915]/[.A915]" office:value-type="float" office:value="0.00000107684826060051">
            <text:p>1.07684826060E-06</text:p>
          </table:table-cell>
          <table:table-cell/>
        </table:table-row>
        <table:table-row table:style-name="ro1">
          <table:table-cell office:value-type="float" office:value="224968847">
            <text:p>224968847</text:p>
          </table:table-cell>
          <table:table-cell office:value-type="float" office:value="242.3">
            <text:p>242.3</text:p>
          </table:table-cell>
          <table:table-cell table:formula="of:=[.B916]/[.A916]" office:value-type="float" office:value="0.00000107703801317878">
            <text:p>1.07703801318E-06</text:p>
          </table:table-cell>
          <table:table-cell/>
        </table:table-row>
        <table:table-row table:style-name="ro1">
          <table:table-cell office:value-type="float" office:value="224887850">
            <text:p>224887850</text:p>
          </table:table-cell>
          <table:table-cell office:value-type="float" office:value="242.1">
            <text:p>242.1</text:p>
          </table:table-cell>
          <table:table-cell table:formula="of:=[.B917]/[.A917]" office:value-type="float" office:value="0.00000107653659368436">
            <text:p>1.07653659368E-06</text:p>
          </table:table-cell>
          <table:table-cell/>
        </table:table-row>
        <table:table-row table:style-name="ro1">
          <table:table-cell office:value-type="float" office:value="224539193">
            <text:p>224539193</text:p>
          </table:table-cell>
          <table:table-cell office:value-type="float" office:value="242.3">
            <text:p>242.3</text:p>
          </table:table-cell>
          <table:table-cell table:formula="of:=[.B918]/[.A918]" office:value-type="float" office:value="0.00000107909891704296">
            <text:p>1.07909891704E-06</text:p>
          </table:table-cell>
          <table:table-cell/>
        </table:table-row>
        <table:table-row table:style-name="ro1">
          <table:table-cell office:value-type="float" office:value="224713477">
            <text:p>224713477</text:p>
          </table:table-cell>
          <table:table-cell office:value-type="float" office:value="242.3">
            <text:p>242.3</text:p>
          </table:table-cell>
          <table:table-cell table:formula="of:=[.B919]/[.A919]" office:value-type="float" office:value="0.00000107826198604012">
            <text:p>1.07826198604E-06</text:p>
          </table:table-cell>
          <table:table-cell/>
        </table:table-row>
        <table:table-row table:style-name="ro1">
          <table:table-cell office:value-type="float" office:value="224854483">
            <text:p>224854483</text:p>
          </table:table-cell>
          <table:table-cell office:value-type="float" office:value="242.3">
            <text:p>242.3</text:p>
          </table:table-cell>
          <table:table-cell table:formula="of:=[.B920]/[.A920]" office:value-type="float" office:value="0.00000107758580912972">
            <text:p>1.07758580913E-06</text:p>
          </table:table-cell>
          <table:table-cell/>
        </table:table-row>
        <table:table-row table:style-name="ro1">
          <table:table-cell office:value-type="float" office:value="225046013">
            <text:p>225046013</text:p>
          </table:table-cell>
          <table:table-cell office:value-type="float" office:value="242.4">
            <text:p>242.4</text:p>
          </table:table-cell>
          <table:table-cell table:formula="of:=[.B921]/[.A921]" office:value-type="float" office:value="0.00000107711306131871">
            <text:p>1.07711306132E-06</text:p>
          </table:table-cell>
          <table:table-cell/>
        </table:table-row>
        <table:table-row table:style-name="ro1">
          <table:table-cell office:value-type="float" office:value="225287412">
            <text:p>225287412</text:p>
          </table:table-cell>
          <table:table-cell office:value-type="float" office:value="242.2">
            <text:p>242.2</text:p>
          </table:table-cell>
          <table:table-cell table:formula="of:=[.B922]/[.A922]" office:value-type="float" office:value="0.00000107507116287527">
            <text:p>1.07507116288E-06</text:p>
          </table:table-cell>
          <table:table-cell/>
        </table:table-row>
        <table:table-row table:style-name="ro1">
          <table:table-cell office:value-type="float" office:value="225340523">
            <text:p>225340523</text:p>
          </table:table-cell>
          <table:table-cell office:value-type="float" office:value="242.2">
            <text:p>242.2</text:p>
          </table:table-cell>
          <table:table-cell table:formula="of:=[.B923]/[.A923]" office:value-type="float" office:value="0.00000107481777700498">
            <text:p>1.07481777700E-06</text:p>
          </table:table-cell>
          <table:table-cell/>
        </table:table-row>
        <table:table-row table:style-name="ro1">
          <table:table-cell office:value-type="float" office:value="225109602">
            <text:p>225109602</text:p>
          </table:table-cell>
          <table:table-cell office:value-type="float" office:value="242.3">
            <text:p>242.3</text:p>
          </table:table-cell>
          <table:table-cell table:formula="of:=[.B924]/[.A924]" office:value-type="float" office:value="0.00000107636457017946">
            <text:p>1.07636457018E-06</text:p>
          </table:table-cell>
          <table:table-cell/>
        </table:table-row>
        <table:table-row table:style-name="ro1">
          <table:table-cell office:value-type="float" office:value="224815827">
            <text:p>224815827</text:p>
          </table:table-cell>
          <table:table-cell office:value-type="float" office:value="242.2">
            <text:p>242.2</text:p>
          </table:table-cell>
          <table:table-cell table:formula="of:=[.B925]/[.A925]" office:value-type="float" office:value="0.000001077326286285">
            <text:p>1.07732628629E-06</text:p>
          </table:table-cell>
          <table:table-cell/>
        </table:table-row>
        <table:table-row table:style-name="ro1">
          <table:table-cell office:value-type="float" office:value="224467659">
            <text:p>224467659</text:p>
          </table:table-cell>
          <table:table-cell office:value-type="float" office:value="242.3">
            <text:p>242.3</text:p>
          </table:table-cell>
          <table:table-cell table:formula="of:=[.B926]/[.A926]" office:value-type="float" office:value="0.00000107944280739347">
            <text:p>1.07944280739E-06</text:p>
          </table:table-cell>
          <table:table-cell/>
        </table:table-row>
        <table:table-row table:style-name="ro1">
          <table:table-cell office:value-type="float" office:value="224507514">
            <text:p>224507514</text:p>
          </table:table-cell>
          <table:table-cell office:value-type="float" office:value="242.2">
            <text:p>242.2</text:p>
          </table:table-cell>
          <table:table-cell table:formula="of:=[.B927]/[.A927]" office:value-type="float" office:value="0.00000107880576326724">
            <text:p>1.07880576327E-06</text:p>
          </table:table-cell>
          <table:table-cell/>
        </table:table-row>
        <table:table-row table:style-name="ro1">
          <table:table-cell office:value-type="float" office:value="224600892">
            <text:p>224600892</text:p>
          </table:table-cell>
          <table:table-cell office:value-type="float" office:value="242.3">
            <text:p>242.3</text:p>
          </table:table-cell>
          <table:table-cell table:formula="of:=[.B928]/[.A928]" office:value-type="float" office:value="0.00000107880248311748">
            <text:p>1.07880248312E-06</text:p>
          </table:table-cell>
          <table:table-cell/>
        </table:table-row>
        <table:table-row table:style-name="ro1">
          <table:table-cell office:value-type="float" office:value="224790173">
            <text:p>224790173</text:p>
          </table:table-cell>
          <table:table-cell office:value-type="float" office:value="242.3">
            <text:p>242.3</text:p>
          </table:table-cell>
          <table:table-cell table:formula="of:=[.B929]/[.A929]" office:value-type="float" office:value="0.00000107789409459639">
            <text:p>1.07789409460E-06</text:p>
          </table:table-cell>
          <table:table-cell/>
        </table:table-row>
        <table:table-row table:style-name="ro1">
          <table:table-cell office:value-type="float" office:value="225055415">
            <text:p>225055415</text:p>
          </table:table-cell>
          <table:table-cell office:value-type="float" office:value="242.5">
            <text:p>242.5</text:p>
          </table:table-cell>
          <table:table-cell table:formula="of:=[.B930]/[.A930]" office:value-type="float" office:value="0.0000010775123984464">
            <text:p>1.07751239845E-06</text:p>
          </table:table-cell>
          <table:table-cell/>
        </table:table-row>
        <table:table-row table:style-name="ro1">
          <table:table-cell office:value-type="float" office:value="225053084">
            <text:p>225053084</text:p>
          </table:table-cell>
          <table:table-cell office:value-type="float" office:value="242.4">
            <text:p>242.4</text:p>
          </table:table-cell>
          <table:table-cell table:formula="of:=[.B931]/[.A931]" office:value-type="float" office:value="0.0000010770792192299">
            <text:p>1.07707921923E-06</text:p>
          </table:table-cell>
          <table:table-cell/>
        </table:table-row>
        <table:table-row table:style-name="ro1">
          <table:table-cell office:value-type="float" office:value="224933334">
            <text:p>224933334</text:p>
          </table:table-cell>
          <table:table-cell office:value-type="float" office:value="242.5">
            <text:p>242.5</text:p>
          </table:table-cell>
          <table:table-cell table:formula="of:=[.B932]/[.A932]" office:value-type="float" office:value="0.00000107809721079402">
            <text:p>1.07809721079E-06</text:p>
          </table:table-cell>
          <table:table-cell/>
        </table:table-row>
        <table:table-row table:style-name="ro1">
          <table:table-cell office:value-type="float" office:value="224691893">
            <text:p>224691893</text:p>
          </table:table-cell>
          <table:table-cell office:value-type="float" office:value="242.5">
            <text:p>242.5</text:p>
          </table:table-cell>
          <table:table-cell table:formula="of:=[.B933]/[.A933]" office:value-type="float" office:value="0.00000107925567212165">
            <text:p>1.07925567212E-06</text:p>
          </table:table-cell>
          <table:table-cell/>
        </table:table-row>
        <table:table-row table:style-name="ro1">
          <table:table-cell office:value-type="float" office:value="224831644">
            <text:p>224831644</text:p>
          </table:table-cell>
          <table:table-cell office:value-type="float" office:value="242.5">
            <text:p>242.5</text:p>
          </table:table-cell>
          <table:table-cell table:formula="of:=[.B934]/[.A934]" office:value-type="float" office:value="0.00000107858482767666">
            <text:p>1.07858482768E-06</text:p>
          </table:table-cell>
          <table:table-cell/>
        </table:table-row>
        <table:table-row table:style-name="ro1">
          <table:table-cell office:value-type="float" office:value="224808868">
            <text:p>224808868</text:p>
          </table:table-cell>
          <table:table-cell office:value-type="float" office:value="242.7">
            <text:p>242.7</text:p>
          </table:table-cell>
          <table:table-cell table:formula="of:=[.B935]/[.A935]" office:value-type="float" office:value="0.00000107958374666964">
            <text:p>1.07958374667E-06</text:p>
          </table:table-cell>
          <table:table-cell/>
        </table:table-row>
        <table:table-row table:style-name="ro1">
          <table:table-cell office:value-type="float" office:value="224910172">
            <text:p>224910172</text:p>
          </table:table-cell>
          <table:table-cell office:value-type="float" office:value="242.7">
            <text:p>242.7</text:p>
          </table:table-cell>
          <table:table-cell table:formula="of:=[.B936]/[.A936]" office:value-type="float" office:value="0.00000107909748074889">
            <text:p>1.07909748075E-06</text:p>
          </table:table-cell>
          <table:table-cell/>
        </table:table-row>
        <table:table-row table:style-name="ro1">
          <table:table-cell office:value-type="float" office:value="225023526">
            <text:p>225023526</text:p>
          </table:table-cell>
          <table:table-cell office:value-type="float" office:value="242">
            <text:p>242</text:p>
          </table:table-cell>
          <table:table-cell table:formula="of:=[.B937]/[.A937]" office:value-type="float" office:value="0.00000107544310722426">
            <text:p>1.07544310722E-06</text:p>
          </table:table-cell>
          <table:table-cell/>
        </table:table-row>
        <table:table-row table:style-name="ro1">
          <table:table-cell office:value-type="float" office:value="225032114">
            <text:p>225032114</text:p>
          </table:table-cell>
          <table:table-cell office:value-type="float" office:value="241.9">
            <text:p>241.9</text:p>
          </table:table-cell>
          <table:table-cell table:formula="of:=[.B938]/[.A938]" office:value-type="float" office:value="0.00000107495768359533">
            <text:p>1.07495768360E-06</text:p>
          </table:table-cell>
          <table:table-cell/>
        </table:table-row>
        <table:table-row table:style-name="ro1">
          <table:table-cell office:value-type="float" office:value="225068456">
            <text:p>225068456</text:p>
          </table:table-cell>
          <table:table-cell office:value-type="float" office:value="241.9">
            <text:p>241.9</text:p>
          </table:table-cell>
          <table:table-cell table:formula="of:=[.B939]/[.A939]" office:value-type="float" office:value="0.00000107478410924008">
            <text:p>1.07478410924E-06</text:p>
          </table:table-cell>
          <table:table-cell/>
        </table:table-row>
        <table:table-row table:style-name="ro1">
          <table:table-cell office:value-type="float" office:value="225016194">
            <text:p>225016194</text:p>
          </table:table-cell>
          <table:table-cell office:value-type="float" office:value="241.8">
            <text:p>241.8</text:p>
          </table:table-cell>
          <table:table-cell table:formula="of:=[.B940]/[.A940]" office:value-type="float" office:value="0.00000107458932489099">
            <text:p>1.07458932489E-06</text:p>
          </table:table-cell>
          <table:table-cell/>
        </table:table-row>
        <table:table-row table:style-name="ro1">
          <table:table-cell office:value-type="float" office:value="224884961">
            <text:p>224884961</text:p>
          </table:table-cell>
          <table:table-cell office:value-type="float" office:value="241.8">
            <text:p>241.8</text:p>
          </table:table-cell>
          <table:table-cell table:formula="of:=[.B941]/[.A941]" office:value-type="float" office:value="0.00000107521640809053">
            <text:p>1.07521640809E-06</text:p>
          </table:table-cell>
          <table:table-cell/>
        </table:table-row>
        <table:table-row table:style-name="ro1">
          <table:table-cell office:value-type="float" office:value="224770058">
            <text:p>224770058</text:p>
          </table:table-cell>
          <table:table-cell office:value-type="float" office:value="241.7">
            <text:p>241.7</text:p>
          </table:table-cell>
          <table:table-cell table:formula="of:=[.B942]/[.A942]" office:value-type="float" office:value="0.00000107532116221637">
            <text:p>1.07532116222E-06</text:p>
          </table:table-cell>
          <table:table-cell/>
        </table:table-row>
        <table:table-row table:style-name="ro1">
          <table:table-cell office:value-type="float" office:value="224788181">
            <text:p>224788181</text:p>
          </table:table-cell>
          <table:table-cell office:value-type="float" office:value="241.6">
            <text:p>241.6</text:p>
          </table:table-cell>
          <table:table-cell table:formula="of:=[.B943]/[.A943]" office:value-type="float" office:value="0.00000107478960381818">
            <text:p>1.07478960382E-06</text:p>
          </table:table-cell>
          <table:table-cell/>
        </table:table-row>
        <table:table-row table:style-name="ro1">
          <table:table-cell office:value-type="float" office:value="224885962">
            <text:p>224885962</text:p>
          </table:table-cell>
          <table:table-cell office:value-type="float" office:value="241.5">
            <text:p>241.5</text:p>
          </table:table-cell>
          <table:table-cell table:formula="of:=[.B944]/[.A944]" office:value-type="float" office:value="0.00000107387761268976">
            <text:p>1.07387761269E-06</text:p>
          </table:table-cell>
          <table:table-cell/>
        </table:table-row>
        <table:table-row table:style-name="ro1">
          <table:table-cell office:value-type="float" office:value="225079464">
            <text:p>225079464</text:p>
          </table:table-cell>
          <table:table-cell office:value-type="float" office:value="241.3">
            <text:p>241.3</text:p>
          </table:table-cell>
          <table:table-cell table:formula="of:=[.B945]/[.A945]" office:value-type="float" office:value="0.00000107206581938546">
            <text:p>1.07206581939E-06</text:p>
          </table:table-cell>
          <table:table-cell/>
        </table:table-row>
        <table:table-row table:style-name="ro1">
          <table:table-cell office:value-type="float" office:value="225213619">
            <text:p>225213619</text:p>
          </table:table-cell>
          <table:table-cell office:value-type="float" office:value="241.2">
            <text:p>241.2</text:p>
          </table:table-cell>
          <table:table-cell table:formula="of:=[.B946]/[.A946]" office:value-type="float" office:value="0.00000107098318952017">
            <text:p>1.07098318952E-06</text:p>
          </table:table-cell>
          <table:table-cell/>
        </table:table-row>
        <table:table-row table:style-name="ro1">
          <table:table-cell office:value-type="float" office:value="225219859">
            <text:p>225219859</text:p>
          </table:table-cell>
          <table:table-cell office:value-type="float" office:value="241.1">
            <text:p>241.1</text:p>
          </table:table-cell>
          <table:table-cell table:formula="of:=[.B947]/[.A947]" office:value-type="float" office:value="0.00000107050950600231">
            <text:p>1.07050950600E-06</text:p>
          </table:table-cell>
          <table:table-cell/>
        </table:table-row>
        <table:table-row table:style-name="ro1">
          <table:table-cell office:value-type="float" office:value="225141405">
            <text:p>225141405</text:p>
          </table:table-cell>
          <table:table-cell office:value-type="float" office:value="241">
            <text:p>241</text:p>
          </table:table-cell>
          <table:table-cell table:formula="of:=[.B948]/[.A948]" office:value-type="float" office:value="0.0000010704383762729">
            <text:p>1.07043837627E-06</text:p>
          </table:table-cell>
          <table:table-cell/>
        </table:table-row>
        <table:table-row table:style-name="ro1">
          <table:table-cell office:value-type="float" office:value="224963693">
            <text:p>224963693</text:p>
          </table:table-cell>
          <table:table-cell office:value-type="float" office:value="240.6">
            <text:p>240.6</text:p>
          </table:table-cell>
          <table:table-cell table:formula="of:=[.B949]/[.A949]" office:value-type="float" office:value="0.00000106950591356091">
            <text:p>1.06950591356E-06</text:p>
          </table:table-cell>
          <table:table-cell/>
        </table:table-row>
        <table:table-row table:style-name="ro1">
          <table:table-cell office:value-type="float" office:value="224941164">
            <text:p>224941164</text:p>
          </table:table-cell>
          <table:table-cell office:value-type="float" office:value="240.8">
            <text:p>240.8</text:p>
          </table:table-cell>
          <table:table-cell table:formula="of:=[.B950]/[.A950]" office:value-type="float" office:value="0.00000107050215139813">
            <text:p>1.07050215140E-06</text:p>
          </table:table-cell>
          <table:table-cell/>
        </table:table-row>
        <table:table-row table:style-name="ro1">
          <table:table-cell office:value-type="float" office:value="225076101">
            <text:p>225076101</text:p>
          </table:table-cell>
          <table:table-cell office:value-type="float" office:value="240.9">
            <text:p>240.9</text:p>
          </table:table-cell>
          <table:table-cell table:formula="of:=[.B951]/[.A951]" office:value-type="float" office:value="0.00000107030466108883">
            <text:p>1.07030466109E-06</text:p>
          </table:table-cell>
          <table:table-cell/>
        </table:table-row>
        <table:table-row table:style-name="ro1">
          <table:table-cell office:value-type="float" office:value="225085284">
            <text:p>225085284</text:p>
          </table:table-cell>
          <table:table-cell office:value-type="float" office:value="241.2">
            <text:p>241.2</text:p>
          </table:table-cell>
          <table:table-cell table:formula="of:=[.B952]/[.A952]" office:value-type="float" office:value="0.0000010715938230773">
            <text:p>1.07159382308E-06</text:p>
          </table:table-cell>
          <table:table-cell/>
        </table:table-row>
        <table:table-row table:style-name="ro1">
          <table:table-cell office:value-type="float" office:value="224774842">
            <text:p>224774842</text:p>
          </table:table-cell>
          <table:table-cell office:value-type="float" office:value="241.3">
            <text:p>241.3</text:p>
          </table:table-cell>
          <table:table-cell table:formula="of:=[.B953]/[.A953]" office:value-type="float" office:value="0.00000107351871701015">
            <text:p>1.07351871701E-06</text:p>
          </table:table-cell>
          <table:table-cell/>
        </table:table-row>
        <table:table-row table:style-name="ro1">
          <table:table-cell office:value-type="float" office:value="224728017">
            <text:p>224728017</text:p>
          </table:table-cell>
          <table:table-cell office:value-type="float" office:value="241.2">
            <text:p>241.2</text:p>
          </table:table-cell>
          <table:table-cell table:formula="of:=[.B954]/[.A954]" office:value-type="float" office:value="0.00000107329741622737">
            <text:p>1.07329741623E-06</text:p>
          </table:table-cell>
          <table:table-cell/>
        </table:table-row>
        <table:table-row table:style-name="ro1">
          <table:table-cell office:value-type="float" office:value="224681926">
            <text:p>224681926</text:p>
          </table:table-cell>
          <table:table-cell office:value-type="float" office:value="241.2">
            <text:p>241.2</text:p>
          </table:table-cell>
          <table:table-cell table:formula="of:=[.B955]/[.A955]" office:value-type="float" office:value="0.00000107351759126366">
            <text:p>1.07351759126E-06</text:p>
          </table:table-cell>
          <table:table-cell/>
        </table:table-row>
        <table:table-row table:style-name="ro1">
          <table:table-cell office:value-type="float" office:value="224474576">
            <text:p>224474576</text:p>
          </table:table-cell>
          <table:table-cell office:value-type="float" office:value="241.3">
            <text:p>241.3</text:p>
          </table:table-cell>
          <table:table-cell table:formula="of:=[.B956]/[.A956]" office:value-type="float" office:value="0.00000107495469776497">
            <text:p>1.07495469776E-06</text:p>
          </table:table-cell>
          <table:table-cell/>
        </table:table-row>
        <table:table-row table:style-name="ro1">
          <table:table-cell office:value-type="float" office:value="224345966">
            <text:p>224345966</text:p>
          </table:table-cell>
          <table:table-cell office:value-type="float" office:value="241.3">
            <text:p>241.3</text:p>
          </table:table-cell>
          <table:table-cell table:formula="of:=[.B957]/[.A957]" office:value-type="float" office:value="0.0000010755709331542">
            <text:p>1.07557093315E-06</text:p>
          </table:table-cell>
          <table:table-cell/>
        </table:table-row>
        <table:table-row table:style-name="ro1">
          <table:table-cell office:value-type="float" office:value="224286272">
            <text:p>224286272</text:p>
          </table:table-cell>
          <table:table-cell office:value-type="float" office:value="241.3">
            <text:p>241.3</text:p>
          </table:table-cell>
          <table:table-cell table:formula="of:=[.B958]/[.A958]" office:value-type="float" office:value="0.00000107585719735892">
            <text:p>1.07585719736E-06</text:p>
          </table:table-cell>
          <table:table-cell/>
        </table:table-row>
        <table:table-row table:style-name="ro1">
          <table:table-cell office:value-type="float" office:value="224193939">
            <text:p>224193939</text:p>
          </table:table-cell>
          <table:table-cell office:value-type="float" office:value="241.5">
            <text:p>241.5</text:p>
          </table:table-cell>
          <table:table-cell table:formula="of:=[.B959]/[.A959]" office:value-type="float" office:value="0.00000107719236780973">
            <text:p>1.07719236781E-06</text:p>
          </table:table-cell>
          <table:table-cell/>
        </table:table-row>
        <table:table-row table:style-name="ro1">
          <table:table-cell office:value-type="float" office:value="224125633">
            <text:p>224125633</text:p>
          </table:table-cell>
          <table:table-cell office:value-type="float" office:value="241.5">
            <text:p>241.5</text:p>
          </table:table-cell>
          <table:table-cell table:formula="of:=[.B960]/[.A960]" office:value-type="float" office:value="0.00000107752066003089">
            <text:p>1.07752066003E-06</text:p>
          </table:table-cell>
          <table:table-cell/>
        </table:table-row>
        <table:table-row table:style-name="ro1">
          <table:table-cell office:value-type="float" office:value="224057740">
            <text:p>224057740</text:p>
          </table:table-cell>
          <table:table-cell office:value-type="float" office:value="241.6">
            <text:p>241.6</text:p>
          </table:table-cell>
          <table:table-cell table:formula="of:=[.B961]/[.A961]" office:value-type="float" office:value="0.00000107829347917193">
            <text:p>1.07829347917E-06</text:p>
          </table:table-cell>
          <table:table-cell/>
        </table:table-row>
        <table:table-row table:style-name="ro1">
          <table:table-cell office:value-type="float" office:value="224031594">
            <text:p>224031594</text:p>
          </table:table-cell>
          <table:table-cell office:value-type="float" office:value="241.2">
            <text:p>241.2</text:p>
          </table:table-cell>
          <table:table-cell table:formula="of:=[.B962]/[.A962]" office:value-type="float" office:value="0.00000107663386084732">
            <text:p>1.07663386085E-06</text:p>
          </table:table-cell>
          <table:table-cell/>
        </table:table-row>
        <table:table-row table:style-name="ro1">
          <table:table-cell office:value-type="float" office:value="223961888">
            <text:p>223961888</text:p>
          </table:table-cell>
          <table:table-cell office:value-type="float" office:value="241.4">
            <text:p>241.4</text:p>
          </table:table-cell>
          <table:table-cell table:formula="of:=[.B963]/[.A963]" office:value-type="float" office:value="0.00000107786196194238">
            <text:p>1.07786196194E-06</text:p>
          </table:table-cell>
          <table:table-cell/>
        </table:table-row>
        <table:table-row table:style-name="ro1">
          <table:table-cell office:value-type="float" office:value="223909927">
            <text:p>223909927</text:p>
          </table:table-cell>
          <table:table-cell office:value-type="float" office:value="241.5">
            <text:p>241.5</text:p>
          </table:table-cell>
          <table:table-cell table:formula="of:=[.B964]/[.A964]" office:value-type="float" office:value="0.00000107855870097265">
            <text:p>1.07855870097E-06</text:p>
          </table:table-cell>
          <table:table-cell/>
        </table:table-row>
        <table:table-row table:style-name="ro1">
          <table:table-cell office:value-type="float" office:value="223661460">
            <text:p>223661460</text:p>
          </table:table-cell>
          <table:table-cell office:value-type="float" office:value="241.4">
            <text:p>241.4</text:p>
          </table:table-cell>
          <table:table-cell table:formula="of:=[.B965]/[.A965]" office:value-type="float" office:value="0.00000107930977469252">
            <text:p>1.07930977469E-06</text:p>
          </table:table-cell>
          <table:table-cell/>
        </table:table-row>
        <table:table-row table:style-name="ro1">
          <table:table-cell office:value-type="float" office:value="223551729">
            <text:p>223551729</text:p>
          </table:table-cell>
          <table:table-cell office:value-type="float" office:value="241.6">
            <text:p>241.6</text:p>
          </table:table-cell>
          <table:table-cell table:formula="of:=[.B966]/[.A966]" office:value-type="float" office:value="0.00000108073420447578">
            <text:p>1.08073420448E-06</text:p>
          </table:table-cell>
          <table:table-cell/>
        </table:table-row>
        <table:table-row table:style-name="ro1">
          <table:table-cell office:value-type="float" office:value="223606563">
            <text:p>223606563</text:p>
          </table:table-cell>
          <table:table-cell office:value-type="float" office:value="241.6">
            <text:p>241.6</text:p>
          </table:table-cell>
          <table:table-cell table:formula="of:=[.B967]/[.A967]" office:value-type="float" office:value="0.00000108046918104099">
            <text:p>1.08046918104E-06</text:p>
          </table:table-cell>
          <table:table-cell/>
        </table:table-row>
        <table:table-row table:style-name="ro1">
          <table:table-cell office:value-type="float" office:value="223686143">
            <text:p>223686143</text:p>
          </table:table-cell>
          <table:table-cell office:value-type="float" office:value="241.5">
            <text:p>241.5</text:p>
          </table:table-cell>
          <table:table-cell table:formula="of:=[.B968]/[.A968]" office:value-type="float" office:value="0.00000107963773151563">
            <text:p>1.07963773152E-06</text:p>
          </table:table-cell>
          <table:table-cell/>
        </table:table-row>
        <table:table-row table:style-name="ro1">
          <table:table-cell office:value-type="float" office:value="223881434">
            <text:p>223881434</text:p>
          </table:table-cell>
          <table:table-cell office:value-type="float" office:value="241.4">
            <text:p>241.4</text:p>
          </table:table-cell>
          <table:table-cell table:formula="of:=[.B969]/[.A969]" office:value-type="float" office:value="0.00000107824930226238">
            <text:p>1.07824930226E-06</text:p>
          </table:table-cell>
          <table:table-cell/>
        </table:table-row>
        <table:table-row table:style-name="ro1">
          <table:table-cell office:value-type="float" office:value="223928459">
            <text:p>223928459</text:p>
          </table:table-cell>
          <table:table-cell office:value-type="float" office:value="241.5">
            <text:p>241.5</text:p>
          </table:table-cell>
          <table:table-cell table:formula="of:=[.B970]/[.A970]" office:value-type="float" office:value="0.00000107846944099231">
            <text:p>1.07846944099E-06</text:p>
          </table:table-cell>
          <table:table-cell/>
        </table:table-row>
        <table:table-row table:style-name="ro1">
          <table:table-cell office:value-type="float" office:value="223909997">
            <text:p>223909997</text:p>
          </table:table-cell>
          <table:table-cell office:value-type="float" office:value="241.6">
            <text:p>241.6</text:p>
          </table:table-cell>
          <table:table-cell table:formula="of:=[.B971]/[.A971]" office:value-type="float" office:value="0.0000010790049718057">
            <text:p>1.07900497181E-06</text:p>
          </table:table-cell>
          <table:table-cell/>
        </table:table-row>
        <table:table-row table:style-name="ro1">
          <table:table-cell office:value-type="float" office:value="223971344">
            <text:p>223971344</text:p>
          </table:table-cell>
          <table:table-cell office:value-type="float" office:value="241.7">
            <text:p>241.7</text:p>
          </table:table-cell>
          <table:table-cell table:formula="of:=[.B972]/[.A972]" office:value-type="float" office:value="0.00000107915591201703">
            <text:p>1.07915591202E-06</text:p>
          </table:table-cell>
          <table:table-cell/>
        </table:table-row>
        <table:table-row table:style-name="ro1">
          <table:table-cell office:value-type="float" office:value="224003686">
            <text:p>224003686</text:p>
          </table:table-cell>
          <table:table-cell office:value-type="float" office:value="241.7">
            <text:p>241.7</text:p>
          </table:table-cell>
          <table:table-cell table:formula="of:=[.B973]/[.A973]" office:value-type="float" office:value="0.00000107900010181082">
            <text:p>1.07900010181E-06</text:p>
          </table:table-cell>
          <table:table-cell/>
        </table:table-row>
        <table:table-row table:style-name="ro1">
          <table:table-cell office:value-type="float" office:value="224005918">
            <text:p>224005918</text:p>
          </table:table-cell>
          <table:table-cell office:value-type="float" office:value="241.7">
            <text:p>241.7</text:p>
          </table:table-cell>
          <table:table-cell table:formula="of:=[.B974]/[.A974]" office:value-type="float" office:value="0.00000107898935062957">
            <text:p>1.07898935063E-06</text:p>
          </table:table-cell>
          <table:table-cell/>
        </table:table-row>
        <table:table-row table:style-name="ro1">
          <table:table-cell office:value-type="float" office:value="224143434">
            <text:p>224143434</text:p>
          </table:table-cell>
          <table:table-cell office:value-type="float" office:value="241.8">
            <text:p>241.8</text:p>
          </table:table-cell>
          <table:table-cell table:formula="of:=[.B975]/[.A975]" office:value-type="float" office:value="0.00000107877351428461">
            <text:p>1.07877351428E-06</text:p>
          </table:table-cell>
          <table:table-cell/>
        </table:table-row>
        <table:table-row table:style-name="ro1">
          <table:table-cell office:value-type="float" office:value="224232568">
            <text:p>224232568</text:p>
          </table:table-cell>
          <table:table-cell office:value-type="float" office:value="241.7">
            <text:p>241.7</text:p>
          </table:table-cell>
          <table:table-cell table:formula="of:=[.B976]/[.A976]" office:value-type="float" office:value="0.00000107789872878769">
            <text:p>1.07789872879E-06</text:p>
          </table:table-cell>
          <table:table-cell/>
        </table:table-row>
        <table:table-row table:style-name="ro1">
          <table:table-cell office:value-type="float" office:value="224233736">
            <text:p>224233736</text:p>
          </table:table-cell>
          <table:table-cell office:value-type="float" office:value="241.7">
            <text:p>241.7</text:p>
          </table:table-cell>
          <table:table-cell table:formula="of:=[.B977]/[.A977]" office:value-type="float" office:value="0.0000010778931141744">
            <text:p>1.07789311417E-06</text:p>
          </table:table-cell>
          <table:table-cell/>
        </table:table-row>
        <table:table-row table:style-name="ro1">
          <table:table-cell office:value-type="float" office:value="224116079">
            <text:p>224116079</text:p>
          </table:table-cell>
          <table:table-cell office:value-type="float" office:value="241.8">
            <text:p>241.8</text:p>
          </table:table-cell>
          <table:table-cell table:formula="of:=[.B978]/[.A978]" office:value-type="float" office:value="0.00000107890518645028">
            <text:p>1.07890518645E-06</text:p>
          </table:table-cell>
          <table:table-cell/>
        </table:table-row>
        <table:table-row table:style-name="ro1">
          <table:table-cell office:value-type="float" office:value="224040467">
            <text:p>224040467</text:p>
          </table:table-cell>
          <table:table-cell office:value-type="float" office:value="241.7">
            <text:p>241.7</text:p>
          </table:table-cell>
          <table:table-cell table:formula="of:=[.B979]/[.A979]" office:value-type="float" office:value="0.0000010788229610323">
            <text:p>1.07882296103E-06</text:p>
          </table:table-cell>
          <table:table-cell/>
        </table:table-row>
        <table:table-row table:style-name="ro1">
          <table:table-cell office:value-type="float" office:value="224087385">
            <text:p>224087385</text:p>
          </table:table-cell>
          <table:table-cell office:value-type="float" office:value="241.7">
            <text:p>241.7</text:p>
          </table:table-cell>
          <table:table-cell table:formula="of:=[.B980]/[.A980]" office:value-type="float" office:value="0.000001078597083901">
            <text:p>1.07859708390E-06</text:p>
          </table:table-cell>
          <table:table-cell/>
        </table:table-row>
        <table:table-row table:style-name="ro1">
          <table:table-cell office:value-type="float" office:value="224122960">
            <text:p>224122960</text:p>
          </table:table-cell>
          <table:table-cell office:value-type="float" office:value="241.7">
            <text:p>241.7</text:p>
          </table:table-cell>
          <table:table-cell table:formula="of:=[.B981]/[.A981]" office:value-type="float" office:value="0.00000107842587836605">
            <text:p>1.07842587837E-06</text:p>
          </table:table-cell>
          <table:table-cell/>
        </table:table-row>
        <table:table-row table:style-name="ro1">
          <table:table-cell office:value-type="float" office:value="224233198">
            <text:p>224233198</text:p>
          </table:table-cell>
          <table:table-cell office:value-type="float" office:value="241.7">
            <text:p>241.7</text:p>
          </table:table-cell>
          <table:table-cell table:formula="of:=[.B982]/[.A982]" office:value-type="float" office:value="0.00000107789570035031">
            <text:p>1.07789570035E-06</text:p>
          </table:table-cell>
          <table:table-cell/>
        </table:table-row>
        <table:table-row table:style-name="ro1">
          <table:table-cell office:value-type="float" office:value="224251928">
            <text:p>224251928</text:p>
          </table:table-cell>
          <table:table-cell office:value-type="float" office:value="241.7">
            <text:p>241.7</text:p>
          </table:table-cell>
          <table:table-cell table:formula="of:=[.B983]/[.A983]" office:value-type="float" office:value="0.00000107780567219917">
            <text:p>1.07780567220E-06</text:p>
          </table:table-cell>
          <table:table-cell/>
        </table:table-row>
        <table:table-row table:style-name="ro1">
          <table:table-cell office:value-type="float" office:value="224191946">
            <text:p>224191946</text:p>
          </table:table-cell>
          <table:table-cell office:value-type="float" office:value="241.8">
            <text:p>241.8</text:p>
          </table:table-cell>
          <table:table-cell table:formula="of:=[.B984]/[.A984]" office:value-type="float" office:value="0.00000107854008279138">
            <text:p>1.07854008279E-06</text:p>
          </table:table-cell>
          <table:table-cell/>
        </table:table-row>
        <table:table-row table:style-name="ro1">
          <table:table-cell office:value-type="float" office:value="224086199">
            <text:p>224086199</text:p>
          </table:table-cell>
          <table:table-cell office:value-type="float" office:value="241.7">
            <text:p>241.7</text:p>
          </table:table-cell>
          <table:table-cell table:formula="of:=[.B985]/[.A985]" office:value-type="float" office:value="0.00000107860279249058">
            <text:p>1.07860279249E-06</text:p>
          </table:table-cell>
          <table:table-cell/>
        </table:table-row>
        <table:table-row table:style-name="ro1">
          <table:table-cell office:value-type="float" office:value="224143686">
            <text:p>224143686</text:p>
          </table:table-cell>
          <table:table-cell office:value-type="float" office:value="241.5">
            <text:p>241.5</text:p>
          </table:table-cell>
          <table:table-cell table:formula="of:=[.B986]/[.A986]" office:value-type="float" office:value="0.00000107743387426938">
            <text:p>1.07743387427E-06</text:p>
          </table:table-cell>
          <table:table-cell/>
        </table:table-row>
        <table:table-row table:style-name="ro1">
          <table:table-cell office:value-type="float" office:value="224201558">
            <text:p>224201558</text:p>
          </table:table-cell>
          <table:table-cell office:value-type="float" office:value="241.6">
            <text:p>241.6</text:p>
          </table:table-cell>
          <table:table-cell table:formula="of:=[.B987]/[.A987]" office:value-type="float" office:value="0.00000107760178901165">
            <text:p>1.07760178901E-06</text:p>
          </table:table-cell>
          <table:table-cell/>
        </table:table-row>
        <table:table-row table:style-name="ro1">
          <table:table-cell office:value-type="float" office:value="224313577">
            <text:p>224313577</text:p>
          </table:table-cell>
          <table:table-cell office:value-type="float" office:value="241.5">
            <text:p>241.5</text:p>
          </table:table-cell>
          <table:table-cell table:formula="of:=[.B988]/[.A988]" office:value-type="float" office:value="0.0000010766178455618">
            <text:p>1.07661784556E-06</text:p>
          </table:table-cell>
          <table:table-cell/>
        </table:table-row>
        <table:table-row table:style-name="ro1">
          <table:table-cell office:value-type="float" office:value="224318201">
            <text:p>224318201</text:p>
          </table:table-cell>
          <table:table-cell office:value-type="float" office:value="241.6">
            <text:p>241.6</text:p>
          </table:table-cell>
          <table:table-cell table:formula="of:=[.B989]/[.A989]" office:value-type="float" office:value="0.00000107704144792067">
            <text:p>1.07704144792E-06</text:p>
          </table:table-cell>
          <table:table-cell/>
        </table:table-row>
        <table:table-row table:style-name="ro1">
          <table:table-cell office:value-type="float" office:value="224312507">
            <text:p>224312507</text:p>
          </table:table-cell>
          <table:table-cell office:value-type="float" office:value="241.6">
            <text:p>241.6</text:p>
          </table:table-cell>
          <table:table-cell table:formula="of:=[.B990]/[.A990]" office:value-type="float" office:value="0.00000107706878778721">
            <text:p>1.07706878779E-06</text:p>
          </table:table-cell>
          <table:table-cell/>
        </table:table-row>
        <table:table-row table:style-name="ro1">
          <table:table-cell office:value-type="float" office:value="224354952">
            <text:p>224354952</text:p>
          </table:table-cell>
          <table:table-cell office:value-type="float" office:value="242">
            <text:p>242</text:p>
          </table:table-cell>
          <table:table-cell table:formula="of:=[.B991]/[.A991]" office:value-type="float" office:value="0.00000107864790967484">
            <text:p>1.07864790967E-06</text:p>
          </table:table-cell>
          <table:table-cell/>
        </table:table-row>
        <table:table-row table:style-name="ro1">
          <table:table-cell office:value-type="float" office:value="224336108">
            <text:p>224336108</text:p>
          </table:table-cell>
          <table:table-cell office:value-type="float" office:value="242">
            <text:p>242</text:p>
          </table:table-cell>
          <table:table-cell table:formula="of:=[.B992]/[.A992]" office:value-type="float" office:value="0.00000107873851497861">
            <text:p>1.07873851498E-06</text:p>
          </table:table-cell>
          <table:table-cell/>
        </table:table-row>
        <table:table-row table:style-name="ro1">
          <table:table-cell office:value-type="float" office:value="224319454">
            <text:p>224319454</text:p>
          </table:table-cell>
          <table:table-cell office:value-type="float" office:value="242">
            <text:p>242</text:p>
          </table:table-cell>
          <table:table-cell table:formula="of:=[.B993]/[.A993]" office:value-type="float" office:value="0.00000107881860304457">
            <text:p>1.07881860304E-06</text:p>
          </table:table-cell>
          <table:table-cell/>
        </table:table-row>
        <table:table-row table:style-name="ro1">
          <table:table-cell office:value-type="float" office:value="224315227">
            <text:p>224315227</text:p>
          </table:table-cell>
          <table:table-cell office:value-type="float" office:value="241.9">
            <text:p>241.9</text:p>
          </table:table-cell>
          <table:table-cell table:formula="of:=[.B994]/[.A994]" office:value-type="float" office:value="0.0000010783931311092">
            <text:p>1.07839313111E-06</text:p>
          </table:table-cell>
          <table:table-cell/>
        </table:table-row>
        <table:table-row table:style-name="ro1">
          <table:table-cell office:value-type="float" office:value="224316809">
            <text:p>224316809</text:p>
          </table:table-cell>
          <table:table-cell office:value-type="float" office:value="242">
            <text:p>242</text:p>
          </table:table-cell>
          <table:table-cell table:formula="of:=[.B995]/[.A995]" office:value-type="float" office:value="0.00000107883132378189">
            <text:p>1.07883132378E-06</text:p>
          </table:table-cell>
          <table:table-cell/>
        </table:table-row>
        <table:table-row table:style-name="ro1">
          <table:table-cell office:value-type="float" office:value="224265221">
            <text:p>224265221</text:p>
          </table:table-cell>
          <table:table-cell office:value-type="float" office:value="242">
            <text:p>242</text:p>
          </table:table-cell>
          <table:table-cell table:formula="of:=[.B996]/[.A996]" office:value-type="float" office:value="0.00000107907948865598">
            <text:p>1.07907948866E-06</text:p>
          </table:table-cell>
          <table:table-cell/>
        </table:table-row>
        <table:table-row table:style-name="ro1">
          <table:table-cell office:value-type="float" office:value="224283951">
            <text:p>224283951</text:p>
          </table:table-cell>
          <table:table-cell office:value-type="float" office:value="242">
            <text:p>242</text:p>
          </table:table-cell>
          <table:table-cell table:formula="of:=[.B997]/[.A997]" office:value-type="float" office:value="0.00000107898937450054">
            <text:p>1.07898937450E-06</text:p>
          </table:table-cell>
          <table:table-cell/>
        </table:table-row>
        <table:table-row table:style-name="ro1">
          <table:table-cell office:value-type="float" office:value="224261948">
            <text:p>224261948</text:p>
          </table:table-cell>
          <table:table-cell office:value-type="float" office:value="242">
            <text:p>242</text:p>
          </table:table-cell>
          <table:table-cell table:formula="of:=[.B998]/[.A998]" office:value-type="float" office:value="0.00000107909523732488">
            <text:p>1.07909523732E-06</text:p>
          </table:table-cell>
          <table:table-cell/>
        </table:table-row>
        <table:table-row table:style-name="ro1">
          <table:table-cell office:value-type="float" office:value="224265409">
            <text:p>224265409</text:p>
          </table:table-cell>
          <table:table-cell office:value-type="float" office:value="242.1">
            <text:p>242.1</text:p>
          </table:table-cell>
          <table:table-cell table:formula="of:=[.B999]/[.A999]" office:value-type="float" office:value="0.00000107952448431314">
            <text:p>1.07952448431E-06</text:p>
          </table:table-cell>
          <table:table-cell/>
        </table:table-row>
        <table:table-row table:style-name="ro1">
          <table:table-cell office:value-type="float" office:value="224331679">
            <text:p>224331679</text:p>
          </table:table-cell>
          <table:table-cell office:value-type="float" office:value="241.8">
            <text:p>241.8</text:p>
          </table:table-cell>
          <table:table-cell table:formula="of:=[.B1000]/[.A1000]" office:value-type="float" office:value="0.00000107786827557244">
            <text:p>1.07786827557E-06</text:p>
          </table:table-cell>
          <table:table-cell/>
        </table:table-row>
        <table:table-row table:style-name="ro1">
          <table:table-cell office:value-type="float" office:value="224424763">
            <text:p>224424763</text:p>
          </table:table-cell>
          <table:table-cell office:value-type="float" office:value="241.9">
            <text:p>241.9</text:p>
          </table:table-cell>
          <table:table-cell table:formula="of:=[.B1001]/[.A1001]" office:value-type="float" office:value="0.00000107786679494009">
            <text:p>1.07786679494E-06</text:p>
          </table:table-cell>
          <table:table-cell/>
        </table:table-row>
        <table:table-row table:style-name="ro1">
          <table:table-cell office:value-type="float" office:value="224327913">
            <text:p>224327913</text:p>
          </table:table-cell>
          <table:table-cell office:value-type="float" office:value="242">
            <text:p>242</text:p>
          </table:table-cell>
          <table:table-cell table:formula="of:=[.B1002]/[.A1002]" office:value-type="float" office:value="0.00000107877792274562">
            <text:p>1.07877792275E-06</text:p>
          </table:table-cell>
          <table:table-cell/>
        </table:table-row>
        <table:table-row table:style-name="ro1">
          <table:table-cell office:value-type="float" office:value="224322664">
            <text:p>224322664</text:p>
          </table:table-cell>
          <table:table-cell office:value-type="float" office:value="242.1">
            <text:p>242.1</text:p>
          </table:table-cell>
          <table:table-cell table:formula="of:=[.B1003]/[.A1003]" office:value-type="float" office:value="0.00000107924895185803">
            <text:p>1.07924895186E-06</text:p>
          </table:table-cell>
          <table:table-cell/>
        </table:table-row>
        <table:table-row table:style-name="ro1">
          <table:table-cell office:value-type="float" office:value="224322957">
            <text:p>224322957</text:p>
          </table:table-cell>
          <table:table-cell office:value-type="float" office:value="242.3">
            <text:p>242.3</text:p>
          </table:table-cell>
          <table:table-cell table:formula="of:=[.B1004]/[.A1004]" office:value-type="float" office:value="0.00000108013911389372">
            <text:p>1.08013911389E-06</text:p>
          </table:table-cell>
          <table:table-cell/>
        </table:table-row>
        <table:table-row table:style-name="ro1">
          <table:table-cell office:value-type="float" office:value="224359752">
            <text:p>224359752</text:p>
          </table:table-cell>
          <table:table-cell office:value-type="float" office:value="242.3">
            <text:p>242.3</text:p>
          </table:table-cell>
          <table:table-cell table:formula="of:=[.B1005]/[.A1005]" office:value-type="float" office:value="0.00000107996197107581">
            <text:p>1.07996197108E-06</text:p>
          </table:table-cell>
          <table:table-cell/>
        </table:table-row>
        <table:table-row table:style-name="ro1">
          <table:table-cell office:value-type="float" office:value="224408391">
            <text:p>224408391</text:p>
          </table:table-cell>
          <table:table-cell office:value-type="float" office:value="242.3">
            <text:p>242.3</text:p>
          </table:table-cell>
          <table:table-cell table:formula="of:=[.B1006]/[.A1006]" office:value-type="float" office:value="0.00000107972789662754">
            <text:p>1.07972789663E-06</text:p>
          </table:table-cell>
          <table:table-cell/>
        </table:table-row>
        <table:table-row table:style-name="ro1">
          <table:table-cell office:value-type="float" office:value="224528523">
            <text:p>224528523</text:p>
          </table:table-cell>
          <table:table-cell office:value-type="float" office:value="242.3">
            <text:p>242.3</text:p>
          </table:table-cell>
          <table:table-cell table:formula="of:=[.B1007]/[.A1007]" office:value-type="float" office:value="0.00000107915019776797">
            <text:p>1.07915019777E-06</text:p>
          </table:table-cell>
          <table:table-cell/>
        </table:table-row>
        <table:table-row table:style-name="ro1">
          <table:table-cell office:value-type="float" office:value="224634663">
            <text:p>224634663</text:p>
          </table:table-cell>
          <table:table-cell office:value-type="float" office:value="242.3">
            <text:p>242.3</text:p>
          </table:table-cell>
          <table:table-cell table:formula="of:=[.B1008]/[.A1008]" office:value-type="float" office:value="0.00000107864029871472">
            <text:p>1.07864029871E-06</text:p>
          </table:table-cell>
          <table:table-cell/>
        </table:table-row>
        <table:table-row table:style-name="ro1">
          <table:table-cell office:value-type="float" office:value="224662429">
            <text:p>224662429</text:p>
          </table:table-cell>
          <table:table-cell office:value-type="float" office:value="242.2">
            <text:p>242.2</text:p>
          </table:table-cell>
          <table:table-cell table:formula="of:=[.B1009]/[.A1009]" office:value-type="float" office:value="0.00000107806187744903">
            <text:p>1.07806187745E-06</text:p>
          </table:table-cell>
          <table:table-cell/>
        </table:table-row>
        <table:table-row table:style-name="ro1">
          <table:table-cell office:value-type="float" office:value="224643951">
            <text:p>224643951</text:p>
          </table:table-cell>
          <table:table-cell office:value-type="float" office:value="242">
            <text:p>242</text:p>
          </table:table-cell>
          <table:table-cell table:formula="of:=[.B1010]/[.A1010]" office:value-type="float" office:value="0.00000107726025527391">
            <text:p>1.07726025527E-06</text:p>
          </table:table-cell>
          <table:table-cell/>
        </table:table-row>
        <table:table-row table:style-name="ro1">
          <table:table-cell office:value-type="float" office:value="224553135">
            <text:p>224553135</text:p>
          </table:table-cell>
          <table:table-cell office:value-type="float" office:value="242.5">
            <text:p>242.5</text:p>
          </table:table-cell>
          <table:table-cell table:formula="of:=[.B1011]/[.A1011]" office:value-type="float" office:value="0.00000107992257600857">
            <text:p>1.07992257601E-06</text:p>
          </table:table-cell>
          <table:table-cell/>
        </table:table-row>
        <table:table-row table:style-name="ro1">
          <table:table-cell office:value-type="float" office:value="224526218">
            <text:p>224526218</text:p>
          </table:table-cell>
          <table:table-cell office:value-type="float" office:value="242.4">
            <text:p>242.4</text:p>
          </table:table-cell>
          <table:table-cell table:formula="of:=[.B1012]/[.A1012]" office:value-type="float" office:value="0.00000107960665867538">
            <text:p>1.07960665868E-06</text:p>
          </table:table-cell>
          <table:table-cell/>
        </table:table-row>
        <table:table-row table:style-name="ro1">
          <table:table-cell office:value-type="float" office:value="224546053">
            <text:p>224546053</text:p>
          </table:table-cell>
          <table:table-cell office:value-type="float" office:value="242.5">
            <text:p>242.5</text:p>
          </table:table-cell>
          <table:table-cell table:formula="of:=[.B1013]/[.A1013]" office:value-type="float" office:value="0.00000107995663588885">
            <text:p>1.07995663589E-06</text:p>
          </table:table-cell>
          <table:table-cell/>
        </table:table-row>
        <table:table-row table:style-name="ro1">
          <table:table-cell office:value-type="float" office:value="224548892">
            <text:p>224548892</text:p>
          </table:table-cell>
          <table:table-cell office:value-type="float" office:value="242.5">
            <text:p>242.5</text:p>
          </table:table-cell>
          <table:table-cell table:formula="of:=[.B1014]/[.A1014]" office:value-type="float" office:value="0.00000107994298186072">
            <text:p>1.07994298186E-06</text:p>
          </table:table-cell>
          <table:table-cell/>
        </table:table-row>
        <table:table-row table:style-name="ro1">
          <table:table-cell office:value-type="float" office:value="224540921">
            <text:p>224540921</text:p>
          </table:table-cell>
          <table:table-cell office:value-type="float" office:value="242.3">
            <text:p>242.3</text:p>
          </table:table-cell>
          <table:table-cell table:formula="of:=[.B1015]/[.A1015]" office:value-type="float" office:value="0.00000107909061261934">
            <text:p>1.07909061262E-06</text:p>
          </table:table-cell>
          <table:table-cell/>
        </table:table-row>
        <table:table-row table:style-name="ro1">
          <table:table-cell office:value-type="float" office:value="224516198">
            <text:p>224516198</text:p>
          </table:table-cell>
          <table:table-cell office:value-type="float" office:value="242.3">
            <text:p>242.3</text:p>
          </table:table-cell>
          <table:table-cell table:formula="of:=[.B1016]/[.A1016]" office:value-type="float" office:value="0.00000107920943859917">
            <text:p>1.07920943860E-06</text:p>
          </table:table-cell>
          <table:table-cell/>
        </table:table-row>
        <table:table-row table:style-name="ro1">
          <table:table-cell office:value-type="float" office:value="224401973">
            <text:p>224401973</text:p>
          </table:table-cell>
          <table:table-cell office:value-type="float" office:value="242.3">
            <text:p>242.3</text:p>
          </table:table-cell>
          <table:table-cell table:formula="of:=[.B1017]/[.A1017]" office:value-type="float" office:value="0.00000107975877734373">
            <text:p>1.07975877734E-06</text:p>
          </table:table-cell>
          <table:table-cell/>
        </table:table-row>
        <table:table-row table:style-name="ro1">
          <table:table-cell office:value-type="float" office:value="224455114">
            <text:p>224455114</text:p>
          </table:table-cell>
          <table:table-cell office:value-type="float" office:value="242.3">
            <text:p>242.3</text:p>
          </table:table-cell>
          <table:table-cell table:formula="of:=[.B1018]/[.A1018]" office:value-type="float" office:value="0.0000010795031384315">
            <text:p>1.07950313843E-06</text:p>
          </table:table-cell>
          <table:table-cell/>
        </table:table-row>
        <table:table-row table:style-name="ro1">
          <table:table-cell office:value-type="float" office:value="224508315">
            <text:p>224508315</text:p>
          </table:table-cell>
          <table:table-cell office:value-type="float" office:value="242.3">
            <text:p>242.3</text:p>
          </table:table-cell>
          <table:table-cell table:formula="of:=[.B1019]/[.A1019]" office:value-type="float" office:value="0.00000107924733210884">
            <text:p>1.07924733211E-06</text:p>
          </table:table-cell>
          <table:table-cell/>
        </table:table-row>
        <table:table-row table:style-name="ro1">
          <table:table-cell office:value-type="float" office:value="224597591">
            <text:p>224597591</text:p>
          </table:table-cell>
          <table:table-cell office:value-type="float" office:value="242.3">
            <text:p>242.3</text:p>
          </table:table-cell>
          <table:table-cell table:formula="of:=[.B1020]/[.A1020]" office:value-type="float" office:value="0.00000107881833870605">
            <text:p>1.07881833871E-06</text:p>
          </table:table-cell>
          <table:table-cell/>
        </table:table-row>
        <table:table-row table:style-name="ro1">
          <table:table-cell office:value-type="float" office:value="224733390">
            <text:p>224733390</text:p>
          </table:table-cell>
          <table:table-cell office:value-type="float" office:value="242.4">
            <text:p>242.4</text:p>
          </table:table-cell>
          <table:table-cell table:formula="of:=[.B1021]/[.A1021]" office:value-type="float" office:value="0.00000107861141595381">
            <text:p>1.07861141595E-06</text:p>
          </table:table-cell>
          <table:table-cell/>
        </table:table-row>
        <table:table-row table:style-name="ro1">
          <table:table-cell office:value-type="float" office:value="224769042">
            <text:p>224769042</text:p>
          </table:table-cell>
          <table:table-cell office:value-type="float" office:value="242.3">
            <text:p>242.3</text:p>
          </table:table-cell>
          <table:table-cell table:formula="of:=[.B1022]/[.A1022]" office:value-type="float" office:value="0.0000010779954296375">
            <text:p>1.07799542964E-06</text:p>
          </table:table-cell>
          <table:table-cell/>
        </table:table-row>
        <table:table-row table:style-name="ro1">
          <table:table-cell office:value-type="float" office:value="224722192">
            <text:p>224722192</text:p>
          </table:table-cell>
          <table:table-cell office:value-type="float" office:value="242.3">
            <text:p>242.3</text:p>
          </table:table-cell>
          <table:table-cell table:formula="of:=[.B1023]/[.A1023]" office:value-type="float" office:value="0.0000010782201697285">
            <text:p>1.07822016973E-06</text:p>
          </table:table-cell>
          <table:table-cell/>
        </table:table-row>
        <table:table-row table:style-name="ro1">
          <table:table-cell office:value-type="float" office:value="224708248">
            <text:p>224708248</text:p>
          </table:table-cell>
          <table:table-cell office:value-type="float" office:value="242">
            <text:p>242</text:p>
          </table:table-cell>
          <table:table-cell table:formula="of:=[.B1024]/[.A1024]" office:value-type="float" office:value="0.0000010769520129052">
            <text:p>1.07695201291E-06</text:p>
          </table:table-cell>
          <table:table-cell/>
        </table:table-row>
        <table:table-row table:style-name="ro1">
          <table:table-cell office:value-type="float" office:value="224661518">
            <text:p>224661518</text:p>
          </table:table-cell>
          <table:table-cell office:value-type="float" office:value="242.2">
            <text:p>242.2</text:p>
          </table:table-cell>
          <table:table-cell table:formula="of:=[.B1025]/[.A1025]" office:value-type="float" office:value="0.00000107806624897816">
            <text:p>1.07806624898E-06</text:p>
          </table:table-cell>
          <table:table-cell/>
        </table:table-row>
        <table:table-row table:style-name="ro1">
          <table:table-cell office:value-type="float" office:value="224602463">
            <text:p>224602463</text:p>
          </table:table-cell>
          <table:table-cell office:value-type="float" office:value="242.3">
            <text:p>242.3</text:p>
          </table:table-cell>
          <table:table-cell table:formula="of:=[.B1026]/[.A1026]" office:value-type="float" office:value="0.0000010787949373467">
            <text:p>1.07879493735E-06</text:p>
          </table:table-cell>
          <table:table-cell/>
        </table:table-row>
        <table:table-row table:style-name="ro1">
          <table:table-cell office:value-type="float" office:value="224660392">
            <text:p>224660392</text:p>
          </table:table-cell>
          <table:table-cell office:value-type="float" office:value="242.5">
            <text:p>242.5</text:p>
          </table:table-cell>
          <table:table-cell table:formula="of:=[.B1027]/[.A1027]" office:value-type="float" office:value="0.00000107940700112372">
            <text:p>1.07940700112E-06</text:p>
          </table:table-cell>
          <table:table-cell/>
        </table:table-row>
        <table:table-row table:style-name="ro1">
          <table:table-cell office:value-type="float" office:value="225031821">
            <text:p>225031821</text:p>
          </table:table-cell>
          <table:table-cell office:value-type="float" office:value="242.5">
            <text:p>242.5</text:p>
          </table:table-cell>
          <table:table-cell table:formula="of:=[.B1028]/[.A1028]" office:value-type="float" office:value="0.00000107762537281339">
            <text:p>1.07762537281E-06</text:p>
          </table:table-cell>
          <table:table-cell/>
        </table:table-row>
        <table:table-row table:style-name="ro1">
          <table:table-cell office:value-type="float" office:value="224920184">
            <text:p>224920184</text:p>
          </table:table-cell>
          <table:table-cell office:value-type="float" office:value="242.4">
            <text:p>242.4</text:p>
          </table:table-cell>
          <table:table-cell table:formula="of:=[.B1029]/[.A1029]" office:value-type="float" office:value="0.00000107771563978447">
            <text:p>1.07771563978E-06</text:p>
          </table:table-cell>
          <table:table-cell/>
        </table:table-row>
        <table:table-row table:style-name="ro1">
          <table:table-cell office:value-type="float" office:value="224933793">
            <text:p>224933793</text:p>
          </table:table-cell>
          <table:table-cell office:value-type="float" office:value="242.5">
            <text:p>242.5</text:p>
          </table:table-cell>
          <table:table-cell table:formula="of:=[.B1030]/[.A1030]" office:value-type="float" office:value="0.00000107809501082836">
            <text:p>1.07809501083E-06</text:p>
          </table:table-cell>
          <table:table-cell/>
        </table:table-row>
        <table:table-row table:style-name="ro1">
          <table:table-cell office:value-type="float" office:value="224926972">
            <text:p>224926972</text:p>
          </table:table-cell>
          <table:table-cell office:value-type="float" office:value="242.5">
            <text:p>242.5</text:p>
          </table:table-cell>
          <table:table-cell table:formula="of:=[.B1031]/[.A1031]" office:value-type="float" office:value="0.0000010781277044889">
            <text:p>1.07812770449E-06</text:p>
          </table:table-cell>
          <table:table-cell/>
        </table:table-row>
        <table:table-row table:style-name="ro1">
          <table:table-cell office:value-type="float" office:value="224760717">
            <text:p>224760717</text:p>
          </table:table-cell>
          <table:table-cell office:value-type="float" office:value="242.6">
            <text:p>242.6</text:p>
          </table:table-cell>
          <table:table-cell table:formula="of:=[.B1032]/[.A1032]" office:value-type="float" office:value="0.0000010793701107476">
            <text:p>1.07937011075E-06</text:p>
          </table:table-cell>
          <table:table-cell/>
        </table:table-row>
        <table:table-row table:style-name="ro1">
          <table:table-cell office:value-type="float" office:value="224788629">
            <text:p>224788629</text:p>
          </table:table-cell>
          <table:table-cell office:value-type="float" office:value="242.6">
            <text:p>242.6</text:p>
          </table:table-cell>
          <table:table-cell table:formula="of:=[.B1033]/[.A1033]" office:value-type="float" office:value="0.00000107923608538046">
            <text:p>1.07923608538E-06</text:p>
          </table:table-cell>
          <table:table-cell/>
        </table:table-row>
        <table:table-row table:style-name="ro1">
          <table:table-cell office:value-type="float" office:value="224795973">
            <text:p>224795973</text:p>
          </table:table-cell>
          <table:table-cell office:value-type="float" office:value="242.5">
            <text:p>242.5</text:p>
          </table:table-cell>
          <table:table-cell table:formula="of:=[.B1034]/[.A1034]" office:value-type="float" office:value="0.00000107875597931641">
            <text:p>1.07875597932E-06</text:p>
          </table:table-cell>
          <table:table-cell/>
        </table:table-row>
        <table:table-row table:style-name="ro1">
          <table:table-cell office:value-type="float" office:value="224762731">
            <text:p>224762731</text:p>
          </table:table-cell>
          <table:table-cell office:value-type="float" office:value="242.6">
            <text:p>242.6</text:p>
          </table:table-cell>
          <table:table-cell table:formula="of:=[.B1035]/[.A1035]" office:value-type="float" office:value="0.00000107936043898666">
            <text:p>1.07936043899E-06</text:p>
          </table:table-cell>
          <table:table-cell/>
        </table:table-row>
        <table:table-row table:style-name="ro1">
          <table:table-cell office:value-type="float" office:value="224763118">
            <text:p>224763118</text:p>
          </table:table-cell>
          <table:table-cell office:value-type="float" office:value="242.5">
            <text:p>242.5</text:p>
          </table:table-cell>
          <table:table-cell table:formula="of:=[.B1036]/[.A1036]" office:value-type="float" office:value="0.00000107891366767745">
            <text:p>1.07891366768E-06</text:p>
          </table:table-cell>
          <table:table-cell/>
        </table:table-row>
        <table:table-row table:style-name="ro1">
          <table:table-cell office:value-type="float" office:value="224817677">
            <text:p>224817677</text:p>
          </table:table-cell>
          <table:table-cell office:value-type="float" office:value="242.2">
            <text:p>242.2</text:p>
          </table:table-cell>
          <table:table-cell table:formula="of:=[.B1037]/[.A1037]" office:value-type="float" office:value="0.00000107731742108518">
            <text:p>1.07731742109E-06</text:p>
          </table:table-cell>
          <table:table-cell/>
        </table:table-row>
        <table:table-row table:style-name="ro1">
          <table:table-cell office:value-type="float" office:value="224831117">
            <text:p>224831117</text:p>
          </table:table-cell>
          <table:table-cell office:value-type="float" office:value="242.3">
            <text:p>242.3</text:p>
          </table:table-cell>
          <table:table-cell table:formula="of:=[.B1038]/[.A1038]" office:value-type="float" office:value="0.00000107769779927749">
            <text:p>1.07769779928E-06</text:p>
          </table:table-cell>
          <table:table-cell/>
        </table:table-row>
        <table:table-row table:style-name="ro1">
          <table:table-cell office:value-type="float" office:value="224841177">
            <text:p>224841177</text:p>
          </table:table-cell>
          <table:table-cell office:value-type="float" office:value="242.3">
            <text:p>242.3</text:p>
          </table:table-cell>
          <table:table-cell table:formula="of:=[.B1039]/[.A1039]" office:value-type="float" office:value="0.00000107764958017454">
            <text:p>1.07764958017E-06</text:p>
          </table:table-cell>
          <table:table-cell/>
        </table:table-row>
        <table:table-row table:style-name="ro1">
          <table:table-cell office:value-type="float" office:value="224714655">
            <text:p>224714655</text:p>
          </table:table-cell>
          <table:table-cell office:value-type="float" office:value="242">
            <text:p>242</text:p>
          </table:table-cell>
          <table:table-cell table:formula="of:=[.B1040]/[.A1040]" office:value-type="float" office:value="0.00000107692130715729">
            <text:p>1.07692130716E-06</text:p>
          </table:table-cell>
          <table:table-cell/>
        </table:table-row>
        <table:table-row table:style-name="ro1">
          <table:table-cell office:value-type="float" office:value="224552457">
            <text:p>224552457</text:p>
          </table:table-cell>
          <table:table-cell office:value-type="float" office:value="242.1">
            <text:p>242.1</text:p>
          </table:table-cell>
          <table:table-cell table:formula="of:=[.B1041]/[.A1041]" office:value-type="float" office:value="0.00000107814451569328">
            <text:p>1.07814451569E-06</text:p>
          </table:table-cell>
          <table:table-cell/>
        </table:table-row>
        <table:table-row table:style-name="ro1">
          <table:table-cell office:value-type="float" office:value="224616769">
            <text:p>224616769</text:p>
          </table:table-cell>
          <table:table-cell office:value-type="float" office:value="242.2">
            <text:p>242.2</text:p>
          </table:table-cell>
          <table:table-cell table:formula="of:=[.B1042]/[.A1042]" office:value-type="float" office:value="0.00000107828102540287">
            <text:p>1.07828102540E-06</text:p>
          </table:table-cell>
          <table:table-cell/>
        </table:table-row>
        <table:table-row table:style-name="ro1">
          <table:table-cell office:value-type="float" office:value="224770254">
            <text:p>224770254</text:p>
          </table:table-cell>
          <table:table-cell office:value-type="float" office:value="242.4">
            <text:p>242.4</text:p>
          </table:table-cell>
          <table:table-cell table:formula="of:=[.B1043]/[.A1043]" office:value-type="float" office:value="0.00000107843451562768">
            <text:p>1.07843451563E-06</text:p>
          </table:table-cell>
          <table:table-cell/>
        </table:table-row>
        <table:table-row table:style-name="ro1">
          <table:table-cell office:value-type="float" office:value="224885485">
            <text:p>224885485</text:p>
          </table:table-cell>
          <table:table-cell office:value-type="float" office:value="242.4">
            <text:p>242.4</text:p>
          </table:table-cell>
          <table:table-cell table:formula="of:=[.B1044]/[.A1044]" office:value-type="float" office:value="0.00000107788192732848">
            <text:p>1.07788192733E-06</text:p>
          </table:table-cell>
          <table:table-cell/>
        </table:table-row>
        <table:table-row table:style-name="ro1">
          <table:table-cell office:value-type="float" office:value="224913135">
            <text:p>224913135</text:p>
          </table:table-cell>
          <table:table-cell office:value-type="float" office:value="242.3">
            <text:p>242.3</text:p>
          </table:table-cell>
          <table:table-cell table:formula="of:=[.B1045]/[.A1045]" office:value-type="float" office:value="0.00000107730480036215">
            <text:p>1.07730480036E-06</text:p>
          </table:table-cell>
          <table:table-cell/>
        </table:table-row>
        <table:table-row table:style-name="ro1">
          <table:table-cell office:value-type="float" office:value="224934094">
            <text:p>224934094</text:p>
          </table:table-cell>
          <table:table-cell office:value-type="float" office:value="242.1">
            <text:p>242.1</text:p>
          </table:table-cell>
          <table:table-cell table:formula="of:=[.B1046]/[.A1046]" office:value-type="float" office:value="0.00000107631526948511">
            <text:p>1.07631526949E-06</text:p>
          </table:table-cell>
          <table:table-cell/>
        </table:table-row>
        <table:table-row table:style-name="ro1">
          <table:table-cell office:value-type="float" office:value="224871795">
            <text:p>224871795</text:p>
          </table:table-cell>
          <table:table-cell office:value-type="float" office:value="242.2">
            <text:p>242.2</text:p>
          </table:table-cell>
          <table:table-cell table:formula="of:=[.B1047]/[.A1047]" office:value-type="float" office:value="0.00000107705815217956">
            <text:p>1.07705815218E-06</text:p>
          </table:table-cell>
          <table:table-cell/>
        </table:table-row>
        <table:table-row table:style-name="ro1">
          <table:table-cell office:value-type="float" office:value="224857756">
            <text:p>224857756</text:p>
          </table:table-cell>
          <table:table-cell office:value-type="float" office:value="242">
            <text:p>242</text:p>
          </table:table-cell>
          <table:table-cell table:formula="of:=[.B1048]/[.A1048]" office:value-type="float" office:value="0.00000107623594713807">
            <text:p>1.07623594714E-06</text:p>
          </table:table-cell>
          <table:table-cell/>
        </table:table-row>
        <table:table-row table:style-name="ro1">
          <table:table-cell office:value-type="float" office:value="224938255">
            <text:p>224938255</text:p>
          </table:table-cell>
          <table:table-cell office:value-type="float" office:value="242.2">
            <text:p>242.2</text:p>
          </table:table-cell>
          <table:table-cell table:formula="of:=[.B1049]/[.A1049]" office:value-type="float" office:value="0.00000107673992580764">
            <text:p>1.07673992581E-06</text:p>
          </table:table-cell>
          <table:table-cell/>
        </table:table-row>
        <table:table-row table:style-name="ro1">
          <table:table-cell office:value-type="float" office:value="224978550">
            <text:p>224978550</text:p>
          </table:table-cell>
          <table:table-cell office:value-type="float" office:value="242.2">
            <text:p>242.2</text:p>
          </table:table-cell>
          <table:table-cell table:formula="of:=[.B1050]/[.A1050]" office:value-type="float" office:value="0.00000107654707526562">
            <text:p>1.07654707527E-06</text:p>
          </table:table-cell>
          <table:table-cell/>
        </table:table-row>
        <table:table-row table:style-name="ro1">
          <table:table-cell office:value-type="float" office:value="225024093">
            <text:p>225024093</text:p>
          </table:table-cell>
          <table:table-cell office:value-type="float" office:value="242.3">
            <text:p>242.3</text:p>
          </table:table-cell>
          <table:table-cell table:formula="of:=[.B1051]/[.A1051]" office:value-type="float" office:value="0.00000107677358797309">
            <text:p>1.07677358797E-06</text:p>
          </table:table-cell>
          <table:table-cell/>
        </table:table-row>
        <table:table-row table:style-name="ro1">
          <table:table-cell office:value-type="float" office:value="225022877">
            <text:p>225022877</text:p>
          </table:table-cell>
          <table:table-cell office:value-type="float" office:value="242.5">
            <text:p>242.5</text:p>
          </table:table-cell>
          <table:table-cell table:formula="of:=[.B1052]/[.A1052]" office:value-type="float" office:value="0.0000010776682052643">
            <text:p>1.07766820526E-06</text:p>
          </table:table-cell>
          <table:table-cell/>
        </table:table-row>
        <table:table-row table:style-name="ro1">
          <table:table-cell office:value-type="float" office:value="224950794">
            <text:p>224950794</text:p>
          </table:table-cell>
          <table:table-cell office:value-type="float" office:value="242.5">
            <text:p>242.5</text:p>
          </table:table-cell>
          <table:table-cell table:formula="of:=[.B1053]/[.A1053]" office:value-type="float" office:value="0.0000010780135321505">
            <text:p>1.07801353215E-06</text:p>
          </table:table-cell>
          <table:table-cell/>
        </table:table-row>
        <table:table-row table:style-name="ro1">
          <table:table-cell office:value-type="float" office:value="224787875">
            <text:p>224787875</text:p>
          </table:table-cell>
          <table:table-cell office:value-type="float" office:value="242.4">
            <text:p>242.4</text:p>
          </table:table-cell>
          <table:table-cell table:formula="of:=[.B1054]/[.A1054]" office:value-type="float" office:value="0.000001078349977729">
            <text:p>1.07834997773E-06</text:p>
          </table:table-cell>
          <table:table-cell/>
        </table:table-row>
        <table:table-row table:style-name="ro1">
          <table:table-cell office:value-type="float" office:value="224769514">
            <text:p>224769514</text:p>
          </table:table-cell>
          <table:table-cell office:value-type="float" office:value="242.5">
            <text:p>242.5</text:p>
          </table:table-cell>
          <table:table-cell table:formula="of:=[.B1055]/[.A1055]" office:value-type="float" office:value="0.00000107888296630832">
            <text:p>1.07888296631E-06</text:p>
          </table:table-cell>
          <table:table-cell/>
        </table:table-row>
        <table:table-row table:style-name="ro1">
          <table:table-cell office:value-type="float" office:value="224759192">
            <text:p>224759192</text:p>
          </table:table-cell>
          <table:table-cell office:value-type="float" office:value="242.6">
            <text:p>242.6</text:p>
          </table:table-cell>
          <table:table-cell table:formula="of:=[.B1056]/[.A1056]" office:value-type="float" office:value="0.00000107937743431646">
            <text:p>1.07937743432E-06</text:p>
          </table:table-cell>
          <table:table-cell/>
        </table:table-row>
        <table:table-row table:style-name="ro1">
          <table:table-cell office:value-type="float" office:value="224601032">
            <text:p>224601032</text:p>
          </table:table-cell>
          <table:table-cell office:value-type="float" office:value="242.5">
            <text:p>242.5</text:p>
          </table:table-cell>
          <table:table-cell table:formula="of:=[.B1057]/[.A1057]" office:value-type="float" office:value="0.0000010796922785288">
            <text:p>1.07969227853E-06</text:p>
          </table:table-cell>
          <table:table-cell/>
        </table:table-row>
        <table:table-row table:style-name="ro1">
          <table:table-cell office:value-type="float" office:value="224678194">
            <text:p>224678194</text:p>
          </table:table-cell>
          <table:table-cell office:value-type="float" office:value="242.4">
            <text:p>242.4</text:p>
          </table:table-cell>
          <table:table-cell table:formula="of:=[.B1058]/[.A1058]" office:value-type="float" office:value="0.00000107887639509867">
            <text:p>1.07887639510E-06</text:p>
          </table:table-cell>
          <table:table-cell/>
        </table:table-row>
        <table:table-row table:style-name="ro1">
          <table:table-cell office:value-type="float" office:value="224771115">
            <text:p>224771115</text:p>
          </table:table-cell>
          <table:table-cell office:value-type="float" office:value="242.2">
            <text:p>242.2</text:p>
          </table:table-cell>
          <table:table-cell table:formula="of:=[.B1059]/[.A1059]" office:value-type="float" office:value="0.00000107754059056921">
            <text:p>1.07754059057E-06</text:p>
          </table:table-cell>
          <table:table-cell/>
        </table:table-row>
        <table:table-row table:style-name="ro1">
          <table:table-cell office:value-type="float" office:value="224842563">
            <text:p>224842563</text:p>
          </table:table-cell>
          <table:table-cell office:value-type="float" office:value="242.1">
            <text:p>242.1</text:p>
          </table:table-cell>
          <table:table-cell table:formula="of:=[.B1060]/[.A1060]" office:value-type="float" office:value="0.00000107675342590718">
            <text:p>1.07675342591E-06</text:p>
          </table:table-cell>
          <table:table-cell/>
        </table:table-row>
        <table:table-row table:style-name="ro1">
          <table:table-cell office:value-type="float" office:value="224859479">
            <text:p>224859479</text:p>
          </table:table-cell>
          <table:table-cell office:value-type="float" office:value="242.1">
            <text:p>242.1</text:p>
          </table:table-cell>
          <table:table-cell table:formula="of:=[.B1061]/[.A1061]" office:value-type="float" office:value="0.00000107667242260221">
            <text:p>1.07667242260E-06</text:p>
          </table:table-cell>
          <table:table-cell/>
        </table:table-row>
        <table:table-row table:style-name="ro1">
          <table:table-cell office:value-type="float" office:value="224855772">
            <text:p>224855772</text:p>
          </table:table-cell>
          <table:table-cell office:value-type="float" office:value="241.8">
            <text:p>241.8</text:p>
          </table:table-cell>
          <table:table-cell table:formula="of:=[.B1062]/[.A1062]" office:value-type="float" office:value="0.00000107535598419061">
            <text:p>1.07535598419E-06</text:p>
          </table:table-cell>
          <table:table-cell/>
        </table:table-row>
        <table:table-row table:style-name="ro1">
          <table:table-cell office:value-type="float" office:value="224756433">
            <text:p>224756433</text:p>
          </table:table-cell>
          <table:table-cell office:value-type="float" office:value="241.7">
            <text:p>241.7</text:p>
          </table:table-cell>
          <table:table-cell table:formula="of:=[.B1063]/[.A1063]" office:value-type="float" office:value="0.00000107538634945323">
            <text:p>1.07538634945E-06</text:p>
          </table:table-cell>
          <table:table-cell/>
        </table:table-row>
        <table:table-row table:style-name="ro1">
          <table:table-cell office:value-type="float" office:value="224802714">
            <text:p>224802714</text:p>
          </table:table-cell>
          <table:table-cell office:value-type="float" office:value="241.7">
            <text:p>241.7</text:p>
          </table:table-cell>
          <table:table-cell table:formula="of:=[.B1064]/[.A1064]" office:value-type="float" office:value="0.00000107516495552629">
            <text:p>1.07516495553E-06</text:p>
          </table:table-cell>
          <table:table-cell/>
        </table:table-row>
        <table:table-row table:style-name="ro1">
          <table:table-cell office:value-type="float" office:value="224727120">
            <text:p>224727120</text:p>
          </table:table-cell>
          <table:table-cell office:value-type="float" office:value="241.7">
            <text:p>241.7</text:p>
          </table:table-cell>
          <table:table-cell table:formula="of:=[.B1065]/[.A1065]" office:value-type="float" office:value="0.00000107552662090806">
            <text:p>1.07552662091E-06</text:p>
          </table:table-cell>
          <table:table-cell/>
        </table:table-row>
        <table:table-row table:style-name="ro1">
          <table:table-cell office:value-type="float" office:value="224775402">
            <text:p>224775402</text:p>
          </table:table-cell>
          <table:table-cell office:value-type="float" office:value="241.8">
            <text:p>241.8</text:p>
          </table:table-cell>
          <table:table-cell table:formula="of:=[.B1066]/[.A1066]" office:value-type="float" office:value="0.00000107574048516216">
            <text:p>1.07574048516E-06</text:p>
          </table:table-cell>
          <table:table-cell/>
        </table:table-row>
        <table:table-row table:style-name="ro1">
          <table:table-cell office:value-type="float" office:value="224823143">
            <text:p>224823143</text:p>
          </table:table-cell>
          <table:table-cell office:value-type="float" office:value="241.8">
            <text:p>241.8</text:p>
          </table:table-cell>
          <table:table-cell table:formula="of:=[.B1067]/[.A1067]" office:value-type="float" office:value="0.00000107551205260039">
            <text:p>1.07551205260E-06</text:p>
          </table:table-cell>
          <table:table-cell/>
        </table:table-row>
        <table:table-row table:style-name="ro1">
          <table:table-cell office:value-type="float" office:value="224930214">
            <text:p>224930214</text:p>
          </table:table-cell>
          <table:table-cell office:value-type="float" office:value="241.9">
            <text:p>241.9</text:p>
          </table:table-cell>
          <table:table-cell table:formula="of:=[.B1068]/[.A1068]" office:value-type="float" office:value="0.00000107544467103028">
            <text:p>1.07544467103E-06</text:p>
          </table:table-cell>
          <table:table-cell/>
        </table:table-row>
        <table:table-row table:style-name="ro1">
          <table:table-cell office:value-type="float" office:value="224957634">
            <text:p>224957634</text:p>
          </table:table-cell>
          <table:table-cell office:value-type="float" office:value="241.9">
            <text:p>241.9</text:p>
          </table:table-cell>
          <table:table-cell table:formula="of:=[.B1069]/[.A1069]" office:value-type="float" office:value="0.0000010753135854905">
            <text:p>1.07531358549E-06</text:p>
          </table:table-cell>
          <table:table-cell/>
        </table:table-row>
        <table:table-row table:style-name="ro1">
          <table:table-cell office:value-type="float" office:value="224981117">
            <text:p>224981117</text:p>
          </table:table-cell>
          <table:table-cell office:value-type="float" office:value="241.8">
            <text:p>241.8</text:p>
          </table:table-cell>
          <table:table-cell table:formula="of:=[.B1070]/[.A1070]" office:value-type="float" office:value="0.00000107475686503948">
            <text:p>1.07475686504E-06</text:p>
          </table:table-cell>
          <table:table-cell/>
        </table:table-row>
        <table:table-row table:style-name="ro1">
          <table:table-cell office:value-type="float" office:value="224822512">
            <text:p>224822512</text:p>
          </table:table-cell>
          <table:table-cell office:value-type="float" office:value="241.8">
            <text:p>241.8</text:p>
          </table:table-cell>
          <table:table-cell table:formula="of:=[.B1071]/[.A1071]" office:value-type="float" office:value="0.00000107551507119536">
            <text:p>1.07551507120E-06</text:p>
          </table:table-cell>
          <table:table-cell/>
        </table:table-row>
        <table:table-row table:style-name="ro1">
          <table:table-cell office:value-type="float" office:value="224971010">
            <text:p>224971010</text:p>
          </table:table-cell>
          <table:table-cell office:value-type="float" office:value="241.7">
            <text:p>241.7</text:p>
          </table:table-cell>
          <table:table-cell table:formula="of:=[.B1072]/[.A1072]" office:value-type="float" office:value="0.000001074360647623">
            <text:p>1.07436064762E-06</text:p>
          </table:table-cell>
          <table:table-cell/>
        </table:table-row>
        <table:table-row table:style-name="ro1">
          <table:table-cell office:value-type="float" office:value="225012784">
            <text:p>225012784</text:p>
          </table:table-cell>
          <table:table-cell office:value-type="float" office:value="241.8">
            <text:p>241.8</text:p>
          </table:table-cell>
          <table:table-cell table:formula="of:=[.B1073]/[.A1073]" office:value-type="float" office:value="0.00000107460560996392">
            <text:p>1.07460560996E-06</text:p>
          </table:table-cell>
          <table:table-cell/>
        </table:table-row>
        <table:table-row table:style-name="ro1">
          <table:table-cell office:value-type="float" office:value="225028279">
            <text:p>225028279</text:p>
          </table:table-cell>
          <table:table-cell office:value-type="float" office:value="242.2">
            <text:p>242.2</text:p>
          </table:table-cell>
          <table:table-cell table:formula="of:=[.B1074]/[.A1074]" office:value-type="float" office:value="0.00000107630916912447">
            <text:p>1.07630916912E-06</text:p>
          </table:table-cell>
          <table:table-cell/>
        </table:table-row>
        <table:table-row table:style-name="ro1">
          <table:table-cell office:value-type="float" office:value="224939339">
            <text:p>224939339</text:p>
          </table:table-cell>
          <table:table-cell office:value-type="float" office:value="242.3">
            <text:p>242.3</text:p>
          </table:table-cell>
          <table:table-cell table:formula="of:=[.B1075]/[.A1075]" office:value-type="float" office:value="0.00000107717930121596">
            <text:p>1.07717930122E-06</text:p>
          </table:table-cell>
          <table:table-cell/>
        </table:table-row>
        <table:table-row table:style-name="ro1">
          <table:table-cell office:value-type="float" office:value="224800816">
            <text:p>224800816</text:p>
          </table:table-cell>
          <table:table-cell office:value-type="float" office:value="242.2">
            <text:p>242.2</text:p>
          </table:table-cell>
          <table:table-cell table:formula="of:=[.B1076]/[.A1076]" office:value-type="float" office:value="0.00000107739822439079">
            <text:p>1.07739822439E-06</text:p>
          </table:table-cell>
          <table:table-cell/>
        </table:table-row>
        <table:table-row table:style-name="ro1">
          <table:table-cell office:value-type="float" office:value="224664334">
            <text:p>224664334</text:p>
          </table:table-cell>
          <table:table-cell office:value-type="float" office:value="242.3">
            <text:p>242.3</text:p>
          </table:table-cell>
          <table:table-cell table:formula="of:=[.B1077]/[.A1077]" office:value-type="float" office:value="0.00000107849784470017">
            <text:p>1.07849784470E-06</text:p>
          </table:table-cell>
          <table:table-cell/>
        </table:table-row>
        <table:table-row table:style-name="ro1">
          <table:table-cell office:value-type="float" office:value="224703854">
            <text:p>224703854</text:p>
          </table:table-cell>
          <table:table-cell office:value-type="float" office:value="242.4">
            <text:p>242.4</text:p>
          </table:table-cell>
          <table:table-cell table:formula="of:=[.B1078]/[.A1078]" office:value-type="float" office:value="0.00000107875319308052">
            <text:p>1.07875319308E-06</text:p>
          </table:table-cell>
          <table:table-cell/>
        </table:table-row>
        <table:table-row table:style-name="ro1">
          <table:table-cell office:value-type="float" office:value="224390437">
            <text:p>224390437</text:p>
          </table:table-cell>
          <table:table-cell office:value-type="float" office:value="242.4">
            <text:p>242.4</text:p>
          </table:table-cell>
          <table:table-cell table:formula="of:=[.B1079]/[.A1079]" office:value-type="float" office:value="0.00000108025993995457">
            <text:p>1.08025993995E-06</text:p>
          </table:table-cell>
          <table:table-cell/>
        </table:table-row>
        <table:table-row table:style-name="ro1">
          <table:table-cell office:value-type="float" office:value="224310674">
            <text:p>224310674</text:p>
          </table:table-cell>
          <table:table-cell office:value-type="float" office:value="242.3">
            <text:p>242.3</text:p>
          </table:table-cell>
          <table:table-cell table:formula="of:=[.B1080]/[.A1080]" office:value-type="float" office:value="0.00000108019826109568">
            <text:p>1.08019826110E-06</text:p>
          </table:table-cell>
          <table:table-cell/>
        </table:table-row>
        <table:table-row table:style-name="ro1">
          <table:table-cell office:value-type="float" office:value="224314655">
            <text:p>224314655</text:p>
          </table:table-cell>
          <table:table-cell office:value-type="float" office:value="242.3">
            <text:p>242.3</text:p>
          </table:table-cell>
          <table:table-cell table:formula="of:=[.B1081]/[.A1081]" office:value-type="float" office:value="0.00000108017909039425">
            <text:p>1.08017909039E-06</text:p>
          </table:table-cell>
          <table:table-cell/>
        </table:table-row>
        <table:table-row table:style-name="ro1">
          <table:table-cell office:value-type="float" office:value="224394885">
            <text:p>224394885</text:p>
          </table:table-cell>
          <table:table-cell office:value-type="float" office:value="242.2">
            <text:p>242.2</text:p>
          </table:table-cell>
          <table:table-cell table:formula="of:=[.B1082]/[.A1082]" office:value-type="float" office:value="0.00000107934724091416">
            <text:p>1.07934724091E-06</text:p>
          </table:table-cell>
          <table:table-cell/>
        </table:table-row>
        <table:table-row table:style-name="ro1">
          <table:table-cell office:value-type="float" office:value="224485804">
            <text:p>224485804</text:p>
          </table:table-cell>
          <table:table-cell office:value-type="float" office:value="242">
            <text:p>242</text:p>
          </table:table-cell>
          <table:table-cell table:formula="of:=[.B1083]/[.A1083]" office:value-type="float" office:value="0.00000107801916953288">
            <text:p>1.07801916953E-06</text:p>
          </table:table-cell>
          <table:table-cell/>
        </table:table-row>
        <table:table-row table:style-name="ro1">
          <table:table-cell office:value-type="float" office:value="224414705">
            <text:p>224414705</text:p>
          </table:table-cell>
          <table:table-cell office:value-type="float" office:value="241.6">
            <text:p>241.6</text:p>
          </table:table-cell>
          <table:table-cell table:formula="of:=[.B1084]/[.A1084]" office:value-type="float" office:value="0.00000107657829285296">
            <text:p>1.07657829285E-06</text:p>
          </table:table-cell>
          <table:table-cell/>
        </table:table-row>
        <table:table-row table:style-name="ro1">
          <table:table-cell office:value-type="float" office:value="224455191">
            <text:p>224455191</text:p>
          </table:table-cell>
          <table:table-cell office:value-type="float" office:value="241.7">
            <text:p>241.7</text:p>
          </table:table-cell>
          <table:table-cell table:formula="of:=[.B1085]/[.A1085]" office:value-type="float" office:value="0.00000107682962876987">
            <text:p>1.07682962877E-06</text:p>
          </table:table-cell>
          <table:table-cell/>
        </table:table-row>
        <table:table-row table:style-name="ro1">
          <table:table-cell office:value-type="float" office:value="224452216">
            <text:p>224452216</text:p>
          </table:table-cell>
          <table:table-cell office:value-type="float" office:value="241.8">
            <text:p>241.8</text:p>
          </table:table-cell>
          <table:table-cell table:formula="of:=[.B1086]/[.A1086]" office:value-type="float" office:value="0.00000107728943072676">
            <text:p>1.07728943073E-06</text:p>
          </table:table-cell>
          <table:table-cell/>
        </table:table-row>
        <table:table-row table:style-name="ro1">
          <table:table-cell office:value-type="float" office:value="224409104">
            <text:p>224409104</text:p>
          </table:table-cell>
          <table:table-cell office:value-type="float" office:value="241.7">
            <text:p>241.7</text:p>
          </table:table-cell>
          <table:table-cell table:formula="of:=[.B1087]/[.A1087]" office:value-type="float" office:value="0.00000107705077776167">
            <text:p>1.07705077776E-06</text:p>
          </table:table-cell>
          <table:table-cell/>
        </table:table-row>
        <table:table-row table:style-name="ro1">
          <table:table-cell office:value-type="float" office:value="224415892">
            <text:p>224415892</text:p>
          </table:table-cell>
          <table:table-cell office:value-type="float" office:value="241.9">
            <text:p>241.9</text:p>
          </table:table-cell>
          <table:table-cell table:formula="of:=[.B1088]/[.A1088]" office:value-type="float" office:value="0.00000107790940224501">
            <text:p>1.07790940225E-06</text:p>
          </table:table-cell>
          <table:table-cell/>
        </table:table-row>
        <table:table-row table:style-name="ro1">
          <table:table-cell office:value-type="float" office:value="224332597">
            <text:p>224332597</text:p>
          </table:table-cell>
          <table:table-cell office:value-type="float" office:value="241.8">
            <text:p>241.8</text:p>
          </table:table-cell>
          <table:table-cell table:formula="of:=[.B1089]/[.A1089]" office:value-type="float" office:value="0.00000107786386478645">
            <text:p>1.07786386479E-06</text:p>
          </table:table-cell>
          <table:table-cell/>
        </table:table-row>
        <table:table-row table:style-name="ro1">
          <table:table-cell office:value-type="float" office:value="224378357">
            <text:p>224378357</text:p>
          </table:table-cell>
          <table:table-cell office:value-type="float" office:value="241.7">
            <text:p>241.7</text:p>
          </table:table-cell>
          <table:table-cell table:formula="of:=[.B1090]/[.A1090]" office:value-type="float" office:value="0.00000107719836811177">
            <text:p>1.07719836811E-06</text:p>
          </table:table-cell>
          <table:table-cell/>
        </table:table-row>
        <table:table-row table:style-name="ro1">
          <table:table-cell office:value-type="float" office:value="224531129">
            <text:p>224531129</text:p>
          </table:table-cell>
          <table:table-cell office:value-type="float" office:value="241.9">
            <text:p>241.9</text:p>
          </table:table-cell>
          <table:table-cell table:formula="of:=[.B1091]/[.A1091]" office:value-type="float" office:value="0.00000107735618253628">
            <text:p>1.07735618254E-06</text:p>
          </table:table-cell>
          <table:table-cell/>
        </table:table-row>
        <table:table-row table:style-name="ro1">
          <table:table-cell office:value-type="float" office:value="224715785">
            <text:p>224715785</text:p>
          </table:table-cell>
          <table:table-cell office:value-type="float" office:value="241.9">
            <text:p>241.9</text:p>
          </table:table-cell>
          <table:table-cell table:formula="of:=[.B1092]/[.A1092]" office:value-type="float" office:value="0.00000107647088521174">
            <text:p>1.07647088521E-06</text:p>
          </table:table-cell>
          <table:table-cell/>
        </table:table-row>
        <table:table-row table:style-name="ro1">
          <table:table-cell office:value-type="float" office:value="224789236">
            <text:p>224789236</text:p>
          </table:table-cell>
          <table:table-cell office:value-type="float" office:value="241.9">
            <text:p>241.9</text:p>
          </table:table-cell>
          <table:table-cell table:formula="of:=[.B1093]/[.A1093]" office:value-type="float" office:value="0.00000107611914300025">
            <text:p>1.07611914300E-06</text:p>
          </table:table-cell>
          <table:table-cell/>
        </table:table-row>
        <table:table-row table:style-name="ro1">
          <table:table-cell office:value-type="float" office:value="224796050">
            <text:p>224796050</text:p>
          </table:table-cell>
          <table:table-cell office:value-type="float" office:value="241.9">
            <text:p>241.9</text:p>
          </table:table-cell>
          <table:table-cell table:formula="of:=[.B1094]/[.A1094]" office:value-type="float" office:value="0.00000107608652376232">
            <text:p>1.07608652376E-06</text:p>
          </table:table-cell>
          <table:table-cell/>
        </table:table-row>
        <table:table-row table:style-name="ro1">
          <table:table-cell office:value-type="float" office:value="224881479">
            <text:p>224881479</text:p>
          </table:table-cell>
          <table:table-cell office:value-type="float" office:value="242.1">
            <text:p>242.1</text:p>
          </table:table-cell>
          <table:table-cell table:formula="of:=[.B1095]/[.A1095]" office:value-type="float" office:value="0.00000107656709248164">
            <text:p>1.07656709248E-06</text:p>
          </table:table-cell>
          <table:table-cell/>
        </table:table-row>
        <table:table-row table:style-name="ro1">
          <table:table-cell office:value-type="float" office:value="224867134">
            <text:p>224867134</text:p>
          </table:table-cell>
          <table:table-cell office:value-type="float" office:value="241.8">
            <text:p>241.8</text:p>
          </table:table-cell>
          <table:table-cell table:formula="of:=[.B1096]/[.A1096]" office:value-type="float" office:value="0.00000107530164901733">
            <text:p>1.07530164902E-06</text:p>
          </table:table-cell>
          <table:table-cell/>
        </table:table-row>
        <table:table-row table:style-name="ro1">
          <table:table-cell office:value-type="float" office:value="224819550">
            <text:p>224819550</text:p>
          </table:table-cell>
          <table:table-cell office:value-type="float" office:value="241.9">
            <text:p>241.9</text:p>
          </table:table-cell>
          <table:table-cell table:formula="of:=[.B1097]/[.A1097]" office:value-type="float" office:value="0.00000107597404229303">
            <text:p>1.07597404229E-06</text:p>
          </table:table-cell>
          <table:table-cell/>
        </table:table-row>
        <table:table-row table:style-name="ro1">
          <table:table-cell office:value-type="float" office:value="224790233">
            <text:p>224790233</text:p>
          </table:table-cell>
          <table:table-cell office:value-type="float" office:value="241.9">
            <text:p>241.9</text:p>
          </table:table-cell>
          <table:table-cell table:formula="of:=[.B1098]/[.A1098]" office:value-type="float" office:value="0.00000107611437014703">
            <text:p>1.07611437015E-06</text:p>
          </table:table-cell>
          <table:table-cell/>
        </table:table-row>
        <table:table-row table:style-name="ro1">
          <table:table-cell office:value-type="float" office:value="224711235">
            <text:p>224711235</text:p>
          </table:table-cell>
          <table:table-cell office:value-type="float" office:value="242.1">
            <text:p>242.1</text:p>
          </table:table-cell>
          <table:table-cell table:formula="of:=[.B1099]/[.A1099]" office:value-type="float" office:value="0.00000107738271297383">
            <text:p>1.07738271297E-06</text:p>
          </table:table-cell>
          <table:table-cell/>
        </table:table-row>
        <table:table-row table:style-name="ro1">
          <table:table-cell office:value-type="float" office:value="224613890">
            <text:p>224613890</text:p>
          </table:table-cell>
          <table:table-cell office:value-type="float" office:value="242.1">
            <text:p>242.1</text:p>
          </table:table-cell>
          <table:table-cell table:formula="of:=[.B1100]/[.A1100]" office:value-type="float" office:value="0.00000107784963788304">
            <text:p>1.07784963788E-06</text:p>
          </table:table-cell>
          <table:table-cell/>
        </table:table-row>
        <table:table-row table:style-name="ro1">
          <table:table-cell office:value-type="float" office:value="224408706">
            <text:p>224408706</text:p>
          </table:table-cell>
          <table:table-cell office:value-type="float" office:value="242.4">
            <text:p>242.4</text:p>
          </table:table-cell>
          <table:table-cell table:formula="of:=[.B1101]/[.A1101]" office:value-type="float" office:value="0.00000108017199653564">
            <text:p>1.08017199654E-06</text:p>
          </table:table-cell>
          <table:table-cell/>
        </table:table-row>
        <table:table-row table:style-name="ro1">
          <table:table-cell office:value-type="float" office:value="224393678">
            <text:p>224393678</text:p>
          </table:table-cell>
          <table:table-cell office:value-type="float" office:value="242.4">
            <text:p>242.4</text:p>
          </table:table-cell>
          <table:table-cell table:formula="of:=[.B1102]/[.A1102]" office:value-type="float" office:value="0.00000108024433736498">
            <text:p>1.08024433736E-06</text:p>
          </table:table-cell>
          <table:table-cell/>
        </table:table-row>
        <table:table-row table:style-name="ro1">
          <table:table-cell office:value-type="float" office:value="224357558">
            <text:p>224357558</text:p>
          </table:table-cell>
          <table:table-cell office:value-type="float" office:value="242.4">
            <text:p>242.4</text:p>
          </table:table-cell>
          <table:table-cell table:formula="of:=[.B1103]/[.A1103]" office:value-type="float" office:value="0.00000108041824915923">
            <text:p>1.08041824916E-06</text:p>
          </table:table-cell>
          <table:table-cell/>
        </table:table-row>
        <table:table-row table:style-name="ro1">
          <table:table-cell office:value-type="float" office:value="224355500">
            <text:p>224355500</text:p>
          </table:table-cell>
          <table:table-cell office:value-type="float" office:value="242.5">
            <text:p>242.5</text:p>
          </table:table-cell>
          <table:table-cell table:formula="of:=[.B1104]/[.A1104]" office:value-type="float" office:value="0.00000108087388096124">
            <text:p>1.08087388096E-06</text:p>
          </table:table-cell>
          <table:table-cell/>
        </table:table-row>
        <table:table-row table:style-name="ro1">
          <table:table-cell office:value-type="float" office:value="224378609">
            <text:p>224378609</text:p>
          </table:table-cell>
          <table:table-cell office:value-type="float" office:value="242.4">
            <text:p>242.4</text:p>
          </table:table-cell>
          <table:table-cell table:formula="of:=[.B1105]/[.A1105]" office:value-type="float" office:value="0.0000010803168852874">
            <text:p>1.08031688529E-06</text:p>
          </table:table-cell>
          <table:table-cell/>
        </table:table-row>
        <table:table-row table:style-name="ro1">
          <table:table-cell office:value-type="float" office:value="224412772">
            <text:p>224412772</text:p>
          </table:table-cell>
          <table:table-cell office:value-type="float" office:value="242.3">
            <text:p>242.3</text:p>
          </table:table-cell>
          <table:table-cell table:formula="of:=[.B1106]/[.A1106]" office:value-type="float" office:value="0.00000107970681811283">
            <text:p>1.07970681811E-06</text:p>
          </table:table-cell>
          <table:table-cell/>
        </table:table-row>
        <table:table-row table:style-name="ro1">
          <table:table-cell office:value-type="float" office:value="224267901">
            <text:p>224267901</text:p>
          </table:table-cell>
          <table:table-cell office:value-type="float" office:value="242.4">
            <text:p>242.4</text:p>
          </table:table-cell>
          <table:table-cell table:formula="of:=[.B1107]/[.A1107]" office:value-type="float" office:value="0.00000108085017480946">
            <text:p>1.08085017481E-06</text:p>
          </table:table-cell>
          <table:table-cell/>
        </table:table-row>
        <table:table-row table:style-name="ro1">
          <table:table-cell office:value-type="float" office:value="224313287">
            <text:p>224313287</text:p>
          </table:table-cell>
          <table:table-cell office:value-type="float" office:value="242.2">
            <text:p>242.2</text:p>
          </table:table-cell>
          <table:table-cell table:formula="of:=[.B1108]/[.A1108]" office:value-type="float" office:value="0.00000107973987292157">
            <text:p>1.07973987292E-06</text:p>
          </table:table-cell>
          <table:table-cell/>
        </table:table-row>
        <table:table-row table:style-name="ro1">
          <table:table-cell office:value-type="float" office:value="224379918">
            <text:p>224379918</text:p>
          </table:table-cell>
          <table:table-cell office:value-type="float" office:value="242.2">
            <text:p>242.2</text:p>
          </table:table-cell>
          <table:table-cell table:formula="of:=[.B1109]/[.A1109]" office:value-type="float" office:value="0.00000107941923750948">
            <text:p>1.07941923751E-06</text:p>
          </table:table-cell>
          <table:table-cell/>
        </table:table-row>
        <table:table-row table:style-name="ro1">
          <table:table-cell office:value-type="float" office:value="224407596">
            <text:p>224407596</text:p>
          </table:table-cell>
          <table:table-cell office:value-type="float" office:value="242.2">
            <text:p>242.2</text:p>
          </table:table-cell>
          <table:table-cell table:formula="of:=[.B1110]/[.A1110]" office:value-type="float" office:value="0.00000107928610402297">
            <text:p>1.07928610402E-06</text:p>
          </table:table-cell>
          <table:table-cell/>
        </table:table-row>
        <table:table-row table:style-name="ro1">
          <table:table-cell office:value-type="float" office:value="224339137">
            <text:p>224339137</text:p>
          </table:table-cell>
          <table:table-cell office:value-type="float" office:value="242.1">
            <text:p>242.1</text:p>
          </table:table-cell>
          <table:table-cell table:formula="of:=[.B1111]/[.A1111]" office:value-type="float" office:value="0.00000107916970367948">
            <text:p>1.07916970368E-06</text:p>
          </table:table-cell>
          <table:table-cell/>
        </table:table-row>
        <table:table-row table:style-name="ro1">
          <table:table-cell office:value-type="float" office:value="224458894">
            <text:p>224458894</text:p>
          </table:table-cell>
          <table:table-cell office:value-type="float" office:value="242.5">
            <text:p>242.5</text:p>
          </table:table-cell>
          <table:table-cell table:formula="of:=[.B1112]/[.A1112]" office:value-type="float" office:value="0.00000108037599080391">
            <text:p>1.08037599080E-06</text:p>
          </table:table-cell>
          <table:table-cell/>
        </table:table-row>
        <table:table-row table:style-name="ro1">
          <table:table-cell office:value-type="float" office:value="224410508">
            <text:p>224410508</text:p>
          </table:table-cell>
          <table:table-cell office:value-type="float" office:value="242.7">
            <text:p>242.7</text:p>
          </table:table-cell>
          <table:table-cell table:formula="of:=[.B1113]/[.A1113]" office:value-type="float" office:value="0.00000108150015862894">
            <text:p>1.08150015863E-06</text:p>
          </table:table-cell>
          <table:table-cell/>
        </table:table-row>
        <table:table-row table:style-name="ro1">
          <table:table-cell office:value-type="float" office:value="224431681">
            <text:p>224431681</text:p>
          </table:table-cell>
          <table:table-cell office:value-type="float" office:value="242.6">
            <text:p>242.6</text:p>
          </table:table-cell>
          <table:table-cell table:formula="of:=[.B1114]/[.A1114]" office:value-type="float" office:value="0.00000108095255945617">
            <text:p>1.08095255946E-06</text:p>
          </table:table-cell>
          <table:table-cell/>
        </table:table-row>
        <table:table-row table:style-name="ro1">
          <table:table-cell office:value-type="float" office:value="224518719">
            <text:p>224518719</text:p>
          </table:table-cell>
          <table:table-cell office:value-type="float" office:value="242.5">
            <text:p>242.5</text:p>
          </table:table-cell>
          <table:table-cell table:formula="of:=[.B1115]/[.A1115]" office:value-type="float" office:value="0.00000108008811505824">
            <text:p>1.08008811506E-06</text:p>
          </table:table-cell>
          <table:table-cell/>
        </table:table-row>
        <table:table-row table:style-name="ro1">
          <table:table-cell office:value-type="float" office:value="224542912">
            <text:p>224542912</text:p>
          </table:table-cell>
          <table:table-cell office:value-type="float" office:value="242.6">
            <text:p>242.6</text:p>
          </table:table-cell>
          <table:table-cell table:formula="of:=[.B1116]/[.A1116]" office:value-type="float" office:value="0.00000108041709194544">
            <text:p>1.08041709195E-06</text:p>
          </table:table-cell>
          <table:table-cell/>
        </table:table-row>
        <table:table-row table:style-name="ro1">
          <table:table-cell office:value-type="float" office:value="224722667">
            <text:p>224722667</text:p>
          </table:table-cell>
          <table:table-cell office:value-type="float" office:value="242.5">
            <text:p>242.5</text:p>
          </table:table-cell>
          <table:table-cell table:formula="of:=[.B1117]/[.A1117]" office:value-type="float" office:value="0.00000107910787655435">
            <text:p>1.07910787655E-06</text:p>
          </table:table-cell>
          <table:table-cell/>
        </table:table-row>
        <table:table-row table:style-name="ro1">
          <table:table-cell office:value-type="float" office:value="224804536">
            <text:p>224804536</text:p>
          </table:table-cell>
          <table:table-cell office:value-type="float" office:value="242.1">
            <text:p>242.1</text:p>
          </table:table-cell>
          <table:table-cell table:formula="of:=[.B1118]/[.A1118]" office:value-type="float" office:value="0.00000107693556503682">
            <text:p>1.07693556504E-06</text:p>
          </table:table-cell>
          <table:table-cell/>
        </table:table-row>
        <table:table-row table:style-name="ro1">
          <table:table-cell office:value-type="float" office:value="224919947">
            <text:p>224919947</text:p>
          </table:table-cell>
          <table:table-cell office:value-type="float" office:value="242.1">
            <text:p>242.1</text:p>
          </table:table-cell>
          <table:table-cell table:formula="of:=[.B1119]/[.A1119]" office:value-type="float" office:value="0.00000107638296749199">
            <text:p>1.07638296749E-06</text:p>
          </table:table-cell>
          <table:table-cell/>
        </table:table-row>
        <table:table-row table:style-name="ro1">
          <table:table-cell office:value-type="float" office:value="224934683">
            <text:p>224934683</text:p>
          </table:table-cell>
          <table:table-cell office:value-type="float" office:value="242">
            <text:p>242</text:p>
          </table:table-cell>
          <table:table-cell table:formula="of:=[.B1120]/[.A1120]" office:value-type="float" office:value="0.00000107586787760961">
            <text:p>1.07586787761E-06</text:p>
          </table:table-cell>
          <table:table-cell/>
        </table:table-row>
        <table:table-row table:style-name="ro1">
          <table:table-cell office:value-type="float" office:value="225001517">
            <text:p>225001517</text:p>
          </table:table-cell>
          <table:table-cell office:value-type="float" office:value="242.1">
            <text:p>242.1</text:p>
          </table:table-cell>
          <table:table-cell table:formula="of:=[.B1121]/[.A1121]" office:value-type="float" office:value="0.0000010759927454178">
            <text:p>1.07599274542E-06</text:p>
          </table:table-cell>
          <table:table-cell/>
        </table:table-row>
        <table:table-row table:style-name="ro1">
          <table:table-cell office:value-type="float" office:value="224948183">
            <text:p>224948183</text:p>
          </table:table-cell>
          <table:table-cell office:value-type="float" office:value="242.8">
            <text:p>242.8</text:p>
          </table:table-cell>
          <table:table-cell table:formula="of:=[.B1122]/[.A1122]" office:value-type="float" office:value="0.00000107935968524805">
            <text:p>1.07935968525E-06</text:p>
          </table:table-cell>
          <table:table-cell/>
        </table:table-row>
        <table:table-row table:style-name="ro1">
          <table:table-cell office:value-type="float" office:value="224831367">
            <text:p>224831367</text:p>
          </table:table-cell>
          <table:table-cell office:value-type="float" office:value="243.1">
            <text:p>243.1</text:p>
          </table:table-cell>
          <table:table-cell table:formula="of:=[.B1123]/[.A1123]" office:value-type="float" office:value="0.00000108125482330942">
            <text:p>1.08125482331E-06</text:p>
          </table:table-cell>
          <table:table-cell/>
        </table:table-row>
        <table:table-row table:style-name="ro1">
          <table:table-cell office:value-type="float" office:value="224813809">
            <text:p>224813809</text:p>
          </table:table-cell>
          <table:table-cell office:value-type="float" office:value="243.3">
            <text:p>243.3</text:p>
          </table:table-cell>
          <table:table-cell table:formula="of:=[.B1124]/[.A1124]" office:value-type="float" office:value="0.00000108222889457827">
            <text:p>1.08222889458E-06</text:p>
          </table:table-cell>
          <table:table-cell/>
        </table:table-row>
        <table:table-row table:style-name="ro1">
          <table:table-cell office:value-type="float" office:value="224858850">
            <text:p>224858850</text:p>
          </table:table-cell>
          <table:table-cell office:value-type="float" office:value="243.4">
            <text:p>243.4</text:p>
          </table:table-cell>
          <table:table-cell table:formula="of:=[.B1125]/[.A1125]" office:value-type="float" office:value="0.0000010824568390348">
            <text:p>1.08245683903E-06</text:p>
          </table:table-cell>
          <table:table-cell/>
        </table:table-row>
        <table:table-row table:style-name="ro1">
          <table:table-cell office:value-type="float" office:value="224666202">
            <text:p>224666202</text:p>
          </table:table-cell>
          <table:table-cell office:value-type="float" office:value="243.3">
            <text:p>243.3</text:p>
          </table:table-cell>
          <table:table-cell table:formula="of:=[.B1126]/[.A1126]" office:value-type="float" office:value="0.00000108293992524964">
            <text:p>1.08293992525E-06</text:p>
          </table:table-cell>
          <table:table-cell/>
        </table:table-row>
        <table:table-row table:style-name="ro1">
          <table:table-cell office:value-type="float" office:value="224737518">
            <text:p>224737518</text:p>
          </table:table-cell>
          <table:table-cell office:value-type="float" office:value="243.3">
            <text:p>243.3</text:p>
          </table:table-cell>
          <table:table-cell table:formula="of:=[.B1127]/[.A1127]" office:value-type="float" office:value="0.00000108259627571396">
            <text:p>1.08259627571E-06</text:p>
          </table:table-cell>
          <table:table-cell/>
        </table:table-row>
        <table:table-row table:style-name="ro1">
          <table:table-cell office:value-type="float" office:value="224745405">
            <text:p>224745405</text:p>
          </table:table-cell>
          <table:table-cell office:value-type="float" office:value="243.4">
            <text:p>243.4</text:p>
          </table:table-cell>
          <table:table-cell table:formula="of:=[.B1128]/[.A1128]" office:value-type="float" office:value="0.00000108300323203493">
            <text:p>1.08300323203E-06</text:p>
          </table:table-cell>
          <table:table-cell/>
        </table:table-row>
        <table:table-row table:style-name="ro1">
          <table:table-cell office:value-type="float" office:value="224801763">
            <text:p>224801763</text:p>
          </table:table-cell>
          <table:table-cell office:value-type="float" office:value="243.2">
            <text:p>243.2</text:p>
          </table:table-cell>
          <table:table-cell table:formula="of:=[.B1129]/[.A1129]" office:value-type="float" office:value="0.00000108184204943268">
            <text:p>1.08184204943E-06</text:p>
          </table:table-cell>
          <table:table-cell/>
        </table:table-row>
        <table:table-row table:style-name="ro1">
          <table:table-cell office:value-type="float" office:value="225043708">
            <text:p>225043708</text:p>
          </table:table-cell>
          <table:table-cell office:value-type="float" office:value="243.2">
            <text:p>243.2</text:p>
          </table:table-cell>
          <table:table-cell table:formula="of:=[.B1130]/[.A1130]" office:value-type="float" office:value="0.0000010806789585959">
            <text:p>1.08067895860E-06</text:p>
          </table:table-cell>
          <table:table-cell/>
        </table:table-row>
        <table:table-row table:style-name="ro1">
          <table:table-cell office:value-type="float" office:value="225140582">
            <text:p>225140582</text:p>
          </table:table-cell>
          <table:table-cell office:value-type="float" office:value="243.1">
            <text:p>243.1</text:p>
          </table:table-cell>
          <table:table-cell table:formula="of:=[.B1131]/[.A1131]" office:value-type="float" office:value="0.00000107976979467878">
            <text:p>1.07976979468E-06</text:p>
          </table:table-cell>
          <table:table-cell/>
        </table:table-row>
        <table:table-row table:style-name="ro1">
          <table:table-cell office:value-type="float" office:value="225068876">
            <text:p>225068876</text:p>
          </table:table-cell>
          <table:table-cell office:value-type="float" office:value="243.2">
            <text:p>243.2</text:p>
          </table:table-cell>
          <table:table-cell table:formula="of:=[.B1132]/[.A1132]" office:value-type="float" office:value="0.00000108055811324174">
            <text:p>1.08055811324E-06</text:p>
          </table:table-cell>
          <table:table-cell/>
        </table:table-row>
        <table:table-row table:style-name="ro1">
          <table:table-cell office:value-type="float" office:value="225015354">
            <text:p>225015354</text:p>
          </table:table-cell>
          <table:table-cell office:value-type="float" office:value="243.2">
            <text:p>243.2</text:p>
          </table:table-cell>
          <table:table-cell table:formula="of:=[.B1133]/[.A1133]" office:value-type="float" office:value="0.00000108081513406414">
            <text:p>1.08081513406E-06</text:p>
          </table:table-cell>
          <table:table-cell/>
        </table:table-row>
        <table:table-row table:style-name="ro1">
          <table:table-cell office:value-type="float" office:value="224957785">
            <text:p>224957785</text:p>
          </table:table-cell>
          <table:table-cell office:value-type="float" office:value="243.3">
            <text:p>243.3</text:p>
          </table:table-cell>
          <table:table-cell table:formula="of:=[.B1134]/[.A1134]" office:value-type="float" office:value="0.00000108153625356864">
            <text:p>1.08153625357E-06</text:p>
          </table:table-cell>
          <table:table-cell/>
        </table:table-row>
        <table:table-row table:style-name="ro1">
          <table:table-cell office:value-type="float" office:value="224897920">
            <text:p>224897920</text:p>
          </table:table-cell>
          <table:table-cell office:value-type="float" office:value="242.7">
            <text:p>242.7</text:p>
          </table:table-cell>
          <table:table-cell table:formula="of:=[.B1135]/[.A1135]" office:value-type="float" office:value="0.00000107915626787478">
            <text:p>1.07915626787E-06</text:p>
          </table:table-cell>
          <table:table-cell/>
        </table:table-row>
        <table:table-row table:style-name="ro1">
          <table:table-cell office:value-type="float" office:value="224658147">
            <text:p>224658147</text:p>
          </table:table-cell>
          <table:table-cell office:value-type="float" office:value="242.7">
            <text:p>242.7</text:p>
          </table:table-cell>
          <table:table-cell table:formula="of:=[.B1136]/[.A1136]" office:value-type="float" office:value="0.00000108030802906961">
            <text:p>1.08030802907E-06</text:p>
          </table:table-cell>
          <table:table-cell/>
        </table:table-row>
        <table:table-row table:style-name="ro1">
          <table:table-cell office:value-type="float" office:value="224656144">
            <text:p>224656144</text:p>
          </table:table-cell>
          <table:table-cell office:value-type="float" office:value="242.7">
            <text:p>242.7</text:p>
          </table:table-cell>
          <table:table-cell table:formula="of:=[.B1137]/[.A1137]" office:value-type="float" office:value="0.00000108031766093163">
            <text:p>1.08031766093E-06</text:p>
          </table:table-cell>
          <table:table-cell/>
        </table:table-row>
        <table:table-row table:style-name="ro1">
          <table:table-cell office:value-type="float" office:value="224588216">
            <text:p>224588216</text:p>
          </table:table-cell>
          <table:table-cell office:value-type="float" office:value="242.5">
            <text:p>242.5</text:p>
          </table:table-cell>
          <table:table-cell table:formula="of:=[.B1138]/[.A1138]" office:value-type="float" office:value="0.00000107975389056031">
            <text:p>1.07975389056E-06</text:p>
          </table:table-cell>
          <table:table-cell/>
        </table:table-row>
        <table:table-row table:style-name="ro1">
          <table:table-cell office:value-type="float" office:value="224656902">
            <text:p>224656902</text:p>
          </table:table-cell>
          <table:table-cell office:value-type="float" office:value="242.7">
            <text:p>242.7</text:p>
          </table:table-cell>
          <table:table-cell table:formula="of:=[.B1139]/[.A1139]" office:value-type="float" office:value="0.00000108031401590324">
            <text:p>1.08031401590E-06</text:p>
          </table:table-cell>
          <table:table-cell/>
        </table:table-row>
        <table:table-row table:style-name="ro1">
          <table:table-cell office:value-type="float" office:value="225312968">
            <text:p>225312968</text:p>
          </table:table-cell>
          <table:table-cell office:value-type="float" office:value="242.7">
            <text:p>242.7</text:p>
          </table:table-cell>
          <table:table-cell table:formula="of:=[.B1140]/[.A1140]" office:value-type="float" office:value="0.00000107716835899121">
            <text:p>1.07716835899E-06</text:p>
          </table:table-cell>
          <table:table-cell/>
        </table:table-row>
        <table:table-row table:style-name="ro1">
          <table:table-cell office:value-type="float" office:value="225469207">
            <text:p>225469207</text:p>
          </table:table-cell>
          <table:table-cell office:value-type="float" office:value="242.4">
            <text:p>242.4</text:p>
          </table:table-cell>
          <table:table-cell table:formula="of:=[.B1141]/[.A1141]" office:value-type="float" office:value="0.00000107509137600329">
            <text:p>1.07509137600E-06</text:p>
          </table:table-cell>
          <table:table-cell/>
        </table:table-row>
        <table:table-row table:style-name="ro1">
          <table:table-cell office:value-type="float" office:value="225628884">
            <text:p>225628884</text:p>
          </table:table-cell>
          <table:table-cell office:value-type="float" office:value="242.4">
            <text:p>242.4</text:p>
          </table:table-cell>
          <table:table-cell table:formula="of:=[.B1142]/[.A1142]" office:value-type="float" office:value="0.00000107433053651056">
            <text:p>1.07433053651E-06</text:p>
          </table:table-cell>
          <table:table-cell/>
        </table:table-row>
        <table:table-row table:style-name="ro1">
          <table:table-cell office:value-type="float" office:value="225731429">
            <text:p>225731429</text:p>
          </table:table-cell>
          <table:table-cell office:value-type="float" office:value="242.5">
            <text:p>242.5</text:p>
          </table:table-cell>
          <table:table-cell table:formula="of:=[.B1143]/[.A1143]" office:value-type="float" office:value="0.00000107428549526437">
            <text:p>1.07428549526E-06</text:p>
          </table:table-cell>
          <table:table-cell/>
        </table:table-row>
        <table:table-row table:style-name="ro1">
          <table:table-cell office:value-type="float" office:value="225741468">
            <text:p>225741468</text:p>
          </table:table-cell>
          <table:table-cell office:value-type="float" office:value="242.3">
            <text:p>242.3</text:p>
          </table:table-cell>
          <table:table-cell table:formula="of:=[.B1144]/[.A1144]" office:value-type="float" office:value="0.00000107335175121657">
            <text:p>1.07335175122E-06</text:p>
          </table:table-cell>
          <table:table-cell/>
        </table:table-row>
        <table:table-row table:style-name="ro1">
          <table:table-cell office:value-type="float" office:value="225625628">
            <text:p>225625628</text:p>
          </table:table-cell>
          <table:table-cell office:value-type="float" office:value="242.2">
            <text:p>242.2</text:p>
          </table:table-cell>
          <table:table-cell table:formula="of:=[.B1145]/[.A1145]" office:value-type="float" office:value="0.00000107345961603263">
            <text:p>1.07345961603E-06</text:p>
          </table:table-cell>
          <table:table-cell/>
        </table:table-row>
        <table:table-row table:style-name="ro1">
          <table:table-cell office:value-type="float" office:value="225731826">
            <text:p>225731826</text:p>
          </table:table-cell>
          <table:table-cell office:value-type="float" office:value="242.4">
            <text:p>242.4</text:p>
          </table:table-cell>
          <table:table-cell table:formula="of:=[.B1146]/[.A1146]" office:value-type="float" office:value="0.00000107384060234377">
            <text:p>1.07384060234E-06</text:p>
          </table:table-cell>
          <table:table-cell/>
        </table:table-row>
        <table:table-row table:style-name="ro1">
          <table:table-cell office:value-type="float" office:value="225568841">
            <text:p>225568841</text:p>
          </table:table-cell>
          <table:table-cell office:value-type="float" office:value="242.3">
            <text:p>242.3</text:p>
          </table:table-cell>
          <table:table-cell table:formula="of:=[.B1147]/[.A1147]" office:value-type="float" office:value="0.00000107417318334317">
            <text:p>1.07417318334E-06</text:p>
          </table:table-cell>
          <table:table-cell/>
        </table:table-row>
        <table:table-row table:style-name="ro1">
          <table:table-cell office:value-type="float" office:value="225620470">
            <text:p>225620470</text:p>
          </table:table-cell>
          <table:table-cell office:value-type="float" office:value="242.2">
            <text:p>242.2</text:p>
          </table:table-cell>
          <table:table-cell table:formula="of:=[.B1148]/[.A1148]" office:value-type="float" office:value="0.00000107348415682318">
            <text:p>1.07348415682E-06</text:p>
          </table:table-cell>
          <table:table-cell/>
        </table:table-row>
        <table:table-row table:style-name="ro1">
          <table:table-cell office:value-type="float" office:value="225555083">
            <text:p>225555083</text:p>
          </table:table-cell>
          <table:table-cell office:value-type="float" office:value="242.4">
            <text:p>242.4</text:p>
          </table:table-cell>
          <table:table-cell table:formula="of:=[.B1149]/[.A1149]" office:value-type="float" office:value="0.00000107468205449398">
            <text:p>1.07468205449E-06</text:p>
          </table:table-cell>
          <table:table-cell/>
        </table:table-row>
        <table:table-row table:style-name="ro1">
          <table:table-cell office:value-type="float" office:value="225583231">
            <text:p>225583231</text:p>
          </table:table-cell>
          <table:table-cell office:value-type="float" office:value="242.1">
            <text:p>242.1</text:p>
          </table:table-cell>
          <table:table-cell table:formula="of:=[.B1150]/[.A1150]" office:value-type="float" office:value="0.00000107321807089464">
            <text:p>1.07321807089E-06</text:p>
          </table:table-cell>
          <table:table-cell/>
        </table:table-row>
        <table:table-row table:style-name="ro1">
          <table:table-cell office:value-type="float" office:value="225573214">
            <text:p>225573214</text:p>
          </table:table-cell>
          <table:table-cell office:value-type="float" office:value="242">
            <text:p>242</text:p>
          </table:table-cell>
          <table:table-cell table:formula="of:=[.B1151]/[.A1151]" office:value-type="float" office:value="0.00000107282241410099">
            <text:p>1.07282241410E-06</text:p>
          </table:table-cell>
          <table:table-cell/>
        </table:table-row>
        <table:table-row table:style-name="ro1">
          <table:table-cell office:value-type="float" office:value="225405182">
            <text:p>225405182</text:p>
          </table:table-cell>
          <table:table-cell office:value-type="float" office:value="242.2">
            <text:p>242.2</text:p>
          </table:table-cell>
          <table:table-cell table:formula="of:=[.B1152]/[.A1152]" office:value-type="float" office:value="0.00000107450945826081">
            <text:p>1.07450945826E-06</text:p>
          </table:table-cell>
          <table:table-cell/>
        </table:table-row>
        <table:table-row table:style-name="ro1">
          <table:table-cell office:value-type="float" office:value="225050150">
            <text:p>225050150</text:p>
          </table:table-cell>
          <table:table-cell office:value-type="float" office:value="242">
            <text:p>242</text:p>
          </table:table-cell>
          <table:table-cell table:formula="of:=[.B1153]/[.A1153]" office:value-type="float" office:value="0.00000107531587959395">
            <text:p>1.07531587959E-06</text:p>
          </table:table-cell>
          <table:table-cell/>
        </table:table-row>
        <table:table-row table:style-name="ro1">
          <table:table-cell office:value-type="float" office:value="225075548">
            <text:p>225075548</text:p>
          </table:table-cell>
          <table:table-cell office:value-type="float" office:value="241.9">
            <text:p>241.9</text:p>
          </table:table-cell>
          <table:table-cell table:formula="of:=[.B1154]/[.A1154]" office:value-type="float" office:value="0.00000107475024341605">
            <text:p>1.07475024342E-06</text:p>
          </table:table-cell>
          <table:table-cell/>
        </table:table-row>
        <table:table-row table:style-name="ro1">
          <table:table-cell office:value-type="float" office:value="225037572">
            <text:p>225037572</text:p>
          </table:table-cell>
          <table:table-cell office:value-type="float" office:value="241.9">
            <text:p>241.9</text:p>
          </table:table-cell>
          <table:table-cell table:formula="of:=[.B1155]/[.A1155]" office:value-type="float" office:value="0.00000107493161186435">
            <text:p>1.07493161186E-06</text:p>
          </table:table-cell>
          <table:table-cell/>
        </table:table-row>
        <table:table-row table:style-name="ro1">
          <table:table-cell office:value-type="float" office:value="224894072">
            <text:p>224894072</text:p>
          </table:table-cell>
          <table:table-cell office:value-type="float" office:value="241.8">
            <text:p>241.8</text:p>
          </table:table-cell>
          <table:table-cell table:formula="of:=[.B1156]/[.A1156]" office:value-type="float" office:value="0.00000107517284848664">
            <text:p>1.07517284849E-06</text:p>
          </table:table-cell>
          <table:table-cell/>
        </table:table-row>
        <table:table-row table:style-name="ro1">
          <table:table-cell office:value-type="float" office:value="225146464">
            <text:p>225146464</text:p>
          </table:table-cell>
          <table:table-cell office:value-type="float" office:value="242">
            <text:p>242</text:p>
          </table:table-cell>
          <table:table-cell table:formula="of:=[.B1157]/[.A1157]" office:value-type="float" office:value="0.00000107485587692819">
            <text:p>1.07485587693E-06</text:p>
          </table:table-cell>
          <table:table-cell/>
        </table:table-row>
        <table:table-row table:style-name="ro1">
          <table:table-cell office:value-type="float" office:value="225155282">
            <text:p>225155282</text:p>
          </table:table-cell>
          <table:table-cell office:value-type="float" office:value="242.2">
            <text:p>242.2</text:p>
          </table:table-cell>
          <table:table-cell table:formula="of:=[.B1158]/[.A1158]" office:value-type="float" office:value="0.00000107570205703635">
            <text:p>1.07570205704E-06</text:p>
          </table:table-cell>
          <table:table-cell/>
        </table:table-row>
        <table:table-row table:style-name="ro1">
          <table:table-cell office:value-type="float" office:value="224993701">
            <text:p>224993701</text:p>
          </table:table-cell>
          <table:table-cell office:value-type="float" office:value="242.2">
            <text:p>242.2</text:p>
          </table:table-cell>
          <table:table-cell table:formula="of:=[.B1159]/[.A1159]" office:value-type="float" office:value="0.00000107647458094838">
            <text:p>1.07647458095E-06</text:p>
          </table:table-cell>
          <table:table-cell/>
        </table:table-row>
        <table:table-row table:style-name="ro1">
          <table:table-cell office:value-type="float" office:value="224864949">
            <text:p>224864949</text:p>
          </table:table-cell>
          <table:table-cell office:value-type="float" office:value="242.2">
            <text:p>242.2</text:p>
          </table:table-cell>
          <table:table-cell table:formula="of:=[.B1160]/[.A1160]" office:value-type="float" office:value="0.00000107709094315095">
            <text:p>1.07709094315E-06</text:p>
          </table:table-cell>
          <table:table-cell/>
        </table:table-row>
        <table:table-row table:style-name="ro1">
          <table:table-cell office:value-type="float" office:value="224946904">
            <text:p>224946904</text:p>
          </table:table-cell>
          <table:table-cell office:value-type="float" office:value="242.2">
            <text:p>242.2</text:p>
          </table:table-cell>
          <table:table-cell table:formula="of:=[.B1161]/[.A1161]" office:value-type="float" office:value="0.00000107669852615531">
            <text:p>1.07669852616E-06</text:p>
          </table:table-cell>
          <table:table-cell/>
        </table:table-row>
        <table:table-row table:style-name="ro1">
          <table:table-cell office:value-type="float" office:value="224749576">
            <text:p>224749576</text:p>
          </table:table-cell>
          <table:table-cell office:value-type="float" office:value="242">
            <text:p>242</text:p>
          </table:table-cell>
          <table:table-cell table:formula="of:=[.B1162]/[.A1162]" office:value-type="float" office:value="0.00000107675397794744">
            <text:p>1.07675397795E-06</text:p>
          </table:table-cell>
          <table:table-cell/>
        </table:table-row>
        <table:table-row table:style-name="ro1">
          <table:table-cell office:value-type="float" office:value="224787889">
            <text:p>224787889</text:p>
          </table:table-cell>
          <table:table-cell office:value-type="float" office:value="241.9">
            <text:p>241.9</text:p>
          </table:table-cell>
          <table:table-cell table:formula="of:=[.B1163]/[.A1163]" office:value-type="float" office:value="0.0000010761255914459">
            <text:p>1.07612559145E-06</text:p>
          </table:table-cell>
          <table:table-cell/>
        </table:table-row>
        <table:table-row table:style-name="ro1">
          <table:table-cell office:value-type="float" office:value="224820895">
            <text:p>224820895</text:p>
          </table:table-cell>
          <table:table-cell office:value-type="float" office:value="241.9">
            <text:p>241.9</text:p>
          </table:table-cell>
          <table:table-cell table:formula="of:=[.B1164]/[.A1164]" office:value-type="float" office:value="0.00000107596760523527">
            <text:p>1.07596760524E-06</text:p>
          </table:table-cell>
          <table:table-cell/>
        </table:table-row>
        <table:table-row table:style-name="ro1">
          <table:table-cell office:value-type="float" office:value="224763455">
            <text:p>224763455</text:p>
          </table:table-cell>
          <table:table-cell office:value-type="float" office:value="242">
            <text:p>242</text:p>
          </table:table-cell>
          <table:table-cell table:formula="of:=[.B1165]/[.A1165]" office:value-type="float" office:value="0.00000107668748907602">
            <text:p>1.07668748908E-06</text:p>
          </table:table-cell>
          <table:table-cell/>
        </table:table-row>
        <table:table-row table:style-name="ro1">
          <table:table-cell office:value-type="float" office:value="224774197">
            <text:p>224774197</text:p>
          </table:table-cell>
          <table:table-cell office:value-type="float" office:value="242">
            <text:p>242</text:p>
          </table:table-cell>
          <table:table-cell table:formula="of:=[.B1166]/[.A1166]" office:value-type="float" office:value="0.00000107663603398392">
            <text:p>1.07663603398E-06</text:p>
          </table:table-cell>
          <table:table-cell/>
        </table:table-row>
        <table:table-row table:style-name="ro1">
          <table:table-cell office:value-type="float" office:value="224824470">
            <text:p>224824470</text:p>
          </table:table-cell>
          <table:table-cell office:value-type="float" office:value="241.9">
            <text:p>241.9</text:p>
          </table:table-cell>
          <table:table-cell table:formula="of:=[.B1167]/[.A1167]" office:value-type="float" office:value="0.00000107595049595802">
            <text:p>1.07595049596E-06</text:p>
          </table:table-cell>
          <table:table-cell/>
        </table:table-row>
        <table:table-row table:style-name="ro1">
          <table:table-cell office:value-type="float" office:value="224541361">
            <text:p>224541361</text:p>
          </table:table-cell>
          <table:table-cell office:value-type="float" office:value="241.8">
            <text:p>241.8</text:p>
          </table:table-cell>
          <table:table-cell table:formula="of:=[.B1168]/[.A1168]" office:value-type="float" office:value="0.000001076861736845">
            <text:p>1.07686173685E-06</text:p>
          </table:table-cell>
          <table:table-cell/>
        </table:table-row>
        <table:table-row table:style-name="ro1">
          <table:table-cell office:value-type="float" office:value="224515263">
            <text:p>224515263</text:p>
          </table:table-cell>
          <table:table-cell office:value-type="float" office:value="241.7">
            <text:p>241.7</text:p>
          </table:table-cell>
          <table:table-cell table:formula="of:=[.B1169]/[.A1169]" office:value-type="float" office:value="0.0000010765415088951">
            <text:p>1.07654150890E-06</text:p>
          </table:table-cell>
          <table:table-cell/>
        </table:table-row>
        <table:table-row table:style-name="ro1">
          <table:table-cell office:value-type="float" office:value="224563781">
            <text:p>224563781</text:p>
          </table:table-cell>
          <table:table-cell office:value-type="float" office:value="242">
            <text:p>242</text:p>
          </table:table-cell>
          <table:table-cell table:formula="of:=[.B1170]/[.A1170]" office:value-type="float" office:value="0.00000107764484068782">
            <text:p>1.07764484069E-06</text:p>
          </table:table-cell>
          <table:table-cell/>
        </table:table-row>
        <table:table-row table:style-name="ro1">
          <table:table-cell office:value-type="float" office:value="224473635">
            <text:p>224473635</text:p>
          </table:table-cell>
          <table:table-cell office:value-type="float" office:value="241.8">
            <text:p>241.8</text:p>
          </table:table-cell>
          <table:table-cell table:formula="of:=[.B1171]/[.A1171]" office:value-type="float" office:value="0.00000107718663708546">
            <text:p>1.07718663709E-06</text:p>
          </table:table-cell>
          <table:table-cell/>
        </table:table-row>
        <table:table-row table:style-name="ro1">
          <table:table-cell office:value-type="float" office:value="224367879">
            <text:p>224367879</text:p>
          </table:table-cell>
          <table:table-cell office:value-type="float" office:value="241.9">
            <text:p>241.9</text:p>
          </table:table-cell>
          <table:table-cell table:formula="of:=[.B1172]/[.A1172]" office:value-type="float" office:value="0.00000107814006656452">
            <text:p>1.07814006656E-06</text:p>
          </table:table-cell>
          <table:table-cell/>
        </table:table-row>
        <table:table-row table:style-name="ro1">
          <table:table-cell office:value-type="float" office:value="224362583">
            <text:p>224362583</text:p>
          </table:table-cell>
          <table:table-cell office:value-type="float" office:value="241.9">
            <text:p>241.9</text:p>
          </table:table-cell>
          <table:table-cell table:formula="of:=[.B1173]/[.A1173]" office:value-type="float" office:value="0.00000107816551568227">
            <text:p>1.07816551568E-06</text:p>
          </table:table-cell>
          <table:table-cell/>
        </table:table-row>
        <table:table-row table:style-name="ro1">
          <table:table-cell office:value-type="float" office:value="224318170">
            <text:p>224318170</text:p>
          </table:table-cell>
          <table:table-cell office:value-type="float" office:value="242">
            <text:p>242</text:p>
          </table:table-cell>
          <table:table-cell table:formula="of:=[.B1174]/[.A1174]" office:value-type="float" office:value="0.00000107882477821569">
            <text:p>1.07882477822E-06</text:p>
          </table:table-cell>
          <table:table-cell/>
        </table:table-row>
        <table:table-row table:style-name="ro1">
          <table:table-cell office:value-type="float" office:value="224422470">
            <text:p>224422470</text:p>
          </table:table-cell>
          <table:table-cell office:value-type="float" office:value="242">
            <text:p>242</text:p>
          </table:table-cell>
          <table:table-cell table:formula="of:=[.B1175]/[.A1175]" office:value-type="float" office:value="0.00000107832339604853">
            <text:p>1.07832339605E-06</text:p>
          </table:table-cell>
          <table:table-cell/>
        </table:table-row>
        <table:table-row table:style-name="ro1">
          <table:table-cell office:value-type="float" office:value="224584595">
            <text:p>224584595</text:p>
          </table:table-cell>
          <table:table-cell office:value-type="float" office:value="242.1">
            <text:p>242.1</text:p>
          </table:table-cell>
          <table:table-cell table:formula="of:=[.B1176]/[.A1176]" office:value-type="float" office:value="0.00000107799023347973">
            <text:p>1.07799023348E-06</text:p>
          </table:table-cell>
          <table:table-cell/>
        </table:table-row>
        <table:table-row table:style-name="ro1">
          <table:table-cell office:value-type="float" office:value="224623687">
            <text:p>224623687</text:p>
          </table:table-cell>
          <table:table-cell office:value-type="float" office:value="242.2">
            <text:p>242.2</text:p>
          </table:table-cell>
          <table:table-cell table:formula="of:=[.B1177]/[.A1177]" office:value-type="float" office:value="0.00000107824781631333">
            <text:p>1.07824781631E-06</text:p>
          </table:table-cell>
          <table:table-cell/>
        </table:table-row>
        <table:table-row table:style-name="ro1">
          <table:table-cell office:value-type="float" office:value="224665371">
            <text:p>224665371</text:p>
          </table:table-cell>
          <table:table-cell office:value-type="float" office:value="242">
            <text:p>242</text:p>
          </table:table-cell>
          <table:table-cell table:formula="of:=[.B1178]/[.A1178]" office:value-type="float" office:value="0.00000107715754734627">
            <text:p>1.07715754735E-06</text:p>
          </table:table-cell>
          <table:table-cell/>
        </table:table-row>
        <table:table-row table:style-name="ro1">
          <table:table-cell office:value-type="float" office:value="224661619">
            <text:p>224661619</text:p>
          </table:table-cell>
          <table:table-cell office:value-type="float" office:value="242.2">
            <text:p>242.2</text:p>
          </table:table-cell>
          <table:table-cell table:formula="of:=[.B1179]/[.A1179]" office:value-type="float" office:value="0.00000107806576431731">
            <text:p>1.07806576432E-06</text:p>
          </table:table-cell>
          <table:table-cell/>
        </table:table-row>
        <table:table-row table:style-name="ro1">
          <table:table-cell office:value-type="float" office:value="224526021">
            <text:p>224526021</text:p>
          </table:table-cell>
          <table:table-cell office:value-type="float" office:value="241.7">
            <text:p>241.7</text:p>
          </table:table-cell>
          <table:table-cell table:formula="of:=[.B1180]/[.A1180]" office:value-type="float" office:value="0.00000107648992719646">
            <text:p>1.07648992720E-06</text:p>
          </table:table-cell>
          <table:table-cell/>
        </table:table-row>
        <table:table-row table:style-name="ro1">
          <table:table-cell office:value-type="float" office:value="224507113">
            <text:p>224507113</text:p>
          </table:table-cell>
          <table:table-cell office:value-type="float" office:value="241.3">
            <text:p>241.3</text:p>
          </table:table-cell>
          <table:table-cell table:formula="of:=[.B1181]/[.A1181]" office:value-type="float" office:value="0.00000107479890848714">
            <text:p>1.07479890849E-06</text:p>
          </table:table-cell>
          <table:table-cell/>
        </table:table-row>
        <table:table-row table:style-name="ro1">
          <table:table-cell office:value-type="float" office:value="224488934">
            <text:p>224488934</text:p>
          </table:table-cell>
          <table:table-cell office:value-type="float" office:value="241.3">
            <text:p>241.3</text:p>
          </table:table-cell>
          <table:table-cell table:formula="of:=[.B1182]/[.A1182]" office:value-type="float" office:value="0.00000107488594515755">
            <text:p>1.07488594516E-06</text:p>
          </table:table-cell>
          <table:table-cell/>
        </table:table-row>
        <table:table-row table:style-name="ro1">
          <table:table-cell office:value-type="float" office:value="224529966">
            <text:p>224529966</text:p>
          </table:table-cell>
          <table:table-cell office:value-type="float" office:value="241.3">
            <text:p>241.3</text:p>
          </table:table-cell>
          <table:table-cell table:formula="of:=[.B1183]/[.A1183]" office:value-type="float" office:value="0.00000107468951382641">
            <text:p>1.07468951383E-06</text:p>
          </table:table-cell>
          <table:table-cell/>
        </table:table-row>
        <table:table-row table:style-name="ro1">
          <table:table-cell office:value-type="float" office:value="224566521">
            <text:p>224566521</text:p>
          </table:table-cell>
          <table:table-cell office:value-type="float" office:value="241.4">
            <text:p>241.4</text:p>
          </table:table-cell>
          <table:table-cell table:formula="of:=[.B1184]/[.A1184]" office:value-type="float" office:value="0.0000010749598779241">
            <text:p>1.07495987792E-06</text:p>
          </table:table-cell>
          <table:table-cell/>
        </table:table-row>
        <table:table-row table:style-name="ro1">
          <table:table-cell office:value-type="float" office:value="224446497">
            <text:p>224446497</text:p>
          </table:table-cell>
          <table:table-cell office:value-type="float" office:value="241.4">
            <text:p>241.4</text:p>
          </table:table-cell>
          <table:table-cell table:formula="of:=[.B1185]/[.A1185]" office:value-type="float" office:value="0.0000010755347186372">
            <text:p>1.07553471864E-06</text:p>
          </table:table-cell>
          <table:table-cell/>
        </table:table-row>
        <table:table-row table:style-name="ro1">
          <table:table-cell office:value-type="float" office:value="224343461">
            <text:p>224343461</text:p>
          </table:table-cell>
          <table:table-cell office:value-type="float" office:value="241.4">
            <text:p>241.4</text:p>
          </table:table-cell>
          <table:table-cell table:formula="of:=[.B1186]/[.A1186]" office:value-type="float" office:value="0.00000107602868799461">
            <text:p>1.07602868799E-06</text:p>
          </table:table-cell>
          <table:table-cell/>
        </table:table-row>
        <table:table-row table:style-name="ro1">
          <table:table-cell office:value-type="float" office:value="224275457">
            <text:p>224275457</text:p>
          </table:table-cell>
          <table:table-cell office:value-type="float" office:value="241.5">
            <text:p>241.5</text:p>
          </table:table-cell>
          <table:table-cell table:formula="of:=[.B1187]/[.A1187]" office:value-type="float" office:value="0.00000107680083781972">
            <text:p>1.07680083782E-06</text:p>
          </table:table-cell>
          <table:table-cell/>
        </table:table-row>
        <table:table-row table:style-name="ro1">
          <table:table-cell office:value-type="float" office:value="224412824">
            <text:p>224412824</text:p>
          </table:table-cell>
          <table:table-cell office:value-type="float" office:value="241.5">
            <text:p>241.5</text:p>
          </table:table-cell>
          <table:table-cell table:formula="of:=[.B1188]/[.A1188]" office:value-type="float" office:value="0.00000107614170926346">
            <text:p>1.07614170926E-06</text:p>
          </table:table-cell>
          <table:table-cell/>
        </table:table-row>
        <table:table-row table:style-name="ro1">
          <table:table-cell office:value-type="float" office:value="224412933">
            <text:p>224412933</text:p>
          </table:table-cell>
          <table:table-cell office:value-type="float" office:value="241.4">
            <text:p>241.4</text:p>
          </table:table-cell>
          <table:table-cell table:formula="of:=[.B1189]/[.A1189]" office:value-type="float" office:value="0.00000107569557945219">
            <text:p>1.07569557945E-06</text:p>
          </table:table-cell>
          <table:table-cell/>
        </table:table-row>
        <table:table-row table:style-name="ro1">
          <table:table-cell office:value-type="float" office:value="224408093">
            <text:p>224408093</text:p>
          </table:table-cell>
          <table:table-cell office:value-type="float" office:value="241.4">
            <text:p>241.4</text:p>
          </table:table-cell>
          <table:table-cell table:formula="of:=[.B1190]/[.A1190]" office:value-type="float" office:value="0.00000107571877989267">
            <text:p>1.07571877989E-06</text:p>
          </table:table-cell>
          <table:table-cell/>
        </table:table-row>
        <table:table-row table:style-name="ro1">
          <table:table-cell office:value-type="float" office:value="224422344">
            <text:p>224422344</text:p>
          </table:table-cell>
          <table:table-cell office:value-type="float" office:value="241.7">
            <text:p>241.7</text:p>
          </table:table-cell>
          <table:table-cell table:formula="of:=[.B1191]/[.A1191]" office:value-type="float" office:value="0.00000107698723617288">
            <text:p>1.07698723617E-06</text:p>
          </table:table-cell>
          <table:table-cell/>
        </table:table-row>
        <table:table-row table:style-name="ro1">
          <table:table-cell office:value-type="float" office:value="224449136">
            <text:p>224449136</text:p>
          </table:table-cell>
          <table:table-cell office:value-type="float" office:value="241.5">
            <text:p>241.5</text:p>
          </table:table-cell>
          <table:table-cell table:formula="of:=[.B1192]/[.A1192]" office:value-type="float" office:value="0.00000107596760809095">
            <text:p>1.07596760809E-06</text:p>
          </table:table-cell>
          <table:table-cell/>
        </table:table-row>
        <table:table-row table:style-name="ro1">
          <table:table-cell office:value-type="float" office:value="224517023">
            <text:p>224517023</text:p>
          </table:table-cell>
          <table:table-cell office:value-type="float" office:value="241.6">
            <text:p>241.6</text:p>
          </table:table-cell>
          <table:table-cell table:formula="of:=[.B1193]/[.A1193]" office:value-type="float" office:value="0.00000107608766930782">
            <text:p>1.07608766931E-06</text:p>
          </table:table-cell>
          <table:table-cell/>
        </table:table-row>
        <table:table-row table:style-name="ro1">
          <table:table-cell office:value-type="float" office:value="224597428">
            <text:p>224597428</text:p>
          </table:table-cell>
          <table:table-cell office:value-type="float" office:value="241.5">
            <text:p>241.5</text:p>
          </table:table-cell>
          <table:table-cell table:formula="of:=[.B1194]/[.A1194]" office:value-type="float" office:value="0.000001075257193061">
            <text:p>1.07525719306E-06</text:p>
          </table:table-cell>
          <table:table-cell/>
        </table:table-row>
        <table:table-row table:style-name="ro1">
          <table:table-cell office:value-type="float" office:value="224632880">
            <text:p>224632880</text:p>
          </table:table-cell>
          <table:table-cell office:value-type="float" office:value="241.5">
            <text:p>241.5</text:p>
          </table:table-cell>
          <table:table-cell table:formula="of:=[.B1195]/[.A1195]" office:value-type="float" office:value="0.00000107508749387">
            <text:p>1.07508749387E-06</text:p>
          </table:table-cell>
          <table:table-cell/>
        </table:table-row>
        <table:table-row table:style-name="ro1">
          <table:table-cell office:value-type="float" office:value="224537264">
            <text:p>224537264</text:p>
          </table:table-cell>
          <table:table-cell office:value-type="float" office:value="241.3">
            <text:p>241.3</text:p>
          </table:table-cell>
          <table:table-cell table:formula="of:=[.B1196]/[.A1196]" office:value-type="float" office:value="0.00000107465458383781">
            <text:p>1.07465458384E-06</text:p>
          </table:table-cell>
          <table:table-cell/>
        </table:table-row>
        <table:table-row table:style-name="ro1">
          <table:table-cell office:value-type="float" office:value="224674024">
            <text:p>224674024</text:p>
          </table:table-cell>
          <table:table-cell office:value-type="float" office:value="241.3">
            <text:p>241.3</text:p>
          </table:table-cell>
          <table:table-cell table:formula="of:=[.B1197]/[.A1197]" office:value-type="float" office:value="0.0000010740004371845">
            <text:p>1.07400043718E-06</text:p>
          </table:table-cell>
          <table:table-cell/>
        </table:table-row>
        <table:table-row table:style-name="ro1">
          <table:table-cell office:value-type="float" office:value="224585226">
            <text:p>224585226</text:p>
          </table:table-cell>
          <table:table-cell office:value-type="float" office:value="241.3">
            <text:p>241.3</text:p>
          </table:table-cell>
          <table:table-cell table:formula="of:=[.B1198]/[.A1198]" office:value-type="float" office:value="0.00000107442508261875">
            <text:p>1.07442508262E-06</text:p>
          </table:table-cell>
          <table:table-cell/>
        </table:table-row>
        <table:table-row table:style-name="ro1">
          <table:table-cell office:value-type="float" office:value="224142000">
            <text:p>224142000</text:p>
          </table:table-cell>
          <table:table-cell office:value-type="float" office:value="241.4">
            <text:p>241.4</text:p>
          </table:table-cell>
          <table:table-cell table:formula="of:=[.B1199]/[.A1199]" office:value-type="float" office:value="0.00000107699583299872">
            <text:p>1.07699583300E-06</text:p>
          </table:table-cell>
          <table:table-cell/>
        </table:table-row>
        <table:table-row table:style-name="ro1">
          <table:table-cell office:value-type="float" office:value="223888556">
            <text:p>223888556</text:p>
          </table:table-cell>
          <table:table-cell office:value-type="float" office:value="241.4">
            <text:p>241.4</text:p>
          </table:table-cell>
          <table:table-cell table:formula="of:=[.B1200]/[.A1200]" office:value-type="float" office:value="0.00000107821500264623">
            <text:p>1.07821500265E-06</text:p>
          </table:table-cell>
          <table:table-cell/>
        </table:table-row>
        <table:table-row table:style-name="ro1">
          <table:table-cell office:value-type="float" office:value="223945306">
            <text:p>223945306</text:p>
          </table:table-cell>
          <table:table-cell office:value-type="float" office:value="241.6">
            <text:p>241.6</text:p>
          </table:table-cell>
          <table:table-cell table:formula="of:=[.B1201]/[.A1201]" office:value-type="float" office:value="0.00000107883484729079">
            <text:p>1.07883484729E-06</text:p>
          </table:table-cell>
          <table:table-cell/>
        </table:table-row>
        <table:table-row table:style-name="ro1">
          <table:table-cell office:value-type="float" office:value="223974273">
            <text:p>223974273</text:p>
          </table:table-cell>
          <table:table-cell office:value-type="float" office:value="242.4">
            <text:p>242.4</text:p>
          </table:table-cell>
          <table:table-cell table:formula="of:=[.B1202]/[.A1202]" office:value-type="float" office:value="0.00000108226715842493">
            <text:p>1.08226715842E-06</text:p>
          </table:table-cell>
          <table:table-cell/>
        </table:table-row>
        <table:table-row table:style-name="ro1">
          <table:table-cell office:value-type="float" office:value="223998419">
            <text:p>223998419</text:p>
          </table:table-cell>
          <table:table-cell office:value-type="float" office:value="242.3">
            <text:p>242.3</text:p>
          </table:table-cell>
          <table:table-cell table:formula="of:=[.B1203]/[.A1203]" office:value-type="float" office:value="0.00000108170406327734">
            <text:p>1.08170406328E-06</text:p>
          </table:table-cell>
          <table:table-cell/>
        </table:table-row>
        <table:table-row table:style-name="ro1">
          <table:table-cell office:value-type="float" office:value="224020737">
            <text:p>224020737</text:p>
          </table:table-cell>
          <table:table-cell office:value-type="float" office:value="242">
            <text:p>242</text:p>
          </table:table-cell>
          <table:table-cell table:formula="of:=[.B1204]/[.A1204]" office:value-type="float" office:value="0.00000108025713708816">
            <text:p>1.08025713709E-06</text:p>
          </table:table-cell>
          <table:table-cell/>
        </table:table-row>
        <table:table-row table:style-name="ro1">
          <table:table-cell office:value-type="float" office:value="224044509">
            <text:p>224044509</text:p>
          </table:table-cell>
          <table:table-cell office:value-type="float" office:value="242.4">
            <text:p>242.4</text:p>
          </table:table-cell>
          <table:table-cell table:formula="of:=[.B1205]/[.A1205]" office:value-type="float" office:value="0.00000108192787710767">
            <text:p>1.08192787711E-06</text:p>
          </table:table-cell>
          <table:table-cell/>
        </table:table-row>
        <table:table-row table:style-name="ro1">
          <table:table-cell office:value-type="float" office:value="224212127">
            <text:p>224212127</text:p>
          </table:table-cell>
          <table:table-cell office:value-type="float" office:value="242.4">
            <text:p>242.4</text:p>
          </table:table-cell>
          <table:table-cell table:formula="of:=[.B1206]/[.A1206]" office:value-type="float" office:value="0.00000108111904223628">
            <text:p>1.08111904224E-06</text:p>
          </table:table-cell>
          <table:table-cell/>
        </table:table-row>
        <table:table-row table:style-name="ro1">
          <table:table-cell office:value-type="float" office:value="224151823">
            <text:p>224151823</text:p>
          </table:table-cell>
          <table:table-cell office:value-type="float" office:value="242.3">
            <text:p>242.3</text:p>
          </table:table-cell>
          <table:table-cell table:formula="of:=[.B1207]/[.A1207]" office:value-type="float" office:value="0.00000108096377159511">
            <text:p>1.08096377160E-06</text:p>
          </table:table-cell>
          <table:table-cell/>
        </table:table-row>
        <table:table-row table:style-name="ro1">
          <table:table-cell office:value-type="float" office:value="224076028">
            <text:p>224076028</text:p>
          </table:table-cell>
          <table:table-cell office:value-type="float" office:value="242.3">
            <text:p>242.3</text:p>
          </table:table-cell>
          <table:table-cell table:formula="of:=[.B1208]/[.A1208]" office:value-type="float" office:value="0.00000108132941378272">
            <text:p>1.08132941378E-06</text:p>
          </table:table-cell>
          <table:table-cell/>
        </table:table-row>
        <table:table-row table:style-name="ro1">
          <table:table-cell office:value-type="float" office:value="224204355">
            <text:p>224204355</text:p>
          </table:table-cell>
          <table:table-cell office:value-type="float" office:value="242.3">
            <text:p>242.3</text:p>
          </table:table-cell>
          <table:table-cell table:formula="of:=[.B1209]/[.A1209]" office:value-type="float" office:value="0.00000108071049734962">
            <text:p>1.08071049735E-06</text:p>
          </table:table-cell>
          <table:table-cell/>
        </table:table-row>
        <table:table-row table:style-name="ro1">
          <table:table-cell office:value-type="float" office:value="224201973">
            <text:p>224201973</text:p>
          </table:table-cell>
          <table:table-cell office:value-type="float" office:value="242.2">
            <text:p>242.2</text:p>
          </table:table-cell>
          <table:table-cell table:formula="of:=[.B1210]/[.A1210]" office:value-type="float" office:value="0.00000108027595279012">
            <text:p>1.08027595279E-06</text:p>
          </table:table-cell>
          <table:table-cell/>
        </table:table-row>
        <table:table-row table:style-name="ro1">
          <table:table-cell office:value-type="float" office:value="224225668">
            <text:p>224225668</text:p>
          </table:table-cell>
          <table:table-cell office:value-type="float" office:value="242.1">
            <text:p>242.1</text:p>
          </table:table-cell>
          <table:table-cell table:formula="of:=[.B1211]/[.A1211]" office:value-type="float" office:value="0.00000107971581558629">
            <text:p>1.07971581559E-06</text:p>
          </table:table-cell>
          <table:table-cell/>
        </table:table-row>
        <table:table-row table:style-name="ro1">
          <table:table-cell office:value-type="float" office:value="224157795">
            <text:p>224157795</text:p>
          </table:table-cell>
          <table:table-cell office:value-type="float" office:value="242.2">
            <text:p>242.2</text:p>
          </table:table-cell>
          <table:table-cell table:formula="of:=[.B1212]/[.A1212]" office:value-type="float" office:value="0.00000108048885830627">
            <text:p>1.08048885831E-06</text:p>
          </table:table-cell>
          <table:table-cell/>
        </table:table-row>
        <table:table-row table:style-name="ro1">
          <table:table-cell office:value-type="float" office:value="224112185">
            <text:p>224112185</text:p>
          </table:table-cell>
          <table:table-cell office:value-type="float" office:value="242.2">
            <text:p>242.2</text:p>
          </table:table-cell>
          <table:table-cell table:formula="of:=[.B1213]/[.A1213]" office:value-type="float" office:value="0.00000108070875307382">
            <text:p>1.08070875307E-06</text:p>
          </table:table-cell>
          <table:table-cell/>
        </table:table-row>
        <table:table-row table:style-name="ro1">
          <table:table-cell office:value-type="float" office:value="223949133">
            <text:p>223949133</text:p>
          </table:table-cell>
          <table:table-cell office:value-type="float" office:value="242.1">
            <text:p>242.1</text:p>
          </table:table-cell>
          <table:table-cell table:formula="of:=[.B1214]/[.A1214]" office:value-type="float" office:value="0.0000010810490612616">
            <text:p>1.08104906126E-06</text:p>
          </table:table-cell>
          <table:table-cell/>
        </table:table-row>
        <table:table-row table:style-name="ro1">
          <table:table-cell office:value-type="float" office:value="223843047">
            <text:p>223843047</text:p>
          </table:table-cell>
          <table:table-cell office:value-type="float" office:value="242.1">
            <text:p>242.1</text:p>
          </table:table-cell>
          <table:table-cell table:formula="of:=[.B1215]/[.A1215]" office:value-type="float" office:value="0.00000108156140315585">
            <text:p>1.08156140316E-06</text:p>
          </table:table-cell>
          <table:table-cell/>
        </table:table-row>
        <table:table-row table:style-name="ro1">
          <table:table-cell office:value-type="float" office:value="223914413">
            <text:p>223914413</text:p>
          </table:table-cell>
          <table:table-cell office:value-type="float" office:value="242.2">
            <text:p>242.2</text:p>
          </table:table-cell>
          <table:table-cell table:formula="of:=[.B1216]/[.A1216]" office:value-type="float" office:value="0.00000108166328712391">
            <text:p>1.08166328712E-06</text:p>
          </table:table-cell>
          <table:table-cell/>
        </table:table-row>
        <table:table-row table:style-name="ro1">
          <table:table-cell office:value-type="float" office:value="223925432">
            <text:p>223925432</text:p>
          </table:table-cell>
          <table:table-cell office:value-type="float" office:value="242.1">
            <text:p>242.1</text:p>
          </table:table-cell>
          <table:table-cell table:formula="of:=[.B1217]/[.A1217]" office:value-type="float" office:value="0.00000108116348302948">
            <text:p>1.08116348303E-06</text:p>
          </table:table-cell>
          <table:table-cell/>
        </table:table-row>
        <table:table-row table:style-name="ro1">
          <table:table-cell office:value-type="float" office:value="224071910">
            <text:p>224071910</text:p>
          </table:table-cell>
          <table:table-cell office:value-type="float" office:value="242.4">
            <text:p>242.4</text:p>
          </table:table-cell>
          <table:table-cell table:formula="of:=[.B1218]/[.A1218]" office:value-type="float" office:value="0.00000108179557178765">
            <text:p>1.08179557179E-06</text:p>
          </table:table-cell>
          <table:table-cell/>
        </table:table-row>
        <table:table-row table:style-name="ro1">
          <table:table-cell office:value-type="float" office:value="224105654">
            <text:p>224105654</text:p>
          </table:table-cell>
          <table:table-cell office:value-type="float" office:value="242.3">
            <text:p>242.3</text:p>
          </table:table-cell>
          <table:table-cell table:formula="of:=[.B1219]/[.A1219]" office:value-type="float" office:value="0.00000108118646573727">
            <text:p>1.08118646574E-06</text:p>
          </table:table-cell>
          <table:table-cell/>
        </table:table-row>
        <table:table-row table:style-name="ro1">
          <table:table-cell office:value-type="float" office:value="224725671">
            <text:p>224725671</text:p>
          </table:table-cell>
          <table:table-cell office:value-type="float" office:value="242.3">
            <text:p>242.3</text:p>
          </table:table-cell>
          <table:table-cell table:formula="of:=[.B1220]/[.A1220]" office:value-type="float" office:value="0.00000107820347769704">
            <text:p>1.07820347770E-06</text:p>
          </table:table-cell>
          <table:table-cell/>
        </table:table-row>
        <table:table-row table:style-name="ro1">
          <table:table-cell office:value-type="float" office:value="224913259">
            <text:p>224913259</text:p>
          </table:table-cell>
          <table:table-cell office:value-type="float" office:value="242.4">
            <text:p>242.4</text:p>
          </table:table-cell>
          <table:table-cell table:formula="of:=[.B1221]/[.A1221]" office:value-type="float" office:value="0.0000010777488222693">
            <text:p>1.07774882227E-06</text:p>
          </table:table-cell>
          <table:table-cell/>
        </table:table-row>
        <table:table-row table:style-name="ro1">
          <table:table-cell office:value-type="float" office:value="224832650">
            <text:p>224832650</text:p>
          </table:table-cell>
          <table:table-cell office:value-type="float" office:value="242.4">
            <text:p>242.4</text:p>
          </table:table-cell>
          <table:table-cell table:formula="of:=[.B1222]/[.A1222]" office:value-type="float" office:value="0.00000107813522635614">
            <text:p>1.07813522636E-06</text:p>
          </table:table-cell>
          <table:table-cell/>
        </table:table-row>
        <table:table-row table:style-name="ro1">
          <table:table-cell office:value-type="float" office:value="224840382">
            <text:p>224840382</text:p>
          </table:table-cell>
          <table:table-cell office:value-type="float" office:value="242.4">
            <text:p>242.4</text:p>
          </table:table-cell>
          <table:table-cell table:formula="of:=[.B1223]/[.A1223]" office:value-type="float" office:value="0.00000107809815053597">
            <text:p>1.07809815054E-06</text:p>
          </table:table-cell>
          <table:table-cell/>
        </table:table-row>
        <table:table-row table:style-name="ro1">
          <table:table-cell office:value-type="float" office:value="224867669">
            <text:p>224867669</text:p>
          </table:table-cell>
          <table:table-cell office:value-type="float" office:value="242.6">
            <text:p>242.6</text:p>
          </table:table-cell>
          <table:table-cell table:formula="of:=[.B1224]/[.A1224]" office:value-type="float" office:value="0.00000107885673862702">
            <text:p>1.07885673863E-06</text:p>
          </table:table-cell>
          <table:table-cell/>
        </table:table-row>
        <table:table-row table:style-name="ro1">
          <table:table-cell office:value-type="float" office:value="224814093">
            <text:p>224814093</text:p>
          </table:table-cell>
          <table:table-cell office:value-type="float" office:value="242.3">
            <text:p>242.3</text:p>
          </table:table-cell>
          <table:table-cell table:formula="of:=[.B1225]/[.A1225]" office:value-type="float" office:value="0.00000107777940771711">
            <text:p>1.07777940772E-06</text:p>
          </table:table-cell>
          <table:table-cell/>
        </table:table-row>
        <table:table-row table:style-name="ro1">
          <table:table-cell office:value-type="float" office:value="224779365">
            <text:p>224779365</text:p>
          </table:table-cell>
          <table:table-cell office:value-type="float" office:value="242.2">
            <text:p>242.2</text:p>
          </table:table-cell>
          <table:table-cell table:formula="of:=[.B1226]/[.A1226]" office:value-type="float" office:value="0.0000010775010419662">
            <text:p>1.07750104197E-06</text:p>
          </table:table-cell>
          <table:table-cell/>
        </table:table-row>
        <table:table-row table:style-name="ro1">
          <table:table-cell office:value-type="float" office:value="224703337">
            <text:p>224703337</text:p>
          </table:table-cell>
          <table:table-cell office:value-type="float" office:value="242.4">
            <text:p>242.4</text:p>
          </table:table-cell>
          <table:table-cell table:formula="of:=[.B1227]/[.A1227]" office:value-type="float" office:value="0.00000107875567508817">
            <text:p>1.07875567509E-06</text:p>
          </table:table-cell>
          <table:table-cell/>
        </table:table-row>
        <table:table-row table:style-name="ro1">
          <table:table-cell office:value-type="float" office:value="224694632">
            <text:p>224694632</text:p>
          </table:table-cell>
          <table:table-cell office:value-type="float" office:value="242.4">
            <text:p>242.4</text:p>
          </table:table-cell>
          <table:table-cell table:formula="of:=[.B1228]/[.A1228]" office:value-type="float" office:value="0.00000107879746766714">
            <text:p>1.07879746767E-06</text:p>
          </table:table-cell>
          <table:table-cell/>
        </table:table-row>
        <table:table-row table:style-name="ro1">
          <table:table-cell office:value-type="float" office:value="224678293">
            <text:p>224678293</text:p>
          </table:table-cell>
          <table:table-cell office:value-type="float" office:value="242.3">
            <text:p>242.3</text:p>
          </table:table-cell>
          <table:table-cell table:formula="of:=[.B1229]/[.A1229]" office:value-type="float" office:value="0.00000107843083888838">
            <text:p>1.07843083889E-06</text:p>
          </table:table-cell>
          <table:table-cell/>
        </table:table-row>
        <table:table-row table:style-name="ro1">
          <table:table-cell office:value-type="float" office:value="224728926">
            <text:p>224728926</text:p>
          </table:table-cell>
          <table:table-cell office:value-type="float" office:value="242.4">
            <text:p>242.4</text:p>
          </table:table-cell>
          <table:table-cell table:formula="of:=[.B1230]/[.A1230]" office:value-type="float" office:value="0.00000107863284141713">
            <text:p>1.07863284142E-06</text:p>
          </table:table-cell>
          <table:table-cell/>
        </table:table-row>
        <table:table-row table:style-name="ro1">
          <table:table-cell office:value-type="float" office:value="224825571">
            <text:p>224825571</text:p>
          </table:table-cell>
          <table:table-cell office:value-type="float" office:value="242.5">
            <text:p>242.5</text:p>
          </table:table-cell>
          <table:table-cell table:formula="of:=[.B1231]/[.A1231]" office:value-type="float" office:value="0.00000107861396246604">
            <text:p>1.07861396247E-06</text:p>
          </table:table-cell>
          <table:table-cell/>
        </table:table-row>
        <table:table-row table:style-name="ro1">
          <table:table-cell office:value-type="float" office:value="224819006">
            <text:p>224819006</text:p>
          </table:table-cell>
          <table:table-cell office:value-type="float" office:value="242.5">
            <text:p>242.5</text:p>
          </table:table-cell>
          <table:table-cell table:formula="of:=[.B1232]/[.A1232]" office:value-type="float" office:value="0.00000107864545936121">
            <text:p>1.07864545936E-06</text:p>
          </table:table-cell>
          <table:table-cell/>
        </table:table-row>
        <table:table-row table:style-name="ro1">
          <table:table-cell office:value-type="float" office:value="224726777">
            <text:p>224726777</text:p>
          </table:table-cell>
          <table:table-cell office:value-type="float" office:value="242.5">
            <text:p>242.5</text:p>
          </table:table-cell>
          <table:table-cell table:formula="of:=[.B1233]/[.A1233]" office:value-type="float" office:value="0.00000107908814088496">
            <text:p>1.07908814088E-06</text:p>
          </table:table-cell>
          <table:table-cell/>
        </table:table-row>
        <table:table-row table:style-name="ro1">
          <table:table-cell office:value-type="float" office:value="224743171">
            <text:p>224743171</text:p>
          </table:table-cell>
          <table:table-cell office:value-type="float" office:value="242.5">
            <text:p>242.5</text:p>
          </table:table-cell>
          <table:table-cell table:formula="of:=[.B1234]/[.A1234]" office:value-type="float" office:value="0.00000107900942627529">
            <text:p>1.07900942628E-06</text:p>
          </table:table-cell>
          <table:table-cell/>
        </table:table-row>
        <table:table-row table:style-name="ro1">
          <table:table-cell office:value-type="float" office:value="224768405">
            <text:p>224768405</text:p>
          </table:table-cell>
          <table:table-cell office:value-type="float" office:value="242.6">
            <text:p>242.6</text:p>
          </table:table-cell>
          <table:table-cell table:formula="of:=[.B1235]/[.A1235]" office:value-type="float" office:value="0.0000010793331918692">
            <text:p>1.07933319187E-06</text:p>
          </table:table-cell>
          <table:table-cell/>
        </table:table-row>
        <table:table-row table:style-name="ro1">
          <table:table-cell office:value-type="float" office:value="224800319">
            <text:p>224800319</text:p>
          </table:table-cell>
          <table:table-cell office:value-type="float" office:value="242.5">
            <text:p>242.5</text:p>
          </table:table-cell>
          <table:table-cell table:formula="of:=[.B1236]/[.A1236]" office:value-type="float" office:value="0.0000010787351240369">
            <text:p>1.07873512404E-06</text:p>
          </table:table-cell>
          <table:table-cell/>
        </table:table-row>
        <table:table-row table:style-name="ro1">
          <table:table-cell office:value-type="float" office:value="224849212">
            <text:p>224849212</text:p>
          </table:table-cell>
          <table:table-cell office:value-type="float" office:value="242.6">
            <text:p>242.6</text:p>
          </table:table-cell>
          <table:table-cell table:formula="of:=[.B1237]/[.A1237]" office:value-type="float" office:value="0.00000107894529779362">
            <text:p>1.07894529779E-06</text:p>
          </table:table-cell>
          <table:table-cell/>
        </table:table-row>
        <table:table-row table:style-name="ro1">
          <table:table-cell office:value-type="float" office:value="224758247">
            <text:p>224758247</text:p>
          </table:table-cell>
          <table:table-cell office:value-type="float" office:value="242.7">
            <text:p>242.7</text:p>
          </table:table-cell>
          <table:table-cell table:formula="of:=[.B1238]/[.A1238]" office:value-type="float" office:value="0.00000107982689507273">
            <text:p>1.07982689507E-06</text:p>
          </table:table-cell>
          <table:table-cell/>
        </table:table-row>
        <table:table-row table:style-name="ro1">
          <table:table-cell office:value-type="float" office:value="224757567">
            <text:p>224757567</text:p>
          </table:table-cell>
          <table:table-cell office:value-type="float" office:value="242.5">
            <text:p>242.5</text:p>
          </table:table-cell>
          <table:table-cell table:formula="of:=[.B1239]/[.A1239]" office:value-type="float" office:value="0.00000107894031438772">
            <text:p>1.07894031439E-06</text:p>
          </table:table-cell>
          <table:table-cell/>
        </table:table-row>
        <table:table-row table:style-name="ro1">
          <table:table-cell office:value-type="float" office:value="224874931">
            <text:p>224874931</text:p>
          </table:table-cell>
          <table:table-cell office:value-type="float" office:value="242.6">
            <text:p>242.6</text:p>
          </table:table-cell>
          <table:table-cell table:formula="of:=[.B1240]/[.A1240]" office:value-type="float" office:value="0.00000107882189856014">
            <text:p>1.07882189856E-06</text:p>
          </table:table-cell>
          <table:table-cell/>
        </table:table-row>
        <table:table-row table:style-name="ro1">
          <table:table-cell office:value-type="float" office:value="224830036">
            <text:p>224830036</text:p>
          </table:table-cell>
          <table:table-cell office:value-type="float" office:value="242.7">
            <text:p>242.7</text:p>
          </table:table-cell>
          <table:table-cell table:formula="of:=[.B1241]/[.A1241]" office:value-type="float" office:value="0.00000107948210264931">
            <text:p>1.07948210265E-06</text:p>
          </table:table-cell>
          <table:table-cell/>
        </table:table-row>
        <table:table-row table:style-name="ro1">
          <table:table-cell office:value-type="float" office:value="224884998">
            <text:p>224884998</text:p>
          </table:table-cell>
          <table:table-cell office:value-type="float" office:value="242.7">
            <text:p>242.7</text:p>
          </table:table-cell>
          <table:table-cell table:formula="of:=[.B1242]/[.A1242]" office:value-type="float" office:value="0.00000107921827671226">
            <text:p>1.07921827671E-06</text:p>
          </table:table-cell>
          <table:table-cell/>
        </table:table-row>
        <table:table-row table:style-name="ro1">
          <table:table-cell office:value-type="float" office:value="224976314">
            <text:p>224976314</text:p>
          </table:table-cell>
          <table:table-cell office:value-type="float" office:value="242.5">
            <text:p>242.5</text:p>
          </table:table-cell>
          <table:table-cell table:formula="of:=[.B1243]/[.A1243]" office:value-type="float" office:value="0.00000107789124858717">
            <text:p>1.07789124859E-06</text:p>
          </table:table-cell>
          <table:table-cell/>
        </table:table-row>
        <table:table-row table:style-name="ro1">
          <table:table-cell office:value-type="float" office:value="224952496">
            <text:p>224952496</text:p>
          </table:table-cell>
          <table:table-cell office:value-type="float" office:value="242.4">
            <text:p>242.4</text:p>
          </table:table-cell>
          <table:table-cell table:formula="of:=[.B1244]/[.A1244]" office:value-type="float" office:value="0.00000107756083755568">
            <text:p>1.07756083756E-06</text:p>
          </table:table-cell>
          <table:table-cell/>
        </table:table-row>
        <table:table-row table:style-name="ro1">
          <table:table-cell office:value-type="float" office:value="224896490">
            <text:p>224896490</text:p>
          </table:table-cell>
          <table:table-cell office:value-type="float" office:value="242.3">
            <text:p>242.3</text:p>
          </table:table-cell>
          <table:table-cell table:formula="of:=[.B1245]/[.A1245]" office:value-type="float" office:value="0.00000107738453365813">
            <text:p>1.07738453366E-06</text:p>
          </table:table-cell>
          <table:table-cell/>
        </table:table-row>
        <table:table-row table:style-name="ro1">
          <table:table-cell office:value-type="float" office:value="224968914">
            <text:p>224968914</text:p>
          </table:table-cell>
          <table:table-cell office:value-type="float" office:value="242.4">
            <text:p>242.4</text:p>
          </table:table-cell>
          <table:table-cell table:formula="of:=[.B1246]/[.A1246]" office:value-type="float" office:value="0.00000107748219827385">
            <text:p>1.07748219827E-06</text:p>
          </table:table-cell>
          <table:table-cell/>
        </table:table-row>
        <table:table-row table:style-name="ro1">
          <table:table-cell office:value-type="float" office:value="224897807">
            <text:p>224897807</text:p>
          </table:table-cell>
          <table:table-cell office:value-type="float" office:value="242.6">
            <text:p>242.6</text:p>
          </table:table-cell>
          <table:table-cell table:formula="of:=[.B1247]/[.A1247]" office:value-type="float" office:value="0.00000107871216369842">
            <text:p>1.07871216370E-06</text:p>
          </table:table-cell>
          <table:table-cell/>
        </table:table-row>
        <table:table-row table:style-name="ro1">
          <table:table-cell office:value-type="float" office:value="224847820">
            <text:p>224847820</text:p>
          </table:table-cell>
          <table:table-cell office:value-type="float" office:value="242.5">
            <text:p>242.5</text:p>
          </table:table-cell>
          <table:table-cell table:formula="of:=[.B1248]/[.A1248]" office:value-type="float" office:value="0.00000107850723213594">
            <text:p>1.07850723214E-06</text:p>
          </table:table-cell>
          <table:table-cell/>
        </table:table-row>
        <table:table-row table:style-name="ro1">
          <table:table-cell office:value-type="float" office:value="224850938">
            <text:p>224850938</text:p>
          </table:table-cell>
          <table:table-cell office:value-type="float" office:value="242.6">
            <text:p>242.6</text:p>
          </table:table-cell>
          <table:table-cell table:formula="of:=[.B1249]/[.A1249]" office:value-type="float" office:value="0.00000107893701559742">
            <text:p>1.07893701560E-06</text:p>
          </table:table-cell>
          <table:table-cell/>
        </table:table-row>
        <table:table-row table:style-name="ro1">
          <table:table-cell office:value-type="float" office:value="224915672">
            <text:p>224915672</text:p>
          </table:table-cell>
          <table:table-cell office:value-type="float" office:value="242.5">
            <text:p>242.5</text:p>
          </table:table-cell>
          <table:table-cell table:formula="of:=[.B1250]/[.A1250]" office:value-type="float" office:value="0.0000010781818707591">
            <text:p>1.07818187076E-06</text:p>
          </table:table-cell>
          <table:table-cell/>
        </table:table-row>
        <table:table-row table:style-name="ro1">
          <table:table-cell office:value-type="float" office:value="224951899">
            <text:p>224951899</text:p>
          </table:table-cell>
          <table:table-cell office:value-type="float" office:value="242.3">
            <text:p>242.3</text:p>
          </table:table-cell>
          <table:table-cell table:formula="of:=[.B1251]/[.A1251]" office:value-type="float" office:value="0.00000107711915781605">
            <text:p>1.07711915782E-06</text:p>
          </table:table-cell>
          <table:table-cell/>
        </table:table-row>
        <table:table-row table:style-name="ro1">
          <table:table-cell office:value-type="float" office:value="224965272">
            <text:p>224965272</text:p>
          </table:table-cell>
          <table:table-cell office:value-type="float" office:value="242.3">
            <text:p>242.3</text:p>
          </table:table-cell>
          <table:table-cell table:formula="of:=[.B1252]/[.A1252]" office:value-type="float" office:value="0.00000107705512875783">
            <text:p>1.07705512876E-06</text:p>
          </table:table-cell>
          <table:table-cell/>
        </table:table-row>
        <table:table-row table:style-name="ro1">
          <table:table-cell office:value-type="float" office:value="224993007">
            <text:p>224993007</text:p>
          </table:table-cell>
          <table:table-cell office:value-type="float" office:value="242.2">
            <text:p>242.2</text:p>
          </table:table-cell>
          <table:table-cell table:formula="of:=[.B1253]/[.A1253]" office:value-type="float" office:value="0.00000107647790137762">
            <text:p>1.07647790138E-06</text:p>
          </table:table-cell>
          <table:table-cell/>
        </table:table-row>
        <table:table-row table:style-name="ro1">
          <table:table-cell office:value-type="float" office:value="225106837">
            <text:p>225106837</text:p>
          </table:table-cell>
          <table:table-cell office:value-type="float" office:value="242.5">
            <text:p>242.5</text:p>
          </table:table-cell>
          <table:table-cell table:formula="of:=[.B1254]/[.A1254]" office:value-type="float" office:value="0.00000107726625824341">
            <text:p>1.07726625824E-06</text:p>
          </table:table-cell>
          <table:table-cell/>
        </table:table-row>
        <table:table-row table:style-name="ro1">
          <table:table-cell office:value-type="float" office:value="225177998">
            <text:p>225177998</text:p>
          </table:table-cell>
          <table:table-cell office:value-type="float" office:value="242.7">
            <text:p>242.7</text:p>
          </table:table-cell>
          <table:table-cell table:formula="of:=[.B1255]/[.A1255]" office:value-type="float" office:value="0.00000107781400561169">
            <text:p>1.07781400561E-06</text:p>
          </table:table-cell>
          <table:table-cell/>
        </table:table-row>
        <table:table-row table:style-name="ro1">
          <table:table-cell office:value-type="float" office:value="225224614">
            <text:p>225224614</text:p>
          </table:table-cell>
          <table:table-cell office:value-type="float" office:value="242.5">
            <text:p>242.5</text:p>
          </table:table-cell>
          <table:table-cell table:formula="of:=[.B1256]/[.A1256]" office:value-type="float" office:value="0.00000107670292199946">
            <text:p>1.07670292200E-06</text:p>
          </table:table-cell>
          <table:table-cell/>
        </table:table-row>
        <table:table-row table:style-name="ro1">
          <table:table-cell office:value-type="float" office:value="225245570">
            <text:p>225245570</text:p>
          </table:table-cell>
          <table:table-cell office:value-type="float" office:value="242.6">
            <text:p>242.6</text:p>
          </table:table-cell>
          <table:table-cell table:formula="of:=[.B1257]/[.A1257]" office:value-type="float" office:value="0.00000107704670950909">
            <text:p>1.07704670951E-06</text:p>
          </table:table-cell>
          <table:table-cell/>
        </table:table-row>
        <table:table-row table:style-name="ro1">
          <table:table-cell office:value-type="float" office:value="224991823">
            <text:p>224991823</text:p>
          </table:table-cell>
          <table:table-cell office:value-type="float" office:value="242.4">
            <text:p>242.4</text:p>
          </table:table-cell>
          <table:table-cell table:formula="of:=[.B1258]/[.A1258]" office:value-type="float" office:value="0.00000107737248744369">
            <text:p>1.07737248744E-06</text:p>
          </table:table-cell>
          <table:table-cell/>
        </table:table-row>
        <table:table-row table:style-name="ro1">
          <table:table-cell office:value-type="float" office:value="224979996">
            <text:p>224979996</text:p>
          </table:table-cell>
          <table:table-cell office:value-type="float" office:value="242.4">
            <text:p>242.4</text:p>
          </table:table-cell>
          <table:table-cell table:formula="of:=[.B1259]/[.A1259]" office:value-type="float" office:value="0.00000107742912396531">
            <text:p>1.07742912397E-06</text:p>
          </table:table-cell>
          <table:table-cell/>
        </table:table-row>
        <table:table-row table:style-name="ro1">
          <table:table-cell office:value-type="float" office:value="225074737">
            <text:p>225074737</text:p>
          </table:table-cell>
          <table:table-cell office:value-type="float" office:value="242.4">
            <text:p>242.4</text:p>
          </table:table-cell>
          <table:table-cell table:formula="of:=[.B1260]/[.A1260]" office:value-type="float" office:value="0.00000107697560033137">
            <text:p>1.07697560033E-06</text:p>
          </table:table-cell>
          <table:table-cell/>
        </table:table-row>
        <table:table-row table:style-name="ro1">
          <table:table-cell office:value-type="float" office:value="225035653">
            <text:p>225035653</text:p>
          </table:table-cell>
          <table:table-cell office:value-type="float" office:value="242.5">
            <text:p>242.5</text:p>
          </table:table-cell>
          <table:table-cell table:formula="of:=[.B1261]/[.A1261]" office:value-type="float" office:value="0.00000107760702256366">
            <text:p>1.07760702256E-06</text:p>
          </table:table-cell>
          <table:table-cell/>
        </table:table-row>
        <table:table-row table:style-name="ro1">
          <table:table-cell office:value-type="float" office:value="224995134">
            <text:p>224995134</text:p>
          </table:table-cell>
          <table:table-cell office:value-type="float" office:value="242.3">
            <text:p>242.3</text:p>
          </table:table-cell>
          <table:table-cell table:formula="of:=[.B1262]/[.A1262]" office:value-type="float" office:value="0.00000107691217890961">
            <text:p>1.07691217891E-06</text:p>
          </table:table-cell>
          <table:table-cell/>
        </table:table-row>
        <table:table-row table:style-name="ro1">
          <table:table-cell office:value-type="float" office:value="224939683">
            <text:p>224939683</text:p>
          </table:table-cell>
          <table:table-cell office:value-type="float" office:value="242.4">
            <text:p>242.4</text:p>
          </table:table-cell>
          <table:table-cell table:formula="of:=[.B1263]/[.A1263]" office:value-type="float" office:value="0.00000107762221750797">
            <text:p>1.07762221751E-06</text:p>
          </table:table-cell>
          <table:table-cell/>
        </table:table-row>
        <table:table-row table:style-name="ro1">
          <table:table-cell office:value-type="float" office:value="224875877">
            <text:p>224875877</text:p>
          </table:table-cell>
          <table:table-cell office:value-type="float" office:value="242.1">
            <text:p>242.1</text:p>
          </table:table-cell>
          <table:table-cell table:formula="of:=[.B1264]/[.A1264]" office:value-type="float" office:value="0.00000107659391140473">
            <text:p>1.07659391140E-06</text:p>
          </table:table-cell>
          <table:table-cell/>
        </table:table-row>
        <table:table-row table:style-name="ro1">
          <table:table-cell office:value-type="float" office:value="224905084">
            <text:p>224905084</text:p>
          </table:table-cell>
          <table:table-cell office:value-type="float" office:value="242.4">
            <text:p>242.4</text:p>
          </table:table-cell>
          <table:table-cell table:formula="of:=[.B1265]/[.A1265]" office:value-type="float" office:value="0.00000107778799700233">
            <text:p>1.07778799700E-06</text:p>
          </table:table-cell>
          <table:table-cell/>
        </table:table-row>
        <table:table-row table:style-name="ro1">
          <table:table-cell office:value-type="float" office:value="225058118">
            <text:p>225058118</text:p>
          </table:table-cell>
          <table:table-cell office:value-type="float" office:value="242.3">
            <text:p>242.3</text:p>
          </table:table-cell>
          <table:table-cell table:formula="of:=[.B1266]/[.A1266]" office:value-type="float" office:value="0.00000107661079792732">
            <text:p>1.07661079793E-06</text:p>
          </table:table-cell>
          <table:table-cell/>
        </table:table-row>
        <table:table-row table:style-name="ro1">
          <table:table-cell office:value-type="float" office:value="225070239">
            <text:p>225070239</text:p>
          </table:table-cell>
          <table:table-cell office:value-type="float" office:value="242.5">
            <text:p>242.5</text:p>
          </table:table-cell>
          <table:table-cell table:formula="of:=[.B1267]/[.A1267]" office:value-type="float" office:value="0.00000107744142929532">
            <text:p>1.07744142930E-06</text:p>
          </table:table-cell>
          <table:table-cell/>
        </table:table-row>
        <table:table-row table:style-name="ro1">
          <table:table-cell office:value-type="float" office:value="225141810">
            <text:p>225141810</text:p>
          </table:table-cell>
          <table:table-cell office:value-type="float" office:value="242.5">
            <text:p>242.5</text:p>
          </table:table-cell>
          <table:table-cell table:formula="of:=[.B1268]/[.A1268]" office:value-type="float" office:value="0.00000107709891823291">
            <text:p>1.07709891823E-06</text:p>
          </table:table-cell>
          <table:table-cell/>
        </table:table-row>
        <table:table-row table:style-name="ro1">
          <table:table-cell office:value-type="float" office:value="225040106">
            <text:p>225040106</text:p>
          </table:table-cell>
          <table:table-cell office:value-type="float" office:value="242.5">
            <text:p>242.5</text:p>
          </table:table-cell>
          <table:table-cell table:formula="of:=[.B1269]/[.A1269]" office:value-type="float" office:value="0.00000107758569932419">
            <text:p>1.07758569932E-06</text:p>
          </table:table-cell>
          <table:table-cell/>
        </table:table-row>
        <table:table-row table:style-name="ro1">
          <table:table-cell office:value-type="float" office:value="224978476">
            <text:p>224978476</text:p>
          </table:table-cell>
          <table:table-cell office:value-type="float" office:value="242.6">
            <text:p>242.6</text:p>
          </table:table-cell>
          <table:table-cell table:formula="of:=[.B1270]/[.A1270]" office:value-type="float" office:value="0.00000107832537722409">
            <text:p>1.07832537722E-06</text:p>
          </table:table-cell>
          <table:table-cell/>
        </table:table-row>
        <table:table-row table:style-name="ro1">
          <table:table-cell office:value-type="float" office:value="224878588">
            <text:p>224878588</text:p>
          </table:table-cell>
          <table:table-cell office:value-type="float" office:value="242.5">
            <text:p>242.5</text:p>
          </table:table-cell>
          <table:table-cell table:formula="of:=[.B1271]/[.A1271]" office:value-type="float" office:value="0.00000107835967024126">
            <text:p>1.07835967024E-06</text:p>
          </table:table-cell>
          <table:table-cell/>
        </table:table-row>
        <table:table-row table:style-name="ro1">
          <table:table-cell office:value-type="float" office:value="224812869">
            <text:p>224812869</text:p>
          </table:table-cell>
          <table:table-cell office:value-type="float" office:value="242.4">
            <text:p>242.4</text:p>
          </table:table-cell>
          <table:table-cell table:formula="of:=[.B1272]/[.A1272]" office:value-type="float" office:value="0.00000107823009011108">
            <text:p>1.07823009011E-06</text:p>
          </table:table-cell>
          <table:table-cell/>
        </table:table-row>
        <table:table-row table:style-name="ro1">
          <table:table-cell office:value-type="float" office:value="225045129">
            <text:p>225045129</text:p>
          </table:table-cell>
          <table:table-cell office:value-type="float" office:value="242.7">
            <text:p>242.7</text:p>
          </table:table-cell>
          <table:table-cell table:formula="of:=[.B1273]/[.A1273]" office:value-type="float" office:value="0.00000107845035828347">
            <text:p>1.07845035828E-06</text:p>
          </table:table-cell>
          <table:table-cell/>
        </table:table-row>
        <table:table-row table:style-name="ro1">
          <table:table-cell office:value-type="float" office:value="225129245">
            <text:p>225129245</text:p>
          </table:table-cell>
          <table:table-cell office:value-type="float" office:value="242.7">
            <text:p>242.7</text:p>
          </table:table-cell>
          <table:table-cell table:formula="of:=[.B1274]/[.A1274]" office:value-type="float" office:value="0.00000107804741227645">
            <text:p>1.07804741228E-06</text:p>
          </table:table-cell>
          <table:table-cell/>
        </table:table-row>
        <table:table-row table:style-name="ro1">
          <table:table-cell office:value-type="float" office:value="224943706">
            <text:p>224943706</text:p>
          </table:table-cell>
          <table:table-cell office:value-type="float" office:value="242.9">
            <text:p>242.9</text:p>
          </table:table-cell>
          <table:table-cell table:formula="of:=[.B1275]/[.A1275]" office:value-type="float" office:value="0.00000107982572315226">
            <text:p>1.07982572315E-06</text:p>
          </table:table-cell>
          <table:table-cell/>
        </table:table-row>
        <table:table-row table:style-name="ro1">
          <table:table-cell office:value-type="float" office:value="224948622">
            <text:p>224948622</text:p>
          </table:table-cell>
          <table:table-cell office:value-type="float" office:value="242.6">
            <text:p>242.6</text:p>
          </table:table-cell>
          <table:table-cell table:formula="of:=[.B1276]/[.A1276]" office:value-type="float" office:value="0.00000107846848690631">
            <text:p>1.07846848691E-06</text:p>
          </table:table-cell>
          <table:table-cell/>
        </table:table-row>
        <table:table-row table:style-name="ro1">
          <table:table-cell office:value-type="float" office:value="224838199">
            <text:p>224838199</text:p>
          </table:table-cell>
          <table:table-cell office:value-type="float" office:value="242.7">
            <text:p>242.7</text:p>
          </table:table-cell>
          <table:table-cell table:formula="of:=[.B1277]/[.A1277]" office:value-type="float" office:value="0.0000010794429108552">
            <text:p>1.07944291086E-06</text:p>
          </table:table-cell>
          <table:table-cell/>
        </table:table-row>
        <table:table-row table:style-name="ro1">
          <table:table-cell office:value-type="float" office:value="224826233">
            <text:p>224826233</text:p>
          </table:table-cell>
          <table:table-cell office:value-type="float" office:value="242.6">
            <text:p>242.6</text:p>
          </table:table-cell>
          <table:table-cell table:formula="of:=[.B1278]/[.A1278]" office:value-type="float" office:value="0.00000107905557444446">
            <text:p>1.07905557444E-06</text:p>
          </table:table-cell>
          <table:table-cell/>
        </table:table-row>
        <table:table-row table:style-name="ro1">
          <table:table-cell office:value-type="float" office:value="224880453">
            <text:p>224880453</text:p>
          </table:table-cell>
          <table:table-cell office:value-type="float" office:value="242.5">
            <text:p>242.5</text:p>
          </table:table-cell>
          <table:table-cell table:formula="of:=[.B1279]/[.A1279]" office:value-type="float" office:value="0.00000107835072708609">
            <text:p>1.07835072709E-06</text:p>
          </table:table-cell>
          <table:table-cell/>
        </table:table-row>
        <table:table-row table:style-name="ro1">
          <table:table-cell office:value-type="float" office:value="224914539">
            <text:p>224914539</text:p>
          </table:table-cell>
          <table:table-cell office:value-type="float" office:value="242.4">
            <text:p>242.4</text:p>
          </table:table-cell>
          <table:table-cell table:formula="of:=[.B1280]/[.A1280]" office:value-type="float" office:value="0.00000107774268874632">
            <text:p>1.07774268875E-06</text:p>
          </table:table-cell>
          <table:table-cell/>
        </table:table-row>
        <table:table-row table:style-name="ro1">
          <table:table-cell office:value-type="float" office:value="224918093">
            <text:p>224918093</text:p>
          </table:table-cell>
          <table:table-cell office:value-type="float" office:value="242.3">
            <text:p>242.3</text:p>
          </table:table-cell>
          <table:table-cell table:formula="of:=[.B1281]/[.A1281]" office:value-type="float" office:value="0.00000107728105270749">
            <text:p>1.07728105271E-06</text:p>
          </table:table-cell>
          <table:table-cell/>
        </table:table-row>
        <table:table-row table:style-name="ro1">
          <table:table-cell office:value-type="float" office:value="224918098">
            <text:p>224918098</text:p>
          </table:table-cell>
          <table:table-cell office:value-type="float" office:value="242.3">
            <text:p>242.3</text:p>
          </table:table-cell>
          <table:table-cell table:formula="of:=[.B1282]/[.A1282]" office:value-type="float" office:value="0.00000107728102875919">
            <text:p>1.07728102876E-06</text:p>
          </table:table-cell>
          <table:table-cell/>
        </table:table-row>
        <table:table-row table:style-name="ro1">
          <table:table-cell office:value-type="float" office:value="224788013">
            <text:p>224788013</text:p>
          </table:table-cell>
          <table:table-cell office:value-type="float" office:value="242.4">
            <text:p>242.4</text:p>
          </table:table-cell>
          <table:table-cell table:formula="of:=[.B1283]/[.A1283]" office:value-type="float" office:value="0.00000107834931571729">
            <text:p>1.07834931572E-06</text:p>
          </table:table-cell>
          <table:table-cell/>
        </table:table-row>
        <table:table-row table:style-name="ro1">
          <table:table-cell office:value-type="float" office:value="224857236">
            <text:p>224857236</text:p>
          </table:table-cell>
          <table:table-cell office:value-type="float" office:value="242.4">
            <text:p>242.4</text:p>
          </table:table-cell>
          <table:table-cell table:formula="of:=[.B1284]/[.A1284]" office:value-type="float" office:value="0.00000107801734252395">
            <text:p>1.07801734252E-06</text:p>
          </table:table-cell>
          <table:table-cell/>
        </table:table-row>
        <table:table-row table:style-name="ro1">
          <table:table-cell office:value-type="float" office:value="224885399">
            <text:p>224885399</text:p>
          </table:table-cell>
          <table:table-cell office:value-type="float" office:value="242.2">
            <text:p>242.2</text:p>
          </table:table-cell>
          <table:table-cell table:formula="of:=[.B1285]/[.A1285]" office:value-type="float" office:value="0.00000107699299766456">
            <text:p>1.07699299766E-06</text:p>
          </table:table-cell>
          <table:table-cell/>
        </table:table-row>
        <table:table-row table:style-name="ro1">
          <table:table-cell office:value-type="float" office:value="224911741">
            <text:p>224911741</text:p>
          </table:table-cell>
          <table:table-cell office:value-type="float" office:value="242.1">
            <text:p>242.1</text:p>
          </table:table-cell>
          <table:table-cell table:formula="of:=[.B1286]/[.A1286]" office:value-type="float" office:value="0.00000107642223977983">
            <text:p>1.07642223978E-06</text:p>
          </table:table-cell>
          <table:table-cell/>
        </table:table-row>
        <table:table-row table:style-name="ro1">
          <table:table-cell office:value-type="float" office:value="225051420">
            <text:p>225051420</text:p>
          </table:table-cell>
          <table:table-cell office:value-type="float" office:value="242.3">
            <text:p>242.3</text:p>
          </table:table-cell>
          <table:table-cell table:formula="of:=[.B1287]/[.A1287]" office:value-type="float" office:value="0.00000107664284011183">
            <text:p>1.07664284011E-06</text:p>
          </table:table-cell>
          <table:table-cell/>
        </table:table-row>
        <table:table-row table:style-name="ro1">
          <table:table-cell office:value-type="float" office:value="225057993">
            <text:p>225057993</text:p>
          </table:table-cell>
          <table:table-cell office:value-type="float" office:value="242.3">
            <text:p>242.3</text:p>
          </table:table-cell>
          <table:table-cell table:formula="of:=[.B1288]/[.A1288]" office:value-type="float" office:value="0.0000010766113958903">
            <text:p>1.07661139589E-06</text:p>
          </table:table-cell>
          <table:table-cell/>
        </table:table-row>
        <table:table-row table:style-name="ro1">
          <table:table-cell office:value-type="float" office:value="225077236">
            <text:p>225077236</text:p>
          </table:table-cell>
          <table:table-cell office:value-type="float" office:value="242">
            <text:p>242</text:p>
          </table:table-cell>
          <table:table-cell table:formula="of:=[.B1289]/[.A1289]" office:value-type="float" office:value="0.0000010751864750996">
            <text:p>1.07518647510E-06</text:p>
          </table:table-cell>
          <table:table-cell/>
        </table:table-row>
        <table:table-row table:style-name="ro1">
          <table:table-cell office:value-type="float" office:value="225063843">
            <text:p>225063843</text:p>
          </table:table-cell>
          <table:table-cell office:value-type="float" office:value="242.1">
            <text:p>242.1</text:p>
          </table:table-cell>
          <table:table-cell table:formula="of:=[.B1290]/[.A1290]" office:value-type="float" office:value="0.00000107569477519319">
            <text:p>1.07569477519E-06</text:p>
          </table:table-cell>
          <table:table-cell/>
        </table:table-row>
        <table:table-row table:style-name="ro1">
          <table:table-cell office:value-type="float" office:value="224958236">
            <text:p>224958236</text:p>
          </table:table-cell>
          <table:table-cell office:value-type="float" office:value="242.1">
            <text:p>242.1</text:p>
          </table:table-cell>
          <table:table-cell table:formula="of:=[.B1291]/[.A1291]" office:value-type="float" office:value="0.00000107619976180823">
            <text:p>1.07619976181E-06</text:p>
          </table:table-cell>
          <table:table-cell/>
        </table:table-row>
        <table:table-row table:style-name="ro1">
          <table:table-cell office:value-type="float" office:value="225018225">
            <text:p>225018225</text:p>
          </table:table-cell>
          <table:table-cell office:value-type="float" office:value="242.2">
            <text:p>242.2</text:p>
          </table:table-cell>
          <table:table-cell table:formula="of:=[.B1292]/[.A1292]" office:value-type="float" office:value="0.00000107635725950642">
            <text:p>1.07635725951E-06</text:p>
          </table:table-cell>
          <table:table-cell/>
        </table:table-row>
        <table:table-row table:style-name="ro1">
          <table:table-cell office:value-type="float" office:value="225080293">
            <text:p>225080293</text:p>
          </table:table-cell>
          <table:table-cell office:value-type="float" office:value="242.2">
            <text:p>242.2</text:p>
          </table:table-cell>
          <table:table-cell table:formula="of:=[.B1293]/[.A1293]" office:value-type="float" office:value="0.00000107606044390568">
            <text:p>1.07606044391E-06</text:p>
          </table:table-cell>
          <table:table-cell/>
        </table:table-row>
        <table:table-row table:style-name="ro1">
          <table:table-cell office:value-type="float" office:value="225181706">
            <text:p>225181706</text:p>
          </table:table-cell>
          <table:table-cell office:value-type="float" office:value="242.4">
            <text:p>242.4</text:p>
          </table:table-cell>
          <table:table-cell table:formula="of:=[.B1294]/[.A1294]" office:value-type="float" office:value="0.00000107646400014396">
            <text:p>1.07646400014E-06</text:p>
          </table:table-cell>
          <table:table-cell/>
        </table:table-row>
        <table:table-row table:style-name="ro1">
          <table:table-cell office:value-type="float" office:value="225163507">
            <text:p>225163507</text:p>
          </table:table-cell>
          <table:table-cell office:value-type="float" office:value="242.5">
            <text:p>242.5</text:p>
          </table:table-cell>
          <table:table-cell table:formula="of:=[.B1295]/[.A1295]" office:value-type="float" office:value="0.00000107699512781172">
            <text:p>1.07699512781E-06</text:p>
          </table:table-cell>
          <table:table-cell/>
        </table:table-row>
        <table:table-row table:style-name="ro1">
          <table:table-cell office:value-type="float" office:value="225151282">
            <text:p>225151282</text:p>
          </table:table-cell>
          <table:table-cell office:value-type="float" office:value="242.6">
            <text:p>242.6</text:p>
          </table:table-cell>
          <table:table-cell table:formula="of:=[.B1296]/[.A1296]" office:value-type="float" office:value="0.00000107749775104545">
            <text:p>1.07749775105E-06</text:p>
          </table:table-cell>
          <table:table-cell/>
        </table:table-row>
        <table:table-row table:style-name="ro1">
          <table:table-cell office:value-type="float" office:value="225147973">
            <text:p>225147973</text:p>
          </table:table-cell>
          <table:table-cell office:value-type="float" office:value="242.6">
            <text:p>242.6</text:p>
          </table:table-cell>
          <table:table-cell table:formula="of:=[.B1297]/[.A1297]" office:value-type="float" office:value="0.00000107751358703105">
            <text:p>1.07751358703E-06</text:p>
          </table:table-cell>
          <table:table-cell/>
        </table:table-row>
        <table:table-row table:style-name="ro1">
          <table:table-cell office:value-type="float" office:value="225142622">
            <text:p>225142622</text:p>
          </table:table-cell>
          <table:table-cell office:value-type="float" office:value="242.5">
            <text:p>242.5</text:p>
          </table:table-cell>
          <table:table-cell table:formula="of:=[.B1298]/[.A1298]" office:value-type="float" office:value="0.00000107709503356499">
            <text:p>1.07709503356E-06</text:p>
          </table:table-cell>
          <table:table-cell/>
        </table:table-row>
        <table:table-row table:style-name="ro1">
          <table:table-cell office:value-type="float" office:value="225039483">
            <text:p>225039483</text:p>
          </table:table-cell>
          <table:table-cell office:value-type="float" office:value="242.6">
            <text:p>242.6</text:p>
          </table:table-cell>
          <table:table-cell table:formula="of:=[.B1299]/[.A1299]" office:value-type="float" office:value="0.00000107803304898279">
            <text:p>1.07803304898E-06</text:p>
          </table:table-cell>
          <table:table-cell/>
        </table:table-row>
        <table:table-row table:style-name="ro1">
          <table:table-cell office:value-type="float" office:value="224937645">
            <text:p>224937645</text:p>
          </table:table-cell>
          <table:table-cell office:value-type="float" office:value="242.7">
            <text:p>242.7</text:p>
          </table:table-cell>
          <table:table-cell table:formula="of:=[.B1300]/[.A1300]" office:value-type="float" office:value="0.00000107896568402323">
            <text:p>1.07896568402E-06</text:p>
          </table:table-cell>
          <table:table-cell/>
        </table:table-row>
        <table:table-row table:style-name="ro1">
          <table:table-cell office:value-type="float" office:value="224963617">
            <text:p>224963617</text:p>
          </table:table-cell>
          <table:table-cell office:value-type="float" office:value="242.5">
            <text:p>242.5</text:p>
          </table:table-cell>
          <table:table-cell table:formula="of:=[.B1301]/[.A1301]" office:value-type="float" office:value="0.00000107795208502538">
            <text:p>1.07795208503E-06</text:p>
          </table:table-cell>
          <table:table-cell/>
        </table:table-row>
        <table:table-row table:style-name="ro1">
          <table:table-cell office:value-type="float" office:value="224907245">
            <text:p>224907245</text:p>
          </table:table-cell>
          <table:table-cell office:value-type="float" office:value="242.9">
            <text:p>242.9</text:p>
          </table:table-cell>
          <table:table-cell table:formula="of:=[.B1302]/[.A1302]" office:value-type="float" office:value="0.00000108000077987706">
            <text:p>1.08000077988E-06</text:p>
          </table:table-cell>
          <table:table-cell/>
        </table:table-row>
        <table:table-row table:style-name="ro1">
          <table:table-cell office:value-type="float" office:value="224892056">
            <text:p>224892056</text:p>
          </table:table-cell>
          <table:table-cell office:value-type="float" office:value="242.8">
            <text:p>242.8</text:p>
          </table:table-cell>
          <table:table-cell table:formula="of:=[.B1303]/[.A1303]" office:value-type="float" office:value="0.00000107962906435432">
            <text:p>1.07962906435E-06</text:p>
          </table:table-cell>
          <table:table-cell/>
        </table:table-row>
        <table:table-row table:style-name="ro1">
          <table:table-cell office:value-type="float" office:value="224746000">
            <text:p>224746000</text:p>
          </table:table-cell>
          <table:table-cell office:value-type="float" office:value="242.9">
            <text:p>242.9</text:p>
          </table:table-cell>
          <table:table-cell table:formula="of:=[.B1304]/[.A1304]" office:value-type="float" office:value="0.00000108077563115695">
            <text:p>1.08077563116E-06</text:p>
          </table:table-cell>
          <table:table-cell/>
        </table:table-row>
        <table:table-row table:style-name="ro1">
          <table:table-cell office:value-type="float" office:value="224757819">
            <text:p>224757819</text:p>
          </table:table-cell>
          <table:table-cell office:value-type="float" office:value="242.8">
            <text:p>242.8</text:p>
          </table:table-cell>
          <table:table-cell table:formula="of:=[.B1305]/[.A1305]" office:value-type="float" office:value="0.00000108027387469888">
            <text:p>1.08027387470E-06</text:p>
          </table:table-cell>
          <table:table-cell/>
        </table:table-row>
        <table:table-row table:style-name="ro1">
          <table:table-cell office:value-type="float" office:value="224725230">
            <text:p>224725230</text:p>
          </table:table-cell>
          <table:table-cell office:value-type="float" office:value="242.8">
            <text:p>242.8</text:p>
          </table:table-cell>
          <table:table-cell table:formula="of:=[.B1306]/[.A1306]" office:value-type="float" office:value="0.00000108043053287786">
            <text:p>1.08043053288E-06</text:p>
          </table:table-cell>
          <table:table-cell/>
        </table:table-row>
        <table:table-row table:style-name="ro1">
          <table:table-cell office:value-type="float" office:value="224777932">
            <text:p>224777932</text:p>
          </table:table-cell>
          <table:table-cell office:value-type="float" office:value="242.9">
            <text:p>242.9</text:p>
          </table:table-cell>
          <table:table-cell table:formula="of:=[.B1307]/[.A1307]" office:value-type="float" office:value="0.0000010806220959449">
            <text:p>1.08062209594E-06</text:p>
          </table:table-cell>
          <table:table-cell/>
        </table:table-row>
        <table:table-row table:style-name="ro1">
          <table:table-cell office:value-type="float" office:value="224670947">
            <text:p>224670947</text:p>
          </table:table-cell>
          <table:table-cell office:value-type="float" office:value="242.9">
            <text:p>242.9</text:p>
          </table:table-cell>
          <table:table-cell table:formula="of:=[.B1308]/[.A1308]" office:value-type="float" office:value="0.00000108113667229079">
            <text:p>1.08113667229E-06</text:p>
          </table:table-cell>
          <table:table-cell/>
        </table:table-row>
        <table:table-row table:style-name="ro1">
          <table:table-cell office:value-type="float" office:value="224576892">
            <text:p>224576892</text:p>
          </table:table-cell>
          <table:table-cell office:value-type="float" office:value="242.8">
            <text:p>242.8</text:p>
          </table:table-cell>
          <table:table-cell table:formula="of:=[.B1309]/[.A1309]" office:value-type="float" office:value="0.00000108114418112083">
            <text:p>1.08114418112E-06</text:p>
          </table:table-cell>
          <table:table-cell/>
        </table:table-row>
        <table:table-row table:style-name="ro1">
          <table:table-cell office:value-type="float" office:value="224639272">
            <text:p>224639272</text:p>
          </table:table-cell>
          <table:table-cell office:value-type="float" office:value="243">
            <text:p>243</text:p>
          </table:table-cell>
          <table:table-cell table:formula="of:=[.B1310]/[.A1310]" office:value-type="float" office:value="0.0000010817342748511">
            <text:p>1.08173427485E-06</text:p>
          </table:table-cell>
          <table:table-cell/>
        </table:table-row>
        <table:table-row table:style-name="ro1">
          <table:table-cell office:value-type="float" office:value="224733860">
            <text:p>224733860</text:p>
          </table:table-cell>
          <table:table-cell office:value-type="float" office:value="243.1">
            <text:p>243.1</text:p>
          </table:table-cell>
          <table:table-cell table:formula="of:=[.B1311]/[.A1311]" office:value-type="float" office:value="0.00000108172395561577">
            <text:p>1.08172395562E-06</text:p>
          </table:table-cell>
          <table:table-cell/>
        </table:table-row>
        <table:table-row table:style-name="ro1">
          <table:table-cell office:value-type="float" office:value="224742516">
            <text:p>224742516</text:p>
          </table:table-cell>
          <table:table-cell office:value-type="float" office:value="243">
            <text:p>243</text:p>
          </table:table-cell>
          <table:table-cell table:formula="of:=[.B1312]/[.A1312]" office:value-type="float" office:value="0.00000108123733917796">
            <text:p>1.08123733918E-06</text:p>
          </table:table-cell>
          <table:table-cell/>
        </table:table-row>
        <table:table-row table:style-name="ro1">
          <table:table-cell office:value-type="float" office:value="224882128">
            <text:p>224882128</text:p>
          </table:table-cell>
          <table:table-cell office:value-type="float" office:value="243.1">
            <text:p>243.1</text:p>
          </table:table-cell>
          <table:table-cell table:formula="of:=[.B1313]/[.A1313]" office:value-type="float" office:value="0.00000108101075955667">
            <text:p>1.08101075956E-06</text:p>
          </table:table-cell>
          <table:table-cell/>
        </table:table-row>
        <table:table-row table:style-name="ro1">
          <table:table-cell office:value-type="float" office:value="225001525">
            <text:p>225001525</text:p>
          </table:table-cell>
          <table:table-cell office:value-type="float" office:value="243.1">
            <text:p>243.1</text:p>
          </table:table-cell>
          <table:table-cell table:formula="of:=[.B1314]/[.A1314]" office:value-type="float" office:value="0.00000108043712148173">
            <text:p>1.08043712148E-06</text:p>
          </table:table-cell>
          <table:table-cell/>
        </table:table-row>
        <table:table-row table:style-name="ro1">
          <table:table-cell office:value-type="float" office:value="225106768">
            <text:p>225106768</text:p>
          </table:table-cell>
          <table:table-cell office:value-type="float" office:value="243.1">
            <text:p>243.1</text:p>
          </table:table-cell>
          <table:table-cell table:formula="of:=[.B1315]/[.A1315]" office:value-type="float" office:value="0.0000010799319903167">
            <text:p>1.07993199032E-06</text:p>
          </table:table-cell>
          <table:table-cell/>
        </table:table-row>
        <table:table-row table:style-name="ro1">
          <table:table-cell office:value-type="float" office:value="225182811">
            <text:p>225182811</text:p>
          </table:table-cell>
          <table:table-cell office:value-type="float" office:value="243">
            <text:p>243</text:p>
          </table:table-cell>
          <table:table-cell table:formula="of:=[.B1316]/[.A1316]" office:value-type="float" office:value="0.00000107912321957825">
            <text:p>1.07912321958E-06</text:p>
          </table:table-cell>
          <table:table-cell/>
        </table:table-row>
        <table:table-row table:style-name="ro1">
          <table:table-cell office:value-type="float" office:value="225088136">
            <text:p>225088136</text:p>
          </table:table-cell>
          <table:table-cell office:value-type="float" office:value="243.1">
            <text:p>243.1</text:p>
          </table:table-cell>
          <table:table-cell table:formula="of:=[.B1317]/[.A1317]" office:value-type="float" office:value="0.00000108002138326829">
            <text:p>1.08002138327E-06</text:p>
          </table:table-cell>
          <table:table-cell/>
        </table:table-row>
        <table:table-row table:style-name="ro1">
          <table:table-cell office:value-type="float" office:value="225206741">
            <text:p>225206741</text:p>
          </table:table-cell>
          <table:table-cell office:value-type="float" office:value="242.9">
            <text:p>242.9</text:p>
          </table:table-cell>
          <table:table-cell table:formula="of:=[.B1318]/[.A1318]" office:value-type="float" office:value="0.00000107856451774683">
            <text:p>1.07856451775E-06</text:p>
          </table:table-cell>
          <table:table-cell/>
        </table:table-row>
        <table:table-row table:style-name="ro1">
          <table:table-cell office:value-type="float" office:value="225192984">
            <text:p>225192984</text:p>
          </table:table-cell>
          <table:table-cell office:value-type="float" office:value="242.4">
            <text:p>242.4</text:p>
          </table:table-cell>
          <table:table-cell table:formula="of:=[.B1319]/[.A1319]" office:value-type="float" office:value="0.00000107641008922374">
            <text:p>1.07641008922E-06</text:p>
          </table:table-cell>
          <table:table-cell/>
        </table:table-row>
        <table:table-row table:style-name="ro1">
          <table:table-cell office:value-type="float" office:value="225031619">
            <text:p>225031619</text:p>
          </table:table-cell>
          <table:table-cell office:value-type="float" office:value="242.3">
            <text:p>242.3</text:p>
          </table:table-cell>
          <table:table-cell table:formula="of:=[.B1320]/[.A1320]" office:value-type="float" office:value="0.00000107673757615369">
            <text:p>1.07673757615E-06</text:p>
          </table:table-cell>
          <table:table-cell/>
        </table:table-row>
        <table:table-row table:style-name="ro1">
          <table:table-cell office:value-type="float" office:value="224998591">
            <text:p>224998591</text:p>
          </table:table-cell>
          <table:table-cell office:value-type="float" office:value="242.3">
            <text:p>242.3</text:p>
          </table:table-cell>
          <table:table-cell table:formula="of:=[.B1321]/[.A1321]" office:value-type="float" office:value="0.00000107689563264865">
            <text:p>1.07689563265E-06</text:p>
          </table:table-cell>
          <table:table-cell/>
        </table:table-row>
        <table:table-row table:style-name="ro1">
          <table:table-cell office:value-type="float" office:value="225269763">
            <text:p>225269763</text:p>
          </table:table-cell>
          <table:table-cell office:value-type="float" office:value="242.3">
            <text:p>242.3</text:p>
          </table:table-cell>
          <table:table-cell table:formula="of:=[.B1322]/[.A1322]" office:value-type="float" office:value="0.00000107559930269026">
            <text:p>1.07559930269E-06</text:p>
          </table:table-cell>
          <table:table-cell/>
        </table:table-row>
        <table:table-row table:style-name="ro1">
          <table:table-cell office:value-type="float" office:value="225296284">
            <text:p>225296284</text:p>
          </table:table-cell>
          <table:table-cell office:value-type="float" office:value="242.4">
            <text:p>242.4</text:p>
          </table:table-cell>
          <table:table-cell table:formula="of:=[.B1323]/[.A1323]" office:value-type="float" office:value="0.00000107591654729645">
            <text:p>1.07591654730E-06</text:p>
          </table:table-cell>
          <table:table-cell/>
        </table:table-row>
        <table:table-row table:style-name="ro1">
          <table:table-cell office:value-type="float" office:value="225381347">
            <text:p>225381347</text:p>
          </table:table-cell>
          <table:table-cell office:value-type="float" office:value="242.2">
            <text:p>242.2</text:p>
          </table:table-cell>
          <table:table-cell table:formula="of:=[.B1324]/[.A1324]" office:value-type="float" office:value="0.00000107462309203432">
            <text:p>1.07462309203E-06</text:p>
          </table:table-cell>
          <table:table-cell/>
        </table:table-row>
        <table:table-row table:style-name="ro1">
          <table:table-cell office:value-type="float" office:value="225470791">
            <text:p>225470791</text:p>
          </table:table-cell>
          <table:table-cell office:value-type="float" office:value="242.2">
            <text:p>242.2</text:p>
          </table:table-cell>
          <table:table-cell table:formula="of:=[.B1325]/[.A1325]" office:value-type="float" office:value="0.0000010741967903062">
            <text:p>1.07419679031E-06</text:p>
          </table:table-cell>
          <table:table-cell/>
        </table:table-row>
        <table:table-row table:style-name="ro1">
          <table:table-cell office:value-type="float" office:value="225585843">
            <text:p>225585843</text:p>
          </table:table-cell>
          <table:table-cell office:value-type="float" office:value="242.4">
            <text:p>242.4</text:p>
          </table:table-cell>
          <table:table-cell table:formula="of:=[.B1326]/[.A1326]" office:value-type="float" office:value="0.00000107453551506776">
            <text:p>1.07453551507E-06</text:p>
          </table:table-cell>
          <table:table-cell/>
        </table:table-row>
        <table:table-row table:style-name="ro1">
          <table:table-cell office:value-type="float" office:value="225548240">
            <text:p>225548240</text:p>
          </table:table-cell>
          <table:table-cell office:value-type="float" office:value="242.4">
            <text:p>242.4</text:p>
          </table:table-cell>
          <table:table-cell table:formula="of:=[.B1327]/[.A1327]" office:value-type="float" office:value="0.00000107471465971093">
            <text:p>1.07471465971E-06</text:p>
          </table:table-cell>
          <table:table-cell/>
        </table:table-row>
        <table:table-row table:style-name="ro1">
          <table:table-cell office:value-type="float" office:value="225472666">
            <text:p>225472666</text:p>
          </table:table-cell>
          <table:table-cell office:value-type="float" office:value="242.5">
            <text:p>242.5</text:p>
          </table:table-cell>
          <table:table-cell table:formula="of:=[.B1328]/[.A1328]" office:value-type="float" office:value="0.00000107551839565333">
            <text:p>1.07551839565E-06</text:p>
          </table:table-cell>
          <table:table-cell/>
        </table:table-row>
        <table:table-row table:style-name="ro1">
          <table:table-cell office:value-type="float" office:value="225469870">
            <text:p>225469870</text:p>
          </table:table-cell>
          <table:table-cell office:value-type="float" office:value="242.4">
            <text:p>242.4</text:p>
          </table:table-cell>
          <table:table-cell table:formula="of:=[.B1329]/[.A1329]" office:value-type="float" office:value="0.00000107508821466922">
            <text:p>1.07508821467E-06</text:p>
          </table:table-cell>
          <table:table-cell/>
        </table:table-row>
        <table:table-row table:style-name="ro1">
          <table:table-cell office:value-type="float" office:value="225463491">
            <text:p>225463491</text:p>
          </table:table-cell>
          <table:table-cell office:value-type="float" office:value="242.2">
            <text:p>242.2</text:p>
          </table:table-cell>
          <table:table-cell table:formula="of:=[.B1330]/[.A1330]" office:value-type="float" office:value="0.00000107423157037873">
            <text:p>1.07423157038E-06</text:p>
          </table:table-cell>
          <table:table-cell/>
        </table:table-row>
        <table:table-row table:style-name="ro1">
          <table:table-cell office:value-type="float" office:value="225444460">
            <text:p>225444460</text:p>
          </table:table-cell>
          <table:table-cell office:value-type="float" office:value="241.9">
            <text:p>241.9</text:p>
          </table:table-cell>
          <table:table-cell table:formula="of:=[.B1331]/[.A1331]" office:value-type="float" office:value="0.00000107299154745253">
            <text:p>1.07299154745E-06</text:p>
          </table:table-cell>
          <table:table-cell/>
        </table:table-row>
        <table:table-row table:style-name="ro1">
          <table:table-cell office:value-type="float" office:value="225426761">
            <text:p>225426761</text:p>
          </table:table-cell>
          <table:table-cell office:value-type="float" office:value="242">
            <text:p>242</text:p>
          </table:table-cell>
          <table:table-cell table:formula="of:=[.B1332]/[.A1332]" office:value-type="float" office:value="0.00000107351939462059">
            <text:p>1.07351939462E-06</text:p>
          </table:table-cell>
          <table:table-cell/>
        </table:table-row>
        <table:table-row table:style-name="ro1">
          <table:table-cell office:value-type="float" office:value="225504785">
            <text:p>225504785</text:p>
          </table:table-cell>
          <table:table-cell office:value-type="float" office:value="241.9">
            <text:p>241.9</text:p>
          </table:table-cell>
          <table:table-cell table:formula="of:=[.B1333]/[.A1333]" office:value-type="float" office:value="0.00000107270451046083">
            <text:p>1.07270451046E-06</text:p>
          </table:table-cell>
          <table:table-cell/>
        </table:table-row>
        <table:table-row table:style-name="ro1">
          <table:table-cell office:value-type="float" office:value="225546799">
            <text:p>225546799</text:p>
          </table:table-cell>
          <table:table-cell office:value-type="float" office:value="242.1">
            <text:p>242.1</text:p>
          </table:table-cell>
          <table:table-cell table:formula="of:=[.B1334]/[.A1334]" office:value-type="float" office:value="0.00000107339142507627">
            <text:p>1.07339142508E-06</text:p>
          </table:table-cell>
          <table:table-cell/>
        </table:table-row>
        <table:table-row table:style-name="ro1">
          <table:table-cell office:value-type="float" office:value="225556058">
            <text:p>225556058</text:p>
          </table:table-cell>
          <table:table-cell office:value-type="float" office:value="242.1">
            <text:p>242.1</text:p>
          </table:table-cell>
          <table:table-cell table:formula="of:=[.B1335]/[.A1335]" office:value-type="float" office:value="0.0000010733473627208">
            <text:p>1.07334736272E-06</text:p>
          </table:table-cell>
          <table:table-cell/>
        </table:table-row>
        <table:table-row table:style-name="ro1">
          <table:table-cell office:value-type="float" office:value="225569709">
            <text:p>225569709</text:p>
          </table:table-cell>
          <table:table-cell office:value-type="float" office:value="241.9">
            <text:p>241.9</text:p>
          </table:table-cell>
          <table:table-cell table:formula="of:=[.B1336]/[.A1336]" office:value-type="float" office:value="0.00000107239576214553">
            <text:p>1.07239576215E-06</text:p>
          </table:table-cell>
          <table:table-cell/>
        </table:table-row>
        <table:table-row table:style-name="ro1">
          <table:table-cell office:value-type="float" office:value="225661677">
            <text:p>225661677</text:p>
          </table:table-cell>
          <table:table-cell office:value-type="float" office:value="241.7">
            <text:p>241.7</text:p>
          </table:table-cell>
          <table:table-cell table:formula="of:=[.B1337]/[.A1337]" office:value-type="float" office:value="0.00000107107242671072">
            <text:p>1.07107242671E-06</text:p>
          </table:table-cell>
          <table:table-cell/>
        </table:table-row>
        <table:table-row table:style-name="ro1">
          <table:table-cell office:value-type="float" office:value="225639678">
            <text:p>225639678</text:p>
          </table:table-cell>
          <table:table-cell office:value-type="float" office:value="241.8">
            <text:p>241.8</text:p>
          </table:table-cell>
          <table:table-cell table:formula="of:=[.B1338]/[.A1338]" office:value-type="float" office:value="0.00000107162003661431">
            <text:p>1.07162003661E-06</text:p>
          </table:table-cell>
          <table:table-cell/>
        </table:table-row>
        <table:table-row table:style-name="ro1">
          <table:table-cell office:value-type="float" office:value="225106244">
            <text:p>225106244</text:p>
          </table:table-cell>
          <table:table-cell office:value-type="float" office:value="241.6">
            <text:p>241.6</text:p>
          </table:table-cell>
          <table:table-cell table:formula="of:=[.B1339]/[.A1339]" office:value-type="float" office:value="0.00000107327098398923">
            <text:p>1.07327098399E-06</text:p>
          </table:table-cell>
          <table:table-cell/>
        </table:table-row>
        <table:table-row table:style-name="ro1">
          <table:table-cell office:value-type="float" office:value="224971748">
            <text:p>224971748</text:p>
          </table:table-cell>
          <table:table-cell office:value-type="float" office:value="241.8">
            <text:p>241.8</text:p>
          </table:table-cell>
          <table:table-cell table:formula="of:=[.B1340]/[.A1340]" office:value-type="float" office:value="0.00000107480162353541">
            <text:p>1.07480162354E-06</text:p>
          </table:table-cell>
          <table:table-cell/>
        </table:table-row>
        <table:table-row table:style-name="ro1">
          <table:table-cell office:value-type="float" office:value="224934765">
            <text:p>224934765</text:p>
          </table:table-cell>
          <table:table-cell office:value-type="float" office:value="242">
            <text:p>242</text:p>
          </table:table-cell>
          <table:table-cell table:formula="of:=[.B1341]/[.A1341]" office:value-type="float" office:value="0.00000107586748540182">
            <text:p>1.07586748540E-06</text:p>
          </table:table-cell>
          <table:table-cell/>
        </table:table-row>
        <table:table-row table:style-name="ro1">
          <table:table-cell office:value-type="float" office:value="224849587">
            <text:p>224849587</text:p>
          </table:table-cell>
          <table:table-cell office:value-type="float" office:value="242">
            <text:p>242</text:p>
          </table:table-cell>
          <table:table-cell table:formula="of:=[.B1342]/[.A1342]" office:value-type="float" office:value="0.00000107627504781674">
            <text:p>1.07627504782E-06</text:p>
          </table:table-cell>
          <table:table-cell/>
        </table:table-row>
        <table:table-row table:style-name="ro1">
          <table:table-cell office:value-type="float" office:value="224738920">
            <text:p>224738920</text:p>
          </table:table-cell>
          <table:table-cell office:value-type="float" office:value="242">
            <text:p>242</text:p>
          </table:table-cell>
          <table:table-cell table:formula="of:=[.B1343]/[.A1343]" office:value-type="float" office:value="0.00000107680503225699">
            <text:p>1.07680503226E-06</text:p>
          </table:table-cell>
          <table:table-cell/>
        </table:table-row>
        <table:table-row table:style-name="ro1">
          <table:table-cell office:value-type="float" office:value="224652841">
            <text:p>224652841</text:p>
          </table:table-cell>
          <table:table-cell office:value-type="float" office:value="241.8">
            <text:p>241.8</text:p>
          </table:table-cell>
          <table:table-cell table:formula="of:=[.B1344]/[.A1344]" office:value-type="float" office:value="0.00000107632736324933">
            <text:p>1.07632736325E-06</text:p>
          </table:table-cell>
          <table:table-cell/>
        </table:table-row>
        <table:table-row table:style-name="ro1">
          <table:table-cell office:value-type="float" office:value="224699501">
            <text:p>224699501</text:p>
          </table:table-cell>
          <table:table-cell office:value-type="float" office:value="241.8">
            <text:p>241.8</text:p>
          </table:table-cell>
          <table:table-cell table:formula="of:=[.B1345]/[.A1345]" office:value-type="float" office:value="0.00000107610385837038">
            <text:p>1.07610385837E-06</text:p>
          </table:table-cell>
          <table:table-cell/>
        </table:table-row>
        <table:table-row table:style-name="ro1">
          <table:table-cell office:value-type="float" office:value="224947099">
            <text:p>224947099</text:p>
          </table:table-cell>
          <table:table-cell office:value-type="float" office:value="241.7">
            <text:p>241.7</text:p>
          </table:table-cell>
          <table:table-cell table:formula="of:=[.B1346]/[.A1346]" office:value-type="float" office:value="0.00000107447484797303">
            <text:p>1.07447484797E-06</text:p>
          </table:table-cell>
          <table:table-cell/>
        </table:table-row>
        <table:table-row table:style-name="ro1">
          <table:table-cell office:value-type="float" office:value="225075327">
            <text:p>225075327</text:p>
          </table:table-cell>
          <table:table-cell office:value-type="float" office:value="241.9">
            <text:p>241.9</text:p>
          </table:table-cell>
          <table:table-cell table:formula="of:=[.B1347]/[.A1347]" office:value-type="float" office:value="0.00000107475129870632">
            <text:p>1.07475129871E-06</text:p>
          </table:table-cell>
          <table:table-cell/>
        </table:table-row>
        <table:table-row table:style-name="ro1">
          <table:table-cell office:value-type="float" office:value="225074993">
            <text:p>225074993</text:p>
          </table:table-cell>
          <table:table-cell office:value-type="float" office:value="242">
            <text:p>242</text:p>
          </table:table-cell>
          <table:table-cell table:formula="of:=[.B1348]/[.A1348]" office:value-type="float" office:value="0.00000107519718994282">
            <text:p>1.07519718994E-06</text:p>
          </table:table-cell>
          <table:table-cell/>
        </table:table-row>
        <table:table-row table:style-name="ro1">
          <table:table-cell office:value-type="float" office:value="225051199">
            <text:p>225051199</text:p>
          </table:table-cell>
          <table:table-cell office:value-type="float" office:value="241.8">
            <text:p>241.8</text:p>
          </table:table-cell>
          <table:table-cell table:formula="of:=[.B1349]/[.A1349]" office:value-type="float" office:value="0.00000107442218070564">
            <text:p>1.07442218071E-06</text:p>
          </table:table-cell>
          <table:table-cell/>
        </table:table-row>
        <table:table-row table:style-name="ro1">
          <table:table-cell office:value-type="float" office:value="224706529">
            <text:p>224706529</text:p>
          </table:table-cell>
          <table:table-cell office:value-type="float" office:value="241.7">
            <text:p>241.7</text:p>
          </table:table-cell>
          <table:table-cell table:formula="of:=[.B1350]/[.A1350]" office:value-type="float" office:value="0.00000107562517687236">
            <text:p>1.07562517687E-06</text:p>
          </table:table-cell>
          <table:table-cell/>
        </table:table-row>
        <table:table-row table:style-name="ro1">
          <table:table-cell office:value-type="float" office:value="224458228">
            <text:p>224458228</text:p>
          </table:table-cell>
          <table:table-cell office:value-type="float" office:value="242">
            <text:p>242</text:p>
          </table:table-cell>
          <table:table-cell table:formula="of:=[.B1351]/[.A1351]" office:value-type="float" office:value="0.00000107815161046357">
            <text:p>1.07815161046E-06</text:p>
          </table:table-cell>
          <table:table-cell/>
        </table:table-row>
        <table:table-row table:style-name="ro1">
          <table:table-cell office:value-type="float" office:value="224463063">
            <text:p>224463063</text:p>
          </table:table-cell>
          <table:table-cell office:value-type="float" office:value="242.1">
            <text:p>242.1</text:p>
          </table:table-cell>
          <table:table-cell table:formula="of:=[.B1352]/[.A1352]" office:value-type="float" office:value="0.00000107857389436052">
            <text:p>1.07857389436E-06</text:p>
          </table:table-cell>
          <table:table-cell/>
        </table:table-row>
        <table:table-row table:style-name="ro1">
          <table:table-cell office:value-type="float" office:value="224480022">
            <text:p>224480022</text:p>
          </table:table-cell>
          <table:table-cell office:value-type="float" office:value="242">
            <text:p>242</text:p>
          </table:table-cell>
          <table:table-cell table:formula="of:=[.B1353]/[.A1353]" office:value-type="float" office:value="0.00000107804693639953">
            <text:p>1.07804693640E-06</text:p>
          </table:table-cell>
          <table:table-cell/>
        </table:table-row>
        <table:table-row table:style-name="ro1">
          <table:table-cell office:value-type="float" office:value="224689778">
            <text:p>224689778</text:p>
          </table:table-cell>
          <table:table-cell office:value-type="float" office:value="242">
            <text:p>242</text:p>
          </table:table-cell>
          <table:table-cell table:formula="of:=[.B1354]/[.A1354]" office:value-type="float" office:value="0.00000107704054075838">
            <text:p>1.07704054076E-06</text:p>
          </table:table-cell>
          <table:table-cell/>
        </table:table-row>
        <table:table-row table:style-name="ro1">
          <table:table-cell office:value-type="float" office:value="224739099">
            <text:p>224739099</text:p>
          </table:table-cell>
          <table:table-cell office:value-type="float" office:value="242.1">
            <text:p>242.1</text:p>
          </table:table-cell>
          <table:table-cell table:formula="of:=[.B1355]/[.A1355]" office:value-type="float" office:value="0.00000107724913500699">
            <text:p>1.07724913501E-06</text:p>
          </table:table-cell>
          <table:table-cell/>
        </table:table-row>
        <table:table-row table:style-name="ro1">
          <table:table-cell office:value-type="float" office:value="224638098">
            <text:p>224638098</text:p>
          </table:table-cell>
          <table:table-cell office:value-type="float" office:value="242.2">
            <text:p>242.2</text:p>
          </table:table-cell>
          <table:table-cell table:formula="of:=[.B1356]/[.A1356]" office:value-type="float" office:value="0.00000107817864447909">
            <text:p>1.07817864448E-06</text:p>
          </table:table-cell>
          <table:table-cell/>
        </table:table-row>
        <table:table-row table:style-name="ro1">
          <table:table-cell office:value-type="float" office:value="224530000">
            <text:p>224530000</text:p>
          </table:table-cell>
          <table:table-cell office:value-type="float" office:value="242.2">
            <text:p>242.2</text:p>
          </table:table-cell>
          <table:table-cell table:formula="of:=[.B1357]/[.A1357]" office:value-type="float" office:value="0.00000107869772413486">
            <text:p>1.07869772413E-06</text:p>
          </table:table-cell>
          <table:table-cell/>
        </table:table-row>
        <table:table-row table:style-name="ro1">
          <table:table-cell office:value-type="float" office:value="224414675">
            <text:p>224414675</text:p>
          </table:table-cell>
          <table:table-cell office:value-type="float" office:value="242.5">
            <text:p>242.5</text:p>
          </table:table-cell>
          <table:table-cell table:formula="of:=[.B1358]/[.A1358]" office:value-type="float" office:value="0.00000108058886968956">
            <text:p>1.08058886969E-06</text:p>
          </table:table-cell>
          <table:table-cell/>
        </table:table-row>
        <table:table-row table:style-name="ro1">
          <table:table-cell office:value-type="float" office:value="224230124">
            <text:p>224230124</text:p>
          </table:table-cell>
          <table:table-cell office:value-type="float" office:value="242.4">
            <text:p>242.4</text:p>
          </table:table-cell>
          <table:table-cell table:formula="of:=[.B1359]/[.A1359]" office:value-type="float" office:value="0.00000108103227022253">
            <text:p>1.08103227022E-06</text:p>
          </table:table-cell>
          <table:table-cell/>
        </table:table-row>
        <table:table-row table:style-name="ro1">
          <table:table-cell office:value-type="float" office:value="224293323">
            <text:p>224293323</text:p>
          </table:table-cell>
          <table:table-cell office:value-type="float" office:value="242.5">
            <text:p>242.5</text:p>
          </table:table-cell>
          <table:table-cell table:formula="of:=[.B1360]/[.A1360]" office:value-type="float" office:value="0.00000108117351313218">
            <text:p>1.08117351313E-06</text:p>
          </table:table-cell>
          <table:table-cell/>
        </table:table-row>
        <table:table-row table:style-name="ro1">
          <table:table-cell office:value-type="float" office:value="224481114">
            <text:p>224481114</text:p>
          </table:table-cell>
          <table:table-cell office:value-type="float" office:value="242.4">
            <text:p>242.4</text:p>
          </table:table-cell>
          <table:table-cell table:formula="of:=[.B1361]/[.A1361]" office:value-type="float" office:value="0.00000107982357927892">
            <text:p>1.07982357928E-06</text:p>
          </table:table-cell>
          <table:table-cell/>
        </table:table-row>
        <table:table-row table:style-name="ro1">
          <table:table-cell office:value-type="float" office:value="224475736">
            <text:p>224475736</text:p>
          </table:table-cell>
          <table:table-cell office:value-type="float" office:value="242.6">
            <text:p>242.6</text:p>
          </table:table-cell>
          <table:table-cell table:formula="of:=[.B1362]/[.A1362]" office:value-type="float" office:value="0.00000108074041463439">
            <text:p>1.08074041463E-06</text:p>
          </table:table-cell>
          <table:table-cell/>
        </table:table-row>
        <table:table-row table:style-name="ro1">
          <table:table-cell office:value-type="float" office:value="224558870">
            <text:p>224558870</text:p>
          </table:table-cell>
          <table:table-cell office:value-type="float" office:value="242.4">
            <text:p>242.4</text:p>
          </table:table-cell>
          <table:table-cell table:formula="of:=[.B1363]/[.A1363]" office:value-type="float" office:value="0.000001079449678385">
            <text:p>1.07944967839E-06</text:p>
          </table:table-cell>
          <table:table-cell/>
        </table:table-row>
        <table:table-row table:style-name="ro1">
          <table:table-cell office:value-type="float" office:value="224498698">
            <text:p>224498698</text:p>
          </table:table-cell>
          <table:table-cell office:value-type="float" office:value="242.3">
            <text:p>242.3</text:p>
          </table:table-cell>
          <table:table-cell table:formula="of:=[.B1364]/[.A1364]" office:value-type="float" office:value="0.00000107929356454441">
            <text:p>1.07929356454E-06</text:p>
          </table:table-cell>
          <table:table-cell/>
        </table:table-row>
        <table:table-row table:style-name="ro1">
          <table:table-cell office:value-type="float" office:value="224462577">
            <text:p>224462577</text:p>
          </table:table-cell>
          <table:table-cell office:value-type="float" office:value="242">
            <text:p>242</text:p>
          </table:table-cell>
          <table:table-cell table:formula="of:=[.B1365]/[.A1365]" office:value-type="float" office:value="0.00000107813072109566">
            <text:p>1.07813072110E-06</text:p>
          </table:table-cell>
          <table:table-cell/>
        </table:table-row>
        <table:table-row table:style-name="ro1">
          <table:table-cell office:value-type="float" office:value="224457227">
            <text:p>224457227</text:p>
          </table:table-cell>
          <table:table-cell office:value-type="float" office:value="241.9">
            <text:p>241.9</text:p>
          </table:table-cell>
          <table:table-cell table:formula="of:=[.B1366]/[.A1366]" office:value-type="float" office:value="0.00000107771089945792">
            <text:p>1.07771089946E-06</text:p>
          </table:table-cell>
          <table:table-cell/>
        </table:table-row>
        <table:table-row table:style-name="ro1">
          <table:table-cell office:value-type="float" office:value="224445373">
            <text:p>224445373</text:p>
          </table:table-cell>
          <table:table-cell office:value-type="float" office:value="241.8">
            <text:p>241.8</text:p>
          </table:table-cell>
          <table:table-cell table:formula="of:=[.B1367]/[.A1367]" office:value-type="float" office:value="0.00000107732227565235">
            <text:p>1.07732227565E-06</text:p>
          </table:table-cell>
          <table:table-cell/>
        </table:table-row>
        <table:table-row table:style-name="ro1">
          <table:table-cell office:value-type="float" office:value="224461492">
            <text:p>224461492</text:p>
          </table:table-cell>
          <table:table-cell office:value-type="float" office:value="241.4">
            <text:p>241.4</text:p>
          </table:table-cell>
          <table:table-cell table:formula="of:=[.B1368]/[.A1368]" office:value-type="float" office:value="0.00000107546286825894">
            <text:p>1.07546286826E-06</text:p>
          </table:table-cell>
          <table:table-cell/>
        </table:table-row>
        <table:table-row table:style-name="ro1">
          <table:table-cell office:value-type="float" office:value="224294631">
            <text:p>224294631</text:p>
          </table:table-cell>
          <table:table-cell office:value-type="float" office:value="241.9">
            <text:p>241.9</text:p>
          </table:table-cell>
          <table:table-cell table:formula="of:=[.B1369]/[.A1369]" office:value-type="float" office:value="0.00000107849215525805">
            <text:p>1.07849215526E-06</text:p>
          </table:table-cell>
          <table:table-cell/>
        </table:table-row>
        <table:table-row table:style-name="ro1">
          <table:table-cell office:value-type="float" office:value="224293219">
            <text:p>224293219</text:p>
          </table:table-cell>
          <table:table-cell office:value-type="float" office:value="241.8">
            <text:p>241.8</text:p>
          </table:table-cell>
          <table:table-cell table:formula="of:=[.B1370]/[.A1370]" office:value-type="float" office:value="0.00000107805309976848">
            <text:p>1.07805309977E-06</text:p>
          </table:table-cell>
          <table:table-cell/>
        </table:table-row>
        <table:table-row table:style-name="ro1">
          <table:table-cell office:value-type="float" office:value="224548132">
            <text:p>224548132</text:p>
          </table:table-cell>
          <table:table-cell office:value-type="float" office:value="241.8">
            <text:p>241.8</text:p>
          </table:table-cell>
          <table:table-cell table:formula="of:=[.B1371]/[.A1371]" office:value-type="float" office:value="0.00000107682926527307">
            <text:p>1.07682926527E-06</text:p>
          </table:table-cell>
          <table:table-cell/>
        </table:table-row>
        <table:table-row table:style-name="ro1">
          <table:table-cell office:value-type="float" office:value="224687457">
            <text:p>224687457</text:p>
          </table:table-cell>
          <table:table-cell office:value-type="float" office:value="241.7">
            <text:p>241.7</text:p>
          </table:table-cell>
          <table:table-cell table:formula="of:=[.B1372]/[.A1372]" office:value-type="float" office:value="0.00000107571647846813">
            <text:p>1.07571647847E-06</text:p>
          </table:table-cell>
          <table:table-cell/>
        </table:table-row>
        <table:table-row table:style-name="ro1">
          <table:table-cell office:value-type="float" office:value="224656523">
            <text:p>224656523</text:p>
          </table:table-cell>
          <table:table-cell office:value-type="float" office:value="242.1">
            <text:p>242.1</text:p>
          </table:table-cell>
          <table:table-cell table:formula="of:=[.B1373]/[.A1373]" office:value-type="float" office:value="0.00000107764509468528">
            <text:p>1.07764509469E-06</text:p>
          </table:table-cell>
          <table:table-cell/>
        </table:table-row>
        <table:table-row table:style-name="ro1">
          <table:table-cell office:value-type="float" office:value="224653126">
            <text:p>224653126</text:p>
          </table:table-cell>
          <table:table-cell office:value-type="float" office:value="242.3">
            <text:p>242.3</text:p>
          </table:table-cell>
          <table:table-cell table:formula="of:=[.B1374]/[.A1374]" office:value-type="float" office:value="0.0000010785516512243">
            <text:p>1.07855165122E-06</text:p>
          </table:table-cell>
          <table:table-cell/>
        </table:table-row>
        <table:table-row table:style-name="ro1">
          <table:table-cell office:value-type="float" office:value="224527666">
            <text:p>224527666</text:p>
          </table:table-cell>
          <table:table-cell office:value-type="float" office:value="242.3">
            <text:p>242.3</text:p>
          </table:table-cell>
          <table:table-cell table:formula="of:=[.B1375]/[.A1375]" office:value-type="float" office:value="0.00000107915431677805">
            <text:p>1.07915431678E-06</text:p>
          </table:table-cell>
          <table:table-cell/>
        </table:table-row>
        <table:table-row table:style-name="ro1">
          <table:table-cell office:value-type="float" office:value="224535185">
            <text:p>224535185</text:p>
          </table:table-cell>
          <table:table-cell office:value-type="float" office:value="242.3">
            <text:p>242.3</text:p>
          </table:table-cell>
          <table:table-cell table:formula="of:=[.B1376]/[.A1376]" office:value-type="float" office:value="0.00000107911817918426">
            <text:p>1.07911817918E-06</text:p>
          </table:table-cell>
          <table:table-cell/>
        </table:table-row>
        <table:table-row table:style-name="ro1">
          <table:table-cell office:value-type="float" office:value="224632687">
            <text:p>224632687</text:p>
          </table:table-cell>
          <table:table-cell office:value-type="float" office:value="242.9">
            <text:p>242.9</text:p>
          </table:table-cell>
          <table:table-cell table:formula="of:=[.B1377]/[.A1377]" office:value-type="float" office:value="0.00000108132081418765">
            <text:p>1.08132081419E-06</text:p>
          </table:table-cell>
          <table:table-cell/>
        </table:table-row>
        <table:table-row table:style-name="ro1">
          <table:table-cell office:value-type="float" office:value="224899493">
            <text:p>224899493</text:p>
          </table:table-cell>
          <table:table-cell office:value-type="float" office:value="242.8">
            <text:p>242.8</text:p>
          </table:table-cell>
          <table:table-cell table:formula="of:=[.B1378]/[.A1378]" office:value-type="float" office:value="0.0000010795933630673">
            <text:p>1.07959336307E-06</text:p>
          </table:table-cell>
          <table:table-cell/>
        </table:table-row>
        <table:table-row table:style-name="ro1">
          <table:table-cell office:value-type="float" office:value="225048052">
            <text:p>225048052</text:p>
          </table:table-cell>
          <table:table-cell office:value-type="float" office:value="242.9">
            <text:p>242.9</text:p>
          </table:table-cell>
          <table:table-cell table:formula="of:=[.B1379]/[.A1379]" office:value-type="float" office:value="0.00000107932505010086">
            <text:p>1.07932505010E-06</text:p>
          </table:table-cell>
          <table:table-cell/>
        </table:table-row>
        <table:table-row table:style-name="ro1">
          <table:table-cell office:value-type="float" office:value="225170279">
            <text:p>225170279</text:p>
          </table:table-cell>
          <table:table-cell office:value-type="float" office:value="242.9">
            <text:p>242.9</text:p>
          </table:table-cell>
          <table:table-cell table:formula="of:=[.B1380]/[.A1380]" office:value-type="float" office:value="0.00000107873917054568">
            <text:p>1.07873917055E-06</text:p>
          </table:table-cell>
          <table:table-cell/>
        </table:table-row>
        <table:table-row table:style-name="ro1">
          <table:table-cell office:value-type="float" office:value="225007617">
            <text:p>225007617</text:p>
          </table:table-cell>
          <table:table-cell office:value-type="float" office:value="242.9">
            <text:p>242.9</text:p>
          </table:table-cell>
          <table:table-cell table:formula="of:=[.B1381]/[.A1381]" office:value-type="float" office:value="0.00000107951901023866">
            <text:p>1.07951901024E-06</text:p>
          </table:table-cell>
          <table:table-cell/>
        </table:table-row>
        <table:table-row table:style-name="ro1">
          <table:table-cell office:value-type="float" office:value="224946848">
            <text:p>224946848</text:p>
          </table:table-cell>
          <table:table-cell office:value-type="float" office:value="242.9">
            <text:p>242.9</text:p>
          </table:table-cell>
          <table:table-cell table:formula="of:=[.B1382]/[.A1382]" office:value-type="float" office:value="0.00000107981064042293">
            <text:p>1.07981064042E-06</text:p>
          </table:table-cell>
          <table:table-cell/>
        </table:table-row>
        <table:table-row table:style-name="ro1">
          <table:table-cell office:value-type="float" office:value="224815345">
            <text:p>224815345</text:p>
          </table:table-cell>
          <table:table-cell office:value-type="float" office:value="242.9">
            <text:p>242.9</text:p>
          </table:table-cell>
          <table:table-cell table:formula="of:=[.B1383]/[.A1383]" office:value-type="float" office:value="0.00000108044226251549">
            <text:p>1.08044226252E-06</text:p>
          </table:table-cell>
          <table:table-cell/>
        </table:table-row>
        <table:table-row table:style-name="ro1">
          <table:table-cell office:value-type="float" office:value="224663553">
            <text:p>224663553</text:p>
          </table:table-cell>
          <table:table-cell office:value-type="float" office:value="243">
            <text:p>243</text:p>
          </table:table-cell>
          <table:table-cell table:formula="of:=[.B1384]/[.A1384]" office:value-type="float" office:value="0.00000108161736407685">
            <text:p>1.08161736408E-06</text:p>
          </table:table-cell>
          <table:table-cell/>
        </table:table-row>
        <table:table-row table:style-name="ro1">
          <table:table-cell office:value-type="float" office:value="224510911">
            <text:p>224510911</text:p>
          </table:table-cell>
          <table:table-cell office:value-type="float" office:value="243.1">
            <text:p>243.1</text:p>
          </table:table-cell>
          <table:table-cell table:formula="of:=[.B1385]/[.A1385]" office:value-type="float" office:value="0.00000108279815407279">
            <text:p>1.08279815407E-06</text:p>
          </table:table-cell>
          <table:table-cell/>
        </table:table-row>
        <table:table-row table:style-name="ro1">
          <table:table-cell office:value-type="float" office:value="224507727">
            <text:p>224507727</text:p>
          </table:table-cell>
          <table:table-cell office:value-type="float" office:value="243.1">
            <text:p>243.1</text:p>
          </table:table-cell>
          <table:table-cell table:formula="of:=[.B1386]/[.A1386]" office:value-type="float" office:value="0.00000108281351046773">
            <text:p>1.08281351047E-06</text:p>
          </table:table-cell>
          <table:table-cell/>
        </table:table-row>
        <table:table-row table:style-name="ro1">
          <table:table-cell office:value-type="float" office:value="224581555">
            <text:p>224581555</text:p>
          </table:table-cell>
          <table:table-cell office:value-type="float" office:value="243.1">
            <text:p>243.1</text:p>
          </table:table-cell>
          <table:table-cell table:formula="of:=[.B1387]/[.A1387]" office:value-type="float" office:value="0.00000108245755088836">
            <text:p>1.08245755089E-06</text:p>
          </table:table-cell>
          <table:table-cell/>
        </table:table-row>
        <table:table-row table:style-name="ro1">
          <table:table-cell office:value-type="float" office:value="224312188">
            <text:p>224312188</text:p>
          </table:table-cell>
          <table:table-cell office:value-type="float" office:value="243.1">
            <text:p>243.1</text:p>
          </table:table-cell>
          <table:table-cell table:formula="of:=[.B1388]/[.A1388]" office:value-type="float" office:value="0.00000108375742828562">
            <text:p>1.08375742829E-06</text:p>
          </table:table-cell>
          <table:table-cell/>
        </table:table-row>
        <table:table-row table:style-name="ro1">
          <table:table-cell office:value-type="float" office:value="224535557">
            <text:p>224535557</text:p>
          </table:table-cell>
          <table:table-cell office:value-type="float" office:value="243.1">
            <text:p>243.1</text:p>
          </table:table-cell>
          <table:table-cell table:formula="of:=[.B1389]/[.A1389]" office:value-type="float" office:value="0.00000108267930143465">
            <text:p>1.08267930143E-06</text:p>
          </table:table-cell>
          <table:table-cell/>
        </table:table-row>
        <table:table-row table:style-name="ro1">
          <table:table-cell office:value-type="float" office:value="224431577">
            <text:p>224431577</text:p>
          </table:table-cell>
          <table:table-cell office:value-type="float" office:value="243">
            <text:p>243</text:p>
          </table:table-cell>
          <table:table-cell table:formula="of:=[.B1390]/[.A1390]" office:value-type="float" office:value="0.00000108273534075822">
            <text:p>1.08273534076E-06</text:p>
          </table:table-cell>
          <table:table-cell/>
        </table:table-row>
        <table:table-row table:style-name="ro1">
          <table:table-cell office:value-type="float" office:value="224279171">
            <text:p>224279171</text:p>
          </table:table-cell>
          <table:table-cell office:value-type="float" office:value="242.8">
            <text:p>242.8</text:p>
          </table:table-cell>
          <table:table-cell table:formula="of:=[.B1391]/[.A1391]" office:value-type="float" office:value="0.00000108257935374659">
            <text:p>1.08257935375E-06</text:p>
          </table:table-cell>
          <table:table-cell/>
        </table:table-row>
        <table:table-row table:style-name="ro1">
          <table:table-cell office:value-type="float" office:value="224282870">
            <text:p>224282870</text:p>
          </table:table-cell>
          <table:table-cell office:value-type="float" office:value="242.8">
            <text:p>242.8</text:p>
          </table:table-cell>
          <table:table-cell table:formula="of:=[.B1392]/[.A1392]" office:value-type="float" office:value="0.00000108256149923532">
            <text:p>1.08256149924E-06</text:p>
          </table:table-cell>
          <table:table-cell/>
        </table:table-row>
        <table:table-row table:style-name="ro1">
          <table:table-cell office:value-type="float" office:value="224436897">
            <text:p>224436897</text:p>
          </table:table-cell>
          <table:table-cell office:value-type="float" office:value="242.9">
            <text:p>242.9</text:p>
          </table:table-cell>
          <table:table-cell table:formula="of:=[.B1393]/[.A1393]" office:value-type="float" office:value="0.00000108226411631417">
            <text:p>1.08226411631E-06</text:p>
          </table:table-cell>
          <table:table-cell/>
        </table:table-row>
        <table:table-row table:style-name="ro1">
          <table:table-cell office:value-type="float" office:value="224795674">
            <text:p>224795674</text:p>
          </table:table-cell>
          <table:table-cell office:value-type="float" office:value="242.8">
            <text:p>242.8</text:p>
          </table:table-cell>
          <table:table-cell table:formula="of:=[.B1394]/[.A1394]" office:value-type="float" office:value="0.00000108009195942089">
            <text:p>1.08009195942E-06</text:p>
          </table:table-cell>
          <table:table-cell/>
        </table:table-row>
        <table:table-row table:style-name="ro1">
          <table:table-cell office:value-type="float" office:value="225007294">
            <text:p>225007294</text:p>
          </table:table-cell>
          <table:table-cell office:value-type="float" office:value="242.8">
            <text:p>242.8</text:p>
          </table:table-cell>
          <table:table-cell table:formula="of:=[.B1395]/[.A1395]" office:value-type="float" office:value="0.00000107907612986093">
            <text:p>1.07907612986E-06</text:p>
          </table:table-cell>
          <table:table-cell/>
        </table:table-row>
        <table:table-row table:style-name="ro1">
          <table:table-cell office:value-type="float" office:value="225091273">
            <text:p>225091273</text:p>
          </table:table-cell>
          <table:table-cell office:value-type="float" office:value="242.8">
            <text:p>242.8</text:p>
          </table:table-cell>
          <table:table-cell table:formula="of:=[.B1396]/[.A1396]" office:value-type="float" office:value="0.00000107867353880041">
            <text:p>1.07867353880E-06</text:p>
          </table:table-cell>
          <table:table-cell/>
        </table:table-row>
        <table:table-row table:style-name="ro1">
          <table:table-cell office:value-type="float" office:value="225471658">
            <text:p>225471658</text:p>
          </table:table-cell>
          <table:table-cell office:value-type="float" office:value="242.6">
            <text:p>242.6</text:p>
          </table:table-cell>
          <table:table-cell table:formula="of:=[.B1397]/[.A1397]" office:value-type="float" office:value="0.00000107596671861969">
            <text:p>1.07596671862E-06</text:p>
          </table:table-cell>
          <table:table-cell/>
        </table:table-row>
        <table:table-row table:style-name="ro1">
          <table:table-cell office:value-type="float" office:value="225460961">
            <text:p>225460961</text:p>
          </table:table-cell>
          <table:table-cell office:value-type="float" office:value="242.7">
            <text:p>242.7</text:p>
          </table:table-cell>
          <table:table-cell table:formula="of:=[.B1398]/[.A1398]" office:value-type="float" office:value="0.00000107646130364893">
            <text:p>1.07646130365E-06</text:p>
          </table:table-cell>
          <table:table-cell/>
        </table:table-row>
        <table:table-row table:style-name="ro1">
          <table:table-cell office:value-type="float" office:value="225334019">
            <text:p>225334019</text:p>
          </table:table-cell>
          <table:table-cell office:value-type="float" office:value="243">
            <text:p>243</text:p>
          </table:table-cell>
          <table:table-cell table:formula="of:=[.B1399]/[.A1399]" office:value-type="float" office:value="0.00000107839908540397">
            <text:p>1.07839908540E-06</text:p>
          </table:table-cell>
          <table:table-cell/>
        </table:table-row>
        <table:table-row table:style-name="ro1">
          <table:table-cell office:value-type="float" office:value="225212181">
            <text:p>225212181</text:p>
          </table:table-cell>
          <table:table-cell office:value-type="float" office:value="242.8">
            <text:p>242.8</text:p>
          </table:table-cell>
          <table:table-cell table:formula="of:=[.B1400]/[.A1400]" office:value-type="float" office:value="0.00000107809443930566">
            <text:p>1.07809443931E-06</text:p>
          </table:table-cell>
          <table:table-cell/>
        </table:table-row>
        <table:table-row table:style-name="ro1">
          <table:table-cell office:value-type="float" office:value="225216233">
            <text:p>225216233</text:p>
          </table:table-cell>
          <table:table-cell office:value-type="float" office:value="243.1">
            <text:p>243.1</text:p>
          </table:table-cell>
          <table:table-cell table:formula="of:=[.B1401]/[.A1401]" office:value-type="float" office:value="0.00000107940709584642">
            <text:p>1.07940709585E-06</text:p>
          </table:table-cell>
          <table:table-cell/>
        </table:table-row>
        <table:table-row table:style-name="ro1">
          <table:table-cell office:value-type="float" office:value="225156964">
            <text:p>225156964</text:p>
          </table:table-cell>
          <table:table-cell office:value-type="float" office:value="243">
            <text:p>243</text:p>
          </table:table-cell>
          <table:table-cell table:formula="of:=[.B1402]/[.A1402]" office:value-type="float" office:value="0.00000107924709803779">
            <text:p>1.07924709804E-06</text:p>
          </table:table-cell>
          <table:table-cell/>
        </table:table-row>
        <table:table-row table:style-name="ro1">
          <table:table-cell office:value-type="float" office:value="225235897">
            <text:p>225235897</text:p>
          </table:table-cell>
          <table:table-cell office:value-type="float" office:value="243.2">
            <text:p>243.2</text:p>
          </table:table-cell>
          <table:table-cell table:formula="of:=[.B1403]/[.A1403]" office:value-type="float" office:value="0.00000107975683822726">
            <text:p>1.07975683823E-06</text:p>
          </table:table-cell>
          <table:table-cell/>
        </table:table-row>
        <table:table-row table:style-name="ro1">
          <table:table-cell office:value-type="float" office:value="225452154">
            <text:p>225452154</text:p>
          </table:table-cell>
          <table:table-cell office:value-type="float" office:value="243.4">
            <text:p>243.4</text:p>
          </table:table-cell>
          <table:table-cell table:formula="of:=[.B1404]/[.A1404]" office:value-type="float" office:value="0.00000107960822587661">
            <text:p>1.07960822588E-06</text:p>
          </table:table-cell>
          <table:table-cell/>
        </table:table-row>
        <table:table-row table:style-name="ro1">
          <table:table-cell office:value-type="float" office:value="225642810">
            <text:p>225642810</text:p>
          </table:table-cell>
          <table:table-cell office:value-type="float" office:value="243.4">
            <text:p>243.4</text:p>
          </table:table-cell>
          <table:table-cell table:formula="of:=[.B1405]/[.A1405]" office:value-type="float" office:value="0.00000107869601517549">
            <text:p>1.07869601518E-06</text:p>
          </table:table-cell>
          <table:table-cell/>
        </table:table-row>
        <table:table-row table:style-name="ro1">
          <table:table-cell office:value-type="float" office:value="225708608">
            <text:p>225708608</text:p>
          </table:table-cell>
          <table:table-cell office:value-type="float" office:value="243.3">
            <text:p>243.3</text:p>
          </table:table-cell>
          <table:table-cell table:formula="of:=[.B1406]/[.A1406]" office:value-type="float" office:value="0.0000010779385073342">
            <text:p>1.07793850733E-06</text:p>
          </table:table-cell>
          <table:table-cell/>
        </table:table-row>
        <table:table-row table:style-name="ro1">
          <table:table-cell office:value-type="float" office:value="225539386">
            <text:p>225539386</text:p>
          </table:table-cell>
          <table:table-cell office:value-type="float" office:value="243">
            <text:p>243</text:p>
          </table:table-cell>
          <table:table-cell table:formula="of:=[.B1407]/[.A1407]" office:value-type="float" office:value="0.00000107741713901802">
            <text:p>1.07741713902E-06</text:p>
          </table:table-cell>
          <table:table-cell/>
        </table:table-row>
        <table:table-row table:style-name="ro1">
          <table:table-cell office:value-type="float" office:value="225425238">
            <text:p>225425238</text:p>
          </table:table-cell>
          <table:table-cell office:value-type="float" office:value="243">
            <text:p>243</text:p>
          </table:table-cell>
          <table:table-cell table:formula="of:=[.B1408]/[.A1408]" office:value-type="float" office:value="0.00000107796270797328">
            <text:p>1.07796270797E-06</text:p>
          </table:table-cell>
          <table:table-cell/>
        </table:table-row>
        <table:table-row table:style-name="ro1">
          <table:table-cell office:value-type="float" office:value="225345672">
            <text:p>225345672</text:p>
          </table:table-cell>
          <table:table-cell office:value-type="float" office:value="243">
            <text:p>243</text:p>
          </table:table-cell>
          <table:table-cell table:formula="of:=[.B1409]/[.A1409]" office:value-type="float" office:value="0.00000107834331959125">
            <text:p>1.07834331959E-06</text:p>
          </table:table-cell>
          <table:table-cell/>
        </table:table-row>
        <table:table-row table:style-name="ro1">
          <table:table-cell office:value-type="float" office:value="225423474">
            <text:p>225423474</text:p>
          </table:table-cell>
          <table:table-cell office:value-type="float" office:value="243">
            <text:p>243</text:p>
          </table:table-cell>
          <table:table-cell table:formula="of:=[.B1410]/[.A1410]" office:value-type="float" office:value="0.00000107797114332467">
            <text:p>1.07797114332E-06</text:p>
          </table:table-cell>
          <table:table-cell/>
        </table:table-row>
        <table:table-row table:style-name="ro1">
          <table:table-cell office:value-type="float" office:value="225483964">
            <text:p>225483964</text:p>
          </table:table-cell>
          <table:table-cell office:value-type="float" office:value="243">
            <text:p>243</text:p>
          </table:table-cell>
          <table:table-cell table:formula="of:=[.B1411]/[.A1411]" office:value-type="float" office:value="0.00000107768195879331">
            <text:p>1.07768195879E-06</text:p>
          </table:table-cell>
          <table:table-cell/>
        </table:table-row>
        <table:table-row table:style-name="ro1">
          <table:table-cell office:value-type="float" office:value="225425652">
            <text:p>225425652</text:p>
          </table:table-cell>
          <table:table-cell office:value-type="float" office:value="242.7">
            <text:p>242.7</text:p>
          </table:table-cell>
          <table:table-cell table:formula="of:=[.B1412]/[.A1412]" office:value-type="float" office:value="0.00000107662991255316">
            <text:p>1.07662991255E-06</text:p>
          </table:table-cell>
          <table:table-cell/>
        </table:table-row>
        <table:table-row table:style-name="ro1">
          <table:table-cell office:value-type="float" office:value="225488481">
            <text:p>225488481</text:p>
          </table:table-cell>
          <table:table-cell office:value-type="float" office:value="242.5">
            <text:p>242.5</text:p>
          </table:table-cell>
          <table:table-cell table:formula="of:=[.B1413]/[.A1413]" office:value-type="float" office:value="0.00000107544296242787">
            <text:p>1.07544296243E-06</text:p>
          </table:table-cell>
          <table:table-cell/>
        </table:table-row>
        <table:table-row table:style-name="ro1">
          <table:table-cell office:value-type="float" office:value="225351821">
            <text:p>225351821</text:p>
          </table:table-cell>
          <table:table-cell office:value-type="float" office:value="242.4">
            <text:p>242.4</text:p>
          </table:table-cell>
          <table:table-cell table:formula="of:=[.B1414]/[.A1414]" office:value-type="float" office:value="0.00000107565139222904">
            <text:p>1.07565139223E-06</text:p>
          </table:table-cell>
          <table:table-cell/>
        </table:table-row>
        <table:table-row table:style-name="ro1">
          <table:table-cell office:value-type="float" office:value="225165239">
            <text:p>225165239</text:p>
          </table:table-cell>
          <table:table-cell office:value-type="float" office:value="242.2">
            <text:p>242.2</text:p>
          </table:table-cell>
          <table:table-cell table:formula="of:=[.B1415]/[.A1415]" office:value-type="float" office:value="0.00000107565448856873">
            <text:p>1.07565448857E-06</text:p>
          </table:table-cell>
          <table:table-cell/>
        </table:table-row>
        <table:table-row table:style-name="ro1">
          <table:table-cell office:value-type="float" office:value="225050240">
            <text:p>225050240</text:p>
          </table:table-cell>
          <table:table-cell office:value-type="float" office:value="242.5">
            <text:p>242.5</text:p>
          </table:table-cell>
          <table:table-cell table:formula="of:=[.B1416]/[.A1416]" office:value-type="float" office:value="0.00000107753717569908">
            <text:p>1.07753717570E-06</text:p>
          </table:table-cell>
          <table:table-cell/>
        </table:table-row>
        <table:table-row table:style-name="ro1">
          <table:table-cell office:value-type="float" office:value="225121241">
            <text:p>225121241</text:p>
          </table:table-cell>
          <table:table-cell office:value-type="float" office:value="242.5">
            <text:p>242.5</text:p>
          </table:table-cell>
          <table:table-cell table:formula="of:=[.B1417]/[.A1417]" office:value-type="float" office:value="0.00000107719733119275">
            <text:p>1.07719733119E-06</text:p>
          </table:table-cell>
          <table:table-cell/>
        </table:table-row>
        <table:table-row table:style-name="ro1">
          <table:table-cell office:value-type="float" office:value="225230808">
            <text:p>225230808</text:p>
          </table:table-cell>
          <table:table-cell office:value-type="float" office:value="242.8">
            <text:p>242.8</text:p>
          </table:table-cell>
          <table:table-cell table:formula="of:=[.B1418]/[.A1418]" office:value-type="float" office:value="0.00000107800527892259">
            <text:p>1.07800527892E-06</text:p>
          </table:table-cell>
          <table:table-cell/>
        </table:table-row>
        <table:table-row table:style-name="ro1">
          <table:table-cell office:value-type="float" office:value="225471572">
            <text:p>225471572</text:p>
          </table:table-cell>
          <table:table-cell office:value-type="float" office:value="242.9">
            <text:p>242.9</text:p>
          </table:table-cell>
          <table:table-cell table:formula="of:=[.B1419]/[.A1419]" office:value-type="float" office:value="0.0000010772976736952">
            <text:p>1.07729767370E-06</text:p>
          </table:table-cell>
          <table:table-cell/>
        </table:table-row>
        <table:table-row table:style-name="ro1">
          <table:table-cell office:value-type="float" office:value="225511790">
            <text:p>225511790</text:p>
          </table:table-cell>
          <table:table-cell office:value-type="float" office:value="242.8">
            <text:p>242.8</text:p>
          </table:table-cell>
          <table:table-cell table:formula="of:=[.B1420]/[.A1420]" office:value-type="float" office:value="0.00000107666211154636">
            <text:p>1.07666211155E-06</text:p>
          </table:table-cell>
          <table:table-cell/>
        </table:table-row>
        <table:table-row table:style-name="ro1">
          <table:table-cell office:value-type="float" office:value="225314565">
            <text:p>225314565</text:p>
          </table:table-cell>
          <table:table-cell office:value-type="float" office:value="242.5">
            <text:p>242.5</text:p>
          </table:table-cell>
          <table:table-cell table:formula="of:=[.B1421]/[.A1421]" office:value-type="float" office:value="0.00000107627307626562">
            <text:p>1.07627307627E-06</text:p>
          </table:table-cell>
          <table:table-cell/>
        </table:table-row>
        <table:table-row table:style-name="ro1">
          <table:table-cell office:value-type="float" office:value="225291681">
            <text:p>225291681</text:p>
          </table:table-cell>
          <table:table-cell office:value-type="float" office:value="242.5">
            <text:p>242.5</text:p>
          </table:table-cell>
          <table:table-cell table:formula="of:=[.B1422]/[.A1422]" office:value-type="float" office:value="0.00000107638239869141">
            <text:p>1.07638239869E-06</text:p>
          </table:table-cell>
          <table:table-cell/>
        </table:table-row>
        <table:table-row table:style-name="ro1">
          <table:table-cell office:value-type="float" office:value="225408222">
            <text:p>225408222</text:p>
          </table:table-cell>
          <table:table-cell office:value-type="float" office:value="242.5">
            <text:p>242.5</text:p>
          </table:table-cell>
          <table:table-cell table:formula="of:=[.B1423]/[.A1423]" office:value-type="float" office:value="0.00000107582588535746">
            <text:p>1.07582588536E-06</text:p>
          </table:table-cell>
          <table:table-cell/>
        </table:table-row>
        <table:table-row table:style-name="ro1">
          <table:table-cell office:value-type="float" office:value="225649342">
            <text:p>225649342</text:p>
          </table:table-cell>
          <table:table-cell office:value-type="float" office:value="242.4">
            <text:p>242.4</text:p>
          </table:table-cell>
          <table:table-cell table:formula="of:=[.B1424]/[.A1424]" office:value-type="float" office:value="0.00000107423313470154">
            <text:p>1.07423313470E-06</text:p>
          </table:table-cell>
          <table:table-cell/>
        </table:table-row>
        <table:table-row table:style-name="ro1">
          <table:table-cell office:value-type="float" office:value="225930830">
            <text:p>225930830</text:p>
          </table:table-cell>
          <table:table-cell office:value-type="float" office:value="242.4">
            <text:p>242.4</text:p>
          </table:table-cell>
          <table:table-cell table:formula="of:=[.B1425]/[.A1425]" office:value-type="float" office:value="0.00000107289474393557">
            <text:p>1.07289474394E-06</text:p>
          </table:table-cell>
          <table:table-cell/>
        </table:table-row>
        <table:table-row table:style-name="ro1">
          <table:table-cell office:value-type="float" office:value="225865791">
            <text:p>225865791</text:p>
          </table:table-cell>
          <table:table-cell office:value-type="float" office:value="242.4">
            <text:p>242.4</text:p>
          </table:table-cell>
          <table:table-cell table:formula="of:=[.B1426]/[.A1426]" office:value-type="float" office:value="0.00000107320368846826">
            <text:p>1.07320368847E-06</text:p>
          </table:table-cell>
          <table:table-cell/>
        </table:table-row>
        <table:table-row table:style-name="ro1">
          <table:table-cell office:value-type="float" office:value="225375909">
            <text:p>225375909</text:p>
          </table:table-cell>
          <table:table-cell office:value-type="float" office:value="242.4">
            <text:p>242.4</text:p>
          </table:table-cell>
          <table:table-cell table:formula="of:=[.B1427]/[.A1427]" office:value-type="float" office:value="0.00000107553642745374">
            <text:p>1.07553642745E-06</text:p>
          </table:table-cell>
          <table:table-cell/>
        </table:table-row>
        <table:table-row table:style-name="ro1">
          <table:table-cell office:value-type="float" office:value="225116086">
            <text:p>225116086</text:p>
          </table:table-cell>
          <table:table-cell office:value-type="float" office:value="242.4">
            <text:p>242.4</text:p>
          </table:table-cell>
          <table:table-cell table:formula="of:=[.B1428]/[.A1428]" office:value-type="float" office:value="0.00000107677778299681">
            <text:p>1.07677778300E-06</text:p>
          </table:table-cell>
          <table:table-cell/>
        </table:table-row>
        <table:table-row table:style-name="ro1">
          <table:table-cell office:value-type="float" office:value="225181574">
            <text:p>225181574</text:p>
          </table:table-cell>
          <table:table-cell office:value-type="float" office:value="242.5">
            <text:p>242.5</text:p>
          </table:table-cell>
          <table:table-cell table:formula="of:=[.B1429]/[.A1429]" office:value-type="float" office:value="0.00000107690871722923">
            <text:p>1.07690871723E-06</text:p>
          </table:table-cell>
          <table:table-cell/>
        </table:table-row>
        <table:table-row table:style-name="ro1">
          <table:table-cell office:value-type="float" office:value="225389118">
            <text:p>225389118</text:p>
          </table:table-cell>
          <table:table-cell office:value-type="float" office:value="242.3">
            <text:p>242.3</text:p>
          </table:table-cell>
          <table:table-cell table:formula="of:=[.B1430]/[.A1430]" office:value-type="float" office:value="0.00000107502971816057">
            <text:p>1.07502971816E-06</text:p>
          </table:table-cell>
          <table:table-cell/>
        </table:table-row>
        <table:table-row table:style-name="ro1">
          <table:table-cell office:value-type="float" office:value="225550926">
            <text:p>225550926</text:p>
          </table:table-cell>
          <table:table-cell office:value-type="float" office:value="242.4">
            <text:p>242.4</text:p>
          </table:table-cell>
          <table:table-cell table:formula="of:=[.B1431]/[.A1431]" office:value-type="float" office:value="0.00000107470186134372">
            <text:p>1.07470186134E-06</text:p>
          </table:table-cell>
          <table:table-cell/>
        </table:table-row>
        <table:table-row table:style-name="ro1">
          <table:table-cell office:value-type="float" office:value="225525542">
            <text:p>225525542</text:p>
          </table:table-cell>
          <table:table-cell office:value-type="float" office:value="242.4">
            <text:p>242.4</text:p>
          </table:table-cell>
          <table:table-cell table:formula="of:=[.B1432]/[.A1432]" office:value-type="float" office:value="0.00000107482282428125">
            <text:p>1.07482282428E-06</text:p>
          </table:table-cell>
          <table:table-cell/>
        </table:table-row>
        <table:table-row table:style-name="ro1">
          <table:table-cell office:value-type="float" office:value="224912961">
            <text:p>224912961</text:p>
          </table:table-cell>
          <table:table-cell office:value-type="float" office:value="242.3">
            <text:p>242.3</text:p>
          </table:table-cell>
          <table:table-cell table:formula="of:=[.B1433]/[.A1433]" office:value-type="float" office:value="0.00000107730563380027">
            <text:p>1.07730563380E-06</text:p>
          </table:table-cell>
          <table:table-cell/>
        </table:table-row>
        <table:table-row table:style-name="ro1">
          <table:table-cell office:value-type="float" office:value="224727458">
            <text:p>224727458</text:p>
          </table:table-cell>
          <table:table-cell office:value-type="float" office:value="242.4">
            <text:p>242.4</text:p>
          </table:table-cell>
          <table:table-cell table:formula="of:=[.B1434]/[.A1434]" office:value-type="float" office:value="0.000001078639887432">
            <text:p>1.07863988743E-06</text:p>
          </table:table-cell>
          <table:table-cell/>
        </table:table-row>
        <table:table-row table:style-name="ro1">
          <table:table-cell office:value-type="float" office:value="224763103">
            <text:p>224763103</text:p>
          </table:table-cell>
          <table:table-cell office:value-type="float" office:value="242.3">
            <text:p>242.3</text:p>
          </table:table-cell>
          <table:table-cell table:formula="of:=[.B1435]/[.A1435]" office:value-type="float" office:value="0.00000107802391391616">
            <text:p>1.07802391392E-06</text:p>
          </table:table-cell>
          <table:table-cell/>
        </table:table-row>
        <table:table-row table:style-name="ro1">
          <table:table-cell office:value-type="float" office:value="224901324">
            <text:p>224901324</text:p>
          </table:table-cell>
          <table:table-cell office:value-type="float" office:value="241.9">
            <text:p>241.9</text:p>
          </table:table-cell>
          <table:table-cell table:formula="of:=[.B1436]/[.A1436]" office:value-type="float" office:value="0.00000107558281871209">
            <text:p>1.07558281871E-06</text:p>
          </table:table-cell>
          <table:table-cell/>
        </table:table-row>
        <table:table-row table:style-name="ro1">
          <table:table-cell office:value-type="float" office:value="225204648">
            <text:p>225204648</text:p>
          </table:table-cell>
          <table:table-cell office:value-type="float" office:value="241.9">
            <text:p>241.9</text:p>
          </table:table-cell>
          <table:table-cell table:formula="of:=[.B1437]/[.A1437]" office:value-type="float" office:value="0.00000107413413598817">
            <text:p>1.07413413599E-06</text:p>
          </table:table-cell>
          <table:table-cell/>
        </table:table-row>
        <table:table-row table:style-name="ro1">
          <table:table-cell office:value-type="float" office:value="225289345">
            <text:p>225289345</text:p>
          </table:table-cell>
          <table:table-cell office:value-type="float" office:value="241.7">
            <text:p>241.7</text:p>
          </table:table-cell>
          <table:table-cell table:formula="of:=[.B1438]/[.A1438]" office:value-type="float" office:value="0.00000107284257051748">
            <text:p>1.07284257052E-06</text:p>
          </table:table-cell>
          <table:table-cell/>
        </table:table-row>
        <table:table-row table:style-name="ro1">
          <table:table-cell office:value-type="float" office:value="225155015">
            <text:p>225155015</text:p>
          </table:table-cell>
          <table:table-cell office:value-type="float" office:value="241.7">
            <text:p>241.7</text:p>
          </table:table-cell>
          <table:table-cell table:formula="of:=[.B1439]/[.A1439]" office:value-type="float" office:value="0.00000107348264039333">
            <text:p>1.07348264039E-06</text:p>
          </table:table-cell>
          <table:table-cell/>
        </table:table-row>
        <table:table-row table:style-name="ro1">
          <table:table-cell office:value-type="float" office:value="225111505">
            <text:p>225111505</text:p>
          </table:table-cell>
          <table:table-cell office:value-type="float" office:value="241.7">
            <text:p>241.7</text:p>
          </table:table-cell>
          <table:table-cell table:formula="of:=[.B1440]/[.A1440]" office:value-type="float" office:value="0.00000107369012525593">
            <text:p>1.07369012526E-06</text:p>
          </table:table-cell>
          <table:table-cell/>
        </table:table-row>
        <table:table-row table:style-name="ro1">
          <table:table-cell office:value-type="float" office:value="225201825">
            <text:p>225201825</text:p>
          </table:table-cell>
          <table:table-cell office:value-type="float" office:value="241.8">
            <text:p>241.8</text:p>
          </table:table-cell>
          <table:table-cell table:formula="of:=[.B1441]/[.A1441]" office:value-type="float" office:value="0.00000107370355457821">
            <text:p>1.07370355458E-06</text:p>
          </table:table-cell>
          <table:table-cell/>
        </table:table-row>
        <table:table-row table:style-name="ro1">
          <table:table-cell office:value-type="float" office:value="225274431">
            <text:p>225274431</text:p>
          </table:table-cell>
          <table:table-cell office:value-type="float" office:value="241.6">
            <text:p>241.6</text:p>
          </table:table-cell>
          <table:table-cell table:formula="of:=[.B1442]/[.A1442]" office:value-type="float" office:value="0.00000107246969364224">
            <text:p>1.07246969364E-06</text:p>
          </table:table-cell>
          <table:table-cell/>
        </table:table-row>
        <table:table-row table:style-name="ro1">
          <table:table-cell office:value-type="float" office:value="225170943">
            <text:p>225170943</text:p>
          </table:table-cell>
          <table:table-cell office:value-type="float" office:value="241.7">
            <text:p>241.7</text:p>
          </table:table-cell>
          <table:table-cell table:formula="of:=[.B1443]/[.A1443]" office:value-type="float" office:value="0.00000107340670505608">
            <text:p>1.07340670506E-06</text:p>
          </table:table-cell>
          <table:table-cell/>
        </table:table-row>
        <table:table-row table:style-name="ro1">
          <table:table-cell office:value-type="float" office:value="224807689">
            <text:p>224807689</text:p>
          </table:table-cell>
          <table:table-cell office:value-type="float" office:value="241.7">
            <text:p>241.7</text:p>
          </table:table-cell>
          <table:table-cell table:formula="of:=[.B1444]/[.A1444]" office:value-type="float" office:value="0.00000107514116209789">
            <text:p>1.07514116210E-06</text:p>
          </table:table-cell>
          <table:table-cell/>
        </table:table-row>
        <table:table-row table:style-name="ro1">
          <table:table-cell office:value-type="float" office:value="224715863">
            <text:p>224715863</text:p>
          </table:table-cell>
          <table:table-cell office:value-type="float" office:value="241.9">
            <text:p>241.9</text:p>
          </table:table-cell>
          <table:table-cell table:formula="of:=[.B1445]/[.A1445]" office:value-type="float" office:value="0.00000107647051156331">
            <text:p>1.07647051156E-06</text:p>
          </table:table-cell>
          <table:table-cell/>
        </table:table-row>
        <table:table-row table:style-name="ro1">
          <table:table-cell office:value-type="float" office:value="224940423">
            <text:p>224940423</text:p>
          </table:table-cell>
          <table:table-cell office:value-type="float" office:value="242">
            <text:p>242</text:p>
          </table:table-cell>
          <table:table-cell table:formula="of:=[.B1446]/[.A1446]" office:value-type="float" office:value="0.00000107584042375523">
            <text:p>1.07584042376E-06</text:p>
          </table:table-cell>
          <table:table-cell/>
        </table:table-row>
        <table:table-row table:style-name="ro1">
          <table:table-cell office:value-type="float" office:value="225080587">
            <text:p>225080587</text:p>
          </table:table-cell>
          <table:table-cell office:value-type="float" office:value="242.2">
            <text:p>242.2</text:p>
          </table:table-cell>
          <table:table-cell table:formula="of:=[.B1447]/[.A1447]" office:value-type="float" office:value="0.00000107605903835678">
            <text:p>1.07605903836E-06</text:p>
          </table:table-cell>
          <table:table-cell/>
        </table:table-row>
        <table:table-row table:style-name="ro1">
          <table:table-cell office:value-type="float" office:value="225067207">
            <text:p>225067207</text:p>
          </table:table-cell>
          <table:table-cell office:value-type="float" office:value="242.1">
            <text:p>242.1</text:p>
          </table:table-cell>
          <table:table-cell table:formula="of:=[.B1448]/[.A1448]" office:value-type="float" office:value="0.00000107567869716355">
            <text:p>1.07567869716E-06</text:p>
          </table:table-cell>
          <table:table-cell/>
        </table:table-row>
        <table:table-row table:style-name="ro1">
          <table:table-cell office:value-type="float" office:value="224876431">
            <text:p>224876431</text:p>
          </table:table-cell>
          <table:table-cell office:value-type="float" office:value="242.1">
            <text:p>242.1</text:p>
          </table:table-cell>
          <table:table-cell table:formula="of:=[.B1449]/[.A1449]" office:value-type="float" office:value="0.00000107659125913467">
            <text:p>1.07659125913E-06</text:p>
          </table:table-cell>
          <table:table-cell/>
        </table:table-row>
        <table:table-row table:style-name="ro1">
          <table:table-cell office:value-type="float" office:value="224785337">
            <text:p>224785337</text:p>
          </table:table-cell>
          <table:table-cell office:value-type="float" office:value="242.2">
            <text:p>242.2</text:p>
          </table:table-cell>
          <table:table-cell table:formula="of:=[.B1450]/[.A1450]" office:value-type="float" office:value="0.00000107747241538268">
            <text:p>1.07747241538E-06</text:p>
          </table:table-cell>
          <table:table-cell/>
        </table:table-row>
        <table:table-row table:style-name="ro1">
          <table:table-cell office:value-type="float" office:value="224813864">
            <text:p>224813864</text:p>
          </table:table-cell>
          <table:table-cell office:value-type="float" office:value="242.2">
            <text:p>242.2</text:p>
          </table:table-cell>
          <table:table-cell table:formula="of:=[.B1451]/[.A1451]" office:value-type="float" office:value="0.00000107733569314035">
            <text:p>1.07733569314E-06</text:p>
          </table:table-cell>
          <table:table-cell/>
        </table:table-row>
        <table:table-row table:style-name="ro1">
          <table:table-cell office:value-type="float" office:value="225055814">
            <text:p>225055814</text:p>
          </table:table-cell>
          <table:table-cell office:value-type="float" office:value="242.1">
            <text:p>242.1</text:p>
          </table:table-cell>
          <table:table-cell table:formula="of:=[.B1452]/[.A1452]" office:value-type="float" office:value="0.00000107573315124398">
            <text:p>1.07573315124E-06</text:p>
          </table:table-cell>
          <table:table-cell/>
        </table:table-row>
        <table:table-row table:style-name="ro1">
          <table:table-cell office:value-type="float" office:value="225057082">
            <text:p>225057082</text:p>
          </table:table-cell>
          <table:table-cell office:value-type="float" office:value="242.1">
            <text:p>242.1</text:p>
          </table:table-cell>
          <table:table-cell table:formula="of:=[.B1453]/[.A1453]" office:value-type="float" office:value="0.00000107572709042766">
            <text:p>1.07572709043E-06</text:p>
          </table:table-cell>
          <table:table-cell/>
        </table:table-row>
        <table:table-row table:style-name="ro1">
          <table:table-cell office:value-type="float" office:value="224941114">
            <text:p>224941114</text:p>
          </table:table-cell>
          <table:table-cell office:value-type="float" office:value="242.1">
            <text:p>242.1</text:p>
          </table:table-cell>
          <table:table-cell table:formula="of:=[.B1454]/[.A1454]" office:value-type="float" office:value="0.00000107628167965773">
            <text:p>1.07628167966E-06</text:p>
          </table:table-cell>
          <table:table-cell/>
        </table:table-row>
        <table:table-row table:style-name="ro1">
          <table:table-cell office:value-type="float" office:value="224719680">
            <text:p>224719680</text:p>
          </table:table-cell>
          <table:table-cell office:value-type="float" office:value="242">
            <text:p>242</text:p>
          </table:table-cell>
          <table:table-cell table:formula="of:=[.B1455]/[.A1455]" office:value-type="float" office:value="0.00000107689722591275">
            <text:p>1.07689722591E-06</text:p>
          </table:table-cell>
          <table:table-cell/>
        </table:table-row>
        <table:table-row table:style-name="ro1">
          <table:table-cell office:value-type="float" office:value="224663670">
            <text:p>224663670</text:p>
          </table:table-cell>
          <table:table-cell office:value-type="float" office:value="242">
            <text:p>242</text:p>
          </table:table-cell>
          <table:table-cell table:formula="of:=[.B1456]/[.A1456]" office:value-type="float" office:value="0.00000107716570284817">
            <text:p>1.07716570285E-06</text:p>
          </table:table-cell>
          <table:table-cell/>
        </table:table-row>
        <table:table-row table:style-name="ro1">
          <table:table-cell office:value-type="float" office:value="224632024">
            <text:p>224632024</text:p>
          </table:table-cell>
          <table:table-cell office:value-type="float" office:value="242">
            <text:p>242</text:p>
          </table:table-cell>
          <table:table-cell table:formula="of:=[.B1457]/[.A1457]" office:value-type="float" office:value="0.00000107731745318735">
            <text:p>1.07731745319E-06</text:p>
          </table:table-cell>
          <table:table-cell/>
        </table:table-row>
        <table:table-row table:style-name="ro1">
          <table:table-cell office:value-type="float" office:value="224667140">
            <text:p>224667140</text:p>
          </table:table-cell>
          <table:table-cell office:value-type="float" office:value="242">
            <text:p>242</text:p>
          </table:table-cell>
          <table:table-cell table:formula="of:=[.B1458]/[.A1458]" office:value-type="float" office:value="0.00000107714906594707">
            <text:p>1.07714906595E-06</text:p>
          </table:table-cell>
          <table:table-cell/>
        </table:table-row>
        <table:table-row table:style-name="ro1">
          <table:table-cell office:value-type="float" office:value="224524391">
            <text:p>224524391</text:p>
          </table:table-cell>
          <table:table-cell office:value-type="float" office:value="242.1">
            <text:p>242.1</text:p>
          </table:table-cell>
          <table:table-cell table:formula="of:=[.B1459]/[.A1459]" office:value-type="float" office:value="0.000001078279285924">
            <text:p>1.07827928592E-06</text:p>
          </table:table-cell>
          <table:table-cell/>
        </table:table-row>
        <table:table-row table:style-name="ro1">
          <table:table-cell office:value-type="float" office:value="224317302">
            <text:p>224317302</text:p>
          </table:table-cell>
          <table:table-cell office:value-type="float" office:value="241.9">
            <text:p>241.9</text:p>
          </table:table-cell>
          <table:table-cell table:formula="of:=[.B1460]/[.A1460]" office:value-type="float" office:value="0.00000107838315566046">
            <text:p>1.07838315566E-06</text:p>
          </table:table-cell>
          <table:table-cell/>
        </table:table-row>
        <table:table-row table:style-name="ro1">
          <table:table-cell office:value-type="float" office:value="224177527">
            <text:p>224177527</text:p>
          </table:table-cell>
          <table:table-cell office:value-type="float" office:value="241.8">
            <text:p>241.8</text:p>
          </table:table-cell>
          <table:table-cell table:formula="of:=[.B1461]/[.A1461]" office:value-type="float" office:value="0.00000107860945401543">
            <text:p>1.07860945402E-06</text:p>
          </table:table-cell>
          <table:table-cell/>
        </table:table-row>
        <table:table-row table:style-name="ro1">
          <table:table-cell office:value-type="float" office:value="224262091">
            <text:p>224262091</text:p>
          </table:table-cell>
          <table:table-cell office:value-type="float" office:value="241.8">
            <text:p>241.8</text:p>
          </table:table-cell>
          <table:table-cell table:formula="of:=[.B1462]/[.A1462]" office:value-type="float" office:value="0.00000107820273556622">
            <text:p>1.07820273557E-06</text:p>
          </table:table-cell>
          <table:table-cell/>
        </table:table-row>
        <table:table-row table:style-name="ro1">
          <table:table-cell office:value-type="float" office:value="224366231">
            <text:p>224366231</text:p>
          </table:table-cell>
          <table:table-cell office:value-type="float" office:value="241.6">
            <text:p>241.6</text:p>
          </table:table-cell>
          <table:table-cell table:formula="of:=[.B1463]/[.A1463]" office:value-type="float" office:value="0.00000107681088603748">
            <text:p>1.07681088604E-06</text:p>
          </table:table-cell>
          <table:table-cell/>
        </table:table-row>
        <table:table-row table:style-name="ro1">
          <table:table-cell office:value-type="float" office:value="224461615">
            <text:p>224461615</text:p>
          </table:table-cell>
          <table:table-cell office:value-type="float" office:value="241.7">
            <text:p>241.7</text:p>
          </table:table-cell>
          <table:table-cell table:formula="of:=[.B1464]/[.A1464]" office:value-type="float" office:value="0.00000107679881034448">
            <text:p>1.07679881034E-06</text:p>
          </table:table-cell>
          <table:table-cell/>
        </table:table-row>
        <table:table-row table:style-name="ro1">
          <table:table-cell office:value-type="float" office:value="224566882">
            <text:p>224566882</text:p>
          </table:table-cell>
          <table:table-cell office:value-type="float" office:value="241.8">
            <text:p>241.8</text:p>
          </table:table-cell>
          <table:table-cell table:formula="of:=[.B1465]/[.A1465]" office:value-type="float" office:value="0.00000107673935642924">
            <text:p>1.07673935643E-06</text:p>
          </table:table-cell>
          <table:table-cell/>
        </table:table-row>
        <table:table-row table:style-name="ro1">
          <table:table-cell office:value-type="float" office:value="224560074">
            <text:p>224560074</text:p>
          </table:table-cell>
          <table:table-cell office:value-type="float" office:value="241.7">
            <text:p>241.7</text:p>
          </table:table-cell>
          <table:table-cell table:formula="of:=[.B1466]/[.A1466]" office:value-type="float" office:value="0.0000010763266848585">
            <text:p>1.07632668486E-06</text:p>
          </table:table-cell>
          <table:table-cell/>
        </table:table-row>
        <table:table-row table:style-name="ro1">
          <table:table-cell office:value-type="float" office:value="224509176">
            <text:p>224509176</text:p>
          </table:table-cell>
          <table:table-cell office:value-type="float" office:value="241.7">
            <text:p>241.7</text:p>
          </table:table-cell>
          <table:table-cell table:formula="of:=[.B1467]/[.A1467]" office:value-type="float" office:value="0.00000107657069660262">
            <text:p>1.07657069660E-06</text:p>
          </table:table-cell>
          <table:table-cell/>
        </table:table-row>
        <table:table-row table:style-name="ro1">
          <table:table-cell office:value-type="float" office:value="224569474">
            <text:p>224569474</text:p>
          </table:table-cell>
          <table:table-cell office:value-type="float" office:value="241.9">
            <text:p>241.9</text:p>
          </table:table-cell>
          <table:table-cell table:formula="of:=[.B1468]/[.A1468]" office:value-type="float" office:value="0.00000107717222510839">
            <text:p>1.07717222511E-06</text:p>
          </table:table-cell>
          <table:table-cell/>
        </table:table-row>
        <table:table-row table:style-name="ro1">
          <table:table-cell office:value-type="float" office:value="224599242">
            <text:p>224599242</text:p>
          </table:table-cell>
          <table:table-cell office:value-type="float" office:value="241.8">
            <text:p>241.8</text:p>
          </table:table-cell>
          <table:table-cell table:formula="of:=[.B1469]/[.A1469]" office:value-type="float" office:value="0.0000010765842210634">
            <text:p>1.07658422106E-06</text:p>
          </table:table-cell>
          <table:table-cell/>
        </table:table-row>
        <table:table-row table:style-name="ro1">
          <table:table-cell office:value-type="float" office:value="224783129">
            <text:p>224783129</text:p>
          </table:table-cell>
          <table:table-cell office:value-type="float" office:value="241.7">
            <text:p>241.7</text:p>
          </table:table-cell>
          <table:table-cell table:formula="of:=[.B1470]/[.A1470]" office:value-type="float" office:value="0.0000010752586329555">
            <text:p>1.07525863296E-06</text:p>
          </table:table-cell>
          <table:table-cell/>
        </table:table-row>
        <table:table-row table:style-name="ro1">
          <table:table-cell office:value-type="float" office:value="224833692">
            <text:p>224833692</text:p>
          </table:table-cell>
          <table:table-cell office:value-type="float" office:value="241.8">
            <text:p>241.8</text:p>
          </table:table-cell>
          <table:table-cell table:formula="of:=[.B1471]/[.A1471]" office:value-type="float" office:value="0.00000107546159051642">
            <text:p>1.07546159052E-06</text:p>
          </table:table-cell>
          <table:table-cell/>
        </table:table-row>
        <table:table-row table:style-name="ro1">
          <table:table-cell office:value-type="float" office:value="224744918">
            <text:p>224744918</text:p>
          </table:table-cell>
          <table:table-cell office:value-type="float" office:value="241.8">
            <text:p>241.8</text:p>
          </table:table-cell>
          <table:table-cell table:formula="of:=[.B1472]/[.A1472]" office:value-type="float" office:value="0.00000107588639668373">
            <text:p>1.07588639668E-06</text:p>
          </table:table-cell>
          <table:table-cell/>
        </table:table-row>
        <table:table-row table:style-name="ro1">
          <table:table-cell office:value-type="float" office:value="224537537">
            <text:p>224537537</text:p>
          </table:table-cell>
          <table:table-cell office:value-type="float" office:value="241.9">
            <text:p>241.9</text:p>
          </table:table-cell>
          <table:table-cell table:formula="of:=[.B1473]/[.A1473]" office:value-type="float" office:value="0.00000107732543623653">
            <text:p>1.07732543624E-06</text:p>
          </table:table-cell>
          <table:table-cell/>
        </table:table-row>
        <table:table-row table:style-name="ro1">
          <table:table-cell office:value-type="float" office:value="224474538">
            <text:p>224474538</text:p>
          </table:table-cell>
          <table:table-cell office:value-type="float" office:value="242">
            <text:p>242</text:p>
          </table:table-cell>
          <table:table-cell table:formula="of:=[.B1474]/[.A1474]" office:value-type="float" office:value="0.00000107807327350419">
            <text:p>1.07807327350E-06</text:p>
          </table:table-cell>
          <table:table-cell/>
        </table:table-row>
        <table:table-row table:style-name="ro1">
          <table:table-cell office:value-type="float" office:value="224588197">
            <text:p>224588197</text:p>
          </table:table-cell>
          <table:table-cell office:value-type="float" office:value="242.1">
            <text:p>242.1</text:p>
          </table:table-cell>
          <table:table-cell table:formula="of:=[.B1475]/[.A1475]" office:value-type="float" office:value="0.00000107797294441079">
            <text:p>1.07797294441E-06</text:p>
          </table:table-cell>
          <table:table-cell/>
        </table:table-row>
        <table:table-row table:style-name="ro1">
          <table:table-cell office:value-type="float" office:value="224647701">
            <text:p>224647701</text:p>
          </table:table-cell>
          <table:table-cell office:value-type="float" office:value="242.3">
            <text:p>242.3</text:p>
          </table:table-cell>
          <table:table-cell table:formula="of:=[.B1476]/[.A1476]" office:value-type="float" office:value="0.00000107857769708491">
            <text:p>1.07857769708E-06</text:p>
          </table:table-cell>
          <table:table-cell/>
        </table:table-row>
        <table:table-row table:style-name="ro1">
          <table:table-cell office:value-type="float" office:value="224736478">
            <text:p>224736478</text:p>
          </table:table-cell>
          <table:table-cell office:value-type="float" office:value="242.8">
            <text:p>242.8</text:p>
          </table:table-cell>
          <table:table-cell table:formula="of:=[.B1477]/[.A1477]" office:value-type="float" office:value="0.00000108037645762162">
            <text:p>1.08037645762E-06</text:p>
          </table:table-cell>
          <table:table-cell/>
        </table:table-row>
        <table:table-row table:style-name="ro1">
          <table:table-cell office:value-type="float" office:value="224643667">
            <text:p>224643667</text:p>
          </table:table-cell>
          <table:table-cell office:value-type="float" office:value="242.8">
            <text:p>242.8</text:p>
          </table:table-cell>
          <table:table-cell table:formula="of:=[.B1478]/[.A1478]" office:value-type="float" office:value="0.00000108082281260126">
            <text:p>1.08082281260E-06</text:p>
          </table:table-cell>
          <table:table-cell/>
        </table:table-row>
        <table:table-row table:style-name="ro1">
          <table:table-cell office:value-type="float" office:value="224524904">
            <text:p>224524904</text:p>
          </table:table-cell>
          <table:table-cell office:value-type="float" office:value="242.8">
            <text:p>242.8</text:p>
          </table:table-cell>
          <table:table-cell table:formula="of:=[.B1479]/[.A1479]" office:value-type="float" office:value="0.00000108139451648535">
            <text:p>1.08139451649E-06</text:p>
          </table:table-cell>
          <table:table-cell/>
        </table:table-row>
        <table:table-row table:style-name="ro1">
          <table:table-cell office:value-type="float" office:value="224526657">
            <text:p>224526657</text:p>
          </table:table-cell>
          <table:table-cell office:value-type="float" office:value="242.9">
            <text:p>242.9</text:p>
          </table:table-cell>
          <table:table-cell table:formula="of:=[.B1480]/[.A1480]" office:value-type="float" office:value="0.00000108183145487264">
            <text:p>1.08183145487E-06</text:p>
          </table:table-cell>
          <table:table-cell/>
        </table:table-row>
        <table:table-row table:style-name="ro1">
          <table:table-cell office:value-type="float" office:value="224469375">
            <text:p>224469375</text:p>
          </table:table-cell>
          <table:table-cell office:value-type="float" office:value="242.7">
            <text:p>242.7</text:p>
          </table:table-cell>
          <table:table-cell table:formula="of:=[.B1481]/[.A1481]" office:value-type="float" office:value="0.00000108121653566327">
            <text:p>1.08121653566E-06</text:p>
          </table:table-cell>
          <table:table-cell/>
        </table:table-row>
        <table:table-row table:style-name="ro1">
          <table:table-cell office:value-type="float" office:value="224542326">
            <text:p>224542326</text:p>
          </table:table-cell>
          <table:table-cell office:value-type="float" office:value="242.1">
            <text:p>242.1</text:p>
          </table:table-cell>
          <table:table-cell table:formula="of:=[.B1482]/[.A1482]" office:value-type="float" office:value="0.0000010781931598945">
            <text:p>1.07819315989E-06</text:p>
          </table:table-cell>
          <table:table-cell/>
        </table:table-row>
        <table:table-row table:style-name="ro1">
          <table:table-cell office:value-type="float" office:value="224544339">
            <text:p>224544339</text:p>
          </table:table-cell>
          <table:table-cell office:value-type="float" office:value="242.2">
            <text:p>242.2</text:p>
          </table:table-cell>
          <table:table-cell table:formula="of:=[.B1483]/[.A1483]" office:value-type="float" office:value="0.00000107862884042692">
            <text:p>1.07862884043E-06</text:p>
          </table:table-cell>
          <table:table-cell/>
        </table:table-row>
        <table:table-row table:style-name="ro1">
          <table:table-cell office:value-type="float" office:value="224305351">
            <text:p>224305351</text:p>
          </table:table-cell>
          <table:table-cell office:value-type="float" office:value="242.2">
            <text:p>242.2</text:p>
          </table:table-cell>
          <table:table-cell table:formula="of:=[.B1484]/[.A1484]" office:value-type="float" office:value="0.0000010797780744874">
            <text:p>1.07977807449E-06</text:p>
          </table:table-cell>
          <table:table-cell/>
        </table:table-row>
        <table:table-row table:style-name="ro1">
          <table:table-cell office:value-type="float" office:value="224144410">
            <text:p>224144410</text:p>
          </table:table-cell>
          <table:table-cell office:value-type="float" office:value="242.2">
            <text:p>242.2</text:p>
          </table:table-cell>
          <table:table-cell table:formula="of:=[.B1485]/[.A1485]" office:value-type="float" office:value="0.00000108055338074235">
            <text:p>1.08055338074E-06</text:p>
          </table:table-cell>
          <table:table-cell/>
        </table:table-row>
        <table:table-row table:style-name="ro1">
          <table:table-cell office:value-type="float" office:value="224154391">
            <text:p>224154391</text:p>
          </table:table-cell>
          <table:table-cell office:value-type="float" office:value="241.8">
            <text:p>241.8</text:p>
          </table:table-cell>
          <table:table-cell table:formula="of:=[.B1486]/[.A1486]" office:value-type="float" office:value="0.00000107872078223085">
            <text:p>1.07872078223E-06</text:p>
          </table:table-cell>
          <table:table-cell/>
        </table:table-row>
        <table:table-row table:style-name="ro1">
          <table:table-cell office:value-type="float" office:value="224351538">
            <text:p>224351538</text:p>
          </table:table-cell>
          <table:table-cell office:value-type="float" office:value="241.9">
            <text:p>241.9</text:p>
          </table:table-cell>
          <table:table-cell table:formula="of:=[.B1487]/[.A1487]" office:value-type="float" office:value="0.00000107821859460576">
            <text:p>1.07821859461E-06</text:p>
          </table:table-cell>
          <table:table-cell/>
        </table:table-row>
        <table:table-row table:style-name="ro1">
          <table:table-cell office:value-type="float" office:value="224446237">
            <text:p>224446237</text:p>
          </table:table-cell>
          <table:table-cell office:value-type="float" office:value="241.6">
            <text:p>241.6</text:p>
          </table:table-cell>
          <table:table-cell table:formula="of:=[.B1488]/[.A1488]" office:value-type="float" office:value="0.00000107642704653587">
            <text:p>1.07642704654E-06</text:p>
          </table:table-cell>
          <table:table-cell/>
        </table:table-row>
        <table:table-row table:style-name="ro1">
          <table:table-cell office:value-type="float" office:value="224599183">
            <text:p>224599183</text:p>
          </table:table-cell>
          <table:table-cell office:value-type="float" office:value="241.7">
            <text:p>241.7</text:p>
          </table:table-cell>
          <table:table-cell table:formula="of:=[.B1489]/[.A1489]" office:value-type="float" office:value="0.00000107613926627685">
            <text:p>1.07613926628E-06</text:p>
          </table:table-cell>
          <table:table-cell/>
        </table:table-row>
        <table:table-row table:style-name="ro1">
          <table:table-cell office:value-type="float" office:value="224287518">
            <text:p>224287518</text:p>
          </table:table-cell>
          <table:table-cell office:value-type="float" office:value="241.6">
            <text:p>241.6</text:p>
          </table:table-cell>
          <table:table-cell table:formula="of:=[.B1490]/[.A1490]" office:value-type="float" office:value="0.00000107718878943589">
            <text:p>1.07718878944E-06</text:p>
          </table:table-cell>
          <table:table-cell/>
        </table:table-row>
        <table:table-row table:style-name="ro1">
          <table:table-cell office:value-type="float" office:value="224207217">
            <text:p>224207217</text:p>
          </table:table-cell>
          <table:table-cell office:value-type="float" office:value="241.8">
            <text:p>241.8</text:p>
          </table:table-cell>
          <table:table-cell table:formula="of:=[.B1491]/[.A1491]" office:value-type="float" office:value="0.0000010784666222408">
            <text:p>1.07846662224E-06</text:p>
          </table:table-cell>
          <table:table-cell/>
        </table:table-row>
        <table:table-row table:style-name="ro1">
          <table:table-cell office:value-type="float" office:value="224477264">
            <text:p>224477264</text:p>
          </table:table-cell>
          <table:table-cell office:value-type="float" office:value="241.7">
            <text:p>241.7</text:p>
          </table:table-cell>
          <table:table-cell table:formula="of:=[.B1492]/[.A1492]" office:value-type="float" office:value="0.00000107672374338989">
            <text:p>1.07672374339E-06</text:p>
          </table:table-cell>
          <table:table-cell/>
        </table:table-row>
        <table:table-row table:style-name="ro1">
          <table:table-cell office:value-type="float" office:value="224675536">
            <text:p>224675536</text:p>
          </table:table-cell>
          <table:table-cell office:value-type="float" office:value="241.6">
            <text:p>241.6</text:p>
          </table:table-cell>
          <table:table-cell table:formula="of:=[.B1493]/[.A1493]" office:value-type="float" office:value="0.00000107532846833845">
            <text:p>1.07532846834E-06</text:p>
          </table:table-cell>
          <table:table-cell/>
        </table:table-row>
        <table:table-row table:style-name="ro1">
          <table:table-cell office:value-type="float" office:value="224644101">
            <text:p>224644101</text:p>
          </table:table-cell>
          <table:table-cell office:value-type="float" office:value="241.6">
            <text:p>241.6</text:p>
          </table:table-cell>
          <table:table-cell table:formula="of:=[.B1494]/[.A1494]" office:value-type="float" office:value="0.0000010754789416883">
            <text:p>1.07547894169E-06</text:p>
          </table:table-cell>
          <table:table-cell/>
        </table:table-row>
        <table:table-row table:style-name="ro1">
          <table:table-cell office:value-type="float" office:value="224410112">
            <text:p>224410112</text:p>
          </table:table-cell>
          <table:table-cell office:value-type="float" office:value="241.6">
            <text:p>241.6</text:p>
          </table:table-cell>
          <table:table-cell table:formula="of:=[.B1495]/[.A1495]" office:value-type="float" office:value="0.00000107660032717242">
            <text:p>1.07660032717E-06</text:p>
          </table:table-cell>
          <table:table-cell/>
        </table:table-row>
        <table:table-row table:style-name="ro1">
          <table:table-cell office:value-type="float" office:value="224480966">
            <text:p>224480966</text:p>
          </table:table-cell>
          <table:table-cell office:value-type="float" office:value="241.6">
            <text:p>241.6</text:p>
          </table:table-cell>
          <table:table-cell table:formula="of:=[.B1496]/[.A1496]" office:value-type="float" office:value="0.00000107626051466653">
            <text:p>1.07626051467E-06</text:p>
          </table:table-cell>
          <table:table-cell/>
        </table:table-row>
        <table:table-row table:style-name="ro1">
          <table:table-cell office:value-type="float" office:value="225005503">
            <text:p>225005503</text:p>
          </table:table-cell>
          <table:table-cell office:value-type="float" office:value="241.5">
            <text:p>241.5</text:p>
          </table:table-cell>
          <table:table-cell table:formula="of:=[.B1497]/[.A1497]" office:value-type="float" office:value="0.00000107330708262722">
            <text:p>1.07330708263E-06</text:p>
          </table:table-cell>
          <table:table-cell/>
        </table:table-row>
        <table:table-row table:style-name="ro1">
          <table:table-cell office:value-type="float" office:value="225417431">
            <text:p>225417431</text:p>
          </table:table-cell>
          <table:table-cell office:value-type="float" office:value="241.6">
            <text:p>241.6</text:p>
          </table:table-cell>
          <table:table-cell table:formula="of:=[.B1498]/[.A1498]" office:value-type="float" office:value="0.00000107178934179229">
            <text:p>1.07178934179E-06</text:p>
          </table:table-cell>
          <table:table-cell/>
        </table:table-row>
        <table:table-row table:style-name="ro1">
          <table:table-cell office:value-type="float" office:value="225234982">
            <text:p>225234982</text:p>
          </table:table-cell>
          <table:table-cell office:value-type="float" office:value="241.6">
            <text:p>241.6</text:p>
          </table:table-cell>
          <table:table-cell table:formula="of:=[.B1499]/[.A1499]" office:value-type="float" office:value="0.00000107265753238988">
            <text:p>1.07265753239E-06</text:p>
          </table:table-cell>
          <table:table-cell/>
        </table:table-row>
        <table:table-row table:style-name="ro1">
          <table:table-cell office:value-type="float" office:value="225022966">
            <text:p>225022966</text:p>
          </table:table-cell>
          <table:table-cell office:value-type="float" office:value="241.7">
            <text:p>241.7</text:p>
          </table:table-cell>
          <table:table-cell table:formula="of:=[.B1500]/[.A1500]" office:value-type="float" office:value="0.00000107411258635707">
            <text:p>1.07411258636E-06</text:p>
          </table:table-cell>
          <table:table-cell/>
        </table:table-row>
        <table:table-row table:style-name="ro1">
          <table:table-cell office:value-type="float" office:value="225222017">
            <text:p>225222017</text:p>
          </table:table-cell>
          <table:table-cell office:value-type="float" office:value="241.7">
            <text:p>241.7</text:p>
          </table:table-cell>
          <table:table-cell table:formula="of:=[.B1501]/[.A1501]" office:value-type="float" office:value="0.0000010731632866959">
            <text:p>1.07316328670E-06</text:p>
          </table:table-cell>
          <table:table-cell/>
        </table:table-row>
        <table:table-row table:style-name="ro1">
          <table:table-cell office:value-type="float" office:value="225416539">
            <text:p>225416539</text:p>
          </table:table-cell>
          <table:table-cell office:value-type="float" office:value="241.8">
            <text:p>241.8</text:p>
          </table:table-cell>
          <table:table-cell table:formula="of:=[.B1502]/[.A1502]" office:value-type="float" office:value="0.00000107268082933347">
            <text:p>1.07268082933E-06</text:p>
          </table:table-cell>
          <table:table-cell/>
        </table:table-row>
        <table:table-row table:style-name="ro1">
          <table:table-cell office:value-type="float" office:value="225042452">
            <text:p>225042452</text:p>
          </table:table-cell>
          <table:table-cell office:value-type="float" office:value="241.8">
            <text:p>241.8</text:p>
          </table:table-cell>
          <table:table-cell table:formula="of:=[.B1503]/[.A1503]" office:value-type="float" office:value="0.00000107446394158556">
            <text:p>1.07446394159E-06</text:p>
          </table:table-cell>
          <table:table-cell/>
        </table:table-row>
        <table:table-row table:style-name="ro1">
          <table:table-cell office:value-type="float" office:value="224540556">
            <text:p>224540556</text:p>
          </table:table-cell>
          <table:table-cell office:value-type="float" office:value="241.4">
            <text:p>241.4</text:p>
          </table:table-cell>
          <table:table-cell table:formula="of:=[.B1504]/[.A1504]" office:value-type="float" office:value="0.00000107508418211987">
            <text:p>1.07508418212E-06</text:p>
          </table:table-cell>
          <table:table-cell/>
        </table:table-row>
        <table:table-row table:style-name="ro1">
          <table:table-cell office:value-type="float" office:value="224596437">
            <text:p>224596437</text:p>
          </table:table-cell>
          <table:table-cell office:value-type="float" office:value="241.8">
            <text:p>241.8</text:p>
          </table:table-cell>
          <table:table-cell table:formula="of:=[.B1505]/[.A1505]" office:value-type="float" office:value="0.00000107659766659611">
            <text:p>1.07659766660E-06</text:p>
          </table:table-cell>
          <table:table-cell/>
        </table:table-row>
        <table:table-row table:style-name="ro1">
          <table:table-cell office:value-type="float" office:value="224873899">
            <text:p>224873899</text:p>
          </table:table-cell>
          <table:table-cell office:value-type="float" office:value="241.9">
            <text:p>241.9</text:p>
          </table:table-cell>
          <table:table-cell table:formula="of:=[.B1506]/[.A1506]" office:value-type="float" office:value="0.00000107571399382371">
            <text:p>1.07571399382E-06</text:p>
          </table:table-cell>
          <table:table-cell/>
        </table:table-row>
        <table:table-row table:style-name="ro1">
          <table:table-cell office:value-type="float" office:value="224666829">
            <text:p>224666829</text:p>
          </table:table-cell>
          <table:table-cell office:value-type="float" office:value="241.7">
            <text:p>241.7</text:p>
          </table:table-cell>
          <table:table-cell table:formula="of:=[.B1507]/[.A1507]" office:value-type="float" office:value="0.00000107581524640649">
            <text:p>1.07581524641E-06</text:p>
          </table:table-cell>
          <table:table-cell/>
        </table:table-row>
        <table:table-row table:style-name="ro1">
          <table:table-cell office:value-type="float" office:value="224456040">
            <text:p>224456040</text:p>
          </table:table-cell>
          <table:table-cell office:value-type="float" office:value="241.7">
            <text:p>241.7</text:p>
          </table:table-cell>
          <table:table-cell table:formula="of:=[.B1508]/[.A1508]" office:value-type="float" office:value="0.00000107682555568565">
            <text:p>1.07682555569E-06</text:p>
          </table:table-cell>
          <table:table-cell/>
        </table:table-row>
        <table:table-row table:style-name="ro1">
          <table:table-cell office:value-type="float" office:value="224145491">
            <text:p>224145491</text:p>
          </table:table-cell>
          <table:table-cell office:value-type="float" office:value="241.7">
            <text:p>241.7</text:p>
          </table:table-cell>
          <table:table-cell table:formula="of:=[.B1509]/[.A1509]" office:value-type="float" office:value="0.00000107831747550077">
            <text:p>1.07831747550E-06</text:p>
          </table:table-cell>
          <table:table-cell/>
        </table:table-row>
        <table:table-row table:style-name="ro1">
          <table:table-cell office:value-type="float" office:value="224425922">
            <text:p>224425922</text:p>
          </table:table-cell>
          <table:table-cell office:value-type="float" office:value="242.1">
            <text:p>242.1</text:p>
          </table:table-cell>
          <table:table-cell table:formula="of:=[.B1510]/[.A1510]" office:value-type="float" office:value="0.00000107875239117877">
            <text:p>1.07875239118E-06</text:p>
          </table:table-cell>
          <table:table-cell/>
        </table:table-row>
        <table:table-row table:style-name="ro1">
          <table:table-cell office:value-type="float" office:value="224579746">
            <text:p>224579746</text:p>
          </table:table-cell>
          <table:table-cell office:value-type="float" office:value="242.1">
            <text:p>242.1</text:p>
          </table:table-cell>
          <table:table-cell table:formula="of:=[.B1511]/[.A1511]" office:value-type="float" office:value="0.00000107801350884064">
            <text:p>1.07801350884E-06</text:p>
          </table:table-cell>
          <table:table-cell/>
        </table:table-row>
        <table:table-row table:style-name="ro1">
          <table:table-cell office:value-type="float" office:value="224461532">
            <text:p>224461532</text:p>
          </table:table-cell>
          <table:table-cell office:value-type="float" office:value="242.1">
            <text:p>242.1</text:p>
          </table:table-cell>
          <table:table-cell table:formula="of:=[.B1512]/[.A1512]" office:value-type="float" office:value="0.00000107858125106265">
            <text:p>1.07858125106E-06</text:p>
          </table:table-cell>
          <table:table-cell/>
        </table:table-row>
        <table:table-row table:style-name="ro1">
          <table:table-cell office:value-type="float" office:value="224120423">
            <text:p>224120423</text:p>
          </table:table-cell>
          <table:table-cell office:value-type="float" office:value="242.1">
            <text:p>242.1</text:p>
          </table:table-cell>
          <table:table-cell table:formula="of:=[.B1513]/[.A1513]" office:value-type="float" office:value="0.00000108022284073594">
            <text:p>1.08022284074E-06</text:p>
          </table:table-cell>
          <table:table-cell/>
        </table:table-row>
        <table:table-row table:style-name="ro1">
          <table:table-cell office:value-type="float" office:value="224201639">
            <text:p>224201639</text:p>
          </table:table-cell>
          <table:table-cell office:value-type="float" office:value="242.2">
            <text:p>242.2</text:p>
          </table:table-cell>
          <table:table-cell table:formula="of:=[.B1514]/[.A1514]" office:value-type="float" office:value="0.00000108027756211006">
            <text:p>1.08027756211E-06</text:p>
          </table:table-cell>
          <table:table-cell/>
        </table:table-row>
        <table:table-row table:style-name="ro1">
          <table:table-cell office:value-type="float" office:value="224487319">
            <text:p>224487319</text:p>
          </table:table-cell>
          <table:table-cell office:value-type="float" office:value="242.2">
            <text:p>242.2</text:p>
          </table:table-cell>
          <table:table-cell table:formula="of:=[.B1515]/[.A1515]" office:value-type="float" office:value="0.00000107890281321414">
            <text:p>1.07890281321E-06</text:p>
          </table:table-cell>
          <table:table-cell/>
        </table:table-row>
        <table:table-row table:style-name="ro1">
          <table:table-cell office:value-type="float" office:value="224471494">
            <text:p>224471494</text:p>
          </table:table-cell>
          <table:table-cell office:value-type="float" office:value="242.3">
            <text:p>242.3</text:p>
          </table:table-cell>
          <table:table-cell table:formula="of:=[.B1516]/[.A1516]" office:value-type="float" office:value="0.00000107942436557223">
            <text:p>1.07942436557E-06</text:p>
          </table:table-cell>
          <table:table-cell/>
        </table:table-row>
        <table:table-row table:style-name="ro1">
          <table:table-cell office:value-type="float" office:value="224113010">
            <text:p>224113010</text:p>
          </table:table-cell>
          <table:table-cell office:value-type="float" office:value="242.3">
            <text:p>242.3</text:p>
          </table:table-cell>
          <table:table-cell table:formula="of:=[.B1517]/[.A1517]" office:value-type="float" office:value="0.00000108115097824977">
            <text:p>1.08115097825E-06</text:p>
          </table:table-cell>
          <table:table-cell/>
        </table:table-row>
        <table:table-row table:style-name="ro1">
          <table:table-cell office:value-type="float" office:value="224108542">
            <text:p>224108542</text:p>
          </table:table-cell>
          <table:table-cell office:value-type="float" office:value="242.4">
            <text:p>242.4</text:p>
          </table:table-cell>
          <table:table-cell table:formula="of:=[.B1518]/[.A1518]" office:value-type="float" office:value="0.00000108161874525961">
            <text:p>1.08161874526E-06</text:p>
          </table:table-cell>
          <table:table-cell/>
        </table:table-row>
        <table:table-row table:style-name="ro1">
          <table:table-cell office:value-type="float" office:value="224395037">
            <text:p>224395037</text:p>
          </table:table-cell>
          <table:table-cell office:value-type="float" office:value="242.2">
            <text:p>242.2</text:p>
          </table:table-cell>
          <table:table-cell table:formula="of:=[.B1519]/[.A1519]" office:value-type="float" office:value="0.00000107934650978934">
            <text:p>1.07934650979E-06</text:p>
          </table:table-cell>
          <table:table-cell/>
        </table:table-row>
        <table:table-row table:style-name="ro1">
          <table:table-cell office:value-type="float" office:value="224534179">
            <text:p>224534179</text:p>
          </table:table-cell>
          <table:table-cell office:value-type="float" office:value="242">
            <text:p>242</text:p>
          </table:table-cell>
          <table:table-cell table:formula="of:=[.B1520]/[.A1520]" office:value-type="float" office:value="0.00000107778691457036">
            <text:p>1.07778691457E-06</text:p>
          </table:table-cell>
          <table:table-cell/>
        </table:table-row>
        <table:table-row table:style-name="ro1">
          <table:table-cell office:value-type="float" office:value="224229242">
            <text:p>224229242</text:p>
          </table:table-cell>
          <table:table-cell office:value-type="float" office:value="242.1">
            <text:p>242.1</text:p>
          </table:table-cell>
          <table:table-cell table:formula="of:=[.B1521]/[.A1521]" office:value-type="float" office:value="0.00000107969860594721">
            <text:p>1.07969860595E-06</text:p>
          </table:table-cell>
          <table:table-cell/>
        </table:table-row>
        <table:table-row table:style-name="ro1">
          <table:table-cell office:value-type="float" office:value="224163405">
            <text:p>224163405</text:p>
          </table:table-cell>
          <table:table-cell office:value-type="float" office:value="242.3">
            <text:p>242.3</text:p>
          </table:table-cell>
          <table:table-cell table:formula="of:=[.B1522]/[.A1522]" office:value-type="float" office:value="0.00000108090792071971">
            <text:p>1.08090792072E-06</text:p>
          </table:table-cell>
          <table:table-cell/>
        </table:table-row>
        <table:table-row table:style-name="ro1">
          <table:table-cell office:value-type="float" office:value="224551252">
            <text:p>224551252</text:p>
          </table:table-cell>
          <table:table-cell office:value-type="float" office:value="242.2">
            <text:p>242.2</text:p>
          </table:table-cell>
          <table:table-cell table:formula="of:=[.B1523]/[.A1523]" office:value-type="float" office:value="0.00000107859563392682">
            <text:p>1.07859563393E-06</text:p>
          </table:table-cell>
          <table:table-cell/>
        </table:table-row>
        <table:table-row table:style-name="ro1">
          <table:table-cell office:value-type="float" office:value="224677240">
            <text:p>224677240</text:p>
          </table:table-cell>
          <table:table-cell office:value-type="float" office:value="242.2">
            <text:p>242.2</text:p>
          </table:table-cell>
          <table:table-cell table:formula="of:=[.B1524]/[.A1524]" office:value-type="float" office:value="0.00000107799081028412">
            <text:p>1.07799081028E-06</text:p>
          </table:table-cell>
          <table:table-cell/>
        </table:table-row>
        <table:table-row table:style-name="ro1">
          <table:table-cell office:value-type="float" office:value="224370812">
            <text:p>224370812</text:p>
          </table:table-cell>
          <table:table-cell office:value-type="float" office:value="242.1">
            <text:p>242.1</text:p>
          </table:table-cell>
          <table:table-cell table:formula="of:=[.B1525]/[.A1525]" office:value-type="float" office:value="0.00000107901735453897">
            <text:p>1.07901735454E-06</text:p>
          </table:table-cell>
          <table:table-cell/>
        </table:table-row>
        <table:table-row table:style-name="ro1">
          <table:table-cell office:value-type="float" office:value="224141398">
            <text:p>224141398</text:p>
          </table:table-cell>
          <table:table-cell office:value-type="float" office:value="242.1">
            <text:p>242.1</text:p>
          </table:table-cell>
          <table:table-cell table:formula="of:=[.B1526]/[.A1526]" office:value-type="float" office:value="0.00000108012175421517">
            <text:p>1.08012175422E-06</text:p>
          </table:table-cell>
          <table:table-cell/>
        </table:table-row>
        <table:table-row table:style-name="ro1">
          <table:table-cell office:value-type="float" office:value="224366657">
            <text:p>224366657</text:p>
          </table:table-cell>
          <table:table-cell office:value-type="float" office:value="242">
            <text:p>242</text:p>
          </table:table-cell>
          <table:table-cell table:formula="of:=[.B1527]/[.A1527]" office:value-type="float" office:value="0.00000107859163761574">
            <text:p>1.07859163762E-06</text:p>
          </table:table-cell>
          <table:table-cell/>
        </table:table-row>
        <table:table-row table:style-name="ro1">
          <table:table-cell office:value-type="float" office:value="224534467">
            <text:p>224534467</text:p>
          </table:table-cell>
          <table:table-cell office:value-type="float" office:value="242.1">
            <text:p>242.1</text:p>
          </table:table-cell>
          <table:table-cell table:formula="of:=[.B1528]/[.A1528]" office:value-type="float" office:value="0.0000010782308980652">
            <text:p>1.07823089807E-06</text:p>
          </table:table-cell>
          <table:table-cell/>
        </table:table-row>
        <table:table-row table:style-name="ro1">
          <table:table-cell office:value-type="float" office:value="224509995">
            <text:p>224509995</text:p>
          </table:table-cell>
          <table:table-cell office:value-type="float" office:value="242">
            <text:p>242</text:p>
          </table:table-cell>
          <table:table-cell table:formula="of:=[.B1529]/[.A1529]" office:value-type="float" office:value="0.00000107790301273669">
            <text:p>1.07790301274E-06</text:p>
          </table:table-cell>
          <table:table-cell/>
        </table:table-row>
        <table:table-row table:style-name="ro1">
          <table:table-cell office:value-type="float" office:value="224197770">
            <text:p>224197770</text:p>
          </table:table-cell>
          <table:table-cell office:value-type="float" office:value="241.9">
            <text:p>241.9</text:p>
          </table:table-cell>
          <table:table-cell table:formula="of:=[.B1530]/[.A1530]" office:value-type="float" office:value="0.00000107895810025229">
            <text:p>1.07895810025E-06</text:p>
          </table:table-cell>
          <table:table-cell/>
        </table:table-row>
        <table:table-row table:style-name="ro1">
          <table:table-cell office:value-type="float" office:value="224390354">
            <text:p>224390354</text:p>
          </table:table-cell>
          <table:table-cell office:value-type="float" office:value="241.8">
            <text:p>241.8</text:p>
          </table:table-cell>
          <table:table-cell table:formula="of:=[.B1531]/[.A1531]" office:value-type="float" office:value="0.00000107758642780162">
            <text:p>1.07758642780E-06</text:p>
          </table:table-cell>
          <table:table-cell/>
        </table:table-row>
        <table:table-row table:style-name="ro1">
          <table:table-cell office:value-type="float" office:value="224708047">
            <text:p>224708047</text:p>
          </table:table-cell>
          <table:table-cell office:value-type="float" office:value="241.6">
            <text:p>241.6</text:p>
          </table:table-cell>
          <table:table-cell table:formula="of:=[.B1532]/[.A1532]" office:value-type="float" office:value="0.00000107517288866829">
            <text:p>1.07517288867E-06</text:p>
          </table:table-cell>
          <table:table-cell/>
        </table:table-row>
        <table:table-row table:style-name="ro1">
          <table:table-cell office:value-type="float" office:value="224989265">
            <text:p>224989265</text:p>
          </table:table-cell>
          <table:table-cell office:value-type="float" office:value="241.6">
            <text:p>241.6</text:p>
          </table:table-cell>
          <table:table-cell table:formula="of:=[.B1533]/[.A1533]" office:value-type="float" office:value="0.00000107382901135305">
            <text:p>1.07382901135E-06</text:p>
          </table:table-cell>
          <table:table-cell/>
        </table:table-row>
        <table:table-row table:style-name="ro1">
          <table:table-cell office:value-type="float" office:value="224733175">
            <text:p>224733175</text:p>
          </table:table-cell>
          <table:table-cell office:value-type="float" office:value="242">
            <text:p>242</text:p>
          </table:table-cell>
          <table:table-cell table:formula="of:=[.B1534]/[.A1534]" office:value-type="float" office:value="0.00000107683255932285">
            <text:p>1.07683255932E-06</text:p>
          </table:table-cell>
          <table:table-cell/>
        </table:table-row>
        <table:table-row table:style-name="ro1">
          <table:table-cell office:value-type="float" office:value="224492800">
            <text:p>224492800</text:p>
          </table:table-cell>
          <table:table-cell office:value-type="float" office:value="241.9">
            <text:p>241.9</text:p>
          </table:table-cell>
          <table:table-cell table:formula="of:=[.B1535]/[.A1535]" office:value-type="float" office:value="0.0000010775401260085">
            <text:p>1.07754012601E-06</text:p>
          </table:table-cell>
          <table:table-cell/>
        </table:table-row>
        <table:table-row table:style-name="ro1">
          <table:table-cell office:value-type="float" office:value="224700198">
            <text:p>224700198</text:p>
          </table:table-cell>
          <table:table-cell office:value-type="float" office:value="242.1">
            <text:p>242.1</text:p>
          </table:table-cell>
          <table:table-cell table:formula="of:=[.B1536]/[.A1536]" office:value-type="float" office:value="0.00000107743563270024">
            <text:p>1.07743563270E-06</text:p>
          </table:table-cell>
          <table:table-cell/>
        </table:table-row>
        <table:table-row table:style-name="ro1">
          <table:table-cell office:value-type="float" office:value="225058141">
            <text:p>225058141</text:p>
          </table:table-cell>
          <table:table-cell office:value-type="float" office:value="242.1">
            <text:p>242.1</text:p>
          </table:table-cell>
          <table:table-cell table:formula="of:=[.B1537]/[.A1537]" office:value-type="float" office:value="0.00000107572202864681">
            <text:p>1.07572202865E-06</text:p>
          </table:table-cell>
          <table:table-cell/>
        </table:table-row>
        <table:table-row table:style-name="ro1">
          <table:table-cell office:value-type="float" office:value="224983489">
            <text:p>224983489</text:p>
          </table:table-cell>
          <table:table-cell office:value-type="float" office:value="242">
            <text:p>242</text:p>
          </table:table-cell>
          <table:table-cell table:formula="of:=[.B1538]/[.A1538]" office:value-type="float" office:value="0.00000107563448800458">
            <text:p>1.07563448800E-06</text:p>
          </table:table-cell>
          <table:table-cell/>
        </table:table-row>
        <table:table-row table:style-name="ro1">
          <table:table-cell office:value-type="float" office:value="224656466">
            <text:p>224656466</text:p>
          </table:table-cell>
          <table:table-cell office:value-type="float" office:value="242">
            <text:p>242</text:p>
          </table:table-cell>
          <table:table-cell table:formula="of:=[.B1539]/[.A1539]" office:value-type="float" office:value="0.00000107720024403838">
            <text:p>1.07720024404E-06</text:p>
          </table:table-cell>
          <table:table-cell/>
        </table:table-row>
        <table:table-row table:style-name="ro1">
          <table:table-cell office:value-type="float" office:value="224724796">
            <text:p>224724796</text:p>
          </table:table-cell>
          <table:table-cell office:value-type="float" office:value="241.9">
            <text:p>241.9</text:p>
          </table:table-cell>
          <table:table-cell table:formula="of:=[.B1540]/[.A1540]" office:value-type="float" office:value="0.00000107642772095341">
            <text:p>1.07642772095E-06</text:p>
          </table:table-cell>
          <table:table-cell/>
        </table:table-row>
        <table:table-row table:style-name="ro1">
          <table:table-cell office:value-type="float" office:value="224988563">
            <text:p>224988563</text:p>
          </table:table-cell>
          <table:table-cell office:value-type="float" office:value="241.7">
            <text:p>241.7</text:p>
          </table:table-cell>
          <table:table-cell table:formula="of:=[.B1541]/[.A1541]" office:value-type="float" office:value="0.00000107427682890708">
            <text:p>1.07427682891E-06</text:p>
          </table:table-cell>
          <table:table-cell/>
        </table:table-row>
        <table:table-row table:style-name="ro1">
          <table:table-cell office:value-type="float" office:value="224838806">
            <text:p>224838806</text:p>
          </table:table-cell>
          <table:table-cell office:value-type="float" office:value="241.8">
            <text:p>241.8</text:p>
          </table:table-cell>
          <table:table-cell table:formula="of:=[.B1542]/[.A1542]" office:value-type="float" office:value="0.00000107543712894473">
            <text:p>1.07543712894E-06</text:p>
          </table:table-cell>
          <table:table-cell/>
        </table:table-row>
        <table:table-row table:style-name="ro1">
          <table:table-cell office:value-type="float" office:value="224508160">
            <text:p>224508160</text:p>
          </table:table-cell>
          <table:table-cell office:value-type="float" office:value="241.7">
            <text:p>241.7</text:p>
          </table:table-cell>
          <table:table-cell table:formula="of:=[.B1543]/[.A1543]" office:value-type="float" office:value="0.00000107657556856731">
            <text:p>1.07657556857E-06</text:p>
          </table:table-cell>
          <table:table-cell/>
        </table:table-row>
        <table:table-row table:style-name="ro1">
          <table:table-cell office:value-type="float" office:value="224626097">
            <text:p>224626097</text:p>
          </table:table-cell>
          <table:table-cell office:value-type="float" office:value="241.8">
            <text:p>241.8</text:p>
          </table:table-cell>
          <table:table-cell table:formula="of:=[.B1544]/[.A1544]" office:value-type="float" office:value="0.00000107645551086613">
            <text:p>1.07645551087E-06</text:p>
          </table:table-cell>
          <table:table-cell/>
        </table:table-row>
        <table:table-row table:style-name="ro1">
          <table:table-cell office:value-type="float" office:value="224907699">
            <text:p>224907699</text:p>
          </table:table-cell>
          <table:table-cell office:value-type="float" office:value="241.8">
            <text:p>241.8</text:p>
          </table:table-cell>
          <table:table-cell table:formula="of:=[.B1545]/[.A1545]" office:value-type="float" office:value="0.0000010751077045166">
            <text:p>1.07510770452E-06</text:p>
          </table:table-cell>
          <table:table-cell/>
        </table:table-row>
        <table:table-row table:style-name="ro1">
          <table:table-cell office:value-type="float" office:value="224943063">
            <text:p>224943063</text:p>
          </table:table-cell>
          <table:table-cell office:value-type="float" office:value="241.8">
            <text:p>241.8</text:p>
          </table:table-cell>
          <table:table-cell table:formula="of:=[.B1546]/[.A1546]" office:value-type="float" office:value="0.00000107493868348365">
            <text:p>1.07493868348E-06</text:p>
          </table:table-cell>
          <table:table-cell/>
        </table:table-row>
        <table:table-row table:style-name="ro1">
          <table:table-cell office:value-type="float" office:value="224525046">
            <text:p>224525046</text:p>
          </table:table-cell>
          <table:table-cell office:value-type="float" office:value="241.8">
            <text:p>241.8</text:p>
          </table:table-cell>
          <table:table-cell table:formula="of:=[.B1547]/[.A1547]" office:value-type="float" office:value="0.00000107693998646369">
            <text:p>1.07693998646E-06</text:p>
          </table:table-cell>
          <table:table-cell/>
        </table:table-row>
        <table:table-row table:style-name="ro1">
          <table:table-cell office:value-type="float" office:value="224535343">
            <text:p>224535343</text:p>
          </table:table-cell>
          <table:table-cell office:value-type="float" office:value="242">
            <text:p>242</text:p>
          </table:table-cell>
          <table:table-cell table:formula="of:=[.B1548]/[.A1548]" office:value-type="float" office:value="0.00000107778132728085">
            <text:p>1.07778132728E-06</text:p>
          </table:table-cell>
          <table:table-cell/>
        </table:table-row>
        <table:table-row table:style-name="ro1">
          <table:table-cell office:value-type="float" office:value="224850343">
            <text:p>224850343</text:p>
          </table:table-cell>
          <table:table-cell office:value-type="float" office:value="242.1">
            <text:p>242.1</text:p>
          </table:table-cell>
          <table:table-cell table:formula="of:=[.B1549]/[.A1549]" office:value-type="float" office:value="0.00000107671616938561">
            <text:p>1.07671616939E-06</text:p>
          </table:table-cell>
          <table:table-cell/>
        </table:table-row>
        <table:table-row table:style-name="ro1">
          <table:table-cell office:value-type="float" office:value="224872055">
            <text:p>224872055</text:p>
          </table:table-cell>
          <table:table-cell office:value-type="float" office:value="242.1">
            <text:p>242.1</text:p>
          </table:table-cell>
          <table:table-cell table:formula="of:=[.B1550]/[.A1550]" office:value-type="float" office:value="0.00000107661220955178">
            <text:p>1.07661220955E-06</text:p>
          </table:table-cell>
          <table:table-cell/>
        </table:table-row>
        <table:table-row table:style-name="ro1">
          <table:table-cell office:value-type="float" office:value="224474727">
            <text:p>224474727</text:p>
          </table:table-cell>
          <table:table-cell office:value-type="float" office:value="242.2">
            <text:p>242.2</text:p>
          </table:table-cell>
          <table:table-cell table:formula="of:=[.B1551]/[.A1551]" office:value-type="float" office:value="0.00000107896333470093">
            <text:p>1.07896333470E-06</text:p>
          </table:table-cell>
          <table:table-cell/>
        </table:table-row>
        <table:table-row table:style-name="ro1">
          <table:table-cell office:value-type="float" office:value="224255463">
            <text:p>224255463</text:p>
          </table:table-cell>
          <table:table-cell office:value-type="float" office:value="242.3">
            <text:p>242.3</text:p>
          </table:table-cell>
          <table:table-cell table:formula="of:=[.B1552]/[.A1552]" office:value-type="float" office:value="0.00000108046420255992">
            <text:p>1.08046420256E-06</text:p>
          </table:table-cell>
          <table:table-cell/>
        </table:table-row>
        <table:table-row table:style-name="ro1">
          <table:table-cell office:value-type="float" office:value="224481323">
            <text:p>224481323</text:p>
          </table:table-cell>
          <table:table-cell office:value-type="float" office:value="242.2">
            <text:p>242.2</text:p>
          </table:table-cell>
          <table:table-cell table:formula="of:=[.B1553]/[.A1553]" office:value-type="float" office:value="0.00000107893163120747">
            <text:p>1.07893163121E-06</text:p>
          </table:table-cell>
          <table:table-cell/>
        </table:table-row>
        <table:table-row table:style-name="ro1">
          <table:table-cell office:value-type="float" office:value="224577214">
            <text:p>224577214</text:p>
          </table:table-cell>
          <table:table-cell office:value-type="float" office:value="242.3">
            <text:p>242.3</text:p>
          </table:table-cell>
          <table:table-cell table:formula="of:=[.B1554]/[.A1554]" office:value-type="float" office:value="0.0000010789162252231">
            <text:p>1.07891622522E-06</text:p>
          </table:table-cell>
          <table:table-cell/>
        </table:table-row>
        <table:table-row table:style-name="ro1">
          <table:table-cell office:value-type="float" office:value="224421993">
            <text:p>224421993</text:p>
          </table:table-cell>
          <table:table-cell office:value-type="float" office:value="242.3">
            <text:p>242.3</text:p>
          </table:table-cell>
          <table:table-cell table:formula="of:=[.B1555]/[.A1555]" office:value-type="float" office:value="0.00000107966245536372">
            <text:p>1.07966245536E-06</text:p>
          </table:table-cell>
          <table:table-cell/>
        </table:table-row>
        <table:table-row table:style-name="ro1">
          <table:table-cell office:value-type="float" office:value="224313218">
            <text:p>224313218</text:p>
          </table:table-cell>
          <table:table-cell office:value-type="float" office:value="242.2">
            <text:p>242.2</text:p>
          </table:table-cell>
          <table:table-cell table:formula="of:=[.B1556]/[.A1556]" office:value-type="float" office:value="0.00000107974020505559">
            <text:p>1.07974020506E-06</text:p>
          </table:table-cell>
          <table:table-cell/>
        </table:table-row>
        <table:table-row table:style-name="ro1">
          <table:table-cell office:value-type="float" office:value="224447978">
            <text:p>224447978</text:p>
          </table:table-cell>
          <table:table-cell office:value-type="float" office:value="242.2">
            <text:p>242.2</text:p>
          </table:table-cell>
          <table:table-cell table:formula="of:=[.B1557]/[.A1557]" office:value-type="float" office:value="0.00000107909192213797">
            <text:p>1.07909192214E-06</text:p>
          </table:table-cell>
          <table:table-cell/>
        </table:table-row>
        <table:table-row table:style-name="ro1">
          <table:table-cell office:value-type="float" office:value="224785984">
            <text:p>224785984</text:p>
          </table:table-cell>
          <table:table-cell office:value-type="float" office:value="242.2">
            <text:p>242.2</text:p>
          </table:table-cell>
          <table:table-cell table:formula="of:=[.B1558]/[.A1558]" office:value-type="float" office:value="0.00000107746931410101">
            <text:p>1.07746931410E-06</text:p>
          </table:table-cell>
          <table:table-cell/>
        </table:table-row>
        <table:table-row table:style-name="ro1">
          <table:table-cell office:value-type="float" office:value="224788204">
            <text:p>224788204</text:p>
          </table:table-cell>
          <table:table-cell office:value-type="float" office:value="242.3">
            <text:p>242.3</text:p>
          </table:table-cell>
          <table:table-cell table:formula="of:=[.B1559]/[.A1559]" office:value-type="float" office:value="0.00000107790353625495">
            <text:p>1.07790353625E-06</text:p>
          </table:table-cell>
          <table:table-cell/>
        </table:table-row>
        <table:table-row table:style-name="ro1">
          <table:table-cell office:value-type="float" office:value="224458248">
            <text:p>224458248</text:p>
          </table:table-cell>
          <table:table-cell office:value-type="float" office:value="242.2">
            <text:p>242.2</text:p>
          </table:table-cell>
          <table:table-cell table:formula="of:=[.B1560]/[.A1560]" office:value-type="float" office:value="0.00000107904254870598">
            <text:p>1.07904254871E-06</text:p>
          </table:table-cell>
          <table:table-cell/>
        </table:table-row>
        <table:table-row table:style-name="ro1">
          <table:table-cell office:value-type="float" office:value="224356433">
            <text:p>224356433</text:p>
          </table:table-cell>
          <table:table-cell office:value-type="float" office:value="242.2">
            <text:p>242.2</text:p>
          </table:table-cell>
          <table:table-cell table:formula="of:=[.B1561]/[.A1561]" office:value-type="float" office:value="0.00000107953222807745">
            <text:p>1.07953222808E-06</text:p>
          </table:table-cell>
          <table:table-cell/>
        </table:table-row>
        <table:table-row table:style-name="ro1">
          <table:table-cell office:value-type="float" office:value="224539587">
            <text:p>224539587</text:p>
          </table:table-cell>
          <table:table-cell office:value-type="float" office:value="241.8">
            <text:p>241.8</text:p>
          </table:table-cell>
          <table:table-cell table:formula="of:=[.B1562]/[.A1562]" office:value-type="float" office:value="0.00000107687024471101">
            <text:p>1.07687024471E-06</text:p>
          </table:table-cell>
          <table:table-cell/>
        </table:table-row>
        <table:table-row table:style-name="ro1">
          <table:table-cell office:value-type="float" office:value="224649142">
            <text:p>224649142</text:p>
          </table:table-cell>
          <table:table-cell office:value-type="float" office:value="241.6">
            <text:p>241.6</text:p>
          </table:table-cell>
          <table:table-cell table:formula="of:=[.B1563]/[.A1563]" office:value-type="float" office:value="0.00000107545480854763">
            <text:p>1.07545480855E-06</text:p>
          </table:table-cell>
          <table:table-cell/>
        </table:table-row>
        <table:table-row table:style-name="ro1">
          <table:table-cell office:value-type="float" office:value="224389521">
            <text:p>224389521</text:p>
          </table:table-cell>
          <table:table-cell office:value-type="float" office:value="241.5">
            <text:p>241.5</text:p>
          </table:table-cell>
          <table:table-cell table:formula="of:=[.B1564]/[.A1564]" office:value-type="float" office:value="0.00000107625346729093">
            <text:p>1.07625346729E-06</text:p>
          </table:table-cell>
          <table:table-cell/>
        </table:table-row>
        <table:table-row table:style-name="ro1">
          <table:table-cell office:value-type="float" office:value="224205506">
            <text:p>224205506</text:p>
          </table:table-cell>
          <table:table-cell office:value-type="float" office:value="241.6">
            <text:p>241.6</text:p>
          </table:table-cell>
          <table:table-cell table:formula="of:=[.B1565]/[.A1565]" office:value-type="float" office:value="0.0000010775828136888">
            <text:p>1.07758281369E-06</text:p>
          </table:table-cell>
          <table:table-cell/>
        </table:table-row>
        <table:table-row table:style-name="ro1">
          <table:table-cell office:value-type="float" office:value="224375974">
            <text:p>224375974</text:p>
          </table:table-cell>
          <table:table-cell office:value-type="float" office:value="241.6">
            <text:p>241.6</text:p>
          </table:table-cell>
          <table:table-cell table:formula="of:=[.B1566]/[.A1566]" office:value-type="float" office:value="0.00000107676412805232">
            <text:p>1.07676412805E-06</text:p>
          </table:table-cell>
          <table:table-cell/>
        </table:table-row>
        <table:table-row table:style-name="ro1">
          <table:table-cell office:value-type="float" office:value="224739775">
            <text:p>224739775</text:p>
          </table:table-cell>
          <table:table-cell office:value-type="float" office:value="241.4">
            <text:p>241.4</text:p>
          </table:table-cell>
          <table:table-cell table:formula="of:=[.B1567]/[.A1567]" office:value-type="float" office:value="0.00000107413118127399">
            <text:p>1.07413118127E-06</text:p>
          </table:table-cell>
          <table:table-cell/>
        </table:table-row>
        <table:table-row table:style-name="ro1">
          <table:table-cell office:value-type="float" office:value="224669434">
            <text:p>224669434</text:p>
          </table:table-cell>
          <table:table-cell office:value-type="float" office:value="241.2">
            <text:p>241.2</text:p>
          </table:table-cell>
          <table:table-cell table:formula="of:=[.B1568]/[.A1568]" office:value-type="float" office:value="0.00000107357728065492">
            <text:p>1.07357728065E-06</text:p>
          </table:table-cell>
          <table:table-cell/>
        </table:table-row>
        <table:table-row table:style-name="ro1">
          <table:table-cell office:value-type="float" office:value="224394129">
            <text:p>224394129</text:p>
          </table:table-cell>
          <table:table-cell office:value-type="float" office:value="241.3">
            <text:p>241.3</text:p>
          </table:table-cell>
          <table:table-cell table:formula="of:=[.B1569]/[.A1569]" office:value-type="float" office:value="0.0000010753400771907">
            <text:p>1.07534007719E-06</text:p>
          </table:table-cell>
          <table:table-cell/>
        </table:table-row>
        <table:table-row table:style-name="ro1">
          <table:table-cell office:value-type="float" office:value="224384182">
            <text:p>224384182</text:p>
          </table:table-cell>
          <table:table-cell office:value-type="float" office:value="241.4">
            <text:p>241.4</text:p>
          </table:table-cell>
          <table:table-cell table:formula="of:=[.B1570]/[.A1570]" office:value-type="float" office:value="0.0000010758334114657">
            <text:p>1.07583341147E-06</text:p>
          </table:table-cell>
          <table:table-cell/>
        </table:table-row>
        <table:table-row table:style-name="ro1">
          <table:table-cell office:value-type="float" office:value="224665541">
            <text:p>224665541</text:p>
          </table:table-cell>
          <table:table-cell office:value-type="float" office:value="241.3">
            <text:p>241.3</text:p>
          </table:table-cell>
          <table:table-cell table:formula="of:=[.B1571]/[.A1571]" office:value-type="float" office:value="0.00000107404098966828">
            <text:p>1.07404098967E-06</text:p>
          </table:table-cell>
          <table:table-cell/>
        </table:table-row>
        <table:table-row table:style-name="ro1">
          <table:table-cell office:value-type="float" office:value="224846438">
            <text:p>224846438</text:p>
          </table:table-cell>
          <table:table-cell office:value-type="float" office:value="241.4">
            <text:p>241.4</text:p>
          </table:table-cell>
          <table:table-cell table:formula="of:=[.B1572]/[.A1572]" office:value-type="float" office:value="0.00000107362163326777">
            <text:p>1.07362163327E-06</text:p>
          </table:table-cell>
          <table:table-cell/>
        </table:table-row>
        <table:table-row table:style-name="ro1">
          <table:table-cell office:value-type="float" office:value="223753513">
            <text:p>223753513</text:p>
          </table:table-cell>
          <table:table-cell office:value-type="float" office:value="241.4">
            <text:p>241.4</text:p>
          </table:table-cell>
          <table:table-cell table:formula="of:=[.B1573]/[.A1573]" office:value-type="float" office:value="0.00000107886574276937">
            <text:p>1.07886574277E-06</text:p>
          </table:table-cell>
          <table:table-cell table:style-name="ce2" table:formula="of:=AVERAGE([.C2:.C1573])" office:value-type="float" office:value="0.00000107731983340487">
            <text:p>1.077319833404870000000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0" number:min-integer-digits="1"/>
    </number:number-style>
    <number:number-style style:name="N109">
      <number:number number:decimal-places="11" number:min-integer-digits="1"/>
    </number:number-style>
    <number:number-style style:name="N110">
      <number:number number:decimal-places="12" number:min-integer-digits="1"/>
    </number:number-style>
    <number:number-style style:name="N111">
      <number:number number:decimal-places="13" number:min-integer-digits="1"/>
    </number:number-style>
    <number:number-style style:name="N112">
      <number:number number:decimal-places="14" number:min-integer-digits="1"/>
    </number:number-style>
    <number:number-style style:name="N113">
      <number:number number:decimal-places="15" number:min-integer-digits="1"/>
    </number:number-style>
    <number:number-style style:name="N114">
      <number:number number:decimal-places="16" number:min-integer-digits="1"/>
    </number:number-style>
    <number:number-style style:name="N115">
      <number:number number:decimal-places="17" number:min-integer-digits="1"/>
    </number:number-style>
    <number:number-style style:name="N116">
      <number:number number:decimal-places="18" number:min-integer-digits="1"/>
    </number:number-style>
    <number:number-style style:name="N117">
      <number:number number:decimal-places="19" number:min-integer-digits="1"/>
    </number:number-style>
    <number:number-style style:name="N118">
      <number:number number:decimal-places="20" number:min-integer-digits="1"/>
    </number:number-style>
    <number:number-style style:name="N119">
      <number:scientific-number number:decimal-places="6" number:min-integer-digits="1" number:min-exponent-digits="2"/>
    </number:number-style>
    <number:number-style style:name="N120">
      <number:scientific-number number:decimal-places="11" number:min-integer-digits="1" number:min-exponent-digits="2"/>
    </number:number-style>
    <number:number-style style:name="N121">
      <number:scientific-number number:decimal-places="21" number:min-integer-digits="1" number:min-exponent-digits="2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Kelly</meta:initial-creator>
    <meta:creation-date>2013-02-19T16:58:25</meta:creation-date>
    <dc:date>2013-02-20T09:34:24</dc:date>
    <dc:creator>Jack Kelly</dc:creator>
    <meta:editing-duration>PT5M8S</meta:editing-duration>
    <meta:editing-cycles>2</meta:editing-cycles>
    <meta:generator>LibreOffice/3.6$Linux_X86_64 LibreOffice_project/360m1$Build-2</meta:generator>
    <meta:document-statistic meta:table-count="2" meta:cell-count="47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8.992cm" xlink:href=".." xlink:type="simple" chart:class="chart:line" chart:style-name="ch1">
        <chart:legend chart:legend-position="end" svg:x="13.135cm" svg:y="4.197cm" style:legend-expansion="high" chart:style-name="ch2"/>
        <chart:plot-area chart:style-name="ch3" table:cell-range-address="Sheet2.C2:Sheet2.C1573" svg:x="0.769cm" svg:y="0.851cm" svg:width="11.728cm" svg:height="7.542cm">
          <chartooo:coordinate-region svg:x="2.396cm" svg:y="1.05cm" svg:width="9.928cm" svg:height="6.2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C2:Sheet2.C1573" chart:class="chart:line">
            <chart:data-point chart:repeated="15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107733098722094">
                <text:p>0.00000107733098722094</text:p>
                <draw:g>
                  <svg:desc>Sheet2.C2:Sheet2.C15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107776359092901">
                <text:p>0.00000107776359092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107730767429214">
                <text:p>0.00000107730767429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1077512138092">
                <text:p>0.0000010775121380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10769765499935">
                <text:p>0.0000010769765499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107594970293789">
                <text:p>0.000001075949702937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107607675931213">
                <text:p>0.00000107607675931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107687534526203">
                <text:p>0.000001076875345262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10769760794753">
                <text:p>0.00000107697607947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107718779033334">
                <text:p>0.00000107718779033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107711665226799">
                <text:p>0.000001077116652267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107726813515303">
                <text:p>0.000001077268135153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107659117257776">
                <text:p>0.000001076591172577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107689385066667">
                <text:p>0.000001076893850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107726448141615">
                <text:p>0.000001077264481416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108036480650811">
                <text:p>0.000001080364806508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107971567546579">
                <text:p>0.000001079715675465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107912858340191">
                <text:p>0.000001079128583401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107759892418065">
                <text:p>0.00000107759892418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107684612773456">
                <text:p>0.000001076846127734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107766279458016">
                <text:p>0.00000107766279458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107910199050754">
                <text:p>0.000001079101990507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107836849231197">
                <text:p>0.000001078368492311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107823816363279">
                <text:p>0.000001078238163632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107962294188723">
                <text:p>0.000001079622941887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107818158207094">
                <text:p>0.000001078181582070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107702776715869">
                <text:p>0.000001077027767158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107605514300666">
                <text:p>0.000001076055143006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107684730850461">
                <text:p>0.000001076847308504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107737096327086">
                <text:p>0.000001077370963270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10757669586524">
                <text:p>0.00000107576695865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107210822571622">
                <text:p>0.000001072108225716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107472242386949">
                <text:p>0.000001074722423869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107644441510374">
                <text:p>0.000001076444415103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107620322428533">
                <text:p>0.000001076203224285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107793905481878">
                <text:p>0.000001077939054818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107800616176764">
                <text:p>0.000001078006161767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0107931125361303">
                <text:p>0.000001079311253613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0108090917025785">
                <text:p>0.000001080909170257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010788286503629">
                <text:p>0.00000107882865036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0107729164695434">
                <text:p>0.000001077291646954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0107610510569362">
                <text:p>0.000001076105105693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0107647836068933">
                <text:p>0.000001076478360689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0107534658118273">
                <text:p>0.000001075346581182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0107515071217099">
                <text:p>0.000001075150712170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0107628990614566">
                <text:p>0.000001076289906145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0107553810998992">
                <text:p>0.000001075538109989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0107807693214782">
                <text:p>0.000001078076932147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0107927162920626">
                <text:p>0.000001079271629206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0107963881871546">
                <text:p>0.000001079638818715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0107882215433942">
                <text:p>0.000001078822154339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0107960174212654">
                <text:p>0.000001079601742126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0108107257074534">
                <text:p>0.000001081072570745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010798826481248">
                <text:p>0.00000107988264812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0107907150905033">
                <text:p>0.000001079071509050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0107945134143578">
                <text:p>0.000001079451341435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0107631852282636">
                <text:p>0.000001076318522826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0107766943527763">
                <text:p>0.000001077669435277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107706840138075">
                <text:p>0.000001077068401380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010785180595296">
                <text:p>0.00000107851805952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0107788672820748">
                <text:p>0.000001077886728207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0107826390406107">
                <text:p>0.000001078263904061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0107984913814874">
                <text:p>0.000001079849138148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0107910601437805">
                <text:p>0.000001079106014378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108112336956498">
                <text:p>0.000001081123369564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0107903231600058">
                <text:p>0.000001079032316000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0107911266723599">
                <text:p>0.000001079112667235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0107746639610091">
                <text:p>0.000001077466396100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0107669164718305">
                <text:p>0.000001076691647183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0107591481207845">
                <text:p>0.000001075914812078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0107664289677912">
                <text:p>0.000001076642896779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0107813364466604">
                <text:p>0.000001078133644666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010779223504734">
                <text:p>0.00000107792235047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0107704942549231">
                <text:p>0.000001077049425492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0107783228108923">
                <text:p>0.000001077832281089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0107783730154958">
                <text:p>0.000001077837301549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0107650065720609">
                <text:p>0.000001076500657206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0107764342338132">
                <text:p>0.000001077643423381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0107828099866098">
                <text:p>0.000001078280998660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010779461866897">
                <text:p>0.00000107794618668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0107705471588274">
                <text:p>0.000001077054715882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0107741940510618">
                <text:p>0.000001077419405106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0107648114580263">
                <text:p>0.000001076481145802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010764140724316">
                <text:p>0.00000107641407243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107705023704036">
                <text:p>0.000001077050237040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0107994711382736">
                <text:p>0.000001079947113827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0108013046840013">
                <text:p>0.000001080130468400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0107674429257729">
                <text:p>0.000001076744292577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0107635561588077">
                <text:p>0.000001076355615880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0107545469049075">
                <text:p>0.000001075454690490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0107448097883099">
                <text:p>0.000001074480978830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0107565202994551">
                <text:p>0.000001075652029945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0107616504473126">
                <text:p>0.000001076165044731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0107555111536069">
                <text:p>0.000001075551115360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0107567292072447">
                <text:p>0.000001075672920724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0107694763340358">
                <text:p>0.000001076947633403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0107783026086473">
                <text:p>0.000001077830260864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0107715534533256">
                <text:p>0.000001077155345332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0107674931051982">
                <text:p>0.000001076749310519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0107412067831928">
                <text:p>0.000001074120678319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0107397848735882">
                <text:p>0.000001073978487358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0107716959772906">
                <text:p>0.000001077169597729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0107574671512501">
                <text:p>0.000001075746715125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0107537231258709">
                <text:p>0.000001075372312587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0107414454019166">
                <text:p>0.000001074144540191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0107403471285518">
                <text:p>0.000001074034712855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0107386999965858">
                <text:p>0.000001073869999658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0107407843038759">
                <text:p>0.000001074078430387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0107617438219312">
                <text:p>0.000001076174382193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0107740710395745">
                <text:p>0.000001077407103957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010753195050862">
                <text:p>0.00000107531950508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0107656932813874">
                <text:p>0.000001076569328138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0107607314673914">
                <text:p>0.000001076073146739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0107555493163287">
                <text:p>0.000001075554931632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0107594776658941">
                <text:p>0.000001075947766589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0107669147830488">
                <text:p>0.000001076691478304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0107575441666121">
                <text:p>0.000001075754416661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0107606966370738">
                <text:p>0.000001076069663707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0107569325133929">
                <text:p>0.000001075693251339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0107539396501286">
                <text:p>0.000001075393965012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0107417704199765">
                <text:p>0.000001074177041997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0107506874421625">
                <text:p>0.000001075068744216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0107737069953149">
                <text:p>0.000001077370699531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0107828005638794">
                <text:p>0.000001078280056387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0107804347254441">
                <text:p>0.000001078043472544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0107960295344036">
                <text:p>0.000001079602953440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0107838451951461">
                <text:p>0.000001078384519514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0107637631135617">
                <text:p>0.000001076376311356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0107575940224747">
                <text:p>0.000001075759402247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010755735764767">
                <text:p>0.00000107557357647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00107694740106806">
                <text:p>0.000001076947401068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0107644782700753">
                <text:p>0.000001076447827007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00107724973438198">
                <text:p>0.000001077249734381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00107692214368648">
                <text:p>0.000001076922143686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0107644886434912">
                <text:p>0.000001076448864349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0107653558028006">
                <text:p>0.000001076535580280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00107745872626512">
                <text:p>0.000001077458726265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001078099355816">
                <text:p>0.0000010780993558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00107897250288148">
                <text:p>0.000001078972502881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0107730157590559">
                <text:p>0.000001077301575905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00107564887827348">
                <text:p>0.000001075648878273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00107545587216185">
                <text:p>0.000001075455872161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010766657909963">
                <text:p>0.0000010766657909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0107681081235623">
                <text:p>0.000001076810812356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0010777686669132">
                <text:p>0.00000107776866691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0107783424597621">
                <text:p>0.000001077834245976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0107762989275027">
                <text:p>0.000001077629892750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0107763768230301">
                <text:p>0.000001077637682303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0107862046743985">
                <text:p>0.000001078620467439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0107803365821874">
                <text:p>0.000001078033658218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0107830308180136">
                <text:p>0.000001078303081801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0107914881896103">
                <text:p>0.000001079148818961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0107953639329656">
                <text:p>0.000001079536393296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0107962212262477">
                <text:p>0.000001079622122624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0107881985827223">
                <text:p>0.000001078819858272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0107832059000498">
                <text:p>0.000001078320590004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0107716702026597">
                <text:p>0.000001077167020265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0107787863311966">
                <text:p>0.000001077878633119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0107883949596369">
                <text:p>0.000001078839495963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0107912847800433">
                <text:p>0.000001079128478004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0107909181386509">
                <text:p>0.000001079091813865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0107912098590097">
                <text:p>0.000001079120985900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0107724548250032">
                <text:p>0.000001077245482500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0107697521302178">
                <text:p>0.000001076975213021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0107677388452777">
                <text:p>0.000001076773884527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0107612798749458">
                <text:p>0.000001076127987494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0107579145465037">
                <text:p>0.0000010757914546503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0107463481288161">
                <text:p>0.000001074634812881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0107534333855227">
                <text:p>0.000001075343338552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0107456017223458">
                <text:p>0.000001074560172234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0107214941118146">
                <text:p>0.000001072149411181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0107260071676243">
                <text:p>0.000001072600716762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0107425083364468">
                <text:p>0.000001074250833644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0107351409382027">
                <text:p>0.000001073514093820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0107552130136545">
                <text:p>0.000001075521301365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0107561052074397">
                <text:p>0.000001075610520743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0107703812213257">
                <text:p>0.000001077038122132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0107709750516263">
                <text:p>0.000001077097505162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00107761036003971">
                <text:p>0.000001077610360039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0107833666087223">
                <text:p>0.000001078336660872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00107842518441819">
                <text:p>0.000001078425184418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00107799000947975">
                <text:p>0.000001077990009479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0010783697445443">
                <text:p>0.00000107836974454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0107808835835479">
                <text:p>0.000001078088358354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0107683477640276">
                <text:p>0.000001076834776402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00107724654747167">
                <text:p>0.000001077246547471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00107709480202622">
                <text:p>0.000001077094802026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0107662250440076">
                <text:p>0.000001076622504400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0107748132934007">
                <text:p>0.000001077481329340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0107709014737484">
                <text:p>0.000001077090147374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010762767751748">
                <text:p>0.00000107627677517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0107613937248769">
                <text:p>0.000001076139372487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0107490392633592">
                <text:p>0.000001074903926335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0107598850287549">
                <text:p>0.000001075988502875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0107671991258587">
                <text:p>0.000001076719912585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0107551960382606">
                <text:p>0.000001075519603826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0107767055397597">
                <text:p>0.000001077670553975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0107815365542834">
                <text:p>0.000001078153655428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0107807040843868">
                <text:p>0.000001078070408438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0107855223301076">
                <text:p>0.000001078552233010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0107799766760098">
                <text:p>0.000001077997667600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0107851333111727">
                <text:p>0.000001078513331117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01077592012888">
                <text:p>0.0000010775920128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0107716421899735">
                <text:p>0.000001077164218997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0107518229851999">
                <text:p>0.000001075182298519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0107624922400823">
                <text:p>0.000001076249224008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0107530531470232">
                <text:p>0.000001075305314702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0107519892118105">
                <text:p>0.000001075198921181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0107327728261134">
                <text:p>0.000001073277282611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0107368517253243">
                <text:p>0.000001073685172532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0107352455776551">
                <text:p>0.000001073524557765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0107407904889528">
                <text:p>0.000001074079048895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0107411145748662">
                <text:p>0.000001074111457486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0107371419867424">
                <text:p>0.000001073714198674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0107620001105697">
                <text:p>0.000001076200011056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010755411176553">
                <text:p>0.00000107554111765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0107551633045885">
                <text:p>0.000001075516330458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00107603046963938">
                <text:p>0.000001076030469639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00107730023059199">
                <text:p>0.000001077300230591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00107839078661653">
                <text:p>0.000001078390786616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00107713339222619">
                <text:p>0.000001077133392226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0107726374900206">
                <text:p>0.000001077263749002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00107799675245189">
                <text:p>0.000001077996752451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00107431665869983">
                <text:p>0.000001074316658699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0107738486354176">
                <text:p>0.000001077384863541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0107675490720868">
                <text:p>0.000001076754907208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00107710084849582">
                <text:p>0.000001077100848495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00107810156826215">
                <text:p>0.000001078101568262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00108049537326237">
                <text:p>0.000001080495373262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0107960450604782">
                <text:p>0.000001079604506047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00108039277020166">
                <text:p>0.000001080392770201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00108008826726815">
                <text:p>0.000001080088267268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0107995906793945">
                <text:p>0.000001079959067939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00107944682035172">
                <text:p>0.000001079446820351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00107834143841177">
                <text:p>0.000001078341438411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0107835315838633">
                <text:p>0.000001078353158386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00107883491901391">
                <text:p>0.000001078834919013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00107738122895418">
                <text:p>0.000001077381228954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00107720648640824">
                <text:p>0.000001077206486408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00107736160401708">
                <text:p>0.000001077361604017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00107646147869645">
                <text:p>0.000001076461478696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00107641648015329">
                <text:p>0.000001076416480153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00107715290320775">
                <text:p>0.000001077152903207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00107751266975314">
                <text:p>0.000001077512669753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00107775486380243">
                <text:p>0.000001077754863802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00107834806040272">
                <text:p>0.000001078348060402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00107913232606919">
                <text:p>0.000001079132326069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00107909783555523">
                <text:p>0.0000010790978355552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00107965385734036">
                <text:p>0.000001079653857340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00107951551236524">
                <text:p>0.000001079515512365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00108016474134564">
                <text:p>0.000001080164741345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00108043818517239">
                <text:p>0.0000010804381851723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00107989271386471">
                <text:p>0.0000010798927138647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00107868448337329">
                <text:p>0.0000010786844833732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00108030586509264">
                <text:p>0.000001080305865092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001080134002041">
                <text:p>0.00000108013400204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00108016936108143">
                <text:p>0.000001080169361081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00107913251955123">
                <text:p>0.000001079132519551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0010788231536445">
                <text:p>0.00000107882315364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00107821491434691">
                <text:p>0.000001078214914346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00107579312079725">
                <text:p>0.000001075793120797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00107777414252396">
                <text:p>0.0000010777741425239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00107735813093062">
                <text:p>0.000001077358130930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00107692549187391">
                <text:p>0.000001076925491873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0010754617133561">
                <text:p>0.00000107546171335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00107794541323625">
                <text:p>0.000001077945413236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00107836261705767">
                <text:p>0.000001078362617057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00107784932245548">
                <text:p>0.000001077849322455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00107666597165213">
                <text:p>0.000001076665971652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00107662993316147">
                <text:p>0.000001076629933161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00107855175463183">
                <text:p>0.000001078551754631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00107717203477147">
                <text:p>0.000001077172034771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00107670114507946">
                <text:p>0.0000010767011450794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0010799117097716">
                <text:p>0.00000107991170977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00108029766417423">
                <text:p>0.000001080297664174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00107698628783641">
                <text:p>0.0000010769862878364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00107715955144993">
                <text:p>0.0000010771595514499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00107955915104664">
                <text:p>0.000001079559151046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00107875953338687">
                <text:p>0.000001078759533386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00107626457515611">
                <text:p>0.000001076264575156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00107563494980716">
                <text:p>0.000001075634949807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00107554785473597">
                <text:p>0.000001075547854735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00107337577674168">
                <text:p>0.000001073375776741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00107351783345576">
                <text:p>0.000001073517833455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00107367991655698">
                <text:p>0.000001073679916556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0010720680612658">
                <text:p>0.000001072068061265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00106955701190899">
                <text:p>0.0000010695570119089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00107291780286225">
                <text:p>0.000001072917802862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00107152925724345">
                <text:p>0.000001071529257243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00107126008267341">
                <text:p>0.0000010712600826734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0010761483752784">
                <text:p>0.00000107614837527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00107409029347189">
                <text:p>0.0000010740902934718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00107508791075069">
                <text:p>0.000001075087910750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00107623413986567">
                <text:p>0.000001076234139865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00107248109293491">
                <text:p>0.000001072481092934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00107120088467541">
                <text:p>0.0000010712008846754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00107685907879438">
                <text:p>0.000001076859078794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00107461883891649">
                <text:p>0.000001074618838916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00107263602218192">
                <text:p>0.000001072636022181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00107626748359368">
                <text:p>0.000001076267483593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00107771199325028">
                <text:p>0.0000010777119932502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00107571279603498">
                <text:p>0.0000010757127960349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0010762953473962">
                <text:p>0.000001076295347396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00107763324060507">
                <text:p>0.000001077633240605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0010760044613544">
                <text:p>0.00000107600446135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00107678862305632">
                <text:p>0.000001076788623056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00107780790427687">
                <text:p>0.0000010778079042768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00107778290610476">
                <text:p>0.0000010777829061047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00107694306848611">
                <text:p>0.000001076943068486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00107840120292873">
                <text:p>0.000001078401202928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00107890685265311">
                <text:p>0.000001078906852653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00107636036242641">
                <text:p>0.000001076360362426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00107660186006732">
                <text:p>0.000001076601860067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00107884428445218">
                <text:p>0.000001078844284452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00107714149523556">
                <text:p>0.000001077141495235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00107740670792611">
                <text:p>0.000001077406707926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00108021603010161">
                <text:p>0.000001080216030101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00107861233668394">
                <text:p>0.000001078612336683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00107649467301647">
                <text:p>0.000001076494673016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00108087537414546">
                <text:p>0.000001080875374145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00108007660644838">
                <text:p>0.000001080076606448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00107844056689221">
                <text:p>0.000001078440566892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00108125972083084">
                <text:p>0.0000010812597208308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00108043161730328">
                <text:p>0.0000010804316173032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00107891386036657">
                <text:p>0.000001078913860366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00108226530739582">
                <text:p>0.000001082265307395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0010801101203825">
                <text:p>0.00000108011012038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00107835883045679">
                <text:p>0.0000010783588304567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00108033980072873">
                <text:p>0.0000010803398007287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00107813215198585">
                <text:p>0.0000010781321519858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00107533227532958">
                <text:p>0.0000010753322753295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0010756484976558">
                <text:p>0.00000107564849765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00107638977706076">
                <text:p>0.0000010763897770607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00107401355504205">
                <text:p>0.000001074013555042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00107319413629374">
                <text:p>0.000001073194136293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00107557024459897">
                <text:p>0.000001075570244598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00107562551465197">
                <text:p>0.0000010756255146519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00107286601409331">
                <text:p>0.0000010728660140933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00107382497159762">
                <text:p>0.0000010738249715976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00107502497331309">
                <text:p>0.0000010750249733130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00107511044120103">
                <text:p>0.000001075110441201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00107372397865222">
                <text:p>0.000001073723978652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00107455820543288">
                <text:p>0.000001074558205432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00107605966151618">
                <text:p>0.0000010760596615161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00107636650671774">
                <text:p>0.000001076366506717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00107431880900203">
                <text:p>0.0000010743188090020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00107557376804792">
                <text:p>0.0000010755737680479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00107709293101804">
                <text:p>0.0000010770929310180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00107644408410533">
                <text:p>0.000001076444084105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00107446370143033">
                <text:p>0.000001074463701430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00107566229640421">
                <text:p>0.0000010756622964042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00107738673827261">
                <text:p>0.0000010773867382726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00107720877052353">
                <text:p>0.000001077208770523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00107480096329025">
                <text:p>0.000001074800963290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0010762646990672">
                <text:p>0.000001076264699067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00107614833221468">
                <text:p>0.000001076148332214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00107672927461892">
                <text:p>0.0000010767292746189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0010747424368112">
                <text:p>0.00000107474243681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00107475780270248">
                <text:p>0.000001074757802702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00107639774461273">
                <text:p>0.0000010763977446127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00107733661326866">
                <text:p>0.0000010773366132686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00107609256614558">
                <text:p>0.0000010760925661455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00107578758254402">
                <text:p>0.0000010757875825440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0010777508759483">
                <text:p>0.000001077750875948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00108008180825124">
                <text:p>0.000001080081808251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00107923204253127">
                <text:p>0.0000010792320425312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000107784060373959">
                <text:p>0.000001077840603739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00107808963484566">
                <text:p>0.0000010780896348456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00107908071027919">
                <text:p>0.000001079080710279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00107967943549888">
                <text:p>0.0000010796794354988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00107857590096319">
                <text:p>0.000001078575900963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00107742174267732">
                <text:p>0.000001077421742677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0010752967739569">
                <text:p>0.000001075296773956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00107729539785458">
                <text:p>0.0000010772953978545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0010772781804204">
                <text:p>0.000001077278180420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0010778019421023">
                <text:p>0.00000107780194210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00107613022121489">
                <text:p>0.0000010761302212148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00107682020572119">
                <text:p>0.000001076820205721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00107619287048725">
                <text:p>0.000001076192870487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00107732940991832">
                <text:p>0.000001077329409918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00107784792732779">
                <text:p>0.000001077847927327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00107796823686135">
                <text:p>0.000001077968236861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00107734413946985">
                <text:p>0.0000010773441394698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0010775867428316">
                <text:p>0.00000107758674283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00107745337421324">
                <text:p>0.0000010774533742132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0010770431472632">
                <text:p>0.00000107704314726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00107784309249862">
                <text:p>0.000001077843092498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00010786986525655">
                <text:p>0.00000107869865256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00107773111476784">
                <text:p>0.000001077731114767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0010773390349136">
                <text:p>0.000001077339034913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00107664209967861">
                <text:p>0.0000010766420996786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00107391733632545">
                <text:p>0.000001073917336325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0010738724520696">
                <text:p>0.000001073872452069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00107432873558432">
                <text:p>0.0000010743287355843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00107405234226731">
                <text:p>0.0000010740523422673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00107368013222507">
                <text:p>0.0000010736801322250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00107348475845417">
                <text:p>0.000001073484758454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00107304485483792">
                <text:p>0.0000010730448548379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00107388045511743">
                <text:p>0.0000010738804551174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00107381972104368">
                <text:p>0.0000010738197210436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0010742005485369">
                <text:p>0.000001074200548536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00107433393111478">
                <text:p>0.0000010743339311147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00107571280491185">
                <text:p>0.000001075712804911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00107505325149474">
                <text:p>0.0000010750532514947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00107579795348836">
                <text:p>0.000001075797953488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00107640802874419">
                <text:p>0.000001076408028744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00107852179017282">
                <text:p>0.0000010785217901728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0010784712307815">
                <text:p>0.00000107847123078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00107747892479093">
                <text:p>0.0000010774789247909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00107512330979786">
                <text:p>0.0000010751233097978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00107557893889307">
                <text:p>0.0000010755789388930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000107673104347393">
                <text:p>0.0000010767310434739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00107779400683852">
                <text:p>0.0000010777940068385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00107899201555808">
                <text:p>0.0000010789920155580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00107939504420624">
                <text:p>0.0000010793950442062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00107871015726254">
                <text:p>0.0000010787101572625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000107788225422732">
                <text:p>0.0000010778822542273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00107655550508285">
                <text:p>0.0000010765555050828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00107665824684284">
                <text:p>0.000001076658246842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00107766544215788">
                <text:p>0.0000010776654421578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00107907093081374">
                <text:p>0.0000010790709308137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00107936290550534">
                <text:p>0.0000010793629055053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00107869661734944">
                <text:p>0.000001078696617349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00107650577435317">
                <text:p>0.000001076505774353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00107607431794999">
                <text:p>0.0000010760743179499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00107662125259336">
                <text:p>0.0000010766212525933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00107665732316462">
                <text:p>0.000001076657323164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00107666534436645">
                <text:p>0.0000010766653443664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00107697703711004">
                <text:p>0.000001076977037110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00107651779243661">
                <text:p>0.0000010765177924366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00107618632118477">
                <text:p>0.0000010761863211847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00107567113322749">
                <text:p>0.0000010756711332274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00107465455512129">
                <text:p>0.0000010746545551212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00107391422671754">
                <text:p>0.0000010739142267175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00107593353267347">
                <text:p>0.0000010759335326734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001076789167028">
                <text:p>0.00000107678916702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00107620103732198">
                <text:p>0.0000010762010373219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00107634538981195">
                <text:p>0.0000010763453898119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00107690468504507">
                <text:p>0.0000010769046850450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00107658670682856">
                <text:p>0.0000010765867068285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00107666102396233">
                <text:p>0.0000010766610239623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00107632052686874">
                <text:p>0.0000010763205268687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00107725933961133">
                <text:p>0.000001077259339611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00107713098200366">
                <text:p>0.0000010771309820036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00107750270264964">
                <text:p>0.0000010775027026496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00107717081755469">
                <text:p>0.0000010771708175546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00107653275510544">
                <text:p>0.0000010765327551054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00107640552100532">
                <text:p>0.000001076405521005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00107702939894074">
                <text:p>0.0000010770293989407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00107604657681772">
                <text:p>0.0000010760465768177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00107661759455063">
                <text:p>0.000001076617594550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0010765686097265">
                <text:p>0.000001076568609726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001077300238622">
                <text:p>0.00000107730023862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00107515749943971">
                <text:p>0.0000010751574994397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00107553472259942">
                <text:p>0.0000010755347225994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00107487155251203">
                <text:p>0.0000010748715525120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0010743090287711">
                <text:p>0.00000107430902877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00107463165234553">
                <text:p>0.0000010746316523455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00107495326157191">
                <text:p>0.0000010749532615719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00107529707961281">
                <text:p>0.0000010752970796128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00107604575641906">
                <text:p>0.0000010760457564190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0010754271018429">
                <text:p>0.000001075427101842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00107603620767292">
                <text:p>0.000001076036207672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0010756332220149">
                <text:p>0.000001075633222014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00107525498164733">
                <text:p>0.000001075254981647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00107615688024084">
                <text:p>0.0000010761568802408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00107663567548267">
                <text:p>0.0000010766356754826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00107770473053913">
                <text:p>0.0000010777047305391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00107813666461263">
                <text:p>0.000001078136664612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00107668735183324">
                <text:p>0.0000010766873518332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00107521549797248">
                <text:p>0.0000010752154979724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00107279343954115">
                <text:p>0.0000010727934395411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00107400448655229">
                <text:p>0.0000010740044865522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00108320433081062">
                <text:p>0.0000010832043308106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0010834182258917">
                <text:p>0.000001083418225891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0010825124505825">
                <text:p>0.00000108251245058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00108201277718855">
                <text:p>0.0000010820127771885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00108124577093751">
                <text:p>0.0000010812457709375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00108313155047986">
                <text:p>0.0000010831315504798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00108323435215553">
                <text:p>0.0000010832343521555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00108272521919641">
                <text:p>0.0000010827252191964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00010822740789807">
                <text:p>0.000001082274078980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00108291894596394">
                <text:p>0.0000010829189459639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0010847770329362">
                <text:p>0.000001084777032936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00108757135395118">
                <text:p>0.0000010875713539511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00108387927546562">
                <text:p>0.0000010838792754656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00107963508065262">
                <text:p>0.0000010796350806526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00107929432484374">
                <text:p>0.0000010792943248437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00108035240907385">
                <text:p>0.0000010803524090738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00108174359461638">
                <text:p>0.0000010817435946163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00108226327114787">
                <text:p>0.0000010822632711478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00108089246249777">
                <text:p>0.0000010808924624977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00108020163345663">
                <text:p>0.0000010802016334566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00107948915400637">
                <text:p>0.0000010794891540063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00108033561679375">
                <text:p>0.000001080335616793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00108161741873314">
                <text:p>0.0000010816174187331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00107946534332584">
                <text:p>0.0000010794653433258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00107621894868465">
                <text:p>0.0000010762189486846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00107663973471811">
                <text:p>0.000001076639734718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0010772146331607">
                <text:p>0.000001077214633160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00107712381732252">
                <text:p>0.0000010771238173225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00107814920462572">
                <text:p>0.0000010781492046257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000107782553305181">
                <text:p>0.0000010778255330518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00107708606655096">
                <text:p>0.0000010770860665509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000107587969589164">
                <text:p>0.0000010758796958916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00107622553418034">
                <text:p>0.0000010762255341803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00107644607074028">
                <text:p>0.0000010764460707402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0010766835206032">
                <text:p>0.000001076683520603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00107648576309995">
                <text:p>0.0000010764857630999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00107679653406742">
                <text:p>0.0000010767965340674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00107690365622197">
                <text:p>0.0000010769036562219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00107831278074983">
                <text:p>0.0000010783127807498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0010790453749988">
                <text:p>0.000001079045374998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00107883573818358">
                <text:p>0.0000010788357381835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00107770775581635">
                <text:p>0.0000010777077558163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00107715369691742">
                <text:p>0.0000010771536969174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00107709494318405">
                <text:p>0.0000010770949431840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00107857132049053">
                <text:p>0.0000010785713204905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00107765799533576">
                <text:p>0.0000010776579953357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00107730900446125">
                <text:p>0.000001077309004461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00107646547503086">
                <text:p>0.0000010764654750308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00107645448160549">
                <text:p>0.0000010764544816054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00107617893937326">
                <text:p>0.0000010761789393732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00107579718973092">
                <text:p>0.0000010757971897309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00107519115707091">
                <text:p>0.0000010751911570709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00107488258547519">
                <text:p>0.0000010748825854751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00107512443370489">
                <text:p>0.0000010751244337048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000107608836648109">
                <text:p>0.0000010760883664810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00107468758787135">
                <text:p>0.0000010746875878713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00107481178274434">
                <text:p>0.0000010748117827443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00107502289439084">
                <text:p>0.0000010750228943908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000107628528962656">
                <text:p>0.0000010762852896265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00107575374613447">
                <text:p>0.0000010757537461344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00107649311072172">
                <text:p>0.0000010764931107217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000107553258086275">
                <text:p>0.0000010755325808627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00107562909151361">
                <text:p>0.0000010756290915136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000107530956709316">
                <text:p>0.0000010753095670931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000107570454014195">
                <text:p>0.0000010757045401419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000107622461086982">
                <text:p>0.0000010762246108698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000107676198107012">
                <text:p>0.0000010767619810701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000107610971420437">
                <text:p>0.0000010761097142043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00010755571754311">
                <text:p>0.000001075557175431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00010768086151856">
                <text:p>0.000001076808615185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000107672793765629">
                <text:p>0.0000010767279376562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000107617178399946">
                <text:p>0.0000010761717839994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000107548207565783">
                <text:p>0.0000010754820756578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0001075013809965">
                <text:p>0.00000107501380996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000107586114720055">
                <text:p>0.0000010758611472005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000107674738427376">
                <text:p>0.0000010767473842737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000107691715496554">
                <text:p>0.0000010769171549655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000107614445095029">
                <text:p>0.0000010761444509502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000107535052778535">
                <text:p>0.0000010753505277853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000107490213555521">
                <text:p>0.0000010749021355552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000107579906757536">
                <text:p>0.0000010757990675753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000107665309511286">
                <text:p>0.0000010766530951128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000107666243237738">
                <text:p>0.0000010766624323773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00107728114091057">
                <text:p>0.0000010772811409105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000107720439075144">
                <text:p>0.0000010772043907514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000107888831348179">
                <text:p>0.0000010788883134817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000107950404622883">
                <text:p>0.0000010795040462288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00010809452713773">
                <text:p>0.000001080945271377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000108092734229055">
                <text:p>0.0000010809273422905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000107997423113313">
                <text:p>0.0000010799742311331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000107973676743709">
                <text:p>0.0000010797367674370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000107880161551215">
                <text:p>0.0000010788016155121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000107957017277017">
                <text:p>0.0000010795701727701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000107968158273185">
                <text:p>0.0000010796815827318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000108017481078833">
                <text:p>0.0000010801748107883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000107920881574162">
                <text:p>0.0000010792088157416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000107928407847878">
                <text:p>0.0000010792840784787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000107873056866625">
                <text:p>0.0000010787305686662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000107886157738799">
                <text:p>0.0000010788615773879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000107792331852348">
                <text:p>0.0000010779233185234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000107872431540165">
                <text:p>0.0000010787243154016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000107853941479311">
                <text:p>0.0000010785394147931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00010790255921822">
                <text:p>0.000001079025592182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00010763237780823">
                <text:p>0.000001076323778082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000107654918414284">
                <text:p>0.0000010765491841428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000107698539112289">
                <text:p>0.0000010769853911228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000107718323329765">
                <text:p>0.0000010771832332976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000107725015508483">
                <text:p>0.0000010772501550848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000107607835472597">
                <text:p>0.0000010760783547259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000107460545929906">
                <text:p>0.0000010746054592990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000107293808057363">
                <text:p>0.0000010729380805736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00010723060287269">
                <text:p>0.000001072306028726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000107415357011709">
                <text:p>0.0000010741535701170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000107468868084661">
                <text:p>0.0000010746886808466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000107500849388737">
                <text:p>0.0000010750084938873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000107491675710939">
                <text:p>0.0000010749167571093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000107486149903926">
                <text:p>0.0000010748614990392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000107387988100266">
                <text:p>0.0000010738798810026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000107371675770681">
                <text:p>0.0000010737167577068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000107523734879251">
                <text:p>0.0000010752373487925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000107571836819996">
                <text:p>0.0000010757183681999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000107433178782306">
                <text:p>0.0000010743317878230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000107406625998137">
                <text:p>0.0000010740662599813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000107315498109925">
                <text:p>0.000001073154981099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000107431366449668">
                <text:p>0.0000010743136644966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00010751209284538">
                <text:p>0.000001075120928453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00010758393187588">
                <text:p>0.000001075839318758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000107588144739399">
                <text:p>0.0000010758814473939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000107535360568306">
                <text:p>0.0000010753536056830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000107533698350299">
                <text:p>0.0000010753369835029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000107507305049647">
                <text:p>0.0000010750730504964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000107590993041769">
                <text:p>0.0000010759099304176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000107577830373278">
                <text:p>0.0000010757783037327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000107690730849073">
                <text:p>0.0000010769073084907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000107777546550402">
                <text:p>0.0000010777754655040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000107809235720502">
                <text:p>0.0000010780923572050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00107745341737087">
                <text:p>0.0000010774534173708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00010765538280079">
                <text:p>0.000001076553828007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000107584665024575">
                <text:p>0.0000010758466502457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00010766550889338">
                <text:p>0.000001076655088933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00010805284746109">
                <text:p>0.000001080528474610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000108004532164891">
                <text:p>0.0000010800453216489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000107960173007165">
                <text:p>0.0000010796017300716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00010787506031722">
                <text:p>0.000001078750603172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000107829586122093">
                <text:p>0.0000010782958612209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000107820597352952">
                <text:p>0.0000010782059735295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000107815848482291">
                <text:p>0.0000010781584848229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000107911337131806">
                <text:p>0.0000010791133713180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000107893594258406">
                <text:p>0.0000010789359425840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000107911449976535">
                <text:p>0.0000010791144997653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000107792021718517">
                <text:p>0.0000010779202171851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000107799994544">
                <text:p>0.0000010779999454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000107840259859648">
                <text:p>0.0000010784025985964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000107584761534859">
                <text:p>0.0000010758476153485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000107612442800524">
                <text:p>0.0000010761244280052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000107613730629596">
                <text:p>0.0000010761373062959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00010770298137418">
                <text:p>0.000001077029813741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000107325544267546">
                <text:p>0.0000010732554426754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000107369078466942">
                <text:p>0.0000010736907846694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000107396115793245">
                <text:p>0.0000010739611579324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000107406649058165">
                <text:p>0.0000010740664905816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00010734388838805">
                <text:p>0.000001073438883880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000107329184234754">
                <text:p>0.0000010732918423475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000107415621707479">
                <text:p>0.0000010741562170747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000107162084101674">
                <text:p>0.0000010716208410167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000107319888008825">
                <text:p>0.0000010731988800882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00107269507426315">
                <text:p>0.000001072695074263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000107277416139018">
                <text:p>0.0000010727741613901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000107139901714007">
                <text:p>0.0000010713990171400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000107149566244742">
                <text:p>0.0000010714956624474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000107372171014646">
                <text:p>0.0000010737217101464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00010757574212206">
                <text:p>0.000001075757421220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000107517799762943">
                <text:p>0.0000010751779976294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000107559636273887">
                <text:p>0.0000010755963627388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000107551752125594">
                <text:p>0.0000010755175212559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000107618059744733">
                <text:p>0.0000010761805974473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00107681414316585">
                <text:p>0.0000010768141431658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000107825438152157">
                <text:p>0.0000010782543815215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000107760226204649">
                <text:p>0.0000010776022620464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000107728353282804">
                <text:p>0.0000010772835328280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000107705723109299">
                <text:p>0.0000010770572310929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000107791160887676">
                <text:p>0.0000010779116088767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000107876306177094">
                <text:p>0.0000010787630617709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000108051331796476">
                <text:p>0.0000010805133179647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000107934464860878">
                <text:p>0.0000010793446486087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000107823049347215">
                <text:p>0.0000010782304934721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0010778837365606">
                <text:p>0.000001077883736560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000107862985077352">
                <text:p>0.0000010786298507735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000107816105354456">
                <text:p>0.0000010781610535445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000107848326422245">
                <text:p>0.0000010784832642224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000107766429956698">
                <text:p>0.0000010776642995669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000107528075202354">
                <text:p>0.0000010752807520235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000107501334639424">
                <text:p>0.0000010750133463942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000107363227044504">
                <text:p>0.0000010736322704450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000107393773705988">
                <text:p>0.0000010739377370598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000107278202339163">
                <text:p>0.0000010727820233916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00010725374334789">
                <text:p>0.000001072537433478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000107268662238745">
                <text:p>0.0000010726866223874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000107232860972506">
                <text:p>0.0000010723286097250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000107099993209204">
                <text:p>0.0000010709999320920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000107020069319429">
                <text:p>0.0000010702006931942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000107081492877667">
                <text:p>0.0000010708149287766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000107156808446476">
                <text:p>0.0000010715680844647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000107304357083288">
                <text:p>0.0000010730435708328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000107343327276502">
                <text:p>0.0000010734332727650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00010746460075239">
                <text:p>0.000001074646007523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000107466720548848">
                <text:p>0.0000010746672054884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000107487432461593">
                <text:p>0.0000010748743246159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000107548221126923">
                <text:p>0.0000010754822112692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000107703104889493">
                <text:p>0.0000010770310488949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000107636159482027">
                <text:p>0.0000010763615948202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000107837527551788">
                <text:p>0.0000010783752755178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000107945540186142">
                <text:p>0.0000010794554018614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000107988034129593">
                <text:p>0.0000010798803412959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000107912681795741">
                <text:p>0.0000010791268179574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000107899419035278">
                <text:p>0.0000010789941903527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000107920296294112">
                <text:p>0.000001079202962941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000107910699287089">
                <text:p>0.0000010791069928708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000108024315663021">
                <text:p>0.0000010802431566302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000108137846963346">
                <text:p>0.0000010813784696334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0001081734546331">
                <text:p>0.00000108173454633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0001082080719767">
                <text:p>0.00000108208071976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000108090216993506">
                <text:p>0.0000010809021699350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000108024593370276">
                <text:p>0.0000010802459337027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000108138188114065">
                <text:p>0.0000010813818811406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000108003772323986">
                <text:p>0.0000010800377232398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000107936483479525">
                <text:p>0.0000010793648347952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000107901966390188">
                <text:p>0.0000010790196639018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000107819670797583">
                <text:p>0.0000010781967079758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000107824931038738">
                <text:p>0.0000010782493103873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000107806840472133">
                <text:p>0.0000010780684047213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00010784537825181">
                <text:p>0.000001078453782518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000107720818934951">
                <text:p>0.0000010772081893495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000107604784447289">
                <text:p>0.0000010760478444728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000107683952618917">
                <text:p>0.0000010768395261891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000107585332181025">
                <text:p>0.0000010758533218102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000107632522284331">
                <text:p>0.0000010763252228433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000107634754142999">
                <text:p>0.0000010763475414299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000107663383743977">
                <text:p>0.0000010766338374397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000107648931091812">
                <text:p>0.0000010764893109181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000107611574994329">
                <text:p>0.0000010761157499432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00010765872228226">
                <text:p>0.000001076587222822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000107803110668215">
                <text:p>0.000001078031106682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000107744835725161">
                <text:p>0.0000010774483572516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000107927343600695">
                <text:p>0.0000010792734360069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000107906233863928">
                <text:p>0.0000010790623386392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000107934519454352">
                <text:p>0.0000010793451945435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000107799490443116">
                <text:p>0.0000010779949044311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000107785451583097">
                <text:p>0.0000010778545158309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000107772233810075">
                <text:p>0.0000010777223381007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000107515676091605">
                <text:p>0.0000010751567609160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000107611690500007">
                <text:p>0.0000010761169050000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000107665155692101">
                <text:p>0.0000010766515569210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0001076780303677">
                <text:p>0.00000107678030367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000107644339590384">
                <text:p>0.0000010764433959038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000107594157718269">
                <text:p>0.0000010759415771826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000107552508685675">
                <text:p>0.0000010755250868567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000107498149496141">
                <text:p>0.0000010749814949614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000107312411234694">
                <text:p>0.0000010731241123469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00010732640782323">
                <text:p>0.000001073264078232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000107304611198898">
                <text:p>0.0000010730461119889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000107260341428241">
                <text:p>0.0000010726034142824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000107139887972214">
                <text:p>0.0000010713988797221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000107280028104938">
                <text:p>0.0000010728002810493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000107465315366701">
                <text:p>0.0000010746531536670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000107476441786098">
                <text:p>0.0000010747644178609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000107418411513029">
                <text:p>0.0000010741841151302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000107419604559057">
                <text:p>0.0000010741960455905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000107360770621201">
                <text:p>0.0000010736077062120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000107404709438467">
                <text:p>0.0000010740470943846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000107436116441444">
                <text:p>0.0000010743611644144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000107437827912023">
                <text:p>0.0000010743782791202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000107645733754163">
                <text:p>0.0000010764573375416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000107620339252368">
                <text:p>0.0000010762033925236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000107637234256751">
                <text:p>0.0000010763723425675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000107642815545759">
                <text:p>0.0000010764281554575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000107677402403166">
                <text:p>0.0000010767740240316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000107680102813287">
                <text:p>0.0000010768010281328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00010767538920806">
                <text:p>0.000001076753892080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000107690626530655">
                <text:p>0.0000010769062653065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00010780361546398">
                <text:p>0.000001078036154639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000107834101365827">
                <text:p>0.0000010783410136582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000107857252093123">
                <text:p>0.0000010785725209312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000107692032138031">
                <text:p>0.0000010769203213803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000107696889907538">
                <text:p>0.0000010769688990753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000107639057647378">
                <text:p>0.0000010763905764737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0001076075425852">
                <text:p>0.00000107607542585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000107689579625756">
                <text:p>0.0000010768957962575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000107670269753302">
                <text:p>0.0000010767026975330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000107724159980906">
                <text:p>0.0000010772415998090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000107803576157599">
                <text:p>0.0000010780357615759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000107736701687747">
                <text:p>0.0000010773670168774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000107679327549327">
                <text:p>0.0000010767932754932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000107733303795324">
                <text:p>0.0000010773330379532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000107717958304609">
                <text:p>0.0000010771795830460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000107602752078666">
                <text:p>0.0000010760275207866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000107570978522676">
                <text:p>0.0000010757097852267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000107570233040577">
                <text:p>0.0000010757023304057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00010759438784243">
                <text:p>0.000001075943878424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000107795083552078">
                <text:p>0.0000010779508355207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00010780404609061">
                <text:p>0.000001078040460906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000107737861075996">
                <text:p>0.0000010773786107599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000107628586871703">
                <text:p>0.0000010762858687170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000107632432885966">
                <text:p>0.0000010763243288596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000107602380575947">
                <text:p>0.0000010760238057594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000107511677255733">
                <text:p>0.0000010751167725573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000107616921376209">
                <text:p>0.0000010761692137620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000107662259377163">
                <text:p>0.0000010766225937716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000107649996955559">
                <text:p>0.0000010764999695555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000107547352643354">
                <text:p>0.0000010754735264335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000107560342932163">
                <text:p>0.0000010756034293216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000107315424904075">
                <text:p>0.0000010731542490407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000107223515568272">
                <text:p>0.0000010722351556827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00010716191165877">
                <text:p>0.000001071619116587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000107205743548388">
                <text:p>0.0000010720574354838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000107306423921433">
                <text:p>0.0000010730642392143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00107324448495811">
                <text:p>0.0000010732444849581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000107188569089381">
                <text:p>0.0000010718856908938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000107213944881013">
                <text:p>0.0000010721394488101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000107158924699699">
                <text:p>0.0000010715892469969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000107102608948754">
                <text:p>0.0000010710260894875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000107140025971536">
                <text:p>0.0000010714002597153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000107143154243574">
                <text:p>0.0000010714315424357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000107305641775669">
                <text:p>0.0000010730564177566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000107436844841747">
                <text:p>0.0000010743684484174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000107420713255098">
                <text:p>0.0000010742071325509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000107782140082576">
                <text:p>0.0000010778214008257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00010771206709299">
                <text:p>0.000001077120670929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000108022489067877">
                <text:p>0.0000010802248906787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000108119433692882">
                <text:p>0.0000010811943369288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00010811231395903">
                <text:p>0.000001081123139590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000108166438794374">
                <text:p>0.0000010816643879437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00010830247694562">
                <text:p>0.000001083024769456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000108147185820016">
                <text:p>0.0000010814718582001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000108196077607651">
                <text:p>0.0000010819607760765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000108346115228279">
                <text:p>0.0000010834611522827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000108348694405259">
                <text:p>0.0000010834869440525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00010829407797665">
                <text:p>0.000001082940779766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000107704742548707">
                <text:p>0.0000010770474254870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000108082764023517">
                <text:p>0.0000010808276402351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000108312603202931">
                <text:p>0.0000010831260320293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000108376596786785">
                <text:p>0.0000010837659678678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000108666262084062">
                <text:p>0.0000010866626208406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00010822313660313">
                <text:p>0.000001082231366031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000108295821027229">
                <text:p>0.0000010829582102722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000108194299672781">
                <text:p>0.0000010819429967278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000108100189366096">
                <text:p>0.0000010810018936609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000107951011749803">
                <text:p>0.0000010795101174980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000108064140783818">
                <text:p>0.0000010806414078381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000108033113072324">
                <text:p>0.0000010803311307232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000108018671768102">
                <text:p>0.0000010801867176810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000108095552106391">
                <text:p>0.0000010809555210639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000108059323567839">
                <text:p>0.0000010805932356783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000108136433593597">
                <text:p>0.0000010813643359359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000108036217202937">
                <text:p>0.0000010803621720293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000107728305866056">
                <text:p>0.0000010772830586605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00107556861562814">
                <text:p>0.0000010755686156281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000107415611425268">
                <text:p>0.0000010741561142526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000107533843517092">
                <text:p>0.0000010753384351709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000107566457630531">
                <text:p>0.0000010756645763053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000107527295134632">
                <text:p>0.0000010752729513463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000107668940135791">
                <text:p>0.0000010766894013579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000107659316767656">
                <text:p>0.0000010765931676765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000107460598550778">
                <text:p>0.0000010746059855077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00010742979626538">
                <text:p>0.000001074297962653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000107763957506348">
                <text:p>0.0000010776395750634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000107945994417015">
                <text:p>0.0000010794599441701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000107988191673243">
                <text:p>0.0000010798819167324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000108152210670294">
                <text:p>0.0000010815221067029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000108203073226212">
                <text:p>0.0000010820307322621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000108291611681391">
                <text:p>0.0000010829161168139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000108285974439188">
                <text:p>0.0000010828597443918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000108165797343052">
                <text:p>0.0000010816579734305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00010811346358432">
                <text:p>0.000001081134635843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000108066738730024">
                <text:p>0.0000010806673873002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000108102433282883">
                <text:p>0.0000010810243328288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000108216621213215">
                <text:p>0.0000010821662121321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000108231821671446">
                <text:p>0.0000010823182167144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000108281281836153">
                <text:p>0.0000010828128183615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000108288549482435">
                <text:p>0.0000010828854948243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000108068205740124">
                <text:p>0.0000010806820574012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000107764465576711">
                <text:p>0.0000010776446557671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00010777422347899">
                <text:p>0.000001077742234789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000107867323621803">
                <text:p>0.0000010786732362180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000107826883696621">
                <text:p>0.0000010782688369662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000107589213975239">
                <text:p>0.0000010758921397523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000107576700779818">
                <text:p>0.0000010757670077981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000107644508127335">
                <text:p>0.0000010764450812733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000107715021573387">
                <text:p>0.0000010771502157338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000107943028251713">
                <text:p>0.0000010794302825171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000107980407329058">
                <text:p>0.0000010798040732905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000107652371271444">
                <text:p>0.0000010765237127144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000107445479393851">
                <text:p>0.0000010744547939385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000107405300123626">
                <text:p>0.0000010740530012362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00010755760655712">
                <text:p>0.000001075576065571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000107745436236584">
                <text:p>0.0000010774543623658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00107805556078989">
                <text:p>0.0000010780555607898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000107643452199897">
                <text:p>0.0000010764345219989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000107509086248564">
                <text:p>0.0000010750908624856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000107635723341304">
                <text:p>0.0000010763572334130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000107823537582847">
                <text:p>0.0000010782353758284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000107839351436145">
                <text:p>0.0000010783935143614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000107731896774533">
                <text:p>0.0000010773189677453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000107759016256732">
                <text:p>0.0000010775901625673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000107822246612481">
                <text:p>0.0000010782224661248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000107859336936068">
                <text:p>0.0000010785933693606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000108008305355063">
                <text:p>0.0000010800830535506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000108010544998337">
                <text:p>0.0000010801054499833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000107987652907473">
                <text:p>0.0000010798765290747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000108775230918401">
                <text:p>0.0000010877523091840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00010881700289404">
                <text:p>0.000001088170028940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000108800638755566">
                <text:p>0.0000010880063875556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000108710923016201">
                <text:p>0.0000010871092301620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000108767372507432">
                <text:p>0.0000010876737250743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000108582057254729">
                <text:p>0.0000010858205725472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000108500417869608">
                <text:p>0.0000010850041786960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000108488998014888">
                <text:p>0.0000010848899801488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000108392046400099">
                <text:p>0.0000010839204640009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000108316722870042">
                <text:p>0.0000010831672287004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000108136235518882">
                <text:p>0.0000010813623551888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000108138278986963">
                <text:p>0.0000010813827898696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000108070677598463">
                <text:p>0.0000010807067759846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000108180052772489">
                <text:p>0.0000010818005277248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000108165646621895">
                <text:p>0.0000010816564662189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000107636383968085">
                <text:p>0.0000010763638396808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000107403185333592">
                <text:p>0.0000010740318533359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000107294577808262">
                <text:p>0.0000010729457780826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000107209563011472">
                <text:p>0.0000010720956301147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000107193425053978">
                <text:p>0.0000010719342505397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000107369440290023">
                <text:p>0.0000010736944029002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000107508471516698">
                <text:p>0.0000010750847151669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000107647065056484">
                <text:p>0.0000010764706505648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00010778109630906">
                <text:p>0.000001077810963090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00010770468650539">
                <text:p>0.000001077046865053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000107603178891893">
                <text:p>0.0000010760317889189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000107483036034589">
                <text:p>0.0000010748303603458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000107594640623808">
                <text:p>0.0000010759464062380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000107678938390321">
                <text:p>0.0000010767893839032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000107675892218461">
                <text:p>0.0000010767589221846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000107774597475778">
                <text:p>0.0000010777459747577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000107684826060051">
                <text:p>0.0000010768482606005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000107703801317878">
                <text:p>0.0000010770380131787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000107653659368436">
                <text:p>0.0000010765365936843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000107909891704296">
                <text:p>0.0000010790989170429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000107826198604012">
                <text:p>0.0000010782619860401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000107758580912972">
                <text:p>0.0000010775858091297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000107711306131871">
                <text:p>0.0000010771130613187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000107507116287527">
                <text:p>0.0000010750711628752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000107481777700498">
                <text:p>0.0000010748177770049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000107636457017946">
                <text:p>0.0000010763645701794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0001077326286285">
                <text:p>0.00000107732628628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000107944280739347">
                <text:p>0.0000010794428073934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000107880576326724">
                <text:p>0.0000010788057632672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000107880248311748">
                <text:p>0.0000010788024831174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000107789409459639">
                <text:p>0.0000010778940945963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00010775123984464">
                <text:p>0.000001077512398446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00010770792192299">
                <text:p>0.000001077079219229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000107809721079402">
                <text:p>0.0000010780972107940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000107925567212165">
                <text:p>0.0000010792556721216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000107858482767666">
                <text:p>0.0000010785848276766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000107958374666964">
                <text:p>0.0000010795837466696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000107909748074889">
                <text:p>0.0000010790974807488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000107544310722426">
                <text:p>0.0000010754431072242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000107495768359533">
                <text:p>0.0000010749576835953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000107478410924008">
                <text:p>0.0000010747841092400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000107458932489099">
                <text:p>0.0000010745893248909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000107521640809053">
                <text:p>0.0000010752164080905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000107532116221637">
                <text:p>0.0000010753211622163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000107478960381818">
                <text:p>0.0000010747896038181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000107387761268976">
                <text:p>0.0000010738776126897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000107206581938546">
                <text:p>0.0000010720658193854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000107098318952017">
                <text:p>0.0000010709831895201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000107050950600231">
                <text:p>0.0000010705095060023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00010704383762729">
                <text:p>0.000001070438376272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000106950591356091">
                <text:p>0.0000010695059135609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000107050215139813">
                <text:p>0.0000010705021513981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000107030466108883">
                <text:p>0.0000010703046610888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00010715938230773">
                <text:p>0.000001071593823077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000107351871701015">
                <text:p>0.0000010735187170101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000107329741622737">
                <text:p>0.0000010732974162273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000107351759126366">
                <text:p>0.0000010735175912636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000107495469776497">
                <text:p>0.0000010749546977649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00010755709331542">
                <text:p>0.000001075570933154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000107585719735892">
                <text:p>0.0000010758571973589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000107719236780973">
                <text:p>0.0000010771923678097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000107752066003089">
                <text:p>0.0000010775206600308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000107829347917193">
                <text:p>0.0000010782934791719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000107663386084732">
                <text:p>0.0000010766338608473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000107786196194238">
                <text:p>0.0000010778619619423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000107855870097265">
                <text:p>0.0000010785587009726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000107930977469252">
                <text:p>0.0000010793097746925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000108073420447578">
                <text:p>0.0000010807342044757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000108046918104099">
                <text:p>0.0000010804691810409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000107963773151563">
                <text:p>0.0000010796377315156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000107824930226238">
                <text:p>0.0000010782493022623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000107846944099231">
                <text:p>0.0000010784694409923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00010790049718057">
                <text:p>0.000001079004971805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000107915591201703">
                <text:p>0.0000010791559120170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000107900010181082">
                <text:p>0.0000010790001018108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000107898935062957">
                <text:p>0.0000010789893506295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000107877351428461">
                <text:p>0.0000010787735142846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000107789872878769">
                <text:p>0.0000010778987287876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00010778931141744">
                <text:p>0.000001077893114174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000107890518645028">
                <text:p>0.0000010789051864502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00010788229610323">
                <text:p>0.000001078822961032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0001078597083901">
                <text:p>0.00000107859708390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000107842587836605">
                <text:p>0.0000010784258783660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000107789570035031">
                <text:p>0.0000010778957003503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000107780567219917">
                <text:p>0.0000010778056721991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000107854008279138">
                <text:p>0.0000010785400827913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000107860279249058">
                <text:p>0.0000010786027924905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000107743387426938">
                <text:p>0.0000010774338742693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000107760178901165">
                <text:p>0.0000010776017890116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00010766178455618">
                <text:p>0.000001076617845561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000107704144792067">
                <text:p>0.0000010770414479206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000107706878778721">
                <text:p>0.0000010770687877872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000107864790967484">
                <text:p>0.0000010786479096748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000107873851497861">
                <text:p>0.0000010787385149786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000107881860304457">
                <text:p>0.0000010788186030445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00010783931311092">
                <text:p>0.000001078393131109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000107883132378189">
                <text:p>0.0000010788313237818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000107907948865598">
                <text:p>0.0000010790794886559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000107898937450054">
                <text:p>0.0000010789893745005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000107909523732488">
                <text:p>0.0000010790952373248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000107952448431314">
                <text:p>0.0000010795244843131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000107786827557244">
                <text:p>0.0000010778682755724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000107786679494009">
                <text:p>0.0000010778667949400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000107877792274562">
                <text:p>0.0000010787779227456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000107924895185803">
                <text:p>0.0000010792489518580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000108013911389372">
                <text:p>0.0000010801391138937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000107996197107581">
                <text:p>0.0000010799619710758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000107972789662754">
                <text:p>0.0000010797278966275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000107915019776797">
                <text:p>0.0000010791501977679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000107864029871472">
                <text:p>0.0000010786402987147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000107806187744903">
                <text:p>0.0000010780618774490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000107726025527391">
                <text:p>0.0000010772602552739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000107992257600857">
                <text:p>0.0000010799225760085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000107960665867538">
                <text:p>0.0000010796066586753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000107995663588885">
                <text:p>0.0000010799566358888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000107994298186072">
                <text:p>0.0000010799429818607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000107909061261934">
                <text:p>0.0000010790906126193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000107920943859917">
                <text:p>0.0000010792094385991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000107975877734373">
                <text:p>0.0000010797587773437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00010795031384315">
                <text:p>0.000001079503138431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000107924733210884">
                <text:p>0.0000010792473321088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000107881833870605">
                <text:p>0.0000010788183387060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000107861141595381">
                <text:p>0.0000010786114159538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00010779954296375">
                <text:p>0.000001077995429637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00010782201697285">
                <text:p>0.000001078220169728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00010769520129052">
                <text:p>0.000001076952012905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000107806624897816">
                <text:p>0.0000010780662489781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00010787949373467">
                <text:p>0.000001078794937346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000107940700112372">
                <text:p>0.0000010794070011237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000107762537281339">
                <text:p>0.0000010776253728133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000107771563978447">
                <text:p>0.0000010777156397844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000107809501082836">
                <text:p>0.0000010780950108283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00010781277044889">
                <text:p>0.0000010781277044889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00010793701107476">
                <text:p>0.000001079370110747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000107923608538046">
                <text:p>0.0000010792360853804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000107875597931641">
                <text:p>0.0000010787559793164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000107936043898666">
                <text:p>0.0000010793604389866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000107891366767745">
                <text:p>0.0000010789136676774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000107731742108518">
                <text:p>0.0000010773174210851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000107769779927749">
                <text:p>0.0000010776977992774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000107764958017454">
                <text:p>0.0000010776495801745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000107692130715729">
                <text:p>0.0000010769213071572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000107814451569328">
                <text:p>0.0000010781445156932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000107828102540287">
                <text:p>0.0000010782810254028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000107843451562768">
                <text:p>0.0000010784345156276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000107788192732848">
                <text:p>0.0000010778819273284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000107730480036215">
                <text:p>0.0000010773048003621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000107631526948511">
                <text:p>0.0000010763152694851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000107705815217956">
                <text:p>0.0000010770581521795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000107623594713807">
                <text:p>0.0000010762359471380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000107673992580764">
                <text:p>0.0000010767399258076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000107654707526562">
                <text:p>0.0000010765470752656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000107677358797309">
                <text:p>0.0000010767735879730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00010776682052643">
                <text:p>0.000001077668205264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00010780135321505">
                <text:p>0.000001078013532150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0001078349977729">
                <text:p>0.00000107834997772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000107888296630832">
                <text:p>0.0000010788829663083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000107937743431646">
                <text:p>0.00000107937743431646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00010796922785288">
                <text:p>0.000001079692278528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000107887639509867">
                <text:p>0.0000010788763950986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000107754059056921">
                <text:p>0.0000010775405905692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000107675342590718">
                <text:p>0.0000010767534259071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000107667242260221">
                <text:p>0.0000010766724226022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000107535598419061">
                <text:p>0.0000010753559841906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000107538634945323">
                <text:p>0.0000010753863494532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000107516495552629">
                <text:p>0.0000010751649555262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000107552662090806">
                <text:p>0.0000010755266209080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000107574048516216">
                <text:p>0.0000010757404851621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000107551205260039">
                <text:p>0.0000010755120526003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000107544467103028">
                <text:p>0.0000010754446710302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00010753135854905">
                <text:p>0.000001075313585490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000107475686503948">
                <text:p>0.0000010747568650394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000107551507119536">
                <text:p>0.0000010755150711953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0001074360647623">
                <text:p>0.00000107436064762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000107460560996392">
                <text:p>0.0000010746056099639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000107630916912447">
                <text:p>0.00000107630916912447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000107717930121596">
                <text:p>0.0000010771793012159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000107739822439079">
                <text:p>0.0000010773982243907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000107849784470017">
                <text:p>0.0000010784978447001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000107875319308052">
                <text:p>0.0000010787531930805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000108025993995457">
                <text:p>0.0000010802599399545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000108019826109568">
                <text:p>0.0000010801982610956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000108017909039425">
                <text:p>0.0000010801790903942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000107934724091416">
                <text:p>0.0000010793472409141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000107801916953288">
                <text:p>0.0000010780191695328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000107657829285296">
                <text:p>0.0000010765782928529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000107682962876987">
                <text:p>0.0000010768296287698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000107728943072676">
                <text:p>0.0000010772894307267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000107705077776167">
                <text:p>0.0000010770507777616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000107790940224501">
                <text:p>0.0000010779094022450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000107786386478645">
                <text:p>0.0000010778638647864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000107719836811177">
                <text:p>0.0000010771983681117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000107735618253628">
                <text:p>0.0000010773561825362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000107647088521174">
                <text:p>0.0000010764708852117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000107611914300025">
                <text:p>0.0000010761191430002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000107608652376232">
                <text:p>0.0000010760865237623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000107656709248164">
                <text:p>0.0000010765670924816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000107530164901733">
                <text:p>0.0000010753016490173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000107597404229303">
                <text:p>0.0000010759740422930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000107611437014703">
                <text:p>0.0000010761143701470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000107738271297383">
                <text:p>0.0000010773827129738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000107784963788304">
                <text:p>0.00000107784963788304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000108017199653564">
                <text:p>0.0000010801719965356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000108024433736498">
                <text:p>0.0000010802443373649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000108041824915923">
                <text:p>0.0000010804182491592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000108087388096124">
                <text:p>0.0000010808738809612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00010803168852874">
                <text:p>0.000001080316885287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000107970681811283">
                <text:p>0.0000010797068181128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000108085017480946">
                <text:p>0.00000108085017480946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000107973987292157">
                <text:p>0.0000010797398729215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000107941923750948">
                <text:p>0.0000010794192375094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000107928610402297">
                <text:p>0.0000010792861040229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000107916970367948">
                <text:p>0.0000010791697036794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000108037599080391">
                <text:p>0.0000010803759908039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000108150015862894">
                <text:p>0.00000108150015862894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000108095255945617">
                <text:p>0.0000010809525594561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000108008811505824">
                <text:p>0.0000010800881150582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000108041709194544">
                <text:p>0.0000010804170919454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000107910787655435">
                <text:p>0.0000010791078765543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000107693556503682">
                <text:p>0.0000010769355650368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000107638296749199">
                <text:p>0.0000010763829674919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000107586787760961">
                <text:p>0.0000010758678776096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00010759927454178">
                <text:p>0.000001075992745417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000107935968524805">
                <text:p>0.0000010793596852480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000108125482330942">
                <text:p>0.0000010812548233094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000108222889457827">
                <text:p>0.0000010822288945782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00010824568390348">
                <text:p>0.000001082456839034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000108293992524964">
                <text:p>0.0000010829399252496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000108259627571396">
                <text:p>0.0000010825962757139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000108300323203493">
                <text:p>0.0000010830032320349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000108184204943268">
                <text:p>0.0000010818420494326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00010806789585959">
                <text:p>0.000001080678958595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000107976979467878">
                <text:p>0.0000010797697946787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000108055811324174">
                <text:p>0.0000010805581132417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000108081513406414">
                <text:p>0.0000010808151340641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000108153625356864">
                <text:p>0.0000010815362535686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000107915626787478">
                <text:p>0.0000010791562678747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000108030802906961">
                <text:p>0.0000010803080290696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000108031766093163">
                <text:p>0.0000010803176609316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000107975389056031">
                <text:p>0.0000010797538905603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000108031401590324">
                <text:p>0.0000010803140159032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000107716835899121">
                <text:p>0.0000010771683589912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000107509137600329">
                <text:p>0.0000010750913760032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000107433053651056">
                <text:p>0.0000010743305365105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000107428549526437">
                <text:p>0.0000010742854952643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000107335175121657">
                <text:p>0.0000010733517512165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000107345961603263">
                <text:p>0.0000010734596160326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000107384060234377">
                <text:p>0.0000010738406023437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000107417318334317">
                <text:p>0.0000010741731833431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000107348415682318">
                <text:p>0.0000010734841568231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000107468205449398">
                <text:p>0.0000010746820544939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000107321807089464">
                <text:p>0.0000010732180708946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000107282241410099">
                <text:p>0.0000010728224141009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000107450945826081">
                <text:p>0.0000010745094582608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000107531587959395">
                <text:p>0.0000010753158795939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000107475024341605">
                <text:p>0.0000010747502434160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000107493161186435">
                <text:p>0.0000010749316118643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000107517284848664">
                <text:p>0.0000010751728484866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000107485587692819">
                <text:p>0.0000010748558769281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000107570205703635">
                <text:p>0.0000010757020570363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000107647458094838">
                <text:p>0.0000010764745809483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000107709094315095">
                <text:p>0.0000010770909431509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000107669852615531">
                <text:p>0.0000010766985261553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000107675397794744">
                <text:p>0.0000010767539779474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00010761255914459">
                <text:p>0.000001076125591445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000107596760523527">
                <text:p>0.0000010759676052352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000107668748907602">
                <text:p>0.0000010766874890760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000107663603398392">
                <text:p>0.0000010766360339839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000107595049595802">
                <text:p>0.0000010759504959580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0001076861736845">
                <text:p>0.00000107686173684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00010765415088951">
                <text:p>0.000001076541508895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000107764484068782">
                <text:p>0.0000010776448406878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000107718663708546">
                <text:p>0.0000010771866370854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000107814006656452">
                <text:p>0.0000010781400665645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000107816551568227">
                <text:p>0.0000010781655156822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000107882477821569">
                <text:p>0.0000010788247782156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000107832339604853">
                <text:p>0.0000010783233960485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000107799023347973">
                <text:p>0.0000010779902334797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000107824781631333">
                <text:p>0.0000010782478163133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000107715754734627">
                <text:p>0.0000010771575473462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000107806576431731">
                <text:p>0.0000010780657643173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000107648992719646">
                <text:p>0.0000010764899271964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000107479890848714">
                <text:p>0.0000010747989084871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000107488594515755">
                <text:p>0.0000010748859451575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000107468951382641">
                <text:p>0.0000010746895138264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00010749598779241">
                <text:p>0.000001074959877924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00010755347186372">
                <text:p>0.000001075534718637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000107602868799461">
                <text:p>0.0000010760286879946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000107680083781972">
                <text:p>0.0000010768008378197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000107614170926346">
                <text:p>0.0000010761417092634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000107569557945219">
                <text:p>0.0000010756955794521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000107571877989267">
                <text:p>0.0000010757187798926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000107698723617288">
                <text:p>0.0000010769872361728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00000107596760809095">
                <text:p>0.0000010759676080909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00000107608766930782">
                <text:p>0.0000010760876693078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000001075257193061">
                <text:p>0.00000107525719306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00000107508749387">
                <text:p>0.0000010750874938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00000107465458383781">
                <text:p>0.0000010746545838378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000010740004371845">
                <text:p>0.000001074000437184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00000107442508261875">
                <text:p>0.0000010744250826187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00000107699583299872">
                <text:p>0.00000107699583299872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00000107821500264623">
                <text:p>0.0000010782150026462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0000107883484729079">
                <text:p>0.0000010788348472907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00000108226715842493">
                <text:p>0.0000010822671584249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00000108170406327734">
                <text:p>0.0000010817040632773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00000108025713708816">
                <text:p>0.0000010802571370881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0000108192787710767">
                <text:p>0.0000010819278771076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00000108111904223628">
                <text:p>0.0000010811190422362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00000108096377159511">
                <text:p>0.0000010809637715951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00000108132941378272">
                <text:p>0.0000010813294137827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00000108071049734962">
                <text:p>0.0000010807104973496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00000108027595279012">
                <text:p>0.0000010802759527901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00000107971581558629">
                <text:p>0.0000010797158155862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00000108048885830627">
                <text:p>0.0000010804888583062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00000108070875307382">
                <text:p>0.0000010807087530738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0000010810490612616">
                <text:p>0.000001081049061261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00000108156140315585">
                <text:p>0.0000010815614031558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00000108166328712391">
                <text:p>0.0000010816632871239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00000108116348302948">
                <text:p>0.0000010811634830294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00000108179557178765">
                <text:p>0.0000010817955717876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00000108118646573727">
                <text:p>0.0000010811864657372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00000107820347769704">
                <text:p>0.0000010782034776970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0000010777488222693">
                <text:p>0.000001077748822269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00000107813522635614">
                <text:p>0.0000010781352263561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00000107809815053597">
                <text:p>0.0000010780981505359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00000107885673862702">
                <text:p>0.0000010788567386270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00000107777940771711">
                <text:p>0.00000107777940771711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0000010775010419662">
                <text:p>0.000001077501041966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00000107875567508817">
                <text:p>0.0000010787556750881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00000107879746766714">
                <text:p>0.0000010787974676671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00000107843083888838">
                <text:p>0.0000010784308388883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0000107863284141713">
                <text:p>0.0000010786328414171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00000107861396246604">
                <text:p>0.00000107861396246604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00000107864545936121">
                <text:p>0.0000010786454593612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00000107908814088496">
                <text:p>0.0000010790881408849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0000107900942627529">
                <text:p>0.00000107900942627529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0000010793331918692">
                <text:p>0.000001079333191869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0000010787351240369">
                <text:p>0.0000010787351240369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00000107894529779362">
                <text:p>0.00000107894529779362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0000107982689507273">
                <text:p>0.0000010798268950727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00000107894031438772">
                <text:p>0.00000107894031438772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00000107882189856014">
                <text:p>0.0000010788218985601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00000107948210264931">
                <text:p>0.0000010794821026493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00000107921827671226">
                <text:p>0.0000010792182767122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00000107789124858717">
                <text:p>0.0000010778912485871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00000107756083755568">
                <text:p>0.0000010775608375556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00000107738453365813">
                <text:p>0.0000010773845336581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00000107748219827385">
                <text:p>0.0000010774821982738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00000107871216369842">
                <text:p>0.0000010787121636984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00000107850723213594">
                <text:p>0.0000010785072321359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00000107893701559742">
                <text:p>0.0000010789370155974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0000010781818707591">
                <text:p>0.000001078181870759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00000107711915781605">
                <text:p>0.0000010771191578160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00000107705512875783">
                <text:p>0.0000010770551287578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00000107647790137762">
                <text:p>0.0000010764779013776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00000107726625824341">
                <text:p>0.00000107726625824341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00000107781400561169">
                <text:p>0.0000010778140056116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00000107670292199946">
                <text:p>0.00000107670292199946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00000107704670950909">
                <text:p>0.0000010770467095090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00000107737248744369">
                <text:p>0.0000010773724874436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00000107742912396531">
                <text:p>0.0000010774291239653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00000107697560033137">
                <text:p>0.0000010769756003313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00000107760702256366">
                <text:p>0.00000107760702256366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0000107691217890961">
                <text:p>0.0000010769121789096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0000107762221750797">
                <text:p>0.0000010776222175079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00000107659391140473">
                <text:p>0.0000010765939114047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00000107778799700233">
                <text:p>0.00000107778799700233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00000107661079792732">
                <text:p>0.0000010766107979273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0000107744142929532">
                <text:p>0.0000010774414292953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00000107709891823291">
                <text:p>0.0000010770989182329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00000107758569932419">
                <text:p>0.0000010775856993241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00000107832537722409">
                <text:p>0.0000010783253772240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0000107835967024126">
                <text:p>0.00000107835967024126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0000107823009011108">
                <text:p>0.0000010782300901110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00000107845035828347">
                <text:p>0.0000010784503582834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00000107804741227645">
                <text:p>0.0000010780474122764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00000107982572315226">
                <text:p>0.0000010798257231522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00000107846848690631">
                <text:p>0.0000010784684869063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0000010794429108552">
                <text:p>0.0000010794429108552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00000107905557444446">
                <text:p>0.0000010790555744444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00000107835072708609">
                <text:p>0.0000010783507270860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00000107774268874632">
                <text:p>0.0000010777426887463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00000107728105270749">
                <text:p>0.00000107728105270749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00000107728102875919">
                <text:p>0.00000107728102875919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00000107834931571729">
                <text:p>0.0000010783493157172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00000107801734252395">
                <text:p>0.0000010780173425239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00000107699299766456">
                <text:p>0.0000010769929976645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00000107642223977983">
                <text:p>0.0000010764222397798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00000107664284011183">
                <text:p>0.0000010766428401118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0000010766113958903">
                <text:p>0.000001076611395890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0000010751864750996">
                <text:p>0.000001075186475099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00000107569477519319">
                <text:p>0.0000010756947751931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00000107619976180823">
                <text:p>0.0000010761997618082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00000107635725950642">
                <text:p>0.0000010763572595064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00000107606044390568">
                <text:p>0.0000010760604439056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00000107646400014396">
                <text:p>0.0000010764640001439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00000107699512781172">
                <text:p>0.0000010769951278117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00000107749775104545">
                <text:p>0.0000010774977510454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00000107751358703105">
                <text:p>0.0000010775135870310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00000107709503356499">
                <text:p>0.0000010770950335649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00000107803304898279">
                <text:p>0.0000010780330489827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0000107896568402323">
                <text:p>0.0000010789656840232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00000107795208502538">
                <text:p>0.0000010779520850253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00000108000077987706">
                <text:p>0.0000010800007798770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00000107962906435432">
                <text:p>0.00000107962906435432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0000108077563115695">
                <text:p>0.0000010807756311569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00000108027387469888">
                <text:p>0.0000010802738746988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00000108043053287786">
                <text:p>0.0000010804305328778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0000010806220959449">
                <text:p>0.000001080622095944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00000108113667229079">
                <text:p>0.0000010811366722907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00000108114418112083">
                <text:p>0.0000010811441811208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0000010817342748511">
                <text:p>0.000001081734274851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00000108172395561577">
                <text:p>0.0000010817239556157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00000108123733917796">
                <text:p>0.0000010812373391779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00000108101075955667">
                <text:p>0.0000010810107595566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00000108043712148173">
                <text:p>0.0000010804371214817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0000010799319903167">
                <text:p>0.000001079931990316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00000107912321957825">
                <text:p>0.0000010791232195782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00000108002138326829">
                <text:p>0.0000010800213832682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00000107856451774683">
                <text:p>0.0000010785645177468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00000107641008922374">
                <text:p>0.00000107641008922374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00000107673757615369">
                <text:p>0.0000010767375761536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00000107689563264865">
                <text:p>0.0000010768956326486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00000107559930269026">
                <text:p>0.00000107559930269026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00000107591654729645">
                <text:p>0.0000010759165472964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00000107462309203432">
                <text:p>0.0000010746230920343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0000010741967903062">
                <text:p>0.000001074196790306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00000107453551506776">
                <text:p>0.00000107453551506776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00000107471465971093">
                <text:p>0.0000010747146597109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00000107551839565333">
                <text:p>0.00000107551839565333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00000107508821466922">
                <text:p>0.0000010750882146692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00000107423157037873">
                <text:p>0.0000010742315703787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00000107299154745253">
                <text:p>0.0000010729915474525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00000107351939462059">
                <text:p>0.0000010735193946205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00000107270451046083">
                <text:p>0.00000107270451046083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00000107339142507627">
                <text:p>0.0000010733914250762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0000010733473627208">
                <text:p>0.0000010733473627208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00000107239576214553">
                <text:p>0.0000010723957621455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00000107107242671072">
                <text:p>0.0000010710724267107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00000107162003661431">
                <text:p>0.0000010716200366143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00000107327098398923">
                <text:p>0.0000010732709839892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00000107480162353541">
                <text:p>0.0000010748016235354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00000107586748540182">
                <text:p>0.0000010758674854018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00000107627504781674">
                <text:p>0.0000010762750478167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00000107680503225699">
                <text:p>0.0000010768050322569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00000107632736324933">
                <text:p>0.00000107632736324933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00000107610385837038">
                <text:p>0.00000107610385837038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00000107447484797303">
                <text:p>0.0000010744748479730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00000107475129870632">
                <text:p>0.0000010747512987063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00000107519718994282">
                <text:p>0.0000010751971899428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00000107442218070564">
                <text:p>0.0000010744221807056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00000107562517687236">
                <text:p>0.0000010756251768723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00000107815161046357">
                <text:p>0.0000010781516104635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00000107857389436052">
                <text:p>0.0000010785738943605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00000107804693639953">
                <text:p>0.0000010780469363995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00000107704054075838">
                <text:p>0.0000010770405407583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00000107724913500699">
                <text:p>0.0000010772491350069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00000107817864447909">
                <text:p>0.0000010781786444790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00000107869772413486">
                <text:p>0.0000010786977241348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00000108058886968956">
                <text:p>0.0000010805888696895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00000108103227022253">
                <text:p>0.0000010810322702225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00000108117351313218">
                <text:p>0.0000010811735131321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00000107982357927892">
                <text:p>0.0000010798235792789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00000108074041463439">
                <text:p>0.0000010807404146343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000001079449678385">
                <text:p>0.00000107944967838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00000107929356454441">
                <text:p>0.0000010792935645444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00000107813072109566">
                <text:p>0.0000010781307210956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00000107771089945792">
                <text:p>0.0000010777108994579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00000107732227565235">
                <text:p>0.0000010773222756523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00000107546286825894">
                <text:p>0.0000010754628682589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00000107849215525805">
                <text:p>0.0000010784921552580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00000107805309976848">
                <text:p>0.0000010780530997684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00000107682926527307">
                <text:p>0.00000107682926527307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00000107571647846813">
                <text:p>0.0000010757164784681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00000107764509468528">
                <text:p>0.00000107764509468528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0000010785516512243">
                <text:p>0.000001078551651224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00000107915431677805">
                <text:p>0.0000010791543167780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00000107911817918426">
                <text:p>0.0000010791181791842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00000108132081418765">
                <text:p>0.0000010813208141876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0000010795933630673">
                <text:p>0.0000010795933630673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00000107932505010086">
                <text:p>0.0000010793250501008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00000107873917054568">
                <text:p>0.0000010787391705456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00000107951901023866">
                <text:p>0.0000010795190102386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00000107981064042293">
                <text:p>0.00000107981064042293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00000108044226251549">
                <text:p>0.0000010804422625154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00000108161736407685">
                <text:p>0.0000010816173640768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00000108279815407279">
                <text:p>0.0000010827981540727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00000108281351046773">
                <text:p>0.0000010828135104677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00000108245755088836">
                <text:p>0.0000010824575508883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00000108375742828562">
                <text:p>0.00000108375742828562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00000108267930143465">
                <text:p>0.0000010826793014346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00000108273534075822">
                <text:p>0.0000010827353407582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00000108257935374659">
                <text:p>0.00000108257935374659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00000108256149923532">
                <text:p>0.0000010825614992353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00000108226411631417">
                <text:p>0.00000108226411631417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00000108009195942089">
                <text:p>0.0000010800919594208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00000107907612986093">
                <text:p>0.0000010790761298609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00000107867353880041">
                <text:p>0.0000010786735388004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00000107596671861969">
                <text:p>0.0000010759667186196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00000107646130364893">
                <text:p>0.0000010764613036489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00000107839908540397">
                <text:p>0.00000107839908540397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00000107809443930566">
                <text:p>0.0000010780944393056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00000107940709584642">
                <text:p>0.0000010794070958464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00000107924709803779">
                <text:p>0.0000010792470980377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00000107975683822726">
                <text:p>0.0000010797568382272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00000107960822587661">
                <text:p>0.0000010796082258766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00000107869601517549">
                <text:p>0.0000010786960151754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0000010779385073342">
                <text:p>0.000001077938507334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00000107741713901802">
                <text:p>0.00000107741713901802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00000107796270797328">
                <text:p>0.00000107796270797328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00000107834331959125">
                <text:p>0.0000010783433195912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00000107797114332467">
                <text:p>0.0000010779711433246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00000107768195879331">
                <text:p>0.0000010776819587933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00000107662991255316">
                <text:p>0.0000010766299125531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00000107544296242787">
                <text:p>0.00000107544296242787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00000107565139222904">
                <text:p>0.00000107565139222904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00000107565448856873">
                <text:p>0.0000010756544885687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00000107753717569908">
                <text:p>0.00000107753717569908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00000107719733119275">
                <text:p>0.0000010771973311927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00000107800527892259">
                <text:p>0.0000010780052789225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0000010772976736952">
                <text:p>0.000001077297673695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00000107666211154636">
                <text:p>0.0000010766621115463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00000107627307626562">
                <text:p>0.0000010762730762656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00000107638239869141">
                <text:p>0.0000010763823986914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00000107582588535746">
                <text:p>0.0000010758258853574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00000107423313470154">
                <text:p>0.00000107423313470154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00000107289474393557">
                <text:p>0.0000010728947439355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00000107320368846826">
                <text:p>0.0000010732036884682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00000107553642745374">
                <text:p>0.0000010755364274537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00000107677778299681">
                <text:p>0.0000010767777829968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00000107690871722923">
                <text:p>0.0000010769087172292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00000107502971816057">
                <text:p>0.0000010750297181605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00000107470186134372">
                <text:p>0.0000010747018613437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00000107482282428125">
                <text:p>0.0000010748228242812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00000107730563380027">
                <text:p>0.00000107730563380027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000001078639887432">
                <text:p>0.00000107863988743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00000107802391391616">
                <text:p>0.0000010780239139161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00000107558281871209">
                <text:p>0.0000010755828187120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00000107413413598817">
                <text:p>0.0000010741341359881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00000107284257051748">
                <text:p>0.0000010728425705174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00000107348264039333">
                <text:p>0.0000010734826403933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00000107369012525593">
                <text:p>0.0000010736901252559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00000107370355457821">
                <text:p>0.0000010737035545782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00000107246969364224">
                <text:p>0.0000010724696936422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00000107340670505608">
                <text:p>0.0000010734067050560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00000107514116209789">
                <text:p>0.0000010751411620978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00000107647051156331">
                <text:p>0.0000010764705115633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00000107584042375523">
                <text:p>0.00000107584042375523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00000107605903835678">
                <text:p>0.0000010760590383567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00000107567869716355">
                <text:p>0.0000010756786971635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00000107659125913467">
                <text:p>0.00000107659125913467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00000107747241538268">
                <text:p>0.0000010774724153826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00000107733569314035">
                <text:p>0.0000010773356931403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00000107573315124398">
                <text:p>0.0000010757331512439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00000107572709042766">
                <text:p>0.00000107572709042766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00000107628167965773">
                <text:p>0.00000107628167965773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00000107689722591275">
                <text:p>0.0000010768972259127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00000107716570284817">
                <text:p>0.0000010771657028481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00000107731745318735">
                <text:p>0.0000010773174531873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00000107714906594707">
                <text:p>0.0000010771490659470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000001078279285924">
                <text:p>0.000001078279285924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00000107838315566046">
                <text:p>0.0000010783831556604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00000107860945401543">
                <text:p>0.0000010786094540154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00000107820273556622">
                <text:p>0.0000010782027355662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00000107681088603748">
                <text:p>0.00000107681088603748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00000107679881034448">
                <text:p>0.0000010767988103444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00000107673935642924">
                <text:p>0.0000010767393564292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0000010763266848585">
                <text:p>0.000001076326684858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00000107657069660262">
                <text:p>0.0000010765706966026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00000107717222510839">
                <text:p>0.00000107717222510839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0000010765842210634">
                <text:p>0.000001076584221063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0000010752586329555">
                <text:p>0.000001075258632955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00000107546159051642">
                <text:p>0.0000010754615905164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00000107588639668373">
                <text:p>0.0000010758863966837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00000107732543623653">
                <text:p>0.0000010773254362365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00000107807327350419">
                <text:p>0.00000107807327350419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00000107797294441079">
                <text:p>0.0000010779729444107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00000107857769708491">
                <text:p>0.00000107857769708491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00000108037645762162">
                <text:p>0.0000010803764576216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00000108082281260126">
                <text:p>0.0000010808228126012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00000108139451648535">
                <text:p>0.0000010813945164853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00000108183145487264">
                <text:p>0.0000010818314548726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00000108121653566327">
                <text:p>0.0000010812165356632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0000010781931598945">
                <text:p>0.000001078193159894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00000107862884042692">
                <text:p>0.0000010786288404269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0000010797780744874">
                <text:p>0.0000010797780744874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00000108055338074235">
                <text:p>0.0000010805533807423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00000107872078223085">
                <text:p>0.0000010787207822308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00000107821859460576">
                <text:p>0.0000010782185946057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00000107642704653587">
                <text:p>0.00000107642704653587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00000107613926627685">
                <text:p>0.0000010761392662768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00000107718878943589">
                <text:p>0.00000107718878943589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0000010784666222408">
                <text:p>0.000001078466622240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00000107672374338989">
                <text:p>0.0000010767237433898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00000107532846833845">
                <text:p>0.0000010753284683384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0000010754789416883">
                <text:p>0.000001075478941688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00000107660032717242">
                <text:p>0.0000010766003271724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00000107626051466653">
                <text:p>0.0000010762605146665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00000107330708262722">
                <text:p>0.0000010733070826272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00000107178934179229">
                <text:p>0.0000010717893417922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00000107265753238988">
                <text:p>0.00000107265753238988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00000107411258635707">
                <text:p>0.0000010741125863570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0000010731632866959">
                <text:p>0.000001073163286695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00000107268082933347">
                <text:p>0.00000107268082933347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00000107446394158556">
                <text:p>0.00000107446394158556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00000107508418211987">
                <text:p>0.00000107508418211987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00000107659766659611">
                <text:p>0.0000010765976665961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00000107571399382371">
                <text:p>0.0000010757139938237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00000107581524640649">
                <text:p>0.00000107581524640649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00000107682555568565">
                <text:p>0.00000107682555568565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00000107831747550077">
                <text:p>0.00000107831747550077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00000107875239117877">
                <text:p>0.00000107875239117877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00000107801350884064">
                <text:p>0.00000107801350884064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00000107858125106265">
                <text:p>0.0000010785812510626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00000108022284073594">
                <text:p>0.00000108022284073594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00000108027756211006">
                <text:p>0.0000010802775621100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00000107890281321414">
                <text:p>0.00000107890281321414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00000107942436557223">
                <text:p>0.0000010794243655722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00000108115097824977">
                <text:p>0.00000108115097824977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00000108161874525961">
                <text:p>0.00000108161874525961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00000107934650978934">
                <text:p>0.0000010793465097893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00000107778691457036">
                <text:p>0.0000010777869145703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00000107969860594721">
                <text:p>0.00000107969860594721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00000108090792071971">
                <text:p>0.00000108090792071971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00000107859563392682">
                <text:p>0.0000010785956339268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00000107799081028412">
                <text:p>0.0000010779908102841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00000107901735453897">
                <text:p>0.00000107901735453897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00000108012175421517">
                <text:p>0.00000108012175421517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00000107859163761574">
                <text:p>0.00000107859163761574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0000010782308980652">
                <text:p>0.000001078230898065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00000107790301273669">
                <text:p>0.0000010779030127366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00000107895810025229">
                <text:p>0.00000107895810025229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00000107758642780162">
                <text:p>0.0000010775864278016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00000107517288866829">
                <text:p>0.00000107517288866829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00000107382901135305">
                <text:p>0.0000010738290113530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00000107683255932285">
                <text:p>0.0000010768325593228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0000010775401260085">
                <text:p>0.000001077540126008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00000107743563270024">
                <text:p>0.00000107743563270024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00000107572202864681">
                <text:p>0.0000010757220286468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00000107563448800458">
                <text:p>0.0000010756344880045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00000107720024403838">
                <text:p>0.0000010772002440383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00000107642772095341">
                <text:p>0.0000010764277209534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00000107427682890708">
                <text:p>0.00000107427682890708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00000107543712894473">
                <text:p>0.00000107543712894473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00000107657556856731">
                <text:p>0.0000010765755685673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00000107645551086613">
                <text:p>0.00000107645551086613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0000010751077045166">
                <text:p>0.0000010751077045166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00000107493868348365">
                <text:p>0.0000010749386834836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00000107693998646369">
                <text:p>0.00000107693998646369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00000107778132728085">
                <text:p>0.0000010777813272808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00000107671616938561">
                <text:p>0.00000107671616938561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00000107661220955178">
                <text:p>0.0000010766122095517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00000107896333470093">
                <text:p>0.00000107896333470093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00000108046420255992">
                <text:p>0.0000010804642025599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00000107893163120747">
                <text:p>0.0000010789316312074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0000010789162252231">
                <text:p>0.000001078916225223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00000107966245536372">
                <text:p>0.00000107966245536372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00000107974020505559">
                <text:p>0.00000107974020505559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00000107909192213797">
                <text:p>0.00000107909192213797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00000107746931410101">
                <text:p>0.0000010774693141010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00000107790353625495">
                <text:p>0.0000010779035362549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00000107904254870598">
                <text:p>0.00000107904254870598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00000107953222807745">
                <text:p>0.0000010795322280774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00000107687024471101">
                <text:p>0.0000010768702447110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00000107545480854763">
                <text:p>0.00000107545480854763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00000107625346729093">
                <text:p>0.00000107625346729093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0000010775828136888">
                <text:p>0.000001077582813688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00000107676412805232">
                <text:p>0.00000107676412805232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00000107413118127399">
                <text:p>0.0000010741311812739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00000107357728065492">
                <text:p>0.0000010735772806549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0000010753400771907">
                <text:p>0.0000010753400771907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0000010758334114657">
                <text:p>0.0000010758334114657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00000107404098966828">
                <text:p>0.00000107404098966828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00000107362163326777">
                <text:p>0.00000107362163326777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00000107886574276937">
                <text:p>0.000001078865742769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